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2.4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5.04pt"/>
    </style:style>
    <style:style style:name="co10" style:family="table-column">
      <style:table-column-properties fo:break-before="auto" style:column-width="142.21pt"/>
    </style:style>
    <style:style style:name="co11" style:family="table-column">
      <style:table-column-properties fo:break-before="auto" style:column-width="644.34pt"/>
    </style:style>
    <style:style style:name="co12" style:family="table-column">
      <style:table-column-properties fo:break-before="auto" style:column-width="91.81pt"/>
    </style:style>
    <style:style style:name="co13" style:family="table-column">
      <style:table-column-properties fo:break-before="auto" style:column-width="123.51pt"/>
    </style:style>
    <style:style style:name="co14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1"/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/>
    <style:style style:name="ce14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/>
    <style:style style:name="ce18" style:family="table-cell" style:parent-style-name="Default" style:data-style-name="N11"/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61"/>
    <style:style style:name="ce6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1"/>
    <style:style style:name="ce66" style:family="table-cell" style:parent-style-name="Default" style:data-style-name="N11">
      <style:text-properties fo:font-weight="bold" style:font-weight-asian="bold" style:font-weight-complex="bold"/>
    </style:style>
    <style:style style:name="ce67" style:family="table-cell" style:parent-style-name="Default" style:data-style-name="N11"/>
    <style:style style:name="ce68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/>
    <style:style style:name="ce71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1"/>
    <style:style style:name="ce73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/>
    <style:style style:name="ce75" style:family="table-cell" style:parent-style-name="Default" style:data-style-name="N11"/>
    <style:style style:name="ce19" style:family="table-cell" style:parent-style-name="Default" style:data-style-name="N121"/>
    <style:style style:name="ce20" style:family="table-cell" style:parent-style-name="Default" style:data-style-name="N121">
      <style:text-properties fo:font-style="italic" style:font-style-asian="italic" style:font-style-complex="italic"/>
    </style:style>
    <style:style style:name="ce21" style:family="table-cell" style:parent-style-name="Default" style:data-style-name="N121">
      <style:table-cell-properties fo:background-color="#ffcc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cc00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ackground-color="#ffcc00"/>
      <style:text-properties fo:font-style="italic" style:font-style-asian="italic" style:font-style-complex="italic"/>
    </style:style>
    <style:style style:name="ce25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fo:background-color="transparent"/>
      <style:text-properties fo:color="#999999" fo:font-style="italic" style:font-style-asian="italic" style:font-style-complex="italic"/>
    </style:style>
    <style:style style:name="ce27" style:family="table-cell" style:parent-style-name="Default"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ext-properties fo:color="#999999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0"/>
    <style:style style:name="ce32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11">
      <style:text-properties style:font-name="Liberation Sans" style:font-name-asian="DejaVu Sans" style:font-name-complex="Noto Sans Devanagari"/>
    </style:style>
    <style:style style:name="ce34" style:family="table-cell" style:parent-style-name="Default" style:data-style-name="N11">
      <style:text-properties fo:color="#999999" style:font-name="Liberation Sans" style:font-name-asian="DejaVu Sans" style:font-name-complex="Noto Sans Devanagari"/>
    </style:style>
    <style:style style:name="ce35" style:family="table-cell" style:parent-style-name="Default" style:data-style-name="N11"/>
    <style:style style:name="ce36" style:family="table-cell" style:parent-style-name="Default" style:data-style-name="N11">
      <style:text-properties style:font-name="Liberation Sans" style:font-name-asian="DejaVu Sans" style:font-name-complex="Noto Sans Devanagari"/>
    </style:style>
    <style:style style:name="ce38" style:family="table-cell" style:parent-style-name="Default" style:data-style-name="N11">
      <style:text-properties fo:color="#999999" style:font-name="Liberation Sans" style:font-name-asian="DejaVu Sans" style:font-name-complex="Noto Sans Devanagari"/>
    </style:style>
    <style:style style:name="ce39" style:family="table-cell" style:parent-style-name="Default" style:data-style-name="N11">
      <style:text-properties style:font-name="Liberation Sans" style:font-name-asian="DejaVu Sans" style:font-name-complex="Noto Sans Devanagari"/>
    </style:style>
    <style:style style:name="ce41" style:family="table-cell" style:parent-style-name="Default" style:data-style-name="N11">
      <style:text-properties fo:color="#999999" style:font-name="Liberation Sans" style:font-name-asian="DejaVu Sans" style:font-name-complex="Noto Sans Devanagari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ings_dynam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8" table:default-cell-style-name="ce10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# test_case</text:p>
          </table:table-cell>
          <table:table-cell table:style-name="ce3" office:value-type="string" calcext:value-type="string">
            <text:p>Applying Dirichlet BCs</text:p>
          </table:table-cell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Execution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Linear solver</text:p>
          </table:table-cell>
          <table:table-cell table:style-name="ce3" office:value-type="string" calcext:value-type="string">
            <text:p>Output of timestep</text:p>
          </table:table-cell>
          <table:table-cell table:style-name="ce3" office:value-type="string" calcext:value-type="string">
            <text:p>Solving process</text:p>
          </table:table-cell>
          <table:table-cell table:style-name="ce3" office:value-type="string" calcext:value-type="string">
            <text:p>Time step</text:p>
          </table:table-cell>
          <table:table-cell table:style-name="ce3"/>
          <table:table-cell table:style-name="ce7" office:value-type="string" calcext:value-type="string">
            <text:p>Assembly/Execution</text:p>
          </table:table-cell>
          <table:table-cell table:style-name="ce9" office:value-type="string" calcext:value-type="string">
            <text:p>Output/Execution</text:p>
          </table:table-cell>
          <table:table-cell table:style-name="ce3"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0_Newton_stdout.log</text:p>
          </table:table-cell>
          <table:table-cell table:style-name="ce4" office:value-type="float" office:value="0.00000905991" calcext:value-type="float">
            <text:p>9.06E-06</text:p>
          </table:table-cell>
          <table:table-cell office:value-type="float" office:value="0.000157833" calcext:value-type="float">
            <text:p>0.000157833</text:p>
          </table:table-cell>
          <table:table-cell office:value-type="float" office:value="0.00903392" calcext:value-type="float">
            <text:p>0.00903392</text:p>
          </table:table-cell>
          <table:table-cell office:value-type="float" office:value="0.000404835" calcext:value-type="float">
            <text:p>0.000404835</text:p>
          </table:table-cell>
          <table:table-cell office:value-type="float" office:value="0.000226974" calcext:value-type="float">
            <text:p>0.000226974</text:p>
          </table:table-cell>
          <table:table-cell office:value-type="float" office:value="0.00327206" calcext:value-type="float">
            <text:p>0.00327206</text:p>
          </table:table-cell>
          <table:table-cell office:value-type="float" office:value="0.000416994" calcext:value-type="float">
            <text:p>0.000416994</text:p>
          </table:table-cell>
          <table:table-cell office:value-type="float" office:value="0.00192785" calcext:value-type="float">
            <text:p>0.00192785</text:p>
          </table:table-cell>
          <table:table-cell/>
          <table:table-cell table:formula="of:=[.C2]/[.D2]" office:value-type="percentage" office:value="0.0174711531649605" calcext:value-type="percentage">
            <text:p>1.75%</text:p>
          </table:table-cell>
          <table:table-cell table:formula="of:=[.G2]/[.D2]" office:value-type="percentage" office:value="0.362197141440261" calcext:value-type="percentage">
            <text:p>36.2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0_QuadraticHex_stdout.log</text:p>
          </table:table-cell>
          <table:table-cell table:style-name="ce4" office:value-type="float" office:value="0.0000178814" calcext:value-type="float">
            <text:p>1.79E-05</text:p>
          </table:table-cell>
          <table:table-cell office:value-type="float" office:value="0.000102997" calcext:value-type="float">
            <text:p>0.000102997</text:p>
          </table:table-cell>
          <table:table-cell office:value-type="float" office:value="0.0219891" calcext:value-type="float">
            <text:p>0.0219891</text:p>
          </table:table-cell>
          <table:table-cell office:value-type="float" office:value="0.00127697" calcext:value-type="float">
            <text:p>0.00127697</text:p>
          </table:table-cell>
          <table:table-cell office:value-type="float" office:value="0.00114584" calcext:value-type="float">
            <text:p>0.00114584</text:p>
          </table:table-cell>
          <table:table-cell office:value-type="float" office:value="0.00586486" calcext:value-type="float">
            <text:p>0.00586486</text:p>
          </table:table-cell>
          <table:table-cell office:value-type="float" office:value="0.00129199" calcext:value-type="float">
            <text:p>0.00129199</text:p>
          </table:table-cell>
          <table:table-cell office:value-type="float" office:value="0.00272512" calcext:value-type="float">
            <text:p>0.00272512</text:p>
          </table:table-cell>
          <table:table-cell/>
          <table:table-cell table:formula="of:=[.C3]/[.D3]" office:value-type="percentage" office:value="0.0046840025285255" calcext:value-type="percentage">
            <text:p>0.47%</text:p>
          </table:table-cell>
          <table:table-cell table:formula="of:=[.G3]/[.D3]" office:value-type="percentage" office:value="0.266716691451674" calcext:value-type="percentage">
            <text:p>26.6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0_stdout.log</text:p>
          </table:table-cell>
          <table:table-cell table:style-name="ce4" office:value-type="float" office:value="0.00000619888" calcext:value-type="float">
            <text:p>6.20E-06</text:p>
          </table:table-cell>
          <table:table-cell table:style-name="ce4" office:value-type="float" office:value="0.0000369549" calcext:value-type="float">
            <text:p>3.70E-05</text:p>
          </table:table-cell>
          <table:table-cell office:value-type="float" office:value="0.00776196" calcext:value-type="float">
            <text:p>0.00776196</text:p>
          </table:table-cell>
          <table:table-cell office:value-type="float" office:value="0.000201941" calcext:value-type="float">
            <text:p>0.000201941</text:p>
          </table:table-cell>
          <table:table-cell office:value-type="float" office:value="0.000150919" calcext:value-type="float">
            <text:p>0.000150919</text:p>
          </table:table-cell>
          <table:table-cell office:value-type="float" office:value="0.002427096" calcext:value-type="float">
            <text:p>0.002427096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11971" calcext:value-type="float">
            <text:p>0.0011971</text:p>
          </table:table-cell>
          <table:table-cell/>
          <table:table-cell table:formula="of:=[.C4]/[.D4]" office:value-type="percentage" office:value="0.00476102685404202" calcext:value-type="percentage">
            <text:p>0.48%</text:p>
          </table:table-cell>
          <table:table-cell table:formula="of:=[.G4]/[.D4]" office:value-type="percentage" office:value="0.312691124406722" calcext:value-type="percentage">
            <text:p>31.2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1_Newton_stdout.log</text:p>
          </table:table-cell>
          <table:table-cell table:style-name="ce4" office:value-type="float" office:value="0.0000119209" calcext:value-type="float">
            <text:p>1.19E-05</text:p>
          </table:table-cell>
          <table:table-cell office:value-type="float" office:value="0.000520945" calcext:value-type="float">
            <text:p>0.000520945</text:p>
          </table:table-cell>
          <table:table-cell office:value-type="float" office:value="0.00821495" calcext:value-type="float">
            <text:p>0.00821495</text:p>
          </table:table-cell>
          <table:table-cell office:value-type="float" office:value="0.000730991" calcext:value-type="float">
            <text:p>0.000730991</text:p>
          </table:table-cell>
          <table:table-cell office:value-type="float" office:value="0.00018692" calcext:value-type="float">
            <text:p>0.00018692</text:p>
          </table:table-cell>
          <table:table-cell office:value-type="float" office:value="0.00264501" calcext:value-type="float">
            <text:p>0.00264501</text:p>
          </table:table-cell>
          <table:table-cell office:value-type="float" office:value="0.000743151" calcext:value-type="float">
            <text:p>0.000743151</text:p>
          </table:table-cell>
          <table:table-cell office:value-type="float" office:value="0.00193906" calcext:value-type="float">
            <text:p>0.00193906</text:p>
          </table:table-cell>
          <table:table-cell/>
          <table:table-cell table:formula="of:=[.C5]/[.D5]" office:value-type="percentage" office:value="0.0634142630204688" calcext:value-type="percentage">
            <text:p>6.34%</text:p>
          </table:table-cell>
          <table:table-cell table:formula="of:=[.G5]/[.D5]" office:value-type="percentage" office:value="0.321975179398536" calcext:value-type="percentage">
            <text:p>32.2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1_stdout.log</text:p>
          </table:table-cell>
          <table:table-cell table:style-name="ce4" office:value-type="float" office:value="0.000013113" calcext:value-type="float">
            <text:p>1.31E-05</text:p>
          </table:table-cell>
          <table:table-cell table:style-name="ce4" office:value-type="float" office:value="0.0000870228" calcext:value-type="float">
            <text:p>8.70E-05</text:p>
          </table:table-cell>
          <table:table-cell office:value-type="float" office:value="0.00764918" calcext:value-type="float">
            <text:p>0.00764918</text:p>
          </table:table-cell>
          <table:table-cell office:value-type="float" office:value="0.000279188" calcext:value-type="float">
            <text:p>0.000279188</text:p>
          </table:table-cell>
          <table:table-cell office:value-type="float" office:value="0.000169039" calcext:value-type="float">
            <text:p>0.000169039</text:p>
          </table:table-cell>
          <table:table-cell office:value-type="float" office:value="0.0025959" calcext:value-type="float">
            <text:p>0.0025959</text:p>
          </table:table-cell>
          <table:table-cell office:value-type="float" office:value="0.000288963" calcext:value-type="float">
            <text:p>0.000288963</text:p>
          </table:table-cell>
          <table:table-cell office:value-type="float" office:value="0.00140595" calcext:value-type="float">
            <text:p>0.00140595</text:p>
          </table:table-cell>
          <table:table-cell/>
          <table:table-cell table:formula="of:=[.C6]/[.D6]" office:value-type="percentage" office:value="0.0113767488802721" calcext:value-type="percentage">
            <text:p>1.14%</text:p>
          </table:table-cell>
          <table:table-cell table:formula="of:=[.G6]/[.D6]" office:value-type="percentage" office:value="0.339369710217304" calcext:value-type="percentage">
            <text:p>33.9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2_Newton_stdout.log</text:p>
          </table:table-cell>
          <table:table-cell table:style-name="ce4" office:value-type="float" office:value="0.000079155" calcext:value-type="float">
            <text:p>7.92E-05</text:p>
          </table:table-cell>
          <table:table-cell office:value-type="float" office:value="0.00976896" calcext:value-type="float">
            <text:p>0.00976896</text:p>
          </table:table-cell>
          <table:table-cell office:value-type="float" office:value="0.024713" calcext:value-type="float">
            <text:p>0.024713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0.00029397" calcext:value-type="float">
            <text:p>0.00029397</text:p>
          </table:table-cell>
          <table:table-cell office:value-type="float" office:value="0.00507998" calcext:value-type="float">
            <text:p>0.00507998</text:p>
          </table:table-cell>
          <table:table-cell office:value-type="float" office:value="0.0101919" calcext:value-type="float">
            <text:p>0.0101919</text:p>
          </table:table-cell>
          <table:table-cell office:value-type="float" office:value="0.0129859" calcext:value-type="float">
            <text:p>0.0129859</text:p>
          </table:table-cell>
          <table:table-cell/>
          <table:table-cell table:formula="of:=[.C7]/[.D7]" office:value-type="percentage" office:value="0.395296402703031" calcext:value-type="percentage">
            <text:p>39.53%</text:p>
          </table:table-cell>
          <table:table-cell table:formula="of:=[.G7]/[.D7]" office:value-type="percentage" office:value="0.205559017521143" calcext:value-type="percentage">
            <text:p>20.5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2_stdout.log</text:p>
          </table:table-cell>
          <table:table-cell table:style-name="ce4" office:value-type="float" office:value="0.0000619888" calcext:value-type="float">
            <text:p>6.20E-05</text:p>
          </table:table-cell>
          <table:table-cell office:value-type="float" office:value="0.000745058" calcext:value-type="float">
            <text:p>0.000745058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0106812" calcext:value-type="float">
            <text:p>0.00106812</text:p>
          </table:table-cell>
          <table:table-cell office:value-type="float" office:value="0.000251055" calcext:value-type="float">
            <text:p>0.000251055</text:p>
          </table:table-cell>
          <table:table-cell office:value-type="float" office:value="0.00455404" calcext:value-type="float">
            <text:p>0.00455404</text:p>
          </table:table-cell>
          <table:table-cell office:value-type="float" office:value="0.00109196" calcext:value-type="float">
            <text:p>0.00109196</text:p>
          </table:table-cell>
          <table:table-cell office:value-type="float" office:value="0.00322199" calcext:value-type="float">
            <text:p>0.00322199</text:p>
          </table:table-cell>
          <table:table-cell/>
          <table:table-cell table:formula="of:=[.C8]/[.D8]" office:value-type="percentage" office:value="0.0477142491194365" calcext:value-type="percentage">
            <text:p>4.77%</text:p>
          </table:table-cell>
          <table:table-cell table:formula="of:=[.G8]/[.D8]" office:value-type="percentage" office:value="0.291645212936279" calcext:value-type="percentage">
            <text:p>29.1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Newton_stdout.log</text:p>
          </table:table-cell>
          <table:table-cell office:value-type="float" office:value="0.000576973" calcext:value-type="float">
            <text:p>0.000576973</text:p>
          </table:table-cell>
          <table:table-cell office:value-type="float" office:value="0.0555999" calcext:value-type="float">
            <text:p>0.0555999</text:p>
          </table:table-cell>
          <table:table-cell office:value-type="float" office:value="0.105719" calcext:value-type="float">
            <text:p>0.105719</text:p>
          </table:table-cell>
          <table:table-cell office:value-type="float" office:value="0.057085" calcext:value-type="float">
            <text:p>0.057085</text:p>
          </table:table-cell>
          <table:table-cell office:value-type="float" office:value="0.000874996" calcext:value-type="float">
            <text:p>0.000874996</text:p>
          </table:table-cell>
          <table:table-cell office:value-type="float" office:value="0.01606202" calcext:value-type="float">
            <text:p>0.01606202</text:p>
          </table:table-cell>
          <table:table-cell office:value-type="float" office:value="0.0571482" calcext:value-type="float">
            <text:p>0.0571482</text:p>
          </table:table-cell>
          <table:table-cell office:value-type="float" office:value="0.0655549" calcext:value-type="float">
            <text:p>0.0655549</text:p>
          </table:table-cell>
          <table:table-cell/>
          <table:table-cell table:formula="of:=[.C9]/[.D9]" office:value-type="percentage" office:value="0.525921546741835" calcext:value-type="percentage">
            <text:p>52.59%</text:p>
          </table:table-cell>
          <table:table-cell table:formula="of:=[.G9]/[.D9]" office:value-type="percentage" office:value="0.151931251714451" calcext:value-type="percentage">
            <text:p>15.1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dirichlet_calculatesurfaceflux_stdout.log</text:p>
          </table:table-cell>
          <table:table-cell office:value-type="float" office:value="0.000522852" calcext:value-type="float">
            <text:p>0.000522852</text:p>
          </table:table-cell>
          <table:table-cell office:value-type="float" office:value="0.00588012" calcext:value-type="float">
            <text:p>0.00588012</text:p>
          </table:table-cell>
          <table:table-cell office:value-type="float" office:value="0.0674729" calcext:value-type="float">
            <text:p>0.0674729</text:p>
          </table:table-cell>
          <table:table-cell office:value-type="float" office:value="0.00729299" calcext:value-type="float">
            <text:p>0.00729299</text:p>
          </table:table-cell>
          <table:table-cell office:value-type="float" office:value="0.000870943" calcext:value-type="float">
            <text:p>0.000870943</text:p>
          </table:table-cell>
          <table:table-cell office:value-type="float" office:value="0.01603103" calcext:value-type="float">
            <text:p>0.01603103</text:p>
          </table:table-cell>
          <table:table-cell office:value-type="float" office:value="0.017072" calcext:value-type="float">
            <text:p>0.017072</text:p>
          </table:table-cell>
          <table:table-cell office:value-type="float" office:value="0.025456" calcext:value-type="float">
            <text:p>0.025456</text:p>
          </table:table-cell>
          <table:table-cell/>
          <table:table-cell table:formula="of:=[.C10]/[.D10]" office:value-type="percentage" office:value="0.0871478771477141" calcext:value-type="percentage">
            <text:p>8.71%</text:p>
          </table:table-cell>
          <table:table-cell table:formula="of:=[.G10]/[.D10]" office:value-type="percentage" office:value="0.237592129580913" calcext:value-type="percentage">
            <text:p>23.7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neumann_calculatesurfaceflux_stdout.log</text:p>
          </table:table-cell>
          <table:table-cell office:value-type="float" office:value="0.000497103" calcext:value-type="float">
            <text:p>0.000497103</text:p>
          </table:table-cell>
          <table:table-cell office:value-type="float" office:value="0.00575995" calcext:value-type="float">
            <text:p>0.00575995</text:p>
          </table:table-cell>
          <table:table-cell office:value-type="float" office:value="0.0695419" calcext:value-type="float">
            <text:p>0.0695419</text:p>
          </table:table-cell>
          <table:table-cell office:value-type="float" office:value="0.00830412" calcext:value-type="float">
            <text:p>0.00830412</text:p>
          </table:table-cell>
          <table:table-cell office:value-type="float" office:value="0.00202894" calcext:value-type="float">
            <text:p>0.00202894</text:p>
          </table:table-cell>
          <table:table-cell office:value-type="float" office:value="0.01582288" calcext:value-type="float">
            <text:p>0.01582288</text:p>
          </table:table-cell>
          <table:table-cell office:value-type="float" office:value="0.0175171" calcext:value-type="float">
            <text:p>0.0175171</text:p>
          </table:table-cell>
          <table:table-cell office:value-type="float" office:value="0.02566" calcext:value-type="float">
            <text:p>0.02566</text:p>
          </table:table-cell>
          <table:table-cell/>
          <table:table-cell table:formula="of:=[.C11]/[.D11]" office:value-type="percentage" office:value="0.082827043839757" calcext:value-type="percentage">
            <text:p>8.28%</text:p>
          </table:table-cell>
          <table:table-cell table:formula="of:=[.G11]/[.D11]" office:value-type="percentage" office:value="0.22753016526727" calcext:value-type="percentage">
            <text:p>22.7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stdout.log</text:p>
          </table:table-cell>
          <table:table-cell office:value-type="float" office:value="0.000507116" calcext:value-type="float">
            <text:p>0.000507116</text:p>
          </table:table-cell>
          <table:table-cell office:value-type="float" office:value="0.00567818" calcext:value-type="float">
            <text:p>0.00567818</text:p>
          </table:table-cell>
          <table:table-cell office:value-type="float" office:value="0.0614519" calcext:value-type="float">
            <text:p>0.0614519</text:p>
          </table:table-cell>
          <table:table-cell office:value-type="float" office:value="0.00705504" calcext:value-type="float">
            <text:p>0.00705504</text:p>
          </table:table-cell>
          <table:table-cell office:value-type="float" office:value="0.000853062" calcext:value-type="float">
            <text:p>0.000853062</text:p>
          </table:table-cell>
          <table:table-cell office:value-type="float" office:value="0.01609612" calcext:value-type="float">
            <text:p>0.01609612</text:p>
          </table:table-cell>
          <table:table-cell office:value-type="float" office:value="0.00711894" calcext:value-type="float">
            <text:p>0.00711894</text:p>
          </table:table-cell>
          <table:table-cell office:value-type="float" office:value="0.015631" calcext:value-type="float">
            <text:p>0.015631</text:p>
          </table:table-cell>
          <table:table-cell/>
          <table:table-cell table:formula="of:=[.C12]/[.D12]" office:value-type="percentage" office:value="0.092400397709428" calcext:value-type="percentage">
            <text:p>9.24%</text:p>
          </table:table-cell>
          <table:table-cell table:formula="of:=[.G12]/[.D12]" office:value-type="percentage" office:value="0.261930387831784" calcext:value-type="percentage">
            <text:p>26.1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2e3_prism_surfaceflux_front_back_stdout.log</text:p>
          </table:table-cell>
          <table:table-cell office:value-type="float" office:value="0.000414848" calcext:value-type="float">
            <text:p>0.000414848</text:p>
          </table:table-cell>
          <table:table-cell office:value-type="float" office:value="0.00791097" calcext:value-type="float">
            <text:p>0.00791097</text:p>
          </table:table-cell>
          <table:table-cell office:value-type="float" office:value="0.0846941" calcext:value-type="float">
            <text:p>0.0846941</text:p>
          </table:table-cell>
          <table:table-cell office:value-type="float" office:value="0.0093751" calcext:value-type="float">
            <text:p>0.0093751</text:p>
          </table:table-cell>
          <table:table-cell office:value-type="float" office:value="0.00102401" calcext:value-type="float">
            <text:p>0.00102401</text:p>
          </table:table-cell>
          <table:table-cell office:value-type="float" office:value="0.020875" calcext:value-type="float">
            <text:p>0.020875</text:p>
          </table:table-cell>
          <table:table-cell office:value-type="float" office:value="0.019707" calcext:value-type="float">
            <text:p>0.019707</text:p>
          </table:table-cell>
          <table:table-cell office:value-type="float" office:value="0.030159" calcext:value-type="float">
            <text:p>0.030159</text:p>
          </table:table-cell>
          <table:table-cell/>
          <table:table-cell table:formula="of:=[.C13]/[.D13]" office:value-type="percentage" office:value="0.0934063884024979" calcext:value-type="percentage">
            <text:p>9.34%</text:p>
          </table:table-cell>
          <table:table-cell table:formula="of:=[.G13]/[.D13]" office:value-type="percentage" office:value="0.246475256245713" calcext:value-type="percentage">
            <text:p>24.6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2e3_prism_surfaceflux_left_right_stdout.log</text:p>
          </table:table-cell>
          <table:table-cell office:value-type="float" office:value="0.000380993" calcext:value-type="float">
            <text:p>0.000380993</text:p>
          </table:table-cell>
          <table:table-cell office:value-type="float" office:value="0.00738907" calcext:value-type="float">
            <text:p>0.00738907</text:p>
          </table:table-cell>
          <table:table-cell office:value-type="float" office:value="0.0858259" calcext:value-type="float">
            <text:p>0.0858259</text:p>
          </table:table-cell>
          <table:table-cell office:value-type="float" office:value="0.00872397" calcext:value-type="float">
            <text:p>0.00872397</text:p>
          </table:table-cell>
          <table:table-cell office:value-type="float" office:value="0.000936985" calcext:value-type="float">
            <text:p>0.000936985</text:p>
          </table:table-cell>
          <table:table-cell office:value-type="float" office:value="0.01984506" calcext:value-type="float">
            <text:p>0.01984506</text:p>
          </table:table-cell>
          <table:table-cell office:value-type="float" office:value="0.019356" calcext:value-type="float">
            <text:p>0.019356</text:p>
          </table:table-cell>
          <table:table-cell office:value-type="float" office:value="0.0298102" calcext:value-type="float">
            <text:p>0.0298102</text:p>
          </table:table-cell>
          <table:table-cell/>
          <table:table-cell table:formula="of:=[.C14]/[.D14]" office:value-type="percentage" office:value="0.0860937083094963" calcext:value-type="percentage">
            <text:p>8.61%</text:p>
          </table:table-cell>
          <table:table-cell table:formula="of:=[.G14]/[.D14]" office:value-type="percentage" office:value="0.23122460702422" calcext:value-type="percentage">
            <text:p>23.1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2e3_prism_surfaceflux_top_bottom_stdout.log</text:p>
          </table:table-cell>
          <table:table-cell office:value-type="float" office:value="0.000355959" calcext:value-type="float">
            <text:p>0.000355959</text:p>
          </table:table-cell>
          <table:table-cell office:value-type="float" office:value="0.00739002" calcext:value-type="float">
            <text:p>0.00739002</text:p>
          </table:table-cell>
          <table:table-cell office:value-type="float" office:value="0.0819509" calcext:value-type="float">
            <text:p>0.0819509</text:p>
          </table:table-cell>
          <table:table-cell office:value-type="float" office:value="0.00991392" calcext:value-type="float">
            <text:p>0.00991392</text:p>
          </table:table-cell>
          <table:table-cell office:value-type="float" office:value="0.00214887" calcext:value-type="float">
            <text:p>0.00214887</text:p>
          </table:table-cell>
          <table:table-cell office:value-type="float" office:value="0.0198798" calcext:value-type="float">
            <text:p>0.0198798</text:p>
          </table:table-cell>
          <table:table-cell office:value-type="float" office:value="0.0198019" calcext:value-type="float">
            <text:p>0.0198019</text:p>
          </table:table-cell>
          <table:table-cell office:value-type="float" office:value="0.0301931" calcext:value-type="float">
            <text:p>0.0301931</text:p>
          </table:table-cell>
          <table:table-cell/>
          <table:table-cell table:formula="of:=[.C15]/[.D15]" office:value-type="percentage" office:value="0.0901761908655061" calcext:value-type="percentage">
            <text:p>9.02%</text:p>
          </table:table-cell>
          <table:table-cell table:formula="of:=[.G15]/[.D15]" office:value-type="percentage" office:value="0.242581838637526" calcext:value-type="percentage">
            <text:p>24.2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0_stdout.log</text:p>
          </table:table-cell>
          <table:table-cell table:style-name="ce4" office:value-type="float" office:value="0.00000715256" calcext:value-type="float">
            <text:p>7.15E-06</text:p>
          </table:table-cell>
          <table:table-cell table:style-name="ce4" office:value-type="float" office:value="0.000038147" calcext:value-type="float">
            <text:p>3.81E-05</text:p>
          </table:table-cell>
          <table:table-cell office:value-type="float" office:value="0.00922012" calcext:value-type="float">
            <text:p>0.00922012</text:p>
          </table:table-cell>
          <table:table-cell office:value-type="float" office:value="0.000217199" calcext:value-type="float">
            <text:p>0.000217199</text:p>
          </table:table-cell>
          <table:table-cell office:value-type="float" office:value="0.000164032" calcext:value-type="float">
            <text:p>0.000164032</text:p>
          </table:table-cell>
          <table:table-cell office:value-type="float" office:value="0.00304389" calcext:value-type="float">
            <text:p>0.00304389</text:p>
          </table:table-cell>
          <table:table-cell office:value-type="float" office:value="0.000228167" calcext:value-type="float">
            <text:p>0.000228167</text:p>
          </table:table-cell>
          <table:table-cell office:value-type="float" office:value="0.00130582" calcext:value-type="float">
            <text:p>0.00130582</text:p>
          </table:table-cell>
          <table:table-cell/>
          <table:table-cell table:formula="of:=[.C16]/[.D16]" office:value-type="percentage" office:value="0.0041373648065318" calcext:value-type="percentage">
            <text:p>0.41%</text:p>
          </table:table-cell>
          <table:table-cell table:formula="of:=[.G16]/[.D16]" office:value-type="percentage" office:value="0.330135616456185" calcext:value-type="percentage">
            <text:p>33.0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1_stdout.log</text:p>
          </table:table-cell>
          <table:table-cell table:style-name="ce4" office:value-type="float" office:value="0.0000140667" calcext:value-type="float">
            <text:p>1.41E-05</text:p>
          </table:table-cell>
          <table:table-cell table:style-name="ce4" office:value-type="float" office:value="0.00009799" calcext:value-type="float">
            <text:p>9.80E-05</text:p>
          </table:table-cell>
          <table:table-cell office:value-type="float" office:value="0.0101631" calcext:value-type="float">
            <text:p>0.0101631</text:p>
          </table:table-cell>
          <table:table-cell office:value-type="float" office:value="0.000311136" calcext:value-type="float">
            <text:p>0.000311136</text:p>
          </table:table-cell>
          <table:table-cell office:value-type="float" office:value="0.000187159" calcext:value-type="float">
            <text:p>0.000187159</text:p>
          </table:table-cell>
          <table:table-cell office:value-type="float" office:value="0.00360823" calcext:value-type="float">
            <text:p>0.00360823</text:p>
          </table:table-cell>
          <table:table-cell office:value-type="float" office:value="0.000334024" calcext:value-type="float">
            <text:p>0.000334024</text:p>
          </table:table-cell>
          <table:table-cell office:value-type="float" office:value="0.00187206" calcext:value-type="float">
            <text:p>0.00187206</text:p>
          </table:table-cell>
          <table:table-cell/>
          <table:table-cell table:formula="of:=[.C17]/[.D17]" office:value-type="percentage" office:value="0.009641743168915" calcext:value-type="percentage">
            <text:p>0.96%</text:p>
          </table:table-cell>
          <table:table-cell table:formula="of:=[.G17]/[.D17]" office:value-type="percentage" office:value="0.355032421210064" calcext:value-type="percentage">
            <text:p>35.5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2_stdout.log</text:p>
          </table:table-cell>
          <table:table-cell table:style-name="ce4" office:value-type="float" office:value="0.0000641346" calcext:value-type="float">
            <text:p>6.41E-05</text:p>
          </table:table-cell>
          <table:table-cell office:value-type="float" office:value="0.000762224" calcext:value-type="float">
            <text:p>0.000762224</text:p>
          </table:table-cell>
          <table:table-cell office:value-type="float" office:value="0.0142941" calcext:value-type="float">
            <text:p>0.0142941</text:p>
          </table:table-cell>
          <table:table-cell office:value-type="float" office:value="0.00118709" calcext:value-type="float">
            <text:p>0.00118709</text:p>
          </table:table-cell>
          <table:table-cell office:value-type="float" office:value="0.000350952" calcext:value-type="float">
            <text:p>0.000350952</text:p>
          </table:table-cell>
          <table:table-cell office:value-type="float" office:value="0.00463987" calcext:value-type="float">
            <text:p>0.00463987</text:p>
          </table:table-cell>
          <table:table-cell office:value-type="float" office:value="0.00121117" calcext:value-type="float">
            <text:p>0.00121117</text:p>
          </table:table-cell>
          <table:table-cell office:value-type="float" office:value="0.00332499" calcext:value-type="float">
            <text:p>0.00332499</text:p>
          </table:table-cell>
          <table:table-cell/>
          <table:table-cell table:formula="of:=[.C18]/[.D18]" office:value-type="percentage" office:value="0.0533243785897678" calcext:value-type="percentage">
            <text:p>5.33%</text:p>
          </table:table-cell>
          <table:table-cell table:formula="of:=[.G18]/[.D18]" office:value-type="percentage" office:value="0.324600359588921" calcext:value-type="percentage">
            <text:p>32.4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3_stdout.log</text:p>
          </table:table-cell>
          <table:table-cell office:value-type="float" office:value="0.000504017" calcext:value-type="float">
            <text:p>0.000504017</text:p>
          </table:table-cell>
          <table:table-cell office:value-type="float" office:value="0.005723" calcext:value-type="float">
            <text:p>0.005723</text:p>
          </table:table-cell>
          <table:table-cell office:value-type="float" office:value="0.0577829" calcext:value-type="float">
            <text:p>0.0577829</text:p>
          </table:table-cell>
          <table:table-cell office:value-type="float" office:value="0.00807786" calcext:value-type="float">
            <text:p>0.00807786</text:p>
          </table:table-cell>
          <table:table-cell office:value-type="float" office:value="0.0018332" calcext:value-type="float">
            <text:p>0.0018332</text:p>
          </table:table-cell>
          <table:table-cell office:value-type="float" office:value="0.01585293" calcext:value-type="float">
            <text:p>0.01585293</text:p>
          </table:table-cell>
          <table:table-cell office:value-type="float" office:value="0.00814009" calcext:value-type="float">
            <text:p>0.00814009</text:p>
          </table:table-cell>
          <table:table-cell office:value-type="float" office:value="0.0163379" calcext:value-type="float">
            <text:p>0.0163379</text:p>
          </table:table-cell>
          <table:table-cell/>
          <table:table-cell table:formula="of:=[.C19]/[.D19]" office:value-type="percentage" office:value="0.0990431425214034" calcext:value-type="percentage">
            <text:p>9.90%</text:p>
          </table:table-cell>
          <table:table-cell table:formula="of:=[.G19]/[.D19]" office:value-type="percentage" office:value="0.274353312139058" calcext:value-type="percentage">
            <text:p>27.4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bottom_Newton_stdout.log</text:p>
          </table:table-cell>
          <table:table-cell office:value-type="float" office:value="0.000506878" calcext:value-type="float">
            <text:p>0.000506878</text:p>
          </table:table-cell>
          <table:table-cell office:value-type="float" office:value="0.0581081" calcext:value-type="float">
            <text:p>0.0581081</text:p>
          </table:table-cell>
          <table:table-cell office:value-type="float" office:value="0.107496" calcext:value-type="float">
            <text:p>0.107496</text:p>
          </table:table-cell>
          <table:table-cell office:value-type="float" office:value="0.060219" calcext:value-type="float">
            <text:p>0.060219</text:p>
          </table:table-cell>
          <table:table-cell office:value-type="float" office:value="0.00157404" calcext:value-type="float">
            <text:p>0.00157404</text:p>
          </table:table-cell>
          <table:table-cell office:value-type="float" office:value="0.01626993" calcext:value-type="float">
            <text:p>0.01626993</text:p>
          </table:table-cell>
          <table:table-cell office:value-type="float" office:value="0.0602551" calcext:value-type="float">
            <text:p>0.0602551</text:p>
          </table:table-cell>
          <table:table-cell office:value-type="float" office:value="0.0685751" calcext:value-type="float">
            <text:p>0.0685751</text:p>
          </table:table-cell>
          <table:table-cell/>
          <table:table-cell table:formula="of:=[.C20]/[.D20]" office:value-type="percentage" office:value="0.540560578998288" calcext:value-type="percentage">
            <text:p>54.06%</text:p>
          </table:table-cell>
          <table:table-cell table:formula="of:=[.G20]/[.D20]" office:value-type="percentage" office:value="0.151353817816477" calcext:value-type="percentage">
            <text:p>15.1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bottom_stdout.log</text:p>
          </table:table-cell>
          <table:table-cell office:value-type="float" office:value="0.000438929" calcext:value-type="float">
            <text:p>0.000438929</text:p>
          </table:table-cell>
          <table:table-cell office:value-type="float" office:value="0.00567222" calcext:value-type="float">
            <text:p>0.00567222</text:p>
          </table:table-cell>
          <table:table-cell office:value-type="float" office:value="0.055475" calcext:value-type="float">
            <text:p>0.055475</text:p>
          </table:table-cell>
          <table:table-cell office:value-type="float" office:value="0.00777698" calcext:value-type="float">
            <text:p>0.00777698</text:p>
          </table:table-cell>
          <table:table-cell office:value-type="float" office:value="0.00164604" calcext:value-type="float">
            <text:p>0.00164604</text:p>
          </table:table-cell>
          <table:table-cell office:value-type="float" office:value="0.01634574" calcext:value-type="float">
            <text:p>0.01634574</text:p>
          </table:table-cell>
          <table:table-cell office:value-type="float" office:value="0.00780892" calcext:value-type="float">
            <text:p>0.00780892</text:p>
          </table:table-cell>
          <table:table-cell office:value-type="float" office:value="0.0163591" calcext:value-type="float">
            <text:p>0.0163591</text:p>
          </table:table-cell>
          <table:table-cell/>
          <table:table-cell table:formula="of:=[.C21]/[.D21]" office:value-type="percentage" office:value="0.102248219918882" calcext:value-type="percentage">
            <text:p>10.22%</text:p>
          </table:table-cell>
          <table:table-cell table:formula="of:=[.G21]/[.D21]" office:value-type="percentage" office:value="0.294650563316809" calcext:value-type="percentage">
            <text:p>29.4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top_Newton_stdout.log</text:p>
          </table:table-cell>
          <table:table-cell office:value-type="float" office:value="0.000504971" calcext:value-type="float">
            <text:p>0.000504971</text:p>
          </table:table-cell>
          <table:table-cell office:value-type="float" office:value="0.0556891" calcext:value-type="float">
            <text:p>0.0556891</text:p>
          </table:table-cell>
          <table:table-cell office:value-type="float" office:value="0.105151" calcext:value-type="float">
            <text:p>0.105151</text:p>
          </table:table-cell>
          <table:table-cell office:value-type="float" office:value="0.057734" calcext:value-type="float">
            <text:p>0.057734</text:p>
          </table:table-cell>
          <table:table-cell office:value-type="float" office:value="0.0015111" calcext:value-type="float">
            <text:p>0.0015111</text:p>
          </table:table-cell>
          <table:table-cell office:value-type="float" office:value="0.01634502" calcext:value-type="float">
            <text:p>0.01634502</text:p>
          </table:table-cell>
          <table:table-cell office:value-type="float" office:value="0.057765" calcext:value-type="float">
            <text:p>0.057765</text:p>
          </table:table-cell>
          <table:table-cell office:value-type="float" office:value="0.0664072" calcext:value-type="float">
            <text:p>0.0664072</text:p>
          </table:table-cell>
          <table:table-cell/>
          <table:table-cell table:formula="of:=[.C22]/[.D22]" office:value-type="percentage" office:value="0.529610750254396" calcext:value-type="percentage">
            <text:p>52.96%</text:p>
          </table:table-cell>
          <table:table-cell table:formula="of:=[.G22]/[.D22]" office:value-type="percentage" office:value="0.155443314851975" calcext:value-type="percentage">
            <text:p>15.5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top_stdout.log</text:p>
          </table:table-cell>
          <table:table-cell office:value-type="float" office:value="0.000462055" calcext:value-type="float">
            <text:p>0.000462055</text:p>
          </table:table-cell>
          <table:table-cell office:value-type="float" office:value="0.00578189" calcext:value-type="float">
            <text:p>0.00578189</text:p>
          </table:table-cell>
          <table:table-cell office:value-type="float" office:value="0.0555449" calcext:value-type="float">
            <text:p>0.0555449</text:p>
          </table:table-cell>
          <table:table-cell office:value-type="float" office:value="0.0077672" calcext:value-type="float">
            <text:p>0.0077672</text:p>
          </table:table-cell>
          <table:table-cell office:value-type="float" office:value="0.00150704" calcext:value-type="float">
            <text:p>0.00150704</text:p>
          </table:table-cell>
          <table:table-cell office:value-type="float" office:value="0.01661587" calcext:value-type="float">
            <text:p>0.01661587</text:p>
          </table:table-cell>
          <table:table-cell office:value-type="float" office:value="0.007797" calcext:value-type="float">
            <text:p>0.007797</text:p>
          </table:table-cell>
          <table:table-cell office:value-type="float" office:value="0.016788" calcext:value-type="float">
            <text:p>0.016788</text:p>
          </table:table-cell>
          <table:table-cell/>
          <table:table-cell table:formula="of:=[.C23]/[.D23]" office:value-type="percentage" office:value="0.104093985226366" calcext:value-type="percentage">
            <text:p>10.41%</text:p>
          </table:table-cell>
          <table:table-cell table:formula="of:=[.G23]/[.D23]" office:value-type="percentage" office:value="0.299143035634235" calcext:value-type="percentage">
            <text:p>29.9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1e4_stdout.log</text:p>
          </table:table-cell>
          <table:table-cell office:value-type="float" office:value="0.00566983" calcext:value-type="float">
            <text:p>0.00566983</text:p>
          </table:table-cell>
          <table:table-cell office:value-type="float" office:value="0.059288" calcext:value-type="float">
            <text:p>0.059288</text:p>
          </table:table-cell>
          <table:table-cell office:value-type="float" office:value="0.511566" calcext:value-type="float">
            <text:p>0.511566</text:p>
          </table:table-cell>
          <table:table-cell office:value-type="float" office:value="0.0764852" calcext:value-type="float">
            <text:p>0.0764852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.1480381" calcext:value-type="float">
            <text:p>0.1480381</text:p>
          </table:table-cell>
          <table:table-cell office:value-type="float" office:value="0.0768559" calcext:value-type="float">
            <text:p>0.0768559</text:p>
          </table:table-cell>
          <table:table-cell office:value-type="float" office:value="0.156684" calcext:value-type="float">
            <text:p>0.156684</text:p>
          </table:table-cell>
          <table:table-cell/>
          <table:table-cell table:formula="of:=[.C24]/[.D24]" office:value-type="percentage" office:value="0.115895114217911" calcext:value-type="percentage">
            <text:p>11.59%</text:p>
          </table:table-cell>
          <table:table-cell table:formula="of:=[.G24]/[.D24]" office:value-type="percentage" office:value="0.28938221070204" calcext:value-type="percentage">
            <text:p>28.9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1e5_stdout.log</text:p>
          </table:table-cell>
          <table:table-cell office:value-type="float" office:value="0.050436" calcext:value-type="float">
            <text:p>0.050436</text:p>
          </table:table-cell>
          <table:table-cell office:value-type="float" office:value="0.53594" calcext:value-type="float">
            <text:p>0.53594</text:p>
          </table:table-cell>
          <table:table-cell office:value-type="float" office:value="4.79335" calcext:value-type="float">
            <text:p>4.79335</text:p>
          </table:table-cell>
          <table:table-cell office:value-type="float" office:value="0.793692" calcext:value-type="float">
            <text:p>0.793692</text:p>
          </table:table-cell>
          <table:table-cell office:value-type="float" office:value="0.207193" calcext:value-type="float">
            <text:p>0.207193</text:p>
          </table:table-cell>
          <table:table-cell office:value-type="float" office:value="1.358163" calcext:value-type="float">
            <text:p>1.358163</text:p>
          </table:table-cell>
          <table:table-cell office:value-type="float" office:value="0.796479" calcext:value-type="float">
            <text:p>0.796479</text:p>
          </table:table-cell>
          <table:table-cell office:value-type="float" office:value="1.52747" calcext:value-type="float">
            <text:p>1.52747</text:p>
          </table:table-cell>
          <table:table-cell/>
          <table:table-cell table:formula="of:=[.C25]/[.D25]" office:value-type="percentage" office:value="0.111809068814086" calcext:value-type="percentage">
            <text:p>11.18%</text:p>
          </table:table-cell>
          <table:table-cell table:formula="of:=[.G25]/[.D25]" office:value-type="percentage" office:value="0.283343173354752" calcext:value-type="percentage">
            <text:p>28.3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1e6_stdout.log</text:p>
          </table:table-cell>
          <table:table-cell office:value-type="float" office:value="1.88206" calcext:value-type="float">
            <text:p>1.88206</text:p>
          </table:table-cell>
          <table:table-cell office:value-type="float" office:value="52.4733" calcext:value-type="float">
            <text:p>52.4733</text:p>
          </table:table-cell>
          <table:table-cell office:value-type="float" office:value="327.004" calcext:value-type="float">
            <text:p>327.004</text:p>
          </table:table-cell>
          <table:table-cell office:value-type="float" office:value="59.6326" calcext:value-type="float">
            <text:p>59.6326</text:p>
          </table:table-cell>
          <table:table-cell office:value-type="float" office:value="5.24057" calcext:value-type="float">
            <text:p>5.24057</text:p>
          </table:table-cell>
          <table:table-cell office:value-type="float" office:value="141.9317" calcext:value-type="float">
            <text:p>141.9317</text:p>
          </table:table-cell>
          <table:table-cell office:value-type="float" office:value="60.8316" calcext:value-type="float">
            <text:p>60.8316</text:p>
          </table:table-cell>
          <table:table-cell office:value-type="float" office:value="127.499" calcext:value-type="float">
            <text:p>127.499</text:p>
          </table:table-cell>
          <table:table-cell/>
          <table:table-cell table:formula="of:=[.C26]/[.D26]" office:value-type="percentage" office:value="0.16046684444227" calcext:value-type="percentage">
            <text:p>16.05%</text:p>
          </table:table-cell>
          <table:table-cell table:formula="of:=[.G26]/[.D26]" office:value-type="percentage" office:value="0.434036586708419" calcext:value-type="percentage">
            <text:p>43.4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2e4_stdout.log</text:p>
          </table:table-cell>
          <table:table-cell office:value-type="float" office:value="0.00989723" calcext:value-type="float">
            <text:p>0.00989723</text:p>
          </table:table-cell>
          <table:table-cell office:value-type="float" office:value="0.110698" calcext:value-type="float">
            <text:p>0.110698</text:p>
          </table:table-cell>
          <table:table-cell office:value-type="float" office:value="0.958899" calcext:value-type="float">
            <text:p>0.958899</text:p>
          </table:table-cell>
          <table:table-cell office:value-type="float" office:value="0.148401" calcext:value-type="float">
            <text:p>0.148401</text:p>
          </table:table-cell>
          <table:table-cell office:value-type="float" office:value="0.0277529" calcext:value-type="float">
            <text:p>0.0277529</text:p>
          </table:table-cell>
          <table:table-cell office:value-type="float" office:value="0.274276" calcext:value-type="float">
            <text:p>0.274276</text:p>
          </table:table-cell>
          <table:table-cell office:value-type="float" office:value="0.148979" calcext:value-type="float">
            <text:p>0.148979</text:p>
          </table:table-cell>
          <table:table-cell office:value-type="float" office:value="0.293471" calcext:value-type="float">
            <text:p>0.293471</text:p>
          </table:table-cell>
          <table:table-cell/>
          <table:table-cell table:formula="of:=[.C27]/[.D27]" office:value-type="percentage" office:value="0.115442815145286" calcext:value-type="percentage">
            <text:p>11.54%</text:p>
          </table:table-cell>
          <table:table-cell table:formula="of:=[.G27]/[.D27]" office:value-type="percentage" office:value="0.286032209857347" calcext:value-type="percentage">
            <text:p>28.6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3e4_stdout.log</text:p>
          </table:table-cell>
          <table:table-cell office:value-type="float" office:value="0.0142279" calcext:value-type="float">
            <text:p>0.0142279</text:p>
          </table:table-cell>
          <table:table-cell office:value-type="float" office:value="0.166609" calcext:value-type="float">
            <text:p>0.166609</text:p>
          </table:table-cell>
          <table:table-cell office:value-type="float" office:value="1.42919" calcext:value-type="float">
            <text:p>1.42919</text:p>
          </table:table-cell>
          <table:table-cell office:value-type="float" office:value="0.228641" calcext:value-type="float">
            <text:p>0.228641</text:p>
          </table:table-cell>
          <table:table-cell office:value-type="float" office:value="0.04775" calcext:value-type="float">
            <text:p>0.04775</text:p>
          </table:table-cell>
          <table:table-cell office:value-type="float" office:value="0.399227" calcext:value-type="float">
            <text:p>0.399227</text:p>
          </table:table-cell>
          <table:table-cell office:value-type="float" office:value="0.229599" calcext:value-type="float">
            <text:p>0.229599</text:p>
          </table:table-cell>
          <table:table-cell office:value-type="float" office:value="0.444829" calcext:value-type="float">
            <text:p>0.444829</text:p>
          </table:table-cell>
          <table:table-cell/>
          <table:table-cell table:formula="of:=[.C28]/[.D28]" office:value-type="percentage" office:value="0.116575822668784" calcext:value-type="percentage">
            <text:p>11.66%</text:p>
          </table:table-cell>
          <table:table-cell table:formula="of:=[.G28]/[.D28]" office:value-type="percentage" office:value="0.279337946669092" calcext:value-type="percentage">
            <text:p>27.9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4e4_stdout.log</text:p>
          </table:table-cell>
          <table:table-cell office:value-type="float" office:value="0.0183699" calcext:value-type="float">
            <text:p>0.0183699</text:p>
          </table:table-cell>
          <table:table-cell office:value-type="float" office:value="0.223174" calcext:value-type="float">
            <text:p>0.223174</text:p>
          </table:table-cell>
          <table:table-cell office:value-type="float" office:value="1.90291" calcext:value-type="float">
            <text:p>1.90291</text:p>
          </table:table-cell>
          <table:table-cell office:value-type="float" office:value="0.308326" calcext:value-type="float">
            <text:p>0.308326</text:p>
          </table:table-cell>
          <table:table-cell office:value-type="float" office:value="0.0667181" calcext:value-type="float">
            <text:p>0.0667181</text:p>
          </table:table-cell>
          <table:table-cell office:value-type="float" office:value="0.538642" calcext:value-type="float">
            <text:p>0.538642</text:p>
          </table:table-cell>
          <table:table-cell office:value-type="float" office:value="0.309505" calcext:value-type="float">
            <text:p>0.309505</text:p>
          </table:table-cell>
          <table:table-cell office:value-type="float" office:value="0.601244" calcext:value-type="float">
            <text:p>0.601244</text:p>
          </table:table-cell>
          <table:table-cell/>
          <table:table-cell table:formula="of:=[.C29]/[.D29]" office:value-type="percentage" office:value="0.117280375845416" calcext:value-type="percentage">
            <text:p>11.73%</text:p>
          </table:table-cell>
          <table:table-cell table:formula="of:=[.G29]/[.D29]" office:value-type="percentage" office:value="0.28306225727964" calcext:value-type="percentage">
            <text:p>28.3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5e4_stdout.log</text:p>
          </table:table-cell>
          <table:table-cell office:value-type="float" office:value="0.0230081" calcext:value-type="float">
            <text:p>0.0230081</text:p>
          </table:table-cell>
          <table:table-cell office:value-type="float" office:value="0.287072" calcext:value-type="float">
            <text:p>0.287072</text:p>
          </table:table-cell>
          <table:table-cell office:value-type="float" office:value="2.47226" calcext:value-type="float">
            <text:p>2.47226</text:p>
          </table:table-cell>
          <table:table-cell office:value-type="float" office:value="0.403724" calcext:value-type="float">
            <text:p>0.403724</text:p>
          </table:table-cell>
          <table:table-cell office:value-type="float" office:value="0.0935602" calcext:value-type="float">
            <text:p>0.0935602</text:p>
          </table:table-cell>
          <table:table-cell office:value-type="float" office:value="0.703404" calcext:value-type="float">
            <text:p>0.703404</text:p>
          </table:table-cell>
          <table:table-cell office:value-type="float" office:value="0.405143" calcext:value-type="float">
            <text:p>0.405143</text:p>
          </table:table-cell>
          <table:table-cell office:value-type="float" office:value="0.780278" calcext:value-type="float">
            <text:p>0.780278</text:p>
          </table:table-cell>
          <table:table-cell/>
          <table:table-cell table:formula="of:=[.C30]/[.D30]" office:value-type="percentage" office:value="0.116117236860201" calcext:value-type="percentage">
            <text:p>11.61%</text:p>
          </table:table-cell>
          <table:table-cell table:formula="of:=[.G30]/[.D30]" office:value-type="percentage" office:value="0.284518618591896" calcext:value-type="percentage">
            <text:p>28.4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Neumann_1e4_stdout.log</text:p>
          </table:table-cell>
          <table:table-cell office:value-type="float" office:value="0.00552392" calcext:value-type="float">
            <text:p>0.00552392</text:p>
          </table:table-cell>
          <table:table-cell office:value-type="float" office:value="0.0596058" calcext:value-type="float">
            <text:p>0.0596058</text:p>
          </table:table-cell>
          <table:table-cell office:value-type="float" office:value="0.544975" calcext:value-type="float">
            <text:p>0.544975</text:p>
          </table:table-cell>
          <table:table-cell office:value-type="float" office:value="0.103776" calcext:value-type="float">
            <text:p>0.103776</text:p>
          </table:table-cell>
          <table:table-cell office:value-type="float" office:value="0.0386078" calcext:value-type="float">
            <text:p>0.0386078</text:p>
          </table:table-cell>
          <table:table-cell office:value-type="float" office:value="0.1466382" calcext:value-type="float">
            <text:p>0.1466382</text:p>
          </table:table-cell>
          <table:table-cell office:value-type="float" office:value="0.104087" calcext:value-type="float">
            <text:p>0.104087</text:p>
          </table:table-cell>
          <table:table-cell office:value-type="float" office:value="0.181777" calcext:value-type="float">
            <text:p>0.181777</text:p>
          </table:table-cell>
          <table:table-cell/>
          <table:table-cell table:formula="of:=[.C31]/[.D31]" office:value-type="percentage" office:value="0.10937345749805" calcext:value-type="percentage">
            <text:p>10.94%</text:p>
          </table:table-cell>
          <table:table-cell table:formula="of:=[.G31]/[.D31]" office:value-type="percentage" office:value="0.269073260241295" calcext:value-type="percentage">
            <text:p>26.9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1e5_stdout.log</text:p>
          </table:table-cell>
          <table:table-cell office:value-type="float" office:value="0.044733" calcext:value-type="float">
            <text:p>0.044733</text:p>
          </table:table-cell>
          <table:table-cell office:value-type="float" office:value="0.540277" calcext:value-type="float">
            <text:p>0.540277</text:p>
          </table:table-cell>
          <table:table-cell office:value-type="float" office:value="5.5011" calcext:value-type="float">
            <text:p>5.5011</text:p>
          </table:table-cell>
          <table:table-cell office:value-type="float" office:value="1.43649" calcext:value-type="float">
            <text:p>1.43649</text:p>
          </table:table-cell>
          <table:table-cell office:value-type="float" office:value="0.851238" calcext:value-type="float">
            <text:p>0.851238</text:p>
          </table:table-cell>
          <table:table-cell office:value-type="float" office:value="1.350613" calcext:value-type="float">
            <text:p>1.350613</text:p>
          </table:table-cell>
          <table:table-cell office:value-type="float" office:value="1.43873" calcext:value-type="float">
            <text:p>1.43873</text:p>
          </table:table-cell>
          <table:table-cell office:value-type="float" office:value="2.16247" calcext:value-type="float">
            <text:p>2.16247</text:p>
          </table:table-cell>
          <table:table-cell/>
          <table:table-cell table:formula="of:=[.C32]/[.D32]" office:value-type="percentage" office:value="0.0982125393103198" calcext:value-type="percentage">
            <text:p>9.82%</text:p>
          </table:table-cell>
          <table:table-cell table:formula="of:=[.G32]/[.D32]" office:value-type="percentage" office:value="0.245516896620676" calcext:value-type="percentage">
            <text:p>24.5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1e6_stdout.log</text:p>
          </table:table-cell>
          <table:table-cell office:value-type="float" office:value="1.8463" calcext:value-type="float">
            <text:p>1.8463</text:p>
          </table:table-cell>
          <table:table-cell office:value-type="float" office:value="50.5538" calcext:value-type="float">
            <text:p>50.5538</text:p>
          </table:table-cell>
          <table:table-cell office:value-type="float" office:value="318.788" calcext:value-type="float">
            <text:p>318.788</text:p>
          </table:table-cell>
          <table:table-cell office:value-type="float" office:value="73.2106" calcext:value-type="float">
            <text:p>73.2106</text:p>
          </table:table-cell>
          <table:table-cell office:value-type="float" office:value="20.7778" calcext:value-type="float">
            <text:p>20.7778</text:p>
          </table:table-cell>
          <table:table-cell office:value-type="float" office:value="122.0513" calcext:value-type="float">
            <text:p>122.0513</text:p>
          </table:table-cell>
          <table:table-cell office:value-type="float" office:value="74.4203" calcext:value-type="float">
            <text:p>74.4203</text:p>
          </table:table-cell>
          <table:table-cell office:value-type="float" office:value="132.272" calcext:value-type="float">
            <text:p>132.272</text:p>
          </table:table-cell>
          <table:table-cell/>
          <table:table-cell table:formula="of:=[.C33]/[.D33]" office:value-type="percentage" office:value="0.158581251490018" calcext:value-type="percentage">
            <text:p>15.86%</text:p>
          </table:table-cell>
          <table:table-cell table:formula="of:=[.G33]/[.D33]" office:value-type="percentage" office:value="0.3828603962508" calcext:value-type="percentage">
            <text:p>38.2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2e4_stdout.log</text:p>
          </table:table-cell>
          <table:table-cell office:value-type="float" office:value="0.00967598" calcext:value-type="float">
            <text:p>0.00967598</text:p>
          </table:table-cell>
          <table:table-cell office:value-type="float" office:value="0.109287" calcext:value-type="float">
            <text:p>0.109287</text:p>
          </table:table-cell>
          <table:table-cell office:value-type="float" office:value="1.01177" calcext:value-type="float">
            <text:p>1.01177</text:p>
          </table:table-cell>
          <table:table-cell office:value-type="float" office:value="0.215607" calcext:value-type="float">
            <text:p>0.215607</text:p>
          </table:table-cell>
          <table:table-cell office:value-type="float" office:value="0.0965891" calcext:value-type="float">
            <text:p>0.0965891</text:p>
          </table:table-cell>
          <table:table-cell office:value-type="float" office:value="0.265583" calcext:value-type="float">
            <text:p>0.265583</text:p>
          </table:table-cell>
          <table:table-cell office:value-type="float" office:value="0.216137" calcext:value-type="float">
            <text:p>0.216137</text:p>
          </table:table-cell>
          <table:table-cell office:value-type="float" office:value="0.359168" calcext:value-type="float">
            <text:p>0.359168</text:p>
          </table:table-cell>
          <table:table-cell/>
          <table:table-cell table:formula="of:=[.C34]/[.D34]" office:value-type="percentage" office:value="0.108015655732034" calcext:value-type="percentage">
            <text:p>10.80%</text:p>
          </table:table-cell>
          <table:table-cell table:formula="of:=[.G34]/[.D34]" office:value-type="percentage" office:value="0.262493452069146" calcext:value-type="percentage">
            <text:p>26.2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3e4_stdout.log</text:p>
          </table:table-cell>
          <table:table-cell office:value-type="float" office:value="0.0135899" calcext:value-type="float">
            <text:p>0.0135899</text:p>
          </table:table-cell>
          <table:table-cell office:value-type="float" office:value="0.165892" calcext:value-type="float">
            <text:p>0.165892</text:p>
          </table:table-cell>
          <table:table-cell office:value-type="float" office:value="1.56896" calcext:value-type="float">
            <text:p>1.56896</text:p>
          </table:table-cell>
          <table:table-cell office:value-type="float" office:value="0.353663" calcext:value-type="float">
            <text:p>0.353663</text:p>
          </table:table-cell>
          <table:table-cell office:value-type="float" office:value="0.174119" calcext:value-type="float">
            <text:p>0.174119</text:p>
          </table:table-cell>
          <table:table-cell office:value-type="float" office:value="0.401685" calcext:value-type="float">
            <text:p>0.401685</text:p>
          </table:table-cell>
          <table:table-cell office:value-type="float" office:value="0.354427" calcext:value-type="float">
            <text:p>0.354427</text:p>
          </table:table-cell>
          <table:table-cell office:value-type="float" office:value="0.571805" calcext:value-type="float">
            <text:p>0.571805</text:p>
          </table:table-cell>
          <table:table-cell/>
          <table:table-cell table:formula="of:=[.C35]/[.D35]" office:value-type="percentage" office:value="0.105733734448297" calcext:value-type="percentage">
            <text:p>10.57%</text:p>
          </table:table-cell>
          <table:table-cell table:formula="of:=[.G35]/[.D35]" office:value-type="percentage" office:value="0.256019911278809" calcext:value-type="percentage">
            <text:p>25.6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4e4_stdout.log</text:p>
          </table:table-cell>
          <table:table-cell office:value-type="float" office:value="0.017487" calcext:value-type="float">
            <text:p>0.017487</text:p>
          </table:table-cell>
          <table:table-cell office:value-type="float" office:value="0.220226" calcext:value-type="float">
            <text:p>0.220226</text:p>
          </table:table-cell>
          <table:table-cell office:value-type="float" office:value="2.11077" calcext:value-type="float">
            <text:p>2.11077</text:p>
          </table:table-cell>
          <table:table-cell office:value-type="float" office:value="0.490366" calcext:value-type="float">
            <text:p>0.490366</text:p>
          </table:table-cell>
          <table:table-cell office:value-type="float" office:value="0.252587" calcext:value-type="float">
            <text:p>0.252587</text:p>
          </table:table-cell>
          <table:table-cell office:value-type="float" office:value="0.532451" calcext:value-type="float">
            <text:p>0.532451</text:p>
          </table:table-cell>
          <table:table-cell office:value-type="float" office:value="0.491265" calcext:value-type="float">
            <text:p>0.491265</text:p>
          </table:table-cell>
          <table:table-cell office:value-type="float" office:value="0.776319" calcext:value-type="float">
            <text:p>0.776319</text:p>
          </table:table-cell>
          <table:table-cell/>
          <table:table-cell table:formula="of:=[.C36]/[.D36]" office:value-type="percentage" office:value="0.104334437195905" calcext:value-type="percentage">
            <text:p>10.43%</text:p>
          </table:table-cell>
          <table:table-cell table:formula="of:=[.G36]/[.D36]" office:value-type="percentage" office:value="0.252254390577846" calcext:value-type="percentage">
            <text:p>25.2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5e4_stdout.log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283453" calcext:value-type="float">
            <text:p>0.283453</text:p>
          </table:table-cell>
          <table:table-cell office:value-type="float" office:value="2.75725" calcext:value-type="float">
            <text:p>2.75725</text:p>
          </table:table-cell>
          <table:table-cell office:value-type="float" office:value="0.66838" calcext:value-type="float">
            <text:p>0.66838</text:p>
          </table:table-cell>
          <table:table-cell office:value-type="float" office:value="0.361689" calcext:value-type="float">
            <text:p>0.361689</text:p>
          </table:table-cell>
          <table:table-cell office:value-type="float" office:value="0.697461" calcext:value-type="float">
            <text:p>0.697461</text:p>
          </table:table-cell>
          <table:table-cell office:value-type="float" office:value="0.669492" calcext:value-type="float">
            <text:p>0.669492</text:p>
          </table:table-cell>
          <table:table-cell office:value-type="float" office:value="1.04102" calcext:value-type="float">
            <text:p>1.04102</text:p>
          </table:table-cell>
          <table:table-cell/>
          <table:table-cell table:formula="of:=[.C37]/[.D37]" office:value-type="percentage" office:value="0.102802792637592" calcext:value-type="percentage">
            <text:p>10.28%</text:p>
          </table:table-cell>
          <table:table-cell table:formula="of:=[.G37]/[.D37]" office:value-type="percentage" office:value="0.252955299664521" calcext:value-type="percentage">
            <text:p>25.3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1e1_stdout.log</text:p>
          </table:table-cell>
          <table:table-cell table:style-name="ce4" office:value-type="float" office:value="0.00000500679" calcext:value-type="float">
            <text:p>5.01E-06</text:p>
          </table:table-cell>
          <table:table-cell table:style-name="ce4" office:value-type="float" office:value="0.0000419617" calcext:value-type="float">
            <text:p>4.20E-05</text:p>
          </table:table-cell>
          <table:table-cell office:value-type="float" office:value="0.00663304" calcext:value-type="float">
            <text:p>0.00663304</text:p>
          </table:table-cell>
          <table:table-cell office:value-type="float" office:value="0.000232935" calcext:value-type="float">
            <text:p>0.000232935</text:p>
          </table:table-cell>
          <table:table-cell office:value-type="float" office:value="0.000179052" calcext:value-type="float">
            <text:p>0.000179052</text:p>
          </table:table-cell>
          <table:table-cell office:value-type="float" office:value="0.00324416" calcext:value-type="float">
            <text:p>0.00324416</text:p>
          </table:table-cell>
          <table:table-cell office:value-type="float" office:value="0.000244141" calcext:value-type="float">
            <text:p>0.000244141</text:p>
          </table:table-cell>
          <table:table-cell office:value-type="float" office:value="0.00131989" calcext:value-type="float">
            <text:p>0.00131989</text:p>
          </table:table-cell>
          <table:table-cell/>
          <table:table-cell table:formula="of:=[.C38]/[.D38]" office:value-type="percentage" office:value="0.00632616417208399" calcext:value-type="percentage">
            <text:p>0.63%</text:p>
          </table:table-cell>
          <table:table-cell table:formula="of:=[.G38]/[.D38]" office:value-type="percentage" office:value="0.489090974877281" calcext:value-type="percentage">
            <text:p>48.9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Neumann_1e1_stdout.log</text:p>
          </table:table-cell>
          <table:table-cell table:style-name="ce4" office:value-type="float" office:value="0.00000500679" calcext:value-type="float">
            <text:p>5.01E-06</text:p>
          </table:table-cell>
          <table:table-cell table:style-name="ce4" office:value-type="float" office:value="0.0000450611" calcext:value-type="float">
            <text:p>4.51E-05</text:p>
          </table:table-cell>
          <table:table-cell office:value-type="float" office:value="0.00455403" calcext:value-type="float">
            <text:p>0.00455403</text:p>
          </table:table-cell>
          <table:table-cell office:value-type="float" office:value="0.000234127" calcext:value-type="float">
            <text:p>0.000234127</text:p>
          </table:table-cell>
          <table:table-cell office:value-type="float" office:value="0.00017786" calcext:value-type="float">
            <text:p>0.00017786</text:p>
          </table:table-cell>
          <table:table-cell office:value-type="float" office:value="0.002306219" calcext:value-type="float">
            <text:p>0.002306219</text:p>
          </table:table-cell>
          <table:table-cell office:value-type="float" office:value="0.000241995" calcext:value-type="float">
            <text:p>0.000241995</text:p>
          </table:table-cell>
          <table:table-cell office:value-type="float" office:value="0.00124097" calcext:value-type="float">
            <text:p>0.00124097</text:p>
          </table:table-cell>
          <table:table-cell/>
          <table:table-cell table:formula="of:=[.C39]/[.D39]" office:value-type="percentage" office:value="0.0098947745183936" calcext:value-type="percentage">
            <text:p>0.99%</text:p>
          </table:table-cell>
          <table:table-cell table:formula="of:=[.G39]/[.D39]" office:value-type="percentage" office:value="0.506412781646146" calcext:value-type="percentage">
            <text:p>50.6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Robin_Left_Picard_1e1_stdout.log</text:p>
          </table:table-cell>
          <table:table-cell table:style-name="ce4" office:value-type="float" office:value="0.00000500679" calcext:value-type="float">
            <text:p>5.01E-06</text:p>
          </table:table-cell>
          <table:table-cell table:style-name="ce4" office:value-type="float" office:value="0.0000500679" calcext:value-type="float">
            <text:p>5.01E-05</text:p>
          </table:table-cell>
          <table:table-cell office:value-type="float" office:value="0.00654602" calcext:value-type="float">
            <text:p>0.00654602</text:p>
          </table:table-cell>
          <table:table-cell office:value-type="float" office:value="0.000319958" calcext:value-type="float">
            <text:p>0.000319958</text:p>
          </table:table-cell>
          <table:table-cell office:value-type="float" office:value="0.000257015" calcext:value-type="float">
            <text:p>0.000257015</text:p>
          </table:table-cell>
          <table:table-cell office:value-type="float" office:value="0.00311279" calcext:value-type="float">
            <text:p>0.00311279</text:p>
          </table:table-cell>
          <table:table-cell office:value-type="float" office:value="0.000331163" calcext:value-type="float">
            <text:p>0.000331163</text:p>
          </table:table-cell>
          <table:table-cell office:value-type="float" office:value="0.00153017" calcext:value-type="float">
            <text:p>0.00153017</text:p>
          </table:table-cell>
          <table:table-cell/>
          <table:table-cell table:formula="of:=[.C40]/[.D40]" office:value-type="percentage" office:value="0.00764860174579363" calcext:value-type="percentage">
            <text:p>0.76%</text:p>
          </table:table-cell>
          <table:table-cell table:formula="of:=[.G40]/[.D40]" office:value-type="percentage" office:value="0.475524058893801" calcext:value-type="percentage">
            <text:p>47.5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Robin_Right_Picard_1e1_stdout.log</text:p>
          </table:table-cell>
          <table:table-cell table:style-name="ce4" office:value-type="float" office:value="0.00000405312" calcext:value-type="float">
            <text:p>4.05E-06</text:p>
          </table:table-cell>
          <table:table-cell table:style-name="ce4" office:value-type="float" office:value="0.0000450611" calcext:value-type="float">
            <text:p>4.51E-05</text:p>
          </table:table-cell>
          <table:table-cell office:value-type="float" office:value="0.00489116" calcext:value-type="float">
            <text:p>0.00489116</text:p>
          </table:table-cell>
          <table:table-cell office:value-type="float" office:value="0.000270128" calcext:value-type="float">
            <text:p>0.000270128</text:p>
          </table:table-cell>
          <table:table-cell office:value-type="float" office:value="0.000213861" calcext:value-type="float">
            <text:p>0.000213861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0277996" calcext:value-type="float">
            <text:p>0.000277996</text:p>
          </table:table-cell>
          <table:table-cell office:value-type="float" office:value="0.00134993" calcext:value-type="float">
            <text:p>0.00134993</text:p>
          </table:table-cell>
          <table:table-cell/>
          <table:table-cell table:formula="of:=[.C41]/[.D41]" office:value-type="percentage" office:value="0.00921276343444091" calcext:value-type="percentage">
            <text:p>0.92%</text:p>
          </table:table-cell>
          <table:table-cell table:formula="of:=[.G41]/[.D41]" office:value-type="percentage" office:value="0.487205489086433" calcext:value-type="percentage">
            <text:p>48.7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Time_Dep_Dirichlet_1e1_stdout.log</text:p>
          </table:table-cell>
          <table:table-cell table:style-name="ce4" office:value-type="float" office:value="0.0000460148" calcext:value-type="float">
            <text:p>4.60E-05</text:p>
          </table:table-cell>
          <table:table-cell office:value-type="float" office:value="0.0001449587" calcext:value-type="float">
            <text:p>0.0001449587</text:p>
          </table:table-cell>
          <table:table-cell office:value-type="float" office:value="0.0161211" calcext:value-type="float">
            <text:p>0.0161211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0640618" calcext:value-type="float">
            <text:p>0.0010640618</text:p>
          </table:table-cell>
          <table:table-cell office:value-type="float" office:value="0.011753805" calcext:value-type="float">
            <text:p>0.011753805</text:p>
          </table:table-cell>
          <table:table-cell office:value-type="float" office:value="0.001474142" calcext:value-type="float">
            <text:p>0.001474142</text:p>
          </table:table-cell>
          <table:table-cell office:value-type="float" office:value="0.0116768" calcext:value-type="float">
            <text:p>0.0116768</text:p>
          </table:table-cell>
          <table:table-cell/>
          <table:table-cell table:formula="of:=[.C42]/[.D42]" office:value-type="percentage" office:value="0.00899186159753367" calcext:value-type="percentage">
            <text:p>0.90%</text:p>
          </table:table-cell>
          <table:table-cell table:formula="of:=[.G42]/[.D42]" office:value-type="percentage" office:value="0.729094478664607" calcext:value-type="percentage">
            <text:p>72.9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Time_Dep_Neumann_1e1_stdout.log</text:p>
          </table:table-cell>
          <table:table-cell table:style-name="ce4" office:value-type="float" office:value="0.00003194808" calcext:value-type="float">
            <text:p>3.19E-05</text:p>
          </table:table-cell>
          <table:table-cell office:value-type="float" office:value="0.0002346039" calcext:value-type="float">
            <text:p>0.0002346039</text:p>
          </table:table-cell>
          <table:table-cell office:value-type="float" office:value="0.0151758" calcext:value-type="float">
            <text:p>0.0151758</text:p>
          </table:table-cell>
          <table:table-cell office:value-type="float" office:value="0.001666547" calcext:value-type="float">
            <text:p>0.001666547</text:p>
          </table:table-cell>
          <table:table-cell office:value-type="float" office:value="0.001320123" calcext:value-type="float">
            <text:p>0.001320123</text:p>
          </table:table-cell>
          <table:table-cell office:value-type="float" office:value="0.011247167" calcext:value-type="float">
            <text:p>0.011247167</text:p>
          </table:table-cell>
          <table:table-cell office:value-type="float" office:value="0.00172782" calcext:value-type="float">
            <text:p>0.00172782</text:p>
          </table:table-cell>
          <table:table-cell office:value-type="float" office:value="0.01178957" calcext:value-type="float">
            <text:p>0.01178957</text:p>
          </table:table-cell>
          <table:table-cell/>
          <table:table-cell table:formula="of:=[.C43]/[.D43]" office:value-type="percentage" office:value="0.0154590795872376" calcext:value-type="percentage">
            <text:p>1.55%</text:p>
          </table:table-cell>
          <table:table-cell table:formula="of:=[.G43]/[.D43]" office:value-type="percentage" office:value="0.741125146615005" calcext:value-type="percentage">
            <text:p>74.1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0_stdout.log</text:p>
          </table:table-cell>
          <table:table-cell table:style-name="ce4" office:value-type="float" office:value="0.00000596046" calcext:value-type="float">
            <text:p>5.96E-06</text:p>
          </table:table-cell>
          <table:table-cell table:style-name="ce4" office:value-type="float" office:value="0.0000400543" calcext:value-type="float">
            <text:p>4.01E-05</text:p>
          </table:table-cell>
          <table:table-cell office:value-type="float" office:value="0.00625205" calcext:value-type="float">
            <text:p>0.00625205</text:p>
          </table:table-cell>
          <table:table-cell office:value-type="float" office:value="0.000219822" calcext:value-type="float">
            <text:p>0.000219822</text:p>
          </table:table-cell>
          <table:table-cell office:value-type="float" office:value="0.000164986" calcext:value-type="float">
            <text:p>0.000164986</text:p>
          </table:table-cell>
          <table:table-cell office:value-type="float" office:value="0.00280881" calcext:value-type="float">
            <text:p>0.00280881</text:p>
          </table:table-cell>
          <table:table-cell office:value-type="float" office:value="0.000228882" calcext:value-type="float">
            <text:p>0.000228882</text:p>
          </table:table-cell>
          <table:table-cell office:value-type="float" office:value="0.00132513" calcext:value-type="float">
            <text:p>0.00132513</text:p>
          </table:table-cell>
          <table:table-cell/>
          <table:table-cell table:formula="of:=[.C44]/[.D44]" office:value-type="percentage" office:value="0.00640658663958222" calcext:value-type="percentage">
            <text:p>0.64%</text:p>
          </table:table-cell>
          <table:table-cell table:formula="of:=[.G44]/[.D44]" office:value-type="percentage" office:value="0.449262241984629" calcext:value-type="percentage">
            <text:p>44.9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1_stdout.log</text:p>
          </table:table-cell>
          <table:table-cell table:style-name="ce4" office:value-type="float" office:value="0.00000596046" calcext:value-type="float">
            <text:p>5.96E-06</text:p>
          </table:table-cell>
          <table:table-cell table:style-name="ce4" office:value-type="float" office:value="0.0000479221" calcext:value-type="float">
            <text:p>4.79E-05</text:p>
          </table:table-cell>
          <table:table-cell office:value-type="float" office:value="0.00610113" calcext:value-type="float">
            <text:p>0.00610113</text:p>
          </table:table-cell>
          <table:table-cell office:value-type="float" office:value="0.000233889" calcext:value-type="float">
            <text:p>0.000233889</text:p>
          </table:table-cell>
          <table:table-cell office:value-type="float" office:value="0.000172138" calcext:value-type="float">
            <text:p>0.000172138</text:p>
          </table:table-cell>
          <table:table-cell office:value-type="float" office:value="0.00248385" calcext:value-type="float">
            <text:p>0.00248385</text:p>
          </table:table-cell>
          <table:table-cell office:value-type="float" office:value="0.000242949" calcext:value-type="float">
            <text:p>0.000242949</text:p>
          </table:table-cell>
          <table:table-cell office:value-type="float" office:value="0.00132418" calcext:value-type="float">
            <text:p>0.00132418</text:p>
          </table:table-cell>
          <table:table-cell/>
          <table:table-cell table:formula="of:=[.C45]/[.D45]" office:value-type="percentage" office:value="0.00785462692976547" calcext:value-type="percentage">
            <text:p>0.79%</text:p>
          </table:table-cell>
          <table:table-cell table:formula="of:=[.G45]/[.D45]" office:value-type="percentage" office:value="0.4071131085553" calcext:value-type="percentage">
            <text:p>40.7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2_axi_stdout.log</text:p>
          </table:table-cell>
          <table:table-cell table:style-name="ce4" office:value-type="float" office:value="0.000015974" calcext:value-type="float">
            <text:p>1.60E-05</text:p>
          </table:table-cell>
          <table:table-cell office:value-type="float" office:value="0.000191927" calcext:value-type="float">
            <text:p>0.000191927</text:p>
          </table:table-cell>
          <table:table-cell office:value-type="float" office:value="0.00930882" calcext:value-type="float">
            <text:p>0.00930882</text:p>
          </table:table-cell>
          <table:table-cell office:value-type="float" office:value="0.000617981" calcext:value-type="float">
            <text:p>0.000617981</text:p>
          </table:table-cell>
          <table:table-cell office:value-type="float" office:value="0.000401974" calcext:value-type="float">
            <text:p>0.000401974</text:p>
          </table:table-cell>
          <table:table-cell office:value-type="float" office:value="0.00376701" calcext:value-type="float">
            <text:p>0.00376701</text:p>
          </table:table-cell>
          <table:table-cell office:value-type="float" office:value="0.000629187" calcext:value-type="float">
            <text:p>0.000629187</text:p>
          </table:table-cell>
          <table:table-cell office:value-type="float" office:value="0.00230289" calcext:value-type="float">
            <text:p>0.00230289</text:p>
          </table:table-cell>
          <table:table-cell/>
          <table:table-cell table:formula="of:=[.C46]/[.D46]" office:value-type="percentage" office:value="0.0206177582121042" calcext:value-type="percentage">
            <text:p>2.06%</text:p>
          </table:table-cell>
          <table:table-cell table:formula="of:=[.G46]/[.D46]" office:value-type="percentage" office:value="0.404671053903717" calcext:value-type="percentage">
            <text:p>40.4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2_stdout.log</text:p>
          </table:table-cell>
          <table:table-cell table:style-name="ce4" office:value-type="float" office:value="0.0000178814" calcext:value-type="float">
            <text:p>1.79E-05</text:p>
          </table:table-cell>
          <table:table-cell office:value-type="float" office:value="0.000183105" calcext:value-type="float">
            <text:p>0.000183105</text:p>
          </table:table-cell>
          <table:table-cell office:value-type="float" office:value="0.00729704" calcext:value-type="float">
            <text:p>0.00729704</text:p>
          </table:table-cell>
          <table:table-cell office:value-type="float" office:value="0.000409126" calcext:value-type="float">
            <text:p>0.000409126</text:p>
          </table:table-cell>
          <table:table-cell office:value-type="float" office:value="0.00019908" calcext:value-type="float">
            <text:p>0.00019908</text:p>
          </table:table-cell>
          <table:table-cell office:value-type="float" office:value="0.00366211" calcext:value-type="float">
            <text:p>0.00366211</text:p>
          </table:table-cell>
          <table:table-cell office:value-type="float" office:value="0.000421047" calcext:value-type="float">
            <text:p>0.000421047</text:p>
          </table:table-cell>
          <table:table-cell office:value-type="float" office:value="0.00217915" calcext:value-type="float">
            <text:p>0.00217915</text:p>
          </table:table-cell>
          <table:table-cell/>
          <table:table-cell table:formula="of:=[.C47]/[.D47]" office:value-type="percentage" office:value="0.0250930514290726" calcext:value-type="percentage">
            <text:p>2.51%</text:p>
          </table:table-cell>
          <table:table-cell table:formula="of:=[.G47]/[.D47]" office:value-type="percentage" office:value="0.501862399000143" calcext:value-type="percentage">
            <text:p>50.1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3_stdout.log</text:p>
          </table:table-cell>
          <table:table-cell office:value-type="float" office:value="0.000149012" calcext:value-type="float">
            <text:p>0.000149012</text:p>
          </table:table-cell>
          <table:table-cell office:value-type="float" office:value="0.00169897" calcext:value-type="float">
            <text:p>0.00169897</text:p>
          </table:table-cell>
          <table:table-cell office:value-type="float" office:value="0.0278671" calcext:value-type="float">
            <text:p>0.0278671</text:p>
          </table:table-cell>
          <table:table-cell office:value-type="float" office:value="0.00260711" calcext:value-type="float">
            <text:p>0.00260711</text:p>
          </table:table-cell>
          <table:table-cell office:value-type="float" office:value="0.00074482" calcext:value-type="float">
            <text:p>0.00074482</text:p>
          </table:table-cell>
          <table:table-cell office:value-type="float" office:value="0.01142096" calcext:value-type="float">
            <text:p>0.01142096</text:p>
          </table:table-cell>
          <table:table-cell office:value-type="float" office:value="0.00263405" calcext:value-type="float">
            <text:p>0.00263405</text:p>
          </table:table-cell>
          <table:table-cell office:value-type="float" office:value="0.00850797" calcext:value-type="float">
            <text:p>0.00850797</text:p>
          </table:table-cell>
          <table:table-cell/>
          <table:table-cell table:formula="of:=[.C48]/[.D48]" office:value-type="percentage" office:value="0.0609668749170168" calcext:value-type="percentage">
            <text:p>6.10%</text:p>
          </table:table-cell>
          <table:table-cell table:formula="of:=[.G48]/[.D48]" office:value-type="percentage" office:value="0.409836689142394" calcext:value-type="percentage">
            <text:p>40.98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4_axi_ang_0.02_stdout.log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016474" calcext:value-type="float">
            <text:p>0.016474</text:p>
          </table:table-cell>
          <table:table-cell office:value-type="float" office:value="0.302737" calcext:value-type="float">
            <text:p>0.302737</text:p>
          </table:table-cell>
          <table:table-cell office:value-type="float" office:value="0.094903" calcext:value-type="float">
            <text:p>0.094903</text:p>
          </table:table-cell>
          <table:table-cell office:value-type="float" office:value="0.0770922" calcext:value-type="float">
            <text:p>0.0770922</text:p>
          </table:table-cell>
          <table:table-cell office:value-type="float" office:value="0.0963791" calcext:value-type="float">
            <text:p>0.0963791</text:p>
          </table:table-cell>
          <table:table-cell office:value-type="float" office:value="0.0949409" calcext:value-type="float">
            <text:p>0.0949409</text:p>
          </table:table-cell>
          <table:table-cell office:value-type="float" office:value="0.147112" calcext:value-type="float">
            <text:p>0.147112</text:p>
          </table:table-cell>
          <table:table-cell/>
          <table:table-cell table:formula="of:=[.C49]/[.D49]" office:value-type="percentage" office:value="0.0544168700885587" calcext:value-type="percentage">
            <text:p>5.44%</text:p>
          </table:table-cell>
          <table:table-cell table:formula="of:=[.G49]/[.D49]" office:value-type="percentage" office:value="0.318359169840489" calcext:value-type="percentage">
            <text:p>31.8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4_stdout.log</text:p>
          </table:table-cell>
          <table:table-cell office:value-type="float" office:value="0.00143695" calcext:value-type="float">
            <text:p>0.00143695</text:p>
          </table:table-cell>
          <table:table-cell office:value-type="float" office:value="0.0165541" calcext:value-type="float">
            <text:p>0.0165541</text:p>
          </table:table-cell>
          <table:table-cell office:value-type="float" office:value="0.234323" calcext:value-type="float">
            <text:p>0.234323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0113151" calcext:value-type="float">
            <text:p>0.0113151</text:p>
          </table:table-cell>
          <table:table-cell office:value-type="float" office:value="0.0971641" calcext:value-type="float">
            <text:p>0.0971641</text:p>
          </table:table-cell>
          <table:table-cell office:value-type="float" office:value="0.029525" calcext:value-type="float">
            <text:p>0.029525</text:p>
          </table:table-cell>
          <table:table-cell office:value-type="float" office:value="0.0819581" calcext:value-type="float">
            <text:p>0.0819581</text:p>
          </table:table-cell>
          <table:table-cell/>
          <table:table-cell table:formula="of:=[.C50]/[.D50]" office:value-type="percentage" office:value="0.0706465007703042" calcext:value-type="percentage">
            <text:p>7.06%</text:p>
          </table:table-cell>
          <table:table-cell table:formula="of:=[.G50]/[.D50]" office:value-type="percentage" office:value="0.414658825638115" calcext:value-type="percentage">
            <text:p>41.4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0_stdout.log</text:p>
          </table:table-cell>
          <table:table-cell table:style-name="ce4" office:value-type="float" office:value="0.00000500679" calcext:value-type="float">
            <text:p>5.01E-06</text:p>
          </table:table-cell>
          <table:table-cell table:style-name="ce4" office:value-type="float" office:value="0.0000460148" calcext:value-type="float">
            <text:p>4.60E-05</text:p>
          </table:table-cell>
          <table:table-cell office:value-type="float" office:value="0.00848699" calcext:value-type="float">
            <text:p>0.00848699</text:p>
          </table:table-cell>
          <table:table-cell office:value-type="float" office:value="0.000247002" calcext:value-type="float">
            <text:p>0.000247002</text:p>
          </table:table-cell>
          <table:table-cell office:value-type="float" office:value="0.000188112" calcext:value-type="float">
            <text:p>0.000188112</text:p>
          </table:table-cell>
          <table:table-cell office:value-type="float" office:value="0.00365781" calcext:value-type="float">
            <text:p>0.00365781</text:p>
          </table:table-cell>
          <table:table-cell office:value-type="float" office:value="0.000262022" calcext:value-type="float">
            <text:p>0.000262022</text:p>
          </table:table-cell>
          <table:table-cell office:value-type="float" office:value="0.0018611" calcext:value-type="float">
            <text:p>0.0018611</text:p>
          </table:table-cell>
          <table:table-cell/>
          <table:table-cell table:formula="of:=[.C51]/[.D51]" office:value-type="percentage" office:value="0.00542180443243129" calcext:value-type="percentage">
            <text:p>0.54%</text:p>
          </table:table-cell>
          <table:table-cell table:formula="of:=[.G51]/[.D51]" office:value-type="percentage" office:value="0.430990256851958" calcext:value-type="percentage">
            <text:p>43.1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1_stdout.log</text:p>
          </table:table-cell>
          <table:table-cell table:style-name="ce4" office:value-type="float" office:value="0.00000715256" calcext:value-type="float">
            <text:p>7.15E-06</text:p>
          </table:table-cell>
          <table:table-cell table:style-name="ce4" office:value-type="float" office:value="0.0000500679" calcext:value-type="float">
            <text:p>5.01E-05</text:p>
          </table:table-cell>
          <table:table-cell office:value-type="float" office:value="0.00494313" calcext:value-type="float">
            <text:p>0.00494313</text:p>
          </table:table-cell>
          <table:table-cell office:value-type="float" office:value="0.000281096" calcext:value-type="float">
            <text:p>0.000281096</text:p>
          </table:table-cell>
          <table:table-cell office:value-type="float" office:value="0.000216961" calcext:value-type="float">
            <text:p>0.000216961</text:p>
          </table:table-cell>
          <table:table-cell office:value-type="float" office:value="0.00243807" calcext:value-type="float">
            <text:p>0.00243807</text:p>
          </table:table-cell>
          <table:table-cell office:value-type="float" office:value="0.000289202" calcext:value-type="float">
            <text:p>0.000289202</text:p>
          </table:table-cell>
          <table:table-cell office:value-type="float" office:value="0.00137496" calcext:value-type="float">
            <text:p>0.00137496</text:p>
          </table:table-cell>
          <table:table-cell/>
          <table:table-cell table:formula="of:=[.C52]/[.D52]" office:value-type="percentage" office:value="0.0101287847982958" calcext:value-type="percentage">
            <text:p>1.01%</text:p>
          </table:table-cell>
          <table:table-cell table:formula="of:=[.G52]/[.D52]" office:value-type="percentage" office:value="0.493223928968083" calcext:value-type="percentage">
            <text:p>49.3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2_stdout.log</text:p>
          </table:table-cell>
          <table:table-cell table:style-name="ce4" office:value-type="float" office:value="0.0000181198" calcext:value-type="float">
            <text:p>1.81E-05</text:p>
          </table:table-cell>
          <table:table-cell office:value-type="float" office:value="0.000194073" calcext:value-type="float">
            <text:p>0.000194073</text:p>
          </table:table-cell>
          <table:table-cell office:value-type="float" office:value="0.0100791" calcext:value-type="float">
            <text:p>0.0100791</text:p>
          </table:table-cell>
          <table:table-cell office:value-type="float" office:value="0.00065589" calcext:value-type="float">
            <text:p>0.00065589</text:p>
          </table:table-cell>
          <table:table-cell office:value-type="float" office:value="0.000432968" calcext:value-type="float">
            <text:p>0.000432968</text:p>
          </table:table-cell>
          <table:table-cell office:value-type="float" office:value="0.00590921" calcext:value-type="float">
            <text:p>0.00590921</text:p>
          </table:table-cell>
          <table:table-cell office:value-type="float" office:value="0.000674963" calcext:value-type="float">
            <text:p>0.000674963</text:p>
          </table:table-cell>
          <table:table-cell office:value-type="float" office:value="0.00407505" calcext:value-type="float">
            <text:p>0.00407505</text:p>
          </table:table-cell>
          <table:table-cell/>
          <table:table-cell table:formula="of:=[.C53]/[.D53]" office:value-type="percentage" office:value="0.0192549930053279" calcext:value-type="percentage">
            <text:p>1.93%</text:p>
          </table:table-cell>
          <table:table-cell table:formula="of:=[.G53]/[.D53]" office:value-type="percentage" office:value="0.586283497534502" calcext:value-type="percentage">
            <text:p>58.6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3_stdout.log</text:p>
          </table:table-cell>
          <table:table-cell office:value-type="float" office:value="0.000105858" calcext:value-type="float">
            <text:p>0.000105858</text:p>
          </table:table-cell>
          <table:table-cell office:value-type="float" office:value="0.00173903" calcext:value-type="float">
            <text:p>0.00173903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0.00451708" calcext:value-type="float">
            <text:p>0.00451708</text:p>
          </table:table-cell>
          <table:table-cell office:value-type="float" office:value="0.0026629" calcext:value-type="float">
            <text:p>0.0026629</text:p>
          </table:table-cell>
          <table:table-cell office:value-type="float" office:value="0.0113039" calcext:value-type="float">
            <text:p>0.0113039</text:p>
          </table:table-cell>
          <table:table-cell office:value-type="float" office:value="0.00454092" calcext:value-type="float">
            <text:p>0.00454092</text:p>
          </table:table-cell>
          <table:table-cell office:value-type="float" office:value="0.0104191" calcext:value-type="float">
            <text:p>0.0104191</text:p>
          </table:table-cell>
          <table:table-cell/>
          <table:table-cell table:formula="of:=[.C54]/[.D54]" office:value-type="percentage" office:value="0.0609587072349972" calcext:value-type="percentage">
            <text:p>6.10%</text:p>
          </table:table-cell>
          <table:table-cell table:formula="of:=[.G54]/[.D54]" office:value-type="percentage" office:value="0.396238782950084" calcext:value-type="percentage">
            <text:p>39.6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4_stdout.log</text:p>
          </table:table-cell>
          <table:table-cell office:value-type="float" office:value="0.00135398" calcext:value-type="float">
            <text:p>0.00135398</text:p>
          </table:table-cell>
          <table:table-cell office:value-type="float" office:value="0.0171931" calcext:value-type="float">
            <text:p>0.0171931</text:p>
          </table:table-cell>
          <table:table-cell office:value-type="float" office:value="0.294123" calcext:value-type="float">
            <text:p>0.294123</text:p>
          </table:table-cell>
          <table:table-cell office:value-type="float" office:value="0.0814021" calcext:value-type="float">
            <text:p>0.0814021</text:p>
          </table:table-cell>
          <table:table-cell office:value-type="float" office:value="0.0628209" calcext:value-type="float">
            <text:p>0.0628209</text:p>
          </table:table-cell>
          <table:table-cell office:value-type="float" office:value="0.1006367" calcext:value-type="float">
            <text:p>0.1006367</text:p>
          </table:table-cell>
          <table:table-cell office:value-type="float" office:value="0.0815139" calcext:value-type="float">
            <text:p>0.0815139</text:p>
          </table:table-cell>
          <table:table-cell office:value-type="float" office:value="0.133649" calcext:value-type="float">
            <text:p>0.133649</text:p>
          </table:table-cell>
          <table:table-cell/>
          <table:table-cell table:formula="of:=[.C55]/[.D55]" office:value-type="percentage" office:value="0.0584554761103348" calcext:value-type="percentage">
            <text:p>5.85%</text:p>
          </table:table-cell>
          <table:table-cell table:formula="of:=[.G55]/[.D55]" office:value-type="percentage" office:value="0.342158552714341" calcext:value-type="percentage">
            <text:p>34.2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1e5_stdout.log</text:p>
          </table:table-cell>
          <table:table-cell office:value-type="float" office:value="0.011776" calcext:value-type="float">
            <text:p>0.011776</text:p>
          </table:table-cell>
          <table:table-cell office:value-type="float" office:value="0.161809" calcext:value-type="float">
            <text:p>0.161809</text:p>
          </table:table-cell>
          <table:table-cell office:value-type="float" office:value="3.01356" calcext:value-type="float">
            <text:p>3.01356</text:p>
          </table:table-cell>
          <table:table-cell office:value-type="float" office:value="0.853623" calcext:value-type="float">
            <text:p>0.853623</text:p>
          </table:table-cell>
          <table:table-cell office:value-type="float" office:value="0.679908" calcext:value-type="float">
            <text:p>0.679908</text:p>
          </table:table-cell>
          <table:table-cell office:value-type="float" office:value="1.009152" calcext:value-type="float">
            <text:p>1.009152</text:p>
          </table:table-cell>
          <table:table-cell office:value-type="float" office:value="0.854193" calcext:value-type="float">
            <text:p>0.854193</text:p>
          </table:table-cell>
          <table:table-cell office:value-type="float" office:value="1.41053" calcext:value-type="float">
            <text:p>1.41053</text:p>
          </table:table-cell>
          <table:table-cell/>
          <table:table-cell table:formula="of:=[.C56]/[.D56]" office:value-type="percentage" office:value="0.0536936380891703" calcext:value-type="percentage">
            <text:p>5.37%</text:p>
          </table:table-cell>
          <table:table-cell table:formula="of:=[.G56]/[.D56]" office:value-type="percentage" office:value="0.334870385855931" calcext:value-type="percentage">
            <text:p>33.4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1e6_stdout.log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1.61483" calcext:value-type="float">
            <text:p>1.61483</text:p>
          </table:table-cell>
          <table:table-cell office:value-type="float" office:value="48.9385" calcext:value-type="float">
            <text:p>48.9385</text:p>
          </table:table-cell>
          <table:table-cell office:value-type="float" office:value="26.4962" calcext:value-type="float">
            <text:p>26.4962</text:p>
          </table:table-cell>
          <table:table-cell office:value-type="float" office:value="24.7447" calcext:value-type="float">
            <text:p>24.7447</text:p>
          </table:table-cell>
          <table:table-cell office:value-type="float" office:value="9.96348" calcext:value-type="float">
            <text:p>9.96348</text:p>
          </table:table-cell>
          <table:table-cell office:value-type="float" office:value="26.5007" calcext:value-type="float">
            <text:p>26.5007</text:p>
          </table:table-cell>
          <table:table-cell office:value-type="float" office:value="31.9837" calcext:value-type="float">
            <text:p>31.9837</text:p>
          </table:table-cell>
          <table:table-cell/>
          <table:table-cell table:formula="of:=[.C57]/[.D57]" office:value-type="percentage" office:value="0.0329971290497257" calcext:value-type="percentage">
            <text:p>3.30%</text:p>
          </table:table-cell>
          <table:table-cell table:formula="of:=[.G57]/[.D57]" office:value-type="percentage" office:value="0.203591855083421" calcext:value-type="percentage">
            <text:p>20.3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Neumann_1e5_stdout.log</text:p>
          </table:table-cell>
          <table:table-cell office:value-type="float" office:value="0.0119569" calcext:value-type="float">
            <text:p>0.0119569</text:p>
          </table:table-cell>
          <table:table-cell office:value-type="float" office:value="0.162207" calcext:value-type="float">
            <text:p>0.162207</text:p>
          </table:table-cell>
          <table:table-cell office:value-type="float" office:value="5.35559" calcext:value-type="float">
            <text:p>5.35559</text:p>
          </table:table-cell>
          <table:table-cell office:value-type="float" office:value="3.20209" calcext:value-type="float">
            <text:p>3.20209</text:p>
          </table:table-cell>
          <table:table-cell office:value-type="float" office:value="3.02776" calcext:value-type="float">
            <text:p>3.02776</text:p>
          </table:table-cell>
          <table:table-cell office:value-type="float" office:value="0.996731" calcext:value-type="float">
            <text:p>0.996731</text:p>
          </table:table-cell>
          <table:table-cell office:value-type="float" office:value="3.20257" calcext:value-type="float">
            <text:p>3.20257</text:p>
          </table:table-cell>
          <table:table-cell office:value-type="float" office:value="3.74444" calcext:value-type="float">
            <text:p>3.74444</text:p>
          </table:table-cell>
          <table:table-cell/>
          <table:table-cell table:formula="of:=[.C58]/[.D58]" office:value-type="percentage" office:value="0.0302874193132783" calcext:value-type="percentage">
            <text:p>3.03%</text:p>
          </table:table-cell>
          <table:table-cell table:formula="of:=[.G58]/[.D58]" office:value-type="percentage" office:value="0.186110400534768" calcext:value-type="percentage">
            <text:p>18.6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Neumann_1e6_stdout.log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1.62087" calcext:value-type="float">
            <text:p>1.62087</text:p>
          </table:table-cell>
          <table:table-cell office:value-type="float" office:value="129.465" calcext:value-type="float">
            <text:p>129.465</text:p>
          </table:table-cell>
          <table:table-cell office:value-type="float" office:value="107.143" calcext:value-type="float">
            <text:p>107.143</text:p>
          </table:table-cell>
          <table:table-cell office:value-type="float" office:value="105.383" calcext:value-type="float">
            <text:p>105.383</text:p>
          </table:table-cell>
          <table:table-cell office:value-type="float" office:value="9.87267" calcext:value-type="float">
            <text:p>9.87267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112.548" calcext:value-type="float">
            <text:p>112.548</text:p>
          </table:table-cell>
          <table:table-cell/>
          <table:table-cell table:formula="of:=[.C59]/[.D59]" office:value-type="percentage" office:value="0.012519754373769" calcext:value-type="percentage">
            <text:p>1.25%</text:p>
          </table:table-cell>
          <table:table-cell table:formula="of:=[.G59]/[.D59]" office:value-type="percentage" office:value="0.0762574440968602" calcext:value-type="percentage">
            <text:p>7.6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wedge_1x1x1_GroundWaterFlow/GroundWaterFlowProcess_wedge_1x1x1_1e3_prism_surfaceflux_stdout.log</text:p>
          </table:table-cell>
          <table:table-cell office:value-type="float" office:value="0.000217915" calcext:value-type="float">
            <text:p>0.000217915</text:p>
          </table:table-cell>
          <table:table-cell office:value-type="float" office:value="0.00362015" calcext:value-type="float">
            <text:p>0.00362015</text:p>
          </table:table-cell>
          <table:table-cell office:value-type="float" office:value="0.0461669" calcext:value-type="float">
            <text:p>0.0461669</text:p>
          </table:table-cell>
          <table:table-cell office:value-type="float" office:value="0.00514007" calcext:value-type="float">
            <text:p>0.00514007</text:p>
          </table:table-cell>
          <table:table-cell office:value-type="float" office:value="0.00129008" calcext:value-type="float">
            <text:p>0.00129008</text:p>
          </table:table-cell>
          <table:table-cell office:value-type="float" office:value="0.01129508" calcext:value-type="float">
            <text:p>0.01129508</text:p>
          </table:table-cell>
          <table:table-cell office:value-type="float" office:value="0.0117791" calcext:value-type="float">
            <text:p>0.0117791</text:p>
          </table:table-cell>
          <table:table-cell office:value-type="float" office:value="0.0174081" calcext:value-type="float">
            <text:p>0.0174081</text:p>
          </table:table-cell>
          <table:table-cell/>
          <table:table-cell table:formula="of:=[.C60]/[.D60]" office:value-type="percentage" office:value="0.0784144051257503" calcext:value-type="percentage">
            <text:p>7.84%</text:p>
          </table:table-cell>
          <table:table-cell table:formula="of:=[.G60]/[.D60]" office:value-type="percentage" office:value="0.244657536026894" calcext:value-type="percentage">
            <text:p>24.4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oMechanics/Linear/Confined_Compression/HydroMechanics_HML_cube_1e3_hex20_confined_compression_stdout.log</text:p>
          </table:table-cell>
          <table:table-cell office:value-type="float" office:value="0.0621881" calcext:value-type="float">
            <text:p>0.0621881</text:p>
          </table:table-cell>
          <table:table-cell office:value-type="float" office:value="0.601122" calcext:value-type="float">
            <text:p>0.601122</text:p>
          </table:table-cell>
          <table:table-cell office:value-type="float" office:value="74.7168" calcext:value-type="float">
            <text:p>74.7168</text:p>
          </table:table-cell>
          <table:table-cell/>
          <table:table-cell office:value-type="float" office:value="73.7572" calcext:value-type="float">
            <text:p>73.7572</text:p>
          </table:table-cell>
          <table:table-cell office:value-type="float" office:value="0.0323138" calcext:value-type="float">
            <text:p>0.0323138</text:p>
          </table:table-cell>
          <table:table-cell office:value-type="float" office:value="74.4328" calcext:value-type="float">
            <text:p>74.4328</text:p>
          </table:table-cell>
          <table:table-cell table:number-columns-repeated="2"/>
          <table:table-cell table:formula="of:=[.C61]/[.D61]" office:value-type="percentage" office:value="0.0080453392008223" calcext:value-type="percentage">
            <text:p>0.80%</text:p>
          </table:table-cell>
          <table:table-cell table:formula="of:=[.G61]/[.D61]" office:value-type="percentage" office:value="0.000432483725213071" calcext:value-type="percentage">
            <text:p>0.0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oMechanics/Linear/Confined_Compression/HydroMechanics_HML_square_1e2_quad8_confined_compression_stdout.log</text:p>
          </table:table-cell>
          <table:table-cell office:value-type="float" office:value="0.208630802" calcext:value-type="float">
            <text:p>0.208630802</text:p>
          </table:table-cell>
          <table:table-cell office:value-type="float" office:value="1.96877511" calcext:value-type="float">
            <text:p>1.96877511</text:p>
          </table:table-cell>
          <table:table-cell office:value-type="float" office:value="14.1211" calcext:value-type="float">
            <text:p>14.1211</text:p>
          </table:table-cell>
          <table:table-cell office:value-type="float" office:value="13.9512209" calcext:value-type="float">
            <text:p>13.9512209</text:p>
          </table:table-cell>
          <table:table-cell office:value-type="float" office:value="11.75639566" calcext:value-type="float">
            <text:p>11.75639566</text:p>
          </table:table-cell>
          <table:table-cell office:value-type="float" office:value="0.01711417" calcext:value-type="float">
            <text:p>0.01711417</text:p>
          </table:table-cell>
          <table:table-cell office:value-type="float" office:value="14.088066" calcext:value-type="float">
            <text:p>14.088066</text:p>
          </table:table-cell>
          <table:table-cell office:value-type="float" office:value="14.104719" calcext:value-type="float">
            <text:p>14.104719</text:p>
          </table:table-cell>
          <table:table-cell/>
          <table:table-cell table:formula="of:=[.C62]/[.D62]" office:value-type="percentage" office:value="0.139420803620115" calcext:value-type="percentage">
            <text:p>13.94%</text:p>
          </table:table-cell>
          <table:table-cell table:formula="of:=[.G62]/[.D62]" office:value-type="percentage" office:value="0.00121195728378101" calcext:value-type="percentage">
            <text:p>0.1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ydroMechanics/Linear/Confined_Compression/HydroMechanics_HML_square_1e2_quad9_confined_compression_stdout.log</text:p>
          </table:table-cell>
          <table:table-cell office:value-type="float" office:value="0.000594139" calcext:value-type="float">
            <text:p>0.000594139</text:p>
          </table:table-cell>
          <table:table-cell office:value-type="float" office:value="0.00459909" calcext:value-type="float">
            <text:p>0.00459909</text:p>
          </table:table-cell>
          <table:table-cell office:value-type="float" office:value="0.041733" calcext:value-type="float">
            <text:p>0.041733</text:p>
          </table:table-cell>
          <table:table-cell/>
          <table:table-cell office:value-type="float" office:value="0.0202842" calcext:value-type="float">
            <text:p>0.0202842</text:p>
          </table:table-cell>
          <table:table-cell office:value-type="float" office:value="0.00450397" calcext:value-type="float">
            <text:p>0.00450397</text:p>
          </table:table-cell>
          <table:table-cell office:value-type="float" office:value="0.025841" calcext:value-type="float">
            <text:p>0.025841</text:p>
          </table:table-cell>
          <table:table-cell table:number-columns-repeated="2"/>
          <table:table-cell table:formula="of:=[.C63]/[.D63]" office:value-type="percentage" office:value="0.1102027172741" calcext:value-type="percentage">
            <text:p>11.02%</text:p>
          </table:table-cell>
          <table:table-cell table:formula="of:=[.G63]/[.D63]" office:value-type="percentage" office:value="0.107923465842379" calcext:value-type="percentage">
            <text:p>10.7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ydroMechanics/Linear/Confined_Compression/HydroMechanics_HML_square_1e2_tri6_confined_compression_stdout.log</text:p>
          </table:table-cell>
          <table:table-cell office:value-type="float" office:value="0.000839233" calcext:value-type="float">
            <text:p>0.000839233</text:p>
          </table:table-cell>
          <table:table-cell office:value-type="float" office:value="0.0061078" calcext:value-type="float">
            <text:p>0.0061078</text:p>
          </table:table-cell>
          <table:table-cell office:value-type="float" office:value="0.0674031" calcext:value-type="float">
            <text:p>0.0674031</text:p>
          </table:table-cell>
          <table:table-cell office:value-type="float" office:value="0.0464026" calcext:value-type="float">
            <text:p>0.0464026</text:p>
          </table:table-cell>
          <table:table-cell office:value-type="float" office:value="0.039392" calcext:value-type="float">
            <text:p>0.039392</text:p>
          </table:table-cell>
          <table:table-cell office:value-type="float" office:value="0.00670481" calcext:value-type="float">
            <text:p>0.00670481</text:p>
          </table:table-cell>
          <table:table-cell office:value-type="float" office:value="0.047066" calcext:value-type="float">
            <text:p>0.047066</text:p>
          </table:table-cell>
          <table:table-cell office:value-type="float" office:value="0.050714" calcext:value-type="float">
            <text:p>0.050714</text:p>
          </table:table-cell>
          <table:table-cell/>
          <table:table-cell table:formula="of:=[.C64]/[.D64]" office:value-type="percentage" office:value="0.0906160102428524" calcext:value-type="percentage">
            <text:p>9.06%</text:p>
          </table:table-cell>
          <table:table-cell table:formula="of:=[.G64]/[.D64]" office:value-type="percentage" office:value="0.0994733179927926" calcext:value-type="percentage">
            <text:p>9.9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oMechanics/Linear/Unconfined_Compression_early/HydroMechanics_HML_square_1e2_unconfined_compression_early_stdout.log</text:p>
          </table:table-cell>
          <table:table-cell office:value-type="float" office:value="0.00050807" calcext:value-type="float">
            <text:p>0.00050807</text:p>
          </table:table-cell>
          <table:table-cell office:value-type="float" office:value="0.00392818" calcext:value-type="float">
            <text:p>0.00392818</text:p>
          </table:table-cell>
          <table:table-cell office:value-type="float" office:value="1.65891" calcext:value-type="float">
            <text:p>1.65891</text:p>
          </table:table-cell>
          <table:table-cell/>
          <table:table-cell office:value-type="float" office:value="1.64092" calcext:value-type="float">
            <text:p>1.64092</text:p>
          </table:table-cell>
          <table:table-cell office:value-type="float" office:value="0.00367808" calcext:value-type="float">
            <text:p>0.00367808</text:p>
          </table:table-cell>
          <table:table-cell office:value-type="float" office:value="1.64574" calcext:value-type="float">
            <text:p>1.64574</text:p>
          </table:table-cell>
          <table:table-cell table:number-columns-repeated="2"/>
          <table:table-cell table:formula="of:=[.C65]/[.D65]" office:value-type="percentage" office:value="0.00236792833848732" calcext:value-type="percentage">
            <text:p>0.24%</text:p>
          </table:table-cell>
          <table:table-cell table:formula="of:=[.G65]/[.D65]" office:value-type="percentage" office:value="0.00221716669379291" calcext:value-type="percentage">
            <text:p>0.2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ydroMechanics/Linear/Unconfined_Compression_late/HydroMechanics_HML_square_1e2_unconfined_compression_late_stdout.log</text:p>
          </table:table-cell>
          <table:table-cell office:value-type="float" office:value="0.006948472" calcext:value-type="float">
            <text:p>0.006948472</text:p>
          </table:table-cell>
          <table:table-cell office:value-type="float" office:value="0.06397462" calcext:value-type="float">
            <text:p>0.06397462</text:p>
          </table:table-cell>
          <table:table-cell office:value-type="float" office:value="0.35203" calcext:value-type="float">
            <text:p>0.35203</text:p>
          </table:table-cell>
          <table:table-cell office:value-type="float" office:value="0.3299147" calcext:value-type="float">
            <text:p>0.3299147</text:p>
          </table:table-cell>
          <table:table-cell office:value-type="float" office:value="0.2583612" calcext:value-type="float">
            <text:p>0.2583612</text:p>
          </table:table-cell>
          <table:table-cell office:value-type="float" office:value="0.00451494" calcext:value-type="float">
            <text:p>0.00451494</text:p>
          </table:table-cell>
          <table:table-cell office:value-type="float" office:value="0.3334949" calcext:value-type="float">
            <text:p>0.3334949</text:p>
          </table:table-cell>
          <table:table-cell office:value-type="float" office:value="0.3353368" calcext:value-type="float">
            <text:p>0.3353368</text:p>
          </table:table-cell>
          <table:table-cell/>
          <table:table-cell table:formula="of:=[.C66]/[.D66]" office:value-type="percentage" office:value="0.1817305911428" calcext:value-type="percentage">
            <text:p>18.17%</text:p>
          </table:table-cell>
          <table:table-cell table:formula="of:=[.G66]/[.D66]" office:value-type="percentage" office:value="0.01282544101355" calcext:value-type="percentage">
            <text:p>1.28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single_joint_3D_stdout.log</text:p>
          </table:table-cell>
          <table:table-cell office:value-type="float" office:value="0.00328803" calcext:value-type="float">
            <text:p>0.00328803</text:p>
          </table:table-cell>
          <table:table-cell office:value-type="float" office:value="0.02162311" calcext:value-type="float">
            <text:p>0.02162311</text:p>
          </table:table-cell>
          <table:table-cell office:value-type="float" office:value="0.194404" calcext:value-type="float">
            <text:p>0.194404</text:p>
          </table:table-cell>
          <table:table-cell office:value-type="float" office:value="0.1570732" calcext:value-type="float">
            <text:p>0.1570732</text:p>
          </table:table-cell>
          <table:table-cell office:value-type="float" office:value="0.1320181" calcext:value-type="float">
            <text:p>0.1320181</text:p>
          </table:table-cell>
          <table:table-cell office:value-type="float" office:value="0.01570272" calcext:value-type="float">
            <text:p>0.01570272</text:p>
          </table:table-cell>
          <table:table-cell office:value-type="float" office:value="0.158639" calcext:value-type="float">
            <text:p>0.158639</text:p>
          </table:table-cell>
          <table:table-cell office:value-type="float" office:value="0.165876" calcext:value-type="float">
            <text:p>0.165876</text:p>
          </table:table-cell>
          <table:table-cell/>
          <table:table-cell table:formula="of:=[.C67]/[.D67]" office:value-type="percentage" office:value="0.11122770107611" calcext:value-type="percentage">
            <text:p>11.12%</text:p>
          </table:table-cell>
          <table:table-cell table:formula="of:=[.G67]/[.D67]" office:value-type="percentage" office:value="0.0807736466327853" calcext:value-type="percentage">
            <text:p>8.08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single_joint_inside_stdout.log</text:p>
          </table:table-cell>
          <table:table-cell office:value-type="float" office:value="0.0002920631" calcext:value-type="float">
            <text:p>0.0002920631</text:p>
          </table:table-cell>
          <table:table-cell office:value-type="float" office:value="0.00369573" calcext:value-type="float">
            <text:p>0.00369573</text:p>
          </table:table-cell>
          <table:table-cell office:value-type="float" office:value="0.032464" calcext:value-type="float">
            <text:p>0.032464</text:p>
          </table:table-cell>
          <table:table-cell office:value-type="float" office:value="0.01919675" calcext:value-type="float">
            <text:p>0.01919675</text:p>
          </table:table-cell>
          <table:table-cell office:value-type="float" office:value="0.01512814" calcext:value-type="float">
            <text:p>0.01512814</text:p>
          </table:table-cell>
          <table:table-cell office:value-type="float" office:value="0.00620103" calcext:value-type="float">
            <text:p>0.00620103</text:p>
          </table:table-cell>
          <table:table-cell office:value-type="float" office:value="0.019398" calcext:value-type="float">
            <text:p>0.019398</text:p>
          </table:table-cell>
          <table:table-cell office:value-type="float" office:value="0.0194061" calcext:value-type="float">
            <text:p>0.0194061</text:p>
          </table:table-cell>
          <table:table-cell/>
          <table:table-cell table:formula="of:=[.C68]/[.D68]" office:value-type="percentage" office:value="0.113840869886644" calcext:value-type="percentage">
            <text:p>11.38%</text:p>
          </table:table-cell>
          <table:table-cell table:formula="of:=[.G68]/[.D68]" office:value-type="percentage" office:value="0.19101250616067" calcext:value-type="percentage">
            <text:p>19.1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single_joint_stdout.log</text:p>
          </table:table-cell>
          <table:table-cell office:value-type="float" office:value="0.0002179144" calcext:value-type="float">
            <text:p>0.0002179144</text:p>
          </table:table-cell>
          <table:table-cell office:value-type="float" office:value="0.00361514" calcext:value-type="float">
            <text:p>0.00361514</text:p>
          </table:table-cell>
          <table:table-cell office:value-type="float" office:value="0.039386" calcext:value-type="float">
            <text:p>0.039386</text:p>
          </table:table-cell>
          <table:table-cell office:value-type="float" office:value="0.02498917" calcext:value-type="float">
            <text:p>0.02498917</text:p>
          </table:table-cell>
          <table:table-cell office:value-type="float" office:value="0.02108789" calcext:value-type="float">
            <text:p>0.02108789</text:p>
          </table:table-cell>
          <table:table-cell office:value-type="float" office:value="0.00710201" calcext:value-type="float">
            <text:p>0.00710201</text:p>
          </table:table-cell>
          <table:table-cell office:value-type="float" office:value="0.0252481" calcext:value-type="float">
            <text:p>0.0252481</text:p>
          </table:table-cell>
          <table:table-cell office:value-type="float" office:value="0.025255" calcext:value-type="float">
            <text:p>0.025255</text:p>
          </table:table-cell>
          <table:table-cell/>
          <table:table-cell table:formula="of:=[.C69]/[.D69]" office:value-type="percentage" office:value="0.0917874371604123" calcext:value-type="percentage">
            <text:p>9.18%</text:p>
          </table:table-cell>
          <table:table-cell table:formula="of:=[.G69]/[.D69]" office:value-type="percentage" office:value="0.180318133346875" calcext:value-type="percentage">
            <text:p>18.0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two_joints_stdout.log</text:p>
          </table:table-cell>
          <table:table-cell office:value-type="float" office:value="0.000271797" calcext:value-type="float">
            <text:p>0.000271797</text:p>
          </table:table-cell>
          <table:table-cell office:value-type="float" office:value="0.00356626" calcext:value-type="float">
            <text:p>0.00356626</text:p>
          </table:table-cell>
          <table:table-cell office:value-type="float" office:value="0.042428" calcext:value-type="float">
            <text:p>0.042428</text:p>
          </table:table-cell>
          <table:table-cell office:value-type="float" office:value="0.0279861" calcext:value-type="float">
            <text:p>0.0279861</text:p>
          </table:table-cell>
          <table:table-cell office:value-type="float" office:value="0.024082" calcext:value-type="float">
            <text:p>0.024082</text:p>
          </table:table-cell>
          <table:table-cell office:value-type="float" office:value="0.00744414" calcext:value-type="float">
            <text:p>0.00744414</text:p>
          </table:table-cell>
          <table:table-cell office:value-type="float" office:value="0.028239" calcext:value-type="float">
            <text:p>0.028239</text:p>
          </table:table-cell>
          <table:table-cell office:value-type="float" office:value="0.0282469" calcext:value-type="float">
            <text:p>0.0282469</text:p>
          </table:table-cell>
          <table:table-cell/>
          <table:table-cell table:formula="of:=[.C70]/[.D70]" office:value-type="percentage" office:value="0.0840543980390308" calcext:value-type="percentage">
            <text:p>8.41%</text:p>
          </table:table-cell>
          <table:table-cell table:formula="of:=[.G70]/[.D70]" office:value-type="percentage" office:value="0.175453474120864" calcext:value-type="percentage">
            <text:p>17.5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Burgers/LARGE_Mechanics_SDB_cube_1e3_tractionBC_stdout.log</text:p>
          </table:table-cell>
          <table:table-cell office:value-type="float" office:value="1.00111909" calcext:value-type="float">
            <text:p>1.00111909</text:p>
          </table:table-cell>
          <table:table-cell office:value-type="float" office:value="49.096341" calcext:value-type="float">
            <text:p>49.096341</text:p>
          </table:table-cell>
          <table:table-cell office:value-type="float" office:value="60.4227" calcext:value-type="float">
            <text:p>60.4227</text:p>
          </table:table-cell>
          <table:table-cell office:value-type="float" office:value="60.169694" calcext:value-type="float">
            <text:p>60.169694</text:p>
          </table:table-cell>
          <table:table-cell office:value-type="float" office:value="10.0531185" calcext:value-type="float">
            <text:p>10.0531185</text:p>
          </table:table-cell>
          <table:table-cell office:value-type="float" office:value="0.03287601" calcext:value-type="float">
            <text:p>0.03287601</text:p>
          </table:table-cell>
          <table:table-cell office:value-type="float" office:value="60.339008" calcext:value-type="float">
            <text:p>60.339008</text:p>
          </table:table-cell>
          <table:table-cell office:value-type="float" office:value="60.353389" calcext:value-type="float">
            <text:p>60.353389</text:p>
          </table:table-cell>
          <table:table-cell/>
          <table:table-cell table:formula="of:=[.C71]/[.D71]" office:value-type="percentage" office:value="0.812547949694403" calcext:value-type="percentage">
            <text:p>81.25%</text:p>
          </table:table-cell>
          <table:table-cell table:formula="of:=[.G71]/[.D71]" office:value-type="percentage" office:value="0.000544100313292852" calcext:value-type="percentage">
            <text:p>0.0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Burgers/Mechanics_SDB_cube_1e0_tractionBC_stdout.log</text:p>
          </table:table-cell>
          <table:table-cell office:value-type="float" office:value="0.0036747496" calcext:value-type="float">
            <text:p>0.0036747496</text:p>
          </table:table-cell>
          <table:table-cell office:value-type="float" office:value="0.051899947" calcext:value-type="float">
            <text:p>0.051899947</text:p>
          </table:table-cell>
          <table:table-cell office:value-type="float" office:value="0.090498" calcext:value-type="float">
            <text:p>0.090498</text:p>
          </table:table-cell>
          <table:table-cell office:value-type="float" office:value="0.078030834" calcext:value-type="float">
            <text:p>0.078030834</text:p>
          </table:table-cell>
          <table:table-cell office:value-type="float" office:value="0.0198793406" calcext:value-type="float">
            <text:p>0.0198793406</text:p>
          </table:table-cell>
          <table:table-cell office:value-type="float" office:value="0.00407982" calcext:value-type="float">
            <text:p>0.00407982</text:p>
          </table:table-cell>
          <table:table-cell office:value-type="float" office:value="0.079164982" calcext:value-type="float">
            <text:p>0.079164982</text:p>
          </table:table-cell>
          <table:table-cell office:value-type="float" office:value="0.080882311" calcext:value-type="float">
            <text:p>0.080882311</text:p>
          </table:table-cell>
          <table:table-cell/>
          <table:table-cell table:formula="of:=[.C72]/[.D72]" office:value-type="percentage" office:value="0.573492751221022" calcext:value-type="percentage">
            <text:p>57.35%</text:p>
          </table:table-cell>
          <table:table-cell table:formula="of:=[.G72]/[.D72]" office:value-type="percentage" office:value="0.0450818802625472" calcext:value-type="percentage">
            <text:p>4.5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/LARGE_Mechanics_SDE_cube_1e3_stdout.log</text:p>
          </table:table-cell>
          <table:table-cell office:value-type="float" office:value="6.54705749000001" calcext:value-type="float">
            <text:p>6.54705749000001</text:p>
          </table:table-cell>
          <table:table-cell office:value-type="float" office:value="555.943492" calcext:value-type="float">
            <text:p>555.943492</text:p>
          </table:table-cell>
          <table:table-cell office:value-type="float" office:value="781.026" calcext:value-type="float">
            <text:p>781.026</text:p>
          </table:table-cell>
          <table:table-cell office:value-type="float" office:value="776.957744999999" calcext:value-type="float">
            <text:p>776.957744999999</text:p>
          </table:table-cell>
          <table:table-cell office:value-type="float" office:value="214.3350171" calcext:value-type="float">
            <text:p>214.3350171</text:p>
          </table:table-cell>
          <table:table-cell office:value-type="float" office:value="3.6969648" calcext:value-type="float">
            <text:p>3.6969648</text:p>
          </table:table-cell>
          <table:table-cell office:value-type="float" office:value="777.269625" calcext:value-type="float">
            <text:p>777.269625</text:p>
          </table:table-cell>
          <table:table-cell office:value-type="float" office:value="780.959407" calcext:value-type="float">
            <text:p>780.959407</text:p>
          </table:table-cell>
          <table:table-cell/>
          <table:table-cell table:formula="of:=[.C73]/[.D73]" office:value-type="percentage" office:value="0.71181176042795" calcext:value-type="percentage">
            <text:p>71.18%</text:p>
          </table:table-cell>
          <table:table-cell table:formula="of:=[.G73]/[.D73]" office:value-type="percentage" office:value="0.00473347212512771" calcext:value-type="percentage">
            <text:p>0.4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Ehlers/Mechanics_PlasticModel_SDE-DP_Ehlers_SpecialCase_DruckerPrager_stdout.log</text:p>
          </table:table-cell>
          <table:table-cell office:value-type="float" office:value="0.00144505578" calcext:value-type="float">
            <text:p>0.00144505578</text:p>
          </table:table-cell>
          <table:table-cell office:value-type="float" office:value="0.0106387098" calcext:value-type="float">
            <text:p>0.0106387098</text:p>
          </table:table-cell>
          <table:table-cell office:value-type="float" office:value="0.186722" calcext:value-type="float">
            <text:p>0.186722</text:p>
          </table:table-cell>
          <table:table-cell office:value-type="float" office:value="0.024169687" calcext:value-type="float">
            <text:p>0.024169687</text:p>
          </table:table-cell>
          <table:table-cell office:value-type="float" office:value="0.0785655907" calcext:value-type="float">
            <text:p>0.0785655907</text:p>
          </table:table-cell>
          <table:table-cell office:value-type="float" office:value="0.08345392" calcext:value-type="float">
            <text:p>0.08345392</text:p>
          </table:table-cell>
          <table:table-cell office:value-type="float" office:value="0.092547939" calcext:value-type="float">
            <text:p>0.092547939</text:p>
          </table:table-cell>
          <table:table-cell office:value-type="float" office:value="0.10576703" calcext:value-type="float">
            <text:p>0.10576703</text:p>
          </table:table-cell>
          <table:table-cell/>
          <table:table-cell table:formula="of:=[.C74]/[.D74]" office:value-type="percentage" office:value="0.0569761988410579" calcext:value-type="percentage">
            <text:p>5.70%</text:p>
          </table:table-cell>
          <table:table-cell table:formula="of:=[.G74]/[.D74]" office:value-type="percentage" office:value="0.446942085024796" calcext:value-type="percentage">
            <text:p>44.6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Ehlers/Mechanics_SDE_cube_1e0_stdout.log</text:p>
          </table:table-cell>
          <table:table-cell office:value-type="float" office:value="0.00827932932000001" calcext:value-type="float">
            <text:p>0.00827932932</text:p>
          </table:table-cell>
          <table:table-cell office:value-type="float" office:value="0.1715783783" calcext:value-type="float">
            <text:p>0.1715783783</text:p>
          </table:table-cell>
          <table:table-cell office:value-type="float" office:value="0.562822" calcext:value-type="float">
            <text:p>0.562822</text:p>
          </table:table-cell>
          <table:table-cell office:value-type="float" office:value="0.246555332" calcext:value-type="float">
            <text:p>0.246555332</text:p>
          </table:table-cell>
          <table:table-cell office:value-type="float" office:value="0.0595235842999999" calcext:value-type="float">
            <text:p>0.0595235843</text:p>
          </table:table-cell>
          <table:table-cell office:value-type="float" office:value="0.3034081" calcext:value-type="float">
            <text:p>0.3034081</text:p>
          </table:table-cell>
          <table:table-cell office:value-type="float" office:value="0.249499105" calcext:value-type="float">
            <text:p>0.249499105</text:p>
          </table:table-cell>
          <table:table-cell office:value-type="float" office:value="0.55325027" calcext:value-type="float">
            <text:p>0.55325027</text:p>
          </table:table-cell>
          <table:table-cell/>
          <table:table-cell table:formula="of:=[.C75]/[.D75]" office:value-type="percentage" office:value="0.30485371627264" calcext:value-type="percentage">
            <text:p>30.49%</text:p>
          </table:table-cell>
          <table:table-cell table:formula="of:=[.G75]/[.D75]" office:value-type="percentage" office:value="0.539083582375955" calcext:value-type="percentage">
            <text:p>53.9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/Mechanics_SDE_cube_1e1_stdout.log</text:p>
          </table:table-cell>
          <table:table-cell office:value-type="float" office:value="0.0738463429000003" calcext:value-type="float">
            <text:p>0.0738463429</text:p>
          </table:table-cell>
          <table:table-cell office:value-type="float" office:value="3.760258443" calcext:value-type="float">
            <text:p>3.760258443</text:p>
          </table:table-cell>
          <table:table-cell office:value-type="float" office:value="4.91857" calcext:value-type="float">
            <text:p>4.91857</text:p>
          </table:table-cell>
          <table:table-cell office:value-type="float" office:value="4.535431471" calcext:value-type="float">
            <text:p>4.535431471</text:p>
          </table:table-cell>
          <table:table-cell office:value-type="float" office:value="0.681880224" calcext:value-type="float">
            <text:p>0.681880224</text:p>
          </table:table-cell>
          <table:table-cell office:value-type="float" office:value="0.36537478" calcext:value-type="float">
            <text:p>0.36537478</text:p>
          </table:table-cell>
          <table:table-cell office:value-type="float" office:value="4.5421629" calcext:value-type="float">
            <text:p>4.5421629</text:p>
          </table:table-cell>
          <table:table-cell office:value-type="float" office:value="4.90684688" calcext:value-type="float">
            <text:p>4.90684688</text:p>
          </table:table-cell>
          <table:table-cell/>
          <table:table-cell table:formula="of:=[.C76]/[.D76]" office:value-type="percentage" office:value="0.764502374267317" calcext:value-type="percentage">
            <text:p>76.45%</text:p>
          </table:table-cell>
          <table:table-cell table:formula="of:=[.G76]/[.D76]" office:value-type="percentage" office:value="0.074284757561649" calcext:value-type="percentage">
            <text:p>7.4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Damage/TriaxialCompression/Mechanics_PlasticModel_SDED_Ehlers_Damage_TriaxialCompression_stdout.log</text:p>
          </table:table-cell>
          <table:table-cell office:value-type="float" office:value="0.293285417730004" calcext:value-type="float">
            <text:p>0.293285417730004</text:p>
          </table:table-cell>
          <table:table-cell office:value-type="float" office:value="5.08698603699839" calcext:value-type="float">
            <text:p>5.08698603699839</text:p>
          </table:table-cell>
          <table:table-cell office:value-type="float" office:value="8.75245" calcext:value-type="float">
            <text:p>8.75245</text:p>
          </table:table-cell>
          <table:table-cell office:value-type="float" office:value="8.63972616689986" calcext:value-type="float">
            <text:p>8.63972616689986</text:p>
          </table:table-cell>
          <table:table-cell office:value-type="float" office:value="2.99239963710005" calcext:value-type="float">
            <text:p>2.99239963710005</text:p>
          </table:table-cell>
          <table:table-cell office:value-type="float" office:value="0.00479126" calcext:value-type="float">
            <text:p>0.00479126</text:p>
          </table:table-cell>
          <table:table-cell office:value-type="float" office:value="8.707516027" calcext:value-type="float">
            <text:p>8.707516027</text:p>
          </table:table-cell>
          <table:table-cell office:value-type="float" office:value="8.72921120800001" calcext:value-type="float">
            <text:p>8.72921120800001</text:p>
          </table:table-cell>
          <table:table-cell/>
          <table:table-cell table:formula="of:=[.C77]/[.D77]" office:value-type="percentage" office:value="0.581207094813269" calcext:value-type="percentage">
            <text:p>58.12%</text:p>
          </table:table-cell>
          <table:table-cell table:formula="of:=[.G77]/[.D77]" office:value-type="percentage" office:value="0.000547419294026244" calcext:value-type="percentage">
            <text:p>0.0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Damage/UniaxialCompression/Mechanics_PlasticModel_SDED_Ehlers_Damage_UniaxialCompression_stdout.log</text:p>
          </table:table-cell>
          <table:table-cell office:value-type="float" office:value="0.0952592081999927" calcext:value-type="float">
            <text:p>0.095259208199993</text:p>
          </table:table-cell>
          <table:table-cell office:value-type="float" office:value="0.983148340300011" calcext:value-type="float">
            <text:p>0.983148340300011</text:p>
          </table:table-cell>
          <table:table-cell office:value-type="float" office:value="2.29074" calcext:value-type="float">
            <text:p>2.29074</text:p>
          </table:table-cell>
          <table:table-cell office:value-type="float" office:value="2.15848629000001" calcext:value-type="float">
            <text:p>2.15848629000001</text:p>
          </table:table-cell>
          <table:table-cell office:value-type="float" office:value="1.07104617540003" calcext:value-type="float">
            <text:p>1.07104617540003</text:p>
          </table:table-cell>
          <table:table-cell office:value-type="float" office:value="0.00578308" calcext:value-type="float">
            <text:p>0.00578308</text:p>
          </table:table-cell>
          <table:table-cell office:value-type="float" office:value="2.257832112" calcext:value-type="float">
            <text:p>2.257832112</text:p>
          </table:table-cell>
          <table:table-cell office:value-type="float" office:value="2.20571770499999" calcext:value-type="float">
            <text:p>2.20571770499999</text:p>
          </table:table-cell>
          <table:table-cell/>
          <table:table-cell table:formula="of:=[.C78]/[.D78]" office:value-type="percentage" office:value="0.429183731152384" calcext:value-type="percentage">
            <text:p>42.92%</text:p>
          </table:table-cell>
          <table:table-cell table:formula="of:=[.G78]/[.D78]" office:value-type="percentage" office:value="0.00252454665304661" calcext:value-type="percentage">
            <text:p>0.2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Damage/UniaxialTension/Mechanics_PlasticModel_SDED_Ehlers_Damage_UniaxialTension_stdout.log</text:p>
          </table:table-cell>
          <table:table-cell office:value-type="float" office:value="0.462303480130237" calcext:value-type="float">
            <text:p>0.462303480130237</text:p>
          </table:table-cell>
          <table:table-cell office:value-type="float" office:value="4.2341138833004" calcext:value-type="float">
            <text:p>4.2341138833004</text:p>
          </table:table-cell>
          <table:table-cell office:value-type="float" office:value="10.3132" calcext:value-type="float">
            <text:p>10.3132</text:p>
          </table:table-cell>
          <table:table-cell office:value-type="float" office:value="10.1821497739998" calcext:value-type="float">
            <text:p>10.1821497739998</text:p>
          </table:table-cell>
          <table:table-cell office:value-type="float" office:value="5.12415496409994" calcext:value-type="float">
            <text:p>5.12415496409994</text:p>
          </table:table-cell>
          <table:table-cell office:value-type="float" office:value="0.00621987" calcext:value-type="float">
            <text:p>0.00621987</text:p>
          </table:table-cell>
          <table:table-cell office:value-type="float" office:value="10.271585968" calcext:value-type="float">
            <text:p>10.271585968</text:p>
          </table:table-cell>
          <table:table-cell office:value-type="float" office:value="10.293309725" calcext:value-type="float">
            <text:p>10.293309725</text:p>
          </table:table-cell>
          <table:table-cell/>
          <table:table-cell table:formula="of:=[.C79]/[.D79]" office:value-type="percentage" office:value="0.41055287236749" calcext:value-type="percentage">
            <text:p>41.06%</text:p>
          </table:table-cell>
          <table:table-cell table:formula="of:=[.G79]/[.D79]" office:value-type="percentage" office:value="0.000603097971531629" calcext:value-type="percentage">
            <text:p>0.0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LARGE_Mechanics_SDL_disc_with_hole_stdout.log</text:p>
          </table:table-cell>
          <table:table-cell office:value-type="float" office:value="0.00290513" calcext:value-type="float">
            <text:p>0.00290513</text:p>
          </table:table-cell>
          <table:table-cell office:value-type="float" office:value="0.03949975" calcext:value-type="float">
            <text:p>0.03949975</text:p>
          </table:table-cell>
          <table:table-cell office:value-type="float" office:value="0.269541" calcext:value-type="float">
            <text:p>0.269541</text:p>
          </table:table-cell>
          <table:table-cell office:value-type="float" office:value="0.2234588" calcext:value-type="float">
            <text:p>0.2234588</text:p>
          </table:table-cell>
          <table:table-cell office:value-type="float" office:value="0.1808221" calcext:value-type="float">
            <text:p>0.1808221</text:p>
          </table:table-cell>
          <table:table-cell office:value-type="float" office:value="0.01720071" calcext:value-type="float">
            <text:p>0.01720071</text:p>
          </table:table-cell>
          <table:table-cell office:value-type="float" office:value="0.2261127" calcext:value-type="float">
            <text:p>0.2261127</text:p>
          </table:table-cell>
          <table:table-cell office:value-type="float" office:value="0.2261632" calcext:value-type="float">
            <text:p>0.2261632</text:p>
          </table:table-cell>
          <table:table-cell/>
          <table:table-cell table:formula="of:=[.C80]/[.D80]" office:value-type="percentage" office:value="0.146544496013593" calcext:value-type="percentage">
            <text:p>14.65%</text:p>
          </table:table-cell>
          <table:table-cell table:formula="of:=[.G80]/[.D80]" office:value-type="percentage" office:value="0.0638148185248255" calcext:value-type="percentage">
            <text:p>6.3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Linear/LARGE_Mechanics_SDL_square_1e5_tractionBC_stdout.log</text:p>
          </table:table-cell>
          <table:table-cell office:value-type="float" office:value="0.2459562" calcext:value-type="float">
            <text:p>0.2459562</text:p>
          </table:table-cell>
          <table:table-cell office:value-type="float" office:value="3.873408" calcext:value-type="float">
            <text:p>3.873408</text:p>
          </table:table-cell>
          <table:table-cell office:value-type="float" office:value="162.251" calcext:value-type="float">
            <text:p>162.251</text:p>
          </table:table-cell>
          <table:table-cell office:value-type="float" office:value="158.6476" calcext:value-type="float">
            <text:p>158.6476</text:p>
          </table:table-cell>
          <table:table-cell office:value-type="float" office:value="154.5188" calcext:value-type="float">
            <text:p>154.5188</text:p>
          </table:table-cell>
          <table:table-cell office:value-type="float" office:value="1.312773" calcext:value-type="float">
            <text:p>1.312773</text:p>
          </table:table-cell>
          <table:table-cell office:value-type="float" office:value="158.841" calcext:value-type="float">
            <text:p>158.841</text:p>
          </table:table-cell>
          <table:table-cell office:value-type="float" office:value="158.8411" calcext:value-type="float">
            <text:p>158.8411</text:p>
          </table:table-cell>
          <table:table-cell/>
          <table:table-cell table:formula="of:=[.C81]/[.D81]" office:value-type="percentage" office:value="0.0238729376090132" calcext:value-type="percentage">
            <text:p>2.39%</text:p>
          </table:table-cell>
          <table:table-cell table:formula="of:=[.G81]/[.D81]" office:value-type="percentage" office:value="0.00809100097996314" calcext:value-type="percentage">
            <text:p>0.8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Linear/LARGE_SmallDeformation_ring_plane_strain_axi_stdout.log</text:p>
          </table:table-cell>
          <table:table-cell office:value-type="float" office:value="0.01208495" calcext:value-type="float">
            <text:p>0.01208495</text:p>
          </table:table-cell>
          <table:table-cell office:value-type="float" office:value="0.1702468" calcext:value-type="float">
            <text:p>0.1702468</text:p>
          </table:table-cell>
          <table:table-cell office:value-type="float" office:value="1.99603" calcext:value-type="float">
            <text:p>1.99603</text:p>
          </table:table-cell>
          <table:table-cell office:value-type="float" office:value="1.651181" calcext:value-type="float">
            <text:p>1.651181</text:p>
          </table:table-cell>
          <table:table-cell office:value-type="float" office:value="1.468428" calcext:value-type="float">
            <text:p>1.468428</text:p>
          </table:table-cell>
          <table:table-cell office:value-type="float" office:value="0.145108" calcext:value-type="float">
            <text:p>0.145108</text:p>
          </table:table-cell>
          <table:table-cell office:value-type="float" office:value="1.65595" calcext:value-type="float">
            <text:p>1.65595</text:p>
          </table:table-cell>
          <table:table-cell office:value-type="float" office:value="1.65596" calcext:value-type="float">
            <text:p>1.65596</text:p>
          </table:table-cell>
          <table:table-cell/>
          <table:table-cell table:formula="of:=[.C82]/[.D82]" office:value-type="percentage" office:value="0.0852927060214526" calcext:value-type="percentage">
            <text:p>8.53%</text:p>
          </table:table-cell>
          <table:table-cell table:formula="of:=[.G82]/[.D82]" office:value-type="percentage" office:value="0.0726983061376833" calcext:value-type="percentage">
            <text:p>7.2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cube_1e0_nodal_forces_stdout.log</text:p>
          </table:table-cell>
          <table:table-cell table:style-name="ce4" office:value-type="float" office:value="0.00005102163" calcext:value-type="float">
            <text:p>5.10E-05</text:p>
          </table:table-cell>
          <table:table-cell office:value-type="float" office:value="0.000315905" calcext:value-type="float">
            <text:p>0.000315905</text:p>
          </table:table-cell>
          <table:table-cell office:value-type="float" office:value="0.014257" calcext:value-type="float">
            <text:p>0.014257</text:p>
          </table:table-cell>
          <table:table-cell office:value-type="float" office:value="0.000941991" calcext:value-type="float">
            <text:p>0.000941991</text:p>
          </table:table-cell>
          <table:table-cell office:value-type="float" office:value="0.0005342957" calcext:value-type="float">
            <text:p>0.0005342957</text:p>
          </table:table-cell>
          <table:table-cell office:value-type="float" office:value="0.00663519" calcext:value-type="float">
            <text:p>0.00663519</text:p>
          </table:table-cell>
          <table:table-cell office:value-type="float" office:value="0.000984907" calcext:value-type="float">
            <text:p>0.000984907</text:p>
          </table:table-cell>
          <table:table-cell office:value-type="float" office:value="0.001002789" calcext:value-type="float">
            <text:p>0.001002789</text:p>
          </table:table-cell>
          <table:table-cell/>
          <table:table-cell table:formula="of:=[.C83]/[.D83]" office:value-type="percentage" office:value="0.0221578873535807" calcext:value-type="percentage">
            <text:p>2.22%</text:p>
          </table:table-cell>
          <table:table-cell table:formula="of:=[.G83]/[.D83]" office:value-type="percentage" office:value="0.465398751490496" calcext:value-type="percentage">
            <text:p>46.54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cube_1e0_simple_shear_nodal_forces_stdout.log</text:p>
          </table:table-cell>
          <table:table-cell table:style-name="ce4" office:value-type="float" office:value="0.0000782012" calcext:value-type="float">
            <text:p>7.82E-05</text:p>
          </table:table-cell>
          <table:table-cell office:value-type="float" office:value="0.0002863408" calcext:value-type="float">
            <text:p>0.0002863408</text:p>
          </table:table-cell>
          <table:table-cell office:value-type="float" office:value="0.0136349" calcext:value-type="float">
            <text:p>0.0136349</text:p>
          </table:table-cell>
          <table:table-cell office:value-type="float" office:value="0.000983954" calcext:value-type="float">
            <text:p>0.000983954</text:p>
          </table:table-cell>
          <table:table-cell office:value-type="float" office:value="0.0005381112" calcext:value-type="float">
            <text:p>0.0005381112</text:p>
          </table:table-cell>
          <table:table-cell office:value-type="float" office:value="0.00497914" calcext:value-type="float">
            <text:p>0.00497914</text:p>
          </table:table-cell>
          <table:table-cell office:value-type="float" office:value="0.001039028" calcext:value-type="float">
            <text:p>0.001039028</text:p>
          </table:table-cell>
          <table:table-cell office:value-type="float" office:value="0.00106597" calcext:value-type="float">
            <text:p>0.00106597</text:p>
          </table:table-cell>
          <table:table-cell/>
          <table:table-cell table:formula="of:=[.C84]/[.D84]" office:value-type="percentage" office:value="0.0210005793955218" calcext:value-type="percentage">
            <text:p>2.10%</text:p>
          </table:table-cell>
          <table:table-cell table:formula="of:=[.G84]/[.D84]" office:value-type="percentage" office:value="0.365176128904502" calcext:value-type="percentage">
            <text:p>36.5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square_1e0_displacementBC_stdout.log</text:p>
          </table:table-cell>
          <table:table-cell table:style-name="ce4" office:value-type="float" office:value="0.00003194811" calcext:value-type="float">
            <text:p>3.19E-05</text:p>
          </table:table-cell>
          <table:table-cell office:value-type="float" office:value="0.0013101088" calcext:value-type="float">
            <text:p>0.0013101088</text:p>
          </table:table-cell>
          <table:table-cell office:value-type="float" office:value="0.010185" calcext:value-type="float">
            <text:p>0.010185</text:p>
          </table:table-cell>
          <table:table-cell office:value-type="float" office:value="0.001921895" calcext:value-type="float">
            <text:p>0.001921895</text:p>
          </table:table-cell>
          <table:table-cell office:value-type="float" office:value="0.0004980564" calcext:value-type="float">
            <text:p>0.0004980564</text:p>
          </table:table-cell>
          <table:table-cell office:value-type="float" office:value="0.00340104" calcext:value-type="float">
            <text:p>0.00340104</text:p>
          </table:table-cell>
          <table:table-cell office:value-type="float" office:value="0.001964572" calcext:value-type="float">
            <text:p>0.001964572</text:p>
          </table:table-cell>
          <table:table-cell office:value-type="float" office:value="0.001986508" calcext:value-type="float">
            <text:p>0.001986508</text:p>
          </table:table-cell>
          <table:table-cell/>
          <table:table-cell table:formula="of:=[.C85]/[.D85]" office:value-type="percentage" office:value="0.128631202749141" calcext:value-type="percentage">
            <text:p>12.86%</text:p>
          </table:table-cell>
          <table:table-cell table:formula="of:=[.G85]/[.D85]" office:value-type="percentage" office:value="0.333926362297496" calcext:value-type="percentage">
            <text:p>33.3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square_1e2_quad8_traction_topBC_stdout.log</text:p>
          </table:table-cell>
          <table:table-cell office:value-type="float" office:value="0.001411916" calcext:value-type="float">
            <text:p>0.001411916</text:p>
          </table:table-cell>
          <table:table-cell office:value-type="float" office:value="0.01083946" calcext:value-type="float">
            <text:p>0.01083946</text:p>
          </table:table-cell>
          <table:table-cell office:value-type="float" office:value="0.07781" calcext:value-type="float">
            <text:p>0.07781</text:p>
          </table:table-cell>
          <table:table-cell office:value-type="float" office:value="0.0634453" calcext:value-type="float">
            <text:p>0.0634453</text:p>
          </table:table-cell>
          <table:table-cell office:value-type="float" office:value="0.05104256" calcext:value-type="float">
            <text:p>0.05104256</text:p>
          </table:table-cell>
          <table:table-cell office:value-type="float" office:value="0.00652599" calcext:value-type="float">
            <text:p>0.00652599</text:p>
          </table:table-cell>
          <table:table-cell office:value-type="float" office:value="0.0638108" calcext:value-type="float">
            <text:p>0.0638108</text:p>
          </table:table-cell>
          <table:table-cell office:value-type="float" office:value="0.0638609" calcext:value-type="float">
            <text:p>0.0638609</text:p>
          </table:table-cell>
          <table:table-cell/>
          <table:table-cell table:formula="of:=[.C86]/[.D86]" office:value-type="percentage" office:value="0.139306772908367" calcext:value-type="percentage">
            <text:p>13.93%</text:p>
          </table:table-cell>
          <table:table-cell table:formula="of:=[.G86]/[.D86]" office:value-type="percentage" office:value="0.0838708392237502" calcext:value-type="percentage">
            <text:p>8.3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square_1e2_tractionBC_stdout.log</text:p>
          </table:table-cell>
          <table:table-cell office:value-type="float" office:value="0.0002133846" calcext:value-type="float">
            <text:p>0.0002133846</text:p>
          </table:table-cell>
          <table:table-cell office:value-type="float" office:value="0.002543211" calcext:value-type="float">
            <text:p>0.002543211</text:p>
          </table:table-cell>
          <table:table-cell office:value-type="float" office:value="0.0158892" calcext:value-type="float">
            <text:p>0.0158892</text:p>
          </table:table-cell>
          <table:table-cell office:value-type="float" office:value="0.00770688" calcext:value-type="float">
            <text:p>0.00770688</text:p>
          </table:table-cell>
          <table:table-cell office:value-type="float" office:value="0.004879715" calcext:value-type="float">
            <text:p>0.004879715</text:p>
          </table:table-cell>
          <table:table-cell office:value-type="float" office:value="0.0037551" calcext:value-type="float">
            <text:p>0.0037551</text:p>
          </table:table-cell>
          <table:table-cell office:value-type="float" office:value="0.00786472" calcext:value-type="float">
            <text:p>0.00786472</text:p>
          </table:table-cell>
          <table:table-cell office:value-type="float" office:value="0.00788236" calcext:value-type="float">
            <text:p>0.00788236</text:p>
          </table:table-cell>
          <table:table-cell/>
          <table:table-cell table:formula="of:=[.C87]/[.D87]" office:value-type="percentage" office:value="0.160059096744959" calcext:value-type="percentage">
            <text:p>16.01%</text:p>
          </table:table-cell>
          <table:table-cell table:formula="of:=[.G87]/[.D87]" office:value-type="percentage" office:value="0.236330337587795" calcext:value-type="percentage">
            <text:p>23.6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ConcentrationDiffusionAndStorage_stdout.log</text:p>
          </table:table-cell>
          <table:table-cell office:value-type="float" office:value="0.090262179" calcext:value-type="float">
            <text:p>0.090262179</text:p>
          </table:table-cell>
          <table:table-cell office:value-type="float" office:value="1.8034525" calcext:value-type="float">
            <text:p>1.8034525</text:p>
          </table:table-cell>
          <table:table-cell office:value-type="float" office:value="3.03329" calcext:value-type="float">
            <text:p>3.03329</text:p>
          </table:table-cell>
          <table:table-cell office:value-type="float" office:value="2.8121478" calcext:value-type="float">
            <text:p>2.8121478</text:p>
          </table:table-cell>
          <table:table-cell office:value-type="float" office:value="0.803141899999999" calcext:value-type="float">
            <text:p>0.803141899999999</text:p>
          </table:table-cell>
          <table:table-cell office:value-type="float" office:value="0.01566505" calcext:value-type="float">
            <text:p>0.01566505</text:p>
          </table:table-cell>
          <table:table-cell office:value-type="float" office:value="2.9995097" calcext:value-type="float">
            <text:p>2.9995097</text:p>
          </table:table-cell>
          <table:table-cell office:value-type="float" office:value="3.0056891" calcext:value-type="float">
            <text:p>3.0056891</text:p>
          </table:table-cell>
          <table:table-cell/>
          <table:table-cell table:formula="of:=[.C88]/[.D88]" office:value-type="percentage" office:value="0.594553273837978" calcext:value-type="percentage">
            <text:p>59.46%</text:p>
          </table:table-cell>
          <table:table-cell table:formula="of:=[.G88]/[.D88]" office:value-type="percentage" office:value="0.00516437597460183" calcext:value-type="percentage">
            <text:p>0.5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ComponentTransport/2D_ComponentTransport_ConcentrationDiffusionOnly_stdout.log</text:p>
          </table:table-cell>
          <table:table-cell office:value-type="float" office:value="0.000972032" calcext:value-type="float">
            <text:p>0.000972032</text:p>
          </table:table-cell>
          <table:table-cell office:value-type="float" office:value="0.01718712" calcext:value-type="float">
            <text:p>0.01718712</text:p>
          </table:table-cell>
          <table:table-cell office:value-type="float" office:value="0.0558009" calcext:value-type="float">
            <text:p>0.0558009</text:p>
          </table:table-cell>
          <table:table-cell office:value-type="float" office:value="0.027678" calcext:value-type="float">
            <text:p>0.027678</text:p>
          </table:table-cell>
          <table:table-cell office:value-type="float" office:value="0.00944805" calcext:value-type="float">
            <text:p>0.00944805</text:p>
          </table:table-cell>
          <table:table-cell office:value-type="float" office:value="0.01089001" calcext:value-type="float">
            <text:p>0.01089001</text:p>
          </table:table-cell>
          <table:table-cell office:value-type="float" office:value="0.0290868" calcext:value-type="float">
            <text:p>0.0290868</text:p>
          </table:table-cell>
          <table:table-cell office:value-type="float" office:value="0.0344801" calcext:value-type="float">
            <text:p>0.0344801</text:p>
          </table:table-cell>
          <table:table-cell/>
          <table:table-cell table:formula="of:=[.C89]/[.D89]" office:value-type="percentage" office:value="0.308007935355881" calcext:value-type="percentage">
            <text:p>30.80%</text:p>
          </table:table-cell>
          <table:table-cell table:formula="of:=[.G89]/[.D89]" office:value-type="percentage" office:value="0.195158321819182" calcext:value-type="percentage">
            <text:p>19.5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AndDecay_stdout.log</text:p>
          </table:table-cell>
          <table:table-cell office:value-type="float" office:value="0.370936618999999" calcext:value-type="float">
            <text:p>0.370936618999999</text:p>
          </table:table-cell>
          <table:table-cell office:value-type="float" office:value="7.19802393000001" calcext:value-type="float">
            <text:p>7.19802393000001</text:p>
          </table:table-cell>
          <table:table-cell office:value-type="float" office:value="13.5443" calcext:value-type="float">
            <text:p>13.5443</text:p>
          </table:table-cell>
          <table:table-cell office:value-type="float" office:value="12.5342245" calcext:value-type="float">
            <text:p>12.5342245</text:p>
          </table:table-cell>
          <table:table-cell office:value-type="float" office:value="4.5174466" calcext:value-type="float">
            <text:p>4.5174466</text:p>
          </table:table-cell>
          <table:table-cell office:value-type="float" office:value="0.04937029" calcext:value-type="float">
            <text:p>0.04937029</text:p>
          </table:table-cell>
          <table:table-cell office:value-type="float" office:value="13.469159" calcext:value-type="float">
            <text:p>13.469159</text:p>
          </table:table-cell>
          <table:table-cell office:value-type="float" office:value="13.5127808" calcext:value-type="float">
            <text:p>13.5127808</text:p>
          </table:table-cell>
          <table:table-cell/>
          <table:table-cell table:formula="of:=[.C90]/[.D90]" office:value-type="percentage" office:value="0.531443037292441" calcext:value-type="percentage">
            <text:p>53.14%</text:p>
          </table:table-cell>
          <table:table-cell table:formula="of:=[.G90]/[.D90]" office:value-type="percentage" office:value="0.00364509719955996" calcext:value-type="percentage">
            <text:p>0.3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AndDispersionHalf_stdout.log</text:p>
          </table:table-cell>
          <table:table-cell office:value-type="float" office:value="0.392157093000001" calcext:value-type="float">
            <text:p>0.392157093000001</text:p>
          </table:table-cell>
          <table:table-cell office:value-type="float" office:value="7.45769106999999" calcext:value-type="float">
            <text:p>7.45769106999999</text:p>
          </table:table-cell>
          <table:table-cell office:value-type="float" office:value="14.293" calcext:value-type="float">
            <text:p>14.293</text:p>
          </table:table-cell>
          <table:table-cell office:value-type="float" office:value="13.2694688" calcext:value-type="float">
            <text:p>13.2694688</text:p>
          </table:table-cell>
          <table:table-cell office:value-type="float" office:value="4.95554296000001" calcext:value-type="float">
            <text:p>4.95554296000001</text:p>
          </table:table-cell>
          <table:table-cell office:value-type="float" office:value="0.04927801" calcext:value-type="float">
            <text:p>0.04927801</text:p>
          </table:table-cell>
          <table:table-cell office:value-type="float" office:value="14.2182043" calcext:value-type="float">
            <text:p>14.2182043</text:p>
          </table:table-cell>
          <table:table-cell office:value-type="float" office:value="14.2620246" calcext:value-type="float">
            <text:p>14.2620246</text:p>
          </table:table-cell>
          <table:table-cell/>
          <table:table-cell table:formula="of:=[.C91]/[.D91]" office:value-type="percentage" office:value="0.521772271041768" calcext:value-type="percentage">
            <text:p>52.18%</text:p>
          </table:table-cell>
          <table:table-cell table:formula="of:=[.G91]/[.D91]" office:value-type="percentage" office:value="0.00344770237179039" calcext:value-type="percentage">
            <text:p>0.3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AndDispersion_stdout.log</text:p>
          </table:table-cell>
          <table:table-cell office:value-type="float" office:value="0.387607105" calcext:value-type="float">
            <text:p>0.387607105</text:p>
          </table:table-cell>
          <table:table-cell office:value-type="float" office:value="7.45711795000001" calcext:value-type="float">
            <text:p>7.45711795000001</text:p>
          </table:table-cell>
          <table:table-cell office:value-type="float" office:value="14.4307" calcext:value-type="float">
            <text:p>14.4307</text:p>
          </table:table-cell>
          <table:table-cell office:value-type="float" office:value="13.3980287" calcext:value-type="float">
            <text:p>13.3980287</text:p>
          </table:table-cell>
          <table:table-cell office:value-type="float" office:value="5.08330602000001" calcext:value-type="float">
            <text:p>5.08330602000001</text:p>
          </table:table-cell>
          <table:table-cell office:value-type="float" office:value="0.05008434" calcext:value-type="float">
            <text:p>0.05008434</text:p>
          </table:table-cell>
          <table:table-cell office:value-type="float" office:value="14.3535865" calcext:value-type="float">
            <text:p>14.3535865</text:p>
          </table:table-cell>
          <table:table-cell office:value-type="float" office:value="14.3978907" calcext:value-type="float">
            <text:p>14.3978907</text:p>
          </table:table-cell>
          <table:table-cell/>
          <table:table-cell table:formula="of:=[.C92]/[.D92]" office:value-type="percentage" office:value="0.516753722965622" calcext:value-type="percentage">
            <text:p>51.68%</text:p>
          </table:table-cell>
          <table:table-cell table:formula="of:=[.G92]/[.D92]" office:value-type="percentage" office:value="0.00347067986999938" calcext:value-type="percentage">
            <text:p>0.3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_stdout.log</text:p>
          </table:table-cell>
          <table:table-cell office:value-type="float" office:value="0.404133081999999" calcext:value-type="float">
            <text:p>0.404133081999999</text:p>
          </table:table-cell>
          <table:table-cell office:value-type="float" office:value="7.62028942" calcext:value-type="float">
            <text:p>7.62028942</text:p>
          </table:table-cell>
          <table:table-cell office:value-type="float" office:value="14.3367" calcext:value-type="float">
            <text:p>14.3367</text:p>
          </table:table-cell>
          <table:table-cell office:value-type="float" office:value="13.3219095" calcext:value-type="float">
            <text:p>13.3219095</text:p>
          </table:table-cell>
          <table:table-cell office:value-type="float" office:value="4.82780075" calcext:value-type="float">
            <text:p>4.82780075</text:p>
          </table:table-cell>
          <table:table-cell office:value-type="float" office:value="0.04873609" calcext:value-type="float">
            <text:p>0.04873609</text:p>
          </table:table-cell>
          <table:table-cell office:value-type="float" office:value="14.2637563" calcext:value-type="float">
            <text:p>14.2637563</text:p>
          </table:table-cell>
          <table:table-cell office:value-type="float" office:value="14.306696" calcext:value-type="float">
            <text:p>14.306696</text:p>
          </table:table-cell>
          <table:table-cell/>
          <table:table-cell table:formula="of:=[.C93]/[.D93]" office:value-type="percentage" office:value="0.531523252910363" calcext:value-type="percentage">
            <text:p>53.15%</text:p>
          </table:table-cell>
          <table:table-cell table:formula="of:=[.G93]/[.D93]" office:value-type="percentage" office:value="0.00339939386330188" calcext:value-type="percentage">
            <text:p>0.3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GravityAndDispersionHalf_stdout.log</text:p>
          </table:table-cell>
          <table:table-cell office:value-type="float" office:value="0.337812909" calcext:value-type="float">
            <text:p>0.337812909</text:p>
          </table:table-cell>
          <table:table-cell office:value-type="float" office:value="7.36870909000001" calcext:value-type="float">
            <text:p>7.36870909000001</text:p>
          </table:table-cell>
          <table:table-cell office:value-type="float" office:value="16.0933" calcext:value-type="float">
            <text:p>16.0933</text:p>
          </table:table-cell>
          <table:table-cell office:value-type="float" office:value="14.7277819" calcext:value-type="float">
            <text:p>14.7277819</text:p>
          </table:table-cell>
          <table:table-cell office:value-type="float" office:value="6.60249225999999" calcext:value-type="float">
            <text:p>6.60249225999999</text:p>
          </table:table-cell>
          <table:table-cell office:value-type="float" office:value="0.04633975" calcext:value-type="float">
            <text:p>0.04633975</text:p>
          </table:table-cell>
          <table:table-cell office:value-type="float" office:value="16.0208199" calcext:value-type="float">
            <text:p>16.0208199</text:p>
          </table:table-cell>
          <table:table-cell office:value-type="float" office:value="16.0616074" calcext:value-type="float">
            <text:p>16.0616074</text:p>
          </table:table-cell>
          <table:table-cell/>
          <table:table-cell table:formula="of:=[.C94]/[.D94]" office:value-type="percentage" office:value="0.457874338389268" calcext:value-type="percentage">
            <text:p>45.79%</text:p>
          </table:table-cell>
          <table:table-cell table:formula="of:=[.G94]/[.D94]" office:value-type="percentage" office:value="0.00287944361939441" calcext:value-type="percentage">
            <text:p>0.2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goswami/LARGE_2D_ComponentTransport_Goswami_stdout.log</text:p>
          </table:table-cell>
          <table:table-cell office:value-type="float" office:value="1.88211886" calcext:value-type="float">
            <text:p>1.88211886</text:p>
          </table:table-cell>
          <table:table-cell office:value-type="float" office:value="45.213683" calcext:value-type="float">
            <text:p>45.213683</text:p>
          </table:table-cell>
          <table:table-cell office:value-type="float" office:value="271.519" calcext:value-type="float">
            <text:p>271.519</text:p>
          </table:table-cell>
          <table:table-cell office:value-type="float" office:value="262.083367" calcext:value-type="float">
            <text:p>262.083367</text:p>
          </table:table-cell>
          <table:table-cell office:value-type="float" office:value="213.229957" calcext:value-type="float">
            <text:p>213.229957</text:p>
          </table:table-cell>
          <table:table-cell office:value-type="float" office:value="0.900812" calcext:value-type="float">
            <text:p>0.900812</text:p>
          </table:table-cell>
          <table:table-cell office:value-type="float" office:value="270.391444" calcext:value-type="float">
            <text:p>270.391444</text:p>
          </table:table-cell>
          <table:table-cell office:value-type="float" office:value="271.105944" calcext:value-type="float">
            <text:p>271.105944</text:p>
          </table:table-cell>
          <table:table-cell/>
          <table:table-cell table:formula="of:=[.C95]/[.D95]" office:value-type="percentage" office:value="0.166521248973368" calcext:value-type="percentage">
            <text:p>16.65%</text:p>
          </table:table-cell>
          <table:table-cell table:formula="of:=[.G95]/[.D95]" office:value-type="percentage" office:value="0.0033176757427657" calcext:value-type="percentage">
            <text:p>0.3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AxiSymTheis/LiquidFlow_AxisymTheis_stdout.log</text:p>
          </table:table-cell>
          <table:table-cell office:value-type="float" office:value="0.0025467878" calcext:value-type="float">
            <text:p>0.0025467878</text:p>
          </table:table-cell>
          <table:table-cell office:value-type="float" office:value="0.045809984" calcext:value-type="float">
            <text:p>0.045809984</text:p>
          </table:table-cell>
          <table:table-cell office:value-type="float" office:value="0.729599" calcext:value-type="float">
            <text:p>0.729599</text:p>
          </table:table-cell>
          <table:table-cell office:value-type="float" office:value="0.68342961" calcext:value-type="float">
            <text:p>0.68342961</text:p>
          </table:table-cell>
          <table:table-cell office:value-type="float" office:value="0.63469179" calcext:value-type="float">
            <text:p>0.63469179</text:p>
          </table:table-cell>
          <table:table-cell office:value-type="float" office:value="0.02399254" calcext:value-type="float">
            <text:p>0.02399254</text:p>
          </table:table-cell>
          <table:table-cell office:value-type="float" office:value="0.69767521" calcext:value-type="float">
            <text:p>0.69767521</text:p>
          </table:table-cell>
          <table:table-cell office:value-type="float" office:value="0.71612975" calcext:value-type="float">
            <text:p>0.71612975</text:p>
          </table:table-cell>
          <table:table-cell/>
          <table:table-cell table:formula="of:=[.C96]/[.D96]" office:value-type="percentage" office:value="0.0627878930755113" calcext:value-type="percentage">
            <text:p>6.28%</text:p>
          </table:table-cell>
          <table:table-cell table:formula="of:=[.G96]/[.D96]" office:value-type="percentage" office:value="0.0328845571334391" calcext:value-type="percentage">
            <text:p>3.2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GravityDriven/LiquidFlow_GravityDriven_stdout.log</text:p>
          </table:table-cell>
          <table:table-cell table:style-name="ce4" office:value-type="float" office:value="0.0000379086" calcext:value-type="float">
            <text:p>3.79E-05</text:p>
          </table:table-cell>
          <table:table-cell office:value-type="float" office:value="0.00130415" calcext:value-type="float">
            <text:p>0.00130415</text:p>
          </table:table-cell>
          <table:table-cell office:value-type="float" office:value="0.0214908" calcext:value-type="float">
            <text:p>0.0214908</text:p>
          </table:table-cell>
          <table:table-cell office:value-type="float" office:value="0.00318789" calcext:value-type="float">
            <text:p>0.00318789</text:p>
          </table:table-cell>
          <table:table-cell office:value-type="float" office:value="0.00183511" calcext:value-type="float">
            <text:p>0.00183511</text:p>
          </table:table-cell>
          <table:table-cell office:value-type="float" office:value="0.00907087" calcext:value-type="float">
            <text:p>0.00907087</text:p>
          </table:table-cell>
          <table:table-cell office:value-type="float" office:value="0.00361013" calcext:value-type="float">
            <text:p>0.00361013</text:p>
          </table:table-cell>
          <table:table-cell office:value-type="float" office:value="0.00361896" calcext:value-type="float">
            <text:p>0.00361896</text:p>
          </table:table-cell>
          <table:table-cell/>
          <table:table-cell table:formula="of:=[.C97]/[.D97]" office:value-type="percentage" office:value="0.0606841066875128" calcext:value-type="percentage">
            <text:p>6.07%</text:p>
          </table:table-cell>
          <table:table-cell table:formula="of:=[.G97]/[.D97]" office:value-type="percentage" office:value="0.422081541869079" calcext:value-type="percentage">
            <text:p>42.2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LiquidFlow/GravityDriven3D/LARGE_LiquidFlow_Anisotropic_GravityDriven3D_stdout.log</text:p>
          </table:table-cell>
          <table:table-cell office:value-type="float" office:value="0.781943" calcext:value-type="float">
            <text:p>0.781943</text:p>
          </table:table-cell>
          <table:table-cell office:value-type="float" office:value="71.3854" calcext:value-type="float">
            <text:p>71.3854</text:p>
          </table:table-cell>
          <table:table-cell office:value-type="float" office:value="384.632" calcext:value-type="float">
            <text:p>384.632</text:p>
          </table:table-cell>
          <table:table-cell office:value-type="float" office:value="110.392" calcext:value-type="float">
            <text:p>110.392</text:p>
          </table:table-cell>
          <table:table-cell office:value-type="float" office:value="38.1876" calcext:value-type="float">
            <text:p>38.1876</text:p>
          </table:table-cell>
          <table:table-cell office:value-type="float" office:value="55.8873" calcext:value-type="float">
            <text:p>55.8873</text:p>
          </table:table-cell>
          <table:table-cell office:value-type="float" office:value="177.105" calcext:value-type="float">
            <text:p>177.105</text:p>
          </table:table-cell>
          <table:table-cell office:value-type="float" office:value="177.109" calcext:value-type="float">
            <text:p>177.109</text:p>
          </table:table-cell>
          <table:table-cell/>
          <table:table-cell table:formula="of:=[.C98]/[.D98]" office:value-type="percentage" office:value="0.185594022338235" calcext:value-type="percentage">
            <text:p>18.56%</text:p>
          </table:table-cell>
          <table:table-cell table:formula="of:=[.G98]/[.D98]" office:value-type="percentage" office:value="0.14530070300963" calcext:value-type="percentage">
            <text:p>14.5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LiquidFlow/GravityDriven3D/LARGE_LiquidFlow_Isotropic_GravityDriven3D_stdout.log</text:p>
          </table:table-cell>
          <table:table-cell office:value-type="float" office:value="0.810842" calcext:value-type="float">
            <text:p>0.810842</text:p>
          </table:table-cell>
          <table:table-cell office:value-type="float" office:value="69.5734" calcext:value-type="float">
            <text:p>69.5734</text:p>
          </table:table-cell>
          <table:table-cell office:value-type="float" office:value="366.998" calcext:value-type="float">
            <text:p>366.998</text:p>
          </table:table-cell>
          <table:table-cell office:value-type="float" office:value="108.949" calcext:value-type="float">
            <text:p>108.949</text:p>
          </table:table-cell>
          <table:table-cell office:value-type="float" office:value="38.5287" calcext:value-type="float">
            <text:p>38.5287</text:p>
          </table:table-cell>
          <table:table-cell office:value-type="float" office:value="54.44" calcext:value-type="float">
            <text:p>54.44</text:p>
          </table:table-cell>
          <table:table-cell office:value-type="float" office:value="170.734" calcext:value-type="float">
            <text:p>170.734</text:p>
          </table:table-cell>
          <table:table-cell office:value-type="float" office:value="170.738" calcext:value-type="float">
            <text:p>170.738</text:p>
          </table:table-cell>
          <table:table-cell/>
          <table:table-cell table:formula="of:=[.C99]/[.D99]" office:value-type="percentage" office:value="0.189574330105341" calcext:value-type="percentage">
            <text:p>18.96%</text:p>
          </table:table-cell>
          <table:table-cell table:formula="of:=[.G99]/[.D99]" office:value-type="percentage" office:value="0.148338683044594" calcext:value-type="percentage">
            <text:p>14.8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LineDirichletNeumannBC/LiquidFlow_LineDirichletNeumannBC_stdout.log</text:p>
          </table:table-cell>
          <table:table-cell table:style-name="ce4" office:value-type="float" office:value="0.00000786781" calcext:value-type="float">
            <text:p>7.87E-06</text:p>
          </table:table-cell>
          <table:table-cell office:value-type="float" office:value="0.000128031" calcext:value-type="float">
            <text:p>0.000128031</text:p>
          </table:table-cell>
          <table:table-cell office:value-type="float" office:value="0.00866294" calcext:value-type="float">
            <text:p>0.00866294</text:p>
          </table:table-cell>
          <table:table-cell office:value-type="float" office:value="0.0011971" calcext:value-type="float">
            <text:p>0.0011971</text:p>
          </table:table-cell>
          <table:table-cell office:value-type="float" office:value="0.0010519" calcext:value-type="float">
            <text:p>0.0010519</text:p>
          </table:table-cell>
          <table:table-cell office:value-type="float" office:value="0.00295306" calcext:value-type="float">
            <text:p>0.00295306</text:p>
          </table:table-cell>
          <table:table-cell office:value-type="float" office:value="0.00125217" calcext:value-type="float">
            <text:p>0.00125217</text:p>
          </table:table-cell>
          <table:table-cell office:value-type="float" office:value="0.00125885" calcext:value-type="float">
            <text:p>0.00125885</text:p>
          </table:table-cell>
          <table:table-cell/>
          <table:table-cell table:formula="of:=[.C100]/[.D100]" office:value-type="percentage" office:value="0.0147791627322826" calcext:value-type="percentage">
            <text:p>1.48%</text:p>
          </table:table-cell>
          <table:table-cell table:formula="of:=[.G100]/[.D100]" office:value-type="percentage" office:value="0.340884272544887" calcext:value-type="percentage">
            <text:p>34.0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PressureBCatCornerOfAnisotropicSquare/LiquidFlow_PressureBCatCornerOfAnisotropicSquare_stdout.log</text:p>
          </table:table-cell>
          <table:table-cell table:style-name="ce4" office:value-type="float" office:value="0.0000519753" calcext:value-type="float">
            <text:p>5.20E-05</text:p>
          </table:table-cell>
          <table:table-cell office:value-type="float" office:value="0.00149608" calcext:value-type="float">
            <text:p>0.00149608</text:p>
          </table:table-cell>
          <table:table-cell office:value-type="float" office:value="0.0208879" calcext:value-type="float">
            <text:p>0.0208879</text:p>
          </table:table-cell>
          <table:table-cell office:value-type="float" office:value="0.00311899" calcext:value-type="float">
            <text:p>0.00311899</text:p>
          </table:table-cell>
          <table:table-cell office:value-type="float" office:value="0.00156093" calcext:value-type="float">
            <text:p>0.00156093</text:p>
          </table:table-cell>
          <table:table-cell office:value-type="float" office:value="0.00760984" calcext:value-type="float">
            <text:p>0.00760984</text:p>
          </table:table-cell>
          <table:table-cell office:value-type="float" office:value="0.00393891" calcext:value-type="float">
            <text:p>0.00393891</text:p>
          </table:table-cell>
          <table:table-cell office:value-type="float" office:value="0.00394702" calcext:value-type="float">
            <text:p>0.00394702</text:p>
          </table:table-cell>
          <table:table-cell/>
          <table:table-cell table:formula="of:=[.C101]/[.D101]" office:value-type="percentage" office:value="0.0716242417859144" calcext:value-type="percentage">
            <text:p>7.16%</text:p>
          </table:table-cell>
          <table:table-cell table:formula="of:=[.G101]/[.D101]" office:value-type="percentage" office:value="0.36431809803762" calcext:value-type="percentage">
            <text:p>36.4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Richards/2D_RichardsFlow_h_us_quad_ogs5_stdout.log</text:p>
          </table:table-cell>
          <table:table-cell office:value-type="float" office:value="0.00535249230000001" calcext:value-type="float">
            <text:p>0.0053524923</text:p>
          </table:table-cell>
          <table:table-cell office:value-type="float" office:value="0.926077" calcext:value-type="float">
            <text:p>0.926077</text:p>
          </table:table-cell>
          <table:table-cell office:value-type="float" office:value="1.03622" calcext:value-type="float">
            <text:p>1.03622</text:p>
          </table:table-cell>
          <table:table-cell office:value-type="float" office:value="1.00603677" calcext:value-type="float">
            <text:p>1.00603677</text:p>
          </table:table-cell>
          <table:table-cell office:value-type="float" office:value="0.070662972" calcext:value-type="float">
            <text:p>0.070662972</text:p>
          </table:table-cell>
          <table:table-cell office:value-type="float" office:value="0.00373482" calcext:value-type="float">
            <text:p>0.00373482</text:p>
          </table:table-cell>
          <table:table-cell office:value-type="float" office:value="1.0247422" calcext:value-type="float">
            <text:p>1.0247422</text:p>
          </table:table-cell>
          <table:table-cell office:value-type="float" office:value="1.0252976" calcext:value-type="float">
            <text:p>1.0252976</text:p>
          </table:table-cell>
          <table:table-cell/>
          <table:table-cell table:formula="of:=[.C102]/[.D102]" office:value-type="percentage" office:value="0.893706934820791" calcext:value-type="percentage">
            <text:p>89.37%</text:p>
          </table:table-cell>
          <table:table-cell table:formula="of:=[.G102]/[.D102]" office:value-type="percentage" office:value="0.00360427322383278" calcext:value-type="percentage">
            <text:p>0.3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Richards/2D_RichardsFlow_h_us_quad_small_stdout.log</text:p>
          </table:table-cell>
          <table:table-cell office:value-type="float" office:value="0.0622293949000014" calcext:value-type="float">
            <text:p>0.062229394900001</text:p>
          </table:table-cell>
          <table:table-cell office:value-type="float" office:value="10.79461114" calcext:value-type="float">
            <text:p>10.79461114</text:p>
          </table:table-cell>
          <table:table-cell office:value-type="float" office:value="12.0197" calcext:value-type="float">
            <text:p>12.0197</text:p>
          </table:table-cell>
          <table:table-cell office:value-type="float" office:value="11.79720383" calcext:value-type="float">
            <text:p>11.79720383</text:p>
          </table:table-cell>
          <table:table-cell office:value-type="float" office:value="0.893216096000009" calcext:value-type="float">
            <text:p>0.893216096000009</text:p>
          </table:table-cell>
          <table:table-cell office:value-type="float" office:value="0.00316811" calcext:value-type="float">
            <text:p>0.00316811</text:p>
          </table:table-cell>
          <table:table-cell office:value-type="float" office:value="12.0037599" calcext:value-type="float">
            <text:p>12.0037599</text:p>
          </table:table-cell>
          <table:table-cell office:value-type="float" office:value="12.0098262" calcext:value-type="float">
            <text:p>12.0098262</text:p>
          </table:table-cell>
          <table:table-cell/>
          <table:table-cell table:formula="of:=[.C103]/[.D103]" office:value-type="percentage" office:value="0.898076585938082" calcext:value-type="percentage">
            <text:p>89.81%</text:p>
          </table:table-cell>
          <table:table-cell table:formula="of:=[.G103]/[.D103]" office:value-type="percentage" office:value="0.000263576461974924" calcext:value-type="percentage">
            <text:p>0.0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Richards/LARGE_2D_RichardsFlow_h_us_quad_stdout.log</text:p>
          </table:table-cell>
          <table:table-cell office:value-type="float" office:value="0.957456459999472" calcext:value-type="float">
            <text:p>0.957456459999472</text:p>
          </table:table-cell>
          <table:table-cell office:value-type="float" office:value="171.568493469993" calcext:value-type="float">
            <text:p>171.568493469993</text:p>
          </table:table-cell>
          <table:table-cell office:value-type="float" office:value="191.283" calcext:value-type="float">
            <text:p>191.283</text:p>
          </table:table-cell>
          <table:table-cell office:value-type="float" office:value="187.720182969992" calcext:value-type="float">
            <text:p>187.720182969992</text:p>
          </table:table-cell>
          <table:table-cell office:value-type="float" office:value="14.4627200850026" calcext:value-type="float">
            <text:p>14.4627200850026</text:p>
          </table:table-cell>
          <table:table-cell office:value-type="float" office:value="0.00377798" calcext:value-type="float">
            <text:p>0.00377798</text:p>
          </table:table-cell>
          <table:table-cell office:value-type="float" office:value="191.136612599997" calcext:value-type="float">
            <text:p>191.136612599997</text:p>
          </table:table-cell>
          <table:table-cell office:value-type="float" office:value="191.240732599996" calcext:value-type="float">
            <text:p>191.240732599996</text:p>
          </table:table-cell>
          <table:table-cell/>
          <table:table-cell table:formula="of:=[.C104]/[.D104]" office:value-type="percentage" office:value="0.896935396611264" calcext:value-type="percentage">
            <text:p>89.69%</text:p>
          </table:table-cell>
          <table:table-cell table:formula="of:=[.G104]/[.D104]" office:value-type="percentage" office:value="0.0000197507358207473" calcext:value-type="percentage">
            <text:p>0.0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/1D_dirichlet/1D_HeatConduction_dirichlet_stdout.log</text:p>
          </table:table-cell>
          <table:table-cell office:value-type="float" office:value="0.00166153886" calcext:value-type="float">
            <text:p>0.00166153886</text:p>
          </table:table-cell>
          <table:table-cell office:value-type="float" office:value="0.0261585845999999" calcext:value-type="float">
            <text:p>0.0261585846</text:p>
          </table:table-cell>
          <table:table-cell office:value-type="float" office:value="0.092705" calcext:value-type="float">
            <text:p>0.092705</text:p>
          </table:table-cell>
          <table:table-cell office:value-type="float" office:value="0.0716821979999999" calcext:value-type="float">
            <text:p>0.071682198</text:p>
          </table:table-cell>
          <table:table-cell office:value-type="float" office:value="0.0416708009999998" calcext:value-type="float">
            <text:p>0.041670801</text:p>
          </table:table-cell>
          <table:table-cell office:value-type="float" office:value="0.00500298" calcext:value-type="float">
            <text:p>0.00500298</text:p>
          </table:table-cell>
          <table:table-cell office:value-type="float" office:value="0.0818338270000002" calcext:value-type="float">
            <text:p>0.081833827</text:p>
          </table:table-cell>
          <table:table-cell office:value-type="float" office:value="0.0864832639999998" calcext:value-type="float">
            <text:p>0.086483264</text:p>
          </table:table-cell>
          <table:table-cell/>
          <table:table-cell table:formula="of:=[.C105]/[.D105]" office:value-type="percentage" office:value="0.282170159106843" calcext:value-type="percentage">
            <text:p>28.22%</text:p>
          </table:table-cell>
          <table:table-cell table:formula="of:=[.G105]/[.D105]" office:value-type="percentage" office:value="0.0539666684644841" calcext:value-type="percentage">
            <text:p>5.40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/1D_neumann/1D_HeatConduction_neumann_stdout.log</text:p>
          </table:table-cell>
          <table:table-cell office:value-type="float" office:value="0.0014495843" calcext:value-type="float">
            <text:p>0.0014495843</text:p>
          </table:table-cell>
          <table:table-cell office:value-type="float" office:value="0.0260481954999999" calcext:value-type="float">
            <text:p>0.0260481955</text:p>
          </table:table-cell>
          <table:table-cell office:value-type="float" office:value="0.0922198" calcext:value-type="float">
            <text:p>0.0922198</text:p>
          </table:table-cell>
          <table:table-cell office:value-type="float" office:value="0.0696628019999999" calcext:value-type="float">
            <text:p>0.069662802</text:p>
          </table:table-cell>
          <table:table-cell office:value-type="float" office:value="0.0401492118999999" calcext:value-type="float">
            <text:p>0.0401492119</text:p>
          </table:table-cell>
          <table:table-cell office:value-type="float" office:value="0.00478983" calcext:value-type="float">
            <text:p>0.00478983</text:p>
          </table:table-cell>
          <table:table-cell office:value-type="float" office:value="0.0796093980000003" calcext:value-type="float">
            <text:p>0.079609398</text:p>
          </table:table-cell>
          <table:table-cell office:value-type="float" office:value="0.0858836389999999" calcext:value-type="float">
            <text:p>0.085883639</text:p>
          </table:table-cell>
          <table:table-cell/>
          <table:table-cell table:formula="of:=[.C106]/[.D106]" office:value-type="percentage" office:value="0.282457731419933" calcext:value-type="percentage">
            <text:p>28.25%</text:p>
          </table:table-cell>
          <table:table-cell table:formula="of:=[.G106]/[.D106]" office:value-type="percentage" office:value="0.0519392798509648" calcext:value-type="percentage">
            <text:p>5.1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/2D_axially_symmetric/2D_HeatConduction_axi_stdout.log</text:p>
          </table:table-cell>
          <table:table-cell table:style-name="ce4" office:value-type="float" office:value="0.0000293255" calcext:value-type="float">
            <text:p>2.93E-05</text:p>
          </table:table-cell>
          <table:table-cell office:value-type="float" office:value="0.00048709" calcext:value-type="float">
            <text:p>0.00048709</text:p>
          </table:table-cell>
          <table:table-cell office:value-type="float" office:value="0.00862598" calcext:value-type="float">
            <text:p>0.00862598</text:p>
          </table:table-cell>
          <table:table-cell office:value-type="float" office:value="0.001220941" calcext:value-type="float">
            <text:p>0.001220941</text:p>
          </table:table-cell>
          <table:table-cell office:value-type="float" office:value="0.000692844" calcext:value-type="float">
            <text:p>0.000692844</text:p>
          </table:table-cell>
          <table:table-cell office:value-type="float" office:value="0.0034039" calcext:value-type="float">
            <text:p>0.0034039</text:p>
          </table:table-cell>
          <table:table-cell office:value-type="float" office:value="0.001341105" calcext:value-type="float">
            <text:p>0.001341105</text:p>
          </table:table-cell>
          <table:table-cell office:value-type="float" office:value="0.002978088" calcext:value-type="float">
            <text:p>0.002978088</text:p>
          </table:table-cell>
          <table:table-cell/>
          <table:table-cell table:formula="of:=[.C107]/[.D107]" office:value-type="percentage" office:value="0.0564677868485668" calcext:value-type="percentage">
            <text:p>5.65%</text:p>
          </table:table-cell>
          <table:table-cell table:formula="of:=[.G107]/[.D107]" office:value-type="percentage" office:value="0.394610235590623" calcext:value-type="percentage">
            <text:p>39.4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ES/1D/LARGE_TES_zeolite_discharge_Newton_stdout.log</text:p>
          </table:table-cell>
          <table:table-cell office:value-type="float" office:value="0.00415085960000002" calcext:value-type="float">
            <text:p>0.0041508596</text:p>
          </table:table-cell>
          <table:table-cell office:value-type="float" office:value="2.07950639" calcext:value-type="float">
            <text:p>2.07950639</text:p>
          </table:table-cell>
          <table:table-cell office:value-type="float" office:value="2.15345" calcext:value-type="float">
            <text:p>2.15345</text:p>
          </table:table-cell>
          <table:table-cell office:value-type="float" office:value="1.59040142" calcext:value-type="float">
            <text:p>1.59040142</text:p>
          </table:table-cell>
          <table:table-cell office:value-type="float" office:value="0.0528655059999999" calcext:value-type="float">
            <text:p>0.052865506</text:p>
          </table:table-cell>
          <table:table-cell office:value-type="float" office:value="0.00690818" calcext:value-type="float">
            <text:p>0.00690818</text:p>
          </table:table-cell>
          <table:table-cell office:value-type="float" office:value="2.1435966" calcext:value-type="float">
            <text:p>2.1435966</text:p>
          </table:table-cell>
          <table:table-cell office:value-type="float" office:value="2.1437428" calcext:value-type="float">
            <text:p>2.1437428</text:p>
          </table:table-cell>
          <table:table-cell/>
          <table:table-cell table:formula="of:=[.C108]/[.D108]" office:value-type="percentage" office:value="0.965662722607908" calcext:value-type="percentage">
            <text:p>96.57%</text:p>
          </table:table-cell>
          <table:table-cell table:formula="of:=[.G108]/[.D108]" office:value-type="percentage" office:value="0.00320795932108941" calcext:value-type="percentage">
            <text:p>0.3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ES/1D/LARGE_TES_zeolite_discharge_stdout.log</text:p>
          </table:table-cell>
          <table:table-cell office:value-type="float" office:value="0.00632548809999999" calcext:value-type="float">
            <text:p>0.0063254881</text:p>
          </table:table-cell>
          <table:table-cell office:value-type="float" office:value="0.39274817" calcext:value-type="float">
            <text:p>0.39274817</text:p>
          </table:table-cell>
          <table:table-cell office:value-type="float" office:value="0.499514" calcext:value-type="float">
            <text:p>0.499514</text:p>
          </table:table-cell>
          <table:table-cell office:value-type="float" office:value="0.36537646" calcext:value-type="float">
            <text:p>0.36537646</text:p>
          </table:table-cell>
          <table:table-cell office:value-type="float" office:value="0.077936421" calcext:value-type="float">
            <text:p>0.077936421</text:p>
          </table:table-cell>
          <table:table-cell office:value-type="float" office:value="0.01101875" calcext:value-type="float">
            <text:p>0.01101875</text:p>
          </table:table-cell>
          <table:table-cell office:value-type="float" office:value="0.48549695" calcext:value-type="float">
            <text:p>0.48549695</text:p>
          </table:table-cell>
          <table:table-cell office:value-type="float" office:value="0.49292062" calcext:value-type="float">
            <text:p>0.49292062</text:p>
          </table:table-cell>
          <table:table-cell/>
          <table:table-cell table:formula="of:=[.C109]/[.D109]" office:value-type="percentage" office:value="0.786260585288901" calcext:value-type="percentage">
            <text:p>78.63%</text:p>
          </table:table-cell>
          <table:table-cell table:formula="of:=[.G109]/[.D109]" office:value-type="percentage" office:value="0.0220589412909348" calcext:value-type="percentage">
            <text:p>2.2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ES/1D/TES_zeolite_discharge_small_stdout.log</text:p>
          </table:table-cell>
          <table:table-cell office:value-type="float" office:value="0.00172019526" calcext:value-type="float">
            <text:p>0.00172019526</text:p>
          </table:table-cell>
          <table:table-cell office:value-type="float" office:value="0.083981043" calcext:value-type="float">
            <text:p>0.083981043</text:p>
          </table:table-cell>
          <table:table-cell office:value-type="float" office:value="0.122934" calcext:value-type="float">
            <text:p>0.122934</text:p>
          </table:table-cell>
          <table:table-cell office:value-type="float" office:value="0.09509994" calcext:value-type="float">
            <text:p>0.09509994</text:p>
          </table:table-cell>
          <table:table-cell office:value-type="float" office:value="0.023217673" calcext:value-type="float">
            <text:p>0.023217673</text:p>
          </table:table-cell>
          <table:table-cell office:value-type="float" office:value="0.00808382" calcext:value-type="float">
            <text:p>0.00808382</text:p>
          </table:table-cell>
          <table:table-cell office:value-type="float" office:value="0.11208319" calcext:value-type="float">
            <text:p>0.11208319</text:p>
          </table:table-cell>
          <table:table-cell office:value-type="float" office:value="0.11727502" calcext:value-type="float">
            <text:p>0.11727502</text:p>
          </table:table-cell>
          <table:table-cell/>
          <table:table-cell table:formula="of:=[.C110]/[.D110]" office:value-type="percentage" office:value="0.683139269852116" calcext:value-type="percentage">
            <text:p>68.31%</text:p>
          </table:table-cell>
          <table:table-cell table:formula="of:=[.G110]/[.D110]" office:value-type="percentage" office:value="0.0657573982787512" calcext:value-type="percentage">
            <text:p>6.5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ES/2D/LARGE_TES_inert_axi_stdout.log</text:p>
          </table:table-cell>
          <table:table-cell office:value-type="float" office:value="0.10302875" calcext:value-type="float">
            <text:p>0.10302875</text:p>
          </table:table-cell>
          <table:table-cell office:value-type="float" office:value="3.080389" calcext:value-type="float">
            <text:p>3.080389</text:p>
          </table:table-cell>
          <table:table-cell office:value-type="float" office:value="15.8352" calcext:value-type="float">
            <text:p>15.8352</text:p>
          </table:table-cell>
          <table:table-cell office:value-type="float" office:value="15.4255" calcext:value-type="float">
            <text:p>15.4255</text:p>
          </table:table-cell>
          <table:table-cell office:value-type="float" office:value="12.104169" calcext:value-type="float">
            <text:p>12.104169</text:p>
          </table:table-cell>
          <table:table-cell office:value-type="float" office:value="0.2279599" calcext:value-type="float">
            <text:p>0.2279599</text:p>
          </table:table-cell>
          <table:table-cell office:value-type="float" office:value="15.42605" calcext:value-type="float">
            <text:p>15.42605</text:p>
          </table:table-cell>
          <table:table-cell office:value-type="float" office:value="15.61714" calcext:value-type="float">
            <text:p>15.61714</text:p>
          </table:table-cell>
          <table:table-cell/>
          <table:table-cell table:formula="of:=[.C111]/[.D111]" office:value-type="percentage" office:value="0.194527950389007" calcext:value-type="percentage">
            <text:p>19.45%</text:p>
          </table:table-cell>
          <table:table-cell table:formula="of:=[.G111]/[.D111]" office:value-type="percentage" office:value="0.0143957701828837" calcext:value-type="percentage">
            <text:p>1.4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hermalTwoPhaseFlowPP/HeatPipe/2D_Thermal_TwoPhase_heatpipe_stdout.log</text:p>
          </table:table-cell>
          <table:table-cell office:value-type="float" office:value="0.010010249" calcext:value-type="float">
            <text:p>0.010010249</text:p>
          </table:table-cell>
          <table:table-cell office:value-type="float" office:value="3.1270158" calcext:value-type="float">
            <text:p>3.1270158</text:p>
          </table:table-cell>
          <table:table-cell office:value-type="float" office:value="3.30035" calcext:value-type="float">
            <text:p>3.30035</text:p>
          </table:table-cell>
          <table:table-cell office:value-type="float" office:value="3.2302361" calcext:value-type="float">
            <text:p>3.2302361</text:p>
          </table:table-cell>
          <table:table-cell office:value-type="float" office:value="0.0910871000000001" calcext:value-type="float">
            <text:p>0.0910871</text:p>
          </table:table-cell>
          <table:table-cell office:value-type="float" office:value="0.00549006" calcext:value-type="float">
            <text:p>0.00549006</text:p>
          </table:table-cell>
          <table:table-cell office:value-type="float" office:value="3.231067" calcext:value-type="float">
            <text:p>3.231067</text:p>
          </table:table-cell>
          <table:table-cell office:value-type="float" office:value="3.231154" calcext:value-type="float">
            <text:p>3.231154</text:p>
          </table:table-cell>
          <table:table-cell/>
          <table:table-cell table:formula="of:=[.C112]/[.D112]" office:value-type="percentage" office:value="0.947480055145666" calcext:value-type="percentage">
            <text:p>94.75%</text:p>
          </table:table-cell>
          <table:table-cell table:formula="of:=[.G112]/[.D112]" office:value-type="percentage" office:value="0.0016634781159574" calcext:value-type="percentage">
            <text:p>0.1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hermalTwoPhaseFlowPP/HeatPipe/LARGE_2D_Thermal_TwoPhase_heatpipe_stdout.log</text:p>
          </table:table-cell>
          <table:table-cell office:value-type="float" office:value="1.26335652200001" calcext:value-type="float">
            <text:p>1.26335652200001</text:p>
          </table:table-cell>
          <table:table-cell office:value-type="float" office:value="399.307073799999" calcext:value-type="float">
            <text:p>399.307073799999</text:p>
          </table:table-cell>
          <table:table-cell office:value-type="float" office:value="412.728" calcext:value-type="float">
            <text:p>412.728</text:p>
          </table:table-cell>
          <table:table-cell office:value-type="float" office:value="412.3423914" calcext:value-type="float">
            <text:p>412.3423914</text:p>
          </table:table-cell>
          <table:table-cell office:value-type="float" office:value="11.5074474700001" calcext:value-type="float">
            <text:p>11.5074474700001</text:p>
          </table:table-cell>
          <table:table-cell office:value-type="float" office:value="0.00523305" calcext:value-type="float">
            <text:p>0.00523305</text:p>
          </table:table-cell>
          <table:table-cell office:value-type="float" office:value="412.496797" calcext:value-type="float">
            <text:p>412.496797</text:p>
          </table:table-cell>
          <table:table-cell office:value-type="float" office:value="412.511582" calcext:value-type="float">
            <text:p>412.511582</text:p>
          </table:table-cell>
          <table:table-cell/>
          <table:table-cell table:formula="of:=[.C113]/[.D113]" office:value-type="percentage" office:value="0.967482394700624" calcext:value-type="percentage">
            <text:p>96.75%</text:p>
          </table:table-cell>
          <table:table-cell table:formula="of:=[.G113]/[.D113]" office:value-type="percentage" office:value="0.000012679173693086" calcext:value-type="percentage">
            <text:p>0.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2D_TwoPhase_PP_Lia_quad_1_stdout.log</text:p>
          </table:table-cell>
          <table:table-cell office:value-type="float" office:value="0.0209040475" calcext:value-type="float">
            <text:p>0.0209040475</text:p>
          </table:table-cell>
          <table:table-cell office:value-type="float" office:value="2.8088514" calcext:value-type="float">
            <text:p>2.8088514</text:p>
          </table:table-cell>
          <table:table-cell office:value-type="float" office:value="3.2421" calcext:value-type="float">
            <text:p>3.2421</text:p>
          </table:table-cell>
          <table:table-cell office:value-type="float" office:value="3.22207791" calcext:value-type="float">
            <text:p>3.22207791</text:p>
          </table:table-cell>
          <table:table-cell office:value-type="float" office:value="0.384179121" calcext:value-type="float">
            <text:p>0.384179121</text:p>
          </table:table-cell>
          <table:table-cell office:value-type="float" office:value="0.00313092" calcext:value-type="float">
            <text:p>0.00313092</text:p>
          </table:table-cell>
          <table:table-cell office:value-type="float" office:value="3.2242682" calcext:value-type="float">
            <text:p>3.2242682</text:p>
          </table:table-cell>
          <table:table-cell office:value-type="float" office:value="3.2268428" calcext:value-type="float">
            <text:p>3.2268428</text:p>
          </table:table-cell>
          <table:table-cell/>
          <table:table-cell table:formula="of:=[.C114]/[.D114]" office:value-type="percentage" office:value="0.866367909688165" calcext:value-type="percentage">
            <text:p>86.64%</text:p>
          </table:table-cell>
          <table:table-cell table:formula="of:=[.G114]/[.D114]" office:value-type="percentage" office:value="0.000965707411862682" calcext:value-type="percentage">
            <text:p>0.1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2D_TwoPhase_PP_Lia_quad_2_stdout.log</text:p>
          </table:table-cell>
          <table:table-cell office:value-type="float" office:value="0.0201637656" calcext:value-type="float">
            <text:p>0.0201637656</text:p>
          </table:table-cell>
          <table:table-cell office:value-type="float" office:value="2.73403654" calcext:value-type="float">
            <text:p>2.73403654</text:p>
          </table:table-cell>
          <table:table-cell office:value-type="float" office:value="3.15731" calcext:value-type="float">
            <text:p>3.15731</text:p>
          </table:table-cell>
          <table:table-cell office:value-type="float" office:value="3.13873788" calcext:value-type="float">
            <text:p>3.13873788</text:p>
          </table:table-cell>
          <table:table-cell office:value-type="float" office:value="0.376614348" calcext:value-type="float">
            <text:p>0.376614348</text:p>
          </table:table-cell>
          <table:table-cell office:value-type="float" office:value="0.00307202" calcext:value-type="float">
            <text:p>0.00307202</text:p>
          </table:table-cell>
          <table:table-cell office:value-type="float" office:value="3.1409231" calcext:value-type="float">
            <text:p>3.1409231</text:p>
          </table:table-cell>
          <table:table-cell office:value-type="float" office:value="3.1434685" calcext:value-type="float">
            <text:p>3.1434685</text:p>
          </table:table-cell>
          <table:table-cell/>
          <table:table-cell table:formula="of:=[.C115]/[.D115]" office:value-type="percentage" office:value="0.865938580627179" calcext:value-type="percentage">
            <text:p>86.59%</text:p>
          </table:table-cell>
          <table:table-cell table:formula="of:=[.G115]/[.D115]" office:value-type="percentage" office:value="0.00097298649799988" calcext:value-type="percentage">
            <text:p>0.1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LARGE_2D_TwoPhase_PP_Lia_quad_1_stdout.log</text:p>
          </table:table-cell>
          <table:table-cell office:value-type="float" office:value="0.115401168499996" calcext:value-type="float">
            <text:p>0.115401168499996</text:p>
          </table:table-cell>
          <table:table-cell office:value-type="float" office:value="15.2557969700001" calcext:value-type="float">
            <text:p>15.2557969700001</text:p>
          </table:table-cell>
          <table:table-cell office:value-type="float" office:value="17.646" calcext:value-type="float">
            <text:p>17.646</text:p>
          </table:table-cell>
          <table:table-cell office:value-type="float" office:value="17.59925227" calcext:value-type="float">
            <text:p>17.59925227</text:p>
          </table:table-cell>
          <table:table-cell office:value-type="float" office:value="2.18138096899998" calcext:value-type="float">
            <text:p>2.18138096899998</text:p>
          </table:table-cell>
          <table:table-cell office:value-type="float" office:value="0.00461197" calcext:value-type="float">
            <text:p>0.00461197</text:p>
          </table:table-cell>
          <table:table-cell office:value-type="float" office:value="17.6115824" calcext:value-type="float">
            <text:p>17.6115824</text:p>
          </table:table-cell>
          <table:table-cell office:value-type="float" office:value="17.6193507" calcext:value-type="float">
            <text:p>17.6193507</text:p>
          </table:table-cell>
          <table:table-cell/>
          <table:table-cell table:formula="of:=[.C116]/[.D116]" office:value-type="percentage" office:value="0.864547034455406" calcext:value-type="percentage">
            <text:p>86.45%</text:p>
          </table:table-cell>
          <table:table-cell table:formula="of:=[.G116]/[.D116]" office:value-type="percentage" office:value="0.000261360648305565" calcext:value-type="percentage">
            <text:p>0.0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LARGE_2D_TwoPhase_PP_Lia_quad_2_stdout.log</text:p>
          </table:table-cell>
          <table:table-cell office:value-type="float" office:value="0.115201848999996" calcext:value-type="float">
            <text:p>0.115201848999996</text:p>
          </table:table-cell>
          <table:table-cell office:value-type="float" office:value="15.1668300300001" calcext:value-type="float">
            <text:p>15.1668300300001</text:p>
          </table:table-cell>
          <table:table-cell office:value-type="float" office:value="17.5304" calcext:value-type="float">
            <text:p>17.5304</text:p>
          </table:table-cell>
          <table:table-cell office:value-type="float" office:value="17.4831608499999" calcext:value-type="float">
            <text:p>17.4831608499999</text:p>
          </table:table-cell>
          <table:table-cell office:value-type="float" office:value="2.15707483299998" calcext:value-type="float">
            <text:p>2.15707483299998</text:p>
          </table:table-cell>
          <table:table-cell office:value-type="float" office:value="0.00454688" calcext:value-type="float">
            <text:p>0.00454688</text:p>
          </table:table-cell>
          <table:table-cell office:value-type="float" office:value="17.4955727" calcext:value-type="float">
            <text:p>17.4955727</text:p>
          </table:table-cell>
          <table:table-cell office:value-type="float" office:value="17.5034893" calcext:value-type="float">
            <text:p>17.5034893</text:p>
          </table:table-cell>
          <table:table-cell/>
          <table:table-cell table:formula="of:=[.C117]/[.D117]" office:value-type="percentage" office:value="0.86517307249122" calcext:value-type="percentage">
            <text:p>86.52%</text:p>
          </table:table-cell>
          <table:table-cell table:formula="of:=[.G117]/[.D117]" office:value-type="percentage" office:value="0.000259371149545932" calcext:value-type="percentage">
            <text:p>0.0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McWorts/1D_TwoPhase_PP_mcwt_1_stdout.log</text:p>
          </table:table-cell>
          <table:table-cell office:value-type="float" office:value="0.0946011670000017" calcext:value-type="float">
            <text:p>0.094601167000002</text:p>
          </table:table-cell>
          <table:table-cell office:value-type="float" office:value="9.66909698000003" calcext:value-type="float">
            <text:p>9.66909698000003</text:p>
          </table:table-cell>
          <table:table-cell office:value-type="float" office:value="11.3545" calcext:value-type="float">
            <text:p>11.3545</text:p>
          </table:table-cell>
          <table:table-cell office:value-type="float" office:value="11.33506236" calcext:value-type="float">
            <text:p>11.33506236</text:p>
          </table:table-cell>
          <table:table-cell office:value-type="float" office:value="1.538270668" calcext:value-type="float">
            <text:p>1.538270668</text:p>
          </table:table-cell>
          <table:table-cell office:value-type="float" office:value="0.00425101" calcext:value-type="float">
            <text:p>0.00425101</text:p>
          </table:table-cell>
          <table:table-cell office:value-type="float" office:value="11.3413902" calcext:value-type="float">
            <text:p>11.3413902</text:p>
          </table:table-cell>
          <table:table-cell office:value-type="float" office:value="11.3439961" calcext:value-type="float">
            <text:p>11.3439961</text:p>
          </table:table-cell>
          <table:table-cell/>
          <table:table-cell table:formula="of:=[.C118]/[.D118]" office:value-type="percentage" office:value="0.851565192654897" calcext:value-type="percentage">
            <text:p>85.16%</text:p>
          </table:table-cell>
          <table:table-cell table:formula="of:=[.G118]/[.D118]" office:value-type="percentage" office:value="0.000374389889471135" calcext:value-type="percentage">
            <text:p>0.0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McWorts/1D_TwoPhase_PP_mcwt_2_stdout.log</text:p>
          </table:table-cell>
          <table:table-cell office:value-type="float" office:value="0.0916729024000004" calcext:value-type="float">
            <text:p>0.0916729024</text:p>
          </table:table-cell>
          <table:table-cell office:value-type="float" office:value="9.81568374999998" calcext:value-type="float">
            <text:p>9.81568374999998</text:p>
          </table:table-cell>
          <table:table-cell office:value-type="float" office:value="11.4936" calcext:value-type="float">
            <text:p>11.4936</text:p>
          </table:table-cell>
          <table:table-cell office:value-type="float" office:value="11.4751648899999" calcext:value-type="float">
            <text:p>11.4751648899999</text:p>
          </table:table-cell>
          <table:table-cell office:value-type="float" office:value="1.533794393" calcext:value-type="float">
            <text:p>1.533794393</text:p>
          </table:table-cell>
          <table:table-cell office:value-type="float" office:value="0.00450588" calcext:value-type="float">
            <text:p>0.00450588</text:p>
          </table:table-cell>
          <table:table-cell office:value-type="float" office:value="11.481537" calcext:value-type="float">
            <text:p>11.481537</text:p>
          </table:table-cell>
          <table:table-cell office:value-type="float" office:value="11.4840669" calcext:value-type="float">
            <text:p>11.4840669</text:p>
          </table:table-cell>
          <table:table-cell/>
          <table:table-cell table:formula="of:=[.C119]/[.D119]" office:value-type="percentage" office:value="0.854012994188068" calcext:value-type="percentage">
            <text:p>85.40%</text:p>
          </table:table-cell>
          <table:table-cell table:formula="of:=[.G119]/[.D119]" office:value-type="percentage" office:value="0.000392033827521403" calcext:value-type="percentage">
            <text:p>0.0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rho/MoMaS/2D_TwoPhase_Prho_MoMaS_stdout.log</text:p>
          </table:table-cell>
          <table:table-cell office:value-type="float" office:value="0.007879019" calcext:value-type="float">
            <text:p>0.007879019</text:p>
          </table:table-cell>
          <table:table-cell office:value-type="float" office:value="8.646845" calcext:value-type="float">
            <text:p>8.646845</text:p>
          </table:table-cell>
          <table:table-cell office:value-type="float" office:value="9.35506" calcext:value-type="float">
            <text:p>9.35506</text:p>
          </table:table-cell>
          <table:table-cell office:value-type="float" office:value="9.067697" calcext:value-type="float">
            <text:p>9.067697</text:p>
          </table:table-cell>
          <table:table-cell office:value-type="float" office:value="0.4115347" calcext:value-type="float">
            <text:p>0.4115347</text:p>
          </table:table-cell>
          <table:table-cell office:value-type="float" office:value="0.00900292" calcext:value-type="float">
            <text:p>0.00900292</text:p>
          </table:table-cell>
          <table:table-cell office:value-type="float" office:value="9.070141" calcext:value-type="float">
            <text:p>9.070141</text:p>
          </table:table-cell>
          <table:table-cell office:value-type="float" office:value="9.07456" calcext:value-type="float">
            <text:p>9.07456</text:p>
          </table:table-cell>
          <table:table-cell/>
          <table:table-cell table:formula="of:=[.C120]/[.D120]" office:value-type="percentage" office:value="0.924296049410693" calcext:value-type="percentage">
            <text:p>92.43%</text:p>
          </table:table-cell>
          <table:table-cell table:formula="of:=[.G120]/[.D120]" office:value-type="percentage" office:value="0.00096235833869585" calcext:value-type="percentage">
            <text:p>0.1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rho/MoMaS/LARGE_2D_TwoPhase_Prho_MoMaS_stdout.log</text:p>
          </table:table-cell>
          <table:table-cell office:value-type="float" office:value="0.281515133" calcext:value-type="float">
            <text:p>0.281515133</text:p>
          </table:table-cell>
          <table:table-cell office:value-type="float" office:value="305.13794" calcext:value-type="float">
            <text:p>305.13794</text:p>
          </table:table-cell>
          <table:table-cell office:value-type="float" office:value="341.967" calcext:value-type="float">
            <text:p>341.967</text:p>
          </table:table-cell>
          <table:table-cell office:value-type="float" office:value="339.31009" calcext:value-type="float">
            <text:p>339.31009</text:p>
          </table:table-cell>
          <table:table-cell office:value-type="float" office:value="33.8678247" calcext:value-type="float">
            <text:p>33.8678247</text:p>
          </table:table-cell>
          <table:table-cell office:value-type="float" office:value="0.3717217" calcext:value-type="float">
            <text:p>0.3717217</text:p>
          </table:table-cell>
          <table:table-cell office:value-type="float" office:value="339.35967" calcext:value-type="float">
            <text:p>339.35967</text:p>
          </table:table-cell>
          <table:table-cell office:value-type="float" office:value="339.7184" calcext:value-type="float">
            <text:p>339.7184</text:p>
          </table:table-cell>
          <table:table-cell/>
          <table:table-cell table:formula="of:=[.C121]/[.D121]" office:value-type="percentage" office:value="0.892302298174969" calcext:value-type="percentage">
            <text:p>89.23%</text:p>
          </table:table-cell>
          <table:table-cell table:formula="of:=[.G121]/[.D121]" office:value-type="percentage" office:value="0.00108701044252808" calcext:value-type="percentage">
            <text:p>0.1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taggeredCoupledProcesses/TH/ThermalDensityDrivenFlow2D/Adaptive_dt_StaggeredTH_ThermalDensityDrivenFlow2D_stdout.log</text:p>
          </table:table-cell>
          <table:table-cell office:value-type="float" office:value="0.0012855524" calcext:value-type="float">
            <text:p>0.0012855524</text:p>
          </table:table-cell>
          <table:table-cell office:value-type="float" office:value="0.06993174" calcext:value-type="float">
            <text:p>0.06993174</text:p>
          </table:table-cell>
          <table:table-cell office:value-type="float" office:value="0.152278" calcext:value-type="float">
            <text:p>0.152278</text:p>
          </table:table-cell>
          <table:table-cell office:value-type="float" office:value="0.09662458" calcext:value-type="float">
            <text:p>0.09662458</text:p>
          </table:table-cell>
          <table:table-cell office:value-type="float" office:value="0.025219434" calcext:value-type="float">
            <text:p>0.025219434</text:p>
          </table:table-cell>
          <table:table-cell office:value-type="float" office:value="0.03028202" calcext:value-type="float">
            <text:p>0.03028202</text:p>
          </table:table-cell>
          <table:table-cell office:value-type="float" office:value="0.09694217" calcext:value-type="float">
            <text:p>0.09694217</text:p>
          </table:table-cell>
          <table:table-cell office:value-type="float" office:value="0.1272042" calcext:value-type="float">
            <text:p>0.1272042</text:p>
          </table:table-cell>
          <table:table-cell/>
          <table:table-cell table:formula="of:=[.C122]/[.D122]" office:value-type="percentage" office:value="0.459237315961597" calcext:value-type="percentage">
            <text:p>45.92%</text:p>
          </table:table-cell>
          <table:table-cell table:formula="of:=[.G122]/[.D122]" office:value-type="percentage" office:value="0.19886011111257" calcext:value-type="percentage">
            <text:p>19.8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taggeredCoupledProcesses/TH/ThermalDensityDrivenFlow2D/StaggeredTH_ThermalDensityDrivenFlow2D_stdout.log</text:p>
          </table:table-cell>
          <table:table-cell office:value-type="float" office:value="0.001299381" calcext:value-type="float">
            <text:p>0.001299381</text:p>
          </table:table-cell>
          <table:table-cell office:value-type="float" office:value="0.07287718" calcext:value-type="float">
            <text:p>0.07287718</text:p>
          </table:table-cell>
          <table:table-cell office:value-type="float" office:value="0.171891" calcext:value-type="float">
            <text:p>0.171891</text:p>
          </table:table-cell>
          <table:table-cell office:value-type="float" office:value="0.10215091" calcext:value-type="float">
            <text:p>0.10215091</text:p>
          </table:table-cell>
          <table:table-cell office:value-type="float" office:value="0.027682544" calcext:value-type="float">
            <text:p>0.027682544</text:p>
          </table:table-cell>
          <table:table-cell office:value-type="float" office:value="0.03220582" calcext:value-type="float">
            <text:p>0.03220582</text:p>
          </table:table-cell>
          <table:table-cell office:value-type="float" office:value="0.10249375" calcext:value-type="float">
            <text:p>0.10249375</text:p>
          </table:table-cell>
          <table:table-cell office:value-type="float" office:value="0.133232" calcext:value-type="float">
            <text:p>0.133232</text:p>
          </table:table-cell>
          <table:table-cell/>
          <table:table-cell table:formula="of:=[.C123]/[.D123]" office:value-type="percentage" office:value="0.423973215584295" calcext:value-type="percentage">
            <text:p>42.40%</text:p>
          </table:table-cell>
          <table:table-cell table:formula="of:=[.G123]/[.D123]" office:value-type="percentage" office:value="0.187361874676394" calcext:value-type="percentage">
            <text:p>18.74%</text:p>
          </table:table-cell>
          <table:table-cell table:number-columns-repeated="101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ings_dynamic.K1:timings_dynamic.K1048576">
            <calcext:color-scale>
              <calcext:color-scale-entry calcext:value="0" calcext:type="number" calcext:color="#ffffff"/>
              <calcext:color-scale-entry calcext:value="1" calcext:type="number" calcext:color="#ff3333"/>
            </calcext:color-scale>
          </calcext:conditional-format>
          <calcext:conditional-format calcext:target-range-address="timings_dynamic.D1:timings_dynamic.D1048576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  <calcext:conditional-format calcext:target-range-address="timings_dynamic.L1:timings_dynamic.L1048576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</calcext:conditional-formats>
      </table:table>
      <table:table table:name="timings_fixed" table:style-name="ta1">
        <table:table-column table:style-name="co1" table:default-cell-style-name="ce11"/>
        <table:table-column table:style-name="co2" table:default-cell-style-name="Default"/>
        <table:table-column table:style-name="co6" table:default-cell-style-name="Default"/>
        <table:table-column table:style-name="co4" table:default-cell-style-name="ce13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ce15"/>
        <table:table-column table:style-name="co8" table:default-cell-style-name="ce18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# test_case</text:p>
          </table:table-cell>
          <table:table-cell table:style-name="ce1" office:value-type="string" calcext:value-type="string">
            <text:p>Applying Dirichlet BCs</text:p>
          </table:table-cell>
          <table:table-cell table:style-name="ce1" office:value-type="string" calcext:value-type="string">
            <text:p>Assembly</text:p>
          </table:table-cell>
          <table:table-cell table:style-name="ce12" office:value-type="string" calcext:value-type="string">
            <text:p>Execution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Linear solver</text:p>
          </table:table-cell>
          <table:table-cell table:style-name="ce1" office:value-type="string" calcext:value-type="string">
            <text:p>Output of timestep</text:p>
          </table:table-cell>
          <table:table-cell table:style-name="ce1" office:value-type="string" calcext:value-type="string">
            <text:p>Solving process</text:p>
          </table:table-cell>
          <table:table-cell table:style-name="ce1" office:value-type="string" calcext:value-type="string">
            <text:p>Time step</text:p>
          </table:table-cell>
          <table:table-cell table:style-name="ce1"/>
          <table:table-cell table:style-name="ce14" office:value-type="string" calcext:value-type="string">
            <text:p>Assembly/Execution</text:p>
          </table:table-cell>
          <table:table-cell table:style-name="ce16" office:value-type="string" calcext:value-type="string">
            <text:p>Output/Execution</text:p>
          </table:table-cell>
          <table:table-cell table:style-name="ce1"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0_Newton_stdout.log</text:p>
          </table:table-cell>
          <table:table-cell table:style-name="ce4" office:value-type="float" office:value="0.00000596046" calcext:value-type="float">
            <text:p>5.96E-06</text:p>
          </table:table-cell>
          <table:table-cell table:style-name="ce4" office:value-type="float" office:value="0.0000629425" calcext:value-type="float">
            <text:p>6.29E-05</text:p>
          </table:table-cell>
          <table:table-cell office:value-type="float" office:value="0.00877404" calcext:value-type="float">
            <text:p>0.00877404</text:p>
          </table:table-cell>
          <table:table-cell office:value-type="float" office:value="0.000241041" calcext:value-type="float">
            <text:p>0.000241041</text:p>
          </table:table-cell>
          <table:table-cell office:value-type="float" office:value="0.000164986" calcext:value-type="float">
            <text:p>0.000164986</text:p>
          </table:table-cell>
          <table:table-cell office:value-type="float" office:value="0.00339698" calcext:value-type="float">
            <text:p>0.00339698</text:p>
          </table:table-cell>
          <table:table-cell office:value-type="float" office:value="0.000252962" calcext:value-type="float">
            <text:p>0.000252962</text:p>
          </table:table-cell>
          <table:table-cell office:value-type="float" office:value="0.001894" calcext:value-type="float">
            <text:p>0.001894</text:p>
          </table:table-cell>
          <table:table-cell/>
          <table:table-cell table:formula="of:=[.C2]/[.D2]" office:value-type="percentage" office:value="0.00717371929008758" calcext:value-type="percentage">
            <text:p>0.7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0_QuadraticHex_stdout.log</text:p>
          </table:table-cell>
          <table:table-cell table:style-name="ce4" office:value-type="float" office:value="0.0000128746" calcext:value-type="float">
            <text:p>1.29E-05</text:p>
          </table:table-cell>
          <table:table-cell table:style-name="ce4" office:value-type="float" office:value="0.0000829697" calcext:value-type="float">
            <text:p>8.30E-05</text:p>
          </table:table-cell>
          <table:table-cell office:value-type="float" office:value="0.009758" calcext:value-type="float">
            <text:p>0.009758</text:p>
          </table:table-cell>
          <table:table-cell office:value-type="float" office:value="0.000272989" calcext:value-type="float">
            <text:p>0.000272989</text:p>
          </table:table-cell>
          <table:table-cell office:value-type="float" office:value="0.0001688" calcext:value-type="float">
            <text:p>0.0001688</text:p>
          </table:table-cell>
          <table:table-cell office:value-type="float" office:value="0.00397324" calcext:value-type="float">
            <text:p>0.00397324</text:p>
          </table:table-cell>
          <table:table-cell office:value-type="float" office:value="0.000283003" calcext:value-type="float">
            <text:p>0.000283003</text:p>
          </table:table-cell>
          <table:table-cell office:value-type="float" office:value="0.00181723" calcext:value-type="float">
            <text:p>0.00181723</text:p>
          </table:table-cell>
          <table:table-cell/>
          <table:table-cell table:formula="of:=[.C3]/[.D3]" office:value-type="percentage" office:value="0.00850273621643779" calcext:value-type="percentage">
            <text:p>0.85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0_stdout.log</text:p>
          </table:table-cell>
          <table:table-cell table:style-name="ce4" office:value-type="float" office:value="0.00000715256" calcext:value-type="float">
            <text:p>7.15E-06</text:p>
          </table:table-cell>
          <table:table-cell table:style-name="ce4" office:value-type="float" office:value="0.0000290871" calcext:value-type="float">
            <text:p>2.91E-05</text:p>
          </table:table-cell>
          <table:table-cell office:value-type="float" office:value="0.00893688" calcext:value-type="float">
            <text:p>0.00893688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69039" calcext:value-type="float">
            <text:p>0.000169039</text:p>
          </table:table-cell>
          <table:table-cell office:value-type="float" office:value="0.002285958" calcext:value-type="float">
            <text:p>0.002285958</text:p>
          </table:table-cell>
          <table:table-cell office:value-type="float" office:value="0.000221014" calcext:value-type="float">
            <text:p>0.000221014</text:p>
          </table:table-cell>
          <table:table-cell office:value-type="float" office:value="0.00121593" calcext:value-type="float">
            <text:p>0.00121593</text:p>
          </table:table-cell>
          <table:table-cell/>
          <table:table-cell table:formula="of:=[.C4]/[.D4]" office:value-type="percentage" office:value="0.00325472648172517" calcext:value-type="percentage">
            <text:p>0.33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1_Newton_stdout.log</text:p>
          </table:table-cell>
          <table:table-cell table:style-name="ce4" office:value-type="float" office:value="0.0000119209" calcext:value-type="float">
            <text:p>1.19E-05</text:p>
          </table:table-cell>
          <table:table-cell office:value-type="float" office:value="0.00031209" calcext:value-type="float">
            <text:p>0.00031209</text:p>
          </table:table-cell>
          <table:table-cell office:value-type="float" office:value="0.00755596" calcext:value-type="float">
            <text:p>0.00755596</text:p>
          </table:table-cell>
          <table:table-cell office:value-type="float" office:value="0.000497103" calcext:value-type="float">
            <text:p>0.000497103</text:p>
          </table:table-cell>
          <table:table-cell office:value-type="float" office:value="0.000165939" calcext:value-type="float">
            <text:p>0.000165939</text:p>
          </table:table-cell>
          <table:table-cell office:value-type="float" office:value="0.00243687" calcext:value-type="float">
            <text:p>0.00243687</text:p>
          </table:table-cell>
          <table:table-cell office:value-type="float" office:value="0.000505924" calcext:value-type="float">
            <text:p>0.000505924</text:p>
          </table:table-cell>
          <table:table-cell office:value-type="float" office:value="0.00162506" calcext:value-type="float">
            <text:p>0.00162506</text:p>
          </table:table-cell>
          <table:table-cell/>
          <table:table-cell table:formula="of:=[.C5]/[.D5]" office:value-type="percentage" office:value="0.0413038184426598" calcext:value-type="percentage">
            <text:p>4.13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1_stdout.log</text:p>
          </table:table-cell>
          <table:table-cell table:style-name="ce4" office:value-type="float" office:value="0.0000128746" calcext:value-type="float">
            <text:p>1.29E-05</text:p>
          </table:table-cell>
          <table:table-cell table:style-name="ce4" office:value-type="float" office:value="0.0000629425" calcext:value-type="float">
            <text:p>6.29E-05</text:p>
          </table:table-cell>
          <table:table-cell office:value-type="float" office:value="0.00755215" calcext:value-type="float">
            <text:p>0.00755215</text:p>
          </table:table-cell>
          <table:table-cell office:value-type="float" office:value="0.000285149" calcext:value-type="float">
            <text:p>0.000285149</text:p>
          </table:table-cell>
          <table:table-cell office:value-type="float" office:value="0.000200987" calcext:value-type="float">
            <text:p>0.000200987</text:p>
          </table:table-cell>
          <table:table-cell office:value-type="float" office:value="0.00249887" calcext:value-type="float">
            <text:p>0.00249887</text:p>
          </table:table-cell>
          <table:table-cell office:value-type="float" office:value="0.00029397" calcext:value-type="float">
            <text:p>0.00029397</text:p>
          </table:table-cell>
          <table:table-cell office:value-type="float" office:value="0.00146413" calcext:value-type="float">
            <text:p>0.00146413</text:p>
          </table:table-cell>
          <table:table-cell/>
          <table:table-cell table:formula="of:=[.C6]/[.D6]" office:value-type="percentage" office:value="0.00833438159994174" calcext:value-type="percentage">
            <text:p>0.83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2_Newton_stdout.log</text:p>
          </table:table-cell>
          <table:table-cell table:style-name="ce4" office:value-type="float" office:value="0.0000638962" calcext:value-type="float">
            <text:p>6.39E-05</text:p>
          </table:table-cell>
          <table:table-cell office:value-type="float" office:value="0.00457788" calcext:value-type="float">
            <text:p>0.00457788</text:p>
          </table:table-cell>
          <table:table-cell office:value-type="float" office:value="0.015708" calcext:value-type="float">
            <text:p>0.015708</text:p>
          </table:table-cell>
          <table:table-cell office:value-type="float" office:value="0.00489187" calcext:value-type="float">
            <text:p>0.00489187</text:p>
          </table:table-cell>
          <table:table-cell office:value-type="float" office:value="0.000233889" calcext:value-type="float">
            <text:p>0.000233889</text:p>
          </table:table-cell>
          <table:table-cell office:value-type="float" office:value="0.00422978" calcext:value-type="float">
            <text:p>0.00422978</text:p>
          </table:table-cell>
          <table:table-cell office:value-type="float" office:value="0.00490904" calcext:value-type="float">
            <text:p>0.00490904</text:p>
          </table:table-cell>
          <table:table-cell office:value-type="float" office:value="0.00703096" calcext:value-type="float">
            <text:p>0.00703096</text:p>
          </table:table-cell>
          <table:table-cell/>
          <table:table-cell table:formula="of:=[.C7]/[.D7]" office:value-type="percentage" office:value="0.291436210847976" calcext:value-type="percentage">
            <text:p>29.14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2_stdout.log</text:p>
          </table:table-cell>
          <table:table-cell table:style-name="ce4" office:value-type="float" office:value="0.0000870228" calcext:value-type="float">
            <text:p>8.70E-05</text:p>
          </table:table-cell>
          <table:table-cell office:value-type="float" office:value="0.000856876" calcext:value-type="float">
            <text:p>0.000856876</text:p>
          </table:table-cell>
          <table:table-cell office:value-type="float" office:value="0.0152559" calcext:value-type="float">
            <text:p>0.0152559</text:p>
          </table:table-cell>
          <table:table-cell office:value-type="float" office:value="0.00124693" calcext:value-type="float">
            <text:p>0.00124693</text:p>
          </table:table-cell>
          <table:table-cell office:value-type="float" office:value="0.00028491" calcext:value-type="float">
            <text:p>0.00028491</text:p>
          </table:table-cell>
          <table:table-cell office:value-type="float" office:value="0.00603103" calcext:value-type="float">
            <text:p>0.00603103</text:p>
          </table:table-cell>
          <table:table-cell office:value-type="float" office:value="0.00127602" calcext:value-type="float">
            <text:p>0.00127602</text:p>
          </table:table-cell>
          <table:table-cell office:value-type="float" office:value="0.00402808" calcext:value-type="float">
            <text:p>0.00402808</text:p>
          </table:table-cell>
          <table:table-cell/>
          <table:table-cell table:formula="of:=[.C8]/[.D8]" office:value-type="percentage" office:value="0.0561668600344785" calcext:value-type="percentage">
            <text:p>5.6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Newton_stdout.log</text:p>
          </table:table-cell>
          <table:table-cell office:value-type="float" office:value="0.000552893" calcext:value-type="float">
            <text:p>0.000552893</text:p>
          </table:table-cell>
          <table:table-cell office:value-type="float" office:value="0.0351851" calcext:value-type="float">
            <text:p>0.0351851</text:p>
          </table:table-cell>
          <table:table-cell office:value-type="float" office:value="0.067785" calcext:value-type="float">
            <text:p>0.067785</text:p>
          </table:table-cell>
          <table:table-cell office:value-type="float" office:value="0.0366402" calcext:value-type="float">
            <text:p>0.0366402</text:p>
          </table:table-cell>
          <table:table-cell office:value-type="float" office:value="0.000870943" calcext:value-type="float">
            <text:p>0.000870943</text:p>
          </table:table-cell>
          <table:table-cell office:value-type="float" office:value="0.01517797" calcext:value-type="float">
            <text:p>0.01517797</text:p>
          </table:table-cell>
          <table:table-cell office:value-type="float" office:value="0.0367031" calcext:value-type="float">
            <text:p>0.0367031</text:p>
          </table:table-cell>
          <table:table-cell office:value-type="float" office:value="0.0447891" calcext:value-type="float">
            <text:p>0.0447891</text:p>
          </table:table-cell>
          <table:table-cell/>
          <table:table-cell table:formula="of:=[.C9]/[.D9]" office:value-type="percentage" office:value="0.519069115586044" calcext:value-type="percentage">
            <text:p>51.9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dirichlet_calculatesurfaceflux_stdout.log</text:p>
          </table:table-cell>
          <table:table-cell office:value-type="float" office:value="0.000507832" calcext:value-type="float">
            <text:p>0.000507832</text:p>
          </table:table-cell>
          <table:table-cell office:value-type="float" office:value="0.00393414" calcext:value-type="float">
            <text:p>0.00393414</text:p>
          </table:table-cell>
          <table:table-cell office:value-type="float" office:value="0.044605" calcext:value-type="float">
            <text:p>0.044605</text:p>
          </table:table-cell>
          <table:table-cell office:value-type="float" office:value="0.00533295" calcext:value-type="float">
            <text:p>0.00533295</text:p>
          </table:table-cell>
          <table:table-cell office:value-type="float" office:value="0.000874996" calcext:value-type="float">
            <text:p>0.000874996</text:p>
          </table:table-cell>
          <table:table-cell office:value-type="float" office:value="0.01539183" calcext:value-type="float">
            <text:p>0.01539183</text:p>
          </table:table-cell>
          <table:table-cell office:value-type="float" office:value="0.0107939" calcext:value-type="float">
            <text:p>0.0107939</text:p>
          </table:table-cell>
          <table:table-cell office:value-type="float" office:value="0.0190411" calcext:value-type="float">
            <text:p>0.0190411</text:p>
          </table:table-cell>
          <table:table-cell/>
          <table:table-cell table:formula="of:=[.C10]/[.D10]" office:value-type="percentage" office:value="0.0881995292007623" calcext:value-type="percentage">
            <text:p>8.8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neumann_calculatesurfaceflux_stdout.log</text:p>
          </table:table-cell>
          <table:table-cell office:value-type="float" office:value="0.000501156" calcext:value-type="float">
            <text:p>0.000501156</text:p>
          </table:table-cell>
          <table:table-cell office:value-type="float" office:value="0.00392509" calcext:value-type="float">
            <text:p>0.00392509</text:p>
          </table:table-cell>
          <table:table-cell office:value-type="float" office:value="0.0444829" calcext:value-type="float">
            <text:p>0.0444829</text:p>
          </table:table-cell>
          <table:table-cell office:value-type="float" office:value="0.00642681" calcext:value-type="float">
            <text:p>0.00642681</text:p>
          </table:table-cell>
          <table:table-cell office:value-type="float" office:value="0.00198317" calcext:value-type="float">
            <text:p>0.00198317</text:p>
          </table:table-cell>
          <table:table-cell office:value-type="float" office:value="0.01480269" calcext:value-type="float">
            <text:p>0.01480269</text:p>
          </table:table-cell>
          <table:table-cell office:value-type="float" office:value="0.010716" calcext:value-type="float">
            <text:p>0.010716</text:p>
          </table:table-cell>
          <table:table-cell office:value-type="float" office:value="0.0183072" calcext:value-type="float">
            <text:p>0.0183072</text:p>
          </table:table-cell>
          <table:table-cell/>
          <table:table-cell table:formula="of:=[.C11]/[.D11]" office:value-type="percentage" office:value="0.0882381769174222" calcext:value-type="percentage">
            <text:p>8.8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1e3_stdout.log</text:p>
          </table:table-cell>
          <table:table-cell office:value-type="float" office:value="0.000503063" calcext:value-type="float">
            <text:p>0.000503063</text:p>
          </table:table-cell>
          <table:table-cell office:value-type="float" office:value="0.00389981" calcext:value-type="float">
            <text:p>0.00389981</text:p>
          </table:table-cell>
          <table:table-cell office:value-type="float" office:value="0.0381441" calcext:value-type="float">
            <text:p>0.0381441</text:p>
          </table:table-cell>
          <table:table-cell office:value-type="float" office:value="0.00529099" calcext:value-type="float">
            <text:p>0.00529099</text:p>
          </table:table-cell>
          <table:table-cell office:value-type="float" office:value="0.000870228" calcext:value-type="float">
            <text:p>0.000870228</text:p>
          </table:table-cell>
          <table:table-cell office:value-type="float" office:value="0.01519108" calcext:value-type="float">
            <text:p>0.01519108</text:p>
          </table:table-cell>
          <table:table-cell office:value-type="float" office:value="0.00536084" calcext:value-type="float">
            <text:p>0.00536084</text:p>
          </table:table-cell>
          <table:table-cell office:value-type="float" office:value="0.013474" calcext:value-type="float">
            <text:p>0.013474</text:p>
          </table:table-cell>
          <table:table-cell/>
          <table:table-cell table:formula="of:=[.C12]/[.D12]" office:value-type="percentage" office:value="0.102238878358645" calcext:value-type="percentage">
            <text:p>10.2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2e3_prism_surfaceflux_front_back_stdout.log</text:p>
          </table:table-cell>
          <table:table-cell office:value-type="float" office:value="0.000380039" calcext:value-type="float">
            <text:p>0.000380039</text:p>
          </table:table-cell>
          <table:table-cell office:value-type="float" office:value="0.00305796" calcext:value-type="float">
            <text:p>0.00305796</text:p>
          </table:table-cell>
          <table:table-cell office:value-type="float" office:value="0.050878" calcext:value-type="float">
            <text:p>0.050878</text:p>
          </table:table-cell>
          <table:table-cell office:value-type="float" office:value="0.0043931" calcext:value-type="float">
            <text:p>0.0043931</text:p>
          </table:table-cell>
          <table:table-cell office:value-type="float" office:value="0.000938892" calcext:value-type="float">
            <text:p>0.000938892</text:p>
          </table:table-cell>
          <table:table-cell office:value-type="float" office:value="0.01930711" calcext:value-type="float">
            <text:p>0.01930711</text:p>
          </table:table-cell>
          <table:table-cell office:value-type="float" office:value="0.00932002" calcext:value-type="float">
            <text:p>0.00932002</text:p>
          </table:table-cell>
          <table:table-cell office:value-type="float" office:value="0.0194349" calcext:value-type="float">
            <text:p>0.0194349</text:p>
          </table:table-cell>
          <table:table-cell/>
          <table:table-cell table:formula="of:=[.C13]/[.D13]" office:value-type="percentage" office:value="0.0601037776642164" calcext:value-type="percentage">
            <text:p>6.0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2e3_prism_surfaceflux_left_right_stdout.log</text:p>
          </table:table-cell>
          <table:table-cell office:value-type="float" office:value="0.000396967" calcext:value-type="float">
            <text:p>0.000396967</text:p>
          </table:table-cell>
          <table:table-cell office:value-type="float" office:value="0.00310302" calcext:value-type="float">
            <text:p>0.00310302</text:p>
          </table:table-cell>
          <table:table-cell office:value-type="float" office:value="0.054399" calcext:value-type="float">
            <text:p>0.054399</text:p>
          </table:table-cell>
          <table:table-cell office:value-type="float" office:value="0.00438094" calcext:value-type="float">
            <text:p>0.00438094</text:p>
          </table:table-cell>
          <table:table-cell office:value-type="float" office:value="0.000864029" calcext:value-type="float">
            <text:p>0.000864029</text:p>
          </table:table-cell>
          <table:table-cell office:value-type="float" office:value="0.01914382" calcext:value-type="float">
            <text:p>0.01914382</text:p>
          </table:table-cell>
          <table:table-cell office:value-type="float" office:value="0.00935817" calcext:value-type="float">
            <text:p>0.00935817</text:p>
          </table:table-cell>
          <table:table-cell office:value-type="float" office:value="0.019382" calcext:value-type="float">
            <text:p>0.019382</text:p>
          </table:table-cell>
          <table:table-cell/>
          <table:table-cell table:formula="of:=[.C14]/[.D14]" office:value-type="percentage" office:value="0.0570418573870843" calcext:value-type="percentage">
            <text:p>5.70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2e3_prism_surfaceflux_top_bottom_stdout.log</text:p>
          </table:table-cell>
          <table:table-cell office:value-type="float" office:value="0.000370026" calcext:value-type="float">
            <text:p>0.000370026</text:p>
          </table:table-cell>
          <table:table-cell office:value-type="float" office:value="0.00311089" calcext:value-type="float">
            <text:p>0.00311089</text:p>
          </table:table-cell>
          <table:table-cell office:value-type="float" office:value="0.053498" calcext:value-type="float">
            <text:p>0.053498</text:p>
          </table:table-cell>
          <table:table-cell office:value-type="float" office:value="0.00543213" calcext:value-type="float">
            <text:p>0.00543213</text:p>
          </table:table-cell>
          <table:table-cell office:value-type="float" office:value="0.00193501" calcext:value-type="float">
            <text:p>0.00193501</text:p>
          </table:table-cell>
          <table:table-cell office:value-type="float" office:value="0.01929283" calcext:value-type="float">
            <text:p>0.01929283</text:p>
          </table:table-cell>
          <table:table-cell office:value-type="float" office:value="0.0103941" calcext:value-type="float">
            <text:p>0.0103941</text:p>
          </table:table-cell>
          <table:table-cell office:value-type="float" office:value="0.02039" calcext:value-type="float">
            <text:p>0.02039</text:p>
          </table:table-cell>
          <table:table-cell/>
          <table:table-cell table:formula="of:=[.C15]/[.D15]" office:value-type="percentage" office:value="0.0581496504542226" calcext:value-type="percentage">
            <text:p>5.8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0_stdout.log</text:p>
          </table:table-cell>
          <table:table-cell table:style-name="ce4" office:value-type="float" office:value="0.0000150204" calcext:value-type="float">
            <text:p>1.50E-05</text:p>
          </table:table-cell>
          <table:table-cell table:style-name="ce4" office:value-type="float" office:value="0.000068903" calcext:value-type="float">
            <text:p>6.89E-05</text:p>
          </table:table-cell>
          <table:table-cell office:value-type="float" office:value="0.0102239" calcext:value-type="float">
            <text:p>0.0102239</text:p>
          </table:table-cell>
          <table:table-cell office:value-type="float" office:value="0.000436783" calcext:value-type="float">
            <text:p>0.000436783</text:p>
          </table:table-cell>
          <table:table-cell office:value-type="float" office:value="0.000340939" calcext:value-type="float">
            <text:p>0.000340939</text:p>
          </table:table-cell>
          <table:table-cell office:value-type="float" office:value="0.00306797" calcext:value-type="float">
            <text:p>0.00306797</text:p>
          </table:table-cell>
          <table:table-cell office:value-type="float" office:value="0.000452995" calcext:value-type="float">
            <text:p>0.000452995</text:p>
          </table:table-cell>
          <table:table-cell office:value-type="float" office:value="0.00149894" calcext:value-type="float">
            <text:p>0.00149894</text:p>
          </table:table-cell>
          <table:table-cell/>
          <table:table-cell table:formula="of:=[.C16]/[.D16]" office:value-type="percentage" office:value="0.00673940472813701" calcext:value-type="percentage">
            <text:p>0.6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1_stdout.log</text:p>
          </table:table-cell>
          <table:table-cell table:style-name="ce4" office:value-type="float" office:value="0.0000119209" calcext:value-type="float">
            <text:p>1.19E-05</text:p>
          </table:table-cell>
          <table:table-cell table:style-name="ce4" office:value-type="float" office:value="0.0000619888" calcext:value-type="float">
            <text:p>6.20E-05</text:p>
          </table:table-cell>
          <table:table-cell office:value-type="float" office:value="0.00738406" calcext:value-type="float">
            <text:p>0.00738406</text:p>
          </table:table-cell>
          <table:table-cell office:value-type="float" office:value="0.000247002" calcext:value-type="float">
            <text:p>0.000247002</text:p>
          </table:table-cell>
          <table:table-cell office:value-type="float" office:value="0.000165939" calcext:value-type="float">
            <text:p>0.000165939</text:p>
          </table:table-cell>
          <table:table-cell office:value-type="float" office:value="0.0025301" calcext:value-type="float">
            <text:p>0.0025301</text:p>
          </table:table-cell>
          <table:table-cell office:value-type="float" office:value="0.000257015" calcext:value-type="float">
            <text:p>0.000257015</text:p>
          </table:table-cell>
          <table:table-cell office:value-type="float" office:value="0.00145292" calcext:value-type="float">
            <text:p>0.00145292</text:p>
          </table:table-cell>
          <table:table-cell/>
          <table:table-cell table:formula="of:=[.C17]/[.D17]" office:value-type="percentage" office:value="0.00839494803671693" calcext:value-type="percentage">
            <text:p>0.84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2_stdout.log</text:p>
          </table:table-cell>
          <table:table-cell table:style-name="ce4" office:value-type="float" office:value="0.0000889301" calcext:value-type="float">
            <text:p>8.89E-05</text:p>
          </table:table-cell>
          <table:table-cell office:value-type="float" office:value="0.000813007" calcext:value-type="float">
            <text:p>0.000813007</text:p>
          </table:table-cell>
          <table:table-cell office:value-type="float" office:value="0.0147018" calcext:value-type="float">
            <text:p>0.0147018</text:p>
          </table:table-cell>
          <table:table-cell office:value-type="float" office:value="0.00145006" calcext:value-type="float">
            <text:p>0.00145006</text:p>
          </table:table-cell>
          <table:table-cell office:value-type="float" office:value="0.000535011" calcext:value-type="float">
            <text:p>0.000535011</text:p>
          </table:table-cell>
          <table:table-cell office:value-type="float" office:value="0.00513887" calcext:value-type="float">
            <text:p>0.00513887</text:p>
          </table:table-cell>
          <table:table-cell office:value-type="float" office:value="0.00146794" calcext:value-type="float">
            <text:p>0.00146794</text:p>
          </table:table-cell>
          <table:table-cell office:value-type="float" office:value="0.00446105" calcext:value-type="float">
            <text:p>0.00446105</text:p>
          </table:table-cell>
          <table:table-cell/>
          <table:table-cell table:formula="of:=[.C18]/[.D18]" office:value-type="percentage" office:value="0.0552998272320396" calcext:value-type="percentage">
            <text:p>5.53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1x1x1_Neumann_1e3_stdout.log</text:p>
          </table:table-cell>
          <table:table-cell office:value-type="float" office:value="0.000494003" calcext:value-type="float">
            <text:p>0.000494003</text:p>
          </table:table-cell>
          <table:table-cell office:value-type="float" office:value="0.00392008" calcext:value-type="float">
            <text:p>0.00392008</text:p>
          </table:table-cell>
          <table:table-cell office:value-type="float" office:value="0.0390229" calcext:value-type="float">
            <text:p>0.0390229</text:p>
          </table:table-cell>
          <table:table-cell office:value-type="float" office:value="0.00639415" calcext:value-type="float">
            <text:p>0.00639415</text:p>
          </table:table-cell>
          <table:table-cell office:value-type="float" office:value="0.0019629" calcext:value-type="float">
            <text:p>0.0019629</text:p>
          </table:table-cell>
          <table:table-cell office:value-type="float" office:value="0.01508093" calcext:value-type="float">
            <text:p>0.01508093</text:p>
          </table:table-cell>
          <table:table-cell office:value-type="float" office:value="0.00645208" calcext:value-type="float">
            <text:p>0.00645208</text:p>
          </table:table-cell>
          <table:table-cell office:value-type="float" office:value="0.0142171" calcext:value-type="float">
            <text:p>0.0142171</text:p>
          </table:table-cell>
          <table:table-cell/>
          <table:table-cell table:formula="of:=[.C19]/[.D19]" office:value-type="percentage" office:value="0.100455886159153" calcext:value-type="percentage">
            <text:p>10.05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bottom_Newton_stdout.log</text:p>
          </table:table-cell>
          <table:table-cell office:value-type="float" office:value="0.000509977" calcext:value-type="float">
            <text:p>0.000509977</text:p>
          </table:table-cell>
          <table:table-cell office:value-type="float" office:value="0.0366511" calcext:value-type="float">
            <text:p>0.0366511</text:p>
          </table:table-cell>
          <table:table-cell office:value-type="float" office:value="0.0689931" calcext:value-type="float">
            <text:p>0.0689931</text:p>
          </table:table-cell>
          <table:table-cell office:value-type="float" office:value="0.0387371" calcext:value-type="float">
            <text:p>0.0387371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1524901" calcext:value-type="float">
            <text:p>0.01524901</text:p>
          </table:table-cell>
          <table:table-cell office:value-type="float" office:value="0.0387659" calcext:value-type="float">
            <text:p>0.0387659</text:p>
          </table:table-cell>
          <table:table-cell office:value-type="float" office:value="0.0467939" calcext:value-type="float">
            <text:p>0.0467939</text:p>
          </table:table-cell>
          <table:table-cell/>
          <table:table-cell table:formula="of:=[.C20]/[.D20]" office:value-type="percentage" office:value="0.531228485167357" calcext:value-type="percentage">
            <text:p>53.1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bottom_stdout.log</text:p>
          </table:table-cell>
          <table:table-cell office:value-type="float" office:value="0.00046587" calcext:value-type="float">
            <text:p>0.00046587</text:p>
          </table:table-cell>
          <table:table-cell office:value-type="float" office:value="0.00401902" calcext:value-type="float">
            <text:p>0.00401902</text:p>
          </table:table-cell>
          <table:table-cell office:value-type="float" office:value="0.0362551" calcext:value-type="float">
            <text:p>0.0362551</text:p>
          </table:table-cell>
          <table:table-cell office:value-type="float" office:value="0.00604701" calcext:value-type="float">
            <text:p>0.00604701</text:p>
          </table:table-cell>
          <table:table-cell office:value-type="float" office:value="0.00154305" calcext:value-type="float">
            <text:p>0.00154305</text:p>
          </table:table-cell>
          <table:table-cell office:value-type="float" office:value="0.01496911" calcext:value-type="float">
            <text:p>0.01496911</text:p>
          </table:table-cell>
          <table:table-cell office:value-type="float" office:value="0.00607085" calcext:value-type="float">
            <text:p>0.00607085</text:p>
          </table:table-cell>
          <table:table-cell office:value-type="float" office:value="0.0140359" calcext:value-type="float">
            <text:p>0.0140359</text:p>
          </table:table-cell>
          <table:table-cell/>
          <table:table-cell table:formula="of:=[.C21]/[.D21]" office:value-type="percentage" office:value="0.110853921241425" calcext:value-type="percentage">
            <text:p>11.0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top_Newton_stdout.log</text:p>
          </table:table-cell>
          <table:table-cell office:value-type="float" office:value="0.000500202" calcext:value-type="float">
            <text:p>0.000500202</text:p>
          </table:table-cell>
          <table:table-cell office:value-type="float" office:value="0.047457" calcext:value-type="float">
            <text:p>0.047457</text:p>
          </table:table-cell>
          <table:table-cell office:value-type="float" office:value="0.079807" calcext:value-type="float">
            <text:p>0.079807</text:p>
          </table:table-cell>
          <table:table-cell office:value-type="float" office:value="0.0494001" calcext:value-type="float">
            <text:p>0.0494001</text:p>
          </table:table-cell>
          <table:table-cell office:value-type="float" office:value="0.00141311" calcext:value-type="float">
            <text:p>0.00141311</text:p>
          </table:table-cell>
          <table:table-cell office:value-type="float" office:value="0.01490903" calcext:value-type="float">
            <text:p>0.01490903</text:p>
          </table:table-cell>
          <table:table-cell office:value-type="float" office:value="0.0494251" calcext:value-type="float">
            <text:p>0.0494251</text:p>
          </table:table-cell>
          <table:table-cell office:value-type="float" office:value="0.057276" calcext:value-type="float">
            <text:p>0.057276</text:p>
          </table:table-cell>
          <table:table-cell/>
          <table:table-cell table:formula="of:=[.C22]/[.D22]" office:value-type="percentage" office:value="0.594647086095205" calcext:value-type="percentage">
            <text:p>59.46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GroundWaterFlowProcess_cube_top_stdout.log</text:p>
          </table:table-cell>
          <table:table-cell office:value-type="float" office:value="0.000456095" calcext:value-type="float">
            <text:p>0.000456095</text:p>
          </table:table-cell>
          <table:table-cell office:value-type="float" office:value="0.00388885" calcext:value-type="float">
            <text:p>0.00388885</text:p>
          </table:table-cell>
          <table:table-cell office:value-type="float" office:value="0.047477" calcext:value-type="float">
            <text:p>0.047477</text:p>
          </table:table-cell>
          <table:table-cell office:value-type="float" office:value="0.00578308" calcext:value-type="float">
            <text:p>0.00578308</text:p>
          </table:table-cell>
          <table:table-cell office:value-type="float" office:value="0.00142217" calcext:value-type="float">
            <text:p>0.00142217</text:p>
          </table:table-cell>
          <table:table-cell office:value-type="float" office:value="0.014956" calcext:value-type="float">
            <text:p>0.014956</text:p>
          </table:table-cell>
          <table:table-cell office:value-type="float" office:value="0.00581098" calcext:value-type="float">
            <text:p>0.00581098</text:p>
          </table:table-cell>
          <table:table-cell office:value-type="float" office:value="0.0135882" calcext:value-type="float">
            <text:p>0.0135882</text:p>
          </table:table-cell>
          <table:table-cell/>
          <table:table-cell table:formula="of:=[.C23]/[.D23]" office:value-type="percentage" office:value="0.0819101880910757" calcext:value-type="percentage">
            <text:p>8.1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1e4_stdout.log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396411" calcext:value-type="float">
            <text:p>0.0396411</text:p>
          </table:table-cell>
          <table:table-cell office:value-type="float" office:value="0.324652" calcext:value-type="float">
            <text:p>0.324652</text:p>
          </table:table-cell>
          <table:table-cell office:value-type="float" office:value="0.0551312" calcext:value-type="float">
            <text:p>0.0551312</text:p>
          </table:table-cell>
          <table:table-cell office:value-type="float" office:value="0.0100079" calcext:value-type="float">
            <text:p>0.0100079</text:p>
          </table:table-cell>
          <table:table-cell office:value-type="float" office:value="0.1412433" calcext:value-type="float">
            <text:p>0.1412433</text:p>
          </table:table-cell>
          <table:table-cell office:value-type="float" office:value="0.0555041" calcext:value-type="float">
            <text:p>0.0555041</text:p>
          </table:table-cell>
          <table:table-cell office:value-type="float" office:value="0.133135" calcext:value-type="float">
            <text:p>0.133135</text:p>
          </table:table-cell>
          <table:table-cell/>
          <table:table-cell table:formula="of:=[.C24]/[.D24]" office:value-type="percentage" office:value="0.122103359905376" calcext:value-type="percentage">
            <text:p>12.21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1e5_stdout.log</text:p>
          </table:table-cell>
          <table:table-cell office:value-type="float" office:value="0.0456269" calcext:value-type="float">
            <text:p>0.0456269</text:p>
          </table:table-cell>
          <table:table-cell office:value-type="float" office:value="0.358269" calcext:value-type="float">
            <text:p>0.358269</text:p>
          </table:table-cell>
          <table:table-cell office:value-type="float" office:value="3.18017" calcext:value-type="float">
            <text:p>3.18017</text:p>
          </table:table-cell>
          <table:table-cell office:value-type="float" office:value="0.622295" calcext:value-type="float">
            <text:p>0.622295</text:p>
          </table:table-cell>
          <table:table-cell office:value-type="float" office:value="0.218219" calcext:value-type="float">
            <text:p>0.218219</text:p>
          </table:table-cell>
          <table:table-cell office:value-type="float" office:value="1.30705" calcext:value-type="float">
            <text:p>1.30705</text:p>
          </table:table-cell>
          <table:table-cell office:value-type="float" office:value="0.625181" calcext:value-type="float">
            <text:p>0.625181</text:p>
          </table:table-cell>
          <table:table-cell office:value-type="float" office:value="1.35206" calcext:value-type="float">
            <text:p>1.35206</text:p>
          </table:table-cell>
          <table:table-cell/>
          <table:table-cell table:formula="of:=[.C25]/[.D25]" office:value-type="percentage" office:value="0.112657184993255" calcext:value-type="percentage">
            <text:p>11.27%</text:p>
          </table:table-cell>
          <table:table-cell table:formula="of:=[.G25]/[.D25]" office:value-type="percentage" office:value="0.411000040878318" calcext:value-type="percentage">
            <text:p>41.1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1e6_stdout.log</text:p>
          </table:table-cell>
          <table:table-cell office:value-type="float" office:value="0.676463" calcext:value-type="float">
            <text:p>0.676463</text:p>
          </table:table-cell>
          <table:table-cell office:value-type="float" office:value="3.85953" calcext:value-type="float">
            <text:p>3.85953</text:p>
          </table:table-cell>
          <table:table-cell office:value-type="float" office:value="37.7514" calcext:value-type="float">
            <text:p>37.7514</text:p>
          </table:table-cell>
          <table:table-cell office:value-type="float" office:value="9.60213" calcext:value-type="float">
            <text:p>9.60213</text:p>
          </table:table-cell>
          <table:table-cell office:value-type="float" office:value="5.06376" calcext:value-type="float">
            <text:p>5.06376</text:p>
          </table:table-cell>
          <table:table-cell office:value-type="float" office:value="14.02785" calcext:value-type="float">
            <text:p>14.02785</text:p>
          </table:table-cell>
          <table:table-cell office:value-type="float" office:value="9.62346" calcext:value-type="float">
            <text:p>9.62346</text:p>
          </table:table-cell>
          <table:table-cell office:value-type="float" office:value="17.2969" calcext:value-type="float">
            <text:p>17.2969</text:p>
          </table:table-cell>
          <table:table-cell/>
          <table:table-cell table:formula="of:=[.C26]/[.D26]" office:value-type="percentage" office:value="0.102235413785979" calcext:value-type="percentage">
            <text:p>10.22%</text:p>
          </table:table-cell>
          <table:table-cell table:formula="of:=[.G26]/[.D26]" office:value-type="percentage" office:value="0.371584894864826" calcext:value-type="percentage">
            <text:p>37.1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2e4_stdout.log</text:p>
          </table:table-cell>
          <table:table-cell office:value-type="float" office:value="0.00967193" calcext:value-type="float">
            <text:p>0.00967193</text:p>
          </table:table-cell>
          <table:table-cell office:value-type="float" office:value="0.072983" calcext:value-type="float">
            <text:p>0.072983</text:p>
          </table:table-cell>
          <table:table-cell office:value-type="float" office:value="0.607973" calcext:value-type="float">
            <text:p>0.607973</text:p>
          </table:table-cell>
          <table:table-cell office:value-type="float" office:value="0.110392" calcext:value-type="float">
            <text:p>0.110392</text:p>
          </table:table-cell>
          <table:table-cell office:value-type="float" office:value="0.0276899" calcext:value-type="float">
            <text:p>0.0276899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110997" calcext:value-type="float">
            <text:p>0.110997</text:p>
          </table:table-cell>
          <table:table-cell office:value-type="float" office:value="0.251189" calcext:value-type="float">
            <text:p>0.251189</text:p>
          </table:table-cell>
          <table:table-cell/>
          <table:table-cell table:formula="of:=[.C27]/[.D27]" office:value-type="percentage" office:value="0.120043159811373" calcext:value-type="percentage">
            <text:p>12.00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3e4_stdout.log</text:p>
          </table:table-cell>
          <table:table-cell office:value-type="float" office:value="0.0142121" calcext:value-type="float">
            <text:p>0.0142121</text:p>
          </table:table-cell>
          <table:table-cell office:value-type="float" office:value="0.112165" calcext:value-type="float">
            <text:p>0.112165</text:p>
          </table:table-cell>
          <table:table-cell office:value-type="float" office:value="0.911919" calcext:value-type="float">
            <text:p>0.911919</text:p>
          </table:table-cell>
          <table:table-cell office:value-type="float" office:value="0.172551" calcext:value-type="float">
            <text:p>0.172551</text:p>
          </table:table-cell>
          <table:table-cell office:value-type="float" office:value="0.0461121" calcext:value-type="float">
            <text:p>0.0461121</text:p>
          </table:table-cell>
          <table:table-cell office:value-type="float" office:value="0.376619" calcext:value-type="float">
            <text:p>0.376619</text:p>
          </table:table-cell>
          <table:table-cell office:value-type="float" office:value="0.173452" calcext:value-type="float">
            <text:p>0.173452</text:p>
          </table:table-cell>
          <table:table-cell office:value-type="float" office:value="0.378513" calcext:value-type="float">
            <text:p>0.378513</text:p>
          </table:table-cell>
          <table:table-cell/>
          <table:table-cell table:formula="of:=[.C28]/[.D28]" office:value-type="percentage" office:value="0.122998862837599" calcext:value-type="percentage">
            <text:p>12.30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4e4_stdout.log</text:p>
          </table:table-cell>
          <table:table-cell office:value-type="float" office:value="0.0180039" calcext:value-type="float">
            <text:p>0.0180039</text:p>
          </table:table-cell>
          <table:table-cell office:value-type="float" office:value="0.146876" calcext:value-type="float">
            <text:p>0.146876</text:p>
          </table:table-cell>
          <table:table-cell office:value-type="float" office:value="1.22948" calcext:value-type="float">
            <text:p>1.22948</text:p>
          </table:table-cell>
          <table:table-cell office:value-type="float" office:value="0.232797" calcext:value-type="float">
            <text:p>0.232797</text:p>
          </table:table-cell>
          <table:table-cell office:value-type="float" office:value="0.0678511" calcext:value-type="float">
            <text:p>0.0678511</text:p>
          </table:table-cell>
          <table:table-cell office:value-type="float" office:value="0.506488" calcext:value-type="float">
            <text:p>0.506488</text:p>
          </table:table-cell>
          <table:table-cell office:value-type="float" office:value="0.234032" calcext:value-type="float">
            <text:p>0.234032</text:p>
          </table:table-cell>
          <table:table-cell office:value-type="float" office:value="0.509368" calcext:value-type="float">
            <text:p>0.509368</text:p>
          </table:table-cell>
          <table:table-cell/>
          <table:table-cell table:formula="of:=[.C29]/[.D29]" office:value-type="percentage" office:value="0.119461886325926" calcext:value-type="percentage">
            <text:p>11.95%</text:p>
          </table:table-cell>
          <table:table-cell table:formula="of:=[.G29]/[.D29]" office:value-type="percentage" office:value="0.411953020789277" calcext:value-type="percentage">
            <text:p>41.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5e4_stdout.log</text:p>
          </table:table-cell>
          <table:table-cell office:value-type="float" office:value="0.0225551" calcext:value-type="float">
            <text:p>0.0225551</text:p>
          </table:table-cell>
          <table:table-cell office:value-type="float" office:value="0.18868" calcext:value-type="float">
            <text:p>0.18868</text:p>
          </table:table-cell>
          <table:table-cell office:value-type="float" office:value="1.59057" calcext:value-type="float">
            <text:p>1.59057</text:p>
          </table:table-cell>
          <table:table-cell office:value-type="float" office:value="0.306772" calcext:value-type="float">
            <text:p>0.306772</text:p>
          </table:table-cell>
          <table:table-cell office:value-type="float" office:value="0.0954568" calcext:value-type="float">
            <text:p>0.0954568</text:p>
          </table:table-cell>
          <table:table-cell office:value-type="float" office:value="0.655768" calcext:value-type="float">
            <text:p>0.655768</text:p>
          </table:table-cell>
          <table:table-cell office:value-type="float" office:value="0.308097" calcext:value-type="float">
            <text:p>0.308097</text:p>
          </table:table-cell>
          <table:table-cell office:value-type="float" office:value="0.663932" calcext:value-type="float">
            <text:p>0.663932</text:p>
          </table:table-cell>
          <table:table-cell/>
          <table:table-cell table:formula="of:=[.C30]/[.D30]" office:value-type="percentage" office:value="0.118624141031203" calcext:value-type="percentage">
            <text:p>11.86%</text:p>
          </table:table-cell>
          <table:table-cell table:formula="of:=[.G30]/[.D30]" office:value-type="percentage" office:value="0.412284904153857" calcext:value-type="percentage">
            <text:p>41.23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Neumann_1e4_stdout.log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0.0400259" calcext:value-type="float">
            <text:p>0.0400259</text:p>
          </table:table-cell>
          <table:table-cell office:value-type="float" office:value="0.354835" calcext:value-type="float">
            <text:p>0.354835</text:p>
          </table:table-cell>
          <table:table-cell office:value-type="float" office:value="0.083334" calcext:value-type="float">
            <text:p>0.083334</text:p>
          </table:table-cell>
          <table:table-cell office:value-type="float" office:value="0.0378971" calcext:value-type="float">
            <text:p>0.0378971</text:p>
          </table:table-cell>
          <table:table-cell office:value-type="float" office:value="0.1367099" calcext:value-type="float">
            <text:p>0.1367099</text:p>
          </table:table-cell>
          <table:table-cell office:value-type="float" office:value="0.0836661" calcext:value-type="float">
            <text:p>0.0836661</text:p>
          </table:table-cell>
          <table:table-cell office:value-type="float" office:value="0.156804" calcext:value-type="float">
            <text:p>0.156804</text:p>
          </table:table-cell>
          <table:table-cell/>
          <table:table-cell table:formula="of:=[.C31]/[.D31]" office:value-type="percentage" office:value="0.112801442924176" calcext:value-type="percentage">
            <text:p>11.28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1e5_stdout.log</text:p>
          </table:table-cell>
          <table:table-cell office:value-type="float" office:value="0.0444279" calcext:value-type="float">
            <text:p>0.0444279</text:p>
          </table:table-cell>
          <table:table-cell office:value-type="float" office:value="0.356927" calcext:value-type="float">
            <text:p>0.356927</text:p>
          </table:table-cell>
          <table:table-cell office:value-type="float" office:value="3.85627" calcext:value-type="float">
            <text:p>3.85627</text:p>
          </table:table-cell>
          <table:table-cell office:value-type="float" office:value="1.26449" calcext:value-type="float">
            <text:p>1.26449</text:p>
          </table:table-cell>
          <table:table-cell office:value-type="float" office:value="0.862943" calcext:value-type="float">
            <text:p>0.862943</text:p>
          </table:table-cell>
          <table:table-cell office:value-type="float" office:value="1.274864" calcext:value-type="float">
            <text:p>1.274864</text:p>
          </table:table-cell>
          <table:table-cell office:value-type="float" office:value="1.26659" calcext:value-type="float">
            <text:p>1.26659</text:p>
          </table:table-cell>
          <table:table-cell office:value-type="float" office:value="1.95709" calcext:value-type="float">
            <text:p>1.95709</text:p>
          </table:table-cell>
          <table:table-cell/>
          <table:table-cell table:formula="of:=[.C32]/[.D32]" office:value-type="percentage" office:value="0.0925575750660612" calcext:value-type="percentage">
            <text:p>9.26%</text:p>
          </table:table-cell>
          <table:table-cell table:formula="of:=[.G32]/[.D32]" office:value-type="percentage" office:value="0.330595108744979" calcext:value-type="percentage">
            <text:p>33.0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1e6_stdout.log</text:p>
          </table:table-cell>
          <table:table-cell office:value-type="float" office:value="0.574887" calcext:value-type="float">
            <text:p>0.574887</text:p>
          </table:table-cell>
          <table:table-cell office:value-type="float" office:value="3.6703" calcext:value-type="float">
            <text:p>3.6703</text:p>
          </table:table-cell>
          <table:table-cell office:value-type="float" office:value="55.7121" calcext:value-type="float">
            <text:p>55.7121</text:p>
          </table:table-cell>
          <table:table-cell office:value-type="float" office:value="24.2799" calcext:value-type="float">
            <text:p>24.2799</text:p>
          </table:table-cell>
          <table:table-cell office:value-type="float" office:value="20.0323" calcext:value-type="float">
            <text:p>20.0323</text:p>
          </table:table-cell>
          <table:table-cell office:value-type="float" office:value="14.16068" calcext:value-type="float">
            <text:p>14.16068</text:p>
          </table:table-cell>
          <table:table-cell office:value-type="float" office:value="24.2916" calcext:value-type="float">
            <text:p>24.2916</text:p>
          </table:table-cell>
          <table:table-cell office:value-type="float" office:value="31.9642" calcext:value-type="float">
            <text:p>31.9642</text:p>
          </table:table-cell>
          <table:table-cell/>
          <table:table-cell table:formula="of:=[.C33]/[.D33]" office:value-type="percentage" office:value="0.065879764000998" calcext:value-type="percentage">
            <text:p>6.59%</text:p>
          </table:table-cell>
          <table:table-cell table:formula="of:=[.G33]/[.D33]" office:value-type="percentage" office:value="0.254176022802946" calcext:value-type="percentage">
            <text:p>25.4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cube_1x1x1_GroundWaterFlow/LARGE_GroundWaterFlowProcess_cube_1x1x1_Neumann_2e4_stdout.log</text:p>
          </table:table-cell>
          <table:table-cell office:value-type="float" office:value="0.00876999" calcext:value-type="float">
            <text:p>0.00876999</text:p>
          </table:table-cell>
          <table:table-cell office:value-type="float" office:value="0.07619" calcext:value-type="float">
            <text:p>0.07619</text:p>
          </table:table-cell>
          <table:table-cell office:value-type="float" office:value="0.691668" calcext:value-type="float">
            <text:p>0.691668</text:p>
          </table:table-cell>
          <table:table-cell office:value-type="float" office:value="0.187117" calcext:value-type="float">
            <text:p>0.187117</text:p>
          </table:table-cell>
          <table:table-cell office:value-type="float" office:value="0.102112" calcext:value-type="float">
            <text:p>0.102112</text:p>
          </table:table-cell>
          <table:table-cell office:value-type="float" office:value="0.256725" calcext:value-type="float">
            <text:p>0.256725</text:p>
          </table:table-cell>
          <table:table-cell office:value-type="float" office:value="0.187616" calcext:value-type="float">
            <text:p>0.187616</text:p>
          </table:table-cell>
          <table:table-cell office:value-type="float" office:value="0.324436" calcext:value-type="float">
            <text:p>0.324436</text:p>
          </table:table-cell>
          <table:table-cell/>
          <table:table-cell table:formula="of:=[.C34]/[.D34]" office:value-type="percentage" office:value="0.110154004522401" calcext:value-type="percentage">
            <text:p>11.02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3e4_stdout.log</text:p>
          </table:table-cell>
          <table:table-cell office:value-type="float" office:value="0.0135911" calcext:value-type="float">
            <text:p>0.0135911</text:p>
          </table:table-cell>
          <table:table-cell office:value-type="float" office:value="0.112018" calcext:value-type="float">
            <text:p>0.112018</text:p>
          </table:table-cell>
          <table:table-cell office:value-type="float" office:value="1.05351" calcext:value-type="float">
            <text:p>1.05351</text:p>
          </table:table-cell>
          <table:table-cell office:value-type="float" office:value="0.303411" calcext:value-type="float">
            <text:p>0.303411</text:p>
          </table:table-cell>
          <table:table-cell office:value-type="float" office:value="0.177743" calcext:value-type="float">
            <text:p>0.177743</text:p>
          </table:table-cell>
          <table:table-cell office:value-type="float" office:value="0.375256" calcext:value-type="float">
            <text:p>0.375256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0.505479" calcext:value-type="float">
            <text:p>0.505479</text:p>
          </table:table-cell>
          <table:table-cell/>
          <table:table-cell table:formula="of:=[.C35]/[.D35]" office:value-type="percentage" office:value="0.106328368976089" calcext:value-type="percentage">
            <text:p>10.63%</text:p>
          </table:table-cell>
          <table:table-cell table:formula="of:=[.G35]/[.D35]" office:value-type="percentage" office:value="0.35619595447599" calcext:value-type="percentage">
            <text:p>35.6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4e4_stdout.log</text:p>
          </table:table-cell>
          <table:table-cell office:value-type="float" office:value="0.017812" calcext:value-type="float">
            <text:p>0.017812</text:p>
          </table:table-cell>
          <table:table-cell office:value-type="float" office:value="0.144231" calcext:value-type="float">
            <text:p>0.144231</text:p>
          </table:table-cell>
          <table:table-cell office:value-type="float" office:value="1.43499" calcext:value-type="float">
            <text:p>1.43499</text:p>
          </table:table-cell>
          <table:table-cell office:value-type="float" office:value="0.418389" calcext:value-type="float">
            <text:p>0.418389</text:p>
          </table:table-cell>
          <table:table-cell office:value-type="float" office:value="0.25627" calcext:value-type="float">
            <text:p>0.25627</text:p>
          </table:table-cell>
          <table:table-cell office:value-type="float" office:value="0.511233" calcext:value-type="float">
            <text:p>0.511233</text:p>
          </table:table-cell>
          <table:table-cell office:value-type="float" office:value="0.419228" calcext:value-type="float">
            <text:p>0.419228</text:p>
          </table:table-cell>
          <table:table-cell office:value-type="float" office:value="0.695846" calcext:value-type="float">
            <text:p>0.695846</text:p>
          </table:table-cell>
          <table:table-cell/>
          <table:table-cell table:formula="of:=[.C36]/[.D36]" office:value-type="percentage" office:value="0.100510108084377" calcext:value-type="percentage">
            <text:p>10.05%</text:p>
          </table:table-cell>
          <table:table-cell table:formula="of:=[.G36]/[.D36]" office:value-type="percentage" office:value="0.356262412978488" calcext:value-type="percentage">
            <text:p>35.6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cube_1x1x1_GroundWaterFlow/LARGE_GroundWaterFlowProcess_cube_1x1x1_Neumann_5e4_stdout.log</text:p>
          </table:table-cell>
          <table:table-cell office:value-type="float" office:value="0.0223029" calcext:value-type="float">
            <text:p>0.0223029</text:p>
          </table:table-cell>
          <table:table-cell office:value-type="float" office:value="0.190399" calcext:value-type="float">
            <text:p>0.190399</text:p>
          </table:table-cell>
          <table:table-cell office:value-type="float" office:value="1.8789" calcext:value-type="float">
            <text:p>1.8789</text:p>
          </table:table-cell>
          <table:table-cell office:value-type="float" office:value="0.566441" calcext:value-type="float">
            <text:p>0.566441</text:p>
          </table:table-cell>
          <table:table-cell office:value-type="float" office:value="0.353645" calcext:value-type="float">
            <text:p>0.353645</text:p>
          </table:table-cell>
          <table:table-cell office:value-type="float" office:value="0.654071" calcext:value-type="float">
            <text:p>0.654071</text:p>
          </table:table-cell>
          <table:table-cell office:value-type="float" office:value="0.567653" calcext:value-type="float">
            <text:p>0.567653</text:p>
          </table:table-cell>
          <table:table-cell office:value-type="float" office:value="0.921091" calcext:value-type="float">
            <text:p>0.921091</text:p>
          </table:table-cell>
          <table:table-cell/>
          <table:table-cell table:formula="of:=[.C37]/[.D37]" office:value-type="percentage" office:value="0.101335355793283" calcext:value-type="percentage">
            <text:p>10.13%</text:p>
          </table:table-cell>
          <table:table-cell table:formula="of:=[.G37]/[.D37]" office:value-type="percentage" office:value="0.348113789983501" calcext:value-type="percentage">
            <text:p>34.8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1e1_stdout.log</text:p>
          </table:table-cell>
          <table:table-cell table:style-name="ce4" office:value-type="float" office:value="0.00000405312" calcext:value-type="float">
            <text:p>4.05E-06</text:p>
          </table:table-cell>
          <table:table-cell table:style-name="ce4" office:value-type="float" office:value="0.0000269413" calcext:value-type="float">
            <text:p>2.69E-05</text:p>
          </table:table-cell>
          <table:table-cell office:value-type="float" office:value="0.00602508" calcext:value-type="float">
            <text:p>0.00602508</text:p>
          </table:table-cell>
          <table:table-cell office:value-type="float" office:value="0.000216961" calcext:value-type="float">
            <text:p>0.000216961</text:p>
          </table:table-cell>
          <table:table-cell office:value-type="float" office:value="0.000177145" calcext:value-type="float">
            <text:p>0.000177145</text:p>
          </table:table-cell>
          <table:table-cell office:value-type="float" office:value="0.00304389" calcext:value-type="float">
            <text:p>0.00304389</text:p>
          </table:table-cell>
          <table:table-cell office:value-type="float" office:value="0.000226021" calcext:value-type="float">
            <text:p>0.000226021</text:p>
          </table:table-cell>
          <table:table-cell office:value-type="float" office:value="0.00127006" calcext:value-type="float">
            <text:p>0.00127006</text:p>
          </table:table-cell>
          <table:table-cell/>
          <table:table-cell table:formula="of:=[.C38]/[.D38]" office:value-type="percentage" office:value="0.00447152568928545" calcext:value-type="percentage">
            <text:p>0.45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Neumann_1e1_stdout.log</text:p>
          </table:table-cell>
          <table:table-cell table:style-name="ce4" office:value-type="float" office:value="0.00000405312" calcext:value-type="float">
            <text:p>4.05E-06</text:p>
          </table:table-cell>
          <table:table-cell table:style-name="ce4" office:value-type="float" office:value="0.000025034" calcext:value-type="float">
            <text:p>2.50E-05</text:p>
          </table:table-cell>
          <table:table-cell office:value-type="float" office:value="0.00418091" calcext:value-type="float">
            <text:p>0.00418091</text:p>
          </table:table-cell>
          <table:table-cell office:value-type="float" office:value="0.000216961" calcext:value-type="float">
            <text:p>0.000216961</text:p>
          </table:table-cell>
          <table:table-cell office:value-type="float" office:value="0.000181913" calcext:value-type="float">
            <text:p>0.000181913</text:p>
          </table:table-cell>
          <table:table-cell office:value-type="float" office:value="0.00225472" calcext:value-type="float">
            <text:p>0.00225472</text:p>
          </table:table-cell>
          <table:table-cell office:value-type="float" office:value="0.000224829" calcext:value-type="float">
            <text:p>0.000224829</text:p>
          </table:table-cell>
          <table:table-cell office:value-type="float" office:value="0.001266" calcext:value-type="float">
            <text:p>0.001266</text:p>
          </table:table-cell>
          <table:table-cell/>
          <table:table-cell table:formula="of:=[.C39]/[.D39]" office:value-type="percentage" office:value="0.00598769167477894" calcext:value-type="percentage">
            <text:p>0.60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Robin_Left_Picard_1e1_stdout.log</text:p>
          </table:table-cell>
          <table:table-cell table:style-name="ce4" office:value-type="float" office:value="0.00000405312" calcext:value-type="float">
            <text:p>4.05E-06</text:p>
          </table:table-cell>
          <table:table-cell table:style-name="ce4" office:value-type="float" office:value="0.0000259876" calcext:value-type="float">
            <text:p>2.60E-05</text:p>
          </table:table-cell>
          <table:table-cell office:value-type="float" office:value="0.00421286" calcext:value-type="float">
            <text:p>0.00421286</text:p>
          </table:table-cell>
          <table:table-cell office:value-type="float" office:value="0.000241995" calcext:value-type="float">
            <text:p>0.000241995</text:p>
          </table:table-cell>
          <table:table-cell office:value-type="float" office:value="0.000206947" calcext:value-type="float">
            <text:p>0.000206947</text:p>
          </table:table-cell>
          <table:table-cell office:value-type="float" office:value="0.002262828" calcext:value-type="float">
            <text:p>0.002262828</text:p>
          </table:table-cell>
          <table:table-cell office:value-type="float" office:value="0.000248909" calcext:value-type="float">
            <text:p>0.000248909</text:p>
          </table:table-cell>
          <table:table-cell office:value-type="float" office:value="0.00125909" calcext:value-type="float">
            <text:p>0.00125909</text:p>
          </table:table-cell>
          <table:table-cell/>
          <table:table-cell table:formula="of:=[.C40]/[.D40]" office:value-type="percentage" office:value="0.00616863603347845" calcext:value-type="percentage">
            <text:p>0.6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Robin_Right_Picard_1e1_stdout.log</text:p>
          </table:table-cell>
          <table:table-cell table:style-name="ce4" office:value-type="float" office:value="0.00000286102" calcext:value-type="float">
            <text:p>2.86E-06</text:p>
          </table:table-cell>
          <table:table-cell table:style-name="ce4" office:value-type="float" office:value="0.0000269413" calcext:value-type="float">
            <text:p>2.69E-05</text:p>
          </table:table-cell>
          <table:table-cell office:value-type="float" office:value="0.00460505" calcext:value-type="float">
            <text:p>0.00460505</text:p>
          </table:table-cell>
          <table:table-cell office:value-type="float" office:value="0.000244856" calcext:value-type="float">
            <text:p>0.000244856</text:p>
          </table:table-cell>
          <table:table-cell office:value-type="float" office:value="0.000206947" calcext:value-type="float">
            <text:p>0.000206947</text:p>
          </table:table-cell>
          <table:table-cell office:value-type="float" office:value="0.00224018" calcext:value-type="float">
            <text:p>0.00224018</text:p>
          </table:table-cell>
          <table:table-cell office:value-type="float" office:value="0.000252008" calcext:value-type="float">
            <text:p>0.000252008</text:p>
          </table:table-cell>
          <table:table-cell office:value-type="float" office:value="0.00127816" calcext:value-type="float">
            <text:p>0.00127816</text:p>
          </table:table-cell>
          <table:table-cell/>
          <table:table-cell table:formula="of:=[.C41]/[.D41]" office:value-type="percentage" office:value="0.0058503816462362" calcext:value-type="percentage">
            <text:p>0.5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Time_Dep_Dirichlet_1e1_stdout.log</text:p>
          </table:table-cell>
          <table:table-cell table:style-name="ce4" office:value-type="float" office:value="0.00008034706" calcext:value-type="float">
            <text:p>8.03E-05</text:p>
          </table:table-cell>
          <table:table-cell office:value-type="float" office:value="0.00021386137" calcext:value-type="float">
            <text:p>0.00021386137</text:p>
          </table:table-cell>
          <table:table-cell office:value-type="float" office:value="0.0184169" calcext:value-type="float">
            <text:p>0.0184169</text:p>
          </table:table-cell>
          <table:table-cell office:value-type="float" office:value="0.001996518" calcext:value-type="float">
            <text:p>0.001996518</text:p>
          </table:table-cell>
          <table:table-cell office:value-type="float" office:value="0.0015599736" calcext:value-type="float">
            <text:p>0.0015599736</text:p>
          </table:table-cell>
          <table:table-cell office:value-type="float" office:value="0.013774171" calcext:value-type="float">
            <text:p>0.013774171</text:p>
          </table:table-cell>
          <table:table-cell office:value-type="float" office:value="0.002114534" calcext:value-type="float">
            <text:p>0.002114534</text:p>
          </table:table-cell>
          <table:table-cell office:value-type="float" office:value="0.01469898" calcext:value-type="float">
            <text:p>0.01469898</text:p>
          </table:table-cell>
          <table:table-cell/>
          <table:table-cell table:formula="of:=[.C42]/[.D42]" office:value-type="percentage" office:value="0.0116122349581091" calcext:value-type="percentage">
            <text:p>1.16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line_1_GroundWaterFlow/GroundWaterFlowProcess_line_1_Time_Dep_Neumann_1e1_stdout.log</text:p>
          </table:table-cell>
          <table:table-cell table:style-name="ce4" office:value-type="float" office:value="0.00004506111" calcext:value-type="float">
            <text:p>4.51E-05</text:p>
          </table:table-cell>
          <table:table-cell office:value-type="float" office:value="0.00021123897" calcext:value-type="float">
            <text:p>0.00021123897</text:p>
          </table:table-cell>
          <table:table-cell office:value-type="float" office:value="0.0180941" calcext:value-type="float">
            <text:p>0.0180941</text:p>
          </table:table-cell>
          <table:table-cell office:value-type="float" office:value="0.002063035" calcext:value-type="float">
            <text:p>0.002063035</text:p>
          </table:table-cell>
          <table:table-cell office:value-type="float" office:value="0.001675844" calcext:value-type="float">
            <text:p>0.001675844</text:p>
          </table:table-cell>
          <table:table-cell office:value-type="float" office:value="0.013893845" calcext:value-type="float">
            <text:p>0.013893845</text:p>
          </table:table-cell>
          <table:table-cell office:value-type="float" office:value="0.002185581" calcext:value-type="float">
            <text:p>0.002185581</text:p>
          </table:table-cell>
          <table:table-cell office:value-type="float" office:value="0.01503636" calcext:value-type="float">
            <text:p>0.01503636</text:p>
          </table:table-cell>
          <table:table-cell/>
          <table:table-cell table:formula="of:=[.C43]/[.D43]" office:value-type="percentage" office:value="0.0116744668151497" calcext:value-type="percentage">
            <text:p>1.1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0_stdout.log</text:p>
          </table:table-cell>
          <table:table-cell table:style-name="ce4" office:value-type="float" office:value="0.0000140667" calcext:value-type="float">
            <text:p>1.41E-05</text:p>
          </table:table-cell>
          <table:table-cell table:style-name="ce4" office:value-type="float" office:value="0.0000669956" calcext:value-type="float">
            <text:p>6.70E-05</text:p>
          </table:table-cell>
          <table:table-cell office:value-type="float" office:value="0.0078032" calcext:value-type="float">
            <text:p>0.0078032</text:p>
          </table:table-cell>
          <table:table-cell office:value-type="float" office:value="0.000549793" calcext:value-type="float">
            <text:p>0.000549793</text:p>
          </table:table-cell>
          <table:table-cell office:value-type="float" office:value="0.000451088" calcext:value-type="float">
            <text:p>0.000451088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0571966" calcext:value-type="float">
            <text:p>0.000571966</text:p>
          </table:table-cell>
          <table:table-cell office:value-type="float" office:value="0.00189805" calcext:value-type="float">
            <text:p>0.00189805</text:p>
          </table:table-cell>
          <table:table-cell/>
          <table:table-cell table:formula="of:=[.C44]/[.D44]" office:value-type="percentage" office:value="0.00858565716629076" calcext:value-type="percentage">
            <text:p>0.86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1_stdout.log</text:p>
          </table:table-cell>
          <table:table-cell table:style-name="ce4" office:value-type="float" office:value="0.00000810623" calcext:value-type="float">
            <text:p>8.11E-06</text:p>
          </table:table-cell>
          <table:table-cell table:style-name="ce4" office:value-type="float" office:value="0.0000331402" calcext:value-type="float">
            <text:p>3.31E-05</text:p>
          </table:table-cell>
          <table:table-cell office:value-type="float" office:value="0.00486994" calcext:value-type="float">
            <text:p>0.00486994</text:p>
          </table:table-cell>
          <table:table-cell office:value-type="float" office:value="0.000204086" calcext:value-type="float">
            <text:p>0.000204086</text:p>
          </table:table-cell>
          <table:table-cell office:value-type="float" office:value="0.000155926" calcext:value-type="float">
            <text:p>0.000155926</text:p>
          </table:table-cell>
          <table:table-cell office:value-type="float" office:value="0.00241995" calcext:value-type="float">
            <text:p>0.00241995</text:p>
          </table:table-cell>
          <table:table-cell office:value-type="float" office:value="0.000212193" calcext:value-type="float">
            <text:p>0.000212193</text:p>
          </table:table-cell>
          <table:table-cell office:value-type="float" office:value="0.001302" calcext:value-type="float">
            <text:p>0.001302</text:p>
          </table:table-cell>
          <table:table-cell/>
          <table:table-cell table:formula="of:=[.C45]/[.D45]" office:value-type="percentage" office:value="0.00680505303966784" calcext:value-type="percentage">
            <text:p>0.68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2_axi_stdout.log</text:p>
          </table:table-cell>
          <table:table-cell table:style-name="ce4" office:value-type="float" office:value="0.000015974" calcext:value-type="float">
            <text:p>1.60E-05</text:p>
          </table:table-cell>
          <table:table-cell table:style-name="ce4" office:value-type="float" office:value="0.0000998974" calcext:value-type="float">
            <text:p>9.99E-05</text:p>
          </table:table-cell>
          <table:table-cell office:value-type="float" office:value="0.00758791" calcext:value-type="float">
            <text:p>0.00758791</text:p>
          </table:table-cell>
          <table:table-cell office:value-type="float" office:value="0.000533819" calcext:value-type="float">
            <text:p>0.000533819</text:p>
          </table:table-cell>
          <table:table-cell office:value-type="float" office:value="0.000411034" calcext:value-type="float">
            <text:p>0.000411034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0542879" calcext:value-type="float">
            <text:p>0.000542879</text:p>
          </table:table-cell>
          <table:table-cell office:value-type="float" office:value="0.00228596" calcext:value-type="float">
            <text:p>0.00228596</text:p>
          </table:table-cell>
          <table:table-cell/>
          <table:table-cell table:formula="of:=[.C46]/[.D46]" office:value-type="percentage" office:value="0.0131653380179786" calcext:value-type="percentage">
            <text:p>1.3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2_stdout.log</text:p>
          </table:table-cell>
          <table:table-cell table:style-name="ce4" office:value-type="float" office:value="0.0000178814" calcext:value-type="float">
            <text:p>1.79E-05</text:p>
          </table:table-cell>
          <table:table-cell table:style-name="ce4" office:value-type="float" office:value="0.0000948906" calcext:value-type="float">
            <text:p>9.49E-05</text:p>
          </table:table-cell>
          <table:table-cell office:value-type="float" office:value="0.00678396" calcext:value-type="float">
            <text:p>0.00678396</text:p>
          </table:table-cell>
          <table:table-cell office:value-type="float" office:value="0.000324011" calcext:value-type="float">
            <text:p>0.000324011</text:p>
          </table:table-cell>
          <table:table-cell office:value-type="float" office:value="0.000202894" calcext:value-type="float">
            <text:p>0.000202894</text:p>
          </table:table-cell>
          <table:table-cell office:value-type="float" office:value="0.00347375" calcext:value-type="float">
            <text:p>0.00347375</text:p>
          </table:table-cell>
          <table:table-cell office:value-type="float" office:value="0.000334024" calcext:value-type="float">
            <text:p>0.000334024</text:p>
          </table:table-cell>
          <table:table-cell office:value-type="float" office:value="0.00205398" calcext:value-type="float">
            <text:p>0.00205398</text:p>
          </table:table-cell>
          <table:table-cell/>
          <table:table-cell table:formula="of:=[.C47]/[.D47]" office:value-type="percentage" office:value="0.0139874940300356" calcext:value-type="percentage">
            <text:p>1.40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3_stdout.log</text:p>
          </table:table-cell>
          <table:table-cell office:value-type="float" office:value="0.00011301" calcext:value-type="float">
            <text:p>0.00011301</text:p>
          </table:table-cell>
          <table:table-cell office:value-type="float" office:value="0.000773907" calcext:value-type="float">
            <text:p>0.000773907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0.00162792" calcext:value-type="float">
            <text:p>0.00162792</text:p>
          </table:table-cell>
          <table:table-cell office:value-type="float" office:value="0.000730038" calcext:value-type="float">
            <text:p>0.000730038</text:p>
          </table:table-cell>
          <table:table-cell office:value-type="float" office:value="0.01148986" calcext:value-type="float">
            <text:p>0.01148986</text:p>
          </table:table-cell>
          <table:table-cell office:value-type="float" office:value="0.00165701" calcext:value-type="float">
            <text:p>0.00165701</text:p>
          </table:table-cell>
          <table:table-cell office:value-type="float" office:value="0.00751781" calcext:value-type="float">
            <text:p>0.00751781</text:p>
          </table:table-cell>
          <table:table-cell/>
          <table:table-cell table:formula="of:=[.C48]/[.D48]" office:value-type="percentage" office:value="0.0336774151436031" calcext:value-type="percentage">
            <text:p>3.3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4_axi_ang_0.02_stdout.log</text:p>
          </table:table-cell>
          <table:table-cell office:value-type="float" office:value="0.00128102" calcext:value-type="float">
            <text:p>0.00128102</text:p>
          </table:table-cell>
          <table:table-cell office:value-type="float" office:value="0.00759506" calcext:value-type="float">
            <text:p>0.00759506</text:p>
          </table:table-cell>
          <table:table-cell office:value-type="float" office:value="0.237022" calcext:value-type="float">
            <text:p>0.237022</text:p>
          </table:table-cell>
          <table:table-cell office:value-type="float" office:value="0.0911651" calcext:value-type="float">
            <text:p>0.0911651</text:p>
          </table:table-cell>
          <table:table-cell office:value-type="float" office:value="0.082257" calcext:value-type="float">
            <text:p>0.082257</text:p>
          </table:table-cell>
          <table:table-cell office:value-type="float" office:value="0.0942988" calcext:value-type="float">
            <text:p>0.0942988</text:p>
          </table:table-cell>
          <table:table-cell office:value-type="float" office:value="0.091203" calcext:value-type="float">
            <text:p>0.091203</text:p>
          </table:table-cell>
          <table:table-cell office:value-type="float" office:value="0.142528" calcext:value-type="float">
            <text:p>0.142528</text:p>
          </table:table-cell>
          <table:table-cell/>
          <table:table-cell table:formula="of:=[.C49]/[.D49]" office:value-type="percentage" office:value="0.0320436921467206" calcext:value-type="percentage">
            <text:p>3.20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1e4_stdout.log</text:p>
          </table:table-cell>
          <table:table-cell office:value-type="float" office:value="0.00143099" calcext:value-type="float">
            <text:p>0.00143099</text:p>
          </table:table-cell>
          <table:table-cell office:value-type="float" office:value="0.00771785" calcext:value-type="float">
            <text:p>0.00771785</text:p>
          </table:table-cell>
          <table:table-cell office:value-type="float" office:value="0.203732" calcext:value-type="float">
            <text:p>0.203732</text:p>
          </table:table-cell>
          <table:table-cell office:value-type="float" office:value="0.0236559" calcext:value-type="float">
            <text:p>0.0236559</text:p>
          </table:table-cell>
          <table:table-cell office:value-type="float" office:value="0.0144691" calcext:value-type="float">
            <text:p>0.0144691</text:p>
          </table:table-cell>
          <table:table-cell office:value-type="float" office:value="0.097306" calcext:value-type="float">
            <text:p>0.097306</text:p>
          </table:table-cell>
          <table:table-cell office:value-type="float" office:value="0.0237799" calcext:value-type="float">
            <text:p>0.0237799</text:p>
          </table:table-cell>
          <table:table-cell office:value-type="float" office:value="0.078007" calcext:value-type="float">
            <text:p>0.078007</text:p>
          </table:table-cell>
          <table:table-cell/>
          <table:table-cell table:formula="of:=[.C50]/[.D50]" office:value-type="percentage" office:value="0.0378823650678342" calcext:value-type="percentage">
            <text:p>3.7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0_stdout.log</text:p>
          </table:table-cell>
          <table:table-cell table:style-name="ce4" office:value-type="float" office:value="0.00000500679" calcext:value-type="float">
            <text:p>5.01E-06</text:p>
          </table:table-cell>
          <table:table-cell table:style-name="ce4" office:value-type="float" office:value="0.0000259876" calcext:value-type="float">
            <text:p>2.60E-05</text:p>
          </table:table-cell>
          <table:table-cell office:value-type="float" office:value="0.00563383" calcext:value-type="float">
            <text:p>0.00563383</text:p>
          </table:table-cell>
          <table:table-cell office:value-type="float" office:value="0.000187874" calcext:value-type="float">
            <text:p>0.000187874</text:p>
          </table:table-cell>
          <table:table-cell office:value-type="float" office:value="0.000151157" calcext:value-type="float">
            <text:p>0.000151157</text:p>
          </table:table-cell>
          <table:table-cell office:value-type="float" office:value="0.00221991" calcext:value-type="float">
            <text:p>0.00221991</text:p>
          </table:table-cell>
          <table:table-cell office:value-type="float" office:value="0.00019598" calcext:value-type="float">
            <text:p>0.00019598</text:p>
          </table:table-cell>
          <table:table-cell office:value-type="float" office:value="0.00122213" calcext:value-type="float">
            <text:p>0.00122213</text:p>
          </table:table-cell>
          <table:table-cell/>
          <table:table-cell table:formula="of:=[.C51]/[.D51]" office:value-type="percentage" office:value="0.00461277674335221" calcext:value-type="percentage">
            <text:p>0.46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1_stdout.log</text:p>
          </table:table-cell>
          <table:table-cell table:style-name="ce4" office:value-type="float" office:value="0.00000715256" calcext:value-type="float">
            <text:p>7.15E-06</text:p>
          </table:table-cell>
          <table:table-cell table:style-name="ce4" office:value-type="float" office:value="0.0000340939" calcext:value-type="float">
            <text:p>3.41E-05</text:p>
          </table:table-cell>
          <table:table-cell office:value-type="float" office:value="0.00483203" calcext:value-type="float">
            <text:p>0.00483203</text:p>
          </table:table-cell>
          <table:table-cell office:value-type="float" office:value="0.00022006" calcext:value-type="float">
            <text:p>0.00022006</text:p>
          </table:table-cell>
          <table:table-cell office:value-type="float" office:value="0.000170946" calcext:value-type="float">
            <text:p>0.000170946</text:p>
          </table:table-cell>
          <table:table-cell office:value-type="float" office:value="0.00247813" calcext:value-type="float">
            <text:p>0.00247813</text:p>
          </table:table-cell>
          <table:table-cell office:value-type="float" office:value="0.000228167" calcext:value-type="float">
            <text:p>0.000228167</text:p>
          </table:table-cell>
          <table:table-cell office:value-type="float" office:value="0.00142789" calcext:value-type="float">
            <text:p>0.00142789</text:p>
          </table:table-cell>
          <table:table-cell/>
          <table:table-cell table:formula="of:=[.C52]/[.D52]" office:value-type="percentage" office:value="0.00705581298129358" calcext:value-type="percentage">
            <text:p>0.7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2_stdout.log</text:p>
          </table:table-cell>
          <table:table-cell table:style-name="ce4" office:value-type="float" office:value="0.0000181198" calcext:value-type="float">
            <text:p>1.81E-05</text:p>
          </table:table-cell>
          <table:table-cell table:style-name="ce4" office:value-type="float" office:value="0.0000939369" calcext:value-type="float">
            <text:p>9.39E-05</text:p>
          </table:table-cell>
          <table:table-cell office:value-type="float" office:value="0.00718617" calcext:value-type="float">
            <text:p>0.00718617</text:p>
          </table:table-cell>
          <table:table-cell office:value-type="float" office:value="0.000464916" calcext:value-type="float">
            <text:p>0.000464916</text:p>
          </table:table-cell>
          <table:table-cell office:value-type="float" office:value="0.000345945" calcext:value-type="float">
            <text:p>0.000345945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0475168" calcext:value-type="float">
            <text:p>0.000475168</text:p>
          </table:table-cell>
          <table:table-cell office:value-type="float" office:value="0.00265694" calcext:value-type="float">
            <text:p>0.00265694</text:p>
          </table:table-cell>
          <table:table-cell/>
          <table:table-cell table:formula="of:=[.C53]/[.D53]" office:value-type="percentage" office:value="0.0130719006090866" calcext:value-type="percentage">
            <text:p>1.3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3_stdout.log</text:p>
          </table:table-cell>
          <table:table-cell office:value-type="float" office:value="0.000128984" calcext:value-type="float">
            <text:p>0.000128984</text:p>
          </table:table-cell>
          <table:table-cell office:value-type="float" office:value="0.00126481" calcext:value-type="float">
            <text:p>0.00126481</text:p>
          </table:table-cell>
          <table:table-cell office:value-type="float" office:value="0.025461" calcext:value-type="float">
            <text:p>0.025461</text:p>
          </table:table-cell>
          <table:table-cell office:value-type="float" office:value="0.00407195" calcext:value-type="float">
            <text:p>0.00407195</text:p>
          </table:table-cell>
          <table:table-cell office:value-type="float" office:value="0.00266504" calcext:value-type="float">
            <text:p>0.00266504</text:p>
          </table:table-cell>
          <table:table-cell office:value-type="float" office:value="0.01307011" calcext:value-type="float">
            <text:p>0.01307011</text:p>
          </table:table-cell>
          <table:table-cell office:value-type="float" office:value="0.00415492" calcext:value-type="float">
            <text:p>0.00415492</text:p>
          </table:table-cell>
          <table:table-cell office:value-type="float" office:value="0.00989103" calcext:value-type="float">
            <text:p>0.00989103</text:p>
          </table:table-cell>
          <table:table-cell/>
          <table:table-cell table:formula="of:=[.C54]/[.D54]" office:value-type="percentage" office:value="0.0496763677781706" calcext:value-type="percentage">
            <text:p>4.9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square_1x1_GroundWaterFlow/GroundWaterFlowProcess_square_1x1_Neumann_1e4_stdout.log</text:p>
          </table:table-cell>
          <table:table-cell office:value-type="float" office:value="0.00137711" calcext:value-type="float">
            <text:p>0.00137711</text:p>
          </table:table-cell>
          <table:table-cell office:value-type="float" office:value="0.007689" calcext:value-type="float">
            <text:p>0.007689</text:p>
          </table:table-cell>
          <table:table-cell office:value-type="float" office:value="0.22284" calcext:value-type="float">
            <text:p>0.22284</text:p>
          </table:table-cell>
          <table:table-cell office:value-type="float" office:value="0.073308" calcext:value-type="float">
            <text:p>0.073308</text:p>
          </table:table-cell>
          <table:table-cell office:value-type="float" office:value="0.064208" calcext:value-type="float">
            <text:p>0.064208</text:p>
          </table:table-cell>
          <table:table-cell office:value-type="float" office:value="0.094126" calcext:value-type="float">
            <text:p>0.094126</text:p>
          </table:table-cell>
          <table:table-cell office:value-type="float" office:value="0.073411" calcext:value-type="float">
            <text:p>0.073411</text:p>
          </table:table-cell>
          <table:table-cell office:value-type="float" office:value="0.124888" calcext:value-type="float">
            <text:p>0.124888</text:p>
          </table:table-cell>
          <table:table-cell/>
          <table:table-cell table:formula="of:=[.C55]/[.D55]" office:value-type="percentage" office:value="0.034504577275175" calcext:value-type="percentage">
            <text:p>3.45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1e5_stdout.log</text:p>
          </table:table-cell>
          <table:table-cell office:value-type="float" office:value="0.011764" calcext:value-type="float">
            <text:p>0.011764</text:p>
          </table:table-cell>
          <table:table-cell office:value-type="float" office:value="0.072799" calcext:value-type="float">
            <text:p>0.072799</text:p>
          </table:table-cell>
          <table:table-cell office:value-type="float" office:value="2.32705" calcext:value-type="float">
            <text:p>2.32705</text:p>
          </table:table-cell>
          <table:table-cell office:value-type="float" office:value="0.763076" calcext:value-type="float">
            <text:p>0.763076</text:p>
          </table:table-cell>
          <table:table-cell office:value-type="float" office:value="0.678389" calcext:value-type="float">
            <text:p>0.678389</text:p>
          </table:table-cell>
          <table:table-cell office:value-type="float" office:value="1.005044" calcext:value-type="float">
            <text:p>1.005044</text:p>
          </table:table-cell>
          <table:table-cell office:value-type="float" office:value="0.763652" calcext:value-type="float">
            <text:p>0.763652</text:p>
          </table:table-cell>
          <table:table-cell office:value-type="float" office:value="1.32946" calcext:value-type="float">
            <text:p>1.32946</text:p>
          </table:table-cell>
          <table:table-cell/>
          <table:table-cell table:formula="of:=[.C56]/[.D56]" office:value-type="percentage" office:value="0.0312838142712877" calcext:value-type="percentage">
            <text:p>3.13%</text:p>
          </table:table-cell>
          <table:table-cell table:formula="of:=[.G56]/[.D56]" office:value-type="percentage" office:value="0.431896177563868" calcext:value-type="percentage">
            <text:p>43.1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1e6_stdout.log</text:p>
          </table:table-cell>
          <table:table-cell office:value-type="float" office:value="0.132359" calcext:value-type="float">
            <text:p>0.132359</text:p>
          </table:table-cell>
          <table:table-cell office:value-type="float" office:value="0.787498" calcext:value-type="float">
            <text:p>0.787498</text:p>
          </table:table-cell>
          <table:table-cell office:value-type="float" office:value="40.5793" calcext:value-type="float">
            <text:p>40.5793</text:p>
          </table:table-cell>
          <table:table-cell office:value-type="float" office:value="24.0402" calcext:value-type="float">
            <text:p>24.0402</text:p>
          </table:table-cell>
          <table:table-cell office:value-type="float" office:value="23.1182" calcext:value-type="float">
            <text:p>23.1182</text:p>
          </table:table-cell>
          <table:table-cell office:value-type="float" office:value="9.92965" calcext:value-type="float">
            <text:p>9.92965</text:p>
          </table:table-cell>
          <table:table-cell office:value-type="float" office:value="24.0449" calcext:value-type="float">
            <text:p>24.0449</text:p>
          </table:table-cell>
          <table:table-cell office:value-type="float" office:value="29.5711" calcext:value-type="float">
            <text:p>29.5711</text:p>
          </table:table-cell>
          <table:table-cell/>
          <table:table-cell table:formula="of:=[.C57]/[.D57]" office:value-type="percentage" office:value="0.0194063968575111" calcext:value-type="percentage">
            <text:p>1.94%</text:p>
          </table:table-cell>
          <table:table-cell table:formula="of:=[.G57]/[.D57]" office:value-type="percentage" office:value="0.244697419620348" calcext:value-type="percentage">
            <text:p>24.47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Neumann_1e5_stdout.log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73612" calcext:value-type="float">
            <text:p>0.073612</text:p>
          </table:table-cell>
          <table:table-cell office:value-type="float" office:value="4.64792" calcext:value-type="float">
            <text:p>4.64792</text:p>
          </table:table-cell>
          <table:table-cell office:value-type="float" office:value="3.08395" calcext:value-type="float">
            <text:p>3.08395</text:p>
          </table:table-cell>
          <table:table-cell office:value-type="float" office:value="2.99857" calcext:value-type="float">
            <text:p>2.99857</text:p>
          </table:table-cell>
          <table:table-cell office:value-type="float" office:value="0.981916" calcext:value-type="float">
            <text:p>0.981916</text:p>
          </table:table-cell>
          <table:table-cell office:value-type="float" office:value="3.08444" calcext:value-type="float">
            <text:p>3.08444</text:p>
          </table:table-cell>
          <table:table-cell office:value-type="float" office:value="3.62463" calcext:value-type="float">
            <text:p>3.62463</text:p>
          </table:table-cell>
          <table:table-cell/>
          <table:table-cell table:formula="of:=[.C58]/[.D58]" office:value-type="percentage" office:value="0.0158376219900515" calcext:value-type="percentage">
            <text:p>1.58%</text:p>
          </table:table-cell>
          <table:table-cell table:formula="of:=[.G58]/[.D58]" office:value-type="percentage" office:value="0.211259229935111" calcext:value-type="percentage">
            <text:p>21.1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liptic/square_1x1_GroundWaterFlow/LARGE_GroundWaterFlowProcess_square_1x1_Neumann_1e6_stdout.log</text:p>
          </table:table-cell>
          <table:table-cell office:value-type="float" office:value="0.13836" calcext:value-type="float">
            <text:p>0.13836</text:p>
          </table:table-cell>
          <table:table-cell office:value-type="float" office:value="0.718088" calcext:value-type="float">
            <text:p>0.718088</text:p>
          </table:table-cell>
          <table:table-cell office:value-type="float" office:value="114.797" calcext:value-type="float">
            <text:p>114.797</text:p>
          </table:table-cell>
          <table:table-cell office:value-type="float" office:value="98.4301" calcext:value-type="float">
            <text:p>98.4301</text:p>
          </table:table-cell>
          <table:table-cell office:value-type="float" office:value="97.5713" calcext:value-type="float">
            <text:p>97.5713</text:p>
          </table:table-cell>
          <table:table-cell office:value-type="float" office:value="9.63008" calcext:value-type="float">
            <text:p>9.63008</text:p>
          </table:table-cell>
          <table:table-cell office:value-type="float" office:value="98.4342" calcext:value-type="float">
            <text:p>98.4342</text:p>
          </table:table-cell>
          <table:table-cell office:value-type="float" office:value="103.713" calcext:value-type="float">
            <text:p>103.713</text:p>
          </table:table-cell>
          <table:table-cell/>
          <table:table-cell table:formula="of:=[.C59]/[.D59]" office:value-type="percentage" office:value="0.00625528541686629" calcext:value-type="percentage">
            <text:p>0.63%</text:p>
          </table:table-cell>
          <table:table-cell table:formula="of:=[.G59]/[.D59]" office:value-type="percentage" office:value="0.0838879064783923" calcext:value-type="percentage">
            <text:p>8.39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lliptic/wedge_1x1x1_GroundWaterFlow/GroundWaterFlowProcess_wedge_1x1x1_1e3_prism_surfaceflux_stdout.log</text:p>
          </table:table-cell>
          <table:table-cell office:value-type="float" office:value="0.0002141" calcext:value-type="float">
            <text:p>0.0002141</text:p>
          </table:table-cell>
          <table:table-cell office:value-type="float" office:value="0.00158787" calcext:value-type="float">
            <text:p>0.00158787</text:p>
          </table:table-cell>
          <table:table-cell office:value-type="float" office:value="0.0306189" calcext:value-type="float">
            <text:p>0.0306189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127292" calcext:value-type="float">
            <text:p>0.00127292</text:p>
          </table:table-cell>
          <table:table-cell office:value-type="float" office:value="0.01084495" calcext:value-type="float">
            <text:p>0.01084495</text:p>
          </table:table-cell>
          <table:table-cell office:value-type="float" office:value="0.00634599" calcext:value-type="float">
            <text:p>0.00634599</text:p>
          </table:table-cell>
          <table:table-cell office:value-type="float" office:value="0.011831" calcext:value-type="float">
            <text:p>0.011831</text:p>
          </table:table-cell>
          <table:table-cell/>
          <table:table-cell table:formula="of:=[.C60]/[.D60]" office:value-type="percentage" office:value="0.0518591458216984" calcext:value-type="percentage">
            <text:p>5.19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HydroMechanics/Linear/Confined_Compression/HydroMechanics_HML_cube_1e3_hex20_confined_compression_stdout.log</text:p>
          </table:table-cell>
          <table:table-cell office:value-type="float" office:value="0.067744" calcext:value-type="float">
            <text:p>0.067744</text:p>
          </table:table-cell>
          <table:table-cell office:value-type="float" office:value="0.538831" calcext:value-type="float">
            <text:p>0.538831</text:p>
          </table:table-cell>
          <table:table-cell office:value-type="float" office:value="73.2343" calcext:value-type="float">
            <text:p>73.2343</text:p>
          </table:table-cell>
          <table:table-cell/>
          <table:table-cell office:value-type="float" office:value="72.4626" calcext:value-type="float">
            <text:p>72.4626</text:p>
          </table:table-cell>
          <table:table-cell office:value-type="float" office:value="0.031898" calcext:value-type="float">
            <text:p>0.031898</text:p>
          </table:table-cell>
          <table:table-cell office:value-type="float" office:value="73.0762" calcext:value-type="float">
            <text:p>73.0762</text:p>
          </table:table-cell>
          <table:table-cell table:number-columns-repeated="2"/>
          <table:table-cell table:formula="of:=[.C61]/[.D61]" office:value-type="percentage" office:value="0.00735763160158559" calcext:value-type="percentage">
            <text:p>0.74%</text:p>
          </table:table-cell>
          <table:table-cell table:formula="of:=[.G61]/[.D61]" office:value-type="percentage" office:value="0.000435560932513863" calcext:value-type="percentage">
            <text:p>0.0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oMechanics/Linear/Confined_Compression/HydroMechanics_HML_square_1e2_quad8_confined_compression_stdout.log</text:p>
          </table:table-cell>
          <table:table-cell office:value-type="float" office:value="0.200482634" calcext:value-type="float">
            <text:p>0.200482634</text:p>
          </table:table-cell>
          <table:table-cell office:value-type="float" office:value="0.908009769999999" calcext:value-type="float">
            <text:p>0.908009769999999</text:p>
          </table:table-cell>
          <table:table-cell office:value-type="float" office:value="12.8949" calcext:value-type="float">
            <text:p>12.8949</text:p>
          </table:table-cell>
          <table:table-cell office:value-type="float" office:value="12.80493539" calcext:value-type="float">
            <text:p>12.80493539</text:p>
          </table:table-cell>
          <table:table-cell office:value-type="float" office:value="11.68127788" calcext:value-type="float">
            <text:p>11.68127788</text:p>
          </table:table-cell>
          <table:table-cell office:value-type="float" office:value="0.01909828" calcext:value-type="float">
            <text:p>0.01909828</text:p>
          </table:table-cell>
          <table:table-cell office:value-type="float" office:value="12.8650211" calcext:value-type="float">
            <text:p>12.8650211</text:p>
          </table:table-cell>
          <table:table-cell office:value-type="float" office:value="12.8814728" calcext:value-type="float">
            <text:p>12.8814728</text:p>
          </table:table-cell>
          <table:table-cell/>
          <table:table-cell table:formula="of:=[.C62]/[.D62]" office:value-type="percentage" office:value="0.0704161932236775" calcext:value-type="percentage">
            <text:p>7.04%</text:p>
          </table:table-cell>
          <table:table-cell table:formula="of:=[.G62]/[.D62]" office:value-type="percentage" office:value="0.00148107236194154" calcext:value-type="percentage">
            <text:p>0.1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ydroMechanics/Linear/Confined_Compression/HydroMechanics_HML_square_1e2_quad9_confined_compression_stdout.log</text:p>
          </table:table-cell>
          <table:table-cell office:value-type="float" office:value="0.000558138" calcext:value-type="float">
            <text:p>0.000558138</text:p>
          </table:table-cell>
          <table:table-cell office:value-type="float" office:value="0.00268102" calcext:value-type="float">
            <text:p>0.00268102</text:p>
          </table:table-cell>
          <table:table-cell office:value-type="float" office:value="0.032182" calcext:value-type="float">
            <text:p>0.032182</text:p>
          </table:table-cell>
          <table:table-cell/>
          <table:table-cell office:value-type="float" office:value="0.0176301" calcext:value-type="float">
            <text:p>0.0176301</text:p>
          </table:table-cell>
          <table:table-cell office:value-type="float" office:value="0.00379372" calcext:value-type="float">
            <text:p>0.00379372</text:p>
          </table:table-cell>
          <table:table-cell office:value-type="float" office:value="0.0210409" calcext:value-type="float">
            <text:p>0.0210409</text:p>
          </table:table-cell>
          <table:table-cell table:number-columns-repeated="2"/>
          <table:table-cell table:formula="of:=[.C63]/[.D63]" office:value-type="percentage" office:value="0.0833080604064384" calcext:value-type="percentage">
            <text:p>8.33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HydroMechanics/Linear/Confined_Compression/HydroMechanics_HML_square_1e2_tri6_confined_compression_stdout.log</text:p>
          </table:table-cell>
          <table:table-cell office:value-type="float" office:value="0.000842095" calcext:value-type="float">
            <text:p>0.000842095</text:p>
          </table:table-cell>
          <table:table-cell office:value-type="float" office:value="0.00318885" calcext:value-type="float">
            <text:p>0.00318885</text:p>
          </table:table-cell>
          <table:table-cell office:value-type="float" office:value="0.0661731" calcext:value-type="float">
            <text:p>0.0661731</text:p>
          </table:table-cell>
          <table:table-cell office:value-type="float" office:value="0.0557859" calcext:value-type="float">
            <text:p>0.0557859</text:p>
          </table:table-cell>
          <table:table-cell office:value-type="float" office:value="0.051697" calcext:value-type="float">
            <text:p>0.051697</text:p>
          </table:table-cell>
          <table:table-cell office:value-type="float" office:value="0.00444603" calcext:value-type="float">
            <text:p>0.00444603</text:p>
          </table:table-cell>
          <table:table-cell office:value-type="float" office:value="0.0559971" calcext:value-type="float">
            <text:p>0.0559971</text:p>
          </table:table-cell>
          <table:table-cell office:value-type="float" office:value="0.058207" calcext:value-type="float">
            <text:p>0.058207</text:p>
          </table:table-cell>
          <table:table-cell/>
          <table:table-cell table:formula="of:=[.C64]/[.D64]" office:value-type="percentage" office:value="0.048189521119609" calcext:value-type="percentage">
            <text:p>4.82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HydroMechanics/Linear/Unconfined_Compression_early/HydroMechanics_HML_square_1e2_unconfined_compression_early_stdout.log</text:p>
          </table:table-cell>
          <table:table-cell office:value-type="float" office:value="0.000520945" calcext:value-type="float">
            <text:p>0.000520945</text:p>
          </table:table-cell>
          <table:table-cell office:value-type="float" office:value="0.0021069" calcext:value-type="float">
            <text:p>0.0021069</text:p>
          </table:table-cell>
          <table:table-cell office:value-type="float" office:value="1.65557" calcext:value-type="float">
            <text:p>1.65557</text:p>
          </table:table-cell>
          <table:table-cell/>
          <table:table-cell office:value-type="float" office:value="1.6436" calcext:value-type="float">
            <text:p>1.6436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1.64641" calcext:value-type="float">
            <text:p>1.64641</text:p>
          </table:table-cell>
          <table:table-cell table:number-columns-repeated="2"/>
          <table:table-cell table:formula="of:=[.C65]/[.D65]" office:value-type="percentage" office:value="0.00127261305773842" calcext:value-type="percentage">
            <text:p>0.13%</text:p>
          </table:table-cell>
          <table:table-cell table:formula="of:=[.G65]/[.D65]" office:value-type="percentage" office:value="0.00210139106168872" calcext:value-type="percentage">
            <text:p>0.2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ydroMechanics/Linear/Unconfined_Compression_late/HydroMechanics_HML_square_1e2_unconfined_compression_late_stdout.log</text:p>
          </table:table-cell>
          <table:table-cell office:value-type="float" office:value="0.00667429" calcext:value-type="float">
            <text:p>0.00667429</text:p>
          </table:table-cell>
          <table:table-cell office:value-type="float" office:value="0.03070687" calcext:value-type="float">
            <text:p>0.03070687</text:p>
          </table:table-cell>
          <table:table-cell office:value-type="float" office:value="0.310376" calcext:value-type="float">
            <text:p>0.310376</text:p>
          </table:table-cell>
          <table:table-cell office:value-type="float" office:value="0.2976947" calcext:value-type="float">
            <text:p>0.2976947</text:p>
          </table:table-cell>
          <table:table-cell office:value-type="float" office:value="0.2597161" calcext:value-type="float">
            <text:p>0.2597161</text:p>
          </table:table-cell>
          <table:table-cell office:value-type="float" office:value="0.0039301" calcext:value-type="float">
            <text:p>0.0039301</text:p>
          </table:table-cell>
          <table:table-cell office:value-type="float" office:value="0.2992648" calcext:value-type="float">
            <text:p>0.2992648</text:p>
          </table:table-cell>
          <table:table-cell office:value-type="float" office:value="0.301208" calcext:value-type="float">
            <text:p>0.301208</text:p>
          </table:table-cell>
          <table:table-cell/>
          <table:table-cell table:formula="of:=[.C66]/[.D66]" office:value-type="percentage" office:value="0.0989344214758873" calcext:value-type="percentage">
            <text:p>9.8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single_joint_3D_stdout.log</text:p>
          </table:table-cell>
          <table:table-cell office:value-type="float" office:value="0.00319505" calcext:value-type="float">
            <text:p>0.00319505</text:p>
          </table:table-cell>
          <table:table-cell office:value-type="float" office:value="0.01541209" calcext:value-type="float">
            <text:p>0.01541209</text:p>
          </table:table-cell>
          <table:table-cell office:value-type="float" office:value="0.177043" calcext:value-type="float">
            <text:p>0.177043</text:p>
          </table:table-cell>
          <table:table-cell office:value-type="float" office:value="0.1470571" calcext:value-type="float">
            <text:p>0.1470571</text:p>
          </table:table-cell>
          <table:table-cell office:value-type="float" office:value="0.1283379" calcext:value-type="float">
            <text:p>0.1283379</text:p>
          </table:table-cell>
          <table:table-cell office:value-type="float" office:value="0.01329684" calcext:value-type="float">
            <text:p>0.01329684</text:p>
          </table:table-cell>
          <table:table-cell office:value-type="float" office:value="0.148118" calcext:value-type="float">
            <text:p>0.148118</text:p>
          </table:table-cell>
          <table:table-cell office:value-type="float" office:value="0.155556" calcext:value-type="float">
            <text:p>0.155556</text:p>
          </table:table-cell>
          <table:table-cell/>
          <table:table-cell table:formula="of:=[.C67]/[.D67]" office:value-type="percentage" office:value="0.0870528063803709" calcext:value-type="percentage">
            <text:p>8.7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single_joint_inside_stdout.log</text:p>
          </table:table-cell>
          <table:table-cell office:value-type="float" office:value="0.00036788" calcext:value-type="float">
            <text:p>0.00036788</text:p>
          </table:table-cell>
          <table:table-cell office:value-type="float" office:value="0.00251627" calcext:value-type="float">
            <text:p>0.00251627</text:p>
          </table:table-cell>
          <table:table-cell office:value-type="float" office:value="0.030782" calcext:value-type="float">
            <text:p>0.030782</text:p>
          </table:table-cell>
          <table:table-cell office:value-type="float" office:value="0.01713205" calcext:value-type="float">
            <text:p>0.01713205</text:p>
          </table:table-cell>
          <table:table-cell office:value-type="float" office:value="0.01415205" calcext:value-type="float">
            <text:p>0.01415205</text:p>
          </table:table-cell>
          <table:table-cell office:value-type="float" office:value="0.00704408" calcext:value-type="float">
            <text:p>0.00704408</text:p>
          </table:table-cell>
          <table:table-cell office:value-type="float" office:value="0.0173869" calcext:value-type="float">
            <text:p>0.0173869</text:p>
          </table:table-cell>
          <table:table-cell office:value-type="float" office:value="0.017395" calcext:value-type="float">
            <text:p>0.017395</text:p>
          </table:table-cell>
          <table:table-cell/>
          <table:table-cell table:formula="of:=[.C68]/[.D68]" office:value-type="percentage" office:value="0.081744850886882" calcext:value-type="percentage">
            <text:p>8.1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single_joint_stdout.log</text:p>
          </table:table-cell>
          <table:table-cell office:value-type="float" office:value="0.000257969" calcext:value-type="float">
            <text:p>0.000257969</text:p>
          </table:table-cell>
          <table:table-cell office:value-type="float" office:value="0.002935886" calcext:value-type="float">
            <text:p>0.002935886</text:p>
          </table:table-cell>
          <table:table-cell office:value-type="float" office:value="0.0349112" calcext:value-type="float">
            <text:p>0.0349112</text:p>
          </table:table-cell>
          <table:table-cell office:value-type="float" office:value="0.0229068" calcext:value-type="float">
            <text:p>0.0229068</text:p>
          </table:table-cell>
          <table:table-cell office:value-type="float" office:value="0.01962614" calcext:value-type="float">
            <text:p>0.01962614</text:p>
          </table:table-cell>
          <table:table-cell office:value-type="float" office:value="0.00654721" calcext:value-type="float">
            <text:p>0.00654721</text:p>
          </table:table-cell>
          <table:table-cell office:value-type="float" office:value="0.0230932" calcext:value-type="float">
            <text:p>0.0230932</text:p>
          </table:table-cell>
          <table:table-cell office:value-type="float" office:value="0.0231009" calcext:value-type="float">
            <text:p>0.0231009</text:p>
          </table:table-cell>
          <table:table-cell/>
          <table:table-cell table:formula="of:=[.C69]/[.D69]" office:value-type="percentage" office:value="0.0840958202525264" calcext:value-type="percentage">
            <text:p>8.4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LIE/Mechanics/LIE_M_two_joints_stdout.log</text:p>
          </table:table-cell>
          <table:table-cell office:value-type="float" office:value="0.000238181" calcext:value-type="float">
            <text:p>0.000238181</text:p>
          </table:table-cell>
          <table:table-cell office:value-type="float" office:value="0.002042055" calcext:value-type="float">
            <text:p>0.002042055</text:p>
          </table:table-cell>
          <table:table-cell office:value-type="float" office:value="0.0424569" calcext:value-type="float">
            <text:p>0.0424569</text:p>
          </table:table-cell>
          <table:table-cell office:value-type="float" office:value="0.0278167" calcext:value-type="float">
            <text:p>0.0278167</text:p>
          </table:table-cell>
          <table:table-cell office:value-type="float" office:value="0.0254719" calcext:value-type="float">
            <text:p>0.0254719</text:p>
          </table:table-cell>
          <table:table-cell office:value-type="float" office:value="0.00830507" calcext:value-type="float">
            <text:p>0.00830507</text:p>
          </table:table-cell>
          <table:table-cell office:value-type="float" office:value="0.0280941" calcext:value-type="float">
            <text:p>0.0280941</text:p>
          </table:table-cell>
          <table:table-cell office:value-type="float" office:value="0.0281041" calcext:value-type="float">
            <text:p>0.0281041</text:p>
          </table:table-cell>
          <table:table-cell/>
          <table:table-cell table:formula="of:=[.C70]/[.D70]" office:value-type="percentage" office:value="0.048097129088558" calcext:value-type="percentage">
            <text:p>4.81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echanics/Burgers/LARGE_Mechanics_SDB_cube_1e3_tractionBC_stdout.log</text:p>
          </table:table-cell>
          <table:table-cell office:value-type="float" office:value="1.00017525" calcext:value-type="float">
            <text:p>1.00017525</text:p>
          </table:table-cell>
          <table:table-cell office:value-type="float" office:value="45.1103823" calcext:value-type="float">
            <text:p>45.1103823</text:p>
          </table:table-cell>
          <table:table-cell office:value-type="float" office:value="56.1679" calcext:value-type="float">
            <text:p>56.1679</text:p>
          </table:table-cell>
          <table:table-cell office:value-type="float" office:value="55.978484" calcext:value-type="float">
            <text:p>55.978484</text:p>
          </table:table-cell>
          <table:table-cell office:value-type="float" office:value="9.8486905" calcext:value-type="float">
            <text:p>9.8486905</text:p>
          </table:table-cell>
          <table:table-cell office:value-type="float" office:value="0.02855379" calcext:value-type="float">
            <text:p>0.02855379</text:p>
          </table:table-cell>
          <table:table-cell office:value-type="float" office:value="56.107664" calcext:value-type="float">
            <text:p>56.107664</text:p>
          </table:table-cell>
          <table:table-cell office:value-type="float" office:value="56.118494" calcext:value-type="float">
            <text:p>56.118494</text:p>
          </table:table-cell>
          <table:table-cell/>
          <table:table-cell table:formula="of:=[.C71]/[.D71]" office:value-type="percentage" office:value="0.803134571525729" calcext:value-type="percentage">
            <text:p>80.31%</text:p>
          </table:table-cell>
          <table:table-cell table:formula="of:=[.G71]/[.D71]" office:value-type="percentage" office:value="0.000508364920176827" calcext:value-type="percentage">
            <text:p>0.05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Burgers/Mechanics_SDB_cube_1e0_tractionBC_stdout.log</text:p>
          </table:table-cell>
          <table:table-cell office:value-type="float" office:value="0.0036656901" calcext:value-type="float">
            <text:p>0.0036656901</text:p>
          </table:table-cell>
          <table:table-cell office:value-type="float" office:value="0.048343157" calcext:value-type="float">
            <text:p>0.048343157</text:p>
          </table:table-cell>
          <table:table-cell office:value-type="float" office:value="0.0861301" calcext:value-type="float">
            <text:p>0.0861301</text:p>
          </table:table-cell>
          <table:table-cell office:value-type="float" office:value="0.074066627" calcext:value-type="float">
            <text:p>0.074066627</text:p>
          </table:table-cell>
          <table:table-cell office:value-type="float" office:value="0.0196526055" calcext:value-type="float">
            <text:p>0.0196526055</text:p>
          </table:table-cell>
          <table:table-cell office:value-type="float" office:value="0.00393676" calcext:value-type="float">
            <text:p>0.00393676</text:p>
          </table:table-cell>
          <table:table-cell office:value-type="float" office:value="0.075068472" calcext:value-type="float">
            <text:p>0.075068472</text:p>
          </table:table-cell>
          <table:table-cell office:value-type="float" office:value="0.076853516" calcext:value-type="float">
            <text:p>0.076853516</text:p>
          </table:table-cell>
          <table:table-cell/>
          <table:table-cell table:formula="of:=[.C72]/[.D72]" office:value-type="percentage" office:value="0.561280632438601" calcext:value-type="percentage">
            <text:p>56.13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echanics/Ehlers/LARGE_Mechanics_SDE_cube_1e3_stdout.log</text:p>
          </table:table-cell>
          <table:table-cell office:value-type="float" office:value="6.66703296" calcext:value-type="float">
            <text:p>6.66703296</text:p>
          </table:table-cell>
          <table:table-cell office:value-type="float" office:value="534.683702" calcext:value-type="float">
            <text:p>534.683702</text:p>
          </table:table-cell>
          <table:table-cell office:value-type="float" office:value="759.715" calcext:value-type="float">
            <text:p>759.715</text:p>
          </table:table-cell>
          <table:table-cell office:value-type="float" office:value="755.9401323" calcext:value-type="float">
            <text:p>755.9401323</text:p>
          </table:table-cell>
          <table:table-cell office:value-type="float" office:value="214.4569437" calcext:value-type="float">
            <text:p>214.4569437</text:p>
          </table:table-cell>
          <table:table-cell office:value-type="float" office:value="3.51447887" calcext:value-type="float">
            <text:p>3.51447887</text:p>
          </table:table-cell>
          <table:table-cell office:value-type="float" office:value="756.161345" calcext:value-type="float">
            <text:p>756.161345</text:p>
          </table:table-cell>
          <table:table-cell office:value-type="float" office:value="759.669166" calcext:value-type="float">
            <text:p>759.669166</text:p>
          </table:table-cell>
          <table:table-cell/>
          <table:table-cell table:formula="of:=[.C73]/[.D73]" office:value-type="percentage" office:value="0.703795110008359" calcext:value-type="percentage">
            <text:p>70.38%</text:p>
          </table:table-cell>
          <table:table-cell table:formula="of:=[.G73]/[.D73]" office:value-type="percentage" office:value="0.00462604907103322" calcext:value-type="percentage">
            <text:p>0.4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Ehlers/Mechanics_PlasticModel_SDE-DP_Ehlers_SpecialCase_DruckerPrager_stdout.log</text:p>
          </table:table-cell>
          <table:table-cell office:value-type="float" office:value="0.00479698192000001" calcext:value-type="float">
            <text:p>0.00479698192</text:p>
          </table:table-cell>
          <table:table-cell office:value-type="float" office:value="0.0539812895" calcext:value-type="float">
            <text:p>0.0539812895</text:p>
          </table:table-cell>
          <table:table-cell office:value-type="float" office:value="0.403826" calcext:value-type="float">
            <text:p>0.403826</text:p>
          </table:table-cell>
          <table:table-cell office:value-type="float" office:value="0.100539695" calcext:value-type="float">
            <text:p>0.100539695</text:p>
          </table:table-cell>
          <table:table-cell office:value-type="float" office:value="0.0379548027" calcext:value-type="float">
            <text:p>0.0379548027</text:p>
          </table:table-cell>
          <table:table-cell office:value-type="float" office:value="0.29128909" calcext:value-type="float">
            <text:p>0.29128909</text:p>
          </table:table-cell>
          <table:table-cell office:value-type="float" office:value="0.102681155" calcext:value-type="float">
            <text:p>0.102681155</text:p>
          </table:table-cell>
          <table:table-cell office:value-type="float" office:value="0.3934769" calcext:value-type="float">
            <text:p>0.3934769</text:p>
          </table:table-cell>
          <table:table-cell/>
          <table:table-cell table:formula="of:=[.C74]/[.D74]" office:value-type="percentage" office:value="0.133674625952762" calcext:value-type="percentage">
            <text:p>13.3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Ehlers/Mechanics_SDE_cube_1e0_stdout.log</text:p>
          </table:table-cell>
          <table:table-cell office:value-type="float" office:value="0.00819707768000002" calcext:value-type="float">
            <text:p>0.00819707768</text:p>
          </table:table-cell>
          <table:table-cell office:value-type="float" office:value="0.161564334999999" calcext:value-type="float">
            <text:p>0.161564334999999</text:p>
          </table:table-cell>
          <table:table-cell office:value-type="float" office:value="0.538353" calcext:value-type="float">
            <text:p>0.538353</text:p>
          </table:table-cell>
          <table:table-cell office:value-type="float" office:value="0.233182213000001" calcext:value-type="float">
            <text:p>0.233182213000001</text:p>
          </table:table-cell>
          <table:table-cell office:value-type="float" office:value="0.0567002322999999" calcext:value-type="float">
            <text:p>0.0567002323</text:p>
          </table:table-cell>
          <table:table-cell office:value-type="float" office:value="0.29207348" calcext:value-type="float">
            <text:p>0.29207348</text:p>
          </table:table-cell>
          <table:table-cell office:value-type="float" office:value="0.235978341" calcext:value-type="float">
            <text:p>0.235978341</text:p>
          </table:table-cell>
          <table:table-cell office:value-type="float" office:value="0.52838396" calcext:value-type="float">
            <text:p>0.52838396</text:p>
          </table:table-cell>
          <table:table-cell/>
          <table:table-cell table:formula="of:=[.C75]/[.D75]" office:value-type="percentage" office:value="0.30010854402223" calcext:value-type="percentage">
            <text:p>30.01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echanics/Ehlers/Mechanics_SDE_cube_1e1_stdout.log</text:p>
          </table:table-cell>
          <table:table-cell office:value-type="float" office:value="0.0722365451000005" calcext:value-type="float">
            <text:p>0.072236545100001</text:p>
          </table:table-cell>
          <table:table-cell office:value-type="float" office:value="3.615913542" calcext:value-type="float">
            <text:p>3.615913542</text:p>
          </table:table-cell>
          <table:table-cell office:value-type="float" office:value="4.7529" calcext:value-type="float">
            <text:p>4.7529</text:p>
          </table:table-cell>
          <table:table-cell office:value-type="float" office:value="4.389180553" calcext:value-type="float">
            <text:p>4.389180553</text:p>
          </table:table-cell>
          <table:table-cell office:value-type="float" office:value="0.682952637" calcext:value-type="float">
            <text:p>0.682952637</text:p>
          </table:table-cell>
          <table:table-cell office:value-type="float" office:value="0.34804889" calcext:value-type="float">
            <text:p>0.34804889</text:p>
          </table:table-cell>
          <table:table-cell office:value-type="float" office:value="4.39507061" calcext:value-type="float">
            <text:p>4.39507061</text:p>
          </table:table-cell>
          <table:table-cell office:value-type="float" office:value="4.74298718" calcext:value-type="float">
            <text:p>4.74298718</text:p>
          </table:table-cell>
          <table:table-cell/>
          <table:table-cell table:formula="of:=[.C76]/[.D76]" office:value-type="percentage" office:value="0.760780479707125" calcext:value-type="percentage">
            <text:p>76.08%</text:p>
          </table:table-cell>
          <table:table-cell table:formula="of:=[.G76]/[.D76]" office:value-type="percentage" office:value="0.0732287424519767" calcext:value-type="percentage">
            <text:p>7.3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Damage/TriaxialCompression/Mechanics_PlasticModel_SDED_Ehlers_Damage_TriaxialCompression_stdout.log</text:p>
          </table:table-cell>
          <table:table-cell office:value-type="float" office:value="0.29196262396999" calcext:value-type="float">
            <text:p>0.29196262396999</text:p>
          </table:table-cell>
          <table:table-cell office:value-type="float" office:value="4.72657601200118" calcext:value-type="float">
            <text:p>4.72657601200118</text:p>
          </table:table-cell>
          <table:table-cell office:value-type="float" office:value="8.2427" calcext:value-type="float">
            <text:p>8.2427</text:p>
          </table:table-cell>
          <table:table-cell office:value-type="float" office:value="8.13849420980004" calcext:value-type="float">
            <text:p>8.13849420980004</text:p>
          </table:table-cell>
          <table:table-cell office:value-type="float" office:value="2.89427770879999" calcext:value-type="float">
            <text:p>2.89427770879999</text:p>
          </table:table-cell>
          <table:table-cell office:value-type="float" office:value="0.0052178" calcext:value-type="float">
            <text:p>0.0052178</text:p>
          </table:table-cell>
          <table:table-cell office:value-type="float" office:value="8.20296282999999" calcext:value-type="float">
            <text:p>8.20296282999999</text:p>
          </table:table-cell>
          <table:table-cell office:value-type="float" office:value="8.22362699200002" calcext:value-type="float">
            <text:p>8.22362699200002</text:p>
          </table:table-cell>
          <table:table-cell/>
          <table:table-cell table:formula="of:=[.C77]/[.D77]" office:value-type="percentage" office:value="0.573425699346231" calcext:value-type="percentage">
            <text:p>57.34%</text:p>
          </table:table-cell>
          <table:table-cell table:formula="of:=[.G77]/[.D77]" office:value-type="percentage" office:value="0.000633020733497519" calcext:value-type="percentage">
            <text:p>0.0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Damage/UniaxialCompression/Mechanics_PlasticModel_SDED_Ehlers_Damage_UniaxialCompression_stdout.log</text:p>
          </table:table-cell>
          <table:table-cell office:value-type="float" office:value="0.402265972650093" calcext:value-type="float">
            <text:p>0.402265972650093</text:p>
          </table:table-cell>
          <table:table-cell office:value-type="float" office:value="6.45262123200301" calcext:value-type="float">
            <text:p>6.45262123200301</text:p>
          </table:table-cell>
          <table:table-cell office:value-type="float" office:value="11.4993" calcext:value-type="float">
            <text:p>11.4993</text:p>
          </table:table-cell>
          <table:table-cell office:value-type="float" office:value="11.3819530019998" calcext:value-type="float">
            <text:p>11.3819530019998</text:p>
          </table:table-cell>
          <table:table-cell office:value-type="float" office:value="4.21851510789987" calcext:value-type="float">
            <text:p>4.21851510789987</text:p>
          </table:table-cell>
          <table:table-cell office:value-type="float" office:value="0.00578571" calcext:value-type="float">
            <text:p>0.00578571</text:p>
          </table:table-cell>
          <table:table-cell office:value-type="float" office:value="11.459498413" calcext:value-type="float">
            <text:p>11.459498413</text:p>
          </table:table-cell>
          <table:table-cell office:value-type="float" office:value="11.480114537" calcext:value-type="float">
            <text:p>11.480114537</text:p>
          </table:table-cell>
          <table:table-cell/>
          <table:table-cell table:formula="of:=[.C78]/[.D78]" office:value-type="percentage" office:value="0.56113165427487" calcext:value-type="percentage">
            <text:p>56.11%</text:p>
          </table:table-cell>
          <table:table-cell table:formula="of:=[.G78]/[.D78]" office:value-type="percentage" office:value="0.000503135843051316" calcext:value-type="percentage">
            <text:p>0.0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EhlersDamage/UniaxialTension/Mechanics_PlasticModel_SDED_Ehlers_Damage_UniaxialTension_stdout.log</text:p>
          </table:table-cell>
          <table:table-cell office:value-type="float" office:value="0.468002432480204" calcext:value-type="float">
            <text:p>0.468002432480204</text:p>
          </table:table-cell>
          <table:table-cell office:value-type="float" office:value="3.71874065309964" calcext:value-type="float">
            <text:p>3.71874065309964</text:p>
          </table:table-cell>
          <table:table-cell office:value-type="float" office:value="9.75227" calcext:value-type="float">
            <text:p>9.75227</text:p>
          </table:table-cell>
          <table:table-cell office:value-type="float" office:value="9.62319014549946" calcext:value-type="float">
            <text:p>9.62319014549946</text:p>
          </table:table-cell>
          <table:table-cell office:value-type="float" office:value="5.05619490319975" calcext:value-type="float">
            <text:p>5.05619490319975</text:p>
          </table:table-cell>
          <table:table-cell office:value-type="float" office:value="0.00618171" calcext:value-type="float">
            <text:p>0.00618171</text:p>
          </table:table-cell>
          <table:table-cell office:value-type="float" office:value="9.71200305000001" calcext:value-type="float">
            <text:p>9.71200305000001</text:p>
          </table:table-cell>
          <table:table-cell office:value-type="float" office:value="9.732951381" calcext:value-type="float">
            <text:p>9.732951381</text:p>
          </table:table-cell>
          <table:table-cell/>
          <table:table-cell table:formula="of:=[.C79]/[.D79]" office:value-type="percentage" office:value="0.38132051851514" calcext:value-type="percentage">
            <text:p>38.13%</text:p>
          </table:table-cell>
          <table:table-cell table:formula="of:=[.G79]/[.D79]" office:value-type="percentage" office:value="0.000633873959601201" calcext:value-type="percentage">
            <text:p>0.06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LARGE_Mechanics_SDL_disc_with_hole_stdout.log</text:p>
          </table:table-cell>
          <table:table-cell office:value-type="float" office:value="0.003003122" calcext:value-type="float">
            <text:p>0.003003122</text:p>
          </table:table-cell>
          <table:table-cell office:value-type="float" office:value="0.02311992" calcext:value-type="float">
            <text:p>0.02311992</text:p>
          </table:table-cell>
          <table:table-cell office:value-type="float" office:value="0.242101" calcext:value-type="float">
            <text:p>0.242101</text:p>
          </table:table-cell>
          <table:table-cell office:value-type="float" office:value="0.205508" calcext:value-type="float">
            <text:p>0.205508</text:p>
          </table:table-cell>
          <table:table-cell office:value-type="float" office:value="0.1791211" calcext:value-type="float">
            <text:p>0.1791211</text:p>
          </table:table-cell>
          <table:table-cell office:value-type="float" office:value="0.01671886" calcext:value-type="float">
            <text:p>0.01671886</text:p>
          </table:table-cell>
          <table:table-cell office:value-type="float" office:value="0.2073706" calcext:value-type="float">
            <text:p>0.2073706</text:p>
          </table:table-cell>
          <table:table-cell office:value-type="float" office:value="0.2074259" calcext:value-type="float">
            <text:p>0.2074259</text:p>
          </table:table-cell>
          <table:table-cell/>
          <table:table-cell table:formula="of:=[.C80]/[.D80]" office:value-type="percentage" office:value="0.0954970033167976" calcext:value-type="percentage">
            <text:p>9.55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Mechanics/Linear/LARGE_Mechanics_SDL_square_1e5_tractionBC_stdout.log</text:p>
          </table:table-cell>
          <table:table-cell office:value-type="float" office:value="0.2393939" calcext:value-type="float">
            <text:p>0.2393939</text:p>
          </table:table-cell>
          <table:table-cell office:value-type="float" office:value="1.731019" calcext:value-type="float">
            <text:p>1.731019</text:p>
          </table:table-cell>
          <table:table-cell office:value-type="float" office:value="155.517" calcext:value-type="float">
            <text:p>155.517</text:p>
          </table:table-cell>
          <table:table-cell office:value-type="float" office:value="152.8794" calcext:value-type="float">
            <text:p>152.8794</text:p>
          </table:table-cell>
          <table:table-cell office:value-type="float" office:value="150.8997" calcext:value-type="float">
            <text:p>150.8997</text:p>
          </table:table-cell>
          <table:table-cell office:value-type="float" office:value="1.219449" calcext:value-type="float">
            <text:p>1.219449</text:p>
          </table:table-cell>
          <table:table-cell office:value-type="float" office:value="153.009" calcext:value-type="float">
            <text:p>153.009</text:p>
          </table:table-cell>
          <table:table-cell office:value-type="float" office:value="153.0091" calcext:value-type="float">
            <text:p>153.0091</text:p>
          </table:table-cell>
          <table:table-cell/>
          <table:table-cell table:formula="of:=[.C81]/[.D81]" office:value-type="percentage" office:value="0.0111307381186623" calcext:value-type="percentage">
            <text:p>1.11%</text:p>
          </table:table-cell>
          <table:table-cell table:formula="of:=[.G81]/[.D81]" office:value-type="percentage" office:value="0.00784125851193117" calcext:value-type="percentage">
            <text:p>0.7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ics/Linear/LARGE_SmallDeformation_ring_plane_strain_axi_stdout.log</text:p>
          </table:table-cell>
          <table:table-cell office:value-type="float" office:value="0.01218867" calcext:value-type="float">
            <text:p>0.01218867</text:p>
          </table:table-cell>
          <table:table-cell office:value-type="float" office:value="0.0955001" calcext:value-type="float">
            <text:p>0.0955001</text:p>
          </table:table-cell>
          <table:table-cell office:value-type="float" office:value="1.85497" calcext:value-type="float">
            <text:p>1.85497</text:p>
          </table:table-cell>
          <table:table-cell office:value-type="float" office:value="1.610576" calcext:value-type="float">
            <text:p>1.610576</text:p>
          </table:table-cell>
          <table:table-cell office:value-type="float" office:value="1.502474" calcext:value-type="float">
            <text:p>1.502474</text:p>
          </table:table-cell>
          <table:table-cell office:value-type="float" office:value="0.1332328" calcext:value-type="float">
            <text:p>0.1332328</text:p>
          </table:table-cell>
          <table:table-cell office:value-type="float" office:value="1.61388" calcext:value-type="float">
            <text:p>1.61388</text:p>
          </table:table-cell>
          <table:table-cell office:value-type="float" office:value="1.61389" calcext:value-type="float">
            <text:p>1.61389</text:p>
          </table:table-cell>
          <table:table-cell/>
          <table:table-cell table:formula="of:=[.C82]/[.D82]" office:value-type="percentage" office:value="0.0514833663078109" calcext:value-type="percentage">
            <text:p>5.15%</text:p>
          </table:table-cell>
          <table:table-cell table:formula="of:=[.G82]/[.D82]" office:value-type="percentage" office:value="0.0718247734464708" calcext:value-type="percentage">
            <text:p>7.18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cube_1e0_nodal_forces_stdout.log</text:p>
          </table:table-cell>
          <table:table-cell table:style-name="ce4" office:value-type="float" office:value="0.0000641347" calcext:value-type="float">
            <text:p>6.41E-05</text:p>
          </table:table-cell>
          <table:table-cell office:value-type="float" office:value="0.0006010533" calcext:value-type="float">
            <text:p>0.0006010533</text:p>
          </table:table-cell>
          <table:table-cell office:value-type="float" office:value="0.0133741" calcext:value-type="float">
            <text:p>0.0133741</text:p>
          </table:table-cell>
          <table:table-cell office:value-type="float" office:value="0.001353027" calcext:value-type="float">
            <text:p>0.001353027</text:p>
          </table:table-cell>
          <table:table-cell office:value-type="float" office:value="0.000632048" calcext:value-type="float">
            <text:p>0.000632048</text:p>
          </table:table-cell>
          <table:table-cell office:value-type="float" office:value="0.00543094" calcext:value-type="float">
            <text:p>0.00543094</text:p>
          </table:table-cell>
          <table:table-cell office:value-type="float" office:value="0.001390934" calcext:value-type="float">
            <text:p>0.001390934</text:p>
          </table:table-cell>
          <table:table-cell office:value-type="float" office:value="0.001412153" calcext:value-type="float">
            <text:p>0.001412153</text:p>
          </table:table-cell>
          <table:table-cell/>
          <table:table-cell table:formula="of:=[.C83]/[.D83]" office:value-type="percentage" office:value="0.0449415885928773" calcext:value-type="percentage">
            <text:p>4.4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cube_1e0_simple_shear_nodal_forces_stdout.log</text:p>
          </table:table-cell>
          <table:table-cell table:style-name="ce4" office:value-type="float" office:value="0.0000638962" calcext:value-type="float">
            <text:p>6.39E-05</text:p>
          </table:table-cell>
          <table:table-cell office:value-type="float" office:value="0.0001564025" calcext:value-type="float">
            <text:p>0.0001564025</text:p>
          </table:table-cell>
          <table:table-cell office:value-type="float" office:value="0.0112581" calcext:value-type="float">
            <text:p>0.0112581</text:p>
          </table:table-cell>
          <table:table-cell office:value-type="float" office:value="0.000689268" calcext:value-type="float">
            <text:p>0.000689268</text:p>
          </table:table-cell>
          <table:table-cell office:value-type="float" office:value="0.0004179481" calcext:value-type="float">
            <text:p>0.0004179481</text:p>
          </table:table-cell>
          <table:table-cell office:value-type="float" office:value="0.00409078" calcext:value-type="float">
            <text:p>0.00409078</text:p>
          </table:table-cell>
          <table:table-cell office:value-type="float" office:value="0.000722885" calcext:value-type="float">
            <text:p>0.000722885</text:p>
          </table:table-cell>
          <table:table-cell office:value-type="float" office:value="0.000741959" calcext:value-type="float">
            <text:p>0.000741959</text:p>
          </table:table-cell>
          <table:table-cell/>
          <table:table-cell table:formula="of:=[.C84]/[.D84]" office:value-type="percentage" office:value="0.0138924418862863" calcext:value-type="percentage">
            <text:p>1.3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square_1e0_displacementBC_stdout.log</text:p>
          </table:table-cell>
          <table:table-cell table:style-name="ce4" office:value-type="float" office:value="0.00001740455" calcext:value-type="float">
            <text:p>1.74E-05</text:p>
          </table:table-cell>
          <table:table-cell table:style-name="ce4" office:value-type="float" office:value="0.00006484982" calcext:value-type="float">
            <text:p>6.48E-05</text:p>
          </table:table-cell>
          <table:table-cell office:value-type="float" office:value="0.00916791" calcext:value-type="float">
            <text:p>0.00916791</text:p>
          </table:table-cell>
          <table:table-cell office:value-type="float" office:value="0.0004777908" calcext:value-type="float">
            <text:p>0.0004777908</text:p>
          </table:table-cell>
          <table:table-cell office:value-type="float" office:value="0.0003478526" calcext:value-type="float">
            <text:p>0.0003478526</text:p>
          </table:table-cell>
          <table:table-cell office:value-type="float" office:value="0.00359202" calcext:value-type="float">
            <text:p>0.00359202</text:p>
          </table:table-cell>
          <table:table-cell office:value-type="float" office:value="0.0005033015" calcext:value-type="float">
            <text:p>0.0005033015</text:p>
          </table:table-cell>
          <table:table-cell office:value-type="float" office:value="0.0005168919" calcext:value-type="float">
            <text:p>0.0005168919</text:p>
          </table:table-cell>
          <table:table-cell/>
          <table:table-cell table:formula="of:=[.C85]/[.D85]" office:value-type="percentage" office:value="0.00707356638535937" calcext:value-type="percentage">
            <text:p>0.71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square_1e2_quad8_traction_topBC_stdout.log</text:p>
          </table:table-cell>
          <table:table-cell office:value-type="float" office:value="0.00159836" calcext:value-type="float">
            <text:p>0.00159836</text:p>
          </table:table-cell>
          <table:table-cell office:value-type="float" office:value="0.006497863" calcext:value-type="float">
            <text:p>0.006497863</text:p>
          </table:table-cell>
          <table:table-cell office:value-type="float" office:value="0.0708849" calcext:value-type="float">
            <text:p>0.0708849</text:p>
          </table:table-cell>
          <table:table-cell office:value-type="float" office:value="0.059165" calcext:value-type="float">
            <text:p>0.059165</text:p>
          </table:table-cell>
          <table:table-cell office:value-type="float" office:value="0.05091858" calcext:value-type="float">
            <text:p>0.05091858</text:p>
          </table:table-cell>
          <table:table-cell office:value-type="float" office:value="0.00580692" calcext:value-type="float">
            <text:p>0.00580692</text:p>
          </table:table-cell>
          <table:table-cell office:value-type="float" office:value="0.05935187" calcext:value-type="float">
            <text:p>0.05935187</text:p>
          </table:table-cell>
          <table:table-cell office:value-type="float" office:value="0.05939626" calcext:value-type="float">
            <text:p>0.05939626</text:p>
          </table:table-cell>
          <table:table-cell/>
          <table:table-cell table:formula="of:=[.C86]/[.D86]" office:value-type="percentage" office:value="0.0916678023105062" calcext:value-type="percentage">
            <text:p>9.17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Mechanics/Linear/Mechanics_SDL_square_1e2_tractionBC_stdout.log</text:p>
          </table:table-cell>
          <table:table-cell office:value-type="float" office:value="0.00020504" calcext:value-type="float">
            <text:p>0.00020504</text:p>
          </table:table-cell>
          <table:table-cell office:value-type="float" office:value="0.001400232" calcext:value-type="float">
            <text:p>0.001400232</text:p>
          </table:table-cell>
          <table:table-cell office:value-type="float" office:value="0.0135231" calcext:value-type="float">
            <text:p>0.0135231</text:p>
          </table:table-cell>
          <table:table-cell office:value-type="float" office:value="0.00658512" calcext:value-type="float">
            <text:p>0.00658512</text:p>
          </table:table-cell>
          <table:table-cell office:value-type="float" office:value="0.004909995" calcext:value-type="float">
            <text:p>0.004909995</text:p>
          </table:table-cell>
          <table:table-cell office:value-type="float" office:value="0.00355411" calcext:value-type="float">
            <text:p>0.00355411</text:p>
          </table:table-cell>
          <table:table-cell office:value-type="float" office:value="0.00670219" calcext:value-type="float">
            <text:p>0.00670219</text:p>
          </table:table-cell>
          <table:table-cell office:value-type="float" office:value="0.00671863" calcext:value-type="float">
            <text:p>0.00671863</text:p>
          </table:table-cell>
          <table:table-cell/>
          <table:table-cell table:formula="of:=[.C87]/[.D87]" office:value-type="percentage" office:value="0.103543714089225" calcext:value-type="percentage">
            <text:p>10.35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ConcentrationDiffusionAndStorage_stdout.log</text:p>
          </table:table-cell>
          <table:table-cell office:value-type="float" office:value="0.089850427" calcext:value-type="float">
            <text:p>0.089850427</text:p>
          </table:table-cell>
          <table:table-cell office:value-type="float" office:value="0.756787879999999" calcext:value-type="float">
            <text:p>0.756787879999999</text:p>
          </table:table-cell>
          <table:table-cell office:value-type="float" office:value="1.8433" calcext:value-type="float">
            <text:p>1.8433</text:p>
          </table:table-cell>
          <table:table-cell office:value-type="float" office:value="1.76933058" calcext:value-type="float">
            <text:p>1.76933058</text:p>
          </table:table-cell>
          <table:table-cell office:value-type="float" office:value="0.808737939999999" calcext:value-type="float">
            <text:p>0.808737939999999</text:p>
          </table:table-cell>
          <table:table-cell office:value-type="float" office:value="0.01692987" calcext:value-type="float">
            <text:p>0.01692987</text:p>
          </table:table-cell>
          <table:table-cell office:value-type="float" office:value="1.81474746" calcext:value-type="float">
            <text:p>1.81474746</text:p>
          </table:table-cell>
          <table:table-cell office:value-type="float" office:value="1.82200515" calcext:value-type="float">
            <text:p>1.82200515</text:p>
          </table:table-cell>
          <table:table-cell/>
          <table:table-cell table:formula="of:=[.C88]/[.D88]" office:value-type="percentage" office:value="0.410561427873921" calcext:value-type="percentage">
            <text:p>41.06%</text:p>
          </table:table-cell>
          <table:table-cell table:formula="of:=[.G88]/[.D88]" office:value-type="percentage" office:value="0.00918454402430424" calcext:value-type="percentage">
            <text:p>0.9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ComponentTransport/2D_ComponentTransport_ConcentrationDiffusionOnly_stdout.log</text:p>
          </table:table-cell>
          <table:table-cell office:value-type="float" office:value="0.000967026" calcext:value-type="float">
            <text:p>0.000967026</text:p>
          </table:table-cell>
          <table:table-cell office:value-type="float" office:value="0.00893497" calcext:value-type="float">
            <text:p>0.00893497</text:p>
          </table:table-cell>
          <table:table-cell office:value-type="float" office:value="0.046711" calcext:value-type="float">
            <text:p>0.046711</text:p>
          </table:table-cell>
          <table:table-cell office:value-type="float" office:value="0.01965901" calcext:value-type="float">
            <text:p>0.01965901</text:p>
          </table:table-cell>
          <table:table-cell office:value-type="float" office:value="0.00967908" calcext:value-type="float">
            <text:p>0.00967908</text:p>
          </table:table-cell>
          <table:table-cell office:value-type="float" office:value="0.01294208" calcext:value-type="float">
            <text:p>0.01294208</text:p>
          </table:table-cell>
          <table:table-cell office:value-type="float" office:value="0.0200641" calcext:value-type="float">
            <text:p>0.0200641</text:p>
          </table:table-cell>
          <table:table-cell office:value-type="float" office:value="0.0254409" calcext:value-type="float">
            <text:p>0.0254409</text:p>
          </table:table-cell>
          <table:table-cell/>
          <table:table-cell table:formula="of:=[.C89]/[.D89]" office:value-type="percentage" office:value="0.191281925028366" calcext:value-type="percentage">
            <text:p>19.13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AndDecay_stdout.log</text:p>
          </table:table-cell>
          <table:table-cell office:value-type="float" office:value="0.37956429" calcext:value-type="float">
            <text:p>0.37956429</text:p>
          </table:table-cell>
          <table:table-cell office:value-type="float" office:value="3.00138069" calcext:value-type="float">
            <text:p>3.00138069</text:p>
          </table:table-cell>
          <table:table-cell office:value-type="float" office:value="8.62116" calcext:value-type="float">
            <text:p>8.62116</text:p>
          </table:table-cell>
          <table:table-cell office:value-type="float" office:value="8.33172029000001" calcext:value-type="float">
            <text:p>8.33172029000001</text:p>
          </table:table-cell>
          <table:table-cell office:value-type="float" office:value="4.50744854" calcext:value-type="float">
            <text:p>4.50744854</text:p>
          </table:table-cell>
          <table:table-cell office:value-type="float" office:value="0.04834485" calcext:value-type="float">
            <text:p>0.04834485</text:p>
          </table:table-cell>
          <table:table-cell office:value-type="float" office:value="8.55400318000001" calcext:value-type="float">
            <text:p>8.55400318000001</text:p>
          </table:table-cell>
          <table:table-cell office:value-type="float" office:value="8.59616559000001" calcext:value-type="float">
            <text:p>8.59616559000001</text:p>
          </table:table-cell>
          <table:table-cell/>
          <table:table-cell table:formula="of:=[.C90]/[.D90]" office:value-type="percentage" office:value="0.348141165458013" calcext:value-type="percentage">
            <text:p>34.81%</text:p>
          </table:table-cell>
          <table:table-cell table:formula="of:=[.G90]/[.D90]" office:value-type="percentage" office:value="0.0056076966440711" calcext:value-type="percentage">
            <text:p>0.5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AndDispersionHalf_stdout.log</text:p>
          </table:table-cell>
          <table:table-cell office:value-type="float" office:value="0.370733008" calcext:value-type="float">
            <text:p>0.370733008</text:p>
          </table:table-cell>
          <table:table-cell office:value-type="float" office:value="3.08895281" calcext:value-type="float">
            <text:p>3.08895281</text:p>
          </table:table-cell>
          <table:table-cell office:value-type="float" office:value="9.20347" calcext:value-type="float">
            <text:p>9.20347</text:p>
          </table:table-cell>
          <table:table-cell office:value-type="float" office:value="8.91312411000001" calcext:value-type="float">
            <text:p>8.91312411000001</text:p>
          </table:table-cell>
          <table:table-cell office:value-type="float" office:value="4.99922699" calcext:value-type="float">
            <text:p>4.99922699</text:p>
          </table:table-cell>
          <table:table-cell office:value-type="float" office:value="0.04775978" calcext:value-type="float">
            <text:p>0.04775978</text:p>
          </table:table-cell>
          <table:table-cell office:value-type="float" office:value="9.13592104999999" calcext:value-type="float">
            <text:p>9.13592104999999</text:p>
          </table:table-cell>
          <table:table-cell office:value-type="float" office:value="9.17703432" calcext:value-type="float">
            <text:p>9.17703432</text:p>
          </table:table-cell>
          <table:table-cell/>
          <table:table-cell table:formula="of:=[.C91]/[.D91]" office:value-type="percentage" office:value="0.335629149657684" calcext:value-type="percentage">
            <text:p>33.56%</text:p>
          </table:table-cell>
          <table:table-cell table:formula="of:=[.G91]/[.D91]" office:value-type="percentage" office:value="0.00518932315746126" calcext:value-type="percentage">
            <text:p>0.5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AndDispersion_stdout.log</text:p>
          </table:table-cell>
          <table:table-cell office:value-type="float" office:value="0.380433801" calcext:value-type="float">
            <text:p>0.380433801</text:p>
          </table:table-cell>
          <table:table-cell office:value-type="float" office:value="3.17185194" calcext:value-type="float">
            <text:p>3.17185194</text:p>
          </table:table-cell>
          <table:table-cell office:value-type="float" office:value="9.19218" calcext:value-type="float">
            <text:p>9.19218</text:p>
          </table:table-cell>
          <table:table-cell office:value-type="float" office:value="8.89732241000001" calcext:value-type="float">
            <text:p>8.89732241000001</text:p>
          </table:table-cell>
          <table:table-cell office:value-type="float" office:value="4.86969096000001" calcext:value-type="float">
            <text:p>4.86969096000001</text:p>
          </table:table-cell>
          <table:table-cell office:value-type="float" office:value="0.04878735" calcext:value-type="float">
            <text:p>0.04878735</text:p>
          </table:table-cell>
          <table:table-cell office:value-type="float" office:value="9.12259912" calcext:value-type="float">
            <text:p>9.12259912</text:p>
          </table:table-cell>
          <table:table-cell office:value-type="float" office:value="9.16502634" calcext:value-type="float">
            <text:p>9.16502634</text:p>
          </table:table-cell>
          <table:table-cell/>
          <table:table-cell table:formula="of:=[.C92]/[.D92]" office:value-type="percentage" office:value="0.345059816061043" calcext:value-type="percentage">
            <text:p>34.51%</text:p>
          </table:table-cell>
          <table:table-cell table:formula="of:=[.G92]/[.D92]" office:value-type="percentage" office:value="0.00530748418764646" calcext:value-type="percentage">
            <text:p>0.5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Advection_stdout.log</text:p>
          </table:table-cell>
          <table:table-cell office:value-type="float" office:value="0.404663325" calcext:value-type="float">
            <text:p>0.404663325</text:p>
          </table:table-cell>
          <table:table-cell office:value-type="float" office:value="3.16902303" calcext:value-type="float">
            <text:p>3.16902303</text:p>
          </table:table-cell>
          <table:table-cell office:value-type="float" office:value="9.1847" calcext:value-type="float">
            <text:p>9.1847</text:p>
          </table:table-cell>
          <table:table-cell office:value-type="float" office:value="8.89185997" calcext:value-type="float">
            <text:p>8.89185997</text:p>
          </table:table-cell>
          <table:table-cell office:value-type="float" office:value="4.85300114000001" calcext:value-type="float">
            <text:p>4.85300114000001</text:p>
          </table:table-cell>
          <table:table-cell office:value-type="float" office:value="0.04790284" calcext:value-type="float">
            <text:p>0.04790284</text:p>
          </table:table-cell>
          <table:table-cell office:value-type="float" office:value="9.11680764000001" calcext:value-type="float">
            <text:p>9.11680764000001</text:p>
          </table:table-cell>
          <table:table-cell office:value-type="float" office:value="9.15828176000001" calcext:value-type="float">
            <text:p>9.15828176000001</text:p>
          </table:table-cell>
          <table:table-cell/>
          <table:table-cell table:formula="of:=[.C93]/[.D93]" office:value-type="percentage" office:value="0.345032829597048" calcext:value-type="percentage">
            <text:p>34.50%</text:p>
          </table:table-cell>
          <table:table-cell table:formula="of:=[.G93]/[.D93]" office:value-type="percentage" office:value="0.00521550404477011" calcext:value-type="percentage">
            <text:p>0.5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2D_ComponentTransport_DiffusionAndStorageAndGravityAndDispersionHalf_stdout.log</text:p>
          </table:table-cell>
          <table:table-cell office:value-type="float" office:value="0.333916199999999" calcext:value-type="float">
            <text:p>0.333916199999999</text:p>
          </table:table-cell>
          <table:table-cell office:value-type="float" office:value="2.79838564" calcext:value-type="float">
            <text:p>2.79838564</text:p>
          </table:table-cell>
          <table:table-cell office:value-type="float" office:value="10.5227" calcext:value-type="float">
            <text:p>10.5227</text:p>
          </table:table-cell>
          <table:table-cell office:value-type="float" office:value="10.0894271" calcext:value-type="float">
            <text:p>10.0894271</text:p>
          </table:table-cell>
          <table:table-cell office:value-type="float" office:value="6.54162544000001" calcext:value-type="float">
            <text:p>6.54162544000001</text:p>
          </table:table-cell>
          <table:table-cell office:value-type="float" office:value="0.04682613" calcext:value-type="float">
            <text:p>0.04682613</text:p>
          </table:table-cell>
          <table:table-cell office:value-type="float" office:value="10.4564955" calcext:value-type="float">
            <text:p>10.4564955</text:p>
          </table:table-cell>
          <table:table-cell office:value-type="float" office:value="10.496732" calcext:value-type="float">
            <text:p>10.496732</text:p>
          </table:table-cell>
          <table:table-cell/>
          <table:table-cell table:formula="of:=[.C94]/[.D94]" office:value-type="percentage" office:value="0.265937985498019" calcext:value-type="percentage">
            <text:p>26.59%</text:p>
          </table:table-cell>
          <table:table-cell table:formula="of:=[.G94]/[.D94]" office:value-type="percentage" office:value="0.00445001092875403" calcext:value-type="percentage">
            <text:p>0.4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ComponentTransport/goswami/LARGE_2D_ComponentTransport_Goswami_stdout.log</text:p>
          </table:table-cell>
          <table:table-cell office:value-type="float" office:value="1.84217242" calcext:value-type="float">
            <text:p>1.84217242</text:p>
          </table:table-cell>
          <table:table-cell office:value-type="float" office:value="19.2774349" calcext:value-type="float">
            <text:p>19.2774349</text:p>
          </table:table-cell>
          <table:table-cell office:value-type="float" office:value="235.82" calcext:value-type="float">
            <text:p>235.82</text:p>
          </table:table-cell>
          <table:table-cell office:value-type="float" office:value="232.148448" calcext:value-type="float">
            <text:p>232.148448</text:p>
          </table:table-cell>
          <table:table-cell office:value-type="float" office:value="209.260906" calcext:value-type="float">
            <text:p>209.260906</text:p>
          </table:table-cell>
          <table:table-cell office:value-type="float" office:value="0.8709942" calcext:value-type="float">
            <text:p>0.8709942</text:p>
          </table:table-cell>
          <table:table-cell office:value-type="float" office:value="234.791127" calcext:value-type="float">
            <text:p>234.791127</text:p>
          </table:table-cell>
          <table:table-cell office:value-type="float" office:value="235.481793" calcext:value-type="float">
            <text:p>235.481793</text:p>
          </table:table-cell>
          <table:table-cell/>
          <table:table-cell table:formula="of:=[.C95]/[.D95]" office:value-type="percentage" office:value="0.0817463951318803" calcext:value-type="percentage">
            <text:p>8.17%</text:p>
          </table:table-cell>
          <table:table-cell table:formula="of:=[.G95]/[.D95]" office:value-type="percentage" office:value="0.00369347044355865" calcext:value-type="percentage">
            <text:p>0.3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AxiSymTheis/LiquidFlow_AxisymTheis_stdout.log</text:p>
          </table:table-cell>
          <table:table-cell office:value-type="float" office:value="0.0026328566" calcext:value-type="float">
            <text:p>0.0026328566</text:p>
          </table:table-cell>
          <table:table-cell office:value-type="float" office:value="0.02536583" calcext:value-type="float">
            <text:p>0.02536583</text:p>
          </table:table-cell>
          <table:table-cell office:value-type="float" office:value="0.694156" calcext:value-type="float">
            <text:p>0.694156</text:p>
          </table:table-cell>
          <table:table-cell office:value-type="float" office:value="0.66046158" calcext:value-type="float">
            <text:p>0.66046158</text:p>
          </table:table-cell>
          <table:table-cell office:value-type="float" office:value="0.6320296" calcext:value-type="float">
            <text:p>0.6320296</text:p>
          </table:table-cell>
          <table:table-cell office:value-type="float" office:value="0.02332402" calcext:value-type="float">
            <text:p>0.02332402</text:p>
          </table:table-cell>
          <table:table-cell office:value-type="float" office:value="0.6659753" calcext:value-type="float">
            <text:p>0.6659753</text:p>
          </table:table-cell>
          <table:table-cell office:value-type="float" office:value="0.68405603" calcext:value-type="float">
            <text:p>0.68405603</text:p>
          </table:table-cell>
          <table:table-cell/>
          <table:table-cell table:formula="of:=[.C96]/[.D96]" office:value-type="percentage" office:value="0.0365419732740191" calcext:value-type="percentage">
            <text:p>3.65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GravityDriven/LiquidFlow_GravityDriven_stdout.log</text:p>
          </table:table-cell>
          <table:table-cell table:style-name="ce4" office:value-type="float" office:value="0.000038147" calcext:value-type="float">
            <text:p>3.81E-05</text:p>
          </table:table-cell>
          <table:table-cell office:value-type="float" office:value="0.000792027" calcext:value-type="float">
            <text:p>0.000792027</text:p>
          </table:table-cell>
          <table:table-cell office:value-type="float" office:value="0.0180941" calcext:value-type="float">
            <text:p>0.0180941</text:p>
          </table:table-cell>
          <table:table-cell office:value-type="float" office:value="0.00276303" calcext:value-type="float">
            <text:p>0.00276303</text:p>
          </table:table-cell>
          <table:table-cell office:value-type="float" office:value="0.00192499" calcext:value-type="float">
            <text:p>0.00192499</text:p>
          </table:table-cell>
          <table:table-cell office:value-type="float" office:value="0.00943088" calcext:value-type="float">
            <text:p>0.00943088</text:p>
          </table:table-cell>
          <table:table-cell office:value-type="float" office:value="0.00293994" calcext:value-type="float">
            <text:p>0.00293994</text:p>
          </table:table-cell>
          <table:table-cell office:value-type="float" office:value="0.00294805" calcext:value-type="float">
            <text:p>0.00294805</text:p>
          </table:table-cell>
          <table:table-cell/>
          <table:table-cell table:formula="of:=[.C97]/[.D97]" office:value-type="percentage" office:value="0.043772666228218" calcext:value-type="percentage">
            <text:p>4.38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Parabolic/LiquidFlow/GravityDriven3D/LARGE_LiquidFlow_Anisotropic_GravityDriven3D_stdout.log</text:p>
          </table:table-cell>
          <table:table-cell office:value-type="float" office:value="1.00838" calcext:value-type="float">
            <text:p>1.00838</text:p>
          </table:table-cell>
          <table:table-cell office:value-type="float" office:value="6.61378" calcext:value-type="float">
            <text:p>6.61378</text:p>
          </table:table-cell>
          <table:table-cell office:value-type="float" office:value="79.2831" calcext:value-type="float">
            <text:p>79.2831</text:p>
          </table:table-cell>
          <table:table-cell office:value-type="float" office:value="45.1025" calcext:value-type="float">
            <text:p>45.1025</text:p>
          </table:table-cell>
          <table:table-cell office:value-type="float" office:value="37.462" calcext:value-type="float">
            <text:p>37.462</text:p>
          </table:table-cell>
          <table:table-cell office:value-type="float" office:value="14.58713" calcext:value-type="float">
            <text:p>14.58713</text:p>
          </table:table-cell>
          <table:table-cell office:value-type="float" office:value="49.6349" calcext:value-type="float">
            <text:p>49.6349</text:p>
          </table:table-cell>
          <table:table-cell office:value-type="float" office:value="49.6352" calcext:value-type="float">
            <text:p>49.6352</text:p>
          </table:table-cell>
          <table:table-cell/>
          <table:table-cell table:formula="of:=[.C98]/[.D98]" office:value-type="percentage" office:value="0.0834197956437122" calcext:value-type="percentage">
            <text:p>8.34%</text:p>
          </table:table-cell>
          <table:table-cell table:formula="of:=[.G98]/[.D98]" office:value-type="percentage" office:value="0.183987886447427" calcext:value-type="percentage">
            <text:p>18.4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LiquidFlow/GravityDriven3D/LARGE_LiquidFlow_Isotropic_GravityDriven3D_stdout.log</text:p>
          </table:table-cell>
          <table:table-cell office:value-type="float" office:value="1.05148" calcext:value-type="float">
            <text:p>1.05148</text:p>
          </table:table-cell>
          <table:table-cell office:value-type="float" office:value="6.30107" calcext:value-type="float">
            <text:p>6.30107</text:p>
          </table:table-cell>
          <table:table-cell office:value-type="float" office:value="76.7998" calcext:value-type="float">
            <text:p>76.7998</text:p>
          </table:table-cell>
          <table:table-cell office:value-type="float" office:value="45.7231" calcext:value-type="float">
            <text:p>45.7231</text:p>
          </table:table-cell>
          <table:table-cell office:value-type="float" office:value="38.3554" calcext:value-type="float">
            <text:p>38.3554</text:p>
          </table:table-cell>
          <table:table-cell office:value-type="float" office:value="14.56876" calcext:value-type="float">
            <text:p>14.56876</text:p>
          </table:table-cell>
          <table:table-cell table:number-columns-repeated="2" office:value-type="float" office:value="47.3925" calcext:value-type="float">
            <text:p>47.3925</text:p>
          </table:table-cell>
          <table:table-cell/>
          <table:table-cell table:formula="of:=[.C99]/[.D99]" office:value-type="percentage" office:value="0.082045395951552" calcext:value-type="percentage">
            <text:p>8.20%</text:p>
          </table:table-cell>
          <table:table-cell table:formula="of:=[.G99]/[.D99]" office:value-type="percentage" office:value="0.189697889838255" calcext:value-type="percentage">
            <text:p>18.97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LineDirichletNeumannBC/LiquidFlow_LineDirichletNeumannBC_stdout.log</text:p>
          </table:table-cell>
          <table:table-cell table:style-name="ce4" office:value-type="float" office:value="0.00000715256" calcext:value-type="float">
            <text:p>7.15E-06</text:p>
          </table:table-cell>
          <table:table-cell table:style-name="ce4" office:value-type="float" office:value="0.0000720024" calcext:value-type="float">
            <text:p>7.20E-05</text:p>
          </table:table-cell>
          <table:table-cell office:value-type="float" office:value="0.00730991" calcext:value-type="float">
            <text:p>0.00730991</text:p>
          </table:table-cell>
          <table:table-cell office:value-type="float" office:value="0.00115299" calcext:value-type="float">
            <text:p>0.00115299</text:p>
          </table:table-cell>
          <table:table-cell office:value-type="float" office:value="0.00106692" calcext:value-type="float">
            <text:p>0.00106692</text:p>
          </table:table-cell>
          <table:table-cell office:value-type="float" office:value="0.00288391" calcext:value-type="float">
            <text:p>0.00288391</text:p>
          </table:table-cell>
          <table:table-cell office:value-type="float" office:value="0.00150204" calcext:value-type="float">
            <text:p>0.00150204</text:p>
          </table:table-cell>
          <table:table-cell office:value-type="float" office:value="0.0015099" calcext:value-type="float">
            <text:p>0.0015099</text:p>
          </table:table-cell>
          <table:table-cell/>
          <table:table-cell table:formula="of:=[.C100]/[.D100]" office:value-type="percentage" office:value="0.00984997079307406" calcext:value-type="percentage">
            <text:p>0.98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LiquidFlow/PressureBCatCornerOfAnisotropicSquare/LiquidFlow_PressureBCatCornerOfAnisotropicSquare_stdout.log</text:p>
          </table:table-cell>
          <table:table-cell table:style-name="ce4" office:value-type="float" office:value="0.0000491142" calcext:value-type="float">
            <text:p>4.91E-05</text:p>
          </table:table-cell>
          <table:table-cell office:value-type="float" office:value="0.000894785" calcext:value-type="float">
            <text:p>0.000894785</text:p>
          </table:table-cell>
          <table:table-cell office:value-type="float" office:value="0.0174878" calcext:value-type="float">
            <text:p>0.0174878</text:p>
          </table:table-cell>
          <table:table-cell office:value-type="float" office:value="0.00254989" calcext:value-type="float">
            <text:p>0.00254989</text:p>
          </table:table-cell>
          <table:table-cell office:value-type="float" office:value="0.00159907" calcext:value-type="float">
            <text:p>0.00159907</text:p>
          </table:table-cell>
          <table:table-cell office:value-type="float" office:value="0.00760365" calcext:value-type="float">
            <text:p>0.00760365</text:p>
          </table:table-cell>
          <table:table-cell office:value-type="float" office:value="0.00303507" calcext:value-type="float">
            <text:p>0.00303507</text:p>
          </table:table-cell>
          <table:table-cell office:value-type="float" office:value="0.00304103" calcext:value-type="float">
            <text:p>0.00304103</text:p>
          </table:table-cell>
          <table:table-cell/>
          <table:table-cell table:formula="of:=[.C101]/[.D101]" office:value-type="percentage" office:value="0.0511662416084356" calcext:value-type="percentage">
            <text:p>5.1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Richards/2D_RichardsFlow_h_us_quad_ogs5_stdout.log</text:p>
          </table:table-cell>
          <table:table-cell office:value-type="float" office:value="0.00501274050000002" calcext:value-type="float">
            <text:p>0.0050127405</text:p>
          </table:table-cell>
          <table:table-cell office:value-type="float" office:value="0.244704497" calcext:value-type="float">
            <text:p>0.244704497</text:p>
          </table:table-cell>
          <table:table-cell office:value-type="float" office:value="0.339436" calcext:value-type="float">
            <text:p>0.339436</text:p>
          </table:table-cell>
          <table:table-cell office:value-type="float" office:value="0.324810751000001" calcext:value-type="float">
            <text:p>0.324810751000001</text:p>
          </table:table-cell>
          <table:table-cell office:value-type="float" office:value="0.071406591" calcext:value-type="float">
            <text:p>0.071406591</text:p>
          </table:table-cell>
          <table:table-cell office:value-type="float" office:value="0.00339389" calcext:value-type="float">
            <text:p>0.00339389</text:p>
          </table:table-cell>
          <table:table-cell office:value-type="float" office:value="0.3305862" calcext:value-type="float">
            <text:p>0.3305862</text:p>
          </table:table-cell>
          <table:table-cell office:value-type="float" office:value="0.33111448" calcext:value-type="float">
            <text:p>0.33111448</text:p>
          </table:table-cell>
          <table:table-cell/>
          <table:table-cell table:formula="of:=[.C102]/[.D102]" office:value-type="percentage" office:value="0.72091497955432" calcext:value-type="percentage">
            <text:p>72.09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Parabolic/Richards/2D_RichardsFlow_h_us_quad_small_stdout.log</text:p>
          </table:table-cell>
          <table:table-cell office:value-type="float" office:value="0.0580548526999992" calcext:value-type="float">
            <text:p>0.058054852699999</text:p>
          </table:table-cell>
          <table:table-cell office:value-type="float" office:value="2.72332550700004" calcext:value-type="float">
            <text:p>2.72332550700004</text:p>
          </table:table-cell>
          <table:table-cell office:value-type="float" office:value="3.76477" calcext:value-type="float">
            <text:p>3.76477</text:p>
          </table:table-cell>
          <table:table-cell office:value-type="float" office:value="3.68658132900002" calcext:value-type="float">
            <text:p>3.68658132900002</text:p>
          </table:table-cell>
          <table:table-cell office:value-type="float" office:value="0.86352328400001" calcext:value-type="float">
            <text:p>0.86352328400001</text:p>
          </table:table-cell>
          <table:table-cell office:value-type="float" office:value="0.00315189" calcext:value-type="float">
            <text:p>0.00315189</text:p>
          </table:table-cell>
          <table:table-cell office:value-type="float" office:value="3.75100536" calcext:value-type="float">
            <text:p>3.75100536</text:p>
          </table:table-cell>
          <table:table-cell office:value-type="float" office:value="3.75671545000001" calcext:value-type="float">
            <text:p>3.75671545000001</text:p>
          </table:table-cell>
          <table:table-cell/>
          <table:table-cell table:formula="of:=[.C103]/[.D103]" office:value-type="percentage" office:value="0.723371017884236" calcext:value-type="percentage">
            <text:p>72.34%</text:p>
          </table:table-cell>
          <table:table-cell table:formula="of:=[.G103]/[.D103]" office:value-type="percentage" office:value="0.000837206522576413" calcext:value-type="percentage">
            <text:p>0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Richards/LARGE_2D_RichardsFlow_h_us_quad_stdout.log</text:p>
          </table:table-cell>
          <table:table-cell office:value-type="float" office:value="0.922496095799627" calcext:value-type="float">
            <text:p>0.922496095799627</text:p>
          </table:table-cell>
          <table:table-cell office:value-type="float" office:value="43.6448332809861" calcext:value-type="float">
            <text:p>43.6448332809861</text:p>
          </table:table-cell>
          <table:table-cell office:value-type="float" office:value="60.8501" calcext:value-type="float">
            <text:p>60.8501</text:p>
          </table:table-cell>
          <table:table-cell office:value-type="float" office:value="59.6323240190018" calcext:value-type="float">
            <text:p>59.6323240190018</text:p>
          </table:table-cell>
          <table:table-cell office:value-type="float" office:value="14.3878448910004" calcext:value-type="float">
            <text:p>14.3878448910004</text:p>
          </table:table-cell>
          <table:table-cell office:value-type="float" office:value="0.00397587" calcext:value-type="float">
            <text:p>0.00397587</text:p>
          </table:table-cell>
          <table:table-cell office:value-type="float" office:value="60.7142664399998" calcext:value-type="float">
            <text:p>60.7142664399998</text:p>
          </table:table-cell>
          <table:table-cell office:value-type="float" office:value="60.8077997399998" calcext:value-type="float">
            <text:p>60.8077997399998</text:p>
          </table:table-cell>
          <table:table-cell/>
          <table:table-cell table:formula="of:=[.C104]/[.D104]" office:value-type="percentage" office:value="0.717251627868912" calcext:value-type="percentage">
            <text:p>71.73%</text:p>
          </table:table-cell>
          <table:table-cell table:formula="of:=[.G104]/[.D104]" office:value-type="percentage" office:value="0.0000653387586873316" calcext:value-type="percentage">
            <text:p>0.0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/1D_dirichlet/1D_HeatConduction_dirichlet_stdout.log</text:p>
          </table:table-cell>
          <table:table-cell office:value-type="float" office:value="0.00166273042" calcext:value-type="float">
            <text:p>0.00166273042</text:p>
          </table:table-cell>
          <table:table-cell office:value-type="float" office:value="0.0111739726" calcext:value-type="float">
            <text:p>0.0111739726</text:p>
          </table:table-cell>
          <table:table-cell office:value-type="float" office:value="0.0757399" calcext:value-type="float">
            <text:p>0.0757399</text:p>
          </table:table-cell>
          <table:table-cell office:value-type="float" office:value="0.059082776" calcext:value-type="float">
            <text:p>0.059082776</text:p>
          </table:table-cell>
          <table:table-cell office:value-type="float" office:value="0.0441517870999998" calcext:value-type="float">
            <text:p>0.0441517871</text:p>
          </table:table-cell>
          <table:table-cell office:value-type="float" office:value="0.00558328" calcext:value-type="float">
            <text:p>0.00558328</text:p>
          </table:table-cell>
          <table:table-cell office:value-type="float" office:value="0.0646121419999998" calcext:value-type="float">
            <text:p>0.064612142</text:p>
          </table:table-cell>
          <table:table-cell office:value-type="float" office:value="0.0700147129999999" calcext:value-type="float">
            <text:p>0.070014713</text:p>
          </table:table-cell>
          <table:table-cell/>
          <table:table-cell table:formula="of:=[.C105]/[.D105]" office:value-type="percentage" office:value="0.147530860220306" calcext:value-type="percentage">
            <text:p>14.75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/1D_neumann/1D_HeatConduction_neumann_stdout.log</text:p>
          </table:table-cell>
          <table:table-cell office:value-type="float" office:value="0.00145077638" calcext:value-type="float">
            <text:p>0.00145077638</text:p>
          </table:table-cell>
          <table:table-cell office:value-type="float" office:value="0.0103056505" calcext:value-type="float">
            <text:p>0.0103056505</text:p>
          </table:table-cell>
          <table:table-cell office:value-type="float" office:value="0.068594" calcext:value-type="float">
            <text:p>0.068594</text:p>
          </table:table-cell>
          <table:table-cell office:value-type="float" office:value="0.0536217745999999" calcext:value-type="float">
            <text:p>0.0536217746</text:p>
          </table:table-cell>
          <table:table-cell office:value-type="float" office:value="0.0399365417" calcext:value-type="float">
            <text:p>0.0399365417</text:p>
          </table:table-cell>
          <table:table-cell office:value-type="float" office:value="0.00458336" calcext:value-type="float">
            <text:p>0.00458336</text:p>
          </table:table-cell>
          <table:table-cell office:value-type="float" office:value="0.058658853" calcext:value-type="float">
            <text:p>0.058658853</text:p>
          </table:table-cell>
          <table:table-cell office:value-type="float" office:value="0.0629527509999998" calcext:value-type="float">
            <text:p>0.062952751</text:p>
          </table:table-cell>
          <table:table-cell/>
          <table:table-cell table:formula="of:=[.C106]/[.D106]" office:value-type="percentage" office:value="0.150241282036329" calcext:value-type="percentage">
            <text:p>15.02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/2D_axially_symmetric/2D_HeatConduction_axi_stdout.log</text:p>
          </table:table-cell>
          <table:table-cell table:style-name="ce4" office:value-type="float" office:value="0.000029087" calcext:value-type="float">
            <text:p>2.91E-05</text:p>
          </table:table-cell>
          <table:table-cell office:value-type="float" office:value="0.0002362723" calcext:value-type="float">
            <text:p>0.0002362723</text:p>
          </table:table-cell>
          <table:table-cell office:value-type="float" office:value="0.00729084" calcext:value-type="float">
            <text:p>0.00729084</text:p>
          </table:table-cell>
          <table:table-cell office:value-type="float" office:value="0.000982999" calcext:value-type="float">
            <text:p>0.000982999</text:p>
          </table:table-cell>
          <table:table-cell office:value-type="float" office:value="0.00070405" calcext:value-type="float">
            <text:p>0.00070405</text:p>
          </table:table-cell>
          <table:table-cell office:value-type="float" office:value="0.00327277" calcext:value-type="float">
            <text:p>0.00327277</text:p>
          </table:table-cell>
          <table:table-cell office:value-type="float" office:value="0.001029253" calcext:value-type="float">
            <text:p>0.001029253</text:p>
          </table:table-cell>
          <table:table-cell office:value-type="float" office:value="0.002661226" calcext:value-type="float">
            <text:p>0.002661226</text:p>
          </table:table-cell>
          <table:table-cell/>
          <table:table-cell table:formula="of:=[.C107]/[.D107]" office:value-type="percentage" office:value="0.0324067322832486" calcext:value-type="percentage">
            <text:p>3.24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Parabolic/TES/1D/LARGE_TES_zeolite_discharge_Newton_stdout.log</text:p>
          </table:table-cell>
          <table:table-cell office:value-type="float" office:value="0.00537418430000003" calcext:value-type="float">
            <text:p>0.0053741843</text:p>
          </table:table-cell>
          <table:table-cell office:value-type="float" office:value="1.81035449" calcext:value-type="float">
            <text:p>1.81035449</text:p>
          </table:table-cell>
          <table:table-cell office:value-type="float" office:value="1.90362" calcext:value-type="float">
            <text:p>1.90362</text:p>
          </table:table-cell>
          <table:table-cell office:value-type="float" office:value="1.05759004" calcext:value-type="float">
            <text:p>1.05759004</text:p>
          </table:table-cell>
          <table:table-cell office:value-type="float" office:value="0.0689561509999999" calcext:value-type="float">
            <text:p>0.068956151</text:p>
          </table:table-cell>
          <table:table-cell office:value-type="float" office:value="0.00599885" calcext:value-type="float">
            <text:p>0.00599885</text:p>
          </table:table-cell>
          <table:table-cell office:value-type="float" office:value="1.893419" calcext:value-type="float">
            <text:p>1.893419</text:p>
          </table:table-cell>
          <table:table-cell office:value-type="float" office:value="1.4787072" calcext:value-type="float">
            <text:p>1.4787072</text:p>
          </table:table-cell>
          <table:table-cell/>
          <table:table-cell table:formula="of:=[.C108]/[.D108]" office:value-type="percentage" office:value="0.951006235488175" calcext:value-type="percentage">
            <text:p>95.10%</text:p>
          </table:table-cell>
          <table:table-cell table:formula="of:=[.G108]/[.D108]" office:value-type="percentage" office:value="0.00315128544562465" calcext:value-type="percentage">
            <text:p>0.32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ES/1D/LARGE_TES_zeolite_discharge_stdout.log</text:p>
          </table:table-cell>
          <table:table-cell office:value-type="float" office:value="0.0063142835" calcext:value-type="float">
            <text:p>0.0063142835</text:p>
          </table:table-cell>
          <table:table-cell office:value-type="float" office:value="0.272700336" calcext:value-type="float">
            <text:p>0.272700336</text:p>
          </table:table-cell>
          <table:table-cell office:value-type="float" office:value="0.378505" calcext:value-type="float">
            <text:p>0.378505</text:p>
          </table:table-cell>
          <table:table-cell office:value-type="float" office:value="0.27287606" calcext:value-type="float">
            <text:p>0.27287606</text:p>
          </table:table-cell>
          <table:table-cell office:value-type="float" office:value="0.0765962710000001" calcext:value-type="float">
            <text:p>0.076596271</text:p>
          </table:table-cell>
          <table:table-cell office:value-type="float" office:value="0.0120089" calcext:value-type="float">
            <text:p>0.0120089</text:p>
          </table:table-cell>
          <table:table-cell office:value-type="float" office:value="0.36362946" calcext:value-type="float">
            <text:p>0.36362946</text:p>
          </table:table-cell>
          <table:table-cell office:value-type="float" office:value="0.37085074" calcext:value-type="float">
            <text:p>0.37085074</text:p>
          </table:table-cell>
          <table:table-cell/>
          <table:table-cell table:formula="of:=[.C109]/[.D109]" office:value-type="percentage" office:value="0.720466931744627" calcext:value-type="percentage">
            <text:p>72.05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Parabolic/TES/1D/TES_zeolite_discharge_small_stdout.log</text:p>
          </table:table-cell>
          <table:table-cell office:value-type="float" office:value="0.00174642086" calcext:value-type="float">
            <text:p>0.00174642086</text:p>
          </table:table-cell>
          <table:table-cell office:value-type="float" office:value="0.055840015" calcext:value-type="float">
            <text:p>0.055840015</text:p>
          </table:table-cell>
          <table:table-cell office:value-type="float" office:value="0.097481" calcext:value-type="float">
            <text:p>0.097481</text:p>
          </table:table-cell>
          <table:table-cell office:value-type="float" office:value="0.071210148" calcext:value-type="float">
            <text:p>0.071210148</text:p>
          </table:table-cell>
          <table:table-cell office:value-type="float" office:value="0.023226015" calcext:value-type="float">
            <text:p>0.023226015</text:p>
          </table:table-cell>
          <table:table-cell office:value-type="float" office:value="0.00923014" calcext:value-type="float">
            <text:p>0.00923014</text:p>
          </table:table-cell>
          <table:table-cell office:value-type="float" office:value="0.08391954" calcext:value-type="float">
            <text:p>0.08391954</text:p>
          </table:table-cell>
          <table:table-cell office:value-type="float" office:value="0.08916186" calcext:value-type="float">
            <text:p>0.08916186</text:p>
          </table:table-cell>
          <table:table-cell/>
          <table:table-cell table:formula="of:=[.C110]/[.D110]" office:value-type="percentage" office:value="0.572829730921923" calcext:value-type="percentage">
            <text:p>57.28%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Parabolic/TES/2D/LARGE_TES_inert_axi_stdout.log</text:p>
          </table:table-cell>
          <table:table-cell office:value-type="float" office:value="0.10402108" calcext:value-type="float">
            <text:p>0.10402108</text:p>
          </table:table-cell>
          <table:table-cell office:value-type="float" office:value="1.529993" calcext:value-type="float">
            <text:p>1.529993</text:p>
          </table:table-cell>
          <table:table-cell office:value-type="float" office:value="13.969" calcext:value-type="float">
            <text:p>13.969</text:p>
          </table:table-cell>
          <table:table-cell office:value-type="float" office:value="13.62463" calcext:value-type="float">
            <text:p>13.62463</text:p>
          </table:table-cell>
          <table:table-cell office:value-type="float" office:value="11.851866" calcext:value-type="float">
            <text:p>11.851866</text:p>
          </table:table-cell>
          <table:table-cell office:value-type="float" office:value="0.2252761" calcext:value-type="float">
            <text:p>0.2252761</text:p>
          </table:table-cell>
          <table:table-cell office:value-type="float" office:value="13.62519" calcext:value-type="float">
            <text:p>13.62519</text:p>
          </table:table-cell>
          <table:table-cell office:value-type="float" office:value="13.81332" calcext:value-type="float">
            <text:p>13.81332</text:p>
          </table:table-cell>
          <table:table-cell/>
          <table:table-cell table:formula="of:=[.C111]/[.D111]" office:value-type="percentage" office:value="0.109527739995705" calcext:value-type="percentage">
            <text:p>10.95%</text:p>
          </table:table-cell>
          <table:table-cell table:formula="of:=[.G111]/[.D111]" office:value-type="percentage" office:value="0.0161268594745508" calcext:value-type="percentage">
            <text:p>1.6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hermalTwoPhaseFlowPP/HeatPipe/2D_Thermal_TwoPhase_heatpipe_stdout.log</text:p>
          </table:table-cell>
          <table:table-cell office:value-type="float" office:value="0.010960585" calcext:value-type="float">
            <text:p>0.010960585</text:p>
          </table:table-cell>
          <table:table-cell office:value-type="float" office:value="1.6338236" calcext:value-type="float">
            <text:p>1.6338236</text:p>
          </table:table-cell>
          <table:table-cell office:value-type="float" office:value="1.77958" calcext:value-type="float">
            <text:p>1.77958</text:p>
          </table:table-cell>
          <table:table-cell office:value-type="float" office:value="1.737151" calcext:value-type="float">
            <text:p>1.737151</text:p>
          </table:table-cell>
          <table:table-cell office:value-type="float" office:value="0.09050849" calcext:value-type="float">
            <text:p>0.09050849</text:p>
          </table:table-cell>
          <table:table-cell office:value-type="float" office:value="0.00519109" calcext:value-type="float">
            <text:p>0.00519109</text:p>
          </table:table-cell>
          <table:table-cell office:value-type="float" office:value="1.737894" calcext:value-type="float">
            <text:p>1.737894</text:p>
          </table:table-cell>
          <table:table-cell office:value-type="float" office:value="1.737953" calcext:value-type="float">
            <text:p>1.737953</text:p>
          </table:table-cell>
          <table:table-cell/>
          <table:table-cell table:formula="of:=[.C112]/[.D112]" office:value-type="percentage" office:value="0.918095056136841" calcext:value-type="percentage">
            <text:p>91.81%</text:p>
          </table:table-cell>
          <table:table-cell table:formula="of:=[.G112]/[.D112]" office:value-type="percentage" office:value="0.00291703098483912" calcext:value-type="percentage">
            <text:p>0.2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hermalTwoPhaseFlowPP/HeatPipe/LARGE_2D_Thermal_TwoPhase_heatpipe_stdout.log</text:p>
          </table:table-cell>
          <table:table-cell office:value-type="float" office:value="1.26161008000001" calcext:value-type="float">
            <text:p>1.26161008000001</text:p>
          </table:table-cell>
          <table:table-cell office:value-type="float" office:value="207.9299016" calcext:value-type="float">
            <text:p>207.9299016</text:p>
          </table:table-cell>
          <table:table-cell office:value-type="float" office:value="221.076" calcext:value-type="float">
            <text:p>221.076</text:p>
          </table:table-cell>
          <table:table-cell office:value-type="float" office:value="220.734460699999" calcext:value-type="float">
            <text:p>220.734460699999</text:p>
          </table:table-cell>
          <table:table-cell office:value-type="float" office:value="11.31728454" calcext:value-type="float">
            <text:p>11.31728454</text:p>
          </table:table-cell>
          <table:table-cell office:value-type="float" office:value="0.00506806" calcext:value-type="float">
            <text:p>0.00506806</text:p>
          </table:table-cell>
          <table:table-cell office:value-type="float" office:value="220.8741887" calcext:value-type="float">
            <text:p>220.8741887</text:p>
          </table:table-cell>
          <table:table-cell office:value-type="float" office:value="220.8883341" calcext:value-type="float">
            <text:p>220.8883341</text:p>
          </table:table-cell>
          <table:table-cell/>
          <table:table-cell table:formula="of:=[.C113]/[.D113]" office:value-type="percentage" office:value="0.940535841068231" calcext:value-type="percentage">
            <text:p>94.05%</text:p>
          </table:table-cell>
          <table:table-cell table:formula="of:=[.G113]/[.D113]" office:value-type="percentage" office:value="0.0000229245146465469" calcext:value-type="percentage">
            <text:p>0.0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2D_TwoPhase_PP_Lia_quad_1_stdout.log</text:p>
          </table:table-cell>
          <table:table-cell office:value-type="float" office:value="0.0206413071" calcext:value-type="float">
            <text:p>0.0206413071</text:p>
          </table:table-cell>
          <table:table-cell office:value-type="float" office:value="1.20741328" calcext:value-type="float">
            <text:p>1.20741328</text:p>
          </table:table-cell>
          <table:table-cell office:value-type="float" office:value="1.6327" calcext:value-type="float">
            <text:p>1.6327</text:p>
          </table:table-cell>
          <table:table-cell office:value-type="float" office:value="1.61519431" calcext:value-type="float">
            <text:p>1.61519431</text:p>
          </table:table-cell>
          <table:table-cell office:value-type="float" office:value="0.379696625" calcext:value-type="float">
            <text:p>0.379696625</text:p>
          </table:table-cell>
          <table:table-cell office:value-type="float" office:value="0.00330592" calcext:value-type="float">
            <text:p>0.00330592</text:p>
          </table:table-cell>
          <table:table-cell office:value-type="float" office:value="1.61736826" calcext:value-type="float">
            <text:p>1.61736826</text:p>
          </table:table-cell>
          <table:table-cell office:value-type="float" office:value="1.6198738" calcext:value-type="float">
            <text:p>1.6198738</text:p>
          </table:table-cell>
          <table:table-cell/>
          <table:table-cell table:formula="of:=[.C114]/[.D114]" office:value-type="percentage" office:value="0.739519372818028" calcext:value-type="percentage">
            <text:p>73.95%</text:p>
          </table:table-cell>
          <table:table-cell table:formula="of:=[.G114]/[.D114]" office:value-type="percentage" office:value="0.00202481778648864" calcext:value-type="percentage">
            <text:p>0.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2D_TwoPhase_PP_Lia_quad_2_stdout.log</text:p>
          </table:table-cell>
          <table:table-cell office:value-type="float" office:value="0.0201091677999999" calcext:value-type="float">
            <text:p>0.0201091678</text:p>
          </table:table-cell>
          <table:table-cell office:value-type="float" office:value="1.21642943" calcext:value-type="float">
            <text:p>1.21642943</text:p>
          </table:table-cell>
          <table:table-cell office:value-type="float" office:value="1.63812" calcext:value-type="float">
            <text:p>1.63812</text:p>
          </table:table-cell>
          <table:table-cell office:value-type="float" office:value="1.62289503" calcext:value-type="float">
            <text:p>1.62289503</text:p>
          </table:table-cell>
          <table:table-cell office:value-type="float" office:value="0.379031658000001" calcext:value-type="float">
            <text:p>0.379031658000001</text:p>
          </table:table-cell>
          <table:table-cell office:value-type="float" office:value="0.00363207" calcext:value-type="float">
            <text:p>0.00363207</text:p>
          </table:table-cell>
          <table:table-cell office:value-type="float" office:value="1.62503187" calcext:value-type="float">
            <text:p>1.62503187</text:p>
          </table:table-cell>
          <table:table-cell office:value-type="float" office:value="1.62748111" calcext:value-type="float">
            <text:p>1.62748111</text:p>
          </table:table-cell>
          <table:table-cell/>
          <table:table-cell table:formula="of:=[.C115]/[.D115]" office:value-type="percentage" office:value="0.742576508436501" calcext:value-type="percentage">
            <text:p>74.26%</text:p>
          </table:table-cell>
          <table:table-cell table:formula="of:=[.G115]/[.D115]" office:value-type="percentage" office:value="0.00221721851878983" calcext:value-type="percentage">
            <text:p>0.22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LARGE_2D_TwoPhase_PP_Lia_quad_1_stdout.log</text:p>
          </table:table-cell>
          <table:table-cell office:value-type="float" office:value="0.111238440400003" calcext:value-type="float">
            <text:p>0.111238440400003</text:p>
          </table:table-cell>
          <table:table-cell office:value-type="float" office:value="6.70825498000003" calcext:value-type="float">
            <text:p>6.70825498000003</text:p>
          </table:table-cell>
          <table:table-cell office:value-type="float" office:value="9.03922" calcext:value-type="float">
            <text:p>9.03922</text:p>
          </table:table-cell>
          <table:table-cell office:value-type="float" office:value="8.99779565999991" calcext:value-type="float">
            <text:p>8.99779565999991</text:p>
          </table:table-cell>
          <table:table-cell office:value-type="float" office:value="2.13808960399998" calcext:value-type="float">
            <text:p>2.13808960399998</text:p>
          </table:table-cell>
          <table:table-cell office:value-type="float" office:value="0.00453043" calcext:value-type="float">
            <text:p>0.00453043</text:p>
          </table:table-cell>
          <table:table-cell office:value-type="float" office:value="9.00938366000002" calcext:value-type="float">
            <text:p>9.00938366000002</text:p>
          </table:table-cell>
          <table:table-cell office:value-type="float" office:value="9.01681097000001" calcext:value-type="float">
            <text:p>9.01681097000001</text:p>
          </table:table-cell>
          <table:table-cell/>
          <table:table-cell table:formula="of:=[.C116]/[.D116]" office:value-type="percentage" office:value="0.742127637119136" calcext:value-type="percentage">
            <text:p>74.21%</text:p>
          </table:table-cell>
          <table:table-cell table:formula="of:=[.G116]/[.D116]" office:value-type="percentage" office:value="0.000501197005936353" calcext:value-type="percentage">
            <text:p>0.0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Liakopoulos/LARGE_2D_TwoPhase_PP_Lia_quad_2_stdout.log</text:p>
          </table:table-cell>
          <table:table-cell office:value-type="float" office:value="0.111579355800002" calcext:value-type="float">
            <text:p>0.111579355800002</text:p>
          </table:table-cell>
          <table:table-cell office:value-type="float" office:value="6.83466323999993" calcext:value-type="float">
            <text:p>6.83466323999993</text:p>
          </table:table-cell>
          <table:table-cell office:value-type="float" office:value="9.19985" calcext:value-type="float">
            <text:p>9.19985</text:p>
          </table:table-cell>
          <table:table-cell office:value-type="float" office:value="9.15698269999997" calcext:value-type="float">
            <text:p>9.15698269999997</text:p>
          </table:table-cell>
          <table:table-cell office:value-type="float" office:value="2.16980934599999" calcext:value-type="float">
            <text:p>2.16980934599999</text:p>
          </table:table-cell>
          <table:table-cell office:value-type="float" office:value="0.00457287" calcext:value-type="float">
            <text:p>0.00457287</text:p>
          </table:table-cell>
          <table:table-cell office:value-type="float" office:value="9.16873373999999" calcext:value-type="float">
            <text:p>9.16873373999999</text:p>
          </table:table-cell>
          <table:table-cell office:value-type="float" office:value="9.17618499999999" calcext:value-type="float">
            <text:p>9.17618499999999</text:p>
          </table:table-cell>
          <table:table-cell/>
          <table:table-cell table:formula="of:=[.C117]/[.D117]" office:value-type="percentage" office:value="0.742910290928649" calcext:value-type="percentage">
            <text:p>74.29%</text:p>
          </table:table-cell>
          <table:table-cell table:formula="of:=[.G117]/[.D117]" office:value-type="percentage" office:value="0.000497059191182465" calcext:value-type="percentage">
            <text:p>0.0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McWorts/1D_TwoPhase_PP_mcwt_1_stdout.log</text:p>
          </table:table-cell>
          <table:table-cell office:value-type="float" office:value="0.0870470868000012" calcext:value-type="float">
            <text:p>0.087047086800001</text:p>
          </table:table-cell>
          <table:table-cell office:value-type="float" office:value="6.76108203000002" calcext:value-type="float">
            <text:p>6.76108203000002</text:p>
          </table:table-cell>
          <table:table-cell office:value-type="float" office:value="8.38969" calcext:value-type="float">
            <text:p>8.38969</text:p>
          </table:table-cell>
          <table:table-cell office:value-type="float" office:value="8.37042448999997" calcext:value-type="float">
            <text:p>8.37042448999997</text:p>
          </table:table-cell>
          <table:table-cell office:value-type="float" office:value="1.48992750600001" calcext:value-type="float">
            <text:p>1.48992750600001</text:p>
          </table:table-cell>
          <table:table-cell office:value-type="float" office:value="0.00405907" calcext:value-type="float">
            <text:p>0.00405907</text:p>
          </table:table-cell>
          <table:table-cell office:value-type="float" office:value="8.3767662" calcext:value-type="float">
            <text:p>8.3767662</text:p>
          </table:table-cell>
          <table:table-cell office:value-type="float" office:value="8.3792411" calcext:value-type="float">
            <text:p>8.3792411</text:p>
          </table:table-cell>
          <table:table-cell/>
          <table:table-cell table:formula="of:=[.C118]/[.D118]" office:value-type="percentage" office:value="0.805879839421959" calcext:value-type="percentage">
            <text:p>80.59%</text:p>
          </table:table-cell>
          <table:table-cell table:formula="of:=[.G118]/[.D118]" office:value-type="percentage" office:value="0.000483816446138057" calcext:value-type="percentage">
            <text:p>0.0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P/McWorts/1D_TwoPhase_PP_mcwt_2_stdout.log</text:p>
          </table:table-cell>
          <table:table-cell office:value-type="float" office:value="0.0875212939000007" calcext:value-type="float">
            <text:p>0.087521293900001</text:p>
          </table:table-cell>
          <table:table-cell office:value-type="float" office:value="6.82513626999996" calcext:value-type="float">
            <text:p>6.82513626999996</text:p>
          </table:table-cell>
          <table:table-cell office:value-type="float" office:value="8.43869" calcext:value-type="float">
            <text:p>8.43869</text:p>
          </table:table-cell>
          <table:table-cell office:value-type="float" office:value="8.42049514000003" calcext:value-type="float">
            <text:p>8.42049514000003</text:p>
          </table:table-cell>
          <table:table-cell office:value-type="float" office:value="1.47608629600001" calcext:value-type="float">
            <text:p>1.47608629600001</text:p>
          </table:table-cell>
          <table:table-cell office:value-type="float" office:value="0.00410676" calcext:value-type="float">
            <text:p>0.00410676</text:p>
          </table:table-cell>
          <table:table-cell office:value-type="float" office:value="8.4266928" calcext:value-type="float">
            <text:p>8.4266928</text:p>
          </table:table-cell>
          <table:table-cell office:value-type="float" office:value="8.4292307" calcext:value-type="float">
            <text:p>8.4292307</text:p>
          </table:table-cell>
          <table:table-cell/>
          <table:table-cell table:formula="of:=[.C119]/[.D119]" office:value-type="percentage" office:value="0.808790969925422" calcext:value-type="percentage">
            <text:p>80.88%</text:p>
          </table:table-cell>
          <table:table-cell table:formula="of:=[.G119]/[.D119]" office:value-type="percentage" office:value="0.000486658474241855" calcext:value-type="percentage">
            <text:p>0.0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rho/MoMaS/2D_TwoPhase_Prho_MoMaS_stdout.log</text:p>
          </table:table-cell>
          <table:table-cell office:value-type="float" office:value="0.008331537" calcext:value-type="float">
            <text:p>0.008331537</text:p>
          </table:table-cell>
          <table:table-cell office:value-type="float" office:value="7.398179" calcext:value-type="float">
            <text:p>7.398179</text:p>
          </table:table-cell>
          <table:table-cell office:value-type="float" office:value="8.04257" calcext:value-type="float">
            <text:p>8.04257</text:p>
          </table:table-cell>
          <table:table-cell office:value-type="float" office:value="7.777373" calcext:value-type="float">
            <text:p>7.777373</text:p>
          </table:table-cell>
          <table:table-cell office:value-type="float" office:value="0.3694876" calcext:value-type="float">
            <text:p>0.3694876</text:p>
          </table:table-cell>
          <table:table-cell office:value-type="float" office:value="0.00919104" calcext:value-type="float">
            <text:p>0.00919104</text:p>
          </table:table-cell>
          <table:table-cell office:value-type="float" office:value="7.779563" calcext:value-type="float">
            <text:p>7.779563</text:p>
          </table:table-cell>
          <table:table-cell office:value-type="float" office:value="7.784355" calcext:value-type="float">
            <text:p>7.784355</text:p>
          </table:table-cell>
          <table:table-cell/>
          <table:table-cell table:formula="of:=[.C120]/[.D120]" office:value-type="percentage" office:value="0.919877476975643" calcext:value-type="percentage">
            <text:p>91.99%</text:p>
          </table:table-cell>
          <table:table-cell table:formula="of:=[.G120]/[.D120]" office:value-type="percentage" office:value="0.00114279888145207" calcext:value-type="percentage">
            <text:p>0.11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bolic/TwoPhaseFlowPrho/MoMaS/LARGE_2D_TwoPhase_Prho_MoMaS_stdout.log</text:p>
          </table:table-cell>
          <table:table-cell office:value-type="float" office:value="0.296544294" calcext:value-type="float">
            <text:p>0.296544294</text:p>
          </table:table-cell>
          <table:table-cell office:value-type="float" office:value="301.200424" calcext:value-type="float">
            <text:p>301.200424</text:p>
          </table:table-cell>
          <table:table-cell office:value-type="float" office:value="334.73" calcext:value-type="float">
            <text:p>334.73</text:p>
          </table:table-cell>
          <table:table-cell office:value-type="float" office:value="333.28882" calcext:value-type="float">
            <text:p>333.28882</text:p>
          </table:table-cell>
          <table:table-cell office:value-type="float" office:value="31.7693982" calcext:value-type="float">
            <text:p>31.7693982</text:p>
          </table:table-cell>
          <table:table-cell office:value-type="float" office:value="0.3645668" calcext:value-type="float">
            <text:p>0.3645668</text:p>
          </table:table-cell>
          <table:table-cell office:value-type="float" office:value="333.33389" calcext:value-type="float">
            <text:p>333.33389</text:p>
          </table:table-cell>
          <table:table-cell office:value-type="float" office:value="333.68567" calcext:value-type="float">
            <text:p>333.68567</text:p>
          </table:table-cell>
          <table:table-cell/>
          <table:table-cell table:formula="of:=[.C121]/[.D121]" office:value-type="percentage" office:value="0.899830980192992" calcext:value-type="percentage">
            <text:p>89.98%</text:p>
          </table:table-cell>
          <table:table-cell table:formula="of:=[.G121]/[.D121]" office:value-type="percentage" office:value="0.00108913691632062" calcext:value-type="percentage">
            <text:p>0.11%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taggeredCoupledProcesses/TH/ThermalDensityDrivenFlow2D/Adaptive_dt_StaggeredTH_ThermalDensityDrivenFlow2D_stdout.log</text:p>
          </table:table-cell>
          <table:table-cell office:value-type="float" office:value="0.0012593269" calcext:value-type="float">
            <text:p>0.0012593269</text:p>
          </table:table-cell>
          <table:table-cell office:value-type="float" office:value="0.03809405" calcext:value-type="float">
            <text:p>0.03809405</text:p>
          </table:table-cell>
          <table:table-cell office:value-type="float" office:value="0.111094" calcext:value-type="float">
            <text:p>0.111094</text:p>
          </table:table-cell>
          <table:table-cell office:value-type="float" office:value="0.06479525" calcext:value-type="float">
            <text:p>0.06479525</text:p>
          </table:table-cell>
          <table:table-cell office:value-type="float" office:value="0.025244967" calcext:value-type="float">
            <text:p>0.025244967</text:p>
          </table:table-cell>
          <table:table-cell office:value-type="float" office:value="0.02925754" calcext:value-type="float">
            <text:p>0.02925754</text:p>
          </table:table-cell>
          <table:table-cell office:value-type="float" office:value="0.06507517" calcext:value-type="float">
            <text:p>0.06507517</text:p>
          </table:table-cell>
          <table:table-cell office:value-type="float" office:value="0.09240945" calcext:value-type="float">
            <text:p>0.09240945</text:p>
          </table:table-cell>
          <table:table-cell/>
          <table:table-cell table:formula="of:=[.C122]/[.D122]" office:value-type="percentage" office:value="0.342899256485499" calcext:value-type="percentage">
            <text:p>34.29%</text:p>
          </table:table-cell>
          <table:table-cell table:style-name="ce17"/>
          <table:table-cell table:number-columns-repeated="1012"/>
        </table:table-row>
        <table:table-row table:style-name="ro1" table:visibility="filter">
          <table:table-cell office:value-type="string" calcext:value-type="string">
            <text:p>StaggeredCoupledProcesses/TH/ThermalDensityDrivenFlow2D/StaggeredTH_ThermalDensityDrivenFlow2D_stdout.log</text:p>
          </table:table-cell>
          <table:table-cell office:value-type="float" office:value="0.0012848374" calcext:value-type="float">
            <text:p>0.0012848374</text:p>
          </table:table-cell>
          <table:table-cell office:value-type="float" office:value="0.03940154" calcext:value-type="float">
            <text:p>0.03940154</text:p>
          </table:table-cell>
          <table:table-cell office:value-type="float" office:value="0.119761" calcext:value-type="float">
            <text:p>0.119761</text:p>
          </table:table-cell>
          <table:table-cell office:value-type="float" office:value="0.06616711" calcext:value-type="float">
            <text:p>0.06616711</text:p>
          </table:table-cell>
          <table:table-cell office:value-type="float" office:value="0.025313848" calcext:value-type="float">
            <text:p>0.025313848</text:p>
          </table:table-cell>
          <table:table-cell office:value-type="float" office:value="0.03024912" calcext:value-type="float">
            <text:p>0.03024912</text:p>
          </table:table-cell>
          <table:table-cell office:value-type="float" office:value="0.0664649" calcext:value-type="float">
            <text:p>0.0664649</text:p>
          </table:table-cell>
          <table:table-cell office:value-type="float" office:value="0.09424598" calcext:value-type="float">
            <text:p>0.09424598</text:p>
          </table:table-cell>
          <table:table-cell/>
          <table:table-cell table:formula="of:=[.C123]/[.D123]" office:value-type="percentage" office:value="0.329001427843789" calcext:value-type="percentage">
            <text:p>32.90%</text:p>
          </table:table-cell>
          <table:table-cell table:style-name="ce17"/>
          <table:table-cell table:number-columns-repeated="101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ings_fixed.D1:timings_fixed.D1048576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  <calcext:conditional-format calcext:target-range-address="timings_fixed.K1:timings_fixed.K1048576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  <calcext:conditional-format calcext:target-range-address="timings_fixed.L1:timings_fixed.L1048576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</calcext:conditional-formats>
      </table:table>
      <table:table table:name="checks" table:style-name="ta1">
        <table:table-column table:style-name="co10" table:default-cell-style-name="Default"/>
        <table:table-column table:style-name="co8" table:number-columns-repeated="1023" table:default-cell-style-name="Default"/>
        <table:table-row table:style-name="ro1">
          <table:table-cell table:style-name="ce19" office:value-type="string" calcext:value-type="string">
            <text:p>Nicht-Leerzellen</text:p>
          </table:table-cell>
          <table:table-cell table:formula="of:=COUNTIF([.$A$3:.$Q$218]; &quot;&lt;&gt;&quot;&amp;&quot;&quot;)" office:value-type="float" office:value="133" calcext:value-type="float">
            <text:p>133</text:p>
          </table:table-cell>
          <table:table-cell table:style-name="ce19"/>
          <table:table-cell table:style-name="ce19" office:value-type="string" calcext:value-type="string">
            <text:p>OK-Zellen</text:p>
          </table:table-cell>
          <table:table-cell table:formula="of:=COUNTIF([.$A$3:.$Q$218]; &quot;=&quot;&amp;&quot;OK&quot;)" office:value-type="float" office:value="133" calcext:value-type="float">
            <text:p>133</text:p>
          </table:table-cell>
          <table:table-cell table:style-name="ce19"/>
          <table:table-cell table:style-name="ce19" office:value-type="string" calcext:value-type="string">
            <text:p>Err-Zellen</text:p>
          </table:table-cell>
          <table:table-cell table:formula="of:=COUNTIF([.$A$3:.$Q$218]; &quot;=&quot;&amp;&quot;ERR&quot;)" office:value-type="float" office:value="0" calcext:value-type="float">
            <text:p>0</text:p>
          </table:table-cell>
          <table:table-cell table:style-name="ce19" table:number-columns-repeated="1016"/>
        </table:table-row>
        <table:table-row table:style-name="ro1">
          <table:table-cell table:number-columns-repeated="2"/>
          <table:table-cell table:style-name="ce19" table:number-columns-repeated="1022"/>
        </table:table-row>
        <table:table-row table:style-name="ro1">
          <table:table-cell table:style-name="ce19" table:formula="of:=IF([timings_dynamic.A1]=[timings_fixed.A1]; IF([timings_dynamic.A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B1]=[timings_fixed.B1]; IF([timings_dynamic.B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C1]=[timings_fixed.C1]; IF([timings_dynamic.C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D1]=[timings_fixed.D1]; IF([timings_dynamic.D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E1]=[timings_fixed.E1]; IF([timings_dynamic.E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F1]=[timings_fixed.F1]; IF([timings_dynamic.F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G1]=[timings_fixed.G1]; IF([timings_dynamic.G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H1]=[timings_fixed.H1]; IF([timings_dynamic.H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I1]=[timings_fixed.I1]; IF([timings_dynamic.I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J1]=[timings_fixed.J1]; IF([timings_dynamic.J1]&lt;&gt;&quot;&quot;; &quot;OK&quot;; &quot;&quot;); &quot;ERR&quot;)">
            <text:p/>
          </table:table-cell>
          <table:table-cell table:style-name="ce19" table:formula="of:=IF([timings_dynamic.K1]=[timings_fixed.K1]; IF([timings_dynamic.K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L1]=[timings_fixed.L1]; IF([timings_dynamic.L1]&lt;&gt;&quot;&quot;; &quot;OK&quot;; &quot;&quot;); &quot;ERR&quot;)" office:value-type="string" office:string-value="OK" calcext:value-type="string">
            <text:p>OK</text:p>
          </table:table-cell>
          <table:table-cell table:style-name="ce19" table:formula="of:=IF([timings_dynamic.M1]=[timings_fixed.M1]; IF([timings_dynamic.M1]&lt;&gt;&quot;&quot;; &quot;OK&quot;; &quot;&quot;); &quot;ERR&quot;)">
            <text:p/>
          </table:table-cell>
          <table:table-cell table:style-name="ce19" table:formula="of:=IF([timings_dynamic.N1]=[timings_fixed.N1]; IF([timings_dynamic.N1]&lt;&gt;&quot;&quot;; &quot;OK&quot;; &quot;&quot;); &quot;ERR&quot;)">
            <text:p/>
          </table:table-cell>
          <table:table-cell table:style-name="ce19" table:formula="of:=IF([timings_dynamic.O1]=[timings_fixed.O1]; IF([timings_dynamic.O1]&lt;&gt;&quot;&quot;; &quot;OK&quot;; &quot;&quot;); &quot;ERR&quot;)">
            <text:p/>
          </table:table-cell>
          <table:table-cell table:style-name="ce19" table:formula="of:=IF([timings_dynamic.P1]=[timings_fixed.P1]; IF([timings_dynamic.P1]&lt;&gt;&quot;&quot;; &quot;OK&quot;; &quot;&quot;); &quot;ERR&quot;)">
            <text:p/>
          </table:table-cell>
          <table:table-cell table:style-name="ce19" table:formula="of:=IF([timings_dynamic.Q1]=[timings_fixed.Q1]; IF([timings_dynamic.Q1]&lt;&gt;&quot;&quot;; &quot;OK&quot;; &quot;&quot;); &quot;ERR&quot;)">
            <text:p/>
          </table:table-cell>
          <table:table-cell table:style-name="ce19" table:number-columns-repeated="1007"/>
        </table:table-row>
        <table:table-row table:style-name="ro1">
          <table:table-cell table:formula="of:=IF([timings_dynamic.A2]=[timings_fixed.A2]; IF([timings_dynamic.A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]=[timings_fixed.A3]; IF([timings_dynamic.A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]=[timings_fixed.A4]; IF([timings_dynamic.A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]=[timings_fixed.A5]; IF([timings_dynamic.A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]=[timings_fixed.A6]; IF([timings_dynamic.A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]=[timings_fixed.A7]; IF([timings_dynamic.A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]=[timings_fixed.A8]; IF([timings_dynamic.A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]=[timings_fixed.A9]; IF([timings_dynamic.A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]=[timings_fixed.A10]; IF([timings_dynamic.A1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]=[timings_fixed.A11]; IF([timings_dynamic.A1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2]=[timings_fixed.A12]; IF([timings_dynamic.A1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3]=[timings_fixed.A13]; IF([timings_dynamic.A1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4]=[timings_fixed.A14]; IF([timings_dynamic.A1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5]=[timings_fixed.A15]; IF([timings_dynamic.A1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6]=[timings_fixed.A16]; IF([timings_dynamic.A1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7]=[timings_fixed.A17]; IF([timings_dynamic.A1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8]=[timings_fixed.A18]; IF([timings_dynamic.A1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9]=[timings_fixed.A19]; IF([timings_dynamic.A1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0]=[timings_fixed.A20]; IF([timings_dynamic.A2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1]=[timings_fixed.A21]; IF([timings_dynamic.A2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2]=[timings_fixed.A22]; IF([timings_dynamic.A2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3]=[timings_fixed.A23]; IF([timings_dynamic.A2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4]=[timings_fixed.A24]; IF([timings_dynamic.A2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5]=[timings_fixed.A25]; IF([timings_dynamic.A2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6]=[timings_fixed.A26]; IF([timings_dynamic.A2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7]=[timings_fixed.A27]; IF([timings_dynamic.A2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8]=[timings_fixed.A28]; IF([timings_dynamic.A2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29]=[timings_fixed.A29]; IF([timings_dynamic.A2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0]=[timings_fixed.A30]; IF([timings_dynamic.A3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1]=[timings_fixed.A31]; IF([timings_dynamic.A3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2]=[timings_fixed.A32]; IF([timings_dynamic.A3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3]=[timings_fixed.A33]; IF([timings_dynamic.A3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4]=[timings_fixed.A34]; IF([timings_dynamic.A3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5]=[timings_fixed.A35]; IF([timings_dynamic.A3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6]=[timings_fixed.A36]; IF([timings_dynamic.A3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7]=[timings_fixed.A37]; IF([timings_dynamic.A3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8]=[timings_fixed.A38]; IF([timings_dynamic.A3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39]=[timings_fixed.A39]; IF([timings_dynamic.A3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0]=[timings_fixed.A40]; IF([timings_dynamic.A4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1]=[timings_fixed.A41]; IF([timings_dynamic.A4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2]=[timings_fixed.A42]; IF([timings_dynamic.A4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3]=[timings_fixed.A43]; IF([timings_dynamic.A4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4]=[timings_fixed.A44]; IF([timings_dynamic.A4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5]=[timings_fixed.A45]; IF([timings_dynamic.A4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6]=[timings_fixed.A46]; IF([timings_dynamic.A4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7]=[timings_fixed.A47]; IF([timings_dynamic.A4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8]=[timings_fixed.A48]; IF([timings_dynamic.A4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49]=[timings_fixed.A49]; IF([timings_dynamic.A4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0]=[timings_fixed.A50]; IF([timings_dynamic.A5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1]=[timings_fixed.A51]; IF([timings_dynamic.A5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2]=[timings_fixed.A52]; IF([timings_dynamic.A5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3]=[timings_fixed.A53]; IF([timings_dynamic.A5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4]=[timings_fixed.A54]; IF([timings_dynamic.A5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5]=[timings_fixed.A55]; IF([timings_dynamic.A5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6]=[timings_fixed.A56]; IF([timings_dynamic.A5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7]=[timings_fixed.A57]; IF([timings_dynamic.A5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8]=[timings_fixed.A58]; IF([timings_dynamic.A5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59]=[timings_fixed.A59]; IF([timings_dynamic.A5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0]=[timings_fixed.A60]; IF([timings_dynamic.A6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1]=[timings_fixed.A61]; IF([timings_dynamic.A6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2]=[timings_fixed.A62]; IF([timings_dynamic.A6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3]=[timings_fixed.A63]; IF([timings_dynamic.A6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4]=[timings_fixed.A64]; IF([timings_dynamic.A6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5]=[timings_fixed.A65]; IF([timings_dynamic.A6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6]=[timings_fixed.A66]; IF([timings_dynamic.A6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7]=[timings_fixed.A67]; IF([timings_dynamic.A6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8]=[timings_fixed.A68]; IF([timings_dynamic.A6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69]=[timings_fixed.A69]; IF([timings_dynamic.A6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0]=[timings_fixed.A70]; IF([timings_dynamic.A7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1]=[timings_fixed.A71]; IF([timings_dynamic.A7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2]=[timings_fixed.A72]; IF([timings_dynamic.A7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3]=[timings_fixed.A73]; IF([timings_dynamic.A7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4]=[timings_fixed.A74]; IF([timings_dynamic.A7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5]=[timings_fixed.A75]; IF([timings_dynamic.A7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6]=[timings_fixed.A76]; IF([timings_dynamic.A7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7]=[timings_fixed.A77]; IF([timings_dynamic.A7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8]=[timings_fixed.A78]; IF([timings_dynamic.A7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79]=[timings_fixed.A79]; IF([timings_dynamic.A7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0]=[timings_fixed.A80]; IF([timings_dynamic.A8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1]=[timings_fixed.A81]; IF([timings_dynamic.A8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2]=[timings_fixed.A82]; IF([timings_dynamic.A8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3]=[timings_fixed.A83]; IF([timings_dynamic.A8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4]=[timings_fixed.A84]; IF([timings_dynamic.A8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5]=[timings_fixed.A85]; IF([timings_dynamic.A8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6]=[timings_fixed.A86]; IF([timings_dynamic.A8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7]=[timings_fixed.A87]; IF([timings_dynamic.A8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8]=[timings_fixed.A88]; IF([timings_dynamic.A8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89]=[timings_fixed.A89]; IF([timings_dynamic.A8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0]=[timings_fixed.A90]; IF([timings_dynamic.A9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1]=[timings_fixed.A91]; IF([timings_dynamic.A9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2]=[timings_fixed.A92]; IF([timings_dynamic.A9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3]=[timings_fixed.A93]; IF([timings_dynamic.A9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4]=[timings_fixed.A94]; IF([timings_dynamic.A9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5]=[timings_fixed.A95]; IF([timings_dynamic.A9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6]=[timings_fixed.A96]; IF([timings_dynamic.A9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7]=[timings_fixed.A97]; IF([timings_dynamic.A9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8]=[timings_fixed.A98]; IF([timings_dynamic.A9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99]=[timings_fixed.A99]; IF([timings_dynamic.A9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0]=[timings_fixed.A100]; IF([timings_dynamic.A10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1]=[timings_fixed.A101]; IF([timings_dynamic.A10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2]=[timings_fixed.A102]; IF([timings_dynamic.A10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3]=[timings_fixed.A103]; IF([timings_dynamic.A10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4]=[timings_fixed.A104]; IF([timings_dynamic.A10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5]=[timings_fixed.A105]; IF([timings_dynamic.A10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6]=[timings_fixed.A106]; IF([timings_dynamic.A10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7]=[timings_fixed.A107]; IF([timings_dynamic.A10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8]=[timings_fixed.A108]; IF([timings_dynamic.A10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09]=[timings_fixed.A109]; IF([timings_dynamic.A10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0]=[timings_fixed.A110]; IF([timings_dynamic.A11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1]=[timings_fixed.A111]; IF([timings_dynamic.A11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2]=[timings_fixed.A112]; IF([timings_dynamic.A11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3]=[timings_fixed.A113]; IF([timings_dynamic.A11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4]=[timings_fixed.A114]; IF([timings_dynamic.A114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5]=[timings_fixed.A115]; IF([timings_dynamic.A115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6]=[timings_fixed.A116]; IF([timings_dynamic.A116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7]=[timings_fixed.A117]; IF([timings_dynamic.A117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8]=[timings_fixed.A118]; IF([timings_dynamic.A118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19]=[timings_fixed.A119]; IF([timings_dynamic.A119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20]=[timings_fixed.A120]; IF([timings_dynamic.A120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21]=[timings_fixed.A121]; IF([timings_dynamic.A121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22]=[timings_fixed.A122]; IF([timings_dynamic.A122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23]=[timings_fixed.A123]; IF([timings_dynamic.A123]&lt;&gt;&quot;&quot;; &quot;OK&quot;; &quot;&quot;); &quot;ERR&quot;)" office:value-type="string" office:string-value="OK" calcext:value-type="string">
            <text:p>OK</text:p>
          </table:table-cell>
          <table:table-cell table:number-columns-repeated="1023"/>
        </table:table-row>
        <table:table-row table:style-name="ro1">
          <table:table-cell table:formula="of:=IF([timings_dynamic.A124]=[timings_fixed.A124]; IF([timings_dynamic.A124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25]=[timings_fixed.A125]; IF([timings_dynamic.A125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26]=[timings_fixed.A126]; IF([timings_dynamic.A126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27]=[timings_fixed.A127]; IF([timings_dynamic.A127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28]=[timings_fixed.A128]; IF([timings_dynamic.A128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29]=[timings_fixed.A129]; IF([timings_dynamic.A129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0]=[timings_fixed.A130]; IF([timings_dynamic.A130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1]=[timings_fixed.A131]; IF([timings_dynamic.A131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2]=[timings_fixed.A132]; IF([timings_dynamic.A132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3]=[timings_fixed.A133]; IF([timings_dynamic.A133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4]=[timings_fixed.A134]; IF([timings_dynamic.A134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5]=[timings_fixed.A135]; IF([timings_dynamic.A135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6]=[timings_fixed.A136]; IF([timings_dynamic.A136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7]=[timings_fixed.A137]; IF([timings_dynamic.A137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8]=[timings_fixed.A138]; IF([timings_dynamic.A138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39]=[timings_fixed.A139]; IF([timings_dynamic.A139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0]=[timings_fixed.A140]; IF([timings_dynamic.A140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1]=[timings_fixed.A141]; IF([timings_dynamic.A141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2]=[timings_fixed.A142]; IF([timings_dynamic.A142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3]=[timings_fixed.A143]; IF([timings_dynamic.A143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4]=[timings_fixed.A144]; IF([timings_dynamic.A144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5]=[timings_fixed.A145]; IF([timings_dynamic.A145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6]=[timings_fixed.A146]; IF([timings_dynamic.A146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7]=[timings_fixed.A147]; IF([timings_dynamic.A147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8]=[timings_fixed.A148]; IF([timings_dynamic.A148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49]=[timings_fixed.A149]; IF([timings_dynamic.A149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0]=[timings_fixed.A150]; IF([timings_dynamic.A150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1]=[timings_fixed.A151]; IF([timings_dynamic.A151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2]=[timings_fixed.A152]; IF([timings_dynamic.A152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3]=[timings_fixed.A153]; IF([timings_dynamic.A153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4]=[timings_fixed.A154]; IF([timings_dynamic.A154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5]=[timings_fixed.A155]; IF([timings_dynamic.A155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6]=[timings_fixed.A156]; IF([timings_dynamic.A156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7]=[timings_fixed.A157]; IF([timings_dynamic.A157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8]=[timings_fixed.A158]; IF([timings_dynamic.A158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59]=[timings_fixed.A159]; IF([timings_dynamic.A159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0]=[timings_fixed.A160]; IF([timings_dynamic.A160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1]=[timings_fixed.A161]; IF([timings_dynamic.A161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2]=[timings_fixed.A162]; IF([timings_dynamic.A162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3]=[timings_fixed.A163]; IF([timings_dynamic.A163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4]=[timings_fixed.A164]; IF([timings_dynamic.A164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5]=[timings_fixed.A165]; IF([timings_dynamic.A165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6]=[timings_fixed.A166]; IF([timings_dynamic.A166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7]=[timings_fixed.A167]; IF([timings_dynamic.A167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8]=[timings_fixed.A168]; IF([timings_dynamic.A168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69]=[timings_fixed.A169]; IF([timings_dynamic.A169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70]=[timings_fixed.A170]; IF([timings_dynamic.A170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71]=[timings_fixed.A171]; IF([timings_dynamic.A171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72]=[timings_fixed.A172]; IF([timings_dynamic.A172]&lt;&gt;&quot;&quot;; &quot;OK&quot;; &quot;&quot;); &quot;ERR&quot;)">
            <text:p/>
          </table:table-cell>
          <table:table-cell table:number-columns-repeated="1023"/>
        </table:table-row>
        <table:table-row table:style-name="ro1">
          <table:table-cell table:formula="of:=IF([timings_dynamic.A173]=[timings_fixed.A173]; IF([timings_dynamic.A173]&lt;&gt;&quot;&quot;; &quot;OK&quot;; &quot;&quot;); &quot;ERR&quot;)">
            <text:p/>
          </table:table-cell>
          <table:table-cell table:number-columns-repeated="1023"/>
        </table:table-row>
      </table:table>
      <table:table table:name="abs_diffs" table:style-name="ta1">
        <table:table-column table:style-name="co11" table:default-cell-style-name="ce68"/>
        <table:table-column table:style-name="co12" table:default-cell-style-name="Default"/>
        <table:table-column table:style-name="co8" table:number-columns-repeated="1022" table:default-cell-style-name="Default"/>
        <table:table-row table:style-name="ro1">
          <table:table-cell table:style-name="ce20" office:value-type="string" calcext:value-type="string">
            <text:p>Nicht-Leerzellen</text:p>
          </table:table-cell>
          <table:table-cell table:style-name="ce68" table:formula="of:=COUNTIF([checks.$A$3:.$Q$218]; &quot;&lt;&gt;&quot;&amp;&quot;&quot;)" office:value-type="float" office:value="133" calcext:value-type="float">
            <text:p>133</text:p>
          </table:table-cell>
          <table:table-cell table:style-name="ce20"/>
          <table:table-cell table:style-name="ce20" office:value-type="string" calcext:value-type="string">
            <text:p>OK-Zellen</text:p>
          </table:table-cell>
          <table:table-cell table:style-name="ce68" table:formula="of:=COUNTIF([checks.$A$3:.$Q$218]; &quot;=&quot;&amp;&quot;OK&quot;)" office:value-type="float" office:value="133" calcext:value-type="float">
            <text:p>133</text:p>
          </table:table-cell>
          <table:table-cell table:style-name="ce20"/>
          <table:table-cell table:style-name="ce21" office:value-type="string" calcext:value-type="string">
            <text:p>Err-Zellen</text:p>
          </table:table-cell>
          <table:table-cell table:style-name="ce22" table:formula="of:=COUNTIF([checks.$A$3:.$Q$218]; &quot;=&quot;&amp;&quot;ERR&quot;)" office:value-type="float" office:value="0" calcext:value-type="float">
            <text:p>0</text:p>
          </table:table-cell>
          <table:table-cell table:style-name="ce68" table:number-columns-repeated="1016"/>
        </table:table-row>
        <table:table-row table:style-name="ro1">
          <table:table-cell table:number-columns-repeated="2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58" table:formula="of:=IF([timings_dynamic.A1]&lt;&gt;&quot;&quot;;[timings_dynamic.A1];&quot;&quot;)" office:value-type="string" office:string-value="# test_case" calcext:value-type="string">
            <text:p># test_case</text:p>
          </table:table-cell>
          <table:table-cell table:style-name="ce58" table:formula="of:=IF([timings_dynamic.B1]&lt;&gt;&quot;&quot;;[timings_dynamic.B1];&quot;&quot;)" office:value-type="string" office:string-value="Applying Dirichlet BCs" calcext:value-type="string">
            <text:p>Applying Dirichlet BCs</text:p>
          </table:table-cell>
          <table:table-cell table:style-name="ce58" table:formula="of:=IF([timings_dynamic.C1]&lt;&gt;&quot;&quot;;[timings_dynamic.C1];&quot;&quot;)" office:value-type="string" office:string-value="Assembly" calcext:value-type="string">
            <text:p>Assembly</text:p>
          </table:table-cell>
          <table:table-cell table:style-name="ce58" table:formula="of:=IF([timings_dynamic.D1]&lt;&gt;&quot;&quot;;[timings_dynamic.D1];&quot;&quot;)" office:value-type="string" office:string-value="Execution" calcext:value-type="string">
            <text:p>Execution</text:p>
          </table:table-cell>
          <table:table-cell table:style-name="ce58" table:formula="of:=IF([timings_dynamic.E1]&lt;&gt;&quot;&quot;;[timings_dynamic.E1];&quot;&quot;)" office:value-type="string" office:string-value="Iteration" calcext:value-type="string">
            <text:p>Iteration</text:p>
          </table:table-cell>
          <table:table-cell table:style-name="ce58" table:formula="of:=IF([timings_dynamic.F1]&lt;&gt;&quot;&quot;;[timings_dynamic.F1];&quot;&quot;)" office:value-type="string" office:string-value="Linear solver" calcext:value-type="string">
            <text:p>Linear solver</text:p>
          </table:table-cell>
          <table:table-cell table:style-name="ce58" table:formula="of:=IF([timings_dynamic.G1]&lt;&gt;&quot;&quot;;[timings_dynamic.G1];&quot;&quot;)" office:value-type="string" office:string-value="Output of timestep" calcext:value-type="string">
            <text:p>Output of timestep</text:p>
          </table:table-cell>
          <table:table-cell table:style-name="ce58" table:formula="of:=IF([timings_dynamic.H1]&lt;&gt;&quot;&quot;;[timings_dynamic.H1];&quot;&quot;)" office:value-type="string" office:string-value="Solving process" calcext:value-type="string">
            <text:p>Solving process</text:p>
          </table:table-cell>
          <table:table-cell table:style-name="ce58" table:formula="of:=IF([timings_dynamic.I1]&lt;&gt;&quot;&quot;;[timings_dynamic.I1];&quot;&quot;)" office:value-type="string" office:string-value="Time step" calcext:value-type="string">
            <text:p>Time step</text:p>
          </table:table-cell>
          <table:table-cell table:style-name="ce58" table:formula="of:=IF([timings_dynamic.J1]&lt;&gt;&quot;&quot;;[timings_dynamic.J1];&quot;&quot;)">
            <text:p/>
          </table:table-cell>
          <table:table-cell table:style-name="ce58" table:formula="of:=IF([timings_dynamic.K1]&lt;&gt;&quot;&quot;;[timings_dynamic.K1];&quot;&quot;)" office:value-type="string" office:string-value="Assembly/Execution" calcext:value-type="string">
            <text:p>Assembly/Execution</text:p>
          </table:table-cell>
          <table:table-cell table:style-name="ce58" table:formula="of:=IF([timings_dynamic.L1]&lt;&gt;&quot;&quot;;[timings_dynamic.L1];&quot;&quot;)" office:value-type="string" office:string-value="Output/Execution" calcext:value-type="string">
            <text:p>Output/Execution</text:p>
          </table:table-cell>
          <table:table-cell table:style-name="ce58" table:formula="of:=IF([timings_dynamic.M1]&lt;&gt;&quot;&quot;;[timings_dynamic.M1];&quot;&quot;)">
            <text:p/>
          </table:table-cell>
          <table:table-cell table:style-name="ce58" table:formula="of:=IF([timings_dynamic.N1]&lt;&gt;&quot;&quot;;[timings_dynamic.N1];&quot;&quot;)">
            <text:p/>
          </table:table-cell>
          <table:table-cell table:style-name="ce58" table:formula="of:=IF([timings_dynamic.O1]&lt;&gt;&quot;&quot;;[timings_dynamic.O1];&quot;&quot;)">
            <text:p/>
          </table:table-cell>
          <table:table-cell table:style-name="ce58" table:formula="of:=IF([timings_dynamic.P1]&lt;&gt;&quot;&quot;;[timings_dynamic.P1];&quot;&quot;)">
            <text:p/>
          </table:table-cell>
          <table:table-cell table:style-name="ce58" table:formula="of:=IF([timings_dynamic.Q1]&lt;&gt;&quot;&quot;;[timings_dynamic.Q1];&quot;&quot;)">
            <text:p/>
          </table:table-cell>
          <table:table-cell table:style-name="ce58" table:number-columns-repeated="1007"/>
        </table:table-row>
        <table:table-row table:style-name="ro1">
          <table:table-cell table:formula="of:=IF([timings_dynamic.A2]&lt;&gt;&quot;&quot;;[timings_dynamic.A2];&quot;&quot;)" office:value-type="string" office:string-value="Elliptic/cube_1x1x1_GroundWaterFlow/GroundWaterFlowProcess_cube_1x1x1_1e0_Newton_stdout.log" calcext:value-type="string">
            <text:p>Elliptic/cube_1x1x1_GroundWaterFlow/GroundWaterFlowProcess_cube_1x1x1_1e0_Newton_stdout.log</text:p>
          </table:table-cell>
          <table:table-cell table:style-name="ce61" table:formula="of:=IF([.A4]&lt;&gt;&quot;&quot;;[timings_dynamic.B2]-[timings_fixed.B2];&quot;&quot;)" office:value-type="float" office:value="0.00000309945" calcext:value-type="float">
            <text:p>3.10E-06</text:p>
          </table:table-cell>
          <table:table-cell table:style-name="ce61" table:formula="of:=IF([.B4]&lt;&gt;&quot;&quot;;[timings_dynamic.C2]-[timings_fixed.C2];&quot;&quot;)" office:value-type="float" office:value="0.0000948905" calcext:value-type="float">
            <text:p>9.49E-05</text:p>
          </table:table-cell>
          <table:table-cell table:style-name="ce61" table:formula="of:=IF([.C4]&lt;&gt;&quot;&quot;;[timings_dynamic.D2]-[timings_fixed.D2];&quot;&quot;)" office:value-type="float" office:value="0.00025988" calcext:value-type="float">
            <text:p>2.60E-04</text:p>
          </table:table-cell>
          <table:table-cell table:style-name="ce61" table:formula="of:=IF([.D4]&lt;&gt;&quot;&quot;;[timings_dynamic.E2]-[timings_fixed.E2];&quot;&quot;)" office:value-type="float" office:value="0.000163794" calcext:value-type="float">
            <text:p>1.64E-04</text:p>
          </table:table-cell>
          <table:table-cell table:style-name="ce61" table:formula="of:=IF([.E4]&lt;&gt;&quot;&quot;;[timings_dynamic.F2]-[timings_fixed.F2];&quot;&quot;)" office:value-type="float" office:value="0.000061988" calcext:value-type="float">
            <text:p>6.20E-05</text:p>
          </table:table-cell>
          <table:table-cell table:style-name="ce61" table:formula="of:=IF([.F4]&lt;&gt;&quot;&quot;;[timings_dynamic.G2]-[timings_fixed.G2];&quot;&quot;)" office:value-type="float" office:value="-0.00012492" calcext:value-type="float">
            <text:p>-1.25E-04</text:p>
          </table:table-cell>
          <table:table-cell table:style-name="ce61" table:formula="of:=IF([.G4]&lt;&gt;&quot;&quot;;[timings_dynamic.H2]-[timings_fixed.H2];&quot;&quot;)" office:value-type="float" office:value="0.000164032" calcext:value-type="float">
            <text:p>1.64E-04</text:p>
          </table:table-cell>
          <table:table-cell table:style-name="ce61" table:formula="of:=IF([.H4]&lt;&gt;&quot;&quot;;[timings_dynamic.I2]-[timings_fixed.I2];&quot;&quot;)" office:value-type="float" office:value="0.0000338500000000002" calcext:value-type="float">
            <text:p>3.39E-05</text:p>
          </table:table-cell>
          <table:table-cell table:style-name="ce61"/>
          <table:table-cell table:number-columns-repeated="1014"/>
        </table:table-row>
        <table:table-row table:style-name="ro1">
          <table:table-cell table:formula="of:=IF([timings_dynamic.A3]&lt;&gt;&quot;&quot;;[timings_dynamic.A3];&quot;&quot;)" office:value-type="string" office:string-value="Elliptic/cube_1x1x1_GroundWaterFlow/GroundWaterFlowProcess_cube_1x1x1_1e0_QuadraticHex_stdout.log" calcext:value-type="string">
            <text:p>Elliptic/cube_1x1x1_GroundWaterFlow/GroundWaterFlowProcess_cube_1x1x1_1e0_QuadraticHex_stdout.log</text:p>
          </table:table-cell>
          <table:table-cell table:style-name="ce61" table:formula="of:=IF([.A5]&lt;&gt;&quot;&quot;;[timings_dynamic.B3]-[timings_fixed.B3];&quot;&quot;)" office:value-type="float" office:value="0.0000050068" calcext:value-type="float">
            <text:p>5.01E-06</text:p>
          </table:table-cell>
          <table:table-cell table:style-name="ce61" table:formula="of:=IF([.B5]&lt;&gt;&quot;&quot;;[timings_dynamic.C3]-[timings_fixed.C3];&quot;&quot;)" office:value-type="float" office:value="0.0000200273" calcext:value-type="float">
            <text:p>2.00E-05</text:p>
          </table:table-cell>
          <table:table-cell table:style-name="ce61" table:formula="of:=IF([.C5]&lt;&gt;&quot;&quot;;[timings_dynamic.D3]-[timings_fixed.D3];&quot;&quot;)" office:value-type="float" office:value="0.0122311" calcext:value-type="float">
            <text:p>1.22E-02</text:p>
          </table:table-cell>
          <table:table-cell table:style-name="ce61" table:formula="of:=IF([.D5]&lt;&gt;&quot;&quot;;[timings_dynamic.E3]-[timings_fixed.E3];&quot;&quot;)" office:value-type="float" office:value="0.001003981" calcext:value-type="float">
            <text:p>1.00E-03</text:p>
          </table:table-cell>
          <table:table-cell table:style-name="ce61" table:formula="of:=IF([.E5]&lt;&gt;&quot;&quot;;[timings_dynamic.F3]-[timings_fixed.F3];&quot;&quot;)" office:value-type="float" office:value="0.00097704" calcext:value-type="float">
            <text:p>9.77E-04</text:p>
          </table:table-cell>
          <table:table-cell table:style-name="ce61" table:formula="of:=IF([.F5]&lt;&gt;&quot;&quot;;[timings_dynamic.G3]-[timings_fixed.G3];&quot;&quot;)" office:value-type="float" office:value="0.00189162" calcext:value-type="float">
            <text:p>1.89E-03</text:p>
          </table:table-cell>
          <table:table-cell table:style-name="ce61" table:formula="of:=IF([.G5]&lt;&gt;&quot;&quot;;[timings_dynamic.H3]-[timings_fixed.H3];&quot;&quot;)" office:value-type="float" office:value="0.001008987" calcext:value-type="float">
            <text:p>1.01E-03</text:p>
          </table:table-cell>
          <table:table-cell table:style-name="ce61" table:formula="of:=IF([.H5]&lt;&gt;&quot;&quot;;[timings_dynamic.I3]-[timings_fixed.I3];&quot;&quot;)" office:value-type="float" office:value="0.00090789" calcext:value-type="float">
            <text:p>9.08E-04</text:p>
          </table:table-cell>
          <table:table-cell table:number-columns-repeated="1015"/>
        </table:table-row>
        <table:table-row table:style-name="ro1">
          <table:table-cell table:formula="of:=IF([timings_dynamic.A4]&lt;&gt;&quot;&quot;;[timings_dynamic.A4];&quot;&quot;)" office:value-type="string" office:string-value="Elliptic/cube_1x1x1_GroundWaterFlow/GroundWaterFlowProcess_cube_1x1x1_1e0_stdout.log" calcext:value-type="string">
            <text:p>Elliptic/cube_1x1x1_GroundWaterFlow/GroundWaterFlowProcess_cube_1x1x1_1e0_stdout.log</text:p>
          </table:table-cell>
          <table:table-cell table:style-name="ce61" table:formula="of:=IF([.A6]&lt;&gt;&quot;&quot;;[timings_dynamic.B4]-[timings_fixed.B4];&quot;&quot;)" office:value-type="float" office:value="-0.00000095368" calcext:value-type="float">
            <text:p>-9.54E-07</text:p>
          </table:table-cell>
          <table:table-cell table:style-name="ce61" table:formula="of:=IF([.B6]&lt;&gt;&quot;&quot;;[timings_dynamic.C4]-[timings_fixed.C4];&quot;&quot;)" office:value-type="float" office:value="0.0000078678" calcext:value-type="float">
            <text:p>7.87E-06</text:p>
          </table:table-cell>
          <table:table-cell table:style-name="ce61" table:formula="of:=IF([.C6]&lt;&gt;&quot;&quot;;[timings_dynamic.D4]-[timings_fixed.D4];&quot;&quot;)" office:value-type="float" office:value="-0.00117492" calcext:value-type="float">
            <text:p>-1.17E-03</text:p>
          </table:table-cell>
          <table:table-cell table:style-name="ce61" table:formula="of:=IF([.D6]&lt;&gt;&quot;&quot;;[timings_dynamic.E4]-[timings_fixed.E4];&quot;&quot;)" office:value-type="float" office:value="-0.00000905899999999996" calcext:value-type="float">
            <text:p>-9.06E-06</text:p>
          </table:table-cell>
          <table:table-cell table:style-name="ce61" table:formula="of:=IF([.E6]&lt;&gt;&quot;&quot;;[timings_dynamic.F4]-[timings_fixed.F4];&quot;&quot;)" office:value-type="float" office:value="-0.00001812" calcext:value-type="float">
            <text:p>-1.81E-05</text:p>
          </table:table-cell>
          <table:table-cell table:style-name="ce61" table:formula="of:=IF([.F6]&lt;&gt;&quot;&quot;;[timings_dynamic.G4]-[timings_fixed.G4];&quot;&quot;)" office:value-type="float" office:value="0.000141138" calcext:value-type="float">
            <text:p>1.41E-04</text:p>
          </table:table-cell>
          <table:table-cell table:style-name="ce61" table:formula="of:=IF([.G6]&lt;&gt;&quot;&quot;;[timings_dynamic.H4]-[timings_fixed.H4];&quot;&quot;)" office:value-type="float" office:value="-0.000010014" calcext:value-type="float">
            <text:p>-1.00E-05</text:p>
          </table:table-cell>
          <table:table-cell table:style-name="ce61" table:formula="of:=IF([.H6]&lt;&gt;&quot;&quot;;[timings_dynamic.I4]-[timings_fixed.I4];&quot;&quot;)" office:value-type="float" office:value="-0.0000188300000000001" calcext:value-type="float">
            <text:p>-1.88E-05</text:p>
          </table:table-cell>
          <table:table-cell table:number-columns-repeated="1015"/>
        </table:table-row>
        <table:table-row table:style-name="ro1">
          <table:table-cell table:formula="of:=IF([timings_dynamic.A5]&lt;&gt;&quot;&quot;;[timings_dynamic.A5];&quot;&quot;)" office:value-type="string" office:string-value="Elliptic/cube_1x1x1_GroundWaterFlow/GroundWaterFlowProcess_cube_1x1x1_1e1_Newton_stdout.log" calcext:value-type="string">
            <text:p>Elliptic/cube_1x1x1_GroundWaterFlow/GroundWaterFlowProcess_cube_1x1x1_1e1_Newton_stdout.log</text:p>
          </table:table-cell>
          <table:table-cell table:style-name="ce61" table:formula="of:=IF([.A7]&lt;&gt;&quot;&quot;;[timings_dynamic.B5]-[timings_fixed.B5];&quot;&quot;)" office:value-type="float" office:value="0" calcext:value-type="float">
            <text:p>0.00E+00</text:p>
          </table:table-cell>
          <table:table-cell table:style-name="ce61" table:formula="of:=IF([.B7]&lt;&gt;&quot;&quot;;[timings_dynamic.C5]-[timings_fixed.C5];&quot;&quot;)" office:value-type="float" office:value="0.000208855" calcext:value-type="float">
            <text:p>2.09E-04</text:p>
          </table:table-cell>
          <table:table-cell table:style-name="ce61" table:formula="of:=IF([.C7]&lt;&gt;&quot;&quot;;[timings_dynamic.D5]-[timings_fixed.D5];&quot;&quot;)" office:value-type="float" office:value="0.00065899" calcext:value-type="float">
            <text:p>6.59E-04</text:p>
          </table:table-cell>
          <table:table-cell table:style-name="ce61" table:formula="of:=IF([.D7]&lt;&gt;&quot;&quot;;[timings_dynamic.E5]-[timings_fixed.E5];&quot;&quot;)" office:value-type="float" office:value="0.000233888" calcext:value-type="float">
            <text:p>2.34E-04</text:p>
          </table:table-cell>
          <table:table-cell table:style-name="ce61" table:formula="of:=IF([.E7]&lt;&gt;&quot;&quot;;[timings_dynamic.F5]-[timings_fixed.F5];&quot;&quot;)" office:value-type="float" office:value="0.000020981" calcext:value-type="float">
            <text:p>2.10E-05</text:p>
          </table:table-cell>
          <table:table-cell table:style-name="ce61" table:formula="of:=IF([.F7]&lt;&gt;&quot;&quot;;[timings_dynamic.G5]-[timings_fixed.G5];&quot;&quot;)" office:value-type="float" office:value="0.00020814" calcext:value-type="float">
            <text:p>2.08E-04</text:p>
          </table:table-cell>
          <table:table-cell table:style-name="ce61" table:formula="of:=IF([.G7]&lt;&gt;&quot;&quot;;[timings_dynamic.H5]-[timings_fixed.H5];&quot;&quot;)" office:value-type="float" office:value="0.000237227" calcext:value-type="float">
            <text:p>2.37E-04</text:p>
          </table:table-cell>
          <table:table-cell table:style-name="ce61" table:formula="of:=IF([.H7]&lt;&gt;&quot;&quot;;[timings_dynamic.I5]-[timings_fixed.I5];&quot;&quot;)" office:value-type="float" office:value="0.000314" calcext:value-type="float">
            <text:p>3.14E-04</text:p>
          </table:table-cell>
          <table:table-cell table:number-columns-repeated="1015"/>
        </table:table-row>
        <table:table-row table:style-name="ro1">
          <table:table-cell table:formula="of:=IF([timings_dynamic.A6]&lt;&gt;&quot;&quot;;[timings_dynamic.A6];&quot;&quot;)" office:value-type="string" office:string-value="Elliptic/cube_1x1x1_GroundWaterFlow/GroundWaterFlowProcess_cube_1x1x1_1e1_stdout.log" calcext:value-type="string">
            <text:p>Elliptic/cube_1x1x1_GroundWaterFlow/GroundWaterFlowProcess_cube_1x1x1_1e1_stdout.log</text:p>
          </table:table-cell>
          <table:table-cell table:style-name="ce61" table:formula="of:=IF([.A8]&lt;&gt;&quot;&quot;;[timings_dynamic.B6]-[timings_fixed.B6];&quot;&quot;)" office:value-type="float" office:value="0.000000238400000000001" calcext:value-type="float">
            <text:p>2.38E-07</text:p>
          </table:table-cell>
          <table:table-cell table:style-name="ce61" table:formula="of:=IF([.B8]&lt;&gt;&quot;&quot;;[timings_dynamic.C6]-[timings_fixed.C6];&quot;&quot;)" office:value-type="float" office:value="0.0000240803" calcext:value-type="float">
            <text:p>2.41E-05</text:p>
          </table:table-cell>
          <table:table-cell table:style-name="ce61" table:formula="of:=IF([.C8]&lt;&gt;&quot;&quot;;[timings_dynamic.D6]-[timings_fixed.D6];&quot;&quot;)" office:value-type="float" office:value="0.0000970299999999997" calcext:value-type="float">
            <text:p>9.70E-05</text:p>
          </table:table-cell>
          <table:table-cell table:style-name="ce61" table:formula="of:=IF([.D8]&lt;&gt;&quot;&quot;;[timings_dynamic.E6]-[timings_fixed.E6];&quot;&quot;)" office:value-type="float" office:value="-0.00000596099999999997" calcext:value-type="float">
            <text:p>-5.96E-06</text:p>
          </table:table-cell>
          <table:table-cell table:style-name="ce61" table:formula="of:=IF([.E8]&lt;&gt;&quot;&quot;;[timings_dynamic.F6]-[timings_fixed.F6];&quot;&quot;)" office:value-type="float" office:value="-0.000031948" calcext:value-type="float">
            <text:p>-3.19E-05</text:p>
          </table:table-cell>
          <table:table-cell table:style-name="ce61" table:formula="of:=IF([.F8]&lt;&gt;&quot;&quot;;[timings_dynamic.G6]-[timings_fixed.G6];&quot;&quot;)" office:value-type="float" office:value="0.0000970299999999997" calcext:value-type="float">
            <text:p>9.70E-05</text:p>
          </table:table-cell>
          <table:table-cell table:style-name="ce61" table:formula="of:=IF([.G8]&lt;&gt;&quot;&quot;;[timings_dynamic.H6]-[timings_fixed.H6];&quot;&quot;)" office:value-type="float" office:value="-0.00000500700000000002" calcext:value-type="float">
            <text:p>-5.01E-06</text:p>
          </table:table-cell>
          <table:table-cell table:style-name="ce61" table:formula="of:=IF([.H8]&lt;&gt;&quot;&quot;;[timings_dynamic.I6]-[timings_fixed.I6];&quot;&quot;)" office:value-type="float" office:value="-0.0000581800000000001" calcext:value-type="float">
            <text:p>-5.82E-05</text:p>
          </table:table-cell>
          <table:table-cell table:number-columns-repeated="1015"/>
        </table:table-row>
        <table:table-row table:style-name="ro1">
          <table:table-cell table:formula="of:=IF([timings_dynamic.A7]&lt;&gt;&quot;&quot;;[timings_dynamic.A7];&quot;&quot;)" office:value-type="string" office:string-value="Elliptic/cube_1x1x1_GroundWaterFlow/GroundWaterFlowProcess_cube_1x1x1_1e2_Newton_stdout.log" calcext:value-type="string">
            <text:p>Elliptic/cube_1x1x1_GroundWaterFlow/GroundWaterFlowProcess_cube_1x1x1_1e2_Newton_stdout.log</text:p>
          </table:table-cell>
          <table:table-cell table:style-name="ce61" table:formula="of:=IF([.A9]&lt;&gt;&quot;&quot;;[timings_dynamic.B7]-[timings_fixed.B7];&quot;&quot;)" office:value-type="float" office:value="0.0000152588" calcext:value-type="float">
            <text:p>1.53E-05</text:p>
          </table:table-cell>
          <table:table-cell table:style-name="ce61" table:formula="of:=IF([.B9]&lt;&gt;&quot;&quot;;[timings_dynamic.C7]-[timings_fixed.C7];&quot;&quot;)" office:value-type="float" office:value="0.00519108" calcext:value-type="float">
            <text:p>5.19E-03</text:p>
          </table:table-cell>
          <table:table-cell table:style-name="ce61" table:formula="of:=IF([.C9]&lt;&gt;&quot;&quot;;[timings_dynamic.D7]-[timings_fixed.D7];&quot;&quot;)" office:value-type="float" office:value="0.009005" calcext:value-type="float">
            <text:p>9.01E-03</text:p>
          </table:table-cell>
          <table:table-cell table:style-name="ce61" table:formula="of:=IF([.D9]&lt;&gt;&quot;&quot;;[timings_dynamic.E7]-[timings_fixed.E7];&quot;&quot;)" office:value-type="float" office:value="0.00527313" calcext:value-type="float">
            <text:p>5.27E-03</text:p>
          </table:table-cell>
          <table:table-cell table:style-name="ce61" table:formula="of:=IF([.E9]&lt;&gt;&quot;&quot;;[timings_dynamic.F7]-[timings_fixed.F7];&quot;&quot;)" office:value-type="float" office:value="0.000060081" calcext:value-type="float">
            <text:p>6.01E-05</text:p>
          </table:table-cell>
          <table:table-cell table:style-name="ce61" table:formula="of:=IF([.F9]&lt;&gt;&quot;&quot;;[timings_dynamic.G7]-[timings_fixed.G7];&quot;&quot;)" office:value-type="float" office:value="0.000850200000000001" calcext:value-type="float">
            <text:p>8.50E-04</text:p>
          </table:table-cell>
          <table:table-cell table:style-name="ce61" table:formula="of:=IF([.G9]&lt;&gt;&quot;&quot;;[timings_dynamic.H7]-[timings_fixed.H7];&quot;&quot;)" office:value-type="float" office:value="0.00528286" calcext:value-type="float">
            <text:p>5.28E-03</text:p>
          </table:table-cell>
          <table:table-cell table:style-name="ce61" table:formula="of:=IF([.H9]&lt;&gt;&quot;&quot;;[timings_dynamic.I7]-[timings_fixed.I7];&quot;&quot;)" office:value-type="float" office:value="0.00595494" calcext:value-type="float">
            <text:p>5.95E-03</text:p>
          </table:table-cell>
          <table:table-cell table:number-columns-repeated="1015"/>
        </table:table-row>
        <table:table-row table:style-name="ro1">
          <table:table-cell table:formula="of:=IF([timings_dynamic.A8]&lt;&gt;&quot;&quot;;[timings_dynamic.A8];&quot;&quot;)" office:value-type="string" office:string-value="Elliptic/cube_1x1x1_GroundWaterFlow/GroundWaterFlowProcess_cube_1x1x1_1e2_stdout.log" calcext:value-type="string">
            <text:p>Elliptic/cube_1x1x1_GroundWaterFlow/GroundWaterFlowProcess_cube_1x1x1_1e2_stdout.log</text:p>
          </table:table-cell>
          <table:table-cell table:style-name="ce61" table:formula="of:=IF([.A10]&lt;&gt;&quot;&quot;;[timings_dynamic.B8]-[timings_fixed.B8];&quot;&quot;)" office:value-type="float" office:value="-0.000025034" calcext:value-type="float">
            <text:p>-2.50E-05</text:p>
          </table:table-cell>
          <table:table-cell table:style-name="ce61" table:formula="of:=IF([.B10]&lt;&gt;&quot;&quot;;[timings_dynamic.C8]-[timings_fixed.C8];&quot;&quot;)" office:value-type="float" office:value="-0.000111818" calcext:value-type="float">
            <text:p>-1.12E-04</text:p>
          </table:table-cell>
          <table:table-cell table:style-name="ce61" table:formula="of:=IF([.C10]&lt;&gt;&quot;&quot;;[timings_dynamic.D8]-[timings_fixed.D8];&quot;&quot;)" office:value-type="float" office:value="0.000359099999999999" calcext:value-type="float">
            <text:p>3.59E-04</text:p>
          </table:table-cell>
          <table:table-cell table:style-name="ce61" table:formula="of:=IF([.D10]&lt;&gt;&quot;&quot;;[timings_dynamic.E8]-[timings_fixed.E8];&quot;&quot;)" office:value-type="float" office:value="-0.00017881" calcext:value-type="float">
            <text:p>-1.79E-04</text:p>
          </table:table-cell>
          <table:table-cell table:style-name="ce61" table:formula="of:=IF([.E10]&lt;&gt;&quot;&quot;;[timings_dynamic.F8]-[timings_fixed.F8];&quot;&quot;)" office:value-type="float" office:value="-0.0000338549999999999" calcext:value-type="float">
            <text:p>-3.39E-05</text:p>
          </table:table-cell>
          <table:table-cell table:style-name="ce61" table:formula="of:=IF([.F10]&lt;&gt;&quot;&quot;;[timings_dynamic.G8]-[timings_fixed.G8];&quot;&quot;)" office:value-type="float" office:value="-0.00147699" calcext:value-type="float">
            <text:p>-1.48E-03</text:p>
          </table:table-cell>
          <table:table-cell table:style-name="ce61" table:formula="of:=IF([.G10]&lt;&gt;&quot;&quot;;[timings_dynamic.H8]-[timings_fixed.H8];&quot;&quot;)" office:value-type="float" office:value="-0.00018406" calcext:value-type="float">
            <text:p>-1.84E-04</text:p>
          </table:table-cell>
          <table:table-cell table:style-name="ce61" table:formula="of:=IF([.H10]&lt;&gt;&quot;&quot;;[timings_dynamic.I8]-[timings_fixed.I8];&quot;&quot;)" office:value-type="float" office:value="-0.00080609" calcext:value-type="float">
            <text:p>-8.06E-04</text:p>
          </table:table-cell>
          <table:table-cell table:number-columns-repeated="1015"/>
        </table:table-row>
        <table:table-row table:style-name="ro1">
          <table:table-cell table:formula="of:=IF([timings_dynamic.A9]&lt;&gt;&quot;&quot;;[timings_dynamic.A9];&quot;&quot;)" office:value-type="string" office:string-value="Elliptic/cube_1x1x1_GroundWaterFlow/GroundWaterFlowProcess_cube_1x1x1_1e3_Newton_stdout.log" calcext:value-type="string">
            <text:p>Elliptic/cube_1x1x1_GroundWaterFlow/GroundWaterFlowProcess_cube_1x1x1_1e3_Newton_stdout.log</text:p>
          </table:table-cell>
          <table:table-cell table:style-name="ce61" table:formula="of:=IF([.A11]&lt;&gt;&quot;&quot;;[timings_dynamic.B9]-[timings_fixed.B9];&quot;&quot;)" office:value-type="float" office:value="0.00002408" calcext:value-type="float">
            <text:p>2.41E-05</text:p>
          </table:table-cell>
          <table:table-cell table:style-name="ce61" table:formula="of:=IF([.B11]&lt;&gt;&quot;&quot;;[timings_dynamic.C9]-[timings_fixed.C9];&quot;&quot;)" office:value-type="float" office:value="0.0204148" calcext:value-type="float">
            <text:p>2.04E-02</text:p>
          </table:table-cell>
          <table:table-cell table:style-name="ce61" table:formula="of:=IF([.C11]&lt;&gt;&quot;&quot;;[timings_dynamic.D9]-[timings_fixed.D9];&quot;&quot;)" office:value-type="float" office:value="0.037934" calcext:value-type="float">
            <text:p>3.79E-02</text:p>
          </table:table-cell>
          <table:table-cell table:style-name="ce61" table:formula="of:=IF([.D11]&lt;&gt;&quot;&quot;;[timings_dynamic.E9]-[timings_fixed.E9];&quot;&quot;)" office:value-type="float" office:value="0.0204448" calcext:value-type="float">
            <text:p>2.04E-02</text:p>
          </table:table-cell>
          <table:table-cell table:style-name="ce61" table:formula="of:=IF([.E11]&lt;&gt;&quot;&quot;;[timings_dynamic.F9]-[timings_fixed.F9];&quot;&quot;)" office:value-type="float" office:value="0.00000405299999999996" calcext:value-type="float">
            <text:p>4.05E-06</text:p>
          </table:table-cell>
          <table:table-cell table:style-name="ce61" table:formula="of:=IF([.F11]&lt;&gt;&quot;&quot;;[timings_dynamic.G9]-[timings_fixed.G9];&quot;&quot;)" office:value-type="float" office:value="0.000884049999999999" calcext:value-type="float">
            <text:p>8.84E-04</text:p>
          </table:table-cell>
          <table:table-cell table:style-name="ce61" table:formula="of:=IF([.G11]&lt;&gt;&quot;&quot;;[timings_dynamic.H9]-[timings_fixed.H9];&quot;&quot;)" office:value-type="float" office:value="0.0204451" calcext:value-type="float">
            <text:p>2.04E-02</text:p>
          </table:table-cell>
          <table:table-cell table:style-name="ce61" table:formula="of:=IF([.H11]&lt;&gt;&quot;&quot;;[timings_dynamic.I9]-[timings_fixed.I9];&quot;&quot;)" office:value-type="float" office:value="0.0207658" calcext:value-type="float">
            <text:p>2.08E-02</text:p>
          </table:table-cell>
          <table:table-cell table:number-columns-repeated="1015"/>
        </table:table-row>
        <table:table-row table:style-name="ro1">
          <table:table-cell table:formula="of:=IF([timings_dynamic.A10]&lt;&gt;&quot;&quot;;[timings_dynamic.A10];&quot;&quot;)" office:value-type="string" office:string-value="Elliptic/cube_1x1x1_GroundWaterFlow/GroundWaterFlowProcess_cube_1x1x1_1e3_dirichlet_calculatesurfaceflux_stdout.log" calcext:value-type="string">
            <text:p>Elliptic/cube_1x1x1_GroundWaterFlow/GroundWaterFlowProcess_cube_1x1x1_1e3_dirichlet_calculatesurfaceflux_stdout.log</text:p>
          </table:table-cell>
          <table:table-cell table:style-name="ce61" table:formula="of:=IF([.A12]&lt;&gt;&quot;&quot;;[timings_dynamic.B10]-[timings_fixed.B10];&quot;&quot;)" office:value-type="float" office:value="0.00001502" calcext:value-type="float">
            <text:p>1.50E-05</text:p>
          </table:table-cell>
          <table:table-cell table:style-name="ce61" table:formula="of:=IF([.B12]&lt;&gt;&quot;&quot;;[timings_dynamic.C10]-[timings_fixed.C10];&quot;&quot;)" office:value-type="float" office:value="0.00194598" calcext:value-type="float">
            <text:p>1.95E-03</text:p>
          </table:table-cell>
          <table:table-cell table:style-name="ce61" table:formula="of:=IF([.C12]&lt;&gt;&quot;&quot;;[timings_dynamic.D10]-[timings_fixed.D10];&quot;&quot;)" office:value-type="float" office:value="0.0228679" calcext:value-type="float">
            <text:p>2.29E-02</text:p>
          </table:table-cell>
          <table:table-cell table:style-name="ce61" table:formula="of:=IF([.D12]&lt;&gt;&quot;&quot;;[timings_dynamic.E10]-[timings_fixed.E10];&quot;&quot;)" office:value-type="float" office:value="0.00196004" calcext:value-type="float">
            <text:p>1.96E-03</text:p>
          </table:table-cell>
          <table:table-cell table:style-name="ce61" table:formula="of:=IF([.E12]&lt;&gt;&quot;&quot;;[timings_dynamic.F10]-[timings_fixed.F10];&quot;&quot;)" office:value-type="float" office:value="-0.00000405299999999996" calcext:value-type="float">
            <text:p>-4.05E-06</text:p>
          </table:table-cell>
          <table:table-cell table:style-name="ce61" table:formula="of:=IF([.F12]&lt;&gt;&quot;&quot;;[timings_dynamic.G10]-[timings_fixed.G10];&quot;&quot;)" office:value-type="float" office:value="0.000639200000000001" calcext:value-type="float">
            <text:p>6.39E-04</text:p>
          </table:table-cell>
          <table:table-cell table:style-name="ce61" table:formula="of:=IF([.G12]&lt;&gt;&quot;&quot;;[timings_dynamic.H10]-[timings_fixed.H10];&quot;&quot;)" office:value-type="float" office:value="0.0062781" calcext:value-type="float">
            <text:p>6.28E-03</text:p>
          </table:table-cell>
          <table:table-cell table:style-name="ce61" table:formula="of:=IF([.H12]&lt;&gt;&quot;&quot;;[timings_dynamic.I10]-[timings_fixed.I10];&quot;&quot;)" office:value-type="float" office:value="0.0064149" calcext:value-type="float">
            <text:p>6.41E-03</text:p>
          </table:table-cell>
          <table:table-cell table:number-columns-repeated="1015"/>
        </table:table-row>
        <table:table-row table:style-name="ro1">
          <table:table-cell table:formula="of:=IF([timings_dynamic.A11]&lt;&gt;&quot;&quot;;[timings_dynamic.A11];&quot;&quot;)" office:value-type="string" office:string-value="Elliptic/cube_1x1x1_GroundWaterFlow/GroundWaterFlowProcess_cube_1x1x1_1e3_neumann_calculatesurfaceflux_stdout.log" calcext:value-type="string">
            <text:p>Elliptic/cube_1x1x1_GroundWaterFlow/GroundWaterFlowProcess_cube_1x1x1_1e3_neumann_calculatesurfaceflux_stdout.log</text:p>
          </table:table-cell>
          <table:table-cell table:style-name="ce61" table:formula="of:=IF([.A13]&lt;&gt;&quot;&quot;;[timings_dynamic.B11]-[timings_fixed.B11];&quot;&quot;)" office:value-type="float" office:value="-0.00000405299999999996" calcext:value-type="float">
            <text:p>-4.05E-06</text:p>
          </table:table-cell>
          <table:table-cell table:style-name="ce61" table:formula="of:=IF([.B13]&lt;&gt;&quot;&quot;;[timings_dynamic.C11]-[timings_fixed.C11];&quot;&quot;)" office:value-type="float" office:value="0.00183486" calcext:value-type="float">
            <text:p>1.83E-03</text:p>
          </table:table-cell>
          <table:table-cell table:style-name="ce61" table:formula="of:=IF([.C13]&lt;&gt;&quot;&quot;;[timings_dynamic.D11]-[timings_fixed.D11];&quot;&quot;)" office:value-type="float" office:value="0.025059" calcext:value-type="float">
            <text:p>2.51E-02</text:p>
          </table:table-cell>
          <table:table-cell table:style-name="ce61" table:formula="of:=IF([.D13]&lt;&gt;&quot;&quot;;[timings_dynamic.E11]-[timings_fixed.E11];&quot;&quot;)" office:value-type="float" office:value="0.00187731" calcext:value-type="float">
            <text:p>1.88E-03</text:p>
          </table:table-cell>
          <table:table-cell table:style-name="ce61" table:formula="of:=IF([.E13]&lt;&gt;&quot;&quot;;[timings_dynamic.F11]-[timings_fixed.F11];&quot;&quot;)" office:value-type="float" office:value="0.0000457699999999997" calcext:value-type="float">
            <text:p>4.58E-05</text:p>
          </table:table-cell>
          <table:table-cell table:style-name="ce61" table:formula="of:=IF([.F13]&lt;&gt;&quot;&quot;;[timings_dynamic.G11]-[timings_fixed.G11];&quot;&quot;)" office:value-type="float" office:value="0.00102019" calcext:value-type="float">
            <text:p>1.02E-03</text:p>
          </table:table-cell>
          <table:table-cell table:style-name="ce61" table:formula="of:=IF([.G13]&lt;&gt;&quot;&quot;;[timings_dynamic.H11]-[timings_fixed.H11];&quot;&quot;)" office:value-type="float" office:value="0.0068011" calcext:value-type="float">
            <text:p>6.80E-03</text:p>
          </table:table-cell>
          <table:table-cell table:style-name="ce61" table:formula="of:=IF([.H13]&lt;&gt;&quot;&quot;;[timings_dynamic.I11]-[timings_fixed.I11];&quot;&quot;)" office:value-type="float" office:value="0.0073528" calcext:value-type="float">
            <text:p>7.35E-03</text:p>
          </table:table-cell>
          <table:table-cell table:number-columns-repeated="1015"/>
        </table:table-row>
        <table:table-row table:style-name="ro1">
          <table:table-cell table:formula="of:=IF([timings_dynamic.A12]&lt;&gt;&quot;&quot;;[timings_dynamic.A12];&quot;&quot;)" office:value-type="string" office:string-value="Elliptic/cube_1x1x1_GroundWaterFlow/GroundWaterFlowProcess_cube_1x1x1_1e3_stdout.log" calcext:value-type="string">
            <text:p>Elliptic/cube_1x1x1_GroundWaterFlow/GroundWaterFlowProcess_cube_1x1x1_1e3_stdout.log</text:p>
          </table:table-cell>
          <table:table-cell table:style-name="ce61" table:formula="of:=IF([.A14]&lt;&gt;&quot;&quot;;[timings_dynamic.B12]-[timings_fixed.B12];&quot;&quot;)" office:value-type="float" office:value="0.00000405299999999985" calcext:value-type="float">
            <text:p>4.05E-06</text:p>
          </table:table-cell>
          <table:table-cell table:style-name="ce61" table:formula="of:=IF([.B14]&lt;&gt;&quot;&quot;;[timings_dynamic.C12]-[timings_fixed.C12];&quot;&quot;)" office:value-type="float" office:value="0.00177837" calcext:value-type="float">
            <text:p>1.78E-03</text:p>
          </table:table-cell>
          <table:table-cell table:style-name="ce61" table:formula="of:=IF([.C14]&lt;&gt;&quot;&quot;;[timings_dynamic.D12]-[timings_fixed.D12];&quot;&quot;)" office:value-type="float" office:value="0.0233078" calcext:value-type="float">
            <text:p>2.33E-02</text:p>
          </table:table-cell>
          <table:table-cell table:style-name="ce61" table:formula="of:=IF([.D14]&lt;&gt;&quot;&quot;;[timings_dynamic.E12]-[timings_fixed.E12];&quot;&quot;)" office:value-type="float" office:value="0.00176405" calcext:value-type="float">
            <text:p>1.76E-03</text:p>
          </table:table-cell>
          <table:table-cell table:style-name="ce61" table:formula="of:=IF([.E14]&lt;&gt;&quot;&quot;;[timings_dynamic.F12]-[timings_fixed.F12];&quot;&quot;)" office:value-type="float" office:value="-0.000017166" calcext:value-type="float">
            <text:p>-1.72E-05</text:p>
          </table:table-cell>
          <table:table-cell table:style-name="ce61" table:formula="of:=IF([.F14]&lt;&gt;&quot;&quot;;[timings_dynamic.G12]-[timings_fixed.G12];&quot;&quot;)" office:value-type="float" office:value="0.000905040000000001" calcext:value-type="float">
            <text:p>9.05E-04</text:p>
          </table:table-cell>
          <table:table-cell table:style-name="ce61" table:formula="of:=IF([.G14]&lt;&gt;&quot;&quot;;[timings_dynamic.H12]-[timings_fixed.H12];&quot;&quot;)" office:value-type="float" office:value="0.0017581" calcext:value-type="float">
            <text:p>1.76E-03</text:p>
          </table:table-cell>
          <table:table-cell table:style-name="ce61" table:formula="of:=IF([.H14]&lt;&gt;&quot;&quot;;[timings_dynamic.I12]-[timings_fixed.I12];&quot;&quot;)" office:value-type="float" office:value="0.002157" calcext:value-type="float">
            <text:p>2.16E-03</text:p>
          </table:table-cell>
          <table:table-cell table:number-columns-repeated="1015"/>
        </table:table-row>
        <table:table-row table:style-name="ro1">
          <table:table-cell table:formula="of:=IF([timings_dynamic.A13]&lt;&gt;&quot;&quot;;[timings_dynamic.A13];&quot;&quot;)" office:value-type="string" office:string-value="Elliptic/cube_1x1x1_GroundWaterFlow/GroundWaterFlowProcess_cube_1x1x1_2e3_prism_surfaceflux_front_back_stdout.log" calcext:value-type="string">
            <text:p>Elliptic/cube_1x1x1_GroundWaterFlow/GroundWaterFlowProcess_cube_1x1x1_2e3_prism_surfaceflux_front_back_stdout.log</text:p>
          </table:table-cell>
          <table:table-cell table:style-name="ce61" table:formula="of:=IF([.A15]&lt;&gt;&quot;&quot;;[timings_dynamic.B13]-[timings_fixed.B13];&quot;&quot;)" office:value-type="float" office:value="0.000034809" calcext:value-type="float">
            <text:p>3.48E-05</text:p>
          </table:table-cell>
          <table:table-cell table:style-name="ce61" table:formula="of:=IF([.B15]&lt;&gt;&quot;&quot;;[timings_dynamic.C13]-[timings_fixed.C13];&quot;&quot;)" office:value-type="float" office:value="0.00485301" calcext:value-type="float">
            <text:p>4.85E-03</text:p>
          </table:table-cell>
          <table:table-cell table:style-name="ce61" table:formula="of:=IF([.C15]&lt;&gt;&quot;&quot;;[timings_dynamic.D13]-[timings_fixed.D13];&quot;&quot;)" office:value-type="float" office:value="0.0338161" calcext:value-type="float">
            <text:p>3.38E-02</text:p>
          </table:table-cell>
          <table:table-cell table:style-name="ce61" table:formula="of:=IF([.D15]&lt;&gt;&quot;&quot;;[timings_dynamic.E13]-[timings_fixed.E13];&quot;&quot;)" office:value-type="float" office:value="0.004982" calcext:value-type="float">
            <text:p>4.98E-03</text:p>
          </table:table-cell>
          <table:table-cell table:style-name="ce61" table:formula="of:=IF([.E15]&lt;&gt;&quot;&quot;;[timings_dynamic.F13]-[timings_fixed.F13];&quot;&quot;)" office:value-type="float" office:value="0.000085118" calcext:value-type="float">
            <text:p>8.51E-05</text:p>
          </table:table-cell>
          <table:table-cell table:style-name="ce61" table:formula="of:=IF([.F15]&lt;&gt;&quot;&quot;;[timings_dynamic.G13]-[timings_fixed.G13];&quot;&quot;)" office:value-type="float" office:value="0.00156789" calcext:value-type="float">
            <text:p>1.57E-03</text:p>
          </table:table-cell>
          <table:table-cell table:style-name="ce61" table:formula="of:=IF([.G15]&lt;&gt;&quot;&quot;;[timings_dynamic.H13]-[timings_fixed.H13];&quot;&quot;)" office:value-type="float" office:value="0.01038698" calcext:value-type="float">
            <text:p>1.04E-02</text:p>
          </table:table-cell>
          <table:table-cell table:style-name="ce61" table:formula="of:=IF([.H15]&lt;&gt;&quot;&quot;;[timings_dynamic.I13]-[timings_fixed.I13];&quot;&quot;)" office:value-type="float" office:value="0.0107241" calcext:value-type="float">
            <text:p>1.07E-02</text:p>
          </table:table-cell>
          <table:table-cell table:number-columns-repeated="1015"/>
        </table:table-row>
        <table:table-row table:style-name="ro1">
          <table:table-cell table:formula="of:=IF([timings_dynamic.A14]&lt;&gt;&quot;&quot;;[timings_dynamic.A14];&quot;&quot;)" office:value-type="string" office:string-value="Elliptic/cube_1x1x1_GroundWaterFlow/GroundWaterFlowProcess_cube_1x1x1_2e3_prism_surfaceflux_left_right_stdout.log" calcext:value-type="string">
            <text:p>Elliptic/cube_1x1x1_GroundWaterFlow/GroundWaterFlowProcess_cube_1x1x1_2e3_prism_surfaceflux_left_right_stdout.log</text:p>
          </table:table-cell>
          <table:table-cell table:style-name="ce61" table:formula="of:=IF([.A16]&lt;&gt;&quot;&quot;;[timings_dynamic.B14]-[timings_fixed.B14];&quot;&quot;)" office:value-type="float" office:value="-0.000015974" calcext:value-type="float">
            <text:p>-1.60E-05</text:p>
          </table:table-cell>
          <table:table-cell table:style-name="ce61" table:formula="of:=IF([.B16]&lt;&gt;&quot;&quot;;[timings_dynamic.C14]-[timings_fixed.C14];&quot;&quot;)" office:value-type="float" office:value="0.00428605" calcext:value-type="float">
            <text:p>4.29E-03</text:p>
          </table:table-cell>
          <table:table-cell table:style-name="ce61" table:formula="of:=IF([.C16]&lt;&gt;&quot;&quot;;[timings_dynamic.D14]-[timings_fixed.D14];&quot;&quot;)" office:value-type="float" office:value="0.0314269" calcext:value-type="float">
            <text:p>3.14E-02</text:p>
          </table:table-cell>
          <table:table-cell table:style-name="ce61" table:formula="of:=IF([.D16]&lt;&gt;&quot;&quot;;[timings_dynamic.E14]-[timings_fixed.E14];&quot;&quot;)" office:value-type="float" office:value="0.00434303" calcext:value-type="float">
            <text:p>4.34E-03</text:p>
          </table:table-cell>
          <table:table-cell table:style-name="ce61" table:formula="of:=IF([.E16]&lt;&gt;&quot;&quot;;[timings_dynamic.F14]-[timings_fixed.F14];&quot;&quot;)" office:value-type="float" office:value="0.000072956" calcext:value-type="float">
            <text:p>7.30E-05</text:p>
          </table:table-cell>
          <table:table-cell table:style-name="ce61" table:formula="of:=IF([.F16]&lt;&gt;&quot;&quot;;[timings_dynamic.G14]-[timings_fixed.G14];&quot;&quot;)" office:value-type="float" office:value="0.000701240000000002" calcext:value-type="float">
            <text:p>7.01E-04</text:p>
          </table:table-cell>
          <table:table-cell table:style-name="ce61" table:formula="of:=IF([.G16]&lt;&gt;&quot;&quot;;[timings_dynamic.H14]-[timings_fixed.H14];&quot;&quot;)" office:value-type="float" office:value="0.00999783" calcext:value-type="float">
            <text:p>1.00E-02</text:p>
          </table:table-cell>
          <table:table-cell table:style-name="ce61" table:formula="of:=IF([.H16]&lt;&gt;&quot;&quot;;[timings_dynamic.I14]-[timings_fixed.I14];&quot;&quot;)" office:value-type="float" office:value="0.0104282" calcext:value-type="float">
            <text:p>1.04E-02</text:p>
          </table:table-cell>
          <table:table-cell table:number-columns-repeated="1015"/>
        </table:table-row>
        <table:table-row table:style-name="ro1">
          <table:table-cell table:formula="of:=IF([timings_dynamic.A15]&lt;&gt;&quot;&quot;;[timings_dynamic.A15];&quot;&quot;)" office:value-type="string" office:string-value="Elliptic/cube_1x1x1_GroundWaterFlow/GroundWaterFlowProcess_cube_1x1x1_2e3_prism_surfaceflux_top_bottom_stdout.log" calcext:value-type="string">
            <text:p>Elliptic/cube_1x1x1_GroundWaterFlow/GroundWaterFlowProcess_cube_1x1x1_2e3_prism_surfaceflux_top_bottom_stdout.log</text:p>
          </table:table-cell>
          <table:table-cell table:style-name="ce61" table:formula="of:=IF([.A17]&lt;&gt;&quot;&quot;;[timings_dynamic.B15]-[timings_fixed.B15];&quot;&quot;)" office:value-type="float" office:value="-0.000014067" calcext:value-type="float">
            <text:p>-1.41E-05</text:p>
          </table:table-cell>
          <table:table-cell table:style-name="ce61" table:formula="of:=IF([.B17]&lt;&gt;&quot;&quot;;[timings_dynamic.C15]-[timings_fixed.C15];&quot;&quot;)" office:value-type="float" office:value="0.00427913" calcext:value-type="float">
            <text:p>4.28E-03</text:p>
          </table:table-cell>
          <table:table-cell table:style-name="ce61" table:formula="of:=IF([.C17]&lt;&gt;&quot;&quot;;[timings_dynamic.D15]-[timings_fixed.D15];&quot;&quot;)" office:value-type="float" office:value="0.0284529" calcext:value-type="float">
            <text:p>2.85E-02</text:p>
          </table:table-cell>
          <table:table-cell table:style-name="ce61" table:formula="of:=IF([.D17]&lt;&gt;&quot;&quot;;[timings_dynamic.E15]-[timings_fixed.E15];&quot;&quot;)" office:value-type="float" office:value="0.00448179" calcext:value-type="float">
            <text:p>4.48E-03</text:p>
          </table:table-cell>
          <table:table-cell table:style-name="ce61" table:formula="of:=IF([.E17]&lt;&gt;&quot;&quot;;[timings_dynamic.F15]-[timings_fixed.F15];&quot;&quot;)" office:value-type="float" office:value="0.00021386" calcext:value-type="float">
            <text:p>2.14E-04</text:p>
          </table:table-cell>
          <table:table-cell table:style-name="ce61" table:formula="of:=IF([.F17]&lt;&gt;&quot;&quot;;[timings_dynamic.G15]-[timings_fixed.G15];&quot;&quot;)" office:value-type="float" office:value="0.000586969999999999" calcext:value-type="float">
            <text:p>5.87E-04</text:p>
          </table:table-cell>
          <table:table-cell table:style-name="ce61" table:formula="of:=IF([.G17]&lt;&gt;&quot;&quot;;[timings_dynamic.H15]-[timings_fixed.H15];&quot;&quot;)" office:value-type="float" office:value="0.0094078" calcext:value-type="float">
            <text:p>9.41E-03</text:p>
          </table:table-cell>
          <table:table-cell table:style-name="ce61" table:formula="of:=IF([.H17]&lt;&gt;&quot;&quot;;[timings_dynamic.I15]-[timings_fixed.I15];&quot;&quot;)" office:value-type="float" office:value="0.0098031" calcext:value-type="float">
            <text:p>9.80E-03</text:p>
          </table:table-cell>
          <table:table-cell table:number-columns-repeated="1015"/>
        </table:table-row>
        <table:table-row table:style-name="ro1">
          <table:table-cell table:formula="of:=IF([timings_dynamic.A16]&lt;&gt;&quot;&quot;;[timings_dynamic.A16];&quot;&quot;)" office:value-type="string" office:string-value="Elliptic/cube_1x1x1_GroundWaterFlow/GroundWaterFlowProcess_cube_1x1x1_Neumann_1e0_stdout.log" calcext:value-type="string">
            <text:p>Elliptic/cube_1x1x1_GroundWaterFlow/GroundWaterFlowProcess_cube_1x1x1_Neumann_1e0_stdout.log</text:p>
          </table:table-cell>
          <table:table-cell table:style-name="ce61" table:formula="of:=IF([.A18]&lt;&gt;&quot;&quot;;[timings_dynamic.B16]-[timings_fixed.B16];&quot;&quot;)" office:value-type="float" office:value="-0.00000786784" calcext:value-type="float">
            <text:p>-7.87E-06</text:p>
          </table:table-cell>
          <table:table-cell table:style-name="ce61" table:formula="of:=IF([.B18]&lt;&gt;&quot;&quot;;[timings_dynamic.C16]-[timings_fixed.C16];&quot;&quot;)" office:value-type="float" office:value="-0.000030756" calcext:value-type="float">
            <text:p>-3.08E-05</text:p>
          </table:table-cell>
          <table:table-cell table:style-name="ce61" table:formula="of:=IF([.C18]&lt;&gt;&quot;&quot;;[timings_dynamic.D16]-[timings_fixed.D16];&quot;&quot;)" office:value-type="float" office:value="-0.00100378" calcext:value-type="float">
            <text:p>-1.00E-03</text:p>
          </table:table-cell>
          <table:table-cell table:style-name="ce61" table:formula="of:=IF([.D18]&lt;&gt;&quot;&quot;;[timings_dynamic.E16]-[timings_fixed.E16];&quot;&quot;)" office:value-type="float" office:value="-0.000219584" calcext:value-type="float">
            <text:p>-2.20E-04</text:p>
          </table:table-cell>
          <table:table-cell table:style-name="ce61" table:formula="of:=IF([.E18]&lt;&gt;&quot;&quot;;[timings_dynamic.F16]-[timings_fixed.F16];&quot;&quot;)" office:value-type="float" office:value="-0.000176907" calcext:value-type="float">
            <text:p>-1.77E-04</text:p>
          </table:table-cell>
          <table:table-cell table:style-name="ce61" table:formula="of:=IF([.F18]&lt;&gt;&quot;&quot;;[timings_dynamic.G16]-[timings_fixed.G16];&quot;&quot;)" office:value-type="float" office:value="-0.0000240800000000001" calcext:value-type="float">
            <text:p>-2.41E-05</text:p>
          </table:table-cell>
          <table:table-cell table:style-name="ce61" table:formula="of:=IF([.G18]&lt;&gt;&quot;&quot;;[timings_dynamic.H16]-[timings_fixed.H16];&quot;&quot;)" office:value-type="float" office:value="-0.000224828" calcext:value-type="float">
            <text:p>-2.25E-04</text:p>
          </table:table-cell>
          <table:table-cell table:style-name="ce61" table:formula="of:=IF([.H18]&lt;&gt;&quot;&quot;;[timings_dynamic.I16]-[timings_fixed.I16];&quot;&quot;)" office:value-type="float" office:value="-0.00019312" calcext:value-type="float">
            <text:p>-1.93E-04</text:p>
          </table:table-cell>
          <table:table-cell table:number-columns-repeated="1015"/>
        </table:table-row>
        <table:table-row table:style-name="ro1">
          <table:table-cell table:formula="of:=IF([timings_dynamic.A17]&lt;&gt;&quot;&quot;;[timings_dynamic.A17];&quot;&quot;)" office:value-type="string" office:string-value="Elliptic/cube_1x1x1_GroundWaterFlow/GroundWaterFlowProcess_cube_1x1x1_Neumann_1e1_stdout.log" calcext:value-type="string">
            <text:p>Elliptic/cube_1x1x1_GroundWaterFlow/GroundWaterFlowProcess_cube_1x1x1_Neumann_1e1_stdout.log</text:p>
          </table:table-cell>
          <table:table-cell table:style-name="ce61" table:formula="of:=IF([.A19]&lt;&gt;&quot;&quot;;[timings_dynamic.B17]-[timings_fixed.B17];&quot;&quot;)" office:value-type="float" office:value="0.0000021458" calcext:value-type="float">
            <text:p>2.15E-06</text:p>
          </table:table-cell>
          <table:table-cell table:style-name="ce61" table:formula="of:=IF([.B19]&lt;&gt;&quot;&quot;;[timings_dynamic.C17]-[timings_fixed.C17];&quot;&quot;)" office:value-type="float" office:value="0.0000360012" calcext:value-type="float">
            <text:p>3.60E-05</text:p>
          </table:table-cell>
          <table:table-cell table:style-name="ce61" table:formula="of:=IF([.C19]&lt;&gt;&quot;&quot;;[timings_dynamic.D17]-[timings_fixed.D17];&quot;&quot;)" office:value-type="float" office:value="0.00277904" calcext:value-type="float">
            <text:p>2.78E-03</text:p>
          </table:table-cell>
          <table:table-cell table:style-name="ce61" table:formula="of:=IF([.D19]&lt;&gt;&quot;&quot;;[timings_dynamic.E17]-[timings_fixed.E17];&quot;&quot;)" office:value-type="float" office:value="0.000064134" calcext:value-type="float">
            <text:p>6.41E-05</text:p>
          </table:table-cell>
          <table:table-cell table:style-name="ce61" table:formula="of:=IF([.E19]&lt;&gt;&quot;&quot;;[timings_dynamic.F17]-[timings_fixed.F17];&quot;&quot;)" office:value-type="float" office:value="0.00002122" calcext:value-type="float">
            <text:p>2.12E-05</text:p>
          </table:table-cell>
          <table:table-cell table:style-name="ce61" table:formula="of:=IF([.F19]&lt;&gt;&quot;&quot;;[timings_dynamic.G17]-[timings_fixed.G17];&quot;&quot;)" office:value-type="float" office:value="0.00107813" calcext:value-type="float">
            <text:p>1.08E-03</text:p>
          </table:table-cell>
          <table:table-cell table:style-name="ce61" table:formula="of:=IF([.G19]&lt;&gt;&quot;&quot;;[timings_dynamic.H17]-[timings_fixed.H17];&quot;&quot;)" office:value-type="float" office:value="0.000077009" calcext:value-type="float">
            <text:p>7.70E-05</text:p>
          </table:table-cell>
          <table:table-cell table:style-name="ce61" table:formula="of:=IF([.H19]&lt;&gt;&quot;&quot;;[timings_dynamic.I17]-[timings_fixed.I17];&quot;&quot;)" office:value-type="float" office:value="0.00041914" calcext:value-type="float">
            <text:p>4.19E-04</text:p>
          </table:table-cell>
          <table:table-cell table:number-columns-repeated="1015"/>
        </table:table-row>
        <table:table-row table:style-name="ro1">
          <table:table-cell table:formula="of:=IF([timings_dynamic.A18]&lt;&gt;&quot;&quot;;[timings_dynamic.A18];&quot;&quot;)" office:value-type="string" office:string-value="Elliptic/cube_1x1x1_GroundWaterFlow/GroundWaterFlowProcess_cube_1x1x1_Neumann_1e2_stdout.log" calcext:value-type="string">
            <text:p>Elliptic/cube_1x1x1_GroundWaterFlow/GroundWaterFlowProcess_cube_1x1x1_Neumann_1e2_stdout.log</text:p>
          </table:table-cell>
          <table:table-cell table:style-name="ce61" table:formula="of:=IF([.A20]&lt;&gt;&quot;&quot;;[timings_dynamic.B18]-[timings_fixed.B18];&quot;&quot;)" office:value-type="float" office:value="-0.0000247955" calcext:value-type="float">
            <text:p>-2.48E-05</text:p>
          </table:table-cell>
          <table:table-cell table:style-name="ce61" table:formula="of:=IF([.B20]&lt;&gt;&quot;&quot;;[timings_dynamic.C18]-[timings_fixed.C18];&quot;&quot;)" office:value-type="float" office:value="-0.000050783" calcext:value-type="float">
            <text:p>-5.08E-05</text:p>
          </table:table-cell>
          <table:table-cell table:style-name="ce61" table:formula="of:=IF([.C20]&lt;&gt;&quot;&quot;;[timings_dynamic.D18]-[timings_fixed.D18];&quot;&quot;)" office:value-type="float" office:value="-0.0004077" calcext:value-type="float">
            <text:p>-4.08E-04</text:p>
          </table:table-cell>
          <table:table-cell table:style-name="ce61" table:formula="of:=IF([.D20]&lt;&gt;&quot;&quot;;[timings_dynamic.E18]-[timings_fixed.E18];&quot;&quot;)" office:value-type="float" office:value="-0.00026297" calcext:value-type="float">
            <text:p>-2.63E-04</text:p>
          </table:table-cell>
          <table:table-cell table:style-name="ce61" table:formula="of:=IF([.E20]&lt;&gt;&quot;&quot;;[timings_dynamic.F18]-[timings_fixed.F18];&quot;&quot;)" office:value-type="float" office:value="-0.000184059" calcext:value-type="float">
            <text:p>-1.84E-04</text:p>
          </table:table-cell>
          <table:table-cell table:style-name="ce61" table:formula="of:=IF([.F20]&lt;&gt;&quot;&quot;;[timings_dynamic.G18]-[timings_fixed.G18];&quot;&quot;)" office:value-type="float" office:value="-0.000499" calcext:value-type="float">
            <text:p>-4.99E-04</text:p>
          </table:table-cell>
          <table:table-cell table:style-name="ce61" table:formula="of:=IF([.G20]&lt;&gt;&quot;&quot;;[timings_dynamic.H18]-[timings_fixed.H18];&quot;&quot;)" office:value-type="float" office:value="-0.00025677" calcext:value-type="float">
            <text:p>-2.57E-04</text:p>
          </table:table-cell>
          <table:table-cell table:style-name="ce61" table:formula="of:=IF([.H20]&lt;&gt;&quot;&quot;;[timings_dynamic.I18]-[timings_fixed.I18];&quot;&quot;)" office:value-type="float" office:value="-0.00113606" calcext:value-type="float">
            <text:p>-1.14E-03</text:p>
          </table:table-cell>
          <table:table-cell table:number-columns-repeated="1015"/>
        </table:table-row>
        <table:table-row table:style-name="ro1">
          <table:table-cell table:formula="of:=IF([timings_dynamic.A19]&lt;&gt;&quot;&quot;;[timings_dynamic.A19];&quot;&quot;)" office:value-type="string" office:string-value="Elliptic/cube_1x1x1_GroundWaterFlow/GroundWaterFlowProcess_cube_1x1x1_Neumann_1e3_stdout.log" calcext:value-type="string">
            <text:p>Elliptic/cube_1x1x1_GroundWaterFlow/GroundWaterFlowProcess_cube_1x1x1_Neumann_1e3_stdout.log</text:p>
          </table:table-cell>
          <table:table-cell table:style-name="ce61" table:formula="of:=IF([.A21]&lt;&gt;&quot;&quot;;[timings_dynamic.B19]-[timings_fixed.B19];&quot;&quot;)" office:value-type="float" office:value="0.000010014" calcext:value-type="float">
            <text:p>1.00E-05</text:p>
          </table:table-cell>
          <table:table-cell table:style-name="ce61" table:formula="of:=IF([.B21]&lt;&gt;&quot;&quot;;[timings_dynamic.C19]-[timings_fixed.C19];&quot;&quot;)" office:value-type="float" office:value="0.00180292" calcext:value-type="float">
            <text:p>1.80E-03</text:p>
          </table:table-cell>
          <table:table-cell table:style-name="ce61" table:formula="of:=IF([.C21]&lt;&gt;&quot;&quot;;[timings_dynamic.D19]-[timings_fixed.D19];&quot;&quot;)" office:value-type="float" office:value="0.01876" calcext:value-type="float">
            <text:p>1.88E-02</text:p>
          </table:table-cell>
          <table:table-cell table:style-name="ce61" table:formula="of:=IF([.D21]&lt;&gt;&quot;&quot;;[timings_dynamic.E19]-[timings_fixed.E19];&quot;&quot;)" office:value-type="float" office:value="0.00168371" calcext:value-type="float">
            <text:p>1.68E-03</text:p>
          </table:table-cell>
          <table:table-cell table:style-name="ce61" table:formula="of:=IF([.E21]&lt;&gt;&quot;&quot;;[timings_dynamic.F19]-[timings_fixed.F19];&quot;&quot;)" office:value-type="float" office:value="-0.0001297" calcext:value-type="float">
            <text:p>-1.30E-04</text:p>
          </table:table-cell>
          <table:table-cell table:style-name="ce61" table:formula="of:=IF([.F21]&lt;&gt;&quot;&quot;;[timings_dynamic.G19]-[timings_fixed.G19];&quot;&quot;)" office:value-type="float" office:value="0.000772" calcext:value-type="float">
            <text:p>7.72E-04</text:p>
          </table:table-cell>
          <table:table-cell table:style-name="ce61" table:formula="of:=IF([.G21]&lt;&gt;&quot;&quot;;[timings_dynamic.H19]-[timings_fixed.H19];&quot;&quot;)" office:value-type="float" office:value="0.00168801" calcext:value-type="float">
            <text:p>1.69E-03</text:p>
          </table:table-cell>
          <table:table-cell table:style-name="ce61" table:formula="of:=IF([.H21]&lt;&gt;&quot;&quot;;[timings_dynamic.I19]-[timings_fixed.I19];&quot;&quot;)" office:value-type="float" office:value="0.0021208" calcext:value-type="float">
            <text:p>2.12E-03</text:p>
          </table:table-cell>
          <table:table-cell table:number-columns-repeated="1015"/>
        </table:table-row>
        <table:table-row table:style-name="ro1">
          <table:table-cell table:formula="of:=IF([timings_dynamic.A20]&lt;&gt;&quot;&quot;;[timings_dynamic.A20];&quot;&quot;)" office:value-type="string" office:string-value="Elliptic/cube_1x1x1_GroundWaterFlow/GroundWaterFlowProcess_cube_bottom_Newton_stdout.log" calcext:value-type="string">
            <text:p>Elliptic/cube_1x1x1_GroundWaterFlow/GroundWaterFlowProcess_cube_bottom_Newton_stdout.log</text:p>
          </table:table-cell>
          <table:table-cell table:style-name="ce61" table:formula="of:=IF([.A22]&lt;&gt;&quot;&quot;;[timings_dynamic.B20]-[timings_fixed.B20];&quot;&quot;)" office:value-type="float" office:value="-0.00000309900000000001" calcext:value-type="float">
            <text:p>-3.10E-06</text:p>
          </table:table-cell>
          <table:table-cell table:style-name="ce61" table:formula="of:=IF([.B22]&lt;&gt;&quot;&quot;;[timings_dynamic.C20]-[timings_fixed.C20];&quot;&quot;)" office:value-type="float" office:value="0.021457" calcext:value-type="float">
            <text:p>2.15E-02</text:p>
          </table:table-cell>
          <table:table-cell table:style-name="ce61" table:formula="of:=IF([.C22]&lt;&gt;&quot;&quot;;[timings_dynamic.D20]-[timings_fixed.D20];&quot;&quot;)" office:value-type="float" office:value="0.0385029" calcext:value-type="float">
            <text:p>3.85E-02</text:p>
          </table:table-cell>
          <table:table-cell table:style-name="ce61" table:formula="of:=IF([.D22]&lt;&gt;&quot;&quot;;[timings_dynamic.E20]-[timings_fixed.E20];&quot;&quot;)" office:value-type="float" office:value="0.0214819" calcext:value-type="float">
            <text:p>2.15E-02</text:p>
          </table:table-cell>
          <table:table-cell table:style-name="ce61" table:formula="of:=IF([.E22]&lt;&gt;&quot;&quot;;[timings_dynamic.F20]-[timings_fixed.F20];&quot;&quot;)" office:value-type="float" office:value="0.0000300400000000001" calcext:value-type="float">
            <text:p>3.00E-05</text:p>
          </table:table-cell>
          <table:table-cell table:style-name="ce61" table:formula="of:=IF([.F22]&lt;&gt;&quot;&quot;;[timings_dynamic.G20]-[timings_fixed.G20];&quot;&quot;)" office:value-type="float" office:value="0.00102092" calcext:value-type="float">
            <text:p>1.02E-03</text:p>
          </table:table-cell>
          <table:table-cell table:style-name="ce61" table:formula="of:=IF([.G22]&lt;&gt;&quot;&quot;;[timings_dynamic.H20]-[timings_fixed.H20];&quot;&quot;)" office:value-type="float" office:value="0.0214892" calcext:value-type="float">
            <text:p>2.15E-02</text:p>
          </table:table-cell>
          <table:table-cell table:style-name="ce61" table:formula="of:=IF([.H22]&lt;&gt;&quot;&quot;;[timings_dynamic.I20]-[timings_fixed.I20];&quot;&quot;)" office:value-type="float" office:value="0.0217812" calcext:value-type="float">
            <text:p>2.18E-02</text:p>
          </table:table-cell>
          <table:table-cell table:number-columns-repeated="1015"/>
        </table:table-row>
        <table:table-row table:style-name="ro1">
          <table:table-cell table:formula="of:=IF([timings_dynamic.A21]&lt;&gt;&quot;&quot;;[timings_dynamic.A21];&quot;&quot;)" office:value-type="string" office:string-value="Elliptic/cube_1x1x1_GroundWaterFlow/GroundWaterFlowProcess_cube_bottom_stdout.log" calcext:value-type="string">
            <text:p>Elliptic/cube_1x1x1_GroundWaterFlow/GroundWaterFlowProcess_cube_bottom_stdout.log</text:p>
          </table:table-cell>
          <table:table-cell table:style-name="ce61" table:formula="of:=IF([.A23]&lt;&gt;&quot;&quot;;[timings_dynamic.B21]-[timings_fixed.B21];&quot;&quot;)" office:value-type="float" office:value="-0.000026941" calcext:value-type="float">
            <text:p>-2.69E-05</text:p>
          </table:table-cell>
          <table:table-cell table:style-name="ce61" table:formula="of:=IF([.B23]&lt;&gt;&quot;&quot;;[timings_dynamic.C21]-[timings_fixed.C21];&quot;&quot;)" office:value-type="float" office:value="0.0016532" calcext:value-type="float">
            <text:p>1.65E-03</text:p>
          </table:table-cell>
          <table:table-cell table:style-name="ce61" table:formula="of:=IF([.C23]&lt;&gt;&quot;&quot;;[timings_dynamic.D21]-[timings_fixed.D21];&quot;&quot;)" office:value-type="float" office:value="0.0192199" calcext:value-type="float">
            <text:p>1.92E-02</text:p>
          </table:table-cell>
          <table:table-cell table:style-name="ce61" table:formula="of:=IF([.D23]&lt;&gt;&quot;&quot;;[timings_dynamic.E21]-[timings_fixed.E21];&quot;&quot;)" office:value-type="float" office:value="0.00172997" calcext:value-type="float">
            <text:p>1.73E-03</text:p>
          </table:table-cell>
          <table:table-cell table:style-name="ce61" table:formula="of:=IF([.E23]&lt;&gt;&quot;&quot;;[timings_dynamic.F21]-[timings_fixed.F21];&quot;&quot;)" office:value-type="float" office:value="0.00010299" calcext:value-type="float">
            <text:p>1.03E-04</text:p>
          </table:table-cell>
          <table:table-cell table:style-name="ce61" table:formula="of:=IF([.F23]&lt;&gt;&quot;&quot;;[timings_dynamic.G21]-[timings_fixed.G21];&quot;&quot;)" office:value-type="float" office:value="0.00137663" calcext:value-type="float">
            <text:p>1.38E-03</text:p>
          </table:table-cell>
          <table:table-cell table:style-name="ce61" table:formula="of:=IF([.G23]&lt;&gt;&quot;&quot;;[timings_dynamic.H21]-[timings_fixed.H21];&quot;&quot;)" office:value-type="float" office:value="0.00173807" calcext:value-type="float">
            <text:p>1.74E-03</text:p>
          </table:table-cell>
          <table:table-cell table:style-name="ce61" table:formula="of:=IF([.H23]&lt;&gt;&quot;&quot;;[timings_dynamic.I21]-[timings_fixed.I21];&quot;&quot;)" office:value-type="float" office:value="0.0023232" calcext:value-type="float">
            <text:p>2.32E-03</text:p>
          </table:table-cell>
          <table:table-cell table:number-columns-repeated="1015"/>
        </table:table-row>
        <table:table-row table:style-name="ro1">
          <table:table-cell table:formula="of:=IF([timings_dynamic.A22]&lt;&gt;&quot;&quot;;[timings_dynamic.A22];&quot;&quot;)" office:value-type="string" office:string-value="Elliptic/cube_1x1x1_GroundWaterFlow/GroundWaterFlowProcess_cube_top_Newton_stdout.log" calcext:value-type="string">
            <text:p>Elliptic/cube_1x1x1_GroundWaterFlow/GroundWaterFlowProcess_cube_top_Newton_stdout.log</text:p>
          </table:table-cell>
          <table:table-cell table:style-name="ce61" table:formula="of:=IF([.A24]&lt;&gt;&quot;&quot;;[timings_dynamic.B22]-[timings_fixed.B22];&quot;&quot;)" office:value-type="float" office:value="0.00000476899999999995" calcext:value-type="float">
            <text:p>4.77E-06</text:p>
          </table:table-cell>
          <table:table-cell table:style-name="ce61" table:formula="of:=IF([.B24]&lt;&gt;&quot;&quot;;[timings_dynamic.C22]-[timings_fixed.C22];&quot;&quot;)" office:value-type="float" office:value="0.0082321" calcext:value-type="float">
            <text:p>8.23E-03</text:p>
          </table:table-cell>
          <table:table-cell table:style-name="ce61" table:formula="of:=IF([.C24]&lt;&gt;&quot;&quot;;[timings_dynamic.D22]-[timings_fixed.D22];&quot;&quot;)" office:value-type="float" office:value="0.025344" calcext:value-type="float">
            <text:p>2.53E-02</text:p>
          </table:table-cell>
          <table:table-cell table:style-name="ce61" table:formula="of:=IF([.D24]&lt;&gt;&quot;&quot;;[timings_dynamic.E22]-[timings_fixed.E22];&quot;&quot;)" office:value-type="float" office:value="0.00833390000000001" calcext:value-type="float">
            <text:p>8.33E-03</text:p>
          </table:table-cell>
          <table:table-cell table:style-name="ce61" table:formula="of:=IF([.E24]&lt;&gt;&quot;&quot;;[timings_dynamic.F22]-[timings_fixed.F22];&quot;&quot;)" office:value-type="float" office:value="0.0000979900000000001" calcext:value-type="float">
            <text:p>9.80E-05</text:p>
          </table:table-cell>
          <table:table-cell table:style-name="ce61" table:formula="of:=IF([.F24]&lt;&gt;&quot;&quot;;[timings_dynamic.G22]-[timings_fixed.G22];&quot;&quot;)" office:value-type="float" office:value="0.00143599" calcext:value-type="float">
            <text:p>1.44E-03</text:p>
          </table:table-cell>
          <table:table-cell table:style-name="ce61" table:formula="of:=IF([.G24]&lt;&gt;&quot;&quot;;[timings_dynamic.H22]-[timings_fixed.H22];&quot;&quot;)" office:value-type="float" office:value="0.0083399" calcext:value-type="float">
            <text:p>8.34E-03</text:p>
          </table:table-cell>
          <table:table-cell table:style-name="ce61" table:formula="of:=IF([.H24]&lt;&gt;&quot;&quot;;[timings_dynamic.I22]-[timings_fixed.I22];&quot;&quot;)" office:value-type="float" office:value="0.0091312" calcext:value-type="float">
            <text:p>9.13E-03</text:p>
          </table:table-cell>
          <table:table-cell table:number-columns-repeated="1015"/>
        </table:table-row>
        <table:table-row table:style-name="ro1">
          <table:table-cell table:formula="of:=IF([timings_dynamic.A23]&lt;&gt;&quot;&quot;;[timings_dynamic.A23];&quot;&quot;)" office:value-type="string" office:string-value="Elliptic/cube_1x1x1_GroundWaterFlow/GroundWaterFlowProcess_cube_top_stdout.log" calcext:value-type="string">
            <text:p>Elliptic/cube_1x1x1_GroundWaterFlow/GroundWaterFlowProcess_cube_top_stdout.log</text:p>
          </table:table-cell>
          <table:table-cell table:style-name="ce61" table:formula="of:=IF([.A25]&lt;&gt;&quot;&quot;;[timings_dynamic.B23]-[timings_fixed.B23];&quot;&quot;)" office:value-type="float" office:value="0.00000596" calcext:value-type="float">
            <text:p>5.96E-06</text:p>
          </table:table-cell>
          <table:table-cell table:style-name="ce61" table:formula="of:=IF([.B25]&lt;&gt;&quot;&quot;;[timings_dynamic.C23]-[timings_fixed.C23];&quot;&quot;)" office:value-type="float" office:value="0.00189304" calcext:value-type="float">
            <text:p>1.89E-03</text:p>
          </table:table-cell>
          <table:table-cell table:style-name="ce61" table:formula="of:=IF([.C25]&lt;&gt;&quot;&quot;;[timings_dynamic.D23]-[timings_fixed.D23];&quot;&quot;)" office:value-type="float" office:value="0.0080679" calcext:value-type="float">
            <text:p>8.07E-03</text:p>
          </table:table-cell>
          <table:table-cell table:style-name="ce61" table:formula="of:=IF([.D25]&lt;&gt;&quot;&quot;;[timings_dynamic.E23]-[timings_fixed.E23];&quot;&quot;)" office:value-type="float" office:value="0.00198412" calcext:value-type="float">
            <text:p>1.98E-03</text:p>
          </table:table-cell>
          <table:table-cell table:style-name="ce61" table:formula="of:=IF([.E25]&lt;&gt;&quot;&quot;;[timings_dynamic.F23]-[timings_fixed.F23];&quot;&quot;)" office:value-type="float" office:value="0.0000848700000000001" calcext:value-type="float">
            <text:p>8.49E-05</text:p>
          </table:table-cell>
          <table:table-cell table:style-name="ce61" table:formula="of:=IF([.F25]&lt;&gt;&quot;&quot;;[timings_dynamic.G23]-[timings_fixed.G23];&quot;&quot;)" office:value-type="float" office:value="0.00165987" calcext:value-type="float">
            <text:p>1.66E-03</text:p>
          </table:table-cell>
          <table:table-cell table:style-name="ce61" table:formula="of:=IF([.G25]&lt;&gt;&quot;&quot;;[timings_dynamic.H23]-[timings_fixed.H23];&quot;&quot;)" office:value-type="float" office:value="0.00198602" calcext:value-type="float">
            <text:p>1.99E-03</text:p>
          </table:table-cell>
          <table:table-cell table:style-name="ce61" table:formula="of:=IF([.H25]&lt;&gt;&quot;&quot;;[timings_dynamic.I23]-[timings_fixed.I23];&quot;&quot;)" office:value-type="float" office:value="0.0031998" calcext:value-type="float">
            <text:p>3.20E-03</text:p>
          </table:table-cell>
          <table:table-cell table:number-columns-repeated="1015"/>
        </table:table-row>
        <table:table-row table:style-name="ro1">
          <table:table-cell table:formula="of:=IF([timings_dynamic.A24]&lt;&gt;&quot;&quot;;[timings_dynamic.A24];&quot;&quot;)" office:value-type="string" office:string-value="Elliptic/cube_1x1x1_GroundWaterFlow/LARGE_GroundWaterFlowProcess_cube_1x1x1_1e4_stdout.log" calcext:value-type="string">
            <text:p>Elliptic/cube_1x1x1_GroundWaterFlow/LARGE_GroundWaterFlowProcess_cube_1x1x1_1e4_stdout.log</text:p>
          </table:table-cell>
          <table:table-cell table:style-name="ce61" table:formula="of:=IF([.A26]&lt;&gt;&quot;&quot;;[timings_dynamic.B24]-[timings_fixed.B24];&quot;&quot;)" office:value-type="float" office:value="0.00022483" calcext:value-type="float">
            <text:p>2.25E-04</text:p>
          </table:table-cell>
          <table:table-cell table:style-name="ce61" table:formula="of:=IF([.B26]&lt;&gt;&quot;&quot;;[timings_dynamic.C24]-[timings_fixed.C24];&quot;&quot;)" office:value-type="float" office:value="0.0196469" calcext:value-type="float">
            <text:p>1.96E-02</text:p>
          </table:table-cell>
          <table:table-cell table:style-name="ce61" table:formula="of:=IF([.C26]&lt;&gt;&quot;&quot;;[timings_dynamic.D24]-[timings_fixed.D24];&quot;&quot;)" office:value-type="float" office:value="0.186914" calcext:value-type="float">
            <text:p>1.87E-01</text:p>
          </table:table-cell>
          <table:table-cell table:style-name="ce61" table:formula="of:=IF([.D26]&lt;&gt;&quot;&quot;;[timings_dynamic.E24]-[timings_fixed.E24];&quot;&quot;)" office:value-type="float" office:value="0.021354" calcext:value-type="float">
            <text:p>2.14E-02</text:p>
          </table:table-cell>
          <table:table-cell table:style-name="ce61" table:formula="of:=IF([.E26]&lt;&gt;&quot;&quot;;[timings_dynamic.F24]-[timings_fixed.F24];&quot;&quot;)" office:value-type="float" office:value="0.0014801" calcext:value-type="float">
            <text:p>1.48E-03</text:p>
          </table:table-cell>
          <table:table-cell table:style-name="ce61" table:formula="of:=IF([.F26]&lt;&gt;&quot;&quot;;[timings_dynamic.G24]-[timings_fixed.G24];&quot;&quot;)" office:value-type="float" office:value="0.00679480000000002" calcext:value-type="float">
            <text:p>6.79E-03</text:p>
          </table:table-cell>
          <table:table-cell table:style-name="ce61" table:formula="of:=IF([.G26]&lt;&gt;&quot;&quot;;[timings_dynamic.H24]-[timings_fixed.H24];&quot;&quot;)" office:value-type="float" office:value="0.0213518" calcext:value-type="float">
            <text:p>2.14E-02</text:p>
          </table:table-cell>
          <table:table-cell table:style-name="ce61" table:formula="of:=IF([.H26]&lt;&gt;&quot;&quot;;[timings_dynamic.I24]-[timings_fixed.I24];&quot;&quot;)" office:value-type="float" office:value="0.023549" calcext:value-type="float">
            <text:p>2.35E-02</text:p>
          </table:table-cell>
          <table:table-cell table:number-columns-repeated="1015"/>
        </table:table-row>
        <table:table-row table:style-name="ro1">
          <table:table-cell table:formula="of:=IF([timings_dynamic.A25]&lt;&gt;&quot;&quot;;[timings_dynamic.A25];&quot;&quot;)" office:value-type="string" office:string-value="Elliptic/cube_1x1x1_GroundWaterFlow/LARGE_GroundWaterFlowProcess_cube_1x1x1_1e5_stdout.log" calcext:value-type="string">
            <text:p>Elliptic/cube_1x1x1_GroundWaterFlow/LARGE_GroundWaterFlowProcess_cube_1x1x1_1e5_stdout.log</text:p>
          </table:table-cell>
          <table:table-cell table:style-name="ce61" table:formula="of:=IF([.A27]&lt;&gt;&quot;&quot;;[timings_dynamic.B25]-[timings_fixed.B25];&quot;&quot;)" office:value-type="float" office:value="0.0048091" calcext:value-type="float">
            <text:p>4.81E-03</text:p>
          </table:table-cell>
          <table:table-cell table:style-name="ce61" table:formula="of:=IF([.B27]&lt;&gt;&quot;&quot;;[timings_dynamic.C25]-[timings_fixed.C25];&quot;&quot;)" office:value-type="float" office:value="0.177671" calcext:value-type="float">
            <text:p>1.78E-01</text:p>
          </table:table-cell>
          <table:table-cell table:style-name="ce61" table:formula="of:=IF([.C27]&lt;&gt;&quot;&quot;;[timings_dynamic.D25]-[timings_fixed.D25];&quot;&quot;)" office:value-type="float" office:value="1.61318" calcext:value-type="float">
            <text:p>1.61E+00</text:p>
          </table:table-cell>
          <table:table-cell table:style-name="ce61" table:formula="of:=IF([.D27]&lt;&gt;&quot;&quot;;[timings_dynamic.E25]-[timings_fixed.E25];&quot;&quot;)" office:value-type="float" office:value="0.171397" calcext:value-type="float">
            <text:p>1.71E-01</text:p>
          </table:table-cell>
          <table:table-cell table:style-name="ce61" table:formula="of:=IF([.E27]&lt;&gt;&quot;&quot;;[timings_dynamic.F25]-[timings_fixed.F25];&quot;&quot;)" office:value-type="float" office:value="-0.011026" calcext:value-type="float">
            <text:p>-1.10E-02</text:p>
          </table:table-cell>
          <table:table-cell table:style-name="ce61" table:formula="of:=IF([.F27]&lt;&gt;&quot;&quot;;[timings_dynamic.G25]-[timings_fixed.G25];&quot;&quot;)" office:value-type="float" office:value="0.051113" calcext:value-type="float">
            <text:p>5.11E-02</text:p>
          </table:table-cell>
          <table:table-cell table:style-name="ce61" table:formula="of:=IF([.G27]&lt;&gt;&quot;&quot;;[timings_dynamic.H25]-[timings_fixed.H25];&quot;&quot;)" office:value-type="float" office:value="0.171298" calcext:value-type="float">
            <text:p>1.71E-01</text:p>
          </table:table-cell>
          <table:table-cell table:style-name="ce61" table:formula="of:=IF([.H27]&lt;&gt;&quot;&quot;;[timings_dynamic.I25]-[timings_fixed.I25];&quot;&quot;)" office:value-type="float" office:value="0.17541" calcext:value-type="float">
            <text:p>1.75E-01</text:p>
          </table:table-cell>
          <table:table-cell table:number-columns-repeated="1015"/>
        </table:table-row>
        <table:table-row table:style-name="ro1">
          <table:table-cell table:formula="of:=IF([timings_dynamic.A26]&lt;&gt;&quot;&quot;;[timings_dynamic.A26];&quot;&quot;)" office:value-type="string" office:string-value="Elliptic/cube_1x1x1_GroundWaterFlow/LARGE_GroundWaterFlowProcess_cube_1x1x1_1e6_stdout.log" calcext:value-type="string">
            <text:p>Elliptic/cube_1x1x1_GroundWaterFlow/LARGE_GroundWaterFlowProcess_cube_1x1x1_1e6_stdout.log</text:p>
          </table:table-cell>
          <table:table-cell table:style-name="ce61" table:formula="of:=IF([.A28]&lt;&gt;&quot;&quot;;[timings_dynamic.B26]-[timings_fixed.B26];&quot;&quot;)" office:value-type="float" office:value="1.205597" calcext:value-type="float">
            <text:p>1.21E+00</text:p>
          </table:table-cell>
          <table:table-cell table:style-name="ce61" table:formula="of:=IF([.B28]&lt;&gt;&quot;&quot;;[timings_dynamic.C26]-[timings_fixed.C26];&quot;&quot;)" office:value-type="float" office:value="48.61377" calcext:value-type="float">
            <text:p>4.86E+01</text:p>
          </table:table-cell>
          <table:table-cell table:style-name="ce61" table:formula="of:=IF([.C28]&lt;&gt;&quot;&quot;;[timings_dynamic.D26]-[timings_fixed.D26];&quot;&quot;)" office:value-type="float" office:value="289.2526" calcext:value-type="float">
            <text:p>2.89E+02</text:p>
          </table:table-cell>
          <table:table-cell table:style-name="ce61" table:formula="of:=IF([.D28]&lt;&gt;&quot;&quot;;[timings_dynamic.E26]-[timings_fixed.E26];&quot;&quot;)" office:value-type="float" office:value="50.03047" calcext:value-type="float">
            <text:p>5.00E+01</text:p>
          </table:table-cell>
          <table:table-cell table:style-name="ce61" table:formula="of:=IF([.E28]&lt;&gt;&quot;&quot;;[timings_dynamic.F26]-[timings_fixed.F26];&quot;&quot;)" office:value-type="float" office:value="0.17681" calcext:value-type="float">
            <text:p>1.77E-01</text:p>
          </table:table-cell>
          <table:table-cell table:style-name="ce61" table:formula="of:=IF([.F28]&lt;&gt;&quot;&quot;;[timings_dynamic.G26]-[timings_fixed.G26];&quot;&quot;)" office:value-type="float" office:value="127.90385" calcext:value-type="float">
            <text:p>1.28E+02</text:p>
          </table:table-cell>
          <table:table-cell table:style-name="ce61" table:formula="of:=IF([.G28]&lt;&gt;&quot;&quot;;[timings_dynamic.H26]-[timings_fixed.H26];&quot;&quot;)" office:value-type="float" office:value="51.20814" calcext:value-type="float">
            <text:p>5.12E+01</text:p>
          </table:table-cell>
          <table:table-cell table:style-name="ce61" table:formula="of:=IF([.H28]&lt;&gt;&quot;&quot;;[timings_dynamic.I26]-[timings_fixed.I26];&quot;&quot;)" office:value-type="float" office:value="110.2021" calcext:value-type="float">
            <text:p>1.10E+02</text:p>
          </table:table-cell>
          <table:table-cell table:number-columns-repeated="1015"/>
        </table:table-row>
        <table:table-row table:style-name="ro1">
          <table:table-cell table:formula="of:=IF([timings_dynamic.A27]&lt;&gt;&quot;&quot;;[timings_dynamic.A27];&quot;&quot;)" office:value-type="string" office:string-value="Elliptic/cube_1x1x1_GroundWaterFlow/LARGE_GroundWaterFlowProcess_cube_1x1x1_2e4_stdout.log" calcext:value-type="string">
            <text:p>Elliptic/cube_1x1x1_GroundWaterFlow/LARGE_GroundWaterFlowProcess_cube_1x1x1_2e4_stdout.log</text:p>
          </table:table-cell>
          <table:table-cell table:style-name="ce61" table:formula="of:=IF([.A29]&lt;&gt;&quot;&quot;;[timings_dynamic.B27]-[timings_fixed.B27];&quot;&quot;)" office:value-type="float" office:value="0.000225299999999999" calcext:value-type="float">
            <text:p>2.25E-04</text:p>
          </table:table-cell>
          <table:table-cell table:style-name="ce61" table:formula="of:=IF([.B29]&lt;&gt;&quot;&quot;;[timings_dynamic.C27]-[timings_fixed.C27];&quot;&quot;)" office:value-type="float" office:value="0.037715" calcext:value-type="float">
            <text:p>3.77E-02</text:p>
          </table:table-cell>
          <table:table-cell table:style-name="ce61" table:formula="of:=IF([.C29]&lt;&gt;&quot;&quot;;[timings_dynamic.D27]-[timings_fixed.D27];&quot;&quot;)" office:value-type="float" office:value="0.350926" calcext:value-type="float">
            <text:p>3.51E-01</text:p>
          </table:table-cell>
          <table:table-cell table:style-name="ce61" table:formula="of:=IF([.D29]&lt;&gt;&quot;&quot;;[timings_dynamic.E27]-[timings_fixed.E27];&quot;&quot;)" office:value-type="float" office:value="0.038009" calcext:value-type="float">
            <text:p>3.80E-02</text:p>
          </table:table-cell>
          <table:table-cell table:style-name="ce61" table:formula="of:=IF([.E29]&lt;&gt;&quot;&quot;;[timings_dynamic.F27]-[timings_fixed.F27];&quot;&quot;)" office:value-type="float" office:value="0.0000629999999999971" calcext:value-type="float">
            <text:p>6.30E-05</text:p>
          </table:table-cell>
          <table:table-cell table:style-name="ce61" table:formula="of:=IF([.F29]&lt;&gt;&quot;&quot;;[timings_dynamic.G27]-[timings_fixed.G27];&quot;&quot;)" office:value-type="float" office:value="0.019113" calcext:value-type="float">
            <text:p>1.91E-02</text:p>
          </table:table-cell>
          <table:table-cell table:style-name="ce61" table:formula="of:=IF([.G29]&lt;&gt;&quot;&quot;;[timings_dynamic.H27]-[timings_fixed.H27];&quot;&quot;)" office:value-type="float" office:value="0.037982" calcext:value-type="float">
            <text:p>3.80E-02</text:p>
          </table:table-cell>
          <table:table-cell table:style-name="ce61" table:formula="of:=IF([.H29]&lt;&gt;&quot;&quot;;[timings_dynamic.I27]-[timings_fixed.I27];&quot;&quot;)" office:value-type="float" office:value="0.042282" calcext:value-type="float">
            <text:p>4.23E-02</text:p>
          </table:table-cell>
          <table:table-cell table:number-columns-repeated="1015"/>
        </table:table-row>
        <table:table-row table:style-name="ro1">
          <table:table-cell table:formula="of:=IF([timings_dynamic.A28]&lt;&gt;&quot;&quot;;[timings_dynamic.A28];&quot;&quot;)" office:value-type="string" office:string-value="Elliptic/cube_1x1x1_GroundWaterFlow/LARGE_GroundWaterFlowProcess_cube_1x1x1_3e4_stdout.log" calcext:value-type="string">
            <text:p>Elliptic/cube_1x1x1_GroundWaterFlow/LARGE_GroundWaterFlowProcess_cube_1x1x1_3e4_stdout.log</text:p>
          </table:table-cell>
          <table:table-cell table:style-name="ce61" table:formula="of:=IF([.A30]&lt;&gt;&quot;&quot;;[timings_dynamic.B28]-[timings_fixed.B28];&quot;&quot;)" office:value-type="float" office:value="0.0000157999999999998" calcext:value-type="float">
            <text:p>1.58E-05</text:p>
          </table:table-cell>
          <table:table-cell table:style-name="ce61" table:formula="of:=IF([.B30]&lt;&gt;&quot;&quot;;[timings_dynamic.C28]-[timings_fixed.C28];&quot;&quot;)" office:value-type="float" office:value="0.054444" calcext:value-type="float">
            <text:p>5.44E-02</text:p>
          </table:table-cell>
          <table:table-cell table:style-name="ce61" table:formula="of:=IF([.C30]&lt;&gt;&quot;&quot;;[timings_dynamic.D28]-[timings_fixed.D28];&quot;&quot;)" office:value-type="float" office:value="0.517271" calcext:value-type="float">
            <text:p>5.17E-01</text:p>
          </table:table-cell>
          <table:table-cell table:style-name="ce61" table:formula="of:=IF([.D30]&lt;&gt;&quot;&quot;;[timings_dynamic.E28]-[timings_fixed.E28];&quot;&quot;)" office:value-type="float" office:value="0.05609" calcext:value-type="float">
            <text:p>5.61E-02</text:p>
          </table:table-cell>
          <table:table-cell table:style-name="ce61" table:formula="of:=IF([.E30]&lt;&gt;&quot;&quot;;[timings_dynamic.F28]-[timings_fixed.F28];&quot;&quot;)" office:value-type="float" office:value="0.0016379" calcext:value-type="float">
            <text:p>1.64E-03</text:p>
          </table:table-cell>
          <table:table-cell table:style-name="ce61" table:formula="of:=IF([.F30]&lt;&gt;&quot;&quot;;[timings_dynamic.G28]-[timings_fixed.G28];&quot;&quot;)" office:value-type="float" office:value="0.022608" calcext:value-type="float">
            <text:p>2.26E-02</text:p>
          </table:table-cell>
          <table:table-cell table:style-name="ce61" table:formula="of:=IF([.G30]&lt;&gt;&quot;&quot;;[timings_dynamic.H28]-[timings_fixed.H28];&quot;&quot;)" office:value-type="float" office:value="0.056147" calcext:value-type="float">
            <text:p>5.61E-02</text:p>
          </table:table-cell>
          <table:table-cell table:style-name="ce61" table:formula="of:=IF([.H30]&lt;&gt;&quot;&quot;;[timings_dynamic.I28]-[timings_fixed.I28];&quot;&quot;)" office:value-type="float" office:value="0.066316" calcext:value-type="float">
            <text:p>6.63E-02</text:p>
          </table:table-cell>
          <table:table-cell table:number-columns-repeated="1015"/>
        </table:table-row>
        <table:table-row table:style-name="ro1">
          <table:table-cell table:formula="of:=IF([timings_dynamic.A29]&lt;&gt;&quot;&quot;;[timings_dynamic.A29];&quot;&quot;)" office:value-type="string" office:string-value="Elliptic/cube_1x1x1_GroundWaterFlow/LARGE_GroundWaterFlowProcess_cube_1x1x1_4e4_stdout.log" calcext:value-type="string">
            <text:p>Elliptic/cube_1x1x1_GroundWaterFlow/LARGE_GroundWaterFlowProcess_cube_1x1x1_4e4_stdout.log</text:p>
          </table:table-cell>
          <table:table-cell table:style-name="ce61" table:formula="of:=IF([.A31]&lt;&gt;&quot;&quot;;[timings_dynamic.B29]-[timings_fixed.B29];&quot;&quot;)" office:value-type="float" office:value="0.000365999999999998" calcext:value-type="float">
            <text:p>3.66E-04</text:p>
          </table:table-cell>
          <table:table-cell table:style-name="ce61" table:formula="of:=IF([.B31]&lt;&gt;&quot;&quot;;[timings_dynamic.C29]-[timings_fixed.C29];&quot;&quot;)" office:value-type="float" office:value="0.076298" calcext:value-type="float">
            <text:p>7.63E-02</text:p>
          </table:table-cell>
          <table:table-cell table:style-name="ce61" table:formula="of:=IF([.C31]&lt;&gt;&quot;&quot;;[timings_dynamic.D29]-[timings_fixed.D29];&quot;&quot;)" office:value-type="float" office:value="0.67343" calcext:value-type="float">
            <text:p>6.73E-01</text:p>
          </table:table-cell>
          <table:table-cell table:style-name="ce61" table:formula="of:=IF([.D31]&lt;&gt;&quot;&quot;;[timings_dynamic.E29]-[timings_fixed.E29];&quot;&quot;)" office:value-type="float" office:value="0.075529" calcext:value-type="float">
            <text:p>7.55E-02</text:p>
          </table:table-cell>
          <table:table-cell table:style-name="ce61" table:formula="of:=IF([.E31]&lt;&gt;&quot;&quot;;[timings_dynamic.F29]-[timings_fixed.F29];&quot;&quot;)" office:value-type="float" office:value="-0.001133" calcext:value-type="float">
            <text:p>-1.13E-03</text:p>
          </table:table-cell>
          <table:table-cell table:style-name="ce61" table:formula="of:=IF([.F31]&lt;&gt;&quot;&quot;;[timings_dynamic.G29]-[timings_fixed.G29];&quot;&quot;)" office:value-type="float" office:value="0.0321540000000001" calcext:value-type="float">
            <text:p>3.22E-02</text:p>
          </table:table-cell>
          <table:table-cell table:style-name="ce61" table:formula="of:=IF([.G31]&lt;&gt;&quot;&quot;;[timings_dynamic.H29]-[timings_fixed.H29];&quot;&quot;)" office:value-type="float" office:value="0.075473" calcext:value-type="float">
            <text:p>7.55E-02</text:p>
          </table:table-cell>
          <table:table-cell table:style-name="ce61" table:formula="of:=IF([.H31]&lt;&gt;&quot;&quot;;[timings_dynamic.I29]-[timings_fixed.I29];&quot;&quot;)" office:value-type="float" office:value="0.0918760000000001" calcext:value-type="float">
            <text:p>9.19E-02</text:p>
          </table:table-cell>
          <table:table-cell table:number-columns-repeated="1015"/>
        </table:table-row>
        <table:table-row table:style-name="ro1">
          <table:table-cell table:formula="of:=IF([timings_dynamic.A30]&lt;&gt;&quot;&quot;;[timings_dynamic.A30];&quot;&quot;)" office:value-type="string" office:string-value="Elliptic/cube_1x1x1_GroundWaterFlow/LARGE_GroundWaterFlowProcess_cube_1x1x1_5e4_stdout.log" calcext:value-type="string">
            <text:p>Elliptic/cube_1x1x1_GroundWaterFlow/LARGE_GroundWaterFlowProcess_cube_1x1x1_5e4_stdout.log</text:p>
          </table:table-cell>
          <table:table-cell table:style-name="ce61" table:formula="of:=IF([.A32]&lt;&gt;&quot;&quot;;[timings_dynamic.B30]-[timings_fixed.B30];&quot;&quot;)" office:value-type="float" office:value="0.000453000000000002" calcext:value-type="float">
            <text:p>4.53E-04</text:p>
          </table:table-cell>
          <table:table-cell table:style-name="ce61" table:formula="of:=IF([.B32]&lt;&gt;&quot;&quot;;[timings_dynamic.C30]-[timings_fixed.C30];&quot;&quot;)" office:value-type="float" office:value="0.098392" calcext:value-type="float">
            <text:p>9.84E-02</text:p>
          </table:table-cell>
          <table:table-cell table:style-name="ce61" table:formula="of:=IF([.C32]&lt;&gt;&quot;&quot;;[timings_dynamic.D30]-[timings_fixed.D30];&quot;&quot;)" office:value-type="float" office:value="0.88169" calcext:value-type="float">
            <text:p>8.82E-01</text:p>
          </table:table-cell>
          <table:table-cell table:style-name="ce61" table:formula="of:=IF([.D32]&lt;&gt;&quot;&quot;;[timings_dynamic.E30]-[timings_fixed.E30];&quot;&quot;)" office:value-type="float" office:value="0.096952" calcext:value-type="float">
            <text:p>9.70E-02</text:p>
          </table:table-cell>
          <table:table-cell table:style-name="ce61" table:formula="of:=IF([.E32]&lt;&gt;&quot;&quot;;[timings_dynamic.F30]-[timings_fixed.F30];&quot;&quot;)" office:value-type="float" office:value="-0.00189660000000001" calcext:value-type="float">
            <text:p>-1.90E-03</text:p>
          </table:table-cell>
          <table:table-cell table:style-name="ce61" table:formula="of:=IF([.F32]&lt;&gt;&quot;&quot;;[timings_dynamic.G30]-[timings_fixed.G30];&quot;&quot;)" office:value-type="float" office:value="0.0476359999999999" calcext:value-type="float">
            <text:p>4.76E-02</text:p>
          </table:table-cell>
          <table:table-cell table:style-name="ce61" table:formula="of:=IF([.G32]&lt;&gt;&quot;&quot;;[timings_dynamic.H30]-[timings_fixed.H30];&quot;&quot;)" office:value-type="float" office:value="0.097046" calcext:value-type="float">
            <text:p>9.70E-02</text:p>
          </table:table-cell>
          <table:table-cell table:style-name="ce61" table:formula="of:=IF([.H32]&lt;&gt;&quot;&quot;;[timings_dynamic.I30]-[timings_fixed.I30];&quot;&quot;)" office:value-type="float" office:value="0.116346" calcext:value-type="float">
            <text:p>1.16E-01</text:p>
          </table:table-cell>
          <table:table-cell table:number-columns-repeated="1015"/>
        </table:table-row>
        <table:table-row table:style-name="ro1">
          <table:table-cell table:formula="of:=IF([timings_dynamic.A31]&lt;&gt;&quot;&quot;;[timings_dynamic.A31];&quot;&quot;)" office:value-type="string" office:string-value="Elliptic/cube_1x1x1_GroundWaterFlow/LARGE_GroundWaterFlowProcess_cube_1x1x1_Neumann_1e4_stdout.log" calcext:value-type="string">
            <text:p>Elliptic/cube_1x1x1_GroundWaterFlow/LARGE_GroundWaterFlowProcess_cube_1x1x1_Neumann_1e4_stdout.log</text:p>
          </table:table-cell>
          <table:table-cell table:style-name="ce61" table:formula="of:=IF([.A33]&lt;&gt;&quot;&quot;;[timings_dynamic.B31]-[timings_fixed.B31];&quot;&quot;)" office:value-type="float" office:value="0.00015092" calcext:value-type="float">
            <text:p>1.51E-04</text:p>
          </table:table-cell>
          <table:table-cell table:style-name="ce61" table:formula="of:=IF([.B33]&lt;&gt;&quot;&quot;;[timings_dynamic.C31]-[timings_fixed.C31];&quot;&quot;)" office:value-type="float" office:value="0.0195799" calcext:value-type="float">
            <text:p>1.96E-02</text:p>
          </table:table-cell>
          <table:table-cell table:style-name="ce61" table:formula="of:=IF([.C33]&lt;&gt;&quot;&quot;;[timings_dynamic.D31]-[timings_fixed.D31];&quot;&quot;)" office:value-type="float" office:value="0.19014" calcext:value-type="float">
            <text:p>1.90E-01</text:p>
          </table:table-cell>
          <table:table-cell table:style-name="ce61" table:formula="of:=IF([.D33]&lt;&gt;&quot;&quot;;[timings_dynamic.E31]-[timings_fixed.E31];&quot;&quot;)" office:value-type="float" office:value="0.020442" calcext:value-type="float">
            <text:p>2.04E-02</text:p>
          </table:table-cell>
          <table:table-cell table:style-name="ce61" table:formula="of:=IF([.E33]&lt;&gt;&quot;&quot;;[timings_dynamic.F31]-[timings_fixed.F31];&quot;&quot;)" office:value-type="float" office:value="0.000710700000000002" calcext:value-type="float">
            <text:p>7.11E-04</text:p>
          </table:table-cell>
          <table:table-cell table:style-name="ce61" table:formula="of:=IF([.F33]&lt;&gt;&quot;&quot;;[timings_dynamic.G31]-[timings_fixed.G31];&quot;&quot;)" office:value-type="float" office:value="0.0099283" calcext:value-type="float">
            <text:p>9.93E-03</text:p>
          </table:table-cell>
          <table:table-cell table:style-name="ce61" table:formula="of:=IF([.G33]&lt;&gt;&quot;&quot;;[timings_dynamic.H31]-[timings_fixed.H31];&quot;&quot;)" office:value-type="float" office:value="0.0204209" calcext:value-type="float">
            <text:p>2.04E-02</text:p>
          </table:table-cell>
          <table:table-cell table:style-name="ce61" table:formula="of:=IF([.H33]&lt;&gt;&quot;&quot;;[timings_dynamic.I31]-[timings_fixed.I31];&quot;&quot;)" office:value-type="float" office:value="0.024973" calcext:value-type="float">
            <text:p>2.50E-02</text:p>
          </table:table-cell>
          <table:table-cell table:number-columns-repeated="1015"/>
        </table:table-row>
        <table:table-row table:style-name="ro1">
          <table:table-cell table:formula="of:=IF([timings_dynamic.A32]&lt;&gt;&quot;&quot;;[timings_dynamic.A32];&quot;&quot;)" office:value-type="string" office:string-value="Elliptic/cube_1x1x1_GroundWaterFlow/LARGE_GroundWaterFlowProcess_cube_1x1x1_Neumann_1e5_stdout.log" calcext:value-type="string">
            <text:p>Elliptic/cube_1x1x1_GroundWaterFlow/LARGE_GroundWaterFlowProcess_cube_1x1x1_Neumann_1e5_stdout.log</text:p>
          </table:table-cell>
          <table:table-cell table:style-name="ce61" table:formula="of:=IF([.A34]&lt;&gt;&quot;&quot;;[timings_dynamic.B32]-[timings_fixed.B32];&quot;&quot;)" office:value-type="float" office:value="0.000305099999999996" calcext:value-type="float">
            <text:p>3.05E-04</text:p>
          </table:table-cell>
          <table:table-cell table:style-name="ce61" table:formula="of:=IF([.B34]&lt;&gt;&quot;&quot;;[timings_dynamic.C32]-[timings_fixed.C32];&quot;&quot;)" office:value-type="float" office:value="0.18335" calcext:value-type="float">
            <text:p>1.83E-01</text:p>
          </table:table-cell>
          <table:table-cell table:style-name="ce61" table:formula="of:=IF([.C34]&lt;&gt;&quot;&quot;;[timings_dynamic.D32]-[timings_fixed.D32];&quot;&quot;)" office:value-type="float" office:value="1.64483" calcext:value-type="float">
            <text:p>1.64E+00</text:p>
          </table:table-cell>
          <table:table-cell table:style-name="ce61" table:formula="of:=IF([.D34]&lt;&gt;&quot;&quot;;[timings_dynamic.E32]-[timings_fixed.E32];&quot;&quot;)" office:value-type="float" office:value="0.172" calcext:value-type="float">
            <text:p>1.72E-01</text:p>
          </table:table-cell>
          <table:table-cell table:style-name="ce61" table:formula="of:=IF([.E34]&lt;&gt;&quot;&quot;;[timings_dynamic.F32]-[timings_fixed.F32];&quot;&quot;)" office:value-type="float" office:value="-0.011705" calcext:value-type="float">
            <text:p>-1.17E-02</text:p>
          </table:table-cell>
          <table:table-cell table:style-name="ce61" table:formula="of:=IF([.F34]&lt;&gt;&quot;&quot;;[timings_dynamic.G32]-[timings_fixed.G32];&quot;&quot;)" office:value-type="float" office:value="0.0757490000000001" calcext:value-type="float">
            <text:p>7.57E-02</text:p>
          </table:table-cell>
          <table:table-cell table:style-name="ce61" table:formula="of:=IF([.G34]&lt;&gt;&quot;&quot;;[timings_dynamic.H32]-[timings_fixed.H32];&quot;&quot;)" office:value-type="float" office:value="0.17214" calcext:value-type="float">
            <text:p>1.72E-01</text:p>
          </table:table-cell>
          <table:table-cell table:style-name="ce61" table:formula="of:=IF([.H34]&lt;&gt;&quot;&quot;;[timings_dynamic.I32]-[timings_fixed.I32];&quot;&quot;)" office:value-type="float" office:value="0.20538" calcext:value-type="float">
            <text:p>2.05E-01</text:p>
          </table:table-cell>
          <table:table-cell table:number-columns-repeated="1015"/>
        </table:table-row>
        <table:table-row table:style-name="ro1">
          <table:table-cell table:formula="of:=IF([timings_dynamic.A33]&lt;&gt;&quot;&quot;;[timings_dynamic.A33];&quot;&quot;)" office:value-type="string" office:string-value="Elliptic/cube_1x1x1_GroundWaterFlow/LARGE_GroundWaterFlowProcess_cube_1x1x1_Neumann_1e6_stdout.log" calcext:value-type="string">
            <text:p>Elliptic/cube_1x1x1_GroundWaterFlow/LARGE_GroundWaterFlowProcess_cube_1x1x1_Neumann_1e6_stdout.log</text:p>
          </table:table-cell>
          <table:table-cell table:style-name="ce61" table:formula="of:=IF([.A35]&lt;&gt;&quot;&quot;;[timings_dynamic.B33]-[timings_fixed.B33];&quot;&quot;)" office:value-type="float" office:value="1.271413" calcext:value-type="float">
            <text:p>1.27E+00</text:p>
          </table:table-cell>
          <table:table-cell table:style-name="ce61" table:formula="of:=IF([.B35]&lt;&gt;&quot;&quot;;[timings_dynamic.C33]-[timings_fixed.C33];&quot;&quot;)" office:value-type="float" office:value="46.8835" calcext:value-type="float">
            <text:p>4.69E+01</text:p>
          </table:table-cell>
          <table:table-cell table:style-name="ce61" table:formula="of:=IF([.C35]&lt;&gt;&quot;&quot;;[timings_dynamic.D33]-[timings_fixed.D33];&quot;&quot;)" office:value-type="float" office:value="263.0759" calcext:value-type="float">
            <text:p>2.63E+02</text:p>
          </table:table-cell>
          <table:table-cell table:style-name="ce61" table:formula="of:=IF([.D35]&lt;&gt;&quot;&quot;;[timings_dynamic.E33]-[timings_fixed.E33];&quot;&quot;)" office:value-type="float" office:value="48.9307" calcext:value-type="float">
            <text:p>4.89E+01</text:p>
          </table:table-cell>
          <table:table-cell table:style-name="ce61" table:formula="of:=IF([.E35]&lt;&gt;&quot;&quot;;[timings_dynamic.F33]-[timings_fixed.F33];&quot;&quot;)" office:value-type="float" office:value="0.7455" calcext:value-type="float">
            <text:p>7.46E-01</text:p>
          </table:table-cell>
          <table:table-cell table:style-name="ce61" table:formula="of:=IF([.F35]&lt;&gt;&quot;&quot;;[timings_dynamic.G33]-[timings_fixed.G33];&quot;&quot;)" office:value-type="float" office:value="107.89062" calcext:value-type="float">
            <text:p>1.08E+02</text:p>
          </table:table-cell>
          <table:table-cell table:style-name="ce61" table:formula="of:=IF([.G35]&lt;&gt;&quot;&quot;;[timings_dynamic.H33]-[timings_fixed.H33];&quot;&quot;)" office:value-type="float" office:value="50.1287" calcext:value-type="float">
            <text:p>5.01E+01</text:p>
          </table:table-cell>
          <table:table-cell table:style-name="ce61" table:formula="of:=IF([.H35]&lt;&gt;&quot;&quot;;[timings_dynamic.I33]-[timings_fixed.I33];&quot;&quot;)" office:value-type="float" office:value="100.3078" calcext:value-type="float">
            <text:p>1.00E+02</text:p>
          </table:table-cell>
          <table:table-cell table:number-columns-repeated="1015"/>
        </table:table-row>
        <table:table-row table:style-name="ro1">
          <table:table-cell table:formula="of:=IF([timings_dynamic.A34]&lt;&gt;&quot;&quot;;[timings_dynamic.A34];&quot;&quot;)" office:value-type="string" office:string-value="Elliptic/cube_1x1x1_GroundWaterFlow/LARGE_GroundWaterFlowProcess_cube_1x1x1_Neumann_2e4_stdout.log" calcext:value-type="string">
            <text:p>Elliptic/cube_1x1x1_GroundWaterFlow/LARGE_GroundWaterFlowProcess_cube_1x1x1_Neumann_2e4_stdout.log</text:p>
          </table:table-cell>
          <table:table-cell table:style-name="ce61" table:formula="of:=IF([.A36]&lt;&gt;&quot;&quot;;[timings_dynamic.B34]-[timings_fixed.B34];&quot;&quot;)" office:value-type="float" office:value="0.000905990000000001" calcext:value-type="float">
            <text:p>9.06E-04</text:p>
          </table:table-cell>
          <table:table-cell table:style-name="ce61" table:formula="of:=IF([.B36]&lt;&gt;&quot;&quot;;[timings_dynamic.C34]-[timings_fixed.C34];&quot;&quot;)" office:value-type="float" office:value="0.033097" calcext:value-type="float">
            <text:p>3.31E-02</text:p>
          </table:table-cell>
          <table:table-cell table:style-name="ce61" table:formula="of:=IF([.C36]&lt;&gt;&quot;&quot;;[timings_dynamic.D34]-[timings_fixed.D34];&quot;&quot;)" office:value-type="float" office:value="0.320102" calcext:value-type="float">
            <text:p>3.20E-01</text:p>
          </table:table-cell>
          <table:table-cell table:style-name="ce61" table:formula="of:=IF([.D36]&lt;&gt;&quot;&quot;;[timings_dynamic.E34]-[timings_fixed.E34];&quot;&quot;)" office:value-type="float" office:value="0.02849" calcext:value-type="float">
            <text:p>2.85E-02</text:p>
          </table:table-cell>
          <table:table-cell table:style-name="ce61" table:formula="of:=IF([.E36]&lt;&gt;&quot;&quot;;[timings_dynamic.F34]-[timings_fixed.F34];&quot;&quot;)" office:value-type="float" office:value="-0.0055229" calcext:value-type="float">
            <text:p>-5.52E-03</text:p>
          </table:table-cell>
          <table:table-cell table:style-name="ce61" table:formula="of:=IF([.F36]&lt;&gt;&quot;&quot;;[timings_dynamic.G34]-[timings_fixed.G34];&quot;&quot;)" office:value-type="float" office:value="0.00885800000000003" calcext:value-type="float">
            <text:p>8.86E-03</text:p>
          </table:table-cell>
          <table:table-cell table:style-name="ce61" table:formula="of:=IF([.G36]&lt;&gt;&quot;&quot;;[timings_dynamic.H34]-[timings_fixed.H34];&quot;&quot;)" office:value-type="float" office:value="0.028521" calcext:value-type="float">
            <text:p>2.85E-02</text:p>
          </table:table-cell>
          <table:table-cell table:style-name="ce61" table:formula="of:=IF([.H36]&lt;&gt;&quot;&quot;;[timings_dynamic.I34]-[timings_fixed.I34];&quot;&quot;)" office:value-type="float" office:value="0.034732" calcext:value-type="float">
            <text:p>3.47E-02</text:p>
          </table:table-cell>
          <table:table-cell table:number-columns-repeated="1015"/>
        </table:table-row>
        <table:table-row table:style-name="ro1">
          <table:table-cell table:formula="of:=IF([timings_dynamic.A35]&lt;&gt;&quot;&quot;;[timings_dynamic.A35];&quot;&quot;)" office:value-type="string" office:string-value="Elliptic/cube_1x1x1_GroundWaterFlow/LARGE_GroundWaterFlowProcess_cube_1x1x1_Neumann_3e4_stdout.log" calcext:value-type="string">
            <text:p>Elliptic/cube_1x1x1_GroundWaterFlow/LARGE_GroundWaterFlowProcess_cube_1x1x1_Neumann_3e4_stdout.log</text:p>
          </table:table-cell>
          <table:table-cell table:style-name="ce61" table:formula="of:=IF([.A37]&lt;&gt;&quot;&quot;;[timings_dynamic.B35]-[timings_fixed.B35];&quot;&quot;)" office:value-type="float" office:value="-0.00000119999999999981" calcext:value-type="float">
            <text:p>-1.20E-06</text:p>
          </table:table-cell>
          <table:table-cell table:style-name="ce61" table:formula="of:=IF([.B37]&lt;&gt;&quot;&quot;;[timings_dynamic.C35]-[timings_fixed.C35];&quot;&quot;)" office:value-type="float" office:value="0.053874" calcext:value-type="float">
            <text:p>5.39E-02</text:p>
          </table:table-cell>
          <table:table-cell table:style-name="ce61" table:formula="of:=IF([.C37]&lt;&gt;&quot;&quot;;[timings_dynamic.D35]-[timings_fixed.D35];&quot;&quot;)" office:value-type="float" office:value="0.51545" calcext:value-type="float">
            <text:p>5.15E-01</text:p>
          </table:table-cell>
          <table:table-cell table:style-name="ce61" table:formula="of:=IF([.D37]&lt;&gt;&quot;&quot;;[timings_dynamic.E35]-[timings_fixed.E35];&quot;&quot;)" office:value-type="float" office:value="0.050252" calcext:value-type="float">
            <text:p>5.03E-02</text:p>
          </table:table-cell>
          <table:table-cell table:style-name="ce61" table:formula="of:=IF([.E37]&lt;&gt;&quot;&quot;;[timings_dynamic.F35]-[timings_fixed.F35];&quot;&quot;)" office:value-type="float" office:value="-0.00362399999999999" calcext:value-type="float">
            <text:p>-3.62E-03</text:p>
          </table:table-cell>
          <table:table-cell table:style-name="ce61" table:formula="of:=IF([.F37]&lt;&gt;&quot;&quot;;[timings_dynamic.G35]-[timings_fixed.G35];&quot;&quot;)" office:value-type="float" office:value="0.026429" calcext:value-type="float">
            <text:p>2.64E-02</text:p>
          </table:table-cell>
          <table:table-cell table:style-name="ce61" table:formula="of:=IF([.G37]&lt;&gt;&quot;&quot;;[timings_dynamic.H35]-[timings_fixed.H35];&quot;&quot;)" office:value-type="float" office:value="0.050336" calcext:value-type="float">
            <text:p>5.03E-02</text:p>
          </table:table-cell>
          <table:table-cell table:style-name="ce61" table:formula="of:=IF([.H37]&lt;&gt;&quot;&quot;;[timings_dynamic.I35]-[timings_fixed.I35];&quot;&quot;)" office:value-type="float" office:value="0.066326" calcext:value-type="float">
            <text:p>6.63E-02</text:p>
          </table:table-cell>
          <table:table-cell table:number-columns-repeated="1015"/>
        </table:table-row>
        <table:table-row table:style-name="ro1">
          <table:table-cell table:formula="of:=IF([timings_dynamic.A36]&lt;&gt;&quot;&quot;;[timings_dynamic.A36];&quot;&quot;)" office:value-type="string" office:string-value="Elliptic/cube_1x1x1_GroundWaterFlow/LARGE_GroundWaterFlowProcess_cube_1x1x1_Neumann_4e4_stdout.log" calcext:value-type="string">
            <text:p>Elliptic/cube_1x1x1_GroundWaterFlow/LARGE_GroundWaterFlowProcess_cube_1x1x1_Neumann_4e4_stdout.log</text:p>
          </table:table-cell>
          <table:table-cell table:style-name="ce61" table:formula="of:=IF([.A38]&lt;&gt;&quot;&quot;;[timings_dynamic.B36]-[timings_fixed.B36];&quot;&quot;)" office:value-type="float" office:value="-0.000324999999999999" calcext:value-type="float">
            <text:p>-3.25E-04</text:p>
          </table:table-cell>
          <table:table-cell table:style-name="ce61" table:formula="of:=IF([.B38]&lt;&gt;&quot;&quot;;[timings_dynamic.C36]-[timings_fixed.C36];&quot;&quot;)" office:value-type="float" office:value="0.075995" calcext:value-type="float">
            <text:p>7.60E-02</text:p>
          </table:table-cell>
          <table:table-cell table:style-name="ce61" table:formula="of:=IF([.C38]&lt;&gt;&quot;&quot;;[timings_dynamic.D36]-[timings_fixed.D36];&quot;&quot;)" office:value-type="float" office:value="0.67578" calcext:value-type="float">
            <text:p>6.76E-01</text:p>
          </table:table-cell>
          <table:table-cell table:style-name="ce61" table:formula="of:=IF([.D38]&lt;&gt;&quot;&quot;;[timings_dynamic.E36]-[timings_fixed.E36];&quot;&quot;)" office:value-type="float" office:value="0.071977" calcext:value-type="float">
            <text:p>7.20E-02</text:p>
          </table:table-cell>
          <table:table-cell table:style-name="ce61" table:formula="of:=IF([.E38]&lt;&gt;&quot;&quot;;[timings_dynamic.F36]-[timings_fixed.F36];&quot;&quot;)" office:value-type="float" office:value="-0.00368299999999999" calcext:value-type="float">
            <text:p>-3.68E-03</text:p>
          </table:table-cell>
          <table:table-cell table:style-name="ce61" table:formula="of:=IF([.F38]&lt;&gt;&quot;&quot;;[timings_dynamic.G36]-[timings_fixed.G36];&quot;&quot;)" office:value-type="float" office:value="0.0212180000000001" calcext:value-type="float">
            <text:p>2.12E-02</text:p>
          </table:table-cell>
          <table:table-cell table:style-name="ce61" table:formula="of:=IF([.G38]&lt;&gt;&quot;&quot;;[timings_dynamic.H36]-[timings_fixed.H36];&quot;&quot;)" office:value-type="float" office:value="0.072037" calcext:value-type="float">
            <text:p>7.20E-02</text:p>
          </table:table-cell>
          <table:table-cell table:style-name="ce61" table:formula="of:=IF([.H38]&lt;&gt;&quot;&quot;;[timings_dynamic.I36]-[timings_fixed.I36];&quot;&quot;)" office:value-type="float" office:value="0.080473" calcext:value-type="float">
            <text:p>8.05E-02</text:p>
          </table:table-cell>
          <table:table-cell table:number-columns-repeated="1015"/>
        </table:table-row>
        <table:table-row table:style-name="ro1">
          <table:table-cell table:formula="of:=IF([timings_dynamic.A37]&lt;&gt;&quot;&quot;;[timings_dynamic.A37];&quot;&quot;)" office:value-type="string" office:string-value="Elliptic/cube_1x1x1_GroundWaterFlow/LARGE_GroundWaterFlowProcess_cube_1x1x1_Neumann_5e4_stdout.log" calcext:value-type="string">
            <text:p>Elliptic/cube_1x1x1_GroundWaterFlow/LARGE_GroundWaterFlowProcess_cube_1x1x1_Neumann_5e4_stdout.log</text:p>
          </table:table-cell>
          <table:table-cell table:style-name="ce61" table:formula="of:=IF([.A39]&lt;&gt;&quot;&quot;;[timings_dynamic.B37]-[timings_fixed.B37];&quot;&quot;)" office:value-type="float" office:value="0.000856099999999999" calcext:value-type="float">
            <text:p>8.56E-04</text:p>
          </table:table-cell>
          <table:table-cell table:style-name="ce61" table:formula="of:=IF([.B39]&lt;&gt;&quot;&quot;;[timings_dynamic.C37]-[timings_fixed.C37];&quot;&quot;)" office:value-type="float" office:value="0.093054" calcext:value-type="float">
            <text:p>9.31E-02</text:p>
          </table:table-cell>
          <table:table-cell table:style-name="ce61" table:formula="of:=IF([.C39]&lt;&gt;&quot;&quot;;[timings_dynamic.D37]-[timings_fixed.D37];&quot;&quot;)" office:value-type="float" office:value="0.87835" calcext:value-type="float">
            <text:p>8.78E-01</text:p>
          </table:table-cell>
          <table:table-cell table:style-name="ce61" table:formula="of:=IF([.D39]&lt;&gt;&quot;&quot;;[timings_dynamic.E37]-[timings_fixed.E37];&quot;&quot;)" office:value-type="float" office:value="0.101939" calcext:value-type="float">
            <text:p>1.02E-01</text:p>
          </table:table-cell>
          <table:table-cell table:style-name="ce61" table:formula="of:=IF([.E39]&lt;&gt;&quot;&quot;;[timings_dynamic.F37]-[timings_fixed.F37];&quot;&quot;)" office:value-type="float" office:value="0.008044" calcext:value-type="float">
            <text:p>8.04E-03</text:p>
          </table:table-cell>
          <table:table-cell table:style-name="ce61" table:formula="of:=IF([.F39]&lt;&gt;&quot;&quot;;[timings_dynamic.G37]-[timings_fixed.G37];&quot;&quot;)" office:value-type="float" office:value="0.04339" calcext:value-type="float">
            <text:p>4.34E-02</text:p>
          </table:table-cell>
          <table:table-cell table:style-name="ce61" table:formula="of:=IF([.G39]&lt;&gt;&quot;&quot;;[timings_dynamic.H37]-[timings_fixed.H37];&quot;&quot;)" office:value-type="float" office:value="0.101839" calcext:value-type="float">
            <text:p>1.02E-01</text:p>
          </table:table-cell>
          <table:table-cell table:style-name="ce61" table:formula="of:=IF([.H39]&lt;&gt;&quot;&quot;;[timings_dynamic.I37]-[timings_fixed.I37];&quot;&quot;)" office:value-type="float" office:value="0.119929" calcext:value-type="float">
            <text:p>1.20E-01</text:p>
          </table:table-cell>
          <table:table-cell table:number-columns-repeated="1015"/>
        </table:table-row>
        <table:table-row table:style-name="ro1">
          <table:table-cell table:formula="of:=IF([timings_dynamic.A38]&lt;&gt;&quot;&quot;;[timings_dynamic.A38];&quot;&quot;)" office:value-type="string" office:string-value="Elliptic/line_1_GroundWaterFlow/GroundWaterFlowProcess_line_1_1e1_stdout.log" calcext:value-type="string">
            <text:p>Elliptic/line_1_GroundWaterFlow/GroundWaterFlowProcess_line_1_1e1_stdout.log</text:p>
          </table:table-cell>
          <table:table-cell table:style-name="ce61" table:formula="of:=IF([.A40]&lt;&gt;&quot;&quot;;[timings_dynamic.B38]-[timings_fixed.B38];&quot;&quot;)" office:value-type="float" office:value="0.000000953669999999999" calcext:value-type="float">
            <text:p>9.54E-07</text:p>
          </table:table-cell>
          <table:table-cell table:style-name="ce61" table:formula="of:=IF([.B40]&lt;&gt;&quot;&quot;;[timings_dynamic.C38]-[timings_fixed.C38];&quot;&quot;)" office:value-type="float" office:value="0.0000150204" calcext:value-type="float">
            <text:p>1.50E-05</text:p>
          </table:table-cell>
          <table:table-cell table:style-name="ce61" table:formula="of:=IF([.C40]&lt;&gt;&quot;&quot;;[timings_dynamic.D38]-[timings_fixed.D38];&quot;&quot;)" office:value-type="float" office:value="0.000607959999999999" calcext:value-type="float">
            <text:p>6.08E-04</text:p>
          </table:table-cell>
          <table:table-cell table:style-name="ce61" table:formula="of:=IF([.D40]&lt;&gt;&quot;&quot;;[timings_dynamic.E38]-[timings_fixed.E38];&quot;&quot;)" office:value-type="float" office:value="0.000015974" calcext:value-type="float">
            <text:p>1.60E-05</text:p>
          </table:table-cell>
          <table:table-cell table:style-name="ce61" table:formula="of:=IF([.E40]&lt;&gt;&quot;&quot;;[timings_dynamic.F38]-[timings_fixed.F38];&quot;&quot;)" office:value-type="float" office:value="0.00000190700000000002" calcext:value-type="float">
            <text:p>1.91E-06</text:p>
          </table:table-cell>
          <table:table-cell table:style-name="ce61" table:formula="of:=IF([.F40]&lt;&gt;&quot;&quot;;[timings_dynamic.G38]-[timings_fixed.G38];&quot;&quot;)" office:value-type="float" office:value="0.00020027" calcext:value-type="float">
            <text:p>2.00E-04</text:p>
          </table:table-cell>
          <table:table-cell table:style-name="ce61" table:formula="of:=IF([.G40]&lt;&gt;&quot;&quot;;[timings_dynamic.H38]-[timings_fixed.H38];&quot;&quot;)" office:value-type="float" office:value="0.00001812" calcext:value-type="float">
            <text:p>1.81E-05</text:p>
          </table:table-cell>
          <table:table-cell table:style-name="ce61" table:formula="of:=IF([.H40]&lt;&gt;&quot;&quot;;[timings_dynamic.I38]-[timings_fixed.I38];&quot;&quot;)" office:value-type="float" office:value="0.0000498300000000001" calcext:value-type="float">
            <text:p>4.98E-05</text:p>
          </table:table-cell>
          <table:table-cell table:number-columns-repeated="1015"/>
        </table:table-row>
        <table:table-row table:style-name="ro1">
          <table:table-cell table:formula="of:=IF([timings_dynamic.A39]&lt;&gt;&quot;&quot;;[timings_dynamic.A39];&quot;&quot;)" office:value-type="string" office:string-value="Elliptic/line_1_GroundWaterFlow/GroundWaterFlowProcess_line_1_Neumann_1e1_stdout.log" calcext:value-type="string">
            <text:p>Elliptic/line_1_GroundWaterFlow/GroundWaterFlowProcess_line_1_Neumann_1e1_stdout.log</text:p>
          </table:table-cell>
          <table:table-cell table:style-name="ce61" table:formula="of:=IF([.A41]&lt;&gt;&quot;&quot;;[timings_dynamic.B39]-[timings_fixed.B39];&quot;&quot;)" office:value-type="float" office:value="0.000000953669999999999" calcext:value-type="float">
            <text:p>9.54E-07</text:p>
          </table:table-cell>
          <table:table-cell table:style-name="ce61" table:formula="of:=IF([.B41]&lt;&gt;&quot;&quot;;[timings_dynamic.C39]-[timings_fixed.C39];&quot;&quot;)" office:value-type="float" office:value="0.0000200271" calcext:value-type="float">
            <text:p>2.00E-05</text:p>
          </table:table-cell>
          <table:table-cell table:style-name="ce61" table:formula="of:=IF([.C41]&lt;&gt;&quot;&quot;;[timings_dynamic.D39]-[timings_fixed.D39];&quot;&quot;)" office:value-type="float" office:value="0.000373119999999999" calcext:value-type="float">
            <text:p>3.73E-04</text:p>
          </table:table-cell>
          <table:table-cell table:style-name="ce61" table:formula="of:=IF([.D41]&lt;&gt;&quot;&quot;;[timings_dynamic.E39]-[timings_fixed.E39];&quot;&quot;)" office:value-type="float" office:value="0.000017166" calcext:value-type="float">
            <text:p>1.72E-05</text:p>
          </table:table-cell>
          <table:table-cell table:style-name="ce61" table:formula="of:=IF([.E41]&lt;&gt;&quot;&quot;;[timings_dynamic.F39]-[timings_fixed.F39];&quot;&quot;)" office:value-type="float" office:value="-0.00000405300000000001" calcext:value-type="float">
            <text:p>-4.05E-06</text:p>
          </table:table-cell>
          <table:table-cell table:style-name="ce61" table:formula="of:=IF([.F41]&lt;&gt;&quot;&quot;;[timings_dynamic.G39]-[timings_fixed.G39];&quot;&quot;)" office:value-type="float" office:value="0.000051499" calcext:value-type="float">
            <text:p>5.15E-05</text:p>
          </table:table-cell>
          <table:table-cell table:style-name="ce61" table:formula="of:=IF([.G41]&lt;&gt;&quot;&quot;;[timings_dynamic.H39]-[timings_fixed.H39];&quot;&quot;)" office:value-type="float" office:value="0.000017166" calcext:value-type="float">
            <text:p>1.72E-05</text:p>
          </table:table-cell>
          <table:table-cell table:style-name="ce61" table:formula="of:=IF([.H41]&lt;&gt;&quot;&quot;;[timings_dynamic.I39]-[timings_fixed.I39];&quot;&quot;)" office:value-type="float" office:value="-0.0000250299999999999" calcext:value-type="float">
            <text:p>-2.50E-05</text:p>
          </table:table-cell>
          <table:table-cell table:number-columns-repeated="1015"/>
        </table:table-row>
        <table:table-row table:style-name="ro1">
          <table:table-cell table:formula="of:=IF([timings_dynamic.A40]&lt;&gt;&quot;&quot;;[timings_dynamic.A40];&quot;&quot;)" office:value-type="string" office:string-value="Elliptic/line_1_GroundWaterFlow/GroundWaterFlowProcess_line_1_Robin_Left_Picard_1e1_stdout.log" calcext:value-type="string">
            <text:p>Elliptic/line_1_GroundWaterFlow/GroundWaterFlowProcess_line_1_Robin_Left_Picard_1e1_stdout.log</text:p>
          </table:table-cell>
          <table:table-cell table:style-name="ce61" table:formula="of:=IF([.A42]&lt;&gt;&quot;&quot;;[timings_dynamic.B40]-[timings_fixed.B40];&quot;&quot;)" office:value-type="float" office:value="0.000000953669999999999" calcext:value-type="float">
            <text:p>9.54E-07</text:p>
          </table:table-cell>
          <table:table-cell table:style-name="ce61" table:formula="of:=IF([.B42]&lt;&gt;&quot;&quot;;[timings_dynamic.C40]-[timings_fixed.C40];&quot;&quot;)" office:value-type="float" office:value="0.0000240803" calcext:value-type="float">
            <text:p>2.41E-05</text:p>
          </table:table-cell>
          <table:table-cell table:style-name="ce61" table:formula="of:=IF([.C42]&lt;&gt;&quot;&quot;;[timings_dynamic.D40]-[timings_fixed.D40];&quot;&quot;)" office:value-type="float" office:value="0.00233316" calcext:value-type="float">
            <text:p>2.33E-03</text:p>
          </table:table-cell>
          <table:table-cell table:style-name="ce61" table:formula="of:=IF([.D42]&lt;&gt;&quot;&quot;;[timings_dynamic.E40]-[timings_fixed.E40];&quot;&quot;)" office:value-type="float" office:value="0.000077963" calcext:value-type="float">
            <text:p>7.80E-05</text:p>
          </table:table-cell>
          <table:table-cell table:style-name="ce61" table:formula="of:=IF([.E42]&lt;&gt;&quot;&quot;;[timings_dynamic.F40]-[timings_fixed.F40];&quot;&quot;)" office:value-type="float" office:value="0.000050068" calcext:value-type="float">
            <text:p>5.01E-05</text:p>
          </table:table-cell>
          <table:table-cell table:style-name="ce61" table:formula="of:=IF([.F42]&lt;&gt;&quot;&quot;;[timings_dynamic.G40]-[timings_fixed.G40];&quot;&quot;)" office:value-type="float" office:value="0.000849962" calcext:value-type="float">
            <text:p>8.50E-04</text:p>
          </table:table-cell>
          <table:table-cell table:style-name="ce61" table:formula="of:=IF([.G42]&lt;&gt;&quot;&quot;;[timings_dynamic.H40]-[timings_fixed.H40];&quot;&quot;)" office:value-type="float" office:value="0.000082254" calcext:value-type="float">
            <text:p>8.23E-05</text:p>
          </table:table-cell>
          <table:table-cell table:style-name="ce61" table:formula="of:=IF([.H42]&lt;&gt;&quot;&quot;;[timings_dynamic.I40]-[timings_fixed.I40];&quot;&quot;)" office:value-type="float" office:value="0.00027108" calcext:value-type="float">
            <text:p>2.71E-04</text:p>
          </table:table-cell>
          <table:table-cell table:number-columns-repeated="1015"/>
        </table:table-row>
        <table:table-row table:style-name="ro1">
          <table:table-cell table:formula="of:=IF([timings_dynamic.A41]&lt;&gt;&quot;&quot;;[timings_dynamic.A41];&quot;&quot;)" office:value-type="string" office:string-value="Elliptic/line_1_GroundWaterFlow/GroundWaterFlowProcess_line_1_Robin_Right_Picard_1e1_stdout.log" calcext:value-type="string">
            <text:p>Elliptic/line_1_GroundWaterFlow/GroundWaterFlowProcess_line_1_Robin_Right_Picard_1e1_stdout.log</text:p>
          </table:table-cell>
          <table:table-cell table:style-name="ce61" table:formula="of:=IF([.A43]&lt;&gt;&quot;&quot;;[timings_dynamic.B41]-[timings_fixed.B41];&quot;&quot;)" office:value-type="float" office:value="0.0000011921" calcext:value-type="float">
            <text:p>1.19E-06</text:p>
          </table:table-cell>
          <table:table-cell table:style-name="ce61" table:formula="of:=IF([.B43]&lt;&gt;&quot;&quot;;[timings_dynamic.C41]-[timings_fixed.C41];&quot;&quot;)" office:value-type="float" office:value="0.0000181198" calcext:value-type="float">
            <text:p>1.81E-05</text:p>
          </table:table-cell>
          <table:table-cell table:style-name="ce61" table:formula="of:=IF([.C43]&lt;&gt;&quot;&quot;;[timings_dynamic.D41]-[timings_fixed.D41];&quot;&quot;)" office:value-type="float" office:value="0.00028611" calcext:value-type="float">
            <text:p>2.86E-04</text:p>
          </table:table-cell>
          <table:table-cell table:style-name="ce61" table:formula="of:=IF([.D43]&lt;&gt;&quot;&quot;;[timings_dynamic.E41]-[timings_fixed.E41];&quot;&quot;)" office:value-type="float" office:value="0.000025272" calcext:value-type="float">
            <text:p>2.53E-05</text:p>
          </table:table-cell>
          <table:table-cell table:style-name="ce61" table:formula="of:=IF([.E43]&lt;&gt;&quot;&quot;;[timings_dynamic.F41]-[timings_fixed.F41];&quot;&quot;)" office:value-type="float" office:value="0.00000691399999999998" calcext:value-type="float">
            <text:p>6.91E-06</text:p>
          </table:table-cell>
          <table:table-cell table:style-name="ce61" table:formula="of:=IF([.F43]&lt;&gt;&quot;&quot;;[timings_dynamic.G41]-[timings_fixed.G41];&quot;&quot;)" office:value-type="float" office:value="0.00014282" calcext:value-type="float">
            <text:p>1.43E-04</text:p>
          </table:table-cell>
          <table:table-cell table:style-name="ce61" table:formula="of:=IF([.G43]&lt;&gt;&quot;&quot;;[timings_dynamic.H41]-[timings_fixed.H41];&quot;&quot;)" office:value-type="float" office:value="0.000025988" calcext:value-type="float">
            <text:p>2.60E-05</text:p>
          </table:table-cell>
          <table:table-cell table:style-name="ce61" table:formula="of:=IF([.H43]&lt;&gt;&quot;&quot;;[timings_dynamic.I41]-[timings_fixed.I41];&quot;&quot;)" office:value-type="float" office:value="0.0000717700000000001" calcext:value-type="float">
            <text:p>7.18E-05</text:p>
          </table:table-cell>
          <table:table-cell table:number-columns-repeated="1015"/>
        </table:table-row>
        <table:table-row table:style-name="ro1">
          <table:table-cell table:formula="of:=IF([timings_dynamic.A42]&lt;&gt;&quot;&quot;;[timings_dynamic.A42];&quot;&quot;)" office:value-type="string" office:string-value="Elliptic/line_1_GroundWaterFlow/GroundWaterFlowProcess_line_1_Time_Dep_Dirichlet_1e1_stdout.log" calcext:value-type="string">
            <text:p>Elliptic/line_1_GroundWaterFlow/GroundWaterFlowProcess_line_1_Time_Dep_Dirichlet_1e1_stdout.log</text:p>
          </table:table-cell>
          <table:table-cell table:style-name="ce61" table:formula="of:=IF([.A44]&lt;&gt;&quot;&quot;;[timings_dynamic.B42]-[timings_fixed.B42];&quot;&quot;)" office:value-type="float" office:value="-0.00003433226" calcext:value-type="float">
            <text:p>-3.43E-05</text:p>
          </table:table-cell>
          <table:table-cell table:style-name="ce61" table:formula="of:=IF([.B44]&lt;&gt;&quot;&quot;;[timings_dynamic.C42]-[timings_fixed.C42];&quot;&quot;)" office:value-type="float" office:value="-0.00006890267" calcext:value-type="float">
            <text:p>-6.89E-05</text:p>
          </table:table-cell>
          <table:table-cell table:style-name="ce61" table:formula="of:=IF([.C44]&lt;&gt;&quot;&quot;;[timings_dynamic.D42]-[timings_fixed.D42];&quot;&quot;)" office:value-type="float" office:value="-0.0022958" calcext:value-type="float">
            <text:p>-2.30E-03</text:p>
          </table:table-cell>
          <table:table-cell table:style-name="ce61" table:formula="of:=IF([.D44]&lt;&gt;&quot;&quot;;[timings_dynamic.E42]-[timings_fixed.E42];&quot;&quot;)" office:value-type="float" office:value="-0.000591518" calcext:value-type="float">
            <text:p>-5.92E-04</text:p>
          </table:table-cell>
          <table:table-cell table:style-name="ce61" table:formula="of:=IF([.E44]&lt;&gt;&quot;&quot;;[timings_dynamic.F42]-[timings_fixed.F42];&quot;&quot;)" office:value-type="float" office:value="-0.0004959118" calcext:value-type="float">
            <text:p>-4.96E-04</text:p>
          </table:table-cell>
          <table:table-cell table:style-name="ce61" table:formula="of:=IF([.F44]&lt;&gt;&quot;&quot;;[timings_dynamic.G42]-[timings_fixed.G42];&quot;&quot;)" office:value-type="float" office:value="-0.002020366" calcext:value-type="float">
            <text:p>-2.02E-03</text:p>
          </table:table-cell>
          <table:table-cell table:style-name="ce61" table:formula="of:=IF([.G44]&lt;&gt;&quot;&quot;;[timings_dynamic.H42]-[timings_fixed.H42];&quot;&quot;)" office:value-type="float" office:value="-0.000640392" calcext:value-type="float">
            <text:p>-6.40E-04</text:p>
          </table:table-cell>
          <table:table-cell table:style-name="ce61" table:formula="of:=IF([.H44]&lt;&gt;&quot;&quot;;[timings_dynamic.I42]-[timings_fixed.I42];&quot;&quot;)" office:value-type="float" office:value="-0.00302218" calcext:value-type="float">
            <text:p>-3.02E-03</text:p>
          </table:table-cell>
          <table:table-cell table:number-columns-repeated="1015"/>
        </table:table-row>
        <table:table-row table:style-name="ro1">
          <table:table-cell table:formula="of:=IF([timings_dynamic.A43]&lt;&gt;&quot;&quot;;[timings_dynamic.A43];&quot;&quot;)" office:value-type="string" office:string-value="Elliptic/line_1_GroundWaterFlow/GroundWaterFlowProcess_line_1_Time_Dep_Neumann_1e1_stdout.log" calcext:value-type="string">
            <text:p>Elliptic/line_1_GroundWaterFlow/GroundWaterFlowProcess_line_1_Time_Dep_Neumann_1e1_stdout.log</text:p>
          </table:table-cell>
          <table:table-cell table:style-name="ce61" table:formula="of:=IF([.A45]&lt;&gt;&quot;&quot;;[timings_dynamic.B43]-[timings_fixed.B43];&quot;&quot;)" office:value-type="float" office:value="-0.00001311303" calcext:value-type="float">
            <text:p>-1.31E-05</text:p>
          </table:table-cell>
          <table:table-cell table:style-name="ce61" table:formula="of:=IF([.B45]&lt;&gt;&quot;&quot;;[timings_dynamic.C43]-[timings_fixed.C43];&quot;&quot;)" office:value-type="float" office:value="0.00002336493" calcext:value-type="float">
            <text:p>2.34E-05</text:p>
          </table:table-cell>
          <table:table-cell table:style-name="ce61" table:formula="of:=IF([.C45]&lt;&gt;&quot;&quot;;[timings_dynamic.D43]-[timings_fixed.D43];&quot;&quot;)" office:value-type="float" office:value="-0.0029183" calcext:value-type="float">
            <text:p>-2.92E-03</text:p>
          </table:table-cell>
          <table:table-cell table:style-name="ce61" table:formula="of:=IF([.D45]&lt;&gt;&quot;&quot;;[timings_dynamic.E43]-[timings_fixed.E43];&quot;&quot;)" office:value-type="float" office:value="-0.000396488" calcext:value-type="float">
            <text:p>-3.96E-04</text:p>
          </table:table-cell>
          <table:table-cell table:style-name="ce61" table:formula="of:=IF([.E45]&lt;&gt;&quot;&quot;;[timings_dynamic.F43]-[timings_fixed.F43];&quot;&quot;)" office:value-type="float" office:value="-0.000355721" calcext:value-type="float">
            <text:p>-3.56E-04</text:p>
          </table:table-cell>
          <table:table-cell table:style-name="ce61" table:formula="of:=IF([.F45]&lt;&gt;&quot;&quot;;[timings_dynamic.G43]-[timings_fixed.G43];&quot;&quot;)" office:value-type="float" office:value="-0.002646678" calcext:value-type="float">
            <text:p>-2.65E-03</text:p>
          </table:table-cell>
          <table:table-cell table:style-name="ce61" table:formula="of:=IF([.G45]&lt;&gt;&quot;&quot;;[timings_dynamic.H43]-[timings_fixed.H43];&quot;&quot;)" office:value-type="float" office:value="-0.000457761" calcext:value-type="float">
            <text:p>-4.58E-04</text:p>
          </table:table-cell>
          <table:table-cell table:style-name="ce61" table:formula="of:=IF([.H45]&lt;&gt;&quot;&quot;;[timings_dynamic.I43]-[timings_fixed.I43];&quot;&quot;)" office:value-type="float" office:value="-0.00324679" calcext:value-type="float">
            <text:p>-3.25E-03</text:p>
          </table:table-cell>
          <table:table-cell table:number-columns-repeated="1015"/>
        </table:table-row>
        <table:table-row table:style-name="ro1">
          <table:table-cell table:formula="of:=IF([timings_dynamic.A44]&lt;&gt;&quot;&quot;;[timings_dynamic.A44];&quot;&quot;)" office:value-type="string" office:string-value="Elliptic/square_1x1_GroundWaterFlow/GroundWaterFlowProcess_square_1x1_1e0_stdout.log" calcext:value-type="string">
            <text:p>Elliptic/square_1x1_GroundWaterFlow/GroundWaterFlowProcess_square_1x1_1e0_stdout.log</text:p>
          </table:table-cell>
          <table:table-cell table:style-name="ce61" table:formula="of:=IF([.A46]&lt;&gt;&quot;&quot;;[timings_dynamic.B44]-[timings_fixed.B44];&quot;&quot;)" office:value-type="float" office:value="-0.00000810624" calcext:value-type="float">
            <text:p>-8.11E-06</text:p>
          </table:table-cell>
          <table:table-cell table:style-name="ce61" table:formula="of:=IF([.B46]&lt;&gt;&quot;&quot;;[timings_dynamic.C44]-[timings_fixed.C44];&quot;&quot;)" office:value-type="float" office:value="-0.0000269413" calcext:value-type="float">
            <text:p>-2.69E-05</text:p>
          </table:table-cell>
          <table:table-cell table:style-name="ce61" table:formula="of:=IF([.C46]&lt;&gt;&quot;&quot;;[timings_dynamic.D44]-[timings_fixed.D44];&quot;&quot;)" office:value-type="float" office:value="-0.00155115" calcext:value-type="float">
            <text:p>-1.55E-03</text:p>
          </table:table-cell>
          <table:table-cell table:style-name="ce61" table:formula="of:=IF([.D46]&lt;&gt;&quot;&quot;;[timings_dynamic.E44]-[timings_fixed.E44];&quot;&quot;)" office:value-type="float" office:value="-0.000329971" calcext:value-type="float">
            <text:p>-3.30E-04</text:p>
          </table:table-cell>
          <table:table-cell table:style-name="ce61" table:formula="of:=IF([.E46]&lt;&gt;&quot;&quot;;[timings_dynamic.F44]-[timings_fixed.F44];&quot;&quot;)" office:value-type="float" office:value="-0.000286102" calcext:value-type="float">
            <text:p>-2.86E-04</text:p>
          </table:table-cell>
          <table:table-cell table:style-name="ce61" table:formula="of:=IF([.F46]&lt;&gt;&quot;&quot;;[timings_dynamic.G44]-[timings_fixed.G44];&quot;&quot;)" office:value-type="float" office:value="-0.00042319" calcext:value-type="float">
            <text:p>-4.23E-04</text:p>
          </table:table-cell>
          <table:table-cell table:style-name="ce61" table:formula="of:=IF([.G46]&lt;&gt;&quot;&quot;;[timings_dynamic.H44]-[timings_fixed.H44];&quot;&quot;)" office:value-type="float" office:value="-0.000343084" calcext:value-type="float">
            <text:p>-3.43E-04</text:p>
          </table:table-cell>
          <table:table-cell table:style-name="ce61" table:formula="of:=IF([.H46]&lt;&gt;&quot;&quot;;[timings_dynamic.I44]-[timings_fixed.I44];&quot;&quot;)" office:value-type="float" office:value="-0.00057292" calcext:value-type="float">
            <text:p>-5.73E-04</text:p>
          </table:table-cell>
          <table:table-cell table:number-columns-repeated="1015"/>
        </table:table-row>
        <table:table-row table:style-name="ro1">
          <table:table-cell table:formula="of:=IF([timings_dynamic.A45]&lt;&gt;&quot;&quot;;[timings_dynamic.A45];&quot;&quot;)" office:value-type="string" office:string-value="Elliptic/square_1x1_GroundWaterFlow/GroundWaterFlowProcess_square_1x1_1e1_stdout.log" calcext:value-type="string">
            <text:p>Elliptic/square_1x1_GroundWaterFlow/GroundWaterFlowProcess_square_1x1_1e1_stdout.log</text:p>
          </table:table-cell>
          <table:table-cell table:style-name="ce61" table:formula="of:=IF([.A47]&lt;&gt;&quot;&quot;;[timings_dynamic.B45]-[timings_fixed.B45];&quot;&quot;)" office:value-type="float" office:value="-0.00000214577" calcext:value-type="float">
            <text:p>-2.15E-06</text:p>
          </table:table-cell>
          <table:table-cell table:style-name="ce61" table:formula="of:=IF([.B47]&lt;&gt;&quot;&quot;;[timings_dynamic.C45]-[timings_fixed.C45];&quot;&quot;)" office:value-type="float" office:value="0.0000147819" calcext:value-type="float">
            <text:p>1.48E-05</text:p>
          </table:table-cell>
          <table:table-cell table:style-name="ce61" table:formula="of:=IF([.C47]&lt;&gt;&quot;&quot;;[timings_dynamic.D45]-[timings_fixed.D45];&quot;&quot;)" office:value-type="float" office:value="0.00123119" calcext:value-type="float">
            <text:p>1.23E-03</text:p>
          </table:table-cell>
          <table:table-cell table:style-name="ce61" table:formula="of:=IF([.D47]&lt;&gt;&quot;&quot;;[timings_dynamic.E45]-[timings_fixed.E45];&quot;&quot;)" office:value-type="float" office:value="0.000029803" calcext:value-type="float">
            <text:p>2.98E-05</text:p>
          </table:table-cell>
          <table:table-cell table:style-name="ce61" table:formula="of:=IF([.E47]&lt;&gt;&quot;&quot;;[timings_dynamic.F45]-[timings_fixed.F45];&quot;&quot;)" office:value-type="float" office:value="0.000016212" calcext:value-type="float">
            <text:p>1.62E-05</text:p>
          </table:table-cell>
          <table:table-cell table:style-name="ce61" table:formula="of:=IF([.F47]&lt;&gt;&quot;&quot;;[timings_dynamic.G45]-[timings_fixed.G45];&quot;&quot;)" office:value-type="float" office:value="0.0000639" calcext:value-type="float">
            <text:p>6.39E-05</text:p>
          </table:table-cell>
          <table:table-cell table:style-name="ce61" table:formula="of:=IF([.G47]&lt;&gt;&quot;&quot;;[timings_dynamic.H45]-[timings_fixed.H45];&quot;&quot;)" office:value-type="float" office:value="0.000030756" calcext:value-type="float">
            <text:p>3.08E-05</text:p>
          </table:table-cell>
          <table:table-cell table:style-name="ce61" table:formula="of:=IF([.H47]&lt;&gt;&quot;&quot;;[timings_dynamic.I45]-[timings_fixed.I45];&quot;&quot;)" office:value-type="float" office:value="0.0000221800000000001" calcext:value-type="float">
            <text:p>2.22E-05</text:p>
          </table:table-cell>
          <table:table-cell table:number-columns-repeated="1015"/>
        </table:table-row>
        <table:table-row table:style-name="ro1">
          <table:table-cell table:formula="of:=IF([timings_dynamic.A46]&lt;&gt;&quot;&quot;;[timings_dynamic.A46];&quot;&quot;)" office:value-type="string" office:string-value="Elliptic/square_1x1_GroundWaterFlow/GroundWaterFlowProcess_square_1x1_1e2_axi_stdout.log" calcext:value-type="string">
            <text:p>Elliptic/square_1x1_GroundWaterFlow/GroundWaterFlowProcess_square_1x1_1e2_axi_stdout.log</text:p>
          </table:table-cell>
          <table:table-cell table:style-name="ce61" table:formula="of:=IF([.A48]&lt;&gt;&quot;&quot;;[timings_dynamic.B46]-[timings_fixed.B46];&quot;&quot;)" office:value-type="float" office:value="0" calcext:value-type="float">
            <text:p>0.00E+00</text:p>
          </table:table-cell>
          <table:table-cell table:style-name="ce61" table:formula="of:=IF([.B48]&lt;&gt;&quot;&quot;;[timings_dynamic.C46]-[timings_fixed.C46];&quot;&quot;)" office:value-type="float" office:value="0.0000920296" calcext:value-type="float">
            <text:p>9.20E-05</text:p>
          </table:table-cell>
          <table:table-cell table:style-name="ce61" table:formula="of:=IF([.C48]&lt;&gt;&quot;&quot;;[timings_dynamic.D46]-[timings_fixed.D46];&quot;&quot;)" office:value-type="float" office:value="0.00172091" calcext:value-type="float">
            <text:p>1.72E-03</text:p>
          </table:table-cell>
          <table:table-cell table:style-name="ce61" table:formula="of:=IF([.D48]&lt;&gt;&quot;&quot;;[timings_dynamic.E46]-[timings_fixed.E46];&quot;&quot;)" office:value-type="float" office:value="0.000084162" calcext:value-type="float">
            <text:p>8.42E-05</text:p>
          </table:table-cell>
          <table:table-cell table:style-name="ce61" table:formula="of:=IF([.E48]&lt;&gt;&quot;&quot;;[timings_dynamic.F46]-[timings_fixed.F46];&quot;&quot;)" office:value-type="float" office:value="-0.00000905999999999997" calcext:value-type="float">
            <text:p>-9.06E-06</text:p>
          </table:table-cell>
          <table:table-cell table:style-name="ce61" table:formula="of:=IF([.F48]&lt;&gt;&quot;&quot;;[timings_dynamic.G46]-[timings_fixed.G46];&quot;&quot;)" office:value-type="float" office:value="0.00022601" calcext:value-type="float">
            <text:p>2.26E-04</text:p>
          </table:table-cell>
          <table:table-cell table:style-name="ce61" table:formula="of:=IF([.G48]&lt;&gt;&quot;&quot;;[timings_dynamic.H46]-[timings_fixed.H46];&quot;&quot;)" office:value-type="float" office:value="0.000086308" calcext:value-type="float">
            <text:p>8.63E-05</text:p>
          </table:table-cell>
          <table:table-cell table:style-name="ce61" table:formula="of:=IF([.H48]&lt;&gt;&quot;&quot;;[timings_dynamic.I46]-[timings_fixed.I46];&quot;&quot;)" office:value-type="float" office:value="0.0000169300000000001" calcext:value-type="float">
            <text:p>1.69E-05</text:p>
          </table:table-cell>
          <table:table-cell table:number-columns-repeated="1015"/>
        </table:table-row>
        <table:table-row table:style-name="ro1">
          <table:table-cell table:formula="of:=IF([timings_dynamic.A47]&lt;&gt;&quot;&quot;;[timings_dynamic.A47];&quot;&quot;)" office:value-type="string" office:string-value="Elliptic/square_1x1_GroundWaterFlow/GroundWaterFlowProcess_square_1x1_1e2_stdout.log" calcext:value-type="string">
            <text:p>Elliptic/square_1x1_GroundWaterFlow/GroundWaterFlowProcess_square_1x1_1e2_stdout.log</text:p>
          </table:table-cell>
          <table:table-cell table:style-name="ce61" table:formula="of:=IF([.A49]&lt;&gt;&quot;&quot;;[timings_dynamic.B47]-[timings_fixed.B47];&quot;&quot;)" office:value-type="float" office:value="0" calcext:value-type="float">
            <text:p>0.00E+00</text:p>
          </table:table-cell>
          <table:table-cell table:style-name="ce61" table:formula="of:=IF([.B49]&lt;&gt;&quot;&quot;;[timings_dynamic.C47]-[timings_fixed.C47];&quot;&quot;)" office:value-type="float" office:value="0.0000882144" calcext:value-type="float">
            <text:p>8.82E-05</text:p>
          </table:table-cell>
          <table:table-cell table:style-name="ce61" table:formula="of:=IF([.C49]&lt;&gt;&quot;&quot;;[timings_dynamic.D47]-[timings_fixed.D47];&quot;&quot;)" office:value-type="float" office:value="0.00051308" calcext:value-type="float">
            <text:p>5.13E-04</text:p>
          </table:table-cell>
          <table:table-cell table:style-name="ce61" table:formula="of:=IF([.D49]&lt;&gt;&quot;&quot;;[timings_dynamic.E47]-[timings_fixed.E47];&quot;&quot;)" office:value-type="float" office:value="0.000085115" calcext:value-type="float">
            <text:p>8.51E-05</text:p>
          </table:table-cell>
          <table:table-cell table:style-name="ce61" table:formula="of:=IF([.E49]&lt;&gt;&quot;&quot;;[timings_dynamic.F47]-[timings_fixed.F47];&quot;&quot;)" office:value-type="float" office:value="-0.00000381400000000001" calcext:value-type="float">
            <text:p>-3.81E-06</text:p>
          </table:table-cell>
          <table:table-cell table:style-name="ce61" table:formula="of:=IF([.F49]&lt;&gt;&quot;&quot;;[timings_dynamic.G47]-[timings_fixed.G47];&quot;&quot;)" office:value-type="float" office:value="0.00018836" calcext:value-type="float">
            <text:p>1.88E-04</text:p>
          </table:table-cell>
          <table:table-cell table:style-name="ce61" table:formula="of:=IF([.G49]&lt;&gt;&quot;&quot;;[timings_dynamic.H47]-[timings_fixed.H47];&quot;&quot;)" office:value-type="float" office:value="0.000087023" calcext:value-type="float">
            <text:p>8.70E-05</text:p>
          </table:table-cell>
          <table:table-cell table:style-name="ce61" table:formula="of:=IF([.H49]&lt;&gt;&quot;&quot;;[timings_dynamic.I47]-[timings_fixed.I47];&quot;&quot;)" office:value-type="float" office:value="0.00012517" calcext:value-type="float">
            <text:p>1.25E-04</text:p>
          </table:table-cell>
          <table:table-cell table:number-columns-repeated="1015"/>
        </table:table-row>
        <table:table-row table:style-name="ro1">
          <table:table-cell table:formula="of:=IF([timings_dynamic.A48]&lt;&gt;&quot;&quot;;[timings_dynamic.A48];&quot;&quot;)" office:value-type="string" office:string-value="Elliptic/square_1x1_GroundWaterFlow/GroundWaterFlowProcess_square_1x1_1e3_stdout.log" calcext:value-type="string">
            <text:p>Elliptic/square_1x1_GroundWaterFlow/GroundWaterFlowProcess_square_1x1_1e3_stdout.log</text:p>
          </table:table-cell>
          <table:table-cell table:style-name="ce61" table:formula="of:=IF([.A50]&lt;&gt;&quot;&quot;;[timings_dynamic.B48]-[timings_fixed.B48];&quot;&quot;)" office:value-type="float" office:value="0.000036002" calcext:value-type="float">
            <text:p>3.60E-05</text:p>
          </table:table-cell>
          <table:table-cell table:style-name="ce61" table:formula="of:=IF([.B50]&lt;&gt;&quot;&quot;;[timings_dynamic.C48]-[timings_fixed.C48];&quot;&quot;)" office:value-type="float" office:value="0.000925063" calcext:value-type="float">
            <text:p>9.25E-04</text:p>
          </table:table-cell>
          <table:table-cell table:style-name="ce61" table:formula="of:=IF([.C50]&lt;&gt;&quot;&quot;;[timings_dynamic.D48]-[timings_fixed.D48];&quot;&quot;)" office:value-type="float" office:value="0.0048871" calcext:value-type="float">
            <text:p>4.89E-03</text:p>
          </table:table-cell>
          <table:table-cell table:style-name="ce61" table:formula="of:=IF([.D50]&lt;&gt;&quot;&quot;;[timings_dynamic.E48]-[timings_fixed.E48];&quot;&quot;)" office:value-type="float" office:value="0.00097919" calcext:value-type="float">
            <text:p>9.79E-04</text:p>
          </table:table-cell>
          <table:table-cell table:style-name="ce61" table:formula="of:=IF([.E50]&lt;&gt;&quot;&quot;;[timings_dynamic.F48]-[timings_fixed.F48];&quot;&quot;)" office:value-type="float" office:value="0.000014782" calcext:value-type="float">
            <text:p>1.48E-05</text:p>
          </table:table-cell>
          <table:table-cell table:style-name="ce61" table:formula="of:=IF([.F50]&lt;&gt;&quot;&quot;;[timings_dynamic.G48]-[timings_fixed.G48];&quot;&quot;)" office:value-type="float" office:value="-0.0000689000000000002" calcext:value-type="float">
            <text:p>-6.89E-05</text:p>
          </table:table-cell>
          <table:table-cell table:style-name="ce61" table:formula="of:=IF([.G50]&lt;&gt;&quot;&quot;;[timings_dynamic.H48]-[timings_fixed.H48];&quot;&quot;)" office:value-type="float" office:value="0.00097704" calcext:value-type="float">
            <text:p>9.77E-04</text:p>
          </table:table-cell>
          <table:table-cell table:style-name="ce61" table:formula="of:=IF([.H50]&lt;&gt;&quot;&quot;;[timings_dynamic.I48]-[timings_fixed.I48];&quot;&quot;)" office:value-type="float" office:value="0.00099016" calcext:value-type="float">
            <text:p>9.90E-04</text:p>
          </table:table-cell>
          <table:table-cell table:number-columns-repeated="1015"/>
        </table:table-row>
        <table:table-row table:style-name="ro1">
          <table:table-cell table:formula="of:=IF([timings_dynamic.A49]&lt;&gt;&quot;&quot;;[timings_dynamic.A49];&quot;&quot;)" office:value-type="string" office:string-value="Elliptic/square_1x1_GroundWaterFlow/GroundWaterFlowProcess_square_1x1_1e4_axi_ang_0.02_stdout.log" calcext:value-type="string">
            <text:p>Elliptic/square_1x1_GroundWaterFlow/GroundWaterFlowProcess_square_1x1_1e4_axi_ang_0.02_stdout.log</text:p>
          </table:table-cell>
          <table:table-cell table:style-name="ce61" table:formula="of:=IF([.A51]&lt;&gt;&quot;&quot;;[timings_dynamic.B49]-[timings_fixed.B49];&quot;&quot;)" office:value-type="float" office:value="0.0000209799999999999" calcext:value-type="float">
            <text:p>2.10E-05</text:p>
          </table:table-cell>
          <table:table-cell table:style-name="ce61" table:formula="of:=IF([.B51]&lt;&gt;&quot;&quot;;[timings_dynamic.C49]-[timings_fixed.C49];&quot;&quot;)" office:value-type="float" office:value="0.00887894" calcext:value-type="float">
            <text:p>8.88E-03</text:p>
          </table:table-cell>
          <table:table-cell table:style-name="ce61" table:formula="of:=IF([.C51]&lt;&gt;&quot;&quot;;[timings_dynamic.D49]-[timings_fixed.D49];&quot;&quot;)" office:value-type="float" office:value="0.065715" calcext:value-type="float">
            <text:p>6.57E-02</text:p>
          </table:table-cell>
          <table:table-cell table:style-name="ce61" table:formula="of:=IF([.D51]&lt;&gt;&quot;&quot;;[timings_dynamic.E49]-[timings_fixed.E49];&quot;&quot;)" office:value-type="float" office:value="0.0037379" calcext:value-type="float">
            <text:p>3.74E-03</text:p>
          </table:table-cell>
          <table:table-cell table:style-name="ce61" table:formula="of:=IF([.E51]&lt;&gt;&quot;&quot;;[timings_dynamic.F49]-[timings_fixed.F49];&quot;&quot;)" office:value-type="float" office:value="-0.0051648" calcext:value-type="float">
            <text:p>-5.16E-03</text:p>
          </table:table-cell>
          <table:table-cell table:style-name="ce61" table:formula="of:=IF([.F51]&lt;&gt;&quot;&quot;;[timings_dynamic.G49]-[timings_fixed.G49];&quot;&quot;)" office:value-type="float" office:value="0.00208029999999999" calcext:value-type="float">
            <text:p>2.08E-03</text:p>
          </table:table-cell>
          <table:table-cell table:style-name="ce61" table:formula="of:=IF([.G51]&lt;&gt;&quot;&quot;;[timings_dynamic.H49]-[timings_fixed.H49];&quot;&quot;)" office:value-type="float" office:value="0.0037379" calcext:value-type="float">
            <text:p>3.74E-03</text:p>
          </table:table-cell>
          <table:table-cell table:style-name="ce61" table:formula="of:=IF([.H51]&lt;&gt;&quot;&quot;;[timings_dynamic.I49]-[timings_fixed.I49];&quot;&quot;)" office:value-type="float" office:value="0.00458400000000001" calcext:value-type="float">
            <text:p>4.58E-03</text:p>
          </table:table-cell>
          <table:table-cell table:number-columns-repeated="1015"/>
        </table:table-row>
        <table:table-row table:style-name="ro1">
          <table:table-cell table:formula="of:=IF([timings_dynamic.A50]&lt;&gt;&quot;&quot;;[timings_dynamic.A50];&quot;&quot;)" office:value-type="string" office:string-value="Elliptic/square_1x1_GroundWaterFlow/GroundWaterFlowProcess_square_1x1_1e4_stdout.log" calcext:value-type="string">
            <text:p>Elliptic/square_1x1_GroundWaterFlow/GroundWaterFlowProcess_square_1x1_1e4_stdout.log</text:p>
          </table:table-cell>
          <table:table-cell table:style-name="ce61" table:formula="of:=IF([.A52]&lt;&gt;&quot;&quot;;[timings_dynamic.B50]-[timings_fixed.B50];&quot;&quot;)" office:value-type="float" office:value="0.00000595999999999995" calcext:value-type="float">
            <text:p>5.96E-06</text:p>
          </table:table-cell>
          <table:table-cell table:style-name="ce61" table:formula="of:=IF([.B52]&lt;&gt;&quot;&quot;;[timings_dynamic.C50]-[timings_fixed.C50];&quot;&quot;)" office:value-type="float" office:value="0.00883625" calcext:value-type="float">
            <text:p>8.84E-03</text:p>
          </table:table-cell>
          <table:table-cell table:style-name="ce61" table:formula="of:=IF([.C52]&lt;&gt;&quot;&quot;;[timings_dynamic.D50]-[timings_fixed.D50];&quot;&quot;)" office:value-type="float" office:value="0.030591" calcext:value-type="float">
            <text:p>3.06E-02</text:p>
          </table:table-cell>
          <table:table-cell table:style-name="ce61" table:formula="of:=IF([.D52]&lt;&gt;&quot;&quot;;[timings_dynamic.E50]-[timings_fixed.E50];&quot;&quot;)" office:value-type="float" office:value="0.0056851" calcext:value-type="float">
            <text:p>5.69E-03</text:p>
          </table:table-cell>
          <table:table-cell table:style-name="ce61" table:formula="of:=IF([.E52]&lt;&gt;&quot;&quot;;[timings_dynamic.F50]-[timings_fixed.F50];&quot;&quot;)" office:value-type="float" office:value="-0.003154" calcext:value-type="float">
            <text:p>-3.15E-03</text:p>
          </table:table-cell>
          <table:table-cell table:style-name="ce61" table:formula="of:=IF([.F52]&lt;&gt;&quot;&quot;;[timings_dynamic.G50]-[timings_fixed.G50];&quot;&quot;)" office:value-type="float" office:value="-0.0001419" calcext:value-type="float">
            <text:p>-1.42E-04</text:p>
          </table:table-cell>
          <table:table-cell table:style-name="ce61" table:formula="of:=IF([.G52]&lt;&gt;&quot;&quot;;[timings_dynamic.H50]-[timings_fixed.H50];&quot;&quot;)" office:value-type="float" office:value="0.0057451" calcext:value-type="float">
            <text:p>5.75E-03</text:p>
          </table:table-cell>
          <table:table-cell table:style-name="ce61" table:formula="of:=IF([.H52]&lt;&gt;&quot;&quot;;[timings_dynamic.I50]-[timings_fixed.I50];&quot;&quot;)" office:value-type="float" office:value="0.0039511" calcext:value-type="float">
            <text:p>3.95E-03</text:p>
          </table:table-cell>
          <table:table-cell table:number-columns-repeated="1015"/>
        </table:table-row>
        <table:table-row table:style-name="ro1">
          <table:table-cell table:formula="of:=IF([timings_dynamic.A51]&lt;&gt;&quot;&quot;;[timings_dynamic.A51];&quot;&quot;)" office:value-type="string" office:string-value="Elliptic/square_1x1_GroundWaterFlow/GroundWaterFlowProcess_square_1x1_Neumann_1e0_stdout.log" calcext:value-type="string">
            <text:p>Elliptic/square_1x1_GroundWaterFlow/GroundWaterFlowProcess_square_1x1_Neumann_1e0_stdout.log</text:p>
          </table:table-cell>
          <table:table-cell table:style-name="ce61" table:formula="of:=IF([.A53]&lt;&gt;&quot;&quot;;[timings_dynamic.B51]-[timings_fixed.B51];&quot;&quot;)" office:value-type="float" office:value="0" calcext:value-type="float">
            <text:p>0.00E+00</text:p>
          </table:table-cell>
          <table:table-cell table:style-name="ce61" table:formula="of:=IF([.B53]&lt;&gt;&quot;&quot;;[timings_dynamic.C51]-[timings_fixed.C51];&quot;&quot;)" office:value-type="float" office:value="0.0000200272" calcext:value-type="float">
            <text:p>2.00E-05</text:p>
          </table:table-cell>
          <table:table-cell table:style-name="ce61" table:formula="of:=IF([.C53]&lt;&gt;&quot;&quot;;[timings_dynamic.D51]-[timings_fixed.D51];&quot;&quot;)" office:value-type="float" office:value="0.00285316" calcext:value-type="float">
            <text:p>2.85E-03</text:p>
          </table:table-cell>
          <table:table-cell table:style-name="ce61" table:formula="of:=IF([.D53]&lt;&gt;&quot;&quot;;[timings_dynamic.E51]-[timings_fixed.E51];&quot;&quot;)" office:value-type="float" office:value="0.000059128" calcext:value-type="float">
            <text:p>5.91E-05</text:p>
          </table:table-cell>
          <table:table-cell table:style-name="ce61" table:formula="of:=IF([.E53]&lt;&gt;&quot;&quot;;[timings_dynamic.F51]-[timings_fixed.F51];&quot;&quot;)" office:value-type="float" office:value="0.000036955" calcext:value-type="float">
            <text:p>3.70E-05</text:p>
          </table:table-cell>
          <table:table-cell table:style-name="ce61" table:formula="of:=IF([.F53]&lt;&gt;&quot;&quot;;[timings_dynamic.G51]-[timings_fixed.G51];&quot;&quot;)" office:value-type="float" office:value="0.0014379" calcext:value-type="float">
            <text:p>1.44E-03</text:p>
          </table:table-cell>
          <table:table-cell table:style-name="ce61" table:formula="of:=IF([.G53]&lt;&gt;&quot;&quot;;[timings_dynamic.H51]-[timings_fixed.H51];&quot;&quot;)" office:value-type="float" office:value="0.000066042" calcext:value-type="float">
            <text:p>6.60E-05</text:p>
          </table:table-cell>
          <table:table-cell table:style-name="ce61" table:formula="of:=IF([.H53]&lt;&gt;&quot;&quot;;[timings_dynamic.I51]-[timings_fixed.I51];&quot;&quot;)" office:value-type="float" office:value="0.00063897" calcext:value-type="float">
            <text:p>6.39E-04</text:p>
          </table:table-cell>
          <table:table-cell table:number-columns-repeated="1015"/>
        </table:table-row>
        <table:table-row table:style-name="ro1">
          <table:table-cell table:formula="of:=IF([timings_dynamic.A52]&lt;&gt;&quot;&quot;;[timings_dynamic.A52];&quot;&quot;)" office:value-type="string" office:string-value="Elliptic/square_1x1_GroundWaterFlow/GroundWaterFlowProcess_square_1x1_Neumann_1e1_stdout.log" calcext:value-type="string">
            <text:p>Elliptic/square_1x1_GroundWaterFlow/GroundWaterFlowProcess_square_1x1_Neumann_1e1_stdout.log</text:p>
          </table:table-cell>
          <table:table-cell table:style-name="ce61" table:formula="of:=IF([.A54]&lt;&gt;&quot;&quot;;[timings_dynamic.B52]-[timings_fixed.B52];&quot;&quot;)" office:value-type="float" office:value="0" calcext:value-type="float">
            <text:p>0.00E+00</text:p>
          </table:table-cell>
          <table:table-cell table:style-name="ce61" table:formula="of:=IF([.B54]&lt;&gt;&quot;&quot;;[timings_dynamic.C52]-[timings_fixed.C52];&quot;&quot;)" office:value-type="float" office:value="0.000015974" calcext:value-type="float">
            <text:p>1.60E-05</text:p>
          </table:table-cell>
          <table:table-cell table:style-name="ce61" table:formula="of:=IF([.C54]&lt;&gt;&quot;&quot;;[timings_dynamic.D52]-[timings_fixed.D52];&quot;&quot;)" office:value-type="float" office:value="0.0001111" calcext:value-type="float">
            <text:p>1.11E-04</text:p>
          </table:table-cell>
          <table:table-cell table:style-name="ce61" table:formula="of:=IF([.D54]&lt;&gt;&quot;&quot;;[timings_dynamic.E52]-[timings_fixed.E52];&quot;&quot;)" office:value-type="float" office:value="0.000061036" calcext:value-type="float">
            <text:p>6.10E-05</text:p>
          </table:table-cell>
          <table:table-cell table:style-name="ce61" table:formula="of:=IF([.E54]&lt;&gt;&quot;&quot;;[timings_dynamic.F52]-[timings_fixed.F52];&quot;&quot;)" office:value-type="float" office:value="0.000046015" calcext:value-type="float">
            <text:p>4.60E-05</text:p>
          </table:table-cell>
          <table:table-cell table:style-name="ce61" table:formula="of:=IF([.F54]&lt;&gt;&quot;&quot;;[timings_dynamic.G52]-[timings_fixed.G52];&quot;&quot;)" office:value-type="float" office:value="-0.0000400600000000002" calcext:value-type="float">
            <text:p>-4.01E-05</text:p>
          </table:table-cell>
          <table:table-cell table:style-name="ce61" table:formula="of:=IF([.G54]&lt;&gt;&quot;&quot;;[timings_dynamic.H52]-[timings_fixed.H52];&quot;&quot;)" office:value-type="float" office:value="0.000061035" calcext:value-type="float">
            <text:p>6.10E-05</text:p>
          </table:table-cell>
          <table:table-cell table:style-name="ce61" table:formula="of:=IF([.H54]&lt;&gt;&quot;&quot;;[timings_dynamic.I52]-[timings_fixed.I52];&quot;&quot;)" office:value-type="float" office:value="-0.0000529300000000001" calcext:value-type="float">
            <text:p>-5.29E-05</text:p>
          </table:table-cell>
          <table:table-cell table:number-columns-repeated="1015"/>
        </table:table-row>
        <table:table-row table:style-name="ro1">
          <table:table-cell table:formula="of:=IF([timings_dynamic.A53]&lt;&gt;&quot;&quot;;[timings_dynamic.A53];&quot;&quot;)" office:value-type="string" office:string-value="Elliptic/square_1x1_GroundWaterFlow/GroundWaterFlowProcess_square_1x1_Neumann_1e2_stdout.log" calcext:value-type="string">
            <text:p>Elliptic/square_1x1_GroundWaterFlow/GroundWaterFlowProcess_square_1x1_Neumann_1e2_stdout.log</text:p>
          </table:table-cell>
          <table:table-cell table:style-name="ce61" table:formula="of:=IF([.A55]&lt;&gt;&quot;&quot;;[timings_dynamic.B53]-[timings_fixed.B53];&quot;&quot;)" office:value-type="float" office:value="0" calcext:value-type="float">
            <text:p>0.00E+00</text:p>
          </table:table-cell>
          <table:table-cell table:style-name="ce61" table:formula="of:=IF([.B55]&lt;&gt;&quot;&quot;;[timings_dynamic.C53]-[timings_fixed.C53];&quot;&quot;)" office:value-type="float" office:value="0.0001001361" calcext:value-type="float">
            <text:p>1.00E-04</text:p>
          </table:table-cell>
          <table:table-cell table:style-name="ce61" table:formula="of:=IF([.C55]&lt;&gt;&quot;&quot;;[timings_dynamic.D53]-[timings_fixed.D53];&quot;&quot;)" office:value-type="float" office:value="0.00289293" calcext:value-type="float">
            <text:p>2.89E-03</text:p>
          </table:table-cell>
          <table:table-cell table:style-name="ce61" table:formula="of:=IF([.D55]&lt;&gt;&quot;&quot;;[timings_dynamic.E53]-[timings_fixed.E53];&quot;&quot;)" office:value-type="float" office:value="0.000190974" calcext:value-type="float">
            <text:p>1.91E-04</text:p>
          </table:table-cell>
          <table:table-cell table:style-name="ce61" table:formula="of:=IF([.E55]&lt;&gt;&quot;&quot;;[timings_dynamic.F53]-[timings_fixed.F53];&quot;&quot;)" office:value-type="float" office:value="0.000087023" calcext:value-type="float">
            <text:p>8.70E-05</text:p>
          </table:table-cell>
          <table:table-cell table:style-name="ce61" table:formula="of:=IF([.F55]&lt;&gt;&quot;&quot;;[timings_dynamic.G53]-[timings_fixed.G53];&quot;&quot;)" office:value-type="float" office:value="0.00204421" calcext:value-type="float">
            <text:p>2.04E-03</text:p>
          </table:table-cell>
          <table:table-cell table:style-name="ce61" table:formula="of:=IF([.G55]&lt;&gt;&quot;&quot;;[timings_dynamic.H53]-[timings_fixed.H53];&quot;&quot;)" office:value-type="float" office:value="0.000199795" calcext:value-type="float">
            <text:p>2.00E-04</text:p>
          </table:table-cell>
          <table:table-cell table:style-name="ce61" table:formula="of:=IF([.H55]&lt;&gt;&quot;&quot;;[timings_dynamic.I53]-[timings_fixed.I53];&quot;&quot;)" office:value-type="float" office:value="0.00141811" calcext:value-type="float">
            <text:p>1.42E-03</text:p>
          </table:table-cell>
          <table:table-cell table:number-columns-repeated="1015"/>
        </table:table-row>
        <table:table-row table:style-name="ro1">
          <table:table-cell table:formula="of:=IF([timings_dynamic.A54]&lt;&gt;&quot;&quot;;[timings_dynamic.A54];&quot;&quot;)" office:value-type="string" office:string-value="Elliptic/square_1x1_GroundWaterFlow/GroundWaterFlowProcess_square_1x1_Neumann_1e3_stdout.log" calcext:value-type="string">
            <text:p>Elliptic/square_1x1_GroundWaterFlow/GroundWaterFlowProcess_square_1x1_Neumann_1e3_stdout.log</text:p>
          </table:table-cell>
          <table:table-cell table:style-name="ce61" table:formula="of:=IF([.A56]&lt;&gt;&quot;&quot;;[timings_dynamic.B54]-[timings_fixed.B54];&quot;&quot;)" office:value-type="float" office:value="-0.000023126" calcext:value-type="float">
            <text:p>-2.31E-05</text:p>
          </table:table-cell>
          <table:table-cell table:style-name="ce61" table:formula="of:=IF([.B56]&lt;&gt;&quot;&quot;;[timings_dynamic.C54]-[timings_fixed.C54];&quot;&quot;)" office:value-type="float" office:value="0.00047422" calcext:value-type="float">
            <text:p>4.74E-04</text:p>
          </table:table-cell>
          <table:table-cell table:style-name="ce61" table:formula="of:=IF([.C56]&lt;&gt;&quot;&quot;;[timings_dynamic.D54]-[timings_fixed.D54];&quot;&quot;)" office:value-type="float" office:value="0.003067" calcext:value-type="float">
            <text:p>3.07E-03</text:p>
          </table:table-cell>
          <table:table-cell table:style-name="ce61" table:formula="of:=IF([.D56]&lt;&gt;&quot;&quot;;[timings_dynamic.E54]-[timings_fixed.E54];&quot;&quot;)" office:value-type="float" office:value="0.000445129999999999" calcext:value-type="float">
            <text:p>4.45E-04</text:p>
          </table:table-cell>
          <table:table-cell table:style-name="ce61" table:formula="of:=IF([.E56]&lt;&gt;&quot;&quot;;[timings_dynamic.F54]-[timings_fixed.F54];&quot;&quot;)" office:value-type="float" office:value="-0.0000021400000000003" calcext:value-type="float">
            <text:p>-2.14E-06</text:p>
          </table:table-cell>
          <table:table-cell table:style-name="ce61" table:formula="of:=IF([.F56]&lt;&gt;&quot;&quot;;[timings_dynamic.G54]-[timings_fixed.G54];&quot;&quot;)" office:value-type="float" office:value="-0.00176621" calcext:value-type="float">
            <text:p>-1.77E-03</text:p>
          </table:table-cell>
          <table:table-cell table:style-name="ce61" table:formula="of:=IF([.G56]&lt;&gt;&quot;&quot;;[timings_dynamic.H54]-[timings_fixed.H54];&quot;&quot;)" office:value-type="float" office:value="0.000386" calcext:value-type="float">
            <text:p>3.86E-04</text:p>
          </table:table-cell>
          <table:table-cell table:style-name="ce61" table:formula="of:=IF([.H56]&lt;&gt;&quot;&quot;;[timings_dynamic.I54]-[timings_fixed.I54];&quot;&quot;)" office:value-type="float" office:value="0.000528069999999999" calcext:value-type="float">
            <text:p>5.28E-04</text:p>
          </table:table-cell>
          <table:table-cell table:number-columns-repeated="1015"/>
        </table:table-row>
        <table:table-row table:style-name="ro1">
          <table:table-cell table:formula="of:=IF([timings_dynamic.A55]&lt;&gt;&quot;&quot;;[timings_dynamic.A55];&quot;&quot;)" office:value-type="string" office:string-value="Elliptic/square_1x1_GroundWaterFlow/GroundWaterFlowProcess_square_1x1_Neumann_1e4_stdout.log" calcext:value-type="string">
            <text:p>Elliptic/square_1x1_GroundWaterFlow/GroundWaterFlowProcess_square_1x1_Neumann_1e4_stdout.log</text:p>
          </table:table-cell>
          <table:table-cell table:style-name="ce61" table:formula="of:=IF([.A57]&lt;&gt;&quot;&quot;;[timings_dynamic.B55]-[timings_fixed.B55];&quot;&quot;)" office:value-type="float" office:value="-0.0000231299999999999" calcext:value-type="float">
            <text:p>-2.31E-05</text:p>
          </table:table-cell>
          <table:table-cell table:style-name="ce61" table:formula="of:=IF([.B57]&lt;&gt;&quot;&quot;;[timings_dynamic.C55]-[timings_fixed.C55];&quot;&quot;)" office:value-type="float" office:value="0.0095041" calcext:value-type="float">
            <text:p>9.50E-03</text:p>
          </table:table-cell>
          <table:table-cell table:style-name="ce61" table:formula="of:=IF([.C57]&lt;&gt;&quot;&quot;;[timings_dynamic.D55]-[timings_fixed.D55];&quot;&quot;)" office:value-type="float" office:value="0.071283" calcext:value-type="float">
            <text:p>7.13E-02</text:p>
          </table:table-cell>
          <table:table-cell table:style-name="ce61" table:formula="of:=IF([.D57]&lt;&gt;&quot;&quot;;[timings_dynamic.E55]-[timings_fixed.E55];&quot;&quot;)" office:value-type="float" office:value="0.00809410000000002" calcext:value-type="float">
            <text:p>8.09E-03</text:p>
          </table:table-cell>
          <table:table-cell table:style-name="ce61" table:formula="of:=IF([.E57]&lt;&gt;&quot;&quot;;[timings_dynamic.F55]-[timings_fixed.F55];&quot;&quot;)" office:value-type="float" office:value="-0.0013871" calcext:value-type="float">
            <text:p>-1.39E-03</text:p>
          </table:table-cell>
          <table:table-cell table:style-name="ce61" table:formula="of:=IF([.F57]&lt;&gt;&quot;&quot;;[timings_dynamic.G55]-[timings_fixed.G55];&quot;&quot;)" office:value-type="float" office:value="0.00651069999999999" calcext:value-type="float">
            <text:p>6.51E-03</text:p>
          </table:table-cell>
          <table:table-cell table:style-name="ce61" table:formula="of:=IF([.G57]&lt;&gt;&quot;&quot;;[timings_dynamic.H55]-[timings_fixed.H55];&quot;&quot;)" office:value-type="float" office:value="0.00810290000000001" calcext:value-type="float">
            <text:p>8.10E-03</text:p>
          </table:table-cell>
          <table:table-cell table:style-name="ce61" table:formula="of:=IF([.H57]&lt;&gt;&quot;&quot;;[timings_dynamic.I55]-[timings_fixed.I55];&quot;&quot;)" office:value-type="float" office:value="0.00876099999999999" calcext:value-type="float">
            <text:p>8.76E-03</text:p>
          </table:table-cell>
          <table:table-cell table:number-columns-repeated="1015"/>
        </table:table-row>
        <table:table-row table:style-name="ro1">
          <table:table-cell table:formula="of:=IF([timings_dynamic.A56]&lt;&gt;&quot;&quot;;[timings_dynamic.A56];&quot;&quot;)" office:value-type="string" office:string-value="Elliptic/square_1x1_GroundWaterFlow/LARGE_GroundWaterFlowProcess_square_1x1_1e5_stdout.log" calcext:value-type="string">
            <text:p>Elliptic/square_1x1_GroundWaterFlow/LARGE_GroundWaterFlowProcess_square_1x1_1e5_stdout.log</text:p>
          </table:table-cell>
          <table:table-cell table:style-name="ce61" table:formula="of:=IF([.A58]&lt;&gt;&quot;&quot;;[timings_dynamic.B56]-[timings_fixed.B56];&quot;&quot;)" office:value-type="float" office:value="0.0000119999999999999" calcext:value-type="float">
            <text:p>1.20E-05</text:p>
          </table:table-cell>
          <table:table-cell table:style-name="ce61" table:formula="of:=IF([.B58]&lt;&gt;&quot;&quot;;[timings_dynamic.C56]-[timings_fixed.C56];&quot;&quot;)" office:value-type="float" office:value="0.08901" calcext:value-type="float">
            <text:p>8.90E-02</text:p>
          </table:table-cell>
          <table:table-cell table:style-name="ce61" table:formula="of:=IF([.C58]&lt;&gt;&quot;&quot;;[timings_dynamic.D56]-[timings_fixed.D56];&quot;&quot;)" office:value-type="float" office:value="0.68651" calcext:value-type="float">
            <text:p>6.87E-01</text:p>
          </table:table-cell>
          <table:table-cell table:style-name="ce61" table:formula="of:=IF([.D58]&lt;&gt;&quot;&quot;;[timings_dynamic.E56]-[timings_fixed.E56];&quot;&quot;)" office:value-type="float" office:value="0.0905469999999999" calcext:value-type="float">
            <text:p>9.05E-02</text:p>
          </table:table-cell>
          <table:table-cell table:style-name="ce61" table:formula="of:=IF([.E58]&lt;&gt;&quot;&quot;;[timings_dynamic.F56]-[timings_fixed.F56];&quot;&quot;)" office:value-type="float" office:value="0.00151899999999994" calcext:value-type="float">
            <text:p>1.52E-03</text:p>
          </table:table-cell>
          <table:table-cell table:style-name="ce61" table:formula="of:=IF([.F58]&lt;&gt;&quot;&quot;;[timings_dynamic.G56]-[timings_fixed.G56];&quot;&quot;)" office:value-type="float" office:value="0.004108" calcext:value-type="float">
            <text:p>4.11E-03</text:p>
          </table:table-cell>
          <table:table-cell table:style-name="ce61" table:formula="of:=IF([.G58]&lt;&gt;&quot;&quot;;[timings_dynamic.H56]-[timings_fixed.H56];&quot;&quot;)" office:value-type="float" office:value="0.090541" calcext:value-type="float">
            <text:p>9.05E-02</text:p>
          </table:table-cell>
          <table:table-cell table:style-name="ce61" table:formula="of:=IF([.H58]&lt;&gt;&quot;&quot;;[timings_dynamic.I56]-[timings_fixed.I56];&quot;&quot;)" office:value-type="float" office:value="0.08107" calcext:value-type="float">
            <text:p>8.11E-02</text:p>
          </table:table-cell>
          <table:table-cell table:number-columns-repeated="1015"/>
        </table:table-row>
        <table:table-row table:style-name="ro1">
          <table:table-cell table:formula="of:=IF([timings_dynamic.A57]&lt;&gt;&quot;&quot;;[timings_dynamic.A57];&quot;&quot;)" office:value-type="string" office:string-value="Elliptic/square_1x1_GroundWaterFlow/LARGE_GroundWaterFlowProcess_square_1x1_1e6_stdout.log" calcext:value-type="string">
            <text:p>Elliptic/square_1x1_GroundWaterFlow/LARGE_GroundWaterFlowProcess_square_1x1_1e6_stdout.log</text:p>
          </table:table-cell>
          <table:table-cell table:style-name="ce61" table:formula="of:=IF([.A59]&lt;&gt;&quot;&quot;;[timings_dynamic.B57]-[timings_fixed.B57];&quot;&quot;)" office:value-type="float" office:value="0.00212100000000001" calcext:value-type="float">
            <text:p>2.12E-03</text:p>
          </table:table-cell>
          <table:table-cell table:style-name="ce61" table:formula="of:=IF([.B59]&lt;&gt;&quot;&quot;;[timings_dynamic.C57]-[timings_fixed.C57];&quot;&quot;)" office:value-type="float" office:value="0.827332" calcext:value-type="float">
            <text:p>8.27E-01</text:p>
          </table:table-cell>
          <table:table-cell table:style-name="ce61" table:formula="of:=IF([.C59]&lt;&gt;&quot;&quot;;[timings_dynamic.D57]-[timings_fixed.D57];&quot;&quot;)" office:value-type="float" office:value="8.35919999999999" calcext:value-type="float">
            <text:p>8.36E+00</text:p>
          </table:table-cell>
          <table:table-cell table:style-name="ce61" table:formula="of:=IF([.D59]&lt;&gt;&quot;&quot;;[timings_dynamic.E57]-[timings_fixed.E57];&quot;&quot;)" office:value-type="float" office:value="2.456" calcext:value-type="float">
            <text:p>2.46E+00</text:p>
          </table:table-cell>
          <table:table-cell table:style-name="ce61" table:formula="of:=IF([.E59]&lt;&gt;&quot;&quot;;[timings_dynamic.F57]-[timings_fixed.F57];&quot;&quot;)" office:value-type="float" office:value="1.6265" calcext:value-type="float">
            <text:p>1.63E+00</text:p>
          </table:table-cell>
          <table:table-cell table:style-name="ce61" table:formula="of:=IF([.F59]&lt;&gt;&quot;&quot;;[timings_dynamic.G57]-[timings_fixed.G57];&quot;&quot;)" office:value-type="float" office:value="0.0338300000000018" calcext:value-type="float">
            <text:p>3.38E-02</text:p>
          </table:table-cell>
          <table:table-cell table:style-name="ce61" table:formula="of:=IF([.G59]&lt;&gt;&quot;&quot;;[timings_dynamic.H57]-[timings_fixed.H57];&quot;&quot;)" office:value-type="float" office:value="2.4558" calcext:value-type="float">
            <text:p>2.46E+00</text:p>
          </table:table-cell>
          <table:table-cell table:style-name="ce61" table:formula="of:=IF([.H59]&lt;&gt;&quot;&quot;;[timings_dynamic.I57]-[timings_fixed.I57];&quot;&quot;)" office:value-type="float" office:value="2.4126" calcext:value-type="float">
            <text:p>2.41E+00</text:p>
          </table:table-cell>
          <table:table-cell table:number-columns-repeated="1015"/>
        </table:table-row>
        <table:table-row table:style-name="ro1">
          <table:table-cell table:formula="of:=IF([timings_dynamic.A58]&lt;&gt;&quot;&quot;;[timings_dynamic.A58];&quot;&quot;)" office:value-type="string" office:string-value="Elliptic/square_1x1_GroundWaterFlow/LARGE_GroundWaterFlowProcess_square_1x1_Neumann_1e5_stdout.log" calcext:value-type="string">
            <text:p>Elliptic/square_1x1_GroundWaterFlow/LARGE_GroundWaterFlowProcess_square_1x1_Neumann_1e5_stdout.log</text:p>
          </table:table-cell>
          <table:table-cell table:style-name="ce61" table:formula="of:=IF([.A60]&lt;&gt;&quot;&quot;;[timings_dynamic.B58]-[timings_fixed.B58];&quot;&quot;)" office:value-type="float" office:value="0.000336899999999999" calcext:value-type="float">
            <text:p>3.37E-04</text:p>
          </table:table-cell>
          <table:table-cell table:style-name="ce61" table:formula="of:=IF([.B60]&lt;&gt;&quot;&quot;;[timings_dynamic.C58]-[timings_fixed.C58];&quot;&quot;)" office:value-type="float" office:value="0.088595" calcext:value-type="float">
            <text:p>8.86E-02</text:p>
          </table:table-cell>
          <table:table-cell table:style-name="ce61" table:formula="of:=IF([.C60]&lt;&gt;&quot;&quot;;[timings_dynamic.D58]-[timings_fixed.D58];&quot;&quot;)" office:value-type="float" office:value="0.70767" calcext:value-type="float">
            <text:p>7.08E-01</text:p>
          </table:table-cell>
          <table:table-cell table:style-name="ce61" table:formula="of:=IF([.D60]&lt;&gt;&quot;&quot;;[timings_dynamic.E58]-[timings_fixed.E58];&quot;&quot;)" office:value-type="float" office:value="0.11814" calcext:value-type="float">
            <text:p>1.18E-01</text:p>
          </table:table-cell>
          <table:table-cell table:style-name="ce61" table:formula="of:=IF([.E60]&lt;&gt;&quot;&quot;;[timings_dynamic.F58]-[timings_fixed.F58];&quot;&quot;)" office:value-type="float" office:value="0.0291899999999998" calcext:value-type="float">
            <text:p>2.92E-02</text:p>
          </table:table-cell>
          <table:table-cell table:style-name="ce61" table:formula="of:=IF([.F60]&lt;&gt;&quot;&quot;;[timings_dynamic.G58]-[timings_fixed.G58];&quot;&quot;)" office:value-type="float" office:value="0.0148149999999999" calcext:value-type="float">
            <text:p>1.48E-02</text:p>
          </table:table-cell>
          <table:table-cell table:style-name="ce61" table:formula="of:=IF([.G60]&lt;&gt;&quot;&quot;;[timings_dynamic.H58]-[timings_fixed.H58];&quot;&quot;)" office:value-type="float" office:value="0.11813" calcext:value-type="float">
            <text:p>1.18E-01</text:p>
          </table:table-cell>
          <table:table-cell table:style-name="ce61" table:formula="of:=IF([.H60]&lt;&gt;&quot;&quot;;[timings_dynamic.I58]-[timings_fixed.I58];&quot;&quot;)" office:value-type="float" office:value="0.11981" calcext:value-type="float">
            <text:p>1.20E-01</text:p>
          </table:table-cell>
          <table:table-cell table:number-columns-repeated="1015"/>
        </table:table-row>
        <table:table-row table:style-name="ro1">
          <table:table-cell table:formula="of:=IF([timings_dynamic.A59]&lt;&gt;&quot;&quot;;[timings_dynamic.A59];&quot;&quot;)" office:value-type="string" office:string-value="Elliptic/square_1x1_GroundWaterFlow/LARGE_GroundWaterFlowProcess_square_1x1_Neumann_1e6_stdout.log" calcext:value-type="string">
            <text:p>Elliptic/square_1x1_GroundWaterFlow/LARGE_GroundWaterFlowProcess_square_1x1_Neumann_1e6_stdout.log</text:p>
          </table:table-cell>
          <table:table-cell table:style-name="ce61" table:formula="of:=IF([.A61]&lt;&gt;&quot;&quot;;[timings_dynamic.B59]-[timings_fixed.B59];&quot;&quot;)" office:value-type="float" office:value="-0.00119600000000003" calcext:value-type="float">
            <text:p>-1.20E-03</text:p>
          </table:table-cell>
          <table:table-cell table:style-name="ce61" table:formula="of:=IF([.B61]&lt;&gt;&quot;&quot;;[timings_dynamic.C59]-[timings_fixed.C59];&quot;&quot;)" office:value-type="float" office:value="0.902782" calcext:value-type="float">
            <text:p>9.03E-01</text:p>
          </table:table-cell>
          <table:table-cell table:style-name="ce61" table:formula="of:=IF([.C61]&lt;&gt;&quot;&quot;;[timings_dynamic.D59]-[timings_fixed.D59];&quot;&quot;)" office:value-type="float" office:value="14.668" calcext:value-type="float">
            <text:p>1.47E+01</text:p>
          </table:table-cell>
          <table:table-cell table:style-name="ce61" table:formula="of:=IF([.D61]&lt;&gt;&quot;&quot;;[timings_dynamic.E59]-[timings_fixed.E59];&quot;&quot;)" office:value-type="float" office:value="8.71290000000001" calcext:value-type="float">
            <text:p>8.71E+00</text:p>
          </table:table-cell>
          <table:table-cell table:style-name="ce61" table:formula="of:=IF([.E61]&lt;&gt;&quot;&quot;;[timings_dynamic.F59]-[timings_fixed.F59];&quot;&quot;)" office:value-type="float" office:value="7.8117" calcext:value-type="float">
            <text:p>7.81E+00</text:p>
          </table:table-cell>
          <table:table-cell table:style-name="ce61" table:formula="of:=IF([.F61]&lt;&gt;&quot;&quot;;[timings_dynamic.G59]-[timings_fixed.G59];&quot;&quot;)" office:value-type="float" office:value="0.24259" calcext:value-type="float">
            <text:p>2.43E-01</text:p>
          </table:table-cell>
          <table:table-cell table:style-name="ce61" table:formula="of:=IF([.G61]&lt;&gt;&quot;&quot;;[timings_dynamic.H59]-[timings_fixed.H59];&quot;&quot;)" office:value-type="float" office:value="8.71379999999999" calcext:value-type="float">
            <text:p>8.71E+00</text:p>
          </table:table-cell>
          <table:table-cell table:style-name="ce61" table:formula="of:=IF([.H61]&lt;&gt;&quot;&quot;;[timings_dynamic.I59]-[timings_fixed.I59];&quot;&quot;)" office:value-type="float" office:value="8.83500000000001" calcext:value-type="float">
            <text:p>8.84E+00</text:p>
          </table:table-cell>
          <table:table-cell table:number-columns-repeated="1015"/>
        </table:table-row>
        <table:table-row table:style-name="ro1">
          <table:table-cell table:formula="of:=IF([timings_dynamic.A60]&lt;&gt;&quot;&quot;;[timings_dynamic.A60];&quot;&quot;)" office:value-type="string" office:string-value="Elliptic/wedge_1x1x1_GroundWaterFlow/GroundWaterFlowProcess_wedge_1x1x1_1e3_prism_surfaceflux_stdout.log" calcext:value-type="string">
            <text:p>Elliptic/wedge_1x1x1_GroundWaterFlow/GroundWaterFlowProcess_wedge_1x1x1_1e3_prism_surfaceflux_stdout.log</text:p>
          </table:table-cell>
          <table:table-cell table:style-name="ce61" table:formula="of:=IF([.A62]&lt;&gt;&quot;&quot;;[timings_dynamic.B60]-[timings_fixed.B60];&quot;&quot;)" office:value-type="float" office:value="0.000003815" calcext:value-type="float">
            <text:p>3.82E-06</text:p>
          </table:table-cell>
          <table:table-cell table:style-name="ce61" table:formula="of:=IF([.B62]&lt;&gt;&quot;&quot;;[timings_dynamic.C60]-[timings_fixed.C60];&quot;&quot;)" office:value-type="float" office:value="0.00203228" calcext:value-type="float">
            <text:p>2.03E-03</text:p>
          </table:table-cell>
          <table:table-cell table:style-name="ce61" table:formula="of:=IF([.C62]&lt;&gt;&quot;&quot;;[timings_dynamic.D60]-[timings_fixed.D60];&quot;&quot;)" office:value-type="float" office:value="0.015548" calcext:value-type="float">
            <text:p>1.55E-02</text:p>
          </table:table-cell>
          <table:table-cell table:style-name="ce61" table:formula="of:=IF([.D62]&lt;&gt;&quot;&quot;;[timings_dynamic.E60]-[timings_fixed.E60];&quot;&quot;)" office:value-type="float" office:value="0.00205207" calcext:value-type="float">
            <text:p>2.05E-03</text:p>
          </table:table-cell>
          <table:table-cell table:style-name="ce61" table:formula="of:=IF([.E62]&lt;&gt;&quot;&quot;;[timings_dynamic.F60]-[timings_fixed.F60];&quot;&quot;)" office:value-type="float" office:value="0.00001716" calcext:value-type="float">
            <text:p>1.72E-05</text:p>
          </table:table-cell>
          <table:table-cell table:style-name="ce61" table:formula="of:=IF([.F62]&lt;&gt;&quot;&quot;;[timings_dynamic.G60]-[timings_fixed.G60];&quot;&quot;)" office:value-type="float" office:value="0.00045013" calcext:value-type="float">
            <text:p>4.50E-04</text:p>
          </table:table-cell>
          <table:table-cell table:style-name="ce61" table:formula="of:=IF([.G62]&lt;&gt;&quot;&quot;;[timings_dynamic.H60]-[timings_fixed.H60];&quot;&quot;)" office:value-type="float" office:value="0.00543311" calcext:value-type="float">
            <text:p>5.43E-03</text:p>
          </table:table-cell>
          <table:table-cell table:style-name="ce61" table:formula="of:=IF([.H62]&lt;&gt;&quot;&quot;;[timings_dynamic.I60]-[timings_fixed.I60];&quot;&quot;)" office:value-type="float" office:value="0.0055771" calcext:value-type="float">
            <text:p>5.58E-03</text:p>
          </table:table-cell>
          <table:table-cell table:number-columns-repeated="1015"/>
        </table:table-row>
        <table:table-row table:style-name="ro1">
          <table:table-cell table:formula="of:=IF([timings_dynamic.A61]&lt;&gt;&quot;&quot;;[timings_dynamic.A61];&quot;&quot;)" office:value-type="string" office:string-value="HydroMechanics/Linear/Confined_Compression/HydroMechanics_HML_cube_1e3_hex20_confined_compression_stdout.log" calcext:value-type="string">
            <text:p>HydroMechanics/Linear/Confined_Compression/HydroMechanics_HML_cube_1e3_hex20_confined_compression_stdout.log</text:p>
          </table:table-cell>
          <table:table-cell table:style-name="ce61" table:formula="of:=IF([.A63]&lt;&gt;&quot;&quot;;[timings_dynamic.B61]-[timings_fixed.B61];&quot;&quot;)" office:value-type="float" office:value="-0.0055559" calcext:value-type="float">
            <text:p>-5.56E-03</text:p>
          </table:table-cell>
          <table:table-cell table:style-name="ce61" table:formula="of:=IF([.B63]&lt;&gt;&quot;&quot;;[timings_dynamic.C61]-[timings_fixed.C61];&quot;&quot;)" office:value-type="float" office:value="0.0622910000000001" calcext:value-type="float">
            <text:p>6.23E-02</text:p>
          </table:table-cell>
          <table:table-cell table:style-name="ce61" table:formula="of:=IF([.C63]&lt;&gt;&quot;&quot;;[timings_dynamic.D61]-[timings_fixed.D61];&quot;&quot;)" office:value-type="float" office:value="1.4825" calcext:value-type="float">
            <text:p>1.48E+00</text:p>
          </table:table-cell>
          <table:table-cell table:style-name="ce61" table:formula="of:=IF([.D63]&lt;&gt;&quot;&quot;;[timings_dynamic.E61]-[timings_fixed.E61];&quot;&quot;)" office:value-type="float" office:value="0" calcext:value-type="float">
            <text:p>0.00E+00</text:p>
          </table:table-cell>
          <table:table-cell table:style-name="ce61" table:formula="of:=IF([.E63]&lt;&gt;&quot;&quot;;[timings_dynamic.F61]-[timings_fixed.F61];&quot;&quot;)" office:value-type="float" office:value="1.2946" calcext:value-type="float">
            <text:p>1.29E+00</text:p>
          </table:table-cell>
          <table:table-cell table:style-name="ce61" table:formula="of:=IF([.F63]&lt;&gt;&quot;&quot;;[timings_dynamic.G61]-[timings_fixed.G61];&quot;&quot;)" office:value-type="float" office:value="0.000415800000000001" calcext:value-type="float">
            <text:p>4.16E-04</text:p>
          </table:table-cell>
          <table:table-cell table:style-name="ce61" table:formula="of:=IF([.G63]&lt;&gt;&quot;&quot;;[timings_dynamic.H61]-[timings_fixed.H61];&quot;&quot;)" office:value-type="float" office:value="1.3566" calcext:value-type="float">
            <text:p>1.36E+00</text:p>
          </table:table-cell>
          <table:table-cell table:style-name="ce61" table:formula="of:=IF([.H63]&lt;&gt;&quot;&quot;;[timings_dynamic.I61]-[timings_fixed.I61];&quot;&quot;)" office:value-type="float" office:value="0" calcext:value-type="float">
            <text:p>0.00E+00</text:p>
          </table:table-cell>
          <table:table-cell table:number-columns-repeated="1015"/>
        </table:table-row>
        <table:table-row table:style-name="ro1">
          <table:table-cell table:formula="of:=IF([timings_dynamic.A62]&lt;&gt;&quot;&quot;;[timings_dynamic.A62];&quot;&quot;)" office:value-type="string" office:string-value="HydroMechanics/Linear/Confined_Compression/HydroMechanics_HML_square_1e2_quad8_confined_compression_stdout.log" calcext:value-type="string">
            <text:p>HydroMechanics/Linear/Confined_Compression/HydroMechanics_HML_square_1e2_quad8_confined_compression_stdout.log</text:p>
          </table:table-cell>
          <table:table-cell table:style-name="ce61" table:formula="of:=IF([.A64]&lt;&gt;&quot;&quot;;[timings_dynamic.B62]-[timings_fixed.B62];&quot;&quot;)" office:value-type="float" office:value="0.00814816799999971" calcext:value-type="float">
            <text:p>8.15E-03</text:p>
          </table:table-cell>
          <table:table-cell table:style-name="ce61" table:formula="of:=IF([.B64]&lt;&gt;&quot;&quot;;[timings_dynamic.C62]-[timings_fixed.C62];&quot;&quot;)" office:value-type="float" office:value="1.06076534000001" calcext:value-type="float">
            <text:p>1.06E+00</text:p>
          </table:table-cell>
          <table:table-cell table:style-name="ce61" table:formula="of:=IF([.C64]&lt;&gt;&quot;&quot;;[timings_dynamic.D62]-[timings_fixed.D62];&quot;&quot;)" office:value-type="float" office:value="1.2262" calcext:value-type="float">
            <text:p>1.23E+00</text:p>
          </table:table-cell>
          <table:table-cell table:style-name="ce61" table:formula="of:=IF([.D64]&lt;&gt;&quot;&quot;;[timings_dynamic.E62]-[timings_fixed.E62];&quot;&quot;)" office:value-type="float" office:value="1.14628551000001" calcext:value-type="float">
            <text:p>1.15E+00</text:p>
          </table:table-cell>
          <table:table-cell table:style-name="ce61" table:formula="of:=IF([.E64]&lt;&gt;&quot;&quot;;[timings_dynamic.F62]-[timings_fixed.F62];&quot;&quot;)" office:value-type="float" office:value="0.0751177799999798" calcext:value-type="float">
            <text:p>7.51E-02</text:p>
          </table:table-cell>
          <table:table-cell table:style-name="ce61" table:formula="of:=IF([.F64]&lt;&gt;&quot;&quot;;[timings_dynamic.G62]-[timings_fixed.G62];&quot;&quot;)" office:value-type="float" office:value="-0.00198411" calcext:value-type="float">
            <text:p>-1.98E-03</text:p>
          </table:table-cell>
          <table:table-cell table:style-name="ce61" table:formula="of:=IF([.G64]&lt;&gt;&quot;&quot;;[timings_dynamic.H62]-[timings_fixed.H62];&quot;&quot;)" office:value-type="float" office:value="1.22304490000001" calcext:value-type="float">
            <text:p>1.22E+00</text:p>
          </table:table-cell>
          <table:table-cell table:style-name="ce61" table:formula="of:=IF([.H64]&lt;&gt;&quot;&quot;;[timings_dynamic.I62]-[timings_fixed.I62];&quot;&quot;)" office:value-type="float" office:value="1.22324620000004" calcext:value-type="float">
            <text:p>1.22E+00</text:p>
          </table:table-cell>
          <table:table-cell table:number-columns-repeated="1015"/>
        </table:table-row>
        <table:table-row table:style-name="ro1">
          <table:table-cell table:formula="of:=IF([timings_dynamic.A63]&lt;&gt;&quot;&quot;;[timings_dynamic.A63];&quot;&quot;)" office:value-type="string" office:string-value="HydroMechanics/Linear/Confined_Compression/HydroMechanics_HML_square_1e2_quad9_confined_compression_stdout.log" calcext:value-type="string">
            <text:p>HydroMechanics/Linear/Confined_Compression/HydroMechanics_HML_square_1e2_quad9_confined_compression_stdout.log</text:p>
          </table:table-cell>
          <table:table-cell table:style-name="ce61" table:formula="of:=IF([.A65]&lt;&gt;&quot;&quot;;[timings_dynamic.B63]-[timings_fixed.B63];&quot;&quot;)" office:value-type="float" office:value="0.000036001" calcext:value-type="float">
            <text:p>3.60E-05</text:p>
          </table:table-cell>
          <table:table-cell table:style-name="ce61" table:formula="of:=IF([.B65]&lt;&gt;&quot;&quot;;[timings_dynamic.C63]-[timings_fixed.C63];&quot;&quot;)" office:value-type="float" office:value="0.00191807" calcext:value-type="float">
            <text:p>1.92E-03</text:p>
          </table:table-cell>
          <table:table-cell table:style-name="ce61" table:formula="of:=IF([.C65]&lt;&gt;&quot;&quot;;[timings_dynamic.D63]-[timings_fixed.D63];&quot;&quot;)" office:value-type="float" office:value="0.009551" calcext:value-type="float">
            <text:p>9.55E-03</text:p>
          </table:table-cell>
          <table:table-cell table:style-name="ce61" table:formula="of:=IF([.D65]&lt;&gt;&quot;&quot;;[timings_dynamic.E63]-[timings_fixed.E63];&quot;&quot;)" office:value-type="float" office:value="0" calcext:value-type="float">
            <text:p>0.00E+00</text:p>
          </table:table-cell>
          <table:table-cell table:style-name="ce61" table:formula="of:=IF([.E65]&lt;&gt;&quot;&quot;;[timings_dynamic.F63]-[timings_fixed.F63];&quot;&quot;)" office:value-type="float" office:value="0.0026541" calcext:value-type="float">
            <text:p>2.65E-03</text:p>
          </table:table-cell>
          <table:table-cell table:style-name="ce61" table:formula="of:=IF([.F65]&lt;&gt;&quot;&quot;;[timings_dynamic.G63]-[timings_fixed.G63];&quot;&quot;)" office:value-type="float" office:value="0.00071025" calcext:value-type="float">
            <text:p>7.10E-04</text:p>
          </table:table-cell>
          <table:table-cell table:style-name="ce61" table:formula="of:=IF([.G65]&lt;&gt;&quot;&quot;;[timings_dynamic.H63]-[timings_fixed.H63];&quot;&quot;)" office:value-type="float" office:value="0.0048001" calcext:value-type="float">
            <text:p>4.80E-03</text:p>
          </table:table-cell>
          <table:table-cell table:style-name="ce61" table:formula="of:=IF([.H65]&lt;&gt;&quot;&quot;;[timings_dynamic.I63]-[timings_fixed.I63];&quot;&quot;)" office:value-type="float" office:value="0" calcext:value-type="float">
            <text:p>0.00E+00</text:p>
          </table:table-cell>
          <table:table-cell table:number-columns-repeated="1015"/>
        </table:table-row>
        <table:table-row table:style-name="ro1">
          <table:table-cell table:formula="of:=IF([timings_dynamic.A64]&lt;&gt;&quot;&quot;;[timings_dynamic.A64];&quot;&quot;)" office:value-type="string" office:string-value="HydroMechanics/Linear/Confined_Compression/HydroMechanics_HML_square_1e2_tri6_confined_compression_stdout.log" calcext:value-type="string">
            <text:p>HydroMechanics/Linear/Confined_Compression/HydroMechanics_HML_square_1e2_tri6_confined_compression_stdout.log</text:p>
          </table:table-cell>
          <table:table-cell table:style-name="ce61" table:formula="of:=IF([.A66]&lt;&gt;&quot;&quot;;[timings_dynamic.B64]-[timings_fixed.B64];&quot;&quot;)" office:value-type="float" office:value="-0.00000286199999999996" calcext:value-type="float">
            <text:p>-2.86E-06</text:p>
          </table:table-cell>
          <table:table-cell table:style-name="ce61" table:formula="of:=IF([.B66]&lt;&gt;&quot;&quot;;[timings_dynamic.C64]-[timings_fixed.C64];&quot;&quot;)" office:value-type="float" office:value="0.00291895" calcext:value-type="float">
            <text:p>2.92E-03</text:p>
          </table:table-cell>
          <table:table-cell table:style-name="ce61" table:formula="of:=IF([.C66]&lt;&gt;&quot;&quot;;[timings_dynamic.D64]-[timings_fixed.D64];&quot;&quot;)" office:value-type="float" office:value="0.00122999999999999" calcext:value-type="float">
            <text:p>1.23E-03</text:p>
          </table:table-cell>
          <table:table-cell table:style-name="ce61" table:formula="of:=IF([.D66]&lt;&gt;&quot;&quot;;[timings_dynamic.E64]-[timings_fixed.E64];&quot;&quot;)" office:value-type="float" office:value="-0.0093833" calcext:value-type="float">
            <text:p>-9.38E-03</text:p>
          </table:table-cell>
          <table:table-cell table:style-name="ce61" table:formula="of:=IF([.E66]&lt;&gt;&quot;&quot;;[timings_dynamic.F64]-[timings_fixed.F64];&quot;&quot;)" office:value-type="float" office:value="-0.012305" calcext:value-type="float">
            <text:p>-1.23E-02</text:p>
          </table:table-cell>
          <table:table-cell table:style-name="ce61" table:formula="of:=IF([.F66]&lt;&gt;&quot;&quot;;[timings_dynamic.G64]-[timings_fixed.G64];&quot;&quot;)" office:value-type="float" office:value="0.00225878" calcext:value-type="float">
            <text:p>2.26E-03</text:p>
          </table:table-cell>
          <table:table-cell table:style-name="ce61" table:formula="of:=IF([.G66]&lt;&gt;&quot;&quot;;[timings_dynamic.H64]-[timings_fixed.H64];&quot;&quot;)" office:value-type="float" office:value="-0.0089311" calcext:value-type="float">
            <text:p>-8.93E-03</text:p>
          </table:table-cell>
          <table:table-cell table:style-name="ce61" table:formula="of:=IF([.H66]&lt;&gt;&quot;&quot;;[timings_dynamic.I64]-[timings_fixed.I64];&quot;&quot;)" office:value-type="float" office:value="-0.007493" calcext:value-type="float">
            <text:p>-7.49E-03</text:p>
          </table:table-cell>
          <table:table-cell table:number-columns-repeated="1015"/>
        </table:table-row>
        <table:table-row table:style-name="ro1">
          <table:table-cell table:formula="of:=IF([timings_dynamic.A65]&lt;&gt;&quot;&quot;;[timings_dynamic.A65];&quot;&quot;)" office:value-type="string" office:string-value="HydroMechanics/Linear/Unconfined_Compression_early/HydroMechanics_HML_square_1e2_unconfined_compression_early_stdout.log" calcext:value-type="string">
            <text:p>HydroMechanics/Linear/Unconfined_Compression_early/HydroMechanics_HML_square_1e2_unconfined_compression_early_stdout.log</text:p>
          </table:table-cell>
          <table:table-cell table:style-name="ce61" table:formula="of:=IF([.A67]&lt;&gt;&quot;&quot;;[timings_dynamic.B65]-[timings_fixed.B65];&quot;&quot;)" office:value-type="float" office:value="-0.000012875" calcext:value-type="float">
            <text:p>-1.29E-05</text:p>
          </table:table-cell>
          <table:table-cell table:style-name="ce61" table:formula="of:=IF([.B67]&lt;&gt;&quot;&quot;;[timings_dynamic.C65]-[timings_fixed.C65];&quot;&quot;)" office:value-type="float" office:value="0.00182128" calcext:value-type="float">
            <text:p>1.82E-03</text:p>
          </table:table-cell>
          <table:table-cell table:style-name="ce61" table:formula="of:=IF([.C67]&lt;&gt;&quot;&quot;;[timings_dynamic.D65]-[timings_fixed.D65];&quot;&quot;)" office:value-type="float" office:value="0.00334000000000012" calcext:value-type="float">
            <text:p>3.34E-03</text:p>
          </table:table-cell>
          <table:table-cell table:style-name="ce61" table:formula="of:=IF([.D67]&lt;&gt;&quot;&quot;;[timings_dynamic.E65]-[timings_fixed.E65];&quot;&quot;)" office:value-type="float" office:value="0" calcext:value-type="float">
            <text:p>0.00E+00</text:p>
          </table:table-cell>
          <table:table-cell table:style-name="ce61" table:formula="of:=IF([.E67]&lt;&gt;&quot;&quot;;[timings_dynamic.F65]-[timings_fixed.F65];&quot;&quot;)" office:value-type="float" office:value="-0.00268000000000024" calcext:value-type="float">
            <text:p>-2.68E-03</text:p>
          </table:table-cell>
          <table:table-cell table:style-name="ce61" table:formula="of:=IF([.F67]&lt;&gt;&quot;&quot;;[timings_dynamic.G65]-[timings_fixed.G65];&quot;&quot;)" office:value-type="float" office:value="0.00019908" calcext:value-type="float">
            <text:p>1.99E-04</text:p>
          </table:table-cell>
          <table:table-cell table:style-name="ce61" table:formula="of:=IF([.G67]&lt;&gt;&quot;&quot;;[timings_dynamic.H65]-[timings_fixed.H65];&quot;&quot;)" office:value-type="float" office:value="-0.000669999999999948" calcext:value-type="float">
            <text:p>-6.70E-04</text:p>
          </table:table-cell>
          <table:table-cell table:style-name="ce61" table:formula="of:=IF([.H67]&lt;&gt;&quot;&quot;;[timings_dynamic.I65]-[timings_fixed.I65];&quot;&quot;)" office:value-type="float" office:value="0" calcext:value-type="float">
            <text:p>0.00E+00</text:p>
          </table:table-cell>
          <table:table-cell table:number-columns-repeated="1015"/>
        </table:table-row>
        <table:table-row table:style-name="ro1">
          <table:table-cell table:formula="of:=IF([timings_dynamic.A66]&lt;&gt;&quot;&quot;;[timings_dynamic.A66];&quot;&quot;)" office:value-type="string" office:string-value="HydroMechanics/Linear/Unconfined_Compression_late/HydroMechanics_HML_square_1e2_unconfined_compression_late_stdout.log" calcext:value-type="string">
            <text:p>HydroMechanics/Linear/Unconfined_Compression_late/HydroMechanics_HML_square_1e2_unconfined_compression_late_stdout.log</text:p>
          </table:table-cell>
          <table:table-cell table:style-name="ce61" table:formula="of:=IF([.A68]&lt;&gt;&quot;&quot;;[timings_dynamic.B66]-[timings_fixed.B66];&quot;&quot;)" office:value-type="float" office:value="0.000274182000000002" calcext:value-type="float">
            <text:p>2.74E-04</text:p>
          </table:table-cell>
          <table:table-cell table:style-name="ce61" table:formula="of:=IF([.B68]&lt;&gt;&quot;&quot;;[timings_dynamic.C66]-[timings_fixed.C66];&quot;&quot;)" office:value-type="float" office:value="0.03326775" calcext:value-type="float">
            <text:p>3.33E-02</text:p>
          </table:table-cell>
          <table:table-cell table:style-name="ce61" table:formula="of:=IF([.C68]&lt;&gt;&quot;&quot;;[timings_dynamic.D66]-[timings_fixed.D66];&quot;&quot;)" office:value-type="float" office:value="0.041654" calcext:value-type="float">
            <text:p>4.17E-02</text:p>
          </table:table-cell>
          <table:table-cell table:style-name="ce61" table:formula="of:=IF([.D68]&lt;&gt;&quot;&quot;;[timings_dynamic.E66]-[timings_fixed.E66];&quot;&quot;)" office:value-type="float" office:value="0.03222" calcext:value-type="float">
            <text:p>3.22E-02</text:p>
          </table:table-cell>
          <table:table-cell table:style-name="ce61" table:formula="of:=IF([.E68]&lt;&gt;&quot;&quot;;[timings_dynamic.F66]-[timings_fixed.F66];&quot;&quot;)" office:value-type="float" office:value="-0.00135489999999999" calcext:value-type="float">
            <text:p>-1.35E-03</text:p>
          </table:table-cell>
          <table:table-cell table:style-name="ce61" table:formula="of:=IF([.F68]&lt;&gt;&quot;&quot;;[timings_dynamic.G66]-[timings_fixed.G66];&quot;&quot;)" office:value-type="float" office:value="0.000584840000000001" calcext:value-type="float">
            <text:p>5.85E-04</text:p>
          </table:table-cell>
          <table:table-cell table:style-name="ce61" table:formula="of:=IF([.G68]&lt;&gt;&quot;&quot;;[timings_dynamic.H66]-[timings_fixed.H66];&quot;&quot;)" office:value-type="float" office:value="0.0342300999999999" calcext:value-type="float">
            <text:p>3.42E-02</text:p>
          </table:table-cell>
          <table:table-cell table:style-name="ce61" table:formula="of:=IF([.H68]&lt;&gt;&quot;&quot;;[timings_dynamic.I66]-[timings_fixed.I66];&quot;&quot;)" office:value-type="float" office:value="0.0341288" calcext:value-type="float">
            <text:p>3.41E-02</text:p>
          </table:table-cell>
          <table:table-cell table:number-columns-repeated="1015"/>
        </table:table-row>
        <table:table-row table:style-name="ro1">
          <table:table-cell table:formula="of:=IF([timings_dynamic.A67]&lt;&gt;&quot;&quot;;[timings_dynamic.A67];&quot;&quot;)" office:value-type="string" office:string-value="LIE/Mechanics/LIE_M_single_joint_3D_stdout.log" calcext:value-type="string">
            <text:p>LIE/Mechanics/LIE_M_single_joint_3D_stdout.log</text:p>
          </table:table-cell>
          <table:table-cell table:style-name="ce61" table:formula="of:=IF([.A69]&lt;&gt;&quot;&quot;;[timings_dynamic.B67]-[timings_fixed.B67];&quot;&quot;)" office:value-type="float" office:value="0.0000929799999999999" calcext:value-type="float">
            <text:p>9.30E-05</text:p>
          </table:table-cell>
          <table:table-cell table:style-name="ce61" table:formula="of:=IF([.B69]&lt;&gt;&quot;&quot;;[timings_dynamic.C67]-[timings_fixed.C67];&quot;&quot;)" office:value-type="float" office:value="0.00621102" calcext:value-type="float">
            <text:p>6.21E-03</text:p>
          </table:table-cell>
          <table:table-cell table:style-name="ce61" table:formula="of:=IF([.C69]&lt;&gt;&quot;&quot;;[timings_dynamic.D67]-[timings_fixed.D67];&quot;&quot;)" office:value-type="float" office:value="0.017361" calcext:value-type="float">
            <text:p>1.74E-02</text:p>
          </table:table-cell>
          <table:table-cell table:style-name="ce61" table:formula="of:=IF([.D69]&lt;&gt;&quot;&quot;;[timings_dynamic.E67]-[timings_fixed.E67];&quot;&quot;)" office:value-type="float" office:value="0.0100161" calcext:value-type="float">
            <text:p>1.00E-02</text:p>
          </table:table-cell>
          <table:table-cell table:style-name="ce61" table:formula="of:=IF([.E69]&lt;&gt;&quot;&quot;;[timings_dynamic.F67]-[timings_fixed.F67];&quot;&quot;)" office:value-type="float" office:value="0.00368019999999999" calcext:value-type="float">
            <text:p>3.68E-03</text:p>
          </table:table-cell>
          <table:table-cell table:style-name="ce61" table:formula="of:=IF([.F69]&lt;&gt;&quot;&quot;;[timings_dynamic.G67]-[timings_fixed.G67];&quot;&quot;)" office:value-type="float" office:value="0.00240588" calcext:value-type="float">
            <text:p>2.41E-03</text:p>
          </table:table-cell>
          <table:table-cell table:style-name="ce61" table:formula="of:=IF([.G69]&lt;&gt;&quot;&quot;;[timings_dynamic.H67]-[timings_fixed.H67];&quot;&quot;)" office:value-type="float" office:value="0.010521" calcext:value-type="float">
            <text:p>1.05E-02</text:p>
          </table:table-cell>
          <table:table-cell table:style-name="ce61" table:formula="of:=IF([.H69]&lt;&gt;&quot;&quot;;[timings_dynamic.I67]-[timings_fixed.I67];&quot;&quot;)" office:value-type="float" office:value="0.01032" calcext:value-type="float">
            <text:p>1.03E-02</text:p>
          </table:table-cell>
          <table:table-cell table:number-columns-repeated="1015"/>
        </table:table-row>
        <table:table-row table:style-name="ro1">
          <table:table-cell table:formula="of:=IF([timings_dynamic.A68]&lt;&gt;&quot;&quot;;[timings_dynamic.A68];&quot;&quot;)" office:value-type="string" office:string-value="LIE/Mechanics/LIE_M_single_joint_inside_stdout.log" calcext:value-type="string">
            <text:p>LIE/Mechanics/LIE_M_single_joint_inside_stdout.log</text:p>
          </table:table-cell>
          <table:table-cell table:style-name="ce61" table:formula="of:=IF([.A70]&lt;&gt;&quot;&quot;;[timings_dynamic.B68]-[timings_fixed.B68];&quot;&quot;)" office:value-type="float" office:value="-0.0000758169" calcext:value-type="float">
            <text:p>-7.58E-05</text:p>
          </table:table-cell>
          <table:table-cell table:style-name="ce61" table:formula="of:=IF([.B70]&lt;&gt;&quot;&quot;;[timings_dynamic.C68]-[timings_fixed.C68];&quot;&quot;)" office:value-type="float" office:value="0.00117946" calcext:value-type="float">
            <text:p>1.18E-03</text:p>
          </table:table-cell>
          <table:table-cell table:style-name="ce61" table:formula="of:=IF([.C70]&lt;&gt;&quot;&quot;;[timings_dynamic.D68]-[timings_fixed.D68];&quot;&quot;)" office:value-type="float" office:value="0.001682" calcext:value-type="float">
            <text:p>1.68E-03</text:p>
          </table:table-cell>
          <table:table-cell table:style-name="ce61" table:formula="of:=IF([.D70]&lt;&gt;&quot;&quot;;[timings_dynamic.E68]-[timings_fixed.E68];&quot;&quot;)" office:value-type="float" office:value="0.0020647" calcext:value-type="float">
            <text:p>2.06E-03</text:p>
          </table:table-cell>
          <table:table-cell table:style-name="ce61" table:formula="of:=IF([.E70]&lt;&gt;&quot;&quot;;[timings_dynamic.F68]-[timings_fixed.F68];&quot;&quot;)" office:value-type="float" office:value="0.000976089999999999" calcext:value-type="float">
            <text:p>9.76E-04</text:p>
          </table:table-cell>
          <table:table-cell table:style-name="ce61" table:formula="of:=IF([.F70]&lt;&gt;&quot;&quot;;[timings_dynamic.G68]-[timings_fixed.G68];&quot;&quot;)" office:value-type="float" office:value="-0.000843050000000001" calcext:value-type="float">
            <text:p>-8.43E-04</text:p>
          </table:table-cell>
          <table:table-cell table:style-name="ce61" table:formula="of:=IF([.G70]&lt;&gt;&quot;&quot;;[timings_dynamic.H68]-[timings_fixed.H68];&quot;&quot;)" office:value-type="float" office:value="0.0020111" calcext:value-type="float">
            <text:p>2.01E-03</text:p>
          </table:table-cell>
          <table:table-cell table:style-name="ce61" table:formula="of:=IF([.H70]&lt;&gt;&quot;&quot;;[timings_dynamic.I68]-[timings_fixed.I68];&quot;&quot;)" office:value-type="float" office:value="0.0020111" calcext:value-type="float">
            <text:p>2.01E-03</text:p>
          </table:table-cell>
          <table:table-cell table:number-columns-repeated="1015"/>
        </table:table-row>
        <table:table-row table:style-name="ro1">
          <table:table-cell table:formula="of:=IF([timings_dynamic.A69]&lt;&gt;&quot;&quot;;[timings_dynamic.A69];&quot;&quot;)" office:value-type="string" office:string-value="LIE/Mechanics/LIE_M_single_joint_stdout.log" calcext:value-type="string">
            <text:p>LIE/Mechanics/LIE_M_single_joint_stdout.log</text:p>
          </table:table-cell>
          <table:table-cell table:style-name="ce61" table:formula="of:=IF([.A71]&lt;&gt;&quot;&quot;;[timings_dynamic.B69]-[timings_fixed.B69];&quot;&quot;)" office:value-type="float" office:value="-0.0000400546" calcext:value-type="float">
            <text:p>-4.01E-05</text:p>
          </table:table-cell>
          <table:table-cell table:style-name="ce61" table:formula="of:=IF([.B71]&lt;&gt;&quot;&quot;;[timings_dynamic.C69]-[timings_fixed.C69];&quot;&quot;)" office:value-type="float" office:value="0.000679254" calcext:value-type="float">
            <text:p>6.79E-04</text:p>
          </table:table-cell>
          <table:table-cell table:style-name="ce61" table:formula="of:=IF([.C71]&lt;&gt;&quot;&quot;;[timings_dynamic.D69]-[timings_fixed.D69];&quot;&quot;)" office:value-type="float" office:value="0.0044748" calcext:value-type="float">
            <text:p>4.47E-03</text:p>
          </table:table-cell>
          <table:table-cell table:style-name="ce61" table:formula="of:=IF([.D71]&lt;&gt;&quot;&quot;;[timings_dynamic.E69]-[timings_fixed.E69];&quot;&quot;)" office:value-type="float" office:value="0.00208237" calcext:value-type="float">
            <text:p>2.08E-03</text:p>
          </table:table-cell>
          <table:table-cell table:style-name="ce61" table:formula="of:=IF([.E71]&lt;&gt;&quot;&quot;;[timings_dynamic.F69]-[timings_fixed.F69];&quot;&quot;)" office:value-type="float" office:value="0.00146175" calcext:value-type="float">
            <text:p>1.46E-03</text:p>
          </table:table-cell>
          <table:table-cell table:style-name="ce61" table:formula="of:=IF([.F71]&lt;&gt;&quot;&quot;;[timings_dynamic.G69]-[timings_fixed.G69];&quot;&quot;)" office:value-type="float" office:value="0.000554800000000001" calcext:value-type="float">
            <text:p>5.55E-04</text:p>
          </table:table-cell>
          <table:table-cell table:style-name="ce61" table:formula="of:=IF([.G71]&lt;&gt;&quot;&quot;;[timings_dynamic.H69]-[timings_fixed.H69];&quot;&quot;)" office:value-type="float" office:value="0.0021549" calcext:value-type="float">
            <text:p>2.15E-03</text:p>
          </table:table-cell>
          <table:table-cell table:style-name="ce61" table:formula="of:=IF([.H71]&lt;&gt;&quot;&quot;;[timings_dynamic.I69]-[timings_fixed.I69];&quot;&quot;)" office:value-type="float" office:value="0.0021541" calcext:value-type="float">
            <text:p>2.15E-03</text:p>
          </table:table-cell>
          <table:table-cell table:number-columns-repeated="1015"/>
        </table:table-row>
        <table:table-row table:style-name="ro1">
          <table:table-cell table:formula="of:=IF([timings_dynamic.A70]&lt;&gt;&quot;&quot;;[timings_dynamic.A70];&quot;&quot;)" office:value-type="string" office:string-value="LIE/Mechanics/LIE_M_two_joints_stdout.log" calcext:value-type="string">
            <text:p>LIE/Mechanics/LIE_M_two_joints_stdout.log</text:p>
          </table:table-cell>
          <table:table-cell table:style-name="ce61" table:formula="of:=IF([.A72]&lt;&gt;&quot;&quot;;[timings_dynamic.B70]-[timings_fixed.B70];&quot;&quot;)" office:value-type="float" office:value="0.000033616" calcext:value-type="float">
            <text:p>3.36E-05</text:p>
          </table:table-cell>
          <table:table-cell table:style-name="ce61" table:formula="of:=IF([.B72]&lt;&gt;&quot;&quot;;[timings_dynamic.C70]-[timings_fixed.C70];&quot;&quot;)" office:value-type="float" office:value="0.001524205" calcext:value-type="float">
            <text:p>1.52E-03</text:p>
          </table:table-cell>
          <table:table-cell table:style-name="ce61" table:formula="of:=IF([.C72]&lt;&gt;&quot;&quot;;[timings_dynamic.D70]-[timings_fixed.D70];&quot;&quot;)" office:value-type="float" office:value="-0.0000288999999999984" calcext:value-type="float">
            <text:p>-2.89E-05</text:p>
          </table:table-cell>
          <table:table-cell table:style-name="ce61" table:formula="of:=IF([.D72]&lt;&gt;&quot;&quot;;[timings_dynamic.E70]-[timings_fixed.E70];&quot;&quot;)" office:value-type="float" office:value="0.0001694" calcext:value-type="float">
            <text:p>1.69E-04</text:p>
          </table:table-cell>
          <table:table-cell table:style-name="ce61" table:formula="of:=IF([.E72]&lt;&gt;&quot;&quot;;[timings_dynamic.F70]-[timings_fixed.F70];&quot;&quot;)" office:value-type="float" office:value="-0.0013899" calcext:value-type="float">
            <text:p>-1.39E-03</text:p>
          </table:table-cell>
          <table:table-cell table:style-name="ce61" table:formula="of:=IF([.F72]&lt;&gt;&quot;&quot;;[timings_dynamic.G70]-[timings_fixed.G70];&quot;&quot;)" office:value-type="float" office:value="-0.000860929999999999" calcext:value-type="float">
            <text:p>-8.61E-04</text:p>
          </table:table-cell>
          <table:table-cell table:style-name="ce61" table:formula="of:=IF([.G72]&lt;&gt;&quot;&quot;;[timings_dynamic.H70]-[timings_fixed.H70];&quot;&quot;)" office:value-type="float" office:value="0.0001449" calcext:value-type="float">
            <text:p>1.45E-04</text:p>
          </table:table-cell>
          <table:table-cell table:style-name="ce61" table:formula="of:=IF([.H72]&lt;&gt;&quot;&quot;;[timings_dynamic.I70]-[timings_fixed.I70];&quot;&quot;)" office:value-type="float" office:value="0.000142799999999998" calcext:value-type="float">
            <text:p>1.43E-04</text:p>
          </table:table-cell>
          <table:table-cell table:number-columns-repeated="1015"/>
        </table:table-row>
        <table:table-row table:style-name="ro1">
          <table:table-cell table:formula="of:=IF([timings_dynamic.A71]&lt;&gt;&quot;&quot;;[timings_dynamic.A71];&quot;&quot;)" office:value-type="string" office:string-value="Mechanics/Burgers/LARGE_Mechanics_SDB_cube_1e3_tractionBC_stdout.log" calcext:value-type="string">
            <text:p>Mechanics/Burgers/LARGE_Mechanics_SDB_cube_1e3_tractionBC_stdout.log</text:p>
          </table:table-cell>
          <table:table-cell table:style-name="ce61" table:formula="of:=IF([.A73]&lt;&gt;&quot;&quot;;[timings_dynamic.B71]-[timings_fixed.B71];&quot;&quot;)" office:value-type="float" office:value="0.000943839999999918" calcext:value-type="float">
            <text:p>9.44E-04</text:p>
          </table:table-cell>
          <table:table-cell table:style-name="ce61" table:formula="of:=IF([.B73]&lt;&gt;&quot;&quot;;[timings_dynamic.C71]-[timings_fixed.C71];&quot;&quot;)" office:value-type="float" office:value="3.9859587" calcext:value-type="float">
            <text:p>3.99E+00</text:p>
          </table:table-cell>
          <table:table-cell table:style-name="ce61" table:formula="of:=IF([.C73]&lt;&gt;&quot;&quot;;[timings_dynamic.D71]-[timings_fixed.D71];&quot;&quot;)" office:value-type="float" office:value="4.2548" calcext:value-type="float">
            <text:p>4.25E+00</text:p>
          </table:table-cell>
          <table:table-cell table:style-name="ce61" table:formula="of:=IF([.D73]&lt;&gt;&quot;&quot;;[timings_dynamic.E71]-[timings_fixed.E71];&quot;&quot;)" office:value-type="float" office:value="4.19121000000003" calcext:value-type="float">
            <text:p>4.19E+00</text:p>
          </table:table-cell>
          <table:table-cell table:style-name="ce61" table:formula="of:=IF([.E73]&lt;&gt;&quot;&quot;;[timings_dynamic.F71]-[timings_fixed.F71];&quot;&quot;)" office:value-type="float" office:value="0.204428000000009" calcext:value-type="float">
            <text:p>2.04E-01</text:p>
          </table:table-cell>
          <table:table-cell table:style-name="ce61" table:formula="of:=IF([.F73]&lt;&gt;&quot;&quot;;[timings_dynamic.G71]-[timings_fixed.G71];&quot;&quot;)" office:value-type="float" office:value="0.00432222000000001" calcext:value-type="float">
            <text:p>4.32E-03</text:p>
          </table:table-cell>
          <table:table-cell table:style-name="ce61" table:formula="of:=IF([.G73]&lt;&gt;&quot;&quot;;[timings_dynamic.H71]-[timings_fixed.H71];&quot;&quot;)" office:value-type="float" office:value="4.231344" calcext:value-type="float">
            <text:p>4.23E+00</text:p>
          </table:table-cell>
          <table:table-cell table:style-name="ce61" table:formula="of:=IF([.H73]&lt;&gt;&quot;&quot;;[timings_dynamic.I71]-[timings_fixed.I71];&quot;&quot;)" office:value-type="float" office:value="4.23489500000001" calcext:value-type="float">
            <text:p>4.23E+00</text:p>
          </table:table-cell>
          <table:table-cell table:number-columns-repeated="1015"/>
        </table:table-row>
        <table:table-row table:style-name="ro1">
          <table:table-cell table:formula="of:=IF([timings_dynamic.A72]&lt;&gt;&quot;&quot;;[timings_dynamic.A72];&quot;&quot;)" office:value-type="string" office:string-value="Mechanics/Burgers/Mechanics_SDB_cube_1e0_tractionBC_stdout.log" calcext:value-type="string">
            <text:p>Mechanics/Burgers/Mechanics_SDB_cube_1e0_tractionBC_stdout.log</text:p>
          </table:table-cell>
          <table:table-cell table:style-name="ce61" table:formula="of:=IF([.A74]&lt;&gt;&quot;&quot;;[timings_dynamic.B72]-[timings_fixed.B72];&quot;&quot;)" office:value-type="float" office:value="0.0000090595000000037" calcext:value-type="float">
            <text:p>9.06E-06</text:p>
          </table:table-cell>
          <table:table-cell table:style-name="ce61" table:formula="of:=IF([.B74]&lt;&gt;&quot;&quot;;[timings_dynamic.C72]-[timings_fixed.C72];&quot;&quot;)" office:value-type="float" office:value="0.00355679000000005" calcext:value-type="float">
            <text:p>3.56E-03</text:p>
          </table:table-cell>
          <table:table-cell table:style-name="ce61" table:formula="of:=IF([.C74]&lt;&gt;&quot;&quot;;[timings_dynamic.D72]-[timings_fixed.D72];&quot;&quot;)" office:value-type="float" office:value="0.00436789999999999" calcext:value-type="float">
            <text:p>4.37E-03</text:p>
          </table:table-cell>
          <table:table-cell table:style-name="ce61" table:formula="of:=IF([.D74]&lt;&gt;&quot;&quot;;[timings_dynamic.E72]-[timings_fixed.E72];&quot;&quot;)" office:value-type="float" office:value="0.00396420700000001" calcext:value-type="float">
            <text:p>3.96E-03</text:p>
          </table:table-cell>
          <table:table-cell table:style-name="ce61" table:formula="of:=IF([.E74]&lt;&gt;&quot;&quot;;[timings_dynamic.F72]-[timings_fixed.F72];&quot;&quot;)" office:value-type="float" office:value="0.000226735099999983" calcext:value-type="float">
            <text:p>2.27E-04</text:p>
          </table:table-cell>
          <table:table-cell table:style-name="ce61" table:formula="of:=IF([.F74]&lt;&gt;&quot;&quot;;[timings_dynamic.G72]-[timings_fixed.G72];&quot;&quot;)" office:value-type="float" office:value="0.00014306" calcext:value-type="float">
            <text:p>1.43E-04</text:p>
          </table:table-cell>
          <table:table-cell table:style-name="ce61" table:formula="of:=IF([.G74]&lt;&gt;&quot;&quot;;[timings_dynamic.H72]-[timings_fixed.H72];&quot;&quot;)" office:value-type="float" office:value="0.00409651000000001" calcext:value-type="float">
            <text:p>4.10E-03</text:p>
          </table:table-cell>
          <table:table-cell table:style-name="ce61" table:formula="of:=IF([.H74]&lt;&gt;&quot;&quot;;[timings_dynamic.I72]-[timings_fixed.I72];&quot;&quot;)" office:value-type="float" office:value="0.00402879499999999" calcext:value-type="float">
            <text:p>4.03E-03</text:p>
          </table:table-cell>
          <table:table-cell table:number-columns-repeated="1015"/>
        </table:table-row>
        <table:table-row table:style-name="ro1">
          <table:table-cell table:formula="of:=IF([timings_dynamic.A73]&lt;&gt;&quot;&quot;;[timings_dynamic.A73];&quot;&quot;)" office:value-type="string" office:string-value="Mechanics/Ehlers/LARGE_Mechanics_SDE_cube_1e3_stdout.log" calcext:value-type="string">
            <text:p>Mechanics/Ehlers/LARGE_Mechanics_SDE_cube_1e3_stdout.log</text:p>
          </table:table-cell>
          <table:table-cell table:style-name="ce61" table:formula="of:=IF([.A75]&lt;&gt;&quot;&quot;;[timings_dynamic.B73]-[timings_fixed.B73];&quot;&quot;)" office:value-type="float" office:value="-0.119975469999994" calcext:value-type="float">
            <text:p>-1.20E-01</text:p>
          </table:table-cell>
          <table:table-cell table:style-name="ce61" table:formula="of:=IF([.B75]&lt;&gt;&quot;&quot;;[timings_dynamic.C73]-[timings_fixed.C73];&quot;&quot;)" office:value-type="float" office:value="21.2597900000001" calcext:value-type="float">
            <text:p>2.13E+01</text:p>
          </table:table-cell>
          <table:table-cell table:style-name="ce61" table:formula="of:=IF([.C75]&lt;&gt;&quot;&quot;;[timings_dynamic.D73]-[timings_fixed.D73];&quot;&quot;)" office:value-type="float" office:value="21.3109999999999" calcext:value-type="float">
            <text:p>2.13E+01</text:p>
          </table:table-cell>
          <table:table-cell table:style-name="ce61" table:formula="of:=IF([.D75]&lt;&gt;&quot;&quot;;[timings_dynamic.E73]-[timings_fixed.E73];&quot;&quot;)" office:value-type="float" office:value="21.0176126999987" calcext:value-type="float">
            <text:p>2.10E+01</text:p>
          </table:table-cell>
          <table:table-cell table:style-name="ce61" table:formula="of:=IF([.E75]&lt;&gt;&quot;&quot;;[timings_dynamic.F73]-[timings_fixed.F73];&quot;&quot;)" office:value-type="float" office:value="-0.121926600000222" calcext:value-type="float">
            <text:p>-1.22E-01</text:p>
          </table:table-cell>
          <table:table-cell table:style-name="ce61" table:formula="of:=IF([.F75]&lt;&gt;&quot;&quot;;[timings_dynamic.G73]-[timings_fixed.G73];&quot;&quot;)" office:value-type="float" office:value="0.182485929999999" calcext:value-type="float">
            <text:p>1.82E-01</text:p>
          </table:table-cell>
          <table:table-cell table:style-name="ce61" table:formula="of:=IF([.G75]&lt;&gt;&quot;&quot;;[timings_dynamic.H73]-[timings_fixed.H73];&quot;&quot;)" office:value-type="float" office:value="21.1082800000004" calcext:value-type="float">
            <text:p>2.11E+01</text:p>
          </table:table-cell>
          <table:table-cell table:style-name="ce61" table:formula="of:=IF([.H75]&lt;&gt;&quot;&quot;;[timings_dynamic.I73]-[timings_fixed.I73];&quot;&quot;)" office:value-type="float" office:value="21.2902409999998" calcext:value-type="float">
            <text:p>2.13E+01</text:p>
          </table:table-cell>
          <table:table-cell table:number-columns-repeated="1015"/>
        </table:table-row>
        <table:table-row table:style-name="ro1">
          <table:table-cell table:formula="of:=IF([timings_dynamic.A74]&lt;&gt;&quot;&quot;;[timings_dynamic.A74];&quot;&quot;)" office:value-type="string" office:string-value="Mechanics/Ehlers/Mechanics_PlasticModel_SDE-DP_Ehlers_SpecialCase_DruckerPrager_stdout.log" calcext:value-type="string">
            <text:p>Mechanics/Ehlers/Mechanics_PlasticModel_SDE-DP_Ehlers_SpecialCase_DruckerPrager_stdout.log</text:p>
          </table:table-cell>
          <table:table-cell table:style-name="ce61" table:formula="of:=IF([.A76]&lt;&gt;&quot;&quot;;[timings_dynamic.B74]-[timings_fixed.B74];&quot;&quot;)" office:value-type="float" office:value="-0.00335192614000001" calcext:value-type="float">
            <text:p>-3.35E-03</text:p>
          </table:table-cell>
          <table:table-cell table:style-name="ce61" table:formula="of:=IF([.B76]&lt;&gt;&quot;&quot;;[timings_dynamic.C74]-[timings_fixed.C74];&quot;&quot;)" office:value-type="float" office:value="-0.0433425797" calcext:value-type="float">
            <text:p>-4.33E-02</text:p>
          </table:table-cell>
          <table:table-cell table:style-name="ce61" table:formula="of:=IF([.C76]&lt;&gt;&quot;&quot;;[timings_dynamic.D74]-[timings_fixed.D74];&quot;&quot;)" office:value-type="float" office:value="-0.217104" calcext:value-type="float">
            <text:p>-2.17E-01</text:p>
          </table:table-cell>
          <table:table-cell table:style-name="ce61" table:formula="of:=IF([.D76]&lt;&gt;&quot;&quot;;[timings_dynamic.E74]-[timings_fixed.E74];&quot;&quot;)" office:value-type="float" office:value="-0.076370008" calcext:value-type="float">
            <text:p>-7.64E-02</text:p>
          </table:table-cell>
          <table:table-cell table:style-name="ce61" table:formula="of:=IF([.E76]&lt;&gt;&quot;&quot;;[timings_dynamic.F74]-[timings_fixed.F74];&quot;&quot;)" office:value-type="float" office:value="0.040610788" calcext:value-type="float">
            <text:p>4.06E-02</text:p>
          </table:table-cell>
          <table:table-cell table:style-name="ce61" table:formula="of:=IF([.F76]&lt;&gt;&quot;&quot;;[timings_dynamic.G74]-[timings_fixed.G74];&quot;&quot;)" office:value-type="float" office:value="-0.20783517" calcext:value-type="float">
            <text:p>-2.08E-01</text:p>
          </table:table-cell>
          <table:table-cell table:style-name="ce61" table:formula="of:=IF([.G76]&lt;&gt;&quot;&quot;;[timings_dynamic.H74]-[timings_fixed.H74];&quot;&quot;)" office:value-type="float" office:value="-0.0101332159999999" calcext:value-type="float">
            <text:p>-1.01E-02</text:p>
          </table:table-cell>
          <table:table-cell table:style-name="ce61" table:formula="of:=IF([.H76]&lt;&gt;&quot;&quot;;[timings_dynamic.I74]-[timings_fixed.I74];&quot;&quot;)" office:value-type="float" office:value="-0.28770987" calcext:value-type="float">
            <text:p>-2.88E-01</text:p>
          </table:table-cell>
          <table:table-cell table:number-columns-repeated="1015"/>
        </table:table-row>
        <table:table-row table:style-name="ro1">
          <table:table-cell table:formula="of:=IF([timings_dynamic.A75]&lt;&gt;&quot;&quot;;[timings_dynamic.A75];&quot;&quot;)" office:value-type="string" office:string-value="Mechanics/Ehlers/Mechanics_SDE_cube_1e0_stdout.log" calcext:value-type="string">
            <text:p>Mechanics/Ehlers/Mechanics_SDE_cube_1e0_stdout.log</text:p>
          </table:table-cell>
          <table:table-cell table:style-name="ce61" table:formula="of:=IF([.A77]&lt;&gt;&quot;&quot;;[timings_dynamic.B75]-[timings_fixed.B75];&quot;&quot;)" office:value-type="float" office:value="0.0000822516399999959" calcext:value-type="float">
            <text:p>8.23E-05</text:p>
          </table:table-cell>
          <table:table-cell table:style-name="ce61" table:formula="of:=IF([.B77]&lt;&gt;&quot;&quot;;[timings_dynamic.C75]-[timings_fixed.C75];&quot;&quot;)" office:value-type="float" office:value="0.0100140433000006" calcext:value-type="float">
            <text:p>1.00E-02</text:p>
          </table:table-cell>
          <table:table-cell table:style-name="ce61" table:formula="of:=IF([.C77]&lt;&gt;&quot;&quot;;[timings_dynamic.D75]-[timings_fixed.D75];&quot;&quot;)" office:value-type="float" office:value="0.024469" calcext:value-type="float">
            <text:p>2.45E-02</text:p>
          </table:table-cell>
          <table:table-cell table:style-name="ce61" table:formula="of:=IF([.D77]&lt;&gt;&quot;&quot;;[timings_dynamic.E75]-[timings_fixed.E75];&quot;&quot;)" office:value-type="float" office:value="0.0133731189999993" calcext:value-type="float">
            <text:p>1.34E-02</text:p>
          </table:table-cell>
          <table:table-cell table:style-name="ce61" table:formula="of:=IF([.E77]&lt;&gt;&quot;&quot;;[timings_dynamic.F75]-[timings_fixed.F75];&quot;&quot;)" office:value-type="float" office:value="0.002823352" calcext:value-type="float">
            <text:p>2.82E-03</text:p>
          </table:table-cell>
          <table:table-cell table:style-name="ce61" table:formula="of:=IF([.F77]&lt;&gt;&quot;&quot;;[timings_dynamic.G75]-[timings_fixed.G75];&quot;&quot;)" office:value-type="float" office:value="0.0113346199999999" calcext:value-type="float">
            <text:p>1.13E-02</text:p>
          </table:table-cell>
          <table:table-cell table:style-name="ce61" table:formula="of:=IF([.G77]&lt;&gt;&quot;&quot;;[timings_dynamic.H75]-[timings_fixed.H75];&quot;&quot;)" office:value-type="float" office:value="0.013520764" calcext:value-type="float">
            <text:p>1.35E-02</text:p>
          </table:table-cell>
          <table:table-cell table:style-name="ce61" table:formula="of:=IF([.H77]&lt;&gt;&quot;&quot;;[timings_dynamic.I75]-[timings_fixed.I75];&quot;&quot;)" office:value-type="float" office:value="0.0248663099999996" calcext:value-type="float">
            <text:p>2.49E-02</text:p>
          </table:table-cell>
          <table:table-cell table:number-columns-repeated="1015"/>
        </table:table-row>
        <table:table-row table:style-name="ro1">
          <table:table-cell table:formula="of:=IF([timings_dynamic.A76]&lt;&gt;&quot;&quot;;[timings_dynamic.A76];&quot;&quot;)" office:value-type="string" office:string-value="Mechanics/Ehlers/Mechanics_SDE_cube_1e1_stdout.log" calcext:value-type="string">
            <text:p>Mechanics/Ehlers/Mechanics_SDE_cube_1e1_stdout.log</text:p>
          </table:table-cell>
          <table:table-cell table:style-name="ce61" table:formula="of:=IF([.A78]&lt;&gt;&quot;&quot;;[timings_dynamic.B76]-[timings_fixed.B76];&quot;&quot;)" office:value-type="float" office:value="0.00160979779999981" calcext:value-type="float">
            <text:p>1.61E-03</text:p>
          </table:table-cell>
          <table:table-cell table:style-name="ce61" table:formula="of:=IF([.B78]&lt;&gt;&quot;&quot;;[timings_dynamic.C76]-[timings_fixed.C76];&quot;&quot;)" office:value-type="float" office:value="0.144344901000003" calcext:value-type="float">
            <text:p>1.44E-01</text:p>
          </table:table-cell>
          <table:table-cell table:style-name="ce61" table:formula="of:=IF([.C78]&lt;&gt;&quot;&quot;;[timings_dynamic.D76]-[timings_fixed.D76];&quot;&quot;)" office:value-type="float" office:value="0.16567" calcext:value-type="float">
            <text:p>1.66E-01</text:p>
          </table:table-cell>
          <table:table-cell table:style-name="ce61" table:formula="of:=IF([.D78]&lt;&gt;&quot;&quot;;[timings_dynamic.E76]-[timings_fixed.E76];&quot;&quot;)" office:value-type="float" office:value="0.146250917999996" calcext:value-type="float">
            <text:p>1.46E-01</text:p>
          </table:table-cell>
          <table:table-cell table:style-name="ce61" table:formula="of:=IF([.E78]&lt;&gt;&quot;&quot;;[timings_dynamic.F76]-[timings_fixed.F76];&quot;&quot;)" office:value-type="float" office:value="-0.00107241299999983" calcext:value-type="float">
            <text:p>-1.07E-03</text:p>
          </table:table-cell>
          <table:table-cell table:style-name="ce61" table:formula="of:=IF([.F78]&lt;&gt;&quot;&quot;;[timings_dynamic.G76]-[timings_fixed.G76];&quot;&quot;)" office:value-type="float" office:value="0.0173258899999999" calcext:value-type="float">
            <text:p>1.73E-02</text:p>
          </table:table-cell>
          <table:table-cell table:style-name="ce61" table:formula="of:=IF([.G78]&lt;&gt;&quot;&quot;;[timings_dynamic.H76]-[timings_fixed.H76];&quot;&quot;)" office:value-type="float" office:value="0.147092290000002" calcext:value-type="float">
            <text:p>1.47E-01</text:p>
          </table:table-cell>
          <table:table-cell table:style-name="ce61" table:formula="of:=IF([.H78]&lt;&gt;&quot;&quot;;[timings_dynamic.I76]-[timings_fixed.I76];&quot;&quot;)" office:value-type="float" office:value="0.163859699999999" calcext:value-type="float">
            <text:p>1.64E-01</text:p>
          </table:table-cell>
          <table:table-cell table:number-columns-repeated="1015"/>
        </table:table-row>
        <table:table-row table:style-name="ro1">
          <table:table-cell table:formula="of:=IF([timings_dynamic.A77]&lt;&gt;&quot;&quot;;[timings_dynamic.A77];&quot;&quot;)" office:value-type="string" office:string-value="Mechanics/EhlersDamage/TriaxialCompression/Mechanics_PlasticModel_SDED_Ehlers_Damage_TriaxialCompression_stdout.log" calcext:value-type="string">
            <text:p>Mechanics/EhlersDamage/TriaxialCompression/Mechanics_PlasticModel_SDED_Ehlers_Damage_TriaxialCompression_stdout.log</text:p>
          </table:table-cell>
          <table:table-cell table:style-name="ce61" table:formula="of:=IF([.A79]&lt;&gt;&quot;&quot;;[timings_dynamic.B77]-[timings_fixed.B77];&quot;&quot;)" office:value-type="float" office:value="0.00132279376001426" calcext:value-type="float">
            <text:p>1.32E-03</text:p>
          </table:table-cell>
          <table:table-cell table:style-name="ce61" table:formula="of:=IF([.B79]&lt;&gt;&quot;&quot;;[timings_dynamic.C77]-[timings_fixed.C77];&quot;&quot;)" office:value-type="float" office:value="0.360410024997215" calcext:value-type="float">
            <text:p>3.60E-01</text:p>
          </table:table-cell>
          <table:table-cell table:style-name="ce61" table:formula="of:=IF([.C79]&lt;&gt;&quot;&quot;;[timings_dynamic.D77]-[timings_fixed.D77];&quot;&quot;)" office:value-type="float" office:value="0.50975" calcext:value-type="float">
            <text:p>5.10E-01</text:p>
          </table:table-cell>
          <table:table-cell table:style-name="ce61" table:formula="of:=IF([.D79]&lt;&gt;&quot;&quot;;[timings_dynamic.E77]-[timings_fixed.E77];&quot;&quot;)" office:value-type="float" office:value="0.501231957099822" calcext:value-type="float">
            <text:p>5.01E-01</text:p>
          </table:table-cell>
          <table:table-cell table:style-name="ce61" table:formula="of:=IF([.E79]&lt;&gt;&quot;&quot;;[timings_dynamic.F77]-[timings_fixed.F77];&quot;&quot;)" office:value-type="float" office:value="0.0981219283000581" calcext:value-type="float">
            <text:p>9.81E-02</text:p>
          </table:table-cell>
          <table:table-cell table:style-name="ce61" table:formula="of:=IF([.F79]&lt;&gt;&quot;&quot;;[timings_dynamic.G77]-[timings_fixed.G77];&quot;&quot;)" office:value-type="float" office:value="-0.00042654" calcext:value-type="float">
            <text:p>-4.27E-04</text:p>
          </table:table-cell>
          <table:table-cell table:style-name="ce61" table:formula="of:=IF([.G79]&lt;&gt;&quot;&quot;;[timings_dynamic.H77]-[timings_fixed.H77];&quot;&quot;)" office:value-type="float" office:value="0.504553197000009" calcext:value-type="float">
            <text:p>5.05E-01</text:p>
          </table:table-cell>
          <table:table-cell table:style-name="ce61" table:formula="of:=IF([.H79]&lt;&gt;&quot;&quot;;[timings_dynamic.I77]-[timings_fixed.I77];&quot;&quot;)" office:value-type="float" office:value="0.505584215999988" calcext:value-type="float">
            <text:p>5.06E-01</text:p>
          </table:table-cell>
          <table:table-cell table:number-columns-repeated="1015"/>
        </table:table-row>
        <table:table-row table:style-name="ro1">
          <table:table-cell table:formula="of:=IF([timings_dynamic.A78]&lt;&gt;&quot;&quot;;[timings_dynamic.A78];&quot;&quot;)" office:value-type="string" office:string-value="Mechanics/EhlersDamage/UniaxialCompression/Mechanics_PlasticModel_SDED_Ehlers_Damage_UniaxialCompression_stdout.log" calcext:value-type="string">
            <text:p>Mechanics/EhlersDamage/UniaxialCompression/Mechanics_PlasticModel_SDED_Ehlers_Damage_UniaxialCompression_stdout.log</text:p>
          </table:table-cell>
          <table:table-cell table:style-name="ce61" table:formula="of:=IF([.A80]&lt;&gt;&quot;&quot;;[timings_dynamic.B78]-[timings_fixed.B78];&quot;&quot;)" office:value-type="float" office:value="-0.3070067644501" calcext:value-type="float">
            <text:p>-3.07E-01</text:p>
          </table:table-cell>
          <table:table-cell table:style-name="ce61" table:formula="of:=IF([.B80]&lt;&gt;&quot;&quot;;[timings_dynamic.C78]-[timings_fixed.C78];&quot;&quot;)" office:value-type="float" office:value="-5.469472891703" calcext:value-type="float">
            <text:p>-5.47E+00</text:p>
          </table:table-cell>
          <table:table-cell table:style-name="ce61" table:formula="of:=IF([.C80]&lt;&gt;&quot;&quot;;[timings_dynamic.D78]-[timings_fixed.D78];&quot;&quot;)" office:value-type="float" office:value="-9.20856" calcext:value-type="float">
            <text:p>-9.21E+00</text:p>
          </table:table-cell>
          <table:table-cell table:style-name="ce61" table:formula="of:=IF([.D80]&lt;&gt;&quot;&quot;;[timings_dynamic.E78]-[timings_fixed.E78];&quot;&quot;)" office:value-type="float" office:value="-9.22346671199978" calcext:value-type="float">
            <text:p>-9.22E+00</text:p>
          </table:table-cell>
          <table:table-cell table:style-name="ce61" table:formula="of:=IF([.E80]&lt;&gt;&quot;&quot;;[timings_dynamic.F78]-[timings_fixed.F78];&quot;&quot;)" office:value-type="float" office:value="-3.14746893249983" calcext:value-type="float">
            <text:p>-3.15E+00</text:p>
          </table:table-cell>
          <table:table-cell table:style-name="ce61" table:formula="of:=IF([.F80]&lt;&gt;&quot;&quot;;[timings_dynamic.G78]-[timings_fixed.G78];&quot;&quot;)" office:value-type="float" office:value="-0.00000262999999999999" calcext:value-type="float">
            <text:p>-2.63E-06</text:p>
          </table:table-cell>
          <table:table-cell table:style-name="ce61" table:formula="of:=IF([.G80]&lt;&gt;&quot;&quot;;[timings_dynamic.H78]-[timings_fixed.H78];&quot;&quot;)" office:value-type="float" office:value="-9.20166630100001" calcext:value-type="float">
            <text:p>-9.20E+00</text:p>
          </table:table-cell>
          <table:table-cell table:style-name="ce61" table:formula="of:=IF([.H80]&lt;&gt;&quot;&quot;;[timings_dynamic.I78]-[timings_fixed.I78];&quot;&quot;)" office:value-type="float" office:value="-9.274396832" calcext:value-type="float">
            <text:p>-9.27E+00</text:p>
          </table:table-cell>
          <table:table-cell table:number-columns-repeated="1015"/>
        </table:table-row>
        <table:table-row table:style-name="ro1">
          <table:table-cell table:formula="of:=IF([timings_dynamic.A79]&lt;&gt;&quot;&quot;;[timings_dynamic.A79];&quot;&quot;)" office:value-type="string" office:string-value="Mechanics/EhlersDamage/UniaxialTension/Mechanics_PlasticModel_SDED_Ehlers_Damage_UniaxialTension_stdout.log" calcext:value-type="string">
            <text:p>Mechanics/EhlersDamage/UniaxialTension/Mechanics_PlasticModel_SDED_Ehlers_Damage_UniaxialTension_stdout.log</text:p>
          </table:table-cell>
          <table:table-cell table:style-name="ce61" table:formula="of:=IF([.A81]&lt;&gt;&quot;&quot;;[timings_dynamic.B79]-[timings_fixed.B79];&quot;&quot;)" office:value-type="float" office:value="-0.00569895234996659" calcext:value-type="float">
            <text:p>-5.70E-03</text:p>
          </table:table-cell>
          <table:table-cell table:style-name="ce61" table:formula="of:=IF([.B81]&lt;&gt;&quot;&quot;;[timings_dynamic.C79]-[timings_fixed.C79];&quot;&quot;)" office:value-type="float" office:value="0.515373230200751" calcext:value-type="float">
            <text:p>5.15E-01</text:p>
          </table:table-cell>
          <table:table-cell table:style-name="ce61" table:formula="of:=IF([.C81]&lt;&gt;&quot;&quot;;[timings_dynamic.D79]-[timings_fixed.D79];&quot;&quot;)" office:value-type="float" office:value="0.560930000000001" calcext:value-type="float">
            <text:p>5.61E-01</text:p>
          </table:table-cell>
          <table:table-cell table:style-name="ce61" table:formula="of:=IF([.D81]&lt;&gt;&quot;&quot;;[timings_dynamic.E79]-[timings_fixed.E79];&quot;&quot;)" office:value-type="float" office:value="0.558959628500332" calcext:value-type="float">
            <text:p>5.59E-01</text:p>
          </table:table-cell>
          <table:table-cell table:style-name="ce61" table:formula="of:=IF([.E81]&lt;&gt;&quot;&quot;;[timings_dynamic.F79]-[timings_fixed.F79];&quot;&quot;)" office:value-type="float" office:value="0.0679600609001927" calcext:value-type="float">
            <text:p>6.80E-02</text:p>
          </table:table-cell>
          <table:table-cell table:style-name="ce61" table:formula="of:=IF([.F81]&lt;&gt;&quot;&quot;;[timings_dynamic.G79]-[timings_fixed.G79];&quot;&quot;)" office:value-type="float" office:value="0.0000381599999999998" calcext:value-type="float">
            <text:p>3.82E-05</text:p>
          </table:table-cell>
          <table:table-cell table:style-name="ce61" table:formula="of:=IF([.G81]&lt;&gt;&quot;&quot;;[timings_dynamic.H79]-[timings_fixed.H79];&quot;&quot;)" office:value-type="float" office:value="0.559582918000006" calcext:value-type="float">
            <text:p>5.60E-01</text:p>
          </table:table-cell>
          <table:table-cell table:style-name="ce61" table:formula="of:=IF([.H81]&lt;&gt;&quot;&quot;;[timings_dynamic.I79]-[timings_fixed.I79];&quot;&quot;)" office:value-type="float" office:value="0.560358344000013" calcext:value-type="float">
            <text:p>5.60E-01</text:p>
          </table:table-cell>
          <table:table-cell table:number-columns-repeated="1015"/>
        </table:table-row>
        <table:table-row table:style-name="ro1">
          <table:table-cell table:formula="of:=IF([timings_dynamic.A80]&lt;&gt;&quot;&quot;;[timings_dynamic.A80];&quot;&quot;)" office:value-type="string" office:string-value="Mechanics/Linear/LARGE_Mechanics_SDL_disc_with_hole_stdout.log" calcext:value-type="string">
            <text:p>Mechanics/Linear/LARGE_Mechanics_SDL_disc_with_hole_stdout.log</text:p>
          </table:table-cell>
          <table:table-cell table:style-name="ce61" table:formula="of:=IF([.A82]&lt;&gt;&quot;&quot;;[timings_dynamic.B80]-[timings_fixed.B80];&quot;&quot;)" office:value-type="float" office:value="-0.0000979919999999999" calcext:value-type="float">
            <text:p>-9.80E-05</text:p>
          </table:table-cell>
          <table:table-cell table:style-name="ce61" table:formula="of:=IF([.B82]&lt;&gt;&quot;&quot;;[timings_dynamic.C80]-[timings_fixed.C80];&quot;&quot;)" office:value-type="float" office:value="0.01637983" calcext:value-type="float">
            <text:p>1.64E-02</text:p>
          </table:table-cell>
          <table:table-cell table:style-name="ce61" table:formula="of:=IF([.C82]&lt;&gt;&quot;&quot;;[timings_dynamic.D80]-[timings_fixed.D80];&quot;&quot;)" office:value-type="float" office:value="0.02744" calcext:value-type="float">
            <text:p>2.74E-02</text:p>
          </table:table-cell>
          <table:table-cell table:style-name="ce61" table:formula="of:=IF([.D82]&lt;&gt;&quot;&quot;;[timings_dynamic.E80]-[timings_fixed.E80];&quot;&quot;)" office:value-type="float" office:value="0.0179508" calcext:value-type="float">
            <text:p>1.80E-02</text:p>
          </table:table-cell>
          <table:table-cell table:style-name="ce61" table:formula="of:=IF([.E82]&lt;&gt;&quot;&quot;;[timings_dynamic.F80]-[timings_fixed.F80];&quot;&quot;)" office:value-type="float" office:value="0.00170099999999998" calcext:value-type="float">
            <text:p>1.70E-03</text:p>
          </table:table-cell>
          <table:table-cell table:style-name="ce61" table:formula="of:=IF([.F82]&lt;&gt;&quot;&quot;;[timings_dynamic.G80]-[timings_fixed.G80];&quot;&quot;)" office:value-type="float" office:value="0.000481849999999999" calcext:value-type="float">
            <text:p>4.82E-04</text:p>
          </table:table-cell>
          <table:table-cell table:style-name="ce61" table:formula="of:=IF([.G82]&lt;&gt;&quot;&quot;;[timings_dynamic.H80]-[timings_fixed.H80];&quot;&quot;)" office:value-type="float" office:value="0.0187421" calcext:value-type="float">
            <text:p>1.87E-02</text:p>
          </table:table-cell>
          <table:table-cell table:style-name="ce61" table:formula="of:=IF([.H82]&lt;&gt;&quot;&quot;;[timings_dynamic.I80]-[timings_fixed.I80];&quot;&quot;)" office:value-type="float" office:value="0.0187373" calcext:value-type="float">
            <text:p>1.87E-02</text:p>
          </table:table-cell>
          <table:table-cell table:number-columns-repeated="1015"/>
        </table:table-row>
        <table:table-row table:style-name="ro1">
          <table:table-cell table:formula="of:=IF([timings_dynamic.A81]&lt;&gt;&quot;&quot;;[timings_dynamic.A81];&quot;&quot;)" office:value-type="string" office:string-value="Mechanics/Linear/LARGE_Mechanics_SDL_square_1e5_tractionBC_stdout.log" calcext:value-type="string">
            <text:p>Mechanics/Linear/LARGE_Mechanics_SDL_square_1e5_tractionBC_stdout.log</text:p>
          </table:table-cell>
          <table:table-cell table:style-name="ce61" table:formula="of:=IF([.A83]&lt;&gt;&quot;&quot;;[timings_dynamic.B81]-[timings_fixed.B81];&quot;&quot;)" office:value-type="float" office:value="0.00656229999999999" calcext:value-type="float">
            <text:p>6.56E-03</text:p>
          </table:table-cell>
          <table:table-cell table:style-name="ce61" table:formula="of:=IF([.B83]&lt;&gt;&quot;&quot;;[timings_dynamic.C81]-[timings_fixed.C81];&quot;&quot;)" office:value-type="float" office:value="2.142389" calcext:value-type="float">
            <text:p>2.14E+00</text:p>
          </table:table-cell>
          <table:table-cell table:style-name="ce61" table:formula="of:=IF([.C83]&lt;&gt;&quot;&quot;;[timings_dynamic.D81]-[timings_fixed.D81];&quot;&quot;)" office:value-type="float" office:value="6.73400000000001" calcext:value-type="float">
            <text:p>6.73E+00</text:p>
          </table:table-cell>
          <table:table-cell table:style-name="ce61" table:formula="of:=IF([.D83]&lt;&gt;&quot;&quot;;[timings_dynamic.E81]-[timings_fixed.E81];&quot;&quot;)" office:value-type="float" office:value="5.76820000000001" calcext:value-type="float">
            <text:p>5.77E+00</text:p>
          </table:table-cell>
          <table:table-cell table:style-name="ce61" table:formula="of:=IF([.E83]&lt;&gt;&quot;&quot;;[timings_dynamic.F81]-[timings_fixed.F81];&quot;&quot;)" office:value-type="float" office:value="3.6191" calcext:value-type="float">
            <text:p>3.62E+00</text:p>
          </table:table-cell>
          <table:table-cell table:style-name="ce61" table:formula="of:=IF([.F83]&lt;&gt;&quot;&quot;;[timings_dynamic.G81]-[timings_fixed.G81];&quot;&quot;)" office:value-type="float" office:value="0.093324" calcext:value-type="float">
            <text:p>9.33E-02</text:p>
          </table:table-cell>
          <table:table-cell table:style-name="ce61" table:formula="of:=IF([.G83]&lt;&gt;&quot;&quot;;[timings_dynamic.H81]-[timings_fixed.H81];&quot;&quot;)" office:value-type="float" office:value="5.83200000000002" calcext:value-type="float">
            <text:p>5.83E+00</text:p>
          </table:table-cell>
          <table:table-cell table:style-name="ce61" table:formula="of:=IF([.H83]&lt;&gt;&quot;&quot;;[timings_dynamic.I81]-[timings_fixed.I81];&quot;&quot;)" office:value-type="float" office:value="5.83200000000002" calcext:value-type="float">
            <text:p>5.83E+00</text:p>
          </table:table-cell>
          <table:table-cell table:number-columns-repeated="1015"/>
        </table:table-row>
        <table:table-row table:style-name="ro1">
          <table:table-cell table:formula="of:=IF([timings_dynamic.A82]&lt;&gt;&quot;&quot;;[timings_dynamic.A82];&quot;&quot;)" office:value-type="string" office:string-value="Mechanics/Linear/LARGE_SmallDeformation_ring_plane_strain_axi_stdout.log" calcext:value-type="string">
            <text:p>Mechanics/Linear/LARGE_SmallDeformation_ring_plane_strain_axi_stdout.log</text:p>
          </table:table-cell>
          <table:table-cell table:style-name="ce61" table:formula="of:=IF([.A84]&lt;&gt;&quot;&quot;;[timings_dynamic.B82]-[timings_fixed.B82];&quot;&quot;)" office:value-type="float" office:value="-0.00010372" calcext:value-type="float">
            <text:p>-1.04E-04</text:p>
          </table:table-cell>
          <table:table-cell table:style-name="ce61" table:formula="of:=IF([.B84]&lt;&gt;&quot;&quot;;[timings_dynamic.C82]-[timings_fixed.C82];&quot;&quot;)" office:value-type="float" office:value="0.0747467" calcext:value-type="float">
            <text:p>7.47E-02</text:p>
          </table:table-cell>
          <table:table-cell table:style-name="ce61" table:formula="of:=IF([.C84]&lt;&gt;&quot;&quot;;[timings_dynamic.D82]-[timings_fixed.D82];&quot;&quot;)" office:value-type="float" office:value="0.14106" calcext:value-type="float">
            <text:p>1.41E-01</text:p>
          </table:table-cell>
          <table:table-cell table:style-name="ce61" table:formula="of:=IF([.D84]&lt;&gt;&quot;&quot;;[timings_dynamic.E82]-[timings_fixed.E82];&quot;&quot;)" office:value-type="float" office:value="0.040605" calcext:value-type="float">
            <text:p>4.06E-02</text:p>
          </table:table-cell>
          <table:table-cell table:style-name="ce61" table:formula="of:=IF([.E84]&lt;&gt;&quot;&quot;;[timings_dynamic.F82]-[timings_fixed.F82];&quot;&quot;)" office:value-type="float" office:value="-0.034046" calcext:value-type="float">
            <text:p>-3.40E-02</text:p>
          </table:table-cell>
          <table:table-cell table:style-name="ce61" table:formula="of:=IF([.F84]&lt;&gt;&quot;&quot;;[timings_dynamic.G82]-[timings_fixed.G82];&quot;&quot;)" office:value-type="float" office:value="0.0118752" calcext:value-type="float">
            <text:p>1.19E-02</text:p>
          </table:table-cell>
          <table:table-cell table:style-name="ce61" table:formula="of:=IF([.G84]&lt;&gt;&quot;&quot;;[timings_dynamic.H82]-[timings_fixed.H82];&quot;&quot;)" office:value-type="float" office:value="0.0420700000000001" calcext:value-type="float">
            <text:p>4.21E-02</text:p>
          </table:table-cell>
          <table:table-cell table:style-name="ce61" table:formula="of:=IF([.H84]&lt;&gt;&quot;&quot;;[timings_dynamic.I82]-[timings_fixed.I82];&quot;&quot;)" office:value-type="float" office:value="0.0420700000000001" calcext:value-type="float">
            <text:p>4.21E-02</text:p>
          </table:table-cell>
          <table:table-cell table:number-columns-repeated="1015"/>
        </table:table-row>
        <table:table-row table:style-name="ro1">
          <table:table-cell table:formula="of:=IF([timings_dynamic.A83]&lt;&gt;&quot;&quot;;[timings_dynamic.A83];&quot;&quot;)" office:value-type="string" office:string-value="Mechanics/Linear/Mechanics_SDL_cube_1e0_nodal_forces_stdout.log" calcext:value-type="string">
            <text:p>Mechanics/Linear/Mechanics_SDL_cube_1e0_nodal_forces_stdout.log</text:p>
          </table:table-cell>
          <table:table-cell table:style-name="ce61" table:formula="of:=IF([.A85]&lt;&gt;&quot;&quot;;[timings_dynamic.B83]-[timings_fixed.B83];&quot;&quot;)" office:value-type="float" office:value="-0.00001311307" calcext:value-type="float">
            <text:p>-1.31E-05</text:p>
          </table:table-cell>
          <table:table-cell table:style-name="ce61" table:formula="of:=IF([.B85]&lt;&gt;&quot;&quot;;[timings_dynamic.C83]-[timings_fixed.C83];&quot;&quot;)" office:value-type="float" office:value="-0.0002851483" calcext:value-type="float">
            <text:p>-2.85E-04</text:p>
          </table:table-cell>
          <table:table-cell table:style-name="ce61" table:formula="of:=IF([.C85]&lt;&gt;&quot;&quot;;[timings_dynamic.D83]-[timings_fixed.D83];&quot;&quot;)" office:value-type="float" office:value="0.000882899999999999" calcext:value-type="float">
            <text:p>8.83E-04</text:p>
          </table:table-cell>
          <table:table-cell table:style-name="ce61" table:formula="of:=IF([.D85]&lt;&gt;&quot;&quot;;[timings_dynamic.E83]-[timings_fixed.E83];&quot;&quot;)" office:value-type="float" office:value="-0.000411036" calcext:value-type="float">
            <text:p>-4.11E-04</text:p>
          </table:table-cell>
          <table:table-cell table:style-name="ce61" table:formula="of:=IF([.E85]&lt;&gt;&quot;&quot;;[timings_dynamic.F83]-[timings_fixed.F83];&quot;&quot;)" office:value-type="float" office:value="-0.0000977523000000001" calcext:value-type="float">
            <text:p>-9.78E-05</text:p>
          </table:table-cell>
          <table:table-cell table:style-name="ce61" table:formula="of:=IF([.F85]&lt;&gt;&quot;&quot;;[timings_dynamic.G83]-[timings_fixed.G83];&quot;&quot;)" office:value-type="float" office:value="0.00120425" calcext:value-type="float">
            <text:p>1.20E-03</text:p>
          </table:table-cell>
          <table:table-cell table:style-name="ce61" table:formula="of:=IF([.G85]&lt;&gt;&quot;&quot;;[timings_dynamic.H83]-[timings_fixed.H83];&quot;&quot;)" office:value-type="float" office:value="-0.000406027" calcext:value-type="float">
            <text:p>-4.06E-04</text:p>
          </table:table-cell>
          <table:table-cell table:style-name="ce61" table:formula="of:=IF([.H85]&lt;&gt;&quot;&quot;;[timings_dynamic.I83]-[timings_fixed.I83];&quot;&quot;)" office:value-type="float" office:value="-0.000409364" calcext:value-type="float">
            <text:p>-4.09E-04</text:p>
          </table:table-cell>
          <table:table-cell table:number-columns-repeated="1015"/>
        </table:table-row>
        <table:table-row table:style-name="ro1">
          <table:table-cell table:formula="of:=IF([timings_dynamic.A84]&lt;&gt;&quot;&quot;;[timings_dynamic.A84];&quot;&quot;)" office:value-type="string" office:string-value="Mechanics/Linear/Mechanics_SDL_cube_1e0_simple_shear_nodal_forces_stdout.log" calcext:value-type="string">
            <text:p>Mechanics/Linear/Mechanics_SDL_cube_1e0_simple_shear_nodal_forces_stdout.log</text:p>
          </table:table-cell>
          <table:table-cell table:style-name="ce61" table:formula="of:=IF([.A86]&lt;&gt;&quot;&quot;;[timings_dynamic.B84]-[timings_fixed.B84];&quot;&quot;)" office:value-type="float" office:value="0.000014305" calcext:value-type="float">
            <text:p>1.43E-05</text:p>
          </table:table-cell>
          <table:table-cell table:style-name="ce61" table:formula="of:=IF([.B86]&lt;&gt;&quot;&quot;;[timings_dynamic.C84]-[timings_fixed.C84];&quot;&quot;)" office:value-type="float" office:value="0.0001299383" calcext:value-type="float">
            <text:p>1.30E-04</text:p>
          </table:table-cell>
          <table:table-cell table:style-name="ce61" table:formula="of:=IF([.C86]&lt;&gt;&quot;&quot;;[timings_dynamic.D84]-[timings_fixed.D84];&quot;&quot;)" office:value-type="float" office:value="0.0023768" calcext:value-type="float">
            <text:p>2.38E-03</text:p>
          </table:table-cell>
          <table:table-cell table:style-name="ce61" table:formula="of:=IF([.D86]&lt;&gt;&quot;&quot;;[timings_dynamic.E84]-[timings_fixed.E84];&quot;&quot;)" office:value-type="float" office:value="0.000294686" calcext:value-type="float">
            <text:p>2.95E-04</text:p>
          </table:table-cell>
          <table:table-cell table:style-name="ce61" table:formula="of:=IF([.E86]&lt;&gt;&quot;&quot;;[timings_dynamic.F84]-[timings_fixed.F84];&quot;&quot;)" office:value-type="float" office:value="0.0001201631" calcext:value-type="float">
            <text:p>1.20E-04</text:p>
          </table:table-cell>
          <table:table-cell table:style-name="ce61" table:formula="of:=IF([.F86]&lt;&gt;&quot;&quot;;[timings_dynamic.G84]-[timings_fixed.G84];&quot;&quot;)" office:value-type="float" office:value="0.000888359999999999" calcext:value-type="float">
            <text:p>8.88E-04</text:p>
          </table:table-cell>
          <table:table-cell table:style-name="ce61" table:formula="of:=IF([.G86]&lt;&gt;&quot;&quot;;[timings_dynamic.H84]-[timings_fixed.H84];&quot;&quot;)" office:value-type="float" office:value="0.000316143" calcext:value-type="float">
            <text:p>3.16E-04</text:p>
          </table:table-cell>
          <table:table-cell table:style-name="ce61" table:formula="of:=IF([.H86]&lt;&gt;&quot;&quot;;[timings_dynamic.I84]-[timings_fixed.I84];&quot;&quot;)" office:value-type="float" office:value="0.000324011" calcext:value-type="float">
            <text:p>3.24E-04</text:p>
          </table:table-cell>
          <table:table-cell table:number-columns-repeated="1015"/>
        </table:table-row>
        <table:table-row table:style-name="ro1">
          <table:table-cell table:formula="of:=IF([timings_dynamic.A85]&lt;&gt;&quot;&quot;;[timings_dynamic.A85];&quot;&quot;)" office:value-type="string" office:string-value="Mechanics/Linear/Mechanics_SDL_square_1e0_displacementBC_stdout.log" calcext:value-type="string">
            <text:p>Mechanics/Linear/Mechanics_SDL_square_1e0_displacementBC_stdout.log</text:p>
          </table:table-cell>
          <table:table-cell table:style-name="ce61" table:formula="of:=IF([.A87]&lt;&gt;&quot;&quot;;[timings_dynamic.B85]-[timings_fixed.B85];&quot;&quot;)" office:value-type="float" office:value="0.00001454356" calcext:value-type="float">
            <text:p>1.45E-05</text:p>
          </table:table-cell>
          <table:table-cell table:style-name="ce61" table:formula="of:=IF([.B87]&lt;&gt;&quot;&quot;;[timings_dynamic.C85]-[timings_fixed.C85];&quot;&quot;)" office:value-type="float" office:value="0.00124525898" calcext:value-type="float">
            <text:p>1.25E-03</text:p>
          </table:table-cell>
          <table:table-cell table:style-name="ce61" table:formula="of:=IF([.C87]&lt;&gt;&quot;&quot;;[timings_dynamic.D85]-[timings_fixed.D85];&quot;&quot;)" office:value-type="float" office:value="0.00101709" calcext:value-type="float">
            <text:p>1.02E-03</text:p>
          </table:table-cell>
          <table:table-cell table:style-name="ce61" table:formula="of:=IF([.D87]&lt;&gt;&quot;&quot;;[timings_dynamic.E85]-[timings_fixed.E85];&quot;&quot;)" office:value-type="float" office:value="0.0014441042" calcext:value-type="float">
            <text:p>1.44E-03</text:p>
          </table:table-cell>
          <table:table-cell table:style-name="ce61" table:formula="of:=IF([.E87]&lt;&gt;&quot;&quot;;[timings_dynamic.F85]-[timings_fixed.F85];&quot;&quot;)" office:value-type="float" office:value="0.0001502038" calcext:value-type="float">
            <text:p>1.50E-04</text:p>
          </table:table-cell>
          <table:table-cell table:style-name="ce61" table:formula="of:=IF([.F87]&lt;&gt;&quot;&quot;;[timings_dynamic.G85]-[timings_fixed.G85];&quot;&quot;)" office:value-type="float" office:value="-0.00019098" calcext:value-type="float">
            <text:p>-1.91E-04</text:p>
          </table:table-cell>
          <table:table-cell table:style-name="ce61" table:formula="of:=IF([.G87]&lt;&gt;&quot;&quot;;[timings_dynamic.H85]-[timings_fixed.H85];&quot;&quot;)" office:value-type="float" office:value="0.0014612705" calcext:value-type="float">
            <text:p>1.46E-03</text:p>
          </table:table-cell>
          <table:table-cell table:style-name="ce61" table:formula="of:=IF([.H87]&lt;&gt;&quot;&quot;;[timings_dynamic.I85]-[timings_fixed.I85];&quot;&quot;)" office:value-type="float" office:value="0.0014696161" calcext:value-type="float">
            <text:p>1.47E-03</text:p>
          </table:table-cell>
          <table:table-cell table:number-columns-repeated="1015"/>
        </table:table-row>
        <table:table-row table:style-name="ro1">
          <table:table-cell table:formula="of:=IF([timings_dynamic.A86]&lt;&gt;&quot;&quot;;[timings_dynamic.A86];&quot;&quot;)" office:value-type="string" office:string-value="Mechanics/Linear/Mechanics_SDL_square_1e2_quad8_traction_topBC_stdout.log" calcext:value-type="string">
            <text:p>Mechanics/Linear/Mechanics_SDL_square_1e2_quad8_traction_topBC_stdout.log</text:p>
          </table:table-cell>
          <table:table-cell table:style-name="ce61" table:formula="of:=IF([.A88]&lt;&gt;&quot;&quot;;[timings_dynamic.B86]-[timings_fixed.B86];&quot;&quot;)" office:value-type="float" office:value="-0.000186444" calcext:value-type="float">
            <text:p>-1.86E-04</text:p>
          </table:table-cell>
          <table:table-cell table:style-name="ce61" table:formula="of:=IF([.B88]&lt;&gt;&quot;&quot;;[timings_dynamic.C86]-[timings_fixed.C86];&quot;&quot;)" office:value-type="float" office:value="0.004341597" calcext:value-type="float">
            <text:p>4.34E-03</text:p>
          </table:table-cell>
          <table:table-cell table:style-name="ce61" table:formula="of:=IF([.C88]&lt;&gt;&quot;&quot;;[timings_dynamic.D86]-[timings_fixed.D86];&quot;&quot;)" office:value-type="float" office:value="0.0069251" calcext:value-type="float">
            <text:p>6.93E-03</text:p>
          </table:table-cell>
          <table:table-cell table:style-name="ce61" table:formula="of:=IF([.D88]&lt;&gt;&quot;&quot;;[timings_dynamic.E86]-[timings_fixed.E86];&quot;&quot;)" office:value-type="float" office:value="0.0042803" calcext:value-type="float">
            <text:p>4.28E-03</text:p>
          </table:table-cell>
          <table:table-cell table:style-name="ce61" table:formula="of:=IF([.E88]&lt;&gt;&quot;&quot;;[timings_dynamic.F86]-[timings_fixed.F86];&quot;&quot;)" office:value-type="float" office:value="0.000123980000000003" calcext:value-type="float">
            <text:p>1.24E-04</text:p>
          </table:table-cell>
          <table:table-cell table:style-name="ce61" table:formula="of:=IF([.F88]&lt;&gt;&quot;&quot;;[timings_dynamic.G86]-[timings_fixed.G86];&quot;&quot;)" office:value-type="float" office:value="0.000719070000000001" calcext:value-type="float">
            <text:p>7.19E-04</text:p>
          </table:table-cell>
          <table:table-cell table:style-name="ce61" table:formula="of:=IF([.G88]&lt;&gt;&quot;&quot;;[timings_dynamic.H86]-[timings_fixed.H86];&quot;&quot;)" office:value-type="float" office:value="0.00445893" calcext:value-type="float">
            <text:p>4.46E-03</text:p>
          </table:table-cell>
          <table:table-cell table:style-name="ce61" table:formula="of:=IF([.H88]&lt;&gt;&quot;&quot;;[timings_dynamic.I86]-[timings_fixed.I86];&quot;&quot;)" office:value-type="float" office:value="0.00446464" calcext:value-type="float">
            <text:p>4.46E-03</text:p>
          </table:table-cell>
          <table:table-cell table:number-columns-repeated="1015"/>
        </table:table-row>
        <table:table-row table:style-name="ro1">
          <table:table-cell table:formula="of:=IF([timings_dynamic.A87]&lt;&gt;&quot;&quot;;[timings_dynamic.A87];&quot;&quot;)" office:value-type="string" office:string-value="Mechanics/Linear/Mechanics_SDL_square_1e2_tractionBC_stdout.log" calcext:value-type="string">
            <text:p>Mechanics/Linear/Mechanics_SDL_square_1e2_tractionBC_stdout.log</text:p>
          </table:table-cell>
          <table:table-cell table:style-name="ce61" table:formula="of:=IF([.A89]&lt;&gt;&quot;&quot;;[timings_dynamic.B87]-[timings_fixed.B87];&quot;&quot;)" office:value-type="float" office:value="0.00000834460000000002" calcext:value-type="float">
            <text:p>8.34E-06</text:p>
          </table:table-cell>
          <table:table-cell table:style-name="ce61" table:formula="of:=IF([.B89]&lt;&gt;&quot;&quot;;[timings_dynamic.C87]-[timings_fixed.C87];&quot;&quot;)" office:value-type="float" office:value="0.001142979" calcext:value-type="float">
            <text:p>1.14E-03</text:p>
          </table:table-cell>
          <table:table-cell table:style-name="ce61" table:formula="of:=IF([.C89]&lt;&gt;&quot;&quot;;[timings_dynamic.D87]-[timings_fixed.D87];&quot;&quot;)" office:value-type="float" office:value="0.0023661" calcext:value-type="float">
            <text:p>2.37E-03</text:p>
          </table:table-cell>
          <table:table-cell table:style-name="ce61" table:formula="of:=IF([.D89]&lt;&gt;&quot;&quot;;[timings_dynamic.E87]-[timings_fixed.E87];&quot;&quot;)" office:value-type="float" office:value="0.00112176" calcext:value-type="float">
            <text:p>1.12E-03</text:p>
          </table:table-cell>
          <table:table-cell table:style-name="ce61" table:formula="of:=IF([.E89]&lt;&gt;&quot;&quot;;[timings_dynamic.F87]-[timings_fixed.F87];&quot;&quot;)" office:value-type="float" office:value="-0.0000302799999999997" calcext:value-type="float">
            <text:p>-3.03E-05</text:p>
          </table:table-cell>
          <table:table-cell table:style-name="ce61" table:formula="of:=IF([.F89]&lt;&gt;&quot;&quot;;[timings_dynamic.G87]-[timings_fixed.G87];&quot;&quot;)" office:value-type="float" office:value="0.00020099" calcext:value-type="float">
            <text:p>2.01E-04</text:p>
          </table:table-cell>
          <table:table-cell table:style-name="ce61" table:formula="of:=IF([.G89]&lt;&gt;&quot;&quot;;[timings_dynamic.H87]-[timings_fixed.H87];&quot;&quot;)" office:value-type="float" office:value="0.00116253" calcext:value-type="float">
            <text:p>1.16E-03</text:p>
          </table:table-cell>
          <table:table-cell table:style-name="ce61" table:formula="of:=IF([.H89]&lt;&gt;&quot;&quot;;[timings_dynamic.I87]-[timings_fixed.I87];&quot;&quot;)" office:value-type="float" office:value="0.00116373" calcext:value-type="float">
            <text:p>1.16E-03</text:p>
          </table:table-cell>
          <table:table-cell table:number-columns-repeated="1015"/>
        </table:table-row>
        <table:table-row table:style-name="ro1">
          <table:table-cell table:formula="of:=IF([timings_dynamic.A88]&lt;&gt;&quot;&quot;;[timings_dynamic.A88];&quot;&quot;)" office:value-type="string" office:string-value="Parabolic/ComponentTransport/2D_ComponentTransport_ConcentrationDiffusionAndStorage_stdout.log" calcext:value-type="string">
            <text:p>Parabolic/ComponentTransport/2D_ComponentTransport_ConcentrationDiffusionAndStorage_stdout.log</text:p>
          </table:table-cell>
          <table:table-cell table:style-name="ce61" table:formula="of:=IF([.A90]&lt;&gt;&quot;&quot;;[timings_dynamic.B88]-[timings_fixed.B88];&quot;&quot;)" office:value-type="float" office:value="0.000411752000000015" calcext:value-type="float">
            <text:p>4.12E-04</text:p>
          </table:table-cell>
          <table:table-cell table:style-name="ce61" table:formula="of:=IF([.B90]&lt;&gt;&quot;&quot;;[timings_dynamic.C88]-[timings_fixed.C88];&quot;&quot;)" office:value-type="float" office:value="1.04666462" calcext:value-type="float">
            <text:p>1.05E+00</text:p>
          </table:table-cell>
          <table:table-cell table:style-name="ce61" table:formula="of:=IF([.C90]&lt;&gt;&quot;&quot;;[timings_dynamic.D88]-[timings_fixed.D88];&quot;&quot;)" office:value-type="float" office:value="1.18999" calcext:value-type="float">
            <text:p>1.19E+00</text:p>
          </table:table-cell>
          <table:table-cell table:style-name="ce61" table:formula="of:=IF([.D90]&lt;&gt;&quot;&quot;;[timings_dynamic.E88]-[timings_fixed.E88];&quot;&quot;)" office:value-type="float" office:value="1.04281722" calcext:value-type="float">
            <text:p>1.04E+00</text:p>
          </table:table-cell>
          <table:table-cell table:style-name="ce61" table:formula="of:=IF([.E90]&lt;&gt;&quot;&quot;;[timings_dynamic.F88]-[timings_fixed.F88];&quot;&quot;)" office:value-type="float" office:value="-0.00559603999999991" calcext:value-type="float">
            <text:p>-5.60E-03</text:p>
          </table:table-cell>
          <table:table-cell table:style-name="ce61" table:formula="of:=IF([.F90]&lt;&gt;&quot;&quot;;[timings_dynamic.G88]-[timings_fixed.G88];&quot;&quot;)" office:value-type="float" office:value="-0.00126482" calcext:value-type="float">
            <text:p>-1.26E-03</text:p>
          </table:table-cell>
          <table:table-cell table:style-name="ce61" table:formula="of:=IF([.G90]&lt;&gt;&quot;&quot;;[timings_dynamic.H88]-[timings_fixed.H88];&quot;&quot;)" office:value-type="float" office:value="1.18476224" calcext:value-type="float">
            <text:p>1.18E+00</text:p>
          </table:table-cell>
          <table:table-cell table:style-name="ce61" table:formula="of:=IF([.H90]&lt;&gt;&quot;&quot;;[timings_dynamic.I88]-[timings_fixed.I88];&quot;&quot;)" office:value-type="float" office:value="1.18368395" calcext:value-type="float">
            <text:p>1.18E+00</text:p>
          </table:table-cell>
          <table:table-cell table:number-columns-repeated="1015"/>
        </table:table-row>
        <table:table-row table:style-name="ro1">
          <table:table-cell table:formula="of:=IF([timings_dynamic.A89]&lt;&gt;&quot;&quot;;[timings_dynamic.A89];&quot;&quot;)" office:value-type="string" office:string-value="Parabolic/ComponentTransport/2D_ComponentTransport_ConcentrationDiffusionOnly_stdout.log" calcext:value-type="string">
            <text:p>Parabolic/ComponentTransport/2D_ComponentTransport_ConcentrationDiffusionOnly_stdout.log</text:p>
          </table:table-cell>
          <table:table-cell table:style-name="ce61" table:formula="of:=IF([.A91]&lt;&gt;&quot;&quot;;[timings_dynamic.B89]-[timings_fixed.B89];&quot;&quot;)" office:value-type="float" office:value="0.000005006" calcext:value-type="float">
            <text:p>5.01E-06</text:p>
          </table:table-cell>
          <table:table-cell table:style-name="ce61" table:formula="of:=IF([.B91]&lt;&gt;&quot;&quot;;[timings_dynamic.C89]-[timings_fixed.C89];&quot;&quot;)" office:value-type="float" office:value="0.00825215" calcext:value-type="float">
            <text:p>8.25E-03</text:p>
          </table:table-cell>
          <table:table-cell table:style-name="ce61" table:formula="of:=IF([.C91]&lt;&gt;&quot;&quot;;[timings_dynamic.D89]-[timings_fixed.D89];&quot;&quot;)" office:value-type="float" office:value="0.00908990000000001" calcext:value-type="float">
            <text:p>9.09E-03</text:p>
          </table:table-cell>
          <table:table-cell table:style-name="ce61" table:formula="of:=IF([.D91]&lt;&gt;&quot;&quot;;[timings_dynamic.E89]-[timings_fixed.E89];&quot;&quot;)" office:value-type="float" office:value="0.00801899" calcext:value-type="float">
            <text:p>8.02E-03</text:p>
          </table:table-cell>
          <table:table-cell table:style-name="ce61" table:formula="of:=IF([.E91]&lt;&gt;&quot;&quot;;[timings_dynamic.F89]-[timings_fixed.F89];&quot;&quot;)" office:value-type="float" office:value="-0.00023103" calcext:value-type="float">
            <text:p>-2.31E-04</text:p>
          </table:table-cell>
          <table:table-cell table:style-name="ce61" table:formula="of:=IF([.F91]&lt;&gt;&quot;&quot;;[timings_dynamic.G89]-[timings_fixed.G89];&quot;&quot;)" office:value-type="float" office:value="-0.00205207" calcext:value-type="float">
            <text:p>-2.05E-03</text:p>
          </table:table-cell>
          <table:table-cell table:style-name="ce61" table:formula="of:=IF([.G91]&lt;&gt;&quot;&quot;;[timings_dynamic.H89]-[timings_fixed.H89];&quot;&quot;)" office:value-type="float" office:value="0.0090227" calcext:value-type="float">
            <text:p>9.02E-03</text:p>
          </table:table-cell>
          <table:table-cell table:style-name="ce61" table:formula="of:=IF([.H91]&lt;&gt;&quot;&quot;;[timings_dynamic.I89]-[timings_fixed.I89];&quot;&quot;)" office:value-type="float" office:value="0.0090392" calcext:value-type="float">
            <text:p>9.04E-03</text:p>
          </table:table-cell>
          <table:table-cell table:number-columns-repeated="1015"/>
        </table:table-row>
        <table:table-row table:style-name="ro1">
          <table:table-cell table:formula="of:=IF([timings_dynamic.A90]&lt;&gt;&quot;&quot;;[timings_dynamic.A90];&quot;&quot;)" office:value-type="string" office:string-value="Parabolic/ComponentTransport/2D_ComponentTransport_DiffusionAndStorageAndAdvectionAndDecay_stdout.log" calcext:value-type="string">
            <text:p>Parabolic/ComponentTransport/2D_ComponentTransport_DiffusionAndStorageAndAdvectionAndDecay_stdout.log</text:p>
          </table:table-cell>
          <table:table-cell table:style-name="ce61" table:formula="of:=IF([.A92]&lt;&gt;&quot;&quot;;[timings_dynamic.B90]-[timings_fixed.B90];&quot;&quot;)" office:value-type="float" office:value="-0.00862767100000123" calcext:value-type="float">
            <text:p>-8.63E-03</text:p>
          </table:table-cell>
          <table:table-cell table:style-name="ce61" table:formula="of:=IF([.B92]&lt;&gt;&quot;&quot;;[timings_dynamic.C90]-[timings_fixed.C90];&quot;&quot;)" office:value-type="float" office:value="4.19664324000001" calcext:value-type="float">
            <text:p>4.20E+00</text:p>
          </table:table-cell>
          <table:table-cell table:style-name="ce61" table:formula="of:=IF([.C92]&lt;&gt;&quot;&quot;;[timings_dynamic.D90]-[timings_fixed.D90];&quot;&quot;)" office:value-type="float" office:value="4.92314" calcext:value-type="float">
            <text:p>4.92E+00</text:p>
          </table:table-cell>
          <table:table-cell table:style-name="ce61" table:formula="of:=IF([.D92]&lt;&gt;&quot;&quot;;[timings_dynamic.E90]-[timings_fixed.E90];&quot;&quot;)" office:value-type="float" office:value="4.20250420999998" calcext:value-type="float">
            <text:p>4.20E+00</text:p>
          </table:table-cell>
          <table:table-cell table:style-name="ce61" table:formula="of:=IF([.E92]&lt;&gt;&quot;&quot;;[timings_dynamic.F90]-[timings_fixed.F90];&quot;&quot;)" office:value-type="float" office:value="0.00999805999999204" calcext:value-type="float">
            <text:p>1.00E-02</text:p>
          </table:table-cell>
          <table:table-cell table:style-name="ce61" table:formula="of:=IF([.F92]&lt;&gt;&quot;&quot;;[timings_dynamic.G90]-[timings_fixed.G90];&quot;&quot;)" office:value-type="float" office:value="0.00102544000000001" calcext:value-type="float">
            <text:p>1.03E-03</text:p>
          </table:table-cell>
          <table:table-cell table:style-name="ce61" table:formula="of:=IF([.G92]&lt;&gt;&quot;&quot;;[timings_dynamic.H90]-[timings_fixed.H90];&quot;&quot;)" office:value-type="float" office:value="4.91515581999999" calcext:value-type="float">
            <text:p>4.92E+00</text:p>
          </table:table-cell>
          <table:table-cell table:style-name="ce61" table:formula="of:=IF([.H92]&lt;&gt;&quot;&quot;;[timings_dynamic.I90]-[timings_fixed.I90];&quot;&quot;)" office:value-type="float" office:value="4.91661520999999" calcext:value-type="float">
            <text:p>4.92E+00</text:p>
          </table:table-cell>
          <table:table-cell table:number-columns-repeated="1015"/>
        </table:table-row>
        <table:table-row table:style-name="ro1">
          <table:table-cell table:formula="of:=IF([timings_dynamic.A91]&lt;&gt;&quot;&quot;;[timings_dynamic.A91];&quot;&quot;)" office:value-type="string" office:string-value="Parabolic/ComponentTransport/2D_ComponentTransport_DiffusionAndStorageAndAdvectionAndDispersionHalf_stdout.log" calcext:value-type="string">
            <text:p>Parabolic/ComponentTransport/2D_ComponentTransport_DiffusionAndStorageAndAdvectionAndDispersionHalf_stdout.log</text:p>
          </table:table-cell>
          <table:table-cell table:style-name="ce61" table:formula="of:=IF([.A93]&lt;&gt;&quot;&quot;;[timings_dynamic.B91]-[timings_fixed.B91];&quot;&quot;)" office:value-type="float" office:value="0.0214240850000009" calcext:value-type="float">
            <text:p>2.14E-02</text:p>
          </table:table-cell>
          <table:table-cell table:style-name="ce61" table:formula="of:=IF([.B93]&lt;&gt;&quot;&quot;;[timings_dynamic.C91]-[timings_fixed.C91];&quot;&quot;)" office:value-type="float" office:value="4.36873825999999" calcext:value-type="float">
            <text:p>4.37E+00</text:p>
          </table:table-cell>
          <table:table-cell table:style-name="ce61" table:formula="of:=IF([.C93]&lt;&gt;&quot;&quot;;[timings_dynamic.D91]-[timings_fixed.D91];&quot;&quot;)" office:value-type="float" office:value="5.08953" calcext:value-type="float">
            <text:p>5.09E+00</text:p>
          </table:table-cell>
          <table:table-cell table:style-name="ce61" table:formula="of:=IF([.D93]&lt;&gt;&quot;&quot;;[timings_dynamic.E91]-[timings_fixed.E91];&quot;&quot;)" office:value-type="float" office:value="4.35634468999998" calcext:value-type="float">
            <text:p>4.36E+00</text:p>
          </table:table-cell>
          <table:table-cell table:style-name="ce61" table:formula="of:=IF([.E93]&lt;&gt;&quot;&quot;;[timings_dynamic.F91]-[timings_fixed.F91];&quot;&quot;)" office:value-type="float" office:value="-0.0436840299999934" calcext:value-type="float">
            <text:p>-4.37E-02</text:p>
          </table:table-cell>
          <table:table-cell table:style-name="ce61" table:formula="of:=IF([.F93]&lt;&gt;&quot;&quot;;[timings_dynamic.G91]-[timings_fixed.G91];&quot;&quot;)" office:value-type="float" office:value="0.00151823" calcext:value-type="float">
            <text:p>1.52E-03</text:p>
          </table:table-cell>
          <table:table-cell table:style-name="ce61" table:formula="of:=IF([.G93]&lt;&gt;&quot;&quot;;[timings_dynamic.H91]-[timings_fixed.H91];&quot;&quot;)" office:value-type="float" office:value="5.08228325000001" calcext:value-type="float">
            <text:p>5.08E+00</text:p>
          </table:table-cell>
          <table:table-cell table:style-name="ce61" table:formula="of:=IF([.H93]&lt;&gt;&quot;&quot;;[timings_dynamic.I91]-[timings_fixed.I91];&quot;&quot;)" office:value-type="float" office:value="5.08499028000001" calcext:value-type="float">
            <text:p>5.08E+00</text:p>
          </table:table-cell>
          <table:table-cell table:number-columns-repeated="1015"/>
        </table:table-row>
        <table:table-row table:style-name="ro1">
          <table:table-cell table:formula="of:=IF([timings_dynamic.A92]&lt;&gt;&quot;&quot;;[timings_dynamic.A92];&quot;&quot;)" office:value-type="string" office:string-value="Parabolic/ComponentTransport/2D_ComponentTransport_DiffusionAndStorageAndAdvectionAndDispersion_stdout.log" calcext:value-type="string">
            <text:p>Parabolic/ComponentTransport/2D_ComponentTransport_DiffusionAndStorageAndAdvectionAndDispersion_stdout.log</text:p>
          </table:table-cell>
          <table:table-cell table:style-name="ce61" table:formula="of:=IF([.A94]&lt;&gt;&quot;&quot;;[timings_dynamic.B92]-[timings_fixed.B92];&quot;&quot;)" office:value-type="float" office:value="0.00717330399999971" calcext:value-type="float">
            <text:p>7.17E-03</text:p>
          </table:table-cell>
          <table:table-cell table:style-name="ce61" table:formula="of:=IF([.B94]&lt;&gt;&quot;&quot;;[timings_dynamic.C92]-[timings_fixed.C92];&quot;&quot;)" office:value-type="float" office:value="4.28526601000001" calcext:value-type="float">
            <text:p>4.29E+00</text:p>
          </table:table-cell>
          <table:table-cell table:style-name="ce61" table:formula="of:=IF([.C94]&lt;&gt;&quot;&quot;;[timings_dynamic.D92]-[timings_fixed.D92];&quot;&quot;)" office:value-type="float" office:value="5.23852" calcext:value-type="float">
            <text:p>5.24E+00</text:p>
          </table:table-cell>
          <table:table-cell table:style-name="ce61" table:formula="of:=IF([.D94]&lt;&gt;&quot;&quot;;[timings_dynamic.E92]-[timings_fixed.E92];&quot;&quot;)" office:value-type="float" office:value="4.50070629" calcext:value-type="float">
            <text:p>4.50E+00</text:p>
          </table:table-cell>
          <table:table-cell table:style-name="ce61" table:formula="of:=IF([.E94]&lt;&gt;&quot;&quot;;[timings_dynamic.F92]-[timings_fixed.F92];&quot;&quot;)" office:value-type="float" office:value="0.213615060000001" calcext:value-type="float">
            <text:p>2.14E-01</text:p>
          </table:table-cell>
          <table:table-cell table:style-name="ce61" table:formula="of:=IF([.F94]&lt;&gt;&quot;&quot;;[timings_dynamic.G92]-[timings_fixed.G92];&quot;&quot;)" office:value-type="float" office:value="0.00129699" calcext:value-type="float">
            <text:p>1.30E-03</text:p>
          </table:table-cell>
          <table:table-cell table:style-name="ce61" table:formula="of:=IF([.G94]&lt;&gt;&quot;&quot;;[timings_dynamic.H92]-[timings_fixed.H92];&quot;&quot;)" office:value-type="float" office:value="5.23098737999999" calcext:value-type="float">
            <text:p>5.23E+00</text:p>
          </table:table-cell>
          <table:table-cell table:style-name="ce61" table:formula="of:=IF([.H94]&lt;&gt;&quot;&quot;;[timings_dynamic.I92]-[timings_fixed.I92];&quot;&quot;)" office:value-type="float" office:value="5.23286435999998" calcext:value-type="float">
            <text:p>5.23E+00</text:p>
          </table:table-cell>
          <table:table-cell table:number-columns-repeated="1015"/>
        </table:table-row>
        <table:table-row table:style-name="ro1">
          <table:table-cell table:formula="of:=IF([timings_dynamic.A93]&lt;&gt;&quot;&quot;;[timings_dynamic.A93];&quot;&quot;)" office:value-type="string" office:string-value="Parabolic/ComponentTransport/2D_ComponentTransport_DiffusionAndStorageAndAdvection_stdout.log" calcext:value-type="string">
            <text:p>Parabolic/ComponentTransport/2D_ComponentTransport_DiffusionAndStorageAndAdvection_stdout.log</text:p>
          </table:table-cell>
          <table:table-cell table:style-name="ce61" table:formula="of:=IF([.A95]&lt;&gt;&quot;&quot;;[timings_dynamic.B93]-[timings_fixed.B93];&quot;&quot;)" office:value-type="float" office:value="-0.000530243000000985" calcext:value-type="float">
            <text:p>-5.30E-04</text:p>
          </table:table-cell>
          <table:table-cell table:style-name="ce61" table:formula="of:=IF([.B95]&lt;&gt;&quot;&quot;;[timings_dynamic.C93]-[timings_fixed.C93];&quot;&quot;)" office:value-type="float" office:value="4.45126638999999" calcext:value-type="float">
            <text:p>4.45E+00</text:p>
          </table:table-cell>
          <table:table-cell table:style-name="ce61" table:formula="of:=IF([.C95]&lt;&gt;&quot;&quot;;[timings_dynamic.D93]-[timings_fixed.D93];&quot;&quot;)" office:value-type="float" office:value="5.152" calcext:value-type="float">
            <text:p>5.15E+00</text:p>
          </table:table-cell>
          <table:table-cell table:style-name="ce61" table:formula="of:=IF([.D95]&lt;&gt;&quot;&quot;;[timings_dynamic.E93]-[timings_fixed.E93];&quot;&quot;)" office:value-type="float" office:value="4.43004953000001" calcext:value-type="float">
            <text:p>4.43E+00</text:p>
          </table:table-cell>
          <table:table-cell table:style-name="ce61" table:formula="of:=IF([.E95]&lt;&gt;&quot;&quot;;[timings_dynamic.F93]-[timings_fixed.F93];&quot;&quot;)" office:value-type="float" office:value="-0.0252003900000028" calcext:value-type="float">
            <text:p>-2.52E-02</text:p>
          </table:table-cell>
          <table:table-cell table:style-name="ce61" table:formula="of:=IF([.F95]&lt;&gt;&quot;&quot;;[timings_dynamic.G93]-[timings_fixed.G93];&quot;&quot;)" office:value-type="float" office:value="0.000833250000000001" calcext:value-type="float">
            <text:p>8.33E-04</text:p>
          </table:table-cell>
          <table:table-cell table:style-name="ce61" table:formula="of:=IF([.G95]&lt;&gt;&quot;&quot;;[timings_dynamic.H93]-[timings_fixed.H93];&quot;&quot;)" office:value-type="float" office:value="5.14694865999998" calcext:value-type="float">
            <text:p>5.15E+00</text:p>
          </table:table-cell>
          <table:table-cell table:style-name="ce61" table:formula="of:=IF([.H95]&lt;&gt;&quot;&quot;;[timings_dynamic.I93]-[timings_fixed.I93];&quot;&quot;)" office:value-type="float" office:value="5.14841424" calcext:value-type="float">
            <text:p>5.15E+00</text:p>
          </table:table-cell>
          <table:table-cell table:number-columns-repeated="1015"/>
        </table:table-row>
        <table:table-row table:style-name="ro1">
          <table:table-cell table:formula="of:=IF([timings_dynamic.A94]&lt;&gt;&quot;&quot;;[timings_dynamic.A94];&quot;&quot;)" office:value-type="string" office:string-value="Parabolic/ComponentTransport/2D_ComponentTransport_DiffusionAndStorageAndGravityAndDispersionHalf_stdout.log" calcext:value-type="string">
            <text:p>Parabolic/ComponentTransport/2D_ComponentTransport_DiffusionAndStorageAndGravityAndDispersionHalf_stdout.log</text:p>
          </table:table-cell>
          <table:table-cell table:style-name="ce61" table:formula="of:=IF([.A96]&lt;&gt;&quot;&quot;;[timings_dynamic.B94]-[timings_fixed.B94];&quot;&quot;)" office:value-type="float" office:value="0.00389670900000089" calcext:value-type="float">
            <text:p>3.90E-03</text:p>
          </table:table-cell>
          <table:table-cell table:style-name="ce61" table:formula="of:=IF([.B96]&lt;&gt;&quot;&quot;;[timings_dynamic.C94]-[timings_fixed.C94];&quot;&quot;)" office:value-type="float" office:value="4.57032345000001" calcext:value-type="float">
            <text:p>4.57E+00</text:p>
          </table:table-cell>
          <table:table-cell table:style-name="ce61" table:formula="of:=IF([.C96]&lt;&gt;&quot;&quot;;[timings_dynamic.D94]-[timings_fixed.D94];&quot;&quot;)" office:value-type="float" office:value="5.5706" calcext:value-type="float">
            <text:p>5.57E+00</text:p>
          </table:table-cell>
          <table:table-cell table:style-name="ce61" table:formula="of:=IF([.D96]&lt;&gt;&quot;&quot;;[timings_dynamic.E94]-[timings_fixed.E94];&quot;&quot;)" office:value-type="float" office:value="4.63835480000002" calcext:value-type="float">
            <text:p>4.64E+00</text:p>
          </table:table-cell>
          <table:table-cell table:style-name="ce61" table:formula="of:=IF([.E96]&lt;&gt;&quot;&quot;;[timings_dynamic.F94]-[timings_fixed.F94];&quot;&quot;)" office:value-type="float" office:value="0.0608668199999878" calcext:value-type="float">
            <text:p>6.09E-02</text:p>
          </table:table-cell>
          <table:table-cell table:style-name="ce61" table:formula="of:=IF([.F96]&lt;&gt;&quot;&quot;;[timings_dynamic.G94]-[timings_fixed.G94];&quot;&quot;)" office:value-type="float" office:value="-0.000486380000000002" calcext:value-type="float">
            <text:p>-4.86E-04</text:p>
          </table:table-cell>
          <table:table-cell table:style-name="ce61" table:formula="of:=IF([.G96]&lt;&gt;&quot;&quot;;[timings_dynamic.H94]-[timings_fixed.H94];&quot;&quot;)" office:value-type="float" office:value="5.5643244" calcext:value-type="float">
            <text:p>5.56E+00</text:p>
          </table:table-cell>
          <table:table-cell table:style-name="ce61" table:formula="of:=IF([.H96]&lt;&gt;&quot;&quot;;[timings_dynamic.I94]-[timings_fixed.I94];&quot;&quot;)" office:value-type="float" office:value="5.5648754" calcext:value-type="float">
            <text:p>5.56E+00</text:p>
          </table:table-cell>
          <table:table-cell table:number-columns-repeated="1015"/>
        </table:table-row>
        <table:table-row table:style-name="ro1">
          <table:table-cell table:formula="of:=IF([timings_dynamic.A95]&lt;&gt;&quot;&quot;;[timings_dynamic.A95];&quot;&quot;)" office:value-type="string" office:string-value="Parabolic/ComponentTransport/goswami/LARGE_2D_ComponentTransport_Goswami_stdout.log" calcext:value-type="string">
            <text:p>Parabolic/ComponentTransport/goswami/LARGE_2D_ComponentTransport_Goswami_stdout.log</text:p>
          </table:table-cell>
          <table:table-cell table:style-name="ce61" table:formula="of:=IF([.A97]&lt;&gt;&quot;&quot;;[timings_dynamic.B95]-[timings_fixed.B95];&quot;&quot;)" office:value-type="float" office:value="0.039946440000002" calcext:value-type="float">
            <text:p>3.99E-02</text:p>
          </table:table-cell>
          <table:table-cell table:style-name="ce61" table:formula="of:=IF([.B97]&lt;&gt;&quot;&quot;;[timings_dynamic.C95]-[timings_fixed.C95];&quot;&quot;)" office:value-type="float" office:value="25.9362481" calcext:value-type="float">
            <text:p>2.59E+01</text:p>
          </table:table-cell>
          <table:table-cell table:style-name="ce61" table:formula="of:=IF([.C97]&lt;&gt;&quot;&quot;;[timings_dynamic.D95]-[timings_fixed.D95];&quot;&quot;)" office:value-type="float" office:value="35.699" calcext:value-type="float">
            <text:p>3.57E+01</text:p>
          </table:table-cell>
          <table:table-cell table:style-name="ce61" table:formula="of:=IF([.D97]&lt;&gt;&quot;&quot;;[timings_dynamic.E95]-[timings_fixed.E95];&quot;&quot;)" office:value-type="float" office:value="29.9349190000001" calcext:value-type="float">
            <text:p>2.99E+01</text:p>
          </table:table-cell>
          <table:table-cell table:style-name="ce61" table:formula="of:=IF([.E97]&lt;&gt;&quot;&quot;;[timings_dynamic.F95]-[timings_fixed.F95];&quot;&quot;)" office:value-type="float" office:value="3.96905099999992" calcext:value-type="float">
            <text:p>3.97E+00</text:p>
          </table:table-cell>
          <table:table-cell table:style-name="ce61" table:formula="of:=IF([.F97]&lt;&gt;&quot;&quot;;[timings_dynamic.G95]-[timings_fixed.G95];&quot;&quot;)" office:value-type="float" office:value="0.0298178000000001" calcext:value-type="float">
            <text:p>2.98E-02</text:p>
          </table:table-cell>
          <table:table-cell table:style-name="ce61" table:formula="of:=IF([.G97]&lt;&gt;&quot;&quot;;[timings_dynamic.H95]-[timings_fixed.H95];&quot;&quot;)" office:value-type="float" office:value="35.6003170000001" calcext:value-type="float">
            <text:p>3.56E+01</text:p>
          </table:table-cell>
          <table:table-cell table:style-name="ce61" table:formula="of:=IF([.H97]&lt;&gt;&quot;&quot;;[timings_dynamic.I95]-[timings_fixed.I95];&quot;&quot;)" office:value-type="float" office:value="35.624151" calcext:value-type="float">
            <text:p>3.56E+01</text:p>
          </table:table-cell>
          <table:table-cell table:number-columns-repeated="1015"/>
        </table:table-row>
        <table:table-row table:style-name="ro1">
          <table:table-cell table:formula="of:=IF([timings_dynamic.A96]&lt;&gt;&quot;&quot;;[timings_dynamic.A96];&quot;&quot;)" office:value-type="string" office:string-value="Parabolic/LiquidFlow/AxiSymTheis/LiquidFlow_AxisymTheis_stdout.log" calcext:value-type="string">
            <text:p>Parabolic/LiquidFlow/AxiSymTheis/LiquidFlow_AxisymTheis_stdout.log</text:p>
          </table:table-cell>
          <table:table-cell table:style-name="ce61" table:formula="of:=IF([.A98]&lt;&gt;&quot;&quot;;[timings_dynamic.B96]-[timings_fixed.B96];&quot;&quot;)" office:value-type="float" office:value="-0.000086068800000001" calcext:value-type="float">
            <text:p>-8.61E-05</text:p>
          </table:table-cell>
          <table:table-cell table:style-name="ce61" table:formula="of:=IF([.B98]&lt;&gt;&quot;&quot;;[timings_dynamic.C96]-[timings_fixed.C96];&quot;&quot;)" office:value-type="float" office:value="0.020444154" calcext:value-type="float">
            <text:p>2.04E-02</text:p>
          </table:table-cell>
          <table:table-cell table:style-name="ce61" table:formula="of:=IF([.C98]&lt;&gt;&quot;&quot;;[timings_dynamic.D96]-[timings_fixed.D96];&quot;&quot;)" office:value-type="float" office:value="0.035443" calcext:value-type="float">
            <text:p>3.54E-02</text:p>
          </table:table-cell>
          <table:table-cell table:style-name="ce61" table:formula="of:=IF([.D98]&lt;&gt;&quot;&quot;;[timings_dynamic.E96]-[timings_fixed.E96];&quot;&quot;)" office:value-type="float" office:value="0.0229680300000001" calcext:value-type="float">
            <text:p>2.30E-02</text:p>
          </table:table-cell>
          <table:table-cell table:style-name="ce61" table:formula="of:=IF([.E98]&lt;&gt;&quot;&quot;;[timings_dynamic.F96]-[timings_fixed.F96];&quot;&quot;)" office:value-type="float" office:value="0.00266219000000012" calcext:value-type="float">
            <text:p>2.66E-03</text:p>
          </table:table-cell>
          <table:table-cell table:style-name="ce61" table:formula="of:=IF([.F98]&lt;&gt;&quot;&quot;;[timings_dynamic.G96]-[timings_fixed.G96];&quot;&quot;)" office:value-type="float" office:value="0.000668519999999999" calcext:value-type="float">
            <text:p>6.69E-04</text:p>
          </table:table-cell>
          <table:table-cell table:style-name="ce61" table:formula="of:=IF([.G98]&lt;&gt;&quot;&quot;;[timings_dynamic.H96]-[timings_fixed.H96];&quot;&quot;)" office:value-type="float" office:value="0.0316999100000001" calcext:value-type="float">
            <text:p>3.17E-02</text:p>
          </table:table-cell>
          <table:table-cell table:style-name="ce61" table:formula="of:=IF([.H98]&lt;&gt;&quot;&quot;;[timings_dynamic.I96]-[timings_fixed.I96];&quot;&quot;)" office:value-type="float" office:value="0.0320737200000001" calcext:value-type="float">
            <text:p>3.21E-02</text:p>
          </table:table-cell>
          <table:table-cell table:number-columns-repeated="1015"/>
        </table:table-row>
        <table:table-row table:style-name="ro1">
          <table:table-cell table:formula="of:=IF([timings_dynamic.A97]&lt;&gt;&quot;&quot;;[timings_dynamic.A97];&quot;&quot;)" office:value-type="string" office:string-value="Parabolic/LiquidFlow/GravityDriven/LiquidFlow_GravityDriven_stdout.log" calcext:value-type="string">
            <text:p>Parabolic/LiquidFlow/GravityDriven/LiquidFlow_GravityDriven_stdout.log</text:p>
          </table:table-cell>
          <table:table-cell table:style-name="ce61" table:formula="of:=IF([.A99]&lt;&gt;&quot;&quot;;[timings_dynamic.B97]-[timings_fixed.B97];&quot;&quot;)" office:value-type="float" office:value="-0.000000238400000000001" calcext:value-type="float">
            <text:p>-2.38E-07</text:p>
          </table:table-cell>
          <table:table-cell table:style-name="ce61" table:formula="of:=IF([.B99]&lt;&gt;&quot;&quot;;[timings_dynamic.C97]-[timings_fixed.C97];&quot;&quot;)" office:value-type="float" office:value="0.000512123" calcext:value-type="float">
            <text:p>5.12E-04</text:p>
          </table:table-cell>
          <table:table-cell table:style-name="ce61" table:formula="of:=IF([.C99]&lt;&gt;&quot;&quot;;[timings_dynamic.D97]-[timings_fixed.D97];&quot;&quot;)" office:value-type="float" office:value="0.0033967" calcext:value-type="float">
            <text:p>3.40E-03</text:p>
          </table:table-cell>
          <table:table-cell table:style-name="ce61" table:formula="of:=IF([.D99]&lt;&gt;&quot;&quot;;[timings_dynamic.E97]-[timings_fixed.E97];&quot;&quot;)" office:value-type="float" office:value="0.00042486" calcext:value-type="float">
            <text:p>4.25E-04</text:p>
          </table:table-cell>
          <table:table-cell table:style-name="ce61" table:formula="of:=IF([.E99]&lt;&gt;&quot;&quot;;[timings_dynamic.F97]-[timings_fixed.F97];&quot;&quot;)" office:value-type="float" office:value="-0.0000898800000000001" calcext:value-type="float">
            <text:p>-8.99E-05</text:p>
          </table:table-cell>
          <table:table-cell table:style-name="ce61" table:formula="of:=IF([.F99]&lt;&gt;&quot;&quot;;[timings_dynamic.G97]-[timings_fixed.G97];&quot;&quot;)" office:value-type="float" office:value="-0.000360010000000001" calcext:value-type="float">
            <text:p>-3.60E-04</text:p>
          </table:table-cell>
          <table:table-cell table:style-name="ce61" table:formula="of:=IF([.G99]&lt;&gt;&quot;&quot;;[timings_dynamic.H97]-[timings_fixed.H97];&quot;&quot;)" office:value-type="float" office:value="0.00067019" calcext:value-type="float">
            <text:p>6.70E-04</text:p>
          </table:table-cell>
          <table:table-cell table:style-name="ce61" table:formula="of:=IF([.H99]&lt;&gt;&quot;&quot;;[timings_dynamic.I97]-[timings_fixed.I97];&quot;&quot;)" office:value-type="float" office:value="0.00067091" calcext:value-type="float">
            <text:p>6.71E-04</text:p>
          </table:table-cell>
          <table:table-cell table:number-columns-repeated="1015"/>
        </table:table-row>
        <table:table-row table:style-name="ro1">
          <table:table-cell table:formula="of:=IF([timings_dynamic.A98]&lt;&gt;&quot;&quot;;[timings_dynamic.A98];&quot;&quot;)" office:value-type="string" office:string-value="Parabolic/LiquidFlow/GravityDriven3D/LARGE_LiquidFlow_Anisotropic_GravityDriven3D_stdout.log" calcext:value-type="string">
            <text:p>Parabolic/LiquidFlow/GravityDriven3D/LARGE_LiquidFlow_Anisotropic_GravityDriven3D_stdout.log</text:p>
          </table:table-cell>
          <table:table-cell table:style-name="ce61" table:formula="of:=IF([.A100]&lt;&gt;&quot;&quot;;[timings_dynamic.B98]-[timings_fixed.B98];&quot;&quot;)" office:value-type="float" office:value="-0.226437" calcext:value-type="float">
            <text:p>-2.26E-01</text:p>
          </table:table-cell>
          <table:table-cell table:style-name="ce61" table:formula="of:=IF([.B100]&lt;&gt;&quot;&quot;;[timings_dynamic.C98]-[timings_fixed.C98];&quot;&quot;)" office:value-type="float" office:value="64.77162" calcext:value-type="float">
            <text:p>6.48E+01</text:p>
          </table:table-cell>
          <table:table-cell table:style-name="ce61" table:formula="of:=IF([.C100]&lt;&gt;&quot;&quot;;[timings_dynamic.D98]-[timings_fixed.D98];&quot;&quot;)" office:value-type="float" office:value="305.3489" calcext:value-type="float">
            <text:p>3.05E+02</text:p>
          </table:table-cell>
          <table:table-cell table:style-name="ce61" table:formula="of:=IF([.D100]&lt;&gt;&quot;&quot;;[timings_dynamic.E98]-[timings_fixed.E98];&quot;&quot;)" office:value-type="float" office:value="65.2895" calcext:value-type="float">
            <text:p>6.53E+01</text:p>
          </table:table-cell>
          <table:table-cell table:style-name="ce61" table:formula="of:=IF([.E100]&lt;&gt;&quot;&quot;;[timings_dynamic.F98]-[timings_fixed.F98];&quot;&quot;)" office:value-type="float" office:value="0.7256" calcext:value-type="float">
            <text:p>7.26E-01</text:p>
          </table:table-cell>
          <table:table-cell table:style-name="ce61" table:formula="of:=IF([.F100]&lt;&gt;&quot;&quot;;[timings_dynamic.G98]-[timings_fixed.G98];&quot;&quot;)" office:value-type="float" office:value="41.30017" calcext:value-type="float">
            <text:p>4.13E+01</text:p>
          </table:table-cell>
          <table:table-cell table:style-name="ce61" table:formula="of:=IF([.G100]&lt;&gt;&quot;&quot;;[timings_dynamic.H98]-[timings_fixed.H98];&quot;&quot;)" office:value-type="float" office:value="127.4701" calcext:value-type="float">
            <text:p>1.27E+02</text:p>
          </table:table-cell>
          <table:table-cell table:style-name="ce61" table:formula="of:=IF([.H100]&lt;&gt;&quot;&quot;;[timings_dynamic.I98]-[timings_fixed.I98];&quot;&quot;)" office:value-type="float" office:value="127.4738" calcext:value-type="float">
            <text:p>1.27E+02</text:p>
          </table:table-cell>
          <table:table-cell table:number-columns-repeated="1015"/>
        </table:table-row>
        <table:table-row table:style-name="ro1">
          <table:table-cell table:formula="of:=IF([timings_dynamic.A99]&lt;&gt;&quot;&quot;;[timings_dynamic.A99];&quot;&quot;)" office:value-type="string" office:string-value="Parabolic/LiquidFlow/GravityDriven3D/LARGE_LiquidFlow_Isotropic_GravityDriven3D_stdout.log" calcext:value-type="string">
            <text:p>Parabolic/LiquidFlow/GravityDriven3D/LARGE_LiquidFlow_Isotropic_GravityDriven3D_stdout.log</text:p>
          </table:table-cell>
          <table:table-cell table:style-name="ce61" table:formula="of:=IF([.A101]&lt;&gt;&quot;&quot;;[timings_dynamic.B99]-[timings_fixed.B99];&quot;&quot;)" office:value-type="float" office:value="-0.240638" calcext:value-type="float">
            <text:p>-2.41E-01</text:p>
          </table:table-cell>
          <table:table-cell table:style-name="ce61" table:formula="of:=IF([.B101]&lt;&gt;&quot;&quot;;[timings_dynamic.C99]-[timings_fixed.C99];&quot;&quot;)" office:value-type="float" office:value="63.27233" calcext:value-type="float">
            <text:p>6.33E+01</text:p>
          </table:table-cell>
          <table:table-cell table:style-name="ce61" table:formula="of:=IF([.C101]&lt;&gt;&quot;&quot;;[timings_dynamic.D99]-[timings_fixed.D99];&quot;&quot;)" office:value-type="float" office:value="290.1982" calcext:value-type="float">
            <text:p>2.90E+02</text:p>
          </table:table-cell>
          <table:table-cell table:style-name="ce61" table:formula="of:=IF([.D101]&lt;&gt;&quot;&quot;;[timings_dynamic.E99]-[timings_fixed.E99];&quot;&quot;)" office:value-type="float" office:value="63.2259" calcext:value-type="float">
            <text:p>6.32E+01</text:p>
          </table:table-cell>
          <table:table-cell table:style-name="ce61" table:formula="of:=IF([.E101]&lt;&gt;&quot;&quot;;[timings_dynamic.F99]-[timings_fixed.F99];&quot;&quot;)" office:value-type="float" office:value="0.173299999999998" calcext:value-type="float">
            <text:p>1.73E-01</text:p>
          </table:table-cell>
          <table:table-cell table:style-name="ce61" table:formula="of:=IF([.F101]&lt;&gt;&quot;&quot;;[timings_dynamic.G99]-[timings_fixed.G99];&quot;&quot;)" office:value-type="float" office:value="39.87124" calcext:value-type="float">
            <text:p>3.99E+01</text:p>
          </table:table-cell>
          <table:table-cell table:style-name="ce61" table:formula="of:=IF([.G101]&lt;&gt;&quot;&quot;;[timings_dynamic.H99]-[timings_fixed.H99];&quot;&quot;)" office:value-type="float" office:value="123.3415" calcext:value-type="float">
            <text:p>1.23E+02</text:p>
          </table:table-cell>
          <table:table-cell table:style-name="ce61" table:formula="of:=IF([.H101]&lt;&gt;&quot;&quot;;[timings_dynamic.I99]-[timings_fixed.I99];&quot;&quot;)" office:value-type="float" office:value="123.3455" calcext:value-type="float">
            <text:p>1.23E+02</text:p>
          </table:table-cell>
          <table:table-cell table:number-columns-repeated="1015"/>
        </table:table-row>
        <table:table-row table:style-name="ro1">
          <table:table-cell table:formula="of:=IF([timings_dynamic.A100]&lt;&gt;&quot;&quot;;[timings_dynamic.A100];&quot;&quot;)" office:value-type="string" office:string-value="Parabolic/LiquidFlow/LineDirichletNeumannBC/LiquidFlow_LineDirichletNeumannBC_stdout.log" calcext:value-type="string">
            <text:p>Parabolic/LiquidFlow/LineDirichletNeumannBC/LiquidFlow_LineDirichletNeumannBC_stdout.log</text:p>
          </table:table-cell>
          <table:table-cell table:style-name="ce61" table:formula="of:=IF([.A102]&lt;&gt;&quot;&quot;;[timings_dynamic.B100]-[timings_fixed.B100];&quot;&quot;)" office:value-type="float" office:value="0.000000715250000000001" calcext:value-type="float">
            <text:p>7.15E-07</text:p>
          </table:table-cell>
          <table:table-cell table:style-name="ce61" table:formula="of:=IF([.B102]&lt;&gt;&quot;&quot;;[timings_dynamic.C100]-[timings_fixed.C100];&quot;&quot;)" office:value-type="float" office:value="0.0000560286" calcext:value-type="float">
            <text:p>5.60E-05</text:p>
          </table:table-cell>
          <table:table-cell table:style-name="ce61" table:formula="of:=IF([.C102]&lt;&gt;&quot;&quot;;[timings_dynamic.D100]-[timings_fixed.D100];&quot;&quot;)" office:value-type="float" office:value="0.00135303" calcext:value-type="float">
            <text:p>1.35E-03</text:p>
          </table:table-cell>
          <table:table-cell table:style-name="ce61" table:formula="of:=IF([.D102]&lt;&gt;&quot;&quot;;[timings_dynamic.E100]-[timings_fixed.E100];&quot;&quot;)" office:value-type="float" office:value="0.00004411" calcext:value-type="float">
            <text:p>4.41E-05</text:p>
          </table:table-cell>
          <table:table-cell table:style-name="ce61" table:formula="of:=IF([.E102]&lt;&gt;&quot;&quot;;[timings_dynamic.F100]-[timings_fixed.F100];&quot;&quot;)" office:value-type="float" office:value="-0.0000150200000000001" calcext:value-type="float">
            <text:p>-1.50E-05</text:p>
          </table:table-cell>
          <table:table-cell table:style-name="ce61" table:formula="of:=IF([.F102]&lt;&gt;&quot;&quot;;[timings_dynamic.G100]-[timings_fixed.G100];&quot;&quot;)" office:value-type="float" office:value="0.00006915" calcext:value-type="float">
            <text:p>6.92E-05</text:p>
          </table:table-cell>
          <table:table-cell table:style-name="ce61" table:formula="of:=IF([.G102]&lt;&gt;&quot;&quot;;[timings_dynamic.H100]-[timings_fixed.H100];&quot;&quot;)" office:value-type="float" office:value="-0.00024987" calcext:value-type="float">
            <text:p>-2.50E-04</text:p>
          </table:table-cell>
          <table:table-cell table:style-name="ce61" table:formula="of:=IF([.H102]&lt;&gt;&quot;&quot;;[timings_dynamic.I100]-[timings_fixed.I100];&quot;&quot;)" office:value-type="float" office:value="-0.00025105" calcext:value-type="float">
            <text:p>-2.51E-04</text:p>
          </table:table-cell>
          <table:table-cell table:number-columns-repeated="1015"/>
        </table:table-row>
        <table:table-row table:style-name="ro1">
          <table:table-cell table:formula="of:=IF([timings_dynamic.A101]&lt;&gt;&quot;&quot;;[timings_dynamic.A101];&quot;&quot;)" office:value-type="string" office:string-value="Parabolic/LiquidFlow/PressureBCatCornerOfAnisotropicSquare/LiquidFlow_PressureBCatCornerOfAnisotropicSquare_stdout.log" calcext:value-type="string">
            <text:p>Parabolic/LiquidFlow/PressureBCatCornerOfAnisotropicSquare/LiquidFlow_PressureBCatCornerOfAnisotropicSquare_stdout.log</text:p>
          </table:table-cell>
          <table:table-cell table:style-name="ce61" table:formula="of:=IF([.A103]&lt;&gt;&quot;&quot;;[timings_dynamic.B101]-[timings_fixed.B101];&quot;&quot;)" office:value-type="float" office:value="0.00000286110000000001" calcext:value-type="float">
            <text:p>2.86E-06</text:p>
          </table:table-cell>
          <table:table-cell table:style-name="ce61" table:formula="of:=IF([.B103]&lt;&gt;&quot;&quot;;[timings_dynamic.C101]-[timings_fixed.C101];&quot;&quot;)" office:value-type="float" office:value="0.000601295" calcext:value-type="float">
            <text:p>6.01E-04</text:p>
          </table:table-cell>
          <table:table-cell table:style-name="ce61" table:formula="of:=IF([.C103]&lt;&gt;&quot;&quot;;[timings_dynamic.D101]-[timings_fixed.D101];&quot;&quot;)" office:value-type="float" office:value="0.0034001" calcext:value-type="float">
            <text:p>3.40E-03</text:p>
          </table:table-cell>
          <table:table-cell table:style-name="ce61" table:formula="of:=IF([.D103]&lt;&gt;&quot;&quot;;[timings_dynamic.E101]-[timings_fixed.E101];&quot;&quot;)" office:value-type="float" office:value="0.0005691" calcext:value-type="float">
            <text:p>5.69E-04</text:p>
          </table:table-cell>
          <table:table-cell table:style-name="ce61" table:formula="of:=IF([.E103]&lt;&gt;&quot;&quot;;[timings_dynamic.F101]-[timings_fixed.F101];&quot;&quot;)" office:value-type="float" office:value="-0.0000381399999999999" calcext:value-type="float">
            <text:p>-3.81E-05</text:p>
          </table:table-cell>
          <table:table-cell table:style-name="ce61" table:formula="of:=IF([.F103]&lt;&gt;&quot;&quot;;[timings_dynamic.G101]-[timings_fixed.G101];&quot;&quot;)" office:value-type="float" office:value="0.00000619000000000054" calcext:value-type="float">
            <text:p>6.19E-06</text:p>
          </table:table-cell>
          <table:table-cell table:style-name="ce61" table:formula="of:=IF([.G103]&lt;&gt;&quot;&quot;;[timings_dynamic.H101]-[timings_fixed.H101];&quot;&quot;)" office:value-type="float" office:value="0.00090384" calcext:value-type="float">
            <text:p>9.04E-04</text:p>
          </table:table-cell>
          <table:table-cell table:style-name="ce61" table:formula="of:=IF([.H103]&lt;&gt;&quot;&quot;;[timings_dynamic.I101]-[timings_fixed.I101];&quot;&quot;)" office:value-type="float" office:value="0.00090599" calcext:value-type="float">
            <text:p>9.06E-04</text:p>
          </table:table-cell>
          <table:table-cell table:number-columns-repeated="1015"/>
        </table:table-row>
        <table:table-row table:style-name="ro1">
          <table:table-cell table:formula="of:=IF([timings_dynamic.A102]&lt;&gt;&quot;&quot;;[timings_dynamic.A102];&quot;&quot;)" office:value-type="string" office:string-value="Parabolic/Richards/2D_RichardsFlow_h_us_quad_ogs5_stdout.log" calcext:value-type="string">
            <text:p>Parabolic/Richards/2D_RichardsFlow_h_us_quad_ogs5_stdout.log</text:p>
          </table:table-cell>
          <table:table-cell table:style-name="ce61" table:formula="of:=IF([.A104]&lt;&gt;&quot;&quot;;[timings_dynamic.B102]-[timings_fixed.B102];&quot;&quot;)" office:value-type="float" office:value="0.000339751799999987" calcext:value-type="float">
            <text:p>3.40E-04</text:p>
          </table:table-cell>
          <table:table-cell table:style-name="ce61" table:formula="of:=IF([.B104]&lt;&gt;&quot;&quot;;[timings_dynamic.C102]-[timings_fixed.C102];&quot;&quot;)" office:value-type="float" office:value="0.681372503" calcext:value-type="float">
            <text:p>6.81E-01</text:p>
          </table:table-cell>
          <table:table-cell table:style-name="ce61" table:formula="of:=IF([.C104]&lt;&gt;&quot;&quot;;[timings_dynamic.D102]-[timings_fixed.D102];&quot;&quot;)" office:value-type="float" office:value="0.696784" calcext:value-type="float">
            <text:p>6.97E-01</text:p>
          </table:table-cell>
          <table:table-cell table:style-name="ce61" table:formula="of:=IF([.D104]&lt;&gt;&quot;&quot;;[timings_dynamic.E102]-[timings_fixed.E102];&quot;&quot;)" office:value-type="float" office:value="0.681226018999999" calcext:value-type="float">
            <text:p>6.81E-01</text:p>
          </table:table-cell>
          <table:table-cell table:style-name="ce61" table:formula="of:=IF([.E104]&lt;&gt;&quot;&quot;;[timings_dynamic.F102]-[timings_fixed.F102];&quot;&quot;)" office:value-type="float" office:value="-0.000743619000000001" calcext:value-type="float">
            <text:p>-7.44E-04</text:p>
          </table:table-cell>
          <table:table-cell table:style-name="ce61" table:formula="of:=IF([.F104]&lt;&gt;&quot;&quot;;[timings_dynamic.G102]-[timings_fixed.G102];&quot;&quot;)" office:value-type="float" office:value="0.00034093" calcext:value-type="float">
            <text:p>3.41E-04</text:p>
          </table:table-cell>
          <table:table-cell table:style-name="ce61" table:formula="of:=IF([.G104]&lt;&gt;&quot;&quot;;[timings_dynamic.H102]-[timings_fixed.H102];&quot;&quot;)" office:value-type="float" office:value="0.694155999999999" calcext:value-type="float">
            <text:p>6.94E-01</text:p>
          </table:table-cell>
          <table:table-cell table:style-name="ce61" table:formula="of:=IF([.H104]&lt;&gt;&quot;&quot;;[timings_dynamic.I102]-[timings_fixed.I102];&quot;&quot;)" office:value-type="float" office:value="0.69418312" calcext:value-type="float">
            <text:p>6.94E-01</text:p>
          </table:table-cell>
          <table:table-cell table:number-columns-repeated="1015"/>
        </table:table-row>
        <table:table-row table:style-name="ro1">
          <table:table-cell table:formula="of:=IF([timings_dynamic.A103]&lt;&gt;&quot;&quot;;[timings_dynamic.A103];&quot;&quot;)" office:value-type="string" office:string-value="Parabolic/Richards/2D_RichardsFlow_h_us_quad_small_stdout.log" calcext:value-type="string">
            <text:p>Parabolic/Richards/2D_RichardsFlow_h_us_quad_small_stdout.log</text:p>
          </table:table-cell>
          <table:table-cell table:style-name="ce61" table:formula="of:=IF([.A105]&lt;&gt;&quot;&quot;;[timings_dynamic.B103]-[timings_fixed.B103];&quot;&quot;)" office:value-type="float" office:value="0.00417454220000223" calcext:value-type="float">
            <text:p>4.17E-03</text:p>
          </table:table-cell>
          <table:table-cell table:style-name="ce61" table:formula="of:=IF([.B105]&lt;&gt;&quot;&quot;;[timings_dynamic.C103]-[timings_fixed.C103];&quot;&quot;)" office:value-type="float" office:value="8.07128563299994" calcext:value-type="float">
            <text:p>8.07E+00</text:p>
          </table:table-cell>
          <table:table-cell table:style-name="ce61" table:formula="of:=IF([.C105]&lt;&gt;&quot;&quot;;[timings_dynamic.D103]-[timings_fixed.D103];&quot;&quot;)" office:value-type="float" office:value="8.25493" calcext:value-type="float">
            <text:p>8.25E+00</text:p>
          </table:table-cell>
          <table:table-cell table:style-name="ce61" table:formula="of:=IF([.D105]&lt;&gt;&quot;&quot;;[timings_dynamic.E103]-[timings_fixed.E103];&quot;&quot;)" office:value-type="float" office:value="8.11062250099995" calcext:value-type="float">
            <text:p>8.11E+00</text:p>
          </table:table-cell>
          <table:table-cell table:style-name="ce61" table:formula="of:=IF([.E105]&lt;&gt;&quot;&quot;;[timings_dynamic.F103]-[timings_fixed.F103];&quot;&quot;)" office:value-type="float" office:value="0.0296928119999987" calcext:value-type="float">
            <text:p>2.97E-02</text:p>
          </table:table-cell>
          <table:table-cell table:style-name="ce61" table:formula="of:=IF([.F105]&lt;&gt;&quot;&quot;;[timings_dynamic.G103]-[timings_fixed.G103];&quot;&quot;)" office:value-type="float" office:value="0.0000162199999999999" calcext:value-type="float">
            <text:p>1.62E-05</text:p>
          </table:table-cell>
          <table:table-cell table:style-name="ce61" table:formula="of:=IF([.G105]&lt;&gt;&quot;&quot;;[timings_dynamic.H103]-[timings_fixed.H103];&quot;&quot;)" office:value-type="float" office:value="8.25275454000001" calcext:value-type="float">
            <text:p>8.25E+00</text:p>
          </table:table-cell>
          <table:table-cell table:style-name="ce61" table:formula="of:=IF([.H105]&lt;&gt;&quot;&quot;;[timings_dynamic.I103]-[timings_fixed.I103];&quot;&quot;)" office:value-type="float" office:value="8.25311074999999" calcext:value-type="float">
            <text:p>8.25E+00</text:p>
          </table:table-cell>
          <table:table-cell table:number-columns-repeated="1015"/>
        </table:table-row>
        <table:table-row table:style-name="ro1">
          <table:table-cell table:formula="of:=IF([timings_dynamic.A104]&lt;&gt;&quot;&quot;;[timings_dynamic.A104];&quot;&quot;)" office:value-type="string" office:string-value="Parabolic/Richards/LARGE_2D_RichardsFlow_h_us_quad_stdout.log" calcext:value-type="string">
            <text:p>Parabolic/Richards/LARGE_2D_RichardsFlow_h_us_quad_stdout.log</text:p>
          </table:table-cell>
          <table:table-cell table:style-name="ce61" table:formula="of:=IF([.A106]&lt;&gt;&quot;&quot;;[timings_dynamic.B104]-[timings_fixed.B104];&quot;&quot;)" office:value-type="float" office:value="0.0349603641998448" calcext:value-type="float">
            <text:p>3.50E-02</text:p>
          </table:table-cell>
          <table:table-cell table:style-name="ce61" table:formula="of:=IF([.B106]&lt;&gt;&quot;&quot;;[timings_dynamic.C104]-[timings_fixed.C104];&quot;&quot;)" office:value-type="float" office:value="127.923660189006" calcext:value-type="float">
            <text:p>1.28E+02</text:p>
          </table:table-cell>
          <table:table-cell table:style-name="ce61" table:formula="of:=IF([.C106]&lt;&gt;&quot;&quot;;[timings_dynamic.D104]-[timings_fixed.D104];&quot;&quot;)" office:value-type="float" office:value="130.4329" calcext:value-type="float">
            <text:p>1.30E+02</text:p>
          </table:table-cell>
          <table:table-cell table:style-name="ce61" table:formula="of:=IF([.D106]&lt;&gt;&quot;&quot;;[timings_dynamic.E104]-[timings_fixed.E104];&quot;&quot;)" office:value-type="float" office:value="128.08785895099" calcext:value-type="float">
            <text:p>1.28E+02</text:p>
          </table:table-cell>
          <table:table-cell table:style-name="ce61" table:formula="of:=IF([.E106]&lt;&gt;&quot;&quot;;[timings_dynamic.F104]-[timings_fixed.F104];&quot;&quot;)" office:value-type="float" office:value="0.0748751940021801" calcext:value-type="float">
            <text:p>7.49E-02</text:p>
          </table:table-cell>
          <table:table-cell table:style-name="ce61" table:formula="of:=IF([.F106]&lt;&gt;&quot;&quot;;[timings_dynamic.G104]-[timings_fixed.G104];&quot;&quot;)" office:value-type="float" office:value="-0.000197889999999999" calcext:value-type="float">
            <text:p>-1.98E-04</text:p>
          </table:table-cell>
          <table:table-cell table:style-name="ce61" table:formula="of:=IF([.G106]&lt;&gt;&quot;&quot;;[timings_dynamic.H104]-[timings_fixed.H104];&quot;&quot;)" office:value-type="float" office:value="130.422346159997" calcext:value-type="float">
            <text:p>1.30E+02</text:p>
          </table:table-cell>
          <table:table-cell table:style-name="ce61" table:formula="of:=IF([.H106]&lt;&gt;&quot;&quot;;[timings_dynamic.I104]-[timings_fixed.I104];&quot;&quot;)" office:value-type="float" office:value="130.432932859996" calcext:value-type="float">
            <text:p>1.30E+02</text:p>
          </table:table-cell>
          <table:table-cell table:number-columns-repeated="1015"/>
        </table:table-row>
        <table:table-row table:style-name="ro1">
          <table:table-cell table:formula="of:=IF([timings_dynamic.A105]&lt;&gt;&quot;&quot;;[timings_dynamic.A105];&quot;&quot;)" office:value-type="string" office:string-value="Parabolic/T/1D_dirichlet/1D_HeatConduction_dirichlet_stdout.log" calcext:value-type="string">
            <text:p>Parabolic/T/1D_dirichlet/1D_HeatConduction_dirichlet_stdout.log</text:p>
          </table:table-cell>
          <table:table-cell table:style-name="ce61" table:formula="of:=IF([.A107]&lt;&gt;&quot;&quot;;[timings_dynamic.B105]-[timings_fixed.B105];&quot;&quot;)" office:value-type="float" office:value="-0.00000119156000000318" calcext:value-type="float">
            <text:p>-1.19E-06</text:p>
          </table:table-cell>
          <table:table-cell table:style-name="ce61" table:formula="of:=IF([.B107]&lt;&gt;&quot;&quot;;[timings_dynamic.C105]-[timings_fixed.C105];&quot;&quot;)" office:value-type="float" office:value="0.0149846119999999" calcext:value-type="float">
            <text:p>1.50E-02</text:p>
          </table:table-cell>
          <table:table-cell table:style-name="ce61" table:formula="of:=IF([.C107]&lt;&gt;&quot;&quot;;[timings_dynamic.D105]-[timings_fixed.D105];&quot;&quot;)" office:value-type="float" office:value="0.0169651" calcext:value-type="float">
            <text:p>1.70E-02</text:p>
          </table:table-cell>
          <table:table-cell table:style-name="ce61" table:formula="of:=IF([.D107]&lt;&gt;&quot;&quot;;[timings_dynamic.E105]-[timings_fixed.E105];&quot;&quot;)" office:value-type="float" office:value="0.0125994219999998" calcext:value-type="float">
            <text:p>1.26E-02</text:p>
          </table:table-cell>
          <table:table-cell table:style-name="ce61" table:formula="of:=IF([.E107]&lt;&gt;&quot;&quot;;[timings_dynamic.F105]-[timings_fixed.F105];&quot;&quot;)" office:value-type="float" office:value="-0.00248098609999996" calcext:value-type="float">
            <text:p>-2.48E-03</text:p>
          </table:table-cell>
          <table:table-cell table:style-name="ce61" table:formula="of:=IF([.F107]&lt;&gt;&quot;&quot;;[timings_dynamic.G105]-[timings_fixed.G105];&quot;&quot;)" office:value-type="float" office:value="-0.0005803" calcext:value-type="float">
            <text:p>-5.80E-04</text:p>
          </table:table-cell>
          <table:table-cell table:style-name="ce61" table:formula="of:=IF([.G107]&lt;&gt;&quot;&quot;;[timings_dynamic.H105]-[timings_fixed.H105];&quot;&quot;)" office:value-type="float" office:value="0.0172216850000004" calcext:value-type="float">
            <text:p>1.72E-02</text:p>
          </table:table-cell>
          <table:table-cell table:style-name="ce61" table:formula="of:=IF([.H107]&lt;&gt;&quot;&quot;;[timings_dynamic.I105]-[timings_fixed.I105];&quot;&quot;)" office:value-type="float" office:value="0.016468551" calcext:value-type="float">
            <text:p>1.65E-02</text:p>
          </table:table-cell>
          <table:table-cell table:number-columns-repeated="1015"/>
        </table:table-row>
        <table:table-row table:style-name="ro1">
          <table:table-cell table:formula="of:=IF([timings_dynamic.A106]&lt;&gt;&quot;&quot;;[timings_dynamic.A106];&quot;&quot;)" office:value-type="string" office:string-value="Parabolic/T/1D_neumann/1D_HeatConduction_neumann_stdout.log" calcext:value-type="string">
            <text:p>Parabolic/T/1D_neumann/1D_HeatConduction_neumann_stdout.log</text:p>
          </table:table-cell>
          <table:table-cell table:style-name="ce61" table:formula="of:=IF([.A108]&lt;&gt;&quot;&quot;;[timings_dynamic.B106]-[timings_fixed.B106];&quot;&quot;)" office:value-type="float" office:value="-0.00000119208000000197" calcext:value-type="float">
            <text:p>-1.19E-06</text:p>
          </table:table-cell>
          <table:table-cell table:style-name="ce61" table:formula="of:=IF([.B108]&lt;&gt;&quot;&quot;;[timings_dynamic.C106]-[timings_fixed.C106];&quot;&quot;)" office:value-type="float" office:value="0.0157425449999999" calcext:value-type="float">
            <text:p>1.57E-02</text:p>
          </table:table-cell>
          <table:table-cell table:style-name="ce61" table:formula="of:=IF([.C108]&lt;&gt;&quot;&quot;;[timings_dynamic.D106]-[timings_fixed.D106];&quot;&quot;)" office:value-type="float" office:value="0.0236258" calcext:value-type="float">
            <text:p>2.36E-02</text:p>
          </table:table-cell>
          <table:table-cell table:style-name="ce61" table:formula="of:=IF([.D108]&lt;&gt;&quot;&quot;;[timings_dynamic.E106]-[timings_fixed.E106];&quot;&quot;)" office:value-type="float" office:value="0.0160410274" calcext:value-type="float">
            <text:p>1.60E-02</text:p>
          </table:table-cell>
          <table:table-cell table:style-name="ce61" table:formula="of:=IF([.E108]&lt;&gt;&quot;&quot;;[timings_dynamic.F106]-[timings_fixed.F106];&quot;&quot;)" office:value-type="float" office:value="0.00021267019999989" calcext:value-type="float">
            <text:p>2.13E-04</text:p>
          </table:table-cell>
          <table:table-cell table:style-name="ce61" table:formula="of:=IF([.F108]&lt;&gt;&quot;&quot;;[timings_dynamic.G106]-[timings_fixed.G106];&quot;&quot;)" office:value-type="float" office:value="0.00020647" calcext:value-type="float">
            <text:p>2.06E-04</text:p>
          </table:table-cell>
          <table:table-cell table:style-name="ce61" table:formula="of:=IF([.G108]&lt;&gt;&quot;&quot;;[timings_dynamic.H106]-[timings_fixed.H106];&quot;&quot;)" office:value-type="float" office:value="0.0209505450000003" calcext:value-type="float">
            <text:p>2.10E-02</text:p>
          </table:table-cell>
          <table:table-cell table:style-name="ce61" table:formula="of:=IF([.H108]&lt;&gt;&quot;&quot;;[timings_dynamic.I106]-[timings_fixed.I106];&quot;&quot;)" office:value-type="float" office:value="0.0229308880000001" calcext:value-type="float">
            <text:p>2.29E-02</text:p>
          </table:table-cell>
          <table:table-cell table:number-columns-repeated="1015"/>
        </table:table-row>
        <table:table-row table:style-name="ro1">
          <table:table-cell table:formula="of:=IF([timings_dynamic.A107]&lt;&gt;&quot;&quot;;[timings_dynamic.A107];&quot;&quot;)" office:value-type="string" office:string-value="Parabolic/T/2D_axially_symmetric/2D_HeatConduction_axi_stdout.log" calcext:value-type="string">
            <text:p>Parabolic/T/2D_axially_symmetric/2D_HeatConduction_axi_stdout.log</text:p>
          </table:table-cell>
          <table:table-cell table:style-name="ce61" table:formula="of:=IF([.A109]&lt;&gt;&quot;&quot;;[timings_dynamic.B107]-[timings_fixed.B107];&quot;&quot;)" office:value-type="float" office:value="0.000000238499999999998" calcext:value-type="float">
            <text:p>2.38E-07</text:p>
          </table:table-cell>
          <table:table-cell table:style-name="ce61" table:formula="of:=IF([.B109]&lt;&gt;&quot;&quot;;[timings_dynamic.C107]-[timings_fixed.C107];&quot;&quot;)" office:value-type="float" office:value="0.0002508177" calcext:value-type="float">
            <text:p>2.51E-04</text:p>
          </table:table-cell>
          <table:table-cell table:style-name="ce61" table:formula="of:=IF([.C109]&lt;&gt;&quot;&quot;;[timings_dynamic.D107]-[timings_fixed.D107];&quot;&quot;)" office:value-type="float" office:value="0.00133514" calcext:value-type="float">
            <text:p>1.34E-03</text:p>
          </table:table-cell>
          <table:table-cell table:style-name="ce61" table:formula="of:=IF([.D109]&lt;&gt;&quot;&quot;;[timings_dynamic.E107]-[timings_fixed.E107];&quot;&quot;)" office:value-type="float" office:value="0.000237942" calcext:value-type="float">
            <text:p>2.38E-04</text:p>
          </table:table-cell>
          <table:table-cell table:style-name="ce61" table:formula="of:=IF([.E109]&lt;&gt;&quot;&quot;;[timings_dynamic.F107]-[timings_fixed.F107];&quot;&quot;)" office:value-type="float" office:value="-0.0000112059999999999" calcext:value-type="float">
            <text:p>-1.12E-05</text:p>
          </table:table-cell>
          <table:table-cell table:style-name="ce61" table:formula="of:=IF([.F109]&lt;&gt;&quot;&quot;;[timings_dynamic.G107]-[timings_fixed.G107];&quot;&quot;)" office:value-type="float" office:value="0.00013113" calcext:value-type="float">
            <text:p>1.31E-04</text:p>
          </table:table-cell>
          <table:table-cell table:style-name="ce61" table:formula="of:=IF([.G109]&lt;&gt;&quot;&quot;;[timings_dynamic.H107]-[timings_fixed.H107];&quot;&quot;)" office:value-type="float" office:value="0.000311852" calcext:value-type="float">
            <text:p>3.12E-04</text:p>
          </table:table-cell>
          <table:table-cell table:style-name="ce61" table:formula="of:=IF([.H109]&lt;&gt;&quot;&quot;;[timings_dynamic.I107]-[timings_fixed.I107];&quot;&quot;)" office:value-type="float" office:value="0.000316862" calcext:value-type="float">
            <text:p>3.17E-04</text:p>
          </table:table-cell>
          <table:table-cell table:number-columns-repeated="1015"/>
        </table:table-row>
        <table:table-row table:style-name="ro1">
          <table:table-cell table:formula="of:=IF([timings_dynamic.A108]&lt;&gt;&quot;&quot;;[timings_dynamic.A108];&quot;&quot;)" office:value-type="string" office:string-value="Parabolic/TES/1D/LARGE_TES_zeolite_discharge_Newton_stdout.log" calcext:value-type="string">
            <text:p>Parabolic/TES/1D/LARGE_TES_zeolite_discharge_Newton_stdout.log</text:p>
          </table:table-cell>
          <table:table-cell table:style-name="ce61" table:formula="of:=IF([.A110]&lt;&gt;&quot;&quot;;[timings_dynamic.B108]-[timings_fixed.B108];&quot;&quot;)" office:value-type="float" office:value="-0.00122332470000001" calcext:value-type="float">
            <text:p>-1.22E-03</text:p>
          </table:table-cell>
          <table:table-cell table:style-name="ce61" table:formula="of:=IF([.B110]&lt;&gt;&quot;&quot;;[timings_dynamic.C108]-[timings_fixed.C108];&quot;&quot;)" office:value-type="float" office:value="0.269151899999999" calcext:value-type="float">
            <text:p>2.69E-01</text:p>
          </table:table-cell>
          <table:table-cell table:style-name="ce61" table:formula="of:=IF([.C110]&lt;&gt;&quot;&quot;;[timings_dynamic.D108]-[timings_fixed.D108];&quot;&quot;)" office:value-type="float" office:value="0.24983" calcext:value-type="float">
            <text:p>2.50E-01</text:p>
          </table:table-cell>
          <table:table-cell table:style-name="ce61" table:formula="of:=IF([.D110]&lt;&gt;&quot;&quot;;[timings_dynamic.E108]-[timings_fixed.E108];&quot;&quot;)" office:value-type="float" office:value="0.53281138" calcext:value-type="float">
            <text:p>5.33E-01</text:p>
          </table:table-cell>
          <table:table-cell table:style-name="ce61" table:formula="of:=IF([.E110]&lt;&gt;&quot;&quot;;[timings_dynamic.F108]-[timings_fixed.F108];&quot;&quot;)" office:value-type="float" office:value="-0.0160906449999999" calcext:value-type="float">
            <text:p>-1.61E-02</text:p>
          </table:table-cell>
          <table:table-cell table:style-name="ce61" table:formula="of:=IF([.F110]&lt;&gt;&quot;&quot;;[timings_dynamic.G108]-[timings_fixed.G108];&quot;&quot;)" office:value-type="float" office:value="0.00090933" calcext:value-type="float">
            <text:p>9.09E-04</text:p>
          </table:table-cell>
          <table:table-cell table:style-name="ce61" table:formula="of:=IF([.G110]&lt;&gt;&quot;&quot;;[timings_dynamic.H108]-[timings_fixed.H108];&quot;&quot;)" office:value-type="float" office:value="0.2501776" calcext:value-type="float">
            <text:p>2.50E-01</text:p>
          </table:table-cell>
          <table:table-cell table:style-name="ce61" table:formula="of:=IF([.H110]&lt;&gt;&quot;&quot;;[timings_dynamic.I108]-[timings_fixed.I108];&quot;&quot;)" office:value-type="float" office:value="0.6650356" calcext:value-type="float">
            <text:p>6.65E-01</text:p>
          </table:table-cell>
          <table:table-cell table:number-columns-repeated="1015"/>
        </table:table-row>
        <table:table-row table:style-name="ro1">
          <table:table-cell table:formula="of:=IF([timings_dynamic.A109]&lt;&gt;&quot;&quot;;[timings_dynamic.A109];&quot;&quot;)" office:value-type="string" office:string-value="Parabolic/TES/1D/LARGE_TES_zeolite_discharge_stdout.log" calcext:value-type="string">
            <text:p>Parabolic/TES/1D/LARGE_TES_zeolite_discharge_stdout.log</text:p>
          </table:table-cell>
          <table:table-cell table:style-name="ce61" table:formula="of:=IF([.A111]&lt;&gt;&quot;&quot;;[timings_dynamic.B109]-[timings_fixed.B109];&quot;&quot;)" office:value-type="float" office:value="0.0000112045999999932" calcext:value-type="float">
            <text:p>1.12E-05</text:p>
          </table:table-cell>
          <table:table-cell table:style-name="ce61" table:formula="of:=IF([.B111]&lt;&gt;&quot;&quot;;[timings_dynamic.C109]-[timings_fixed.C109];&quot;&quot;)" office:value-type="float" office:value="0.120047834" calcext:value-type="float">
            <text:p>1.20E-01</text:p>
          </table:table-cell>
          <table:table-cell table:style-name="ce61" table:formula="of:=IF([.C111]&lt;&gt;&quot;&quot;;[timings_dynamic.D109]-[timings_fixed.D109];&quot;&quot;)" office:value-type="float" office:value="0.121009" calcext:value-type="float">
            <text:p>1.21E-01</text:p>
          </table:table-cell>
          <table:table-cell table:style-name="ce61" table:formula="of:=IF([.D111]&lt;&gt;&quot;&quot;;[timings_dynamic.E109]-[timings_fixed.E109];&quot;&quot;)" office:value-type="float" office:value="0.0925004" calcext:value-type="float">
            <text:p>9.25E-02</text:p>
          </table:table-cell>
          <table:table-cell table:style-name="ce61" table:formula="of:=IF([.E111]&lt;&gt;&quot;&quot;;[timings_dynamic.F109]-[timings_fixed.F109];&quot;&quot;)" office:value-type="float" office:value="0.0013401499999999" calcext:value-type="float">
            <text:p>1.34E-03</text:p>
          </table:table-cell>
          <table:table-cell table:style-name="ce61" table:formula="of:=IF([.F111]&lt;&gt;&quot;&quot;;[timings_dynamic.G109]-[timings_fixed.G109];&quot;&quot;)" office:value-type="float" office:value="-0.000990149999999999" calcext:value-type="float">
            <text:p>-9.90E-04</text:p>
          </table:table-cell>
          <table:table-cell table:style-name="ce61" table:formula="of:=IF([.G111]&lt;&gt;&quot;&quot;;[timings_dynamic.H109]-[timings_fixed.H109];&quot;&quot;)" office:value-type="float" office:value="0.12186749" calcext:value-type="float">
            <text:p>1.22E-01</text:p>
          </table:table-cell>
          <table:table-cell table:style-name="ce61" table:formula="of:=IF([.H111]&lt;&gt;&quot;&quot;;[timings_dynamic.I109]-[timings_fixed.I109];&quot;&quot;)" office:value-type="float" office:value="0.12206988" calcext:value-type="float">
            <text:p>1.22E-01</text:p>
          </table:table-cell>
          <table:table-cell table:number-columns-repeated="1015"/>
        </table:table-row>
        <table:table-row table:style-name="ro1">
          <table:table-cell table:formula="of:=IF([timings_dynamic.A110]&lt;&gt;&quot;&quot;;[timings_dynamic.A110];&quot;&quot;)" office:value-type="string" office:string-value="Parabolic/TES/1D/TES_zeolite_discharge_small_stdout.log" calcext:value-type="string">
            <text:p>Parabolic/TES/1D/TES_zeolite_discharge_small_stdout.log</text:p>
          </table:table-cell>
          <table:table-cell table:style-name="ce61" table:formula="of:=IF([.A112]&lt;&gt;&quot;&quot;;[timings_dynamic.B110]-[timings_fixed.B110];&quot;&quot;)" office:value-type="float" office:value="-0.0000262255999999999" calcext:value-type="float">
            <text:p>-2.62E-05</text:p>
          </table:table-cell>
          <table:table-cell table:style-name="ce61" table:formula="of:=IF([.B112]&lt;&gt;&quot;&quot;;[timings_dynamic.C110]-[timings_fixed.C110];&quot;&quot;)" office:value-type="float" office:value="0.028141028" calcext:value-type="float">
            <text:p>2.81E-02</text:p>
          </table:table-cell>
          <table:table-cell table:style-name="ce61" table:formula="of:=IF([.C112]&lt;&gt;&quot;&quot;;[timings_dynamic.D110]-[timings_fixed.D110];&quot;&quot;)" office:value-type="float" office:value="0.025453" calcext:value-type="float">
            <text:p>2.55E-02</text:p>
          </table:table-cell>
          <table:table-cell table:style-name="ce61" table:formula="of:=IF([.D112]&lt;&gt;&quot;&quot;;[timings_dynamic.E110]-[timings_fixed.E110];&quot;&quot;)" office:value-type="float" office:value="0.023889792" calcext:value-type="float">
            <text:p>2.39E-02</text:p>
          </table:table-cell>
          <table:table-cell table:style-name="ce61" table:formula="of:=IF([.E112]&lt;&gt;&quot;&quot;;[timings_dynamic.F110]-[timings_fixed.F110];&quot;&quot;)" office:value-type="float" office:value="-0.00000834199999999799" calcext:value-type="float">
            <text:p>-8.34E-06</text:p>
          </table:table-cell>
          <table:table-cell table:style-name="ce61" table:formula="of:=IF([.F112]&lt;&gt;&quot;&quot;;[timings_dynamic.G110]-[timings_fixed.G110];&quot;&quot;)" office:value-type="float" office:value="-0.00114632" calcext:value-type="float">
            <text:p>-1.15E-03</text:p>
          </table:table-cell>
          <table:table-cell table:style-name="ce61" table:formula="of:=IF([.G112]&lt;&gt;&quot;&quot;;[timings_dynamic.H110]-[timings_fixed.H110];&quot;&quot;)" office:value-type="float" office:value="0.02816365" calcext:value-type="float">
            <text:p>2.82E-02</text:p>
          </table:table-cell>
          <table:table-cell table:style-name="ce61" table:formula="of:=IF([.H112]&lt;&gt;&quot;&quot;;[timings_dynamic.I110]-[timings_fixed.I110];&quot;&quot;)" office:value-type="float" office:value="0.02811316" calcext:value-type="float">
            <text:p>2.81E-02</text:p>
          </table:table-cell>
          <table:table-cell table:number-columns-repeated="1015"/>
        </table:table-row>
        <table:table-row table:style-name="ro1">
          <table:table-cell table:formula="of:=IF([timings_dynamic.A111]&lt;&gt;&quot;&quot;;[timings_dynamic.A111];&quot;&quot;)" office:value-type="string" office:string-value="Parabolic/TES/2D/LARGE_TES_inert_axi_stdout.log" calcext:value-type="string">
            <text:p>Parabolic/TES/2D/LARGE_TES_inert_axi_stdout.log</text:p>
          </table:table-cell>
          <table:table-cell table:style-name="ce61" table:formula="of:=IF([.A113]&lt;&gt;&quot;&quot;;[timings_dynamic.B111]-[timings_fixed.B111];&quot;&quot;)" office:value-type="float" office:value="-0.00099233" calcext:value-type="float">
            <text:p>-9.92E-04</text:p>
          </table:table-cell>
          <table:table-cell table:style-name="ce61" table:formula="of:=IF([.B113]&lt;&gt;&quot;&quot;;[timings_dynamic.C111]-[timings_fixed.C111];&quot;&quot;)" office:value-type="float" office:value="1.550396" calcext:value-type="float">
            <text:p>1.55E+00</text:p>
          </table:table-cell>
          <table:table-cell table:style-name="ce61" table:formula="of:=IF([.C113]&lt;&gt;&quot;&quot;;[timings_dynamic.D111]-[timings_fixed.D111];&quot;&quot;)" office:value-type="float" office:value="1.8662" calcext:value-type="float">
            <text:p>1.87E+00</text:p>
          </table:table-cell>
          <table:table-cell table:style-name="ce61" table:formula="of:=IF([.D113]&lt;&gt;&quot;&quot;;[timings_dynamic.E111]-[timings_fixed.E111];&quot;&quot;)" office:value-type="float" office:value="1.80087" calcext:value-type="float">
            <text:p>1.80E+00</text:p>
          </table:table-cell>
          <table:table-cell table:style-name="ce61" table:formula="of:=IF([.E113]&lt;&gt;&quot;&quot;;[timings_dynamic.F111]-[timings_fixed.F111];&quot;&quot;)" office:value-type="float" office:value="0.252303000000001" calcext:value-type="float">
            <text:p>2.52E-01</text:p>
          </table:table-cell>
          <table:table-cell table:style-name="ce61" table:formula="of:=IF([.F113]&lt;&gt;&quot;&quot;;[timings_dynamic.G111]-[timings_fixed.G111];&quot;&quot;)" office:value-type="float" office:value="0.00268380000000001" calcext:value-type="float">
            <text:p>2.68E-03</text:p>
          </table:table-cell>
          <table:table-cell table:style-name="ce61" table:formula="of:=IF([.G113]&lt;&gt;&quot;&quot;;[timings_dynamic.H111]-[timings_fixed.H111];&quot;&quot;)" office:value-type="float" office:value="1.80086" calcext:value-type="float">
            <text:p>1.80E+00</text:p>
          </table:table-cell>
          <table:table-cell table:style-name="ce61" table:formula="of:=IF([.H113]&lt;&gt;&quot;&quot;;[timings_dynamic.I111]-[timings_fixed.I111];&quot;&quot;)" office:value-type="float" office:value="1.80382" calcext:value-type="float">
            <text:p>1.80E+00</text:p>
          </table:table-cell>
          <table:table-cell table:number-columns-repeated="1015"/>
        </table:table-row>
        <table:table-row table:style-name="ro1">
          <table:table-cell table:formula="of:=IF([timings_dynamic.A112]&lt;&gt;&quot;&quot;;[timings_dynamic.A112];&quot;&quot;)" office:value-type="string" office:string-value="Parabolic/ThermalTwoPhaseFlowPP/HeatPipe/2D_Thermal_TwoPhase_heatpipe_stdout.log" calcext:value-type="string">
            <text:p>Parabolic/ThermalTwoPhaseFlowPP/HeatPipe/2D_Thermal_TwoPhase_heatpipe_stdout.log</text:p>
          </table:table-cell>
          <table:table-cell table:style-name="ce61" table:formula="of:=IF([.A114]&lt;&gt;&quot;&quot;;[timings_dynamic.B112]-[timings_fixed.B112];&quot;&quot;)" office:value-type="float" office:value="-0.000950336" calcext:value-type="float">
            <text:p>-9.50E-04</text:p>
          </table:table-cell>
          <table:table-cell table:style-name="ce61" table:formula="of:=IF([.B114]&lt;&gt;&quot;&quot;;[timings_dynamic.C112]-[timings_fixed.C112];&quot;&quot;)" office:value-type="float" office:value="1.4931922" calcext:value-type="float">
            <text:p>1.49E+00</text:p>
          </table:table-cell>
          <table:table-cell table:style-name="ce61" table:formula="of:=IF([.C114]&lt;&gt;&quot;&quot;;[timings_dynamic.D112]-[timings_fixed.D112];&quot;&quot;)" office:value-type="float" office:value="1.52077" calcext:value-type="float">
            <text:p>1.52E+00</text:p>
          </table:table-cell>
          <table:table-cell table:style-name="ce61" table:formula="of:=IF([.D114]&lt;&gt;&quot;&quot;;[timings_dynamic.E112]-[timings_fixed.E112];&quot;&quot;)" office:value-type="float" office:value="1.4930851" calcext:value-type="float">
            <text:p>1.49E+00</text:p>
          </table:table-cell>
          <table:table-cell table:style-name="ce61" table:formula="of:=IF([.E114]&lt;&gt;&quot;&quot;;[timings_dynamic.F112]-[timings_fixed.F112];&quot;&quot;)" office:value-type="float" office:value="0.000578610000000035" calcext:value-type="float">
            <text:p>5.79E-04</text:p>
          </table:table-cell>
          <table:table-cell table:style-name="ce61" table:formula="of:=IF([.F114]&lt;&gt;&quot;&quot;;[timings_dynamic.G112]-[timings_fixed.G112];&quot;&quot;)" office:value-type="float" office:value="0.00029897" calcext:value-type="float">
            <text:p>2.99E-04</text:p>
          </table:table-cell>
          <table:table-cell table:style-name="ce61" table:formula="of:=IF([.G114]&lt;&gt;&quot;&quot;;[timings_dynamic.H112]-[timings_fixed.H112];&quot;&quot;)" office:value-type="float" office:value="1.493173" calcext:value-type="float">
            <text:p>1.49E+00</text:p>
          </table:table-cell>
          <table:table-cell table:style-name="ce61" table:formula="of:=IF([.H114]&lt;&gt;&quot;&quot;;[timings_dynamic.I112]-[timings_fixed.I112];&quot;&quot;)" office:value-type="float" office:value="1.493201" calcext:value-type="float">
            <text:p>1.49E+00</text:p>
          </table:table-cell>
          <table:table-cell table:number-columns-repeated="1015"/>
        </table:table-row>
        <table:table-row table:style-name="ro1">
          <table:table-cell table:formula="of:=IF([timings_dynamic.A113]&lt;&gt;&quot;&quot;;[timings_dynamic.A113];&quot;&quot;)" office:value-type="string" office:string-value="Parabolic/ThermalTwoPhaseFlowPP/HeatPipe/LARGE_2D_Thermal_TwoPhase_heatpipe_stdout.log" calcext:value-type="string">
            <text:p>Parabolic/ThermalTwoPhaseFlowPP/HeatPipe/LARGE_2D_Thermal_TwoPhase_heatpipe_stdout.log</text:p>
          </table:table-cell>
          <table:table-cell table:style-name="ce61" table:formula="of:=IF([.A115]&lt;&gt;&quot;&quot;;[timings_dynamic.B113]-[timings_fixed.B113];&quot;&quot;)" office:value-type="float" office:value="0.00174644199999396" calcext:value-type="float">
            <text:p>1.75E-03</text:p>
          </table:table-cell>
          <table:table-cell table:style-name="ce61" table:formula="of:=IF([.B115]&lt;&gt;&quot;&quot;;[timings_dynamic.C113]-[timings_fixed.C113];&quot;&quot;)" office:value-type="float" office:value="191.377172199999" calcext:value-type="float">
            <text:p>1.91E+02</text:p>
          </table:table-cell>
          <table:table-cell table:style-name="ce61" table:formula="of:=IF([.C115]&lt;&gt;&quot;&quot;;[timings_dynamic.D113]-[timings_fixed.D113];&quot;&quot;)" office:value-type="float" office:value="191.652" calcext:value-type="float">
            <text:p>1.92E+02</text:p>
          </table:table-cell>
          <table:table-cell table:style-name="ce61" table:formula="of:=IF([.D115]&lt;&gt;&quot;&quot;;[timings_dynamic.E113]-[timings_fixed.E113];&quot;&quot;)" office:value-type="float" office:value="191.6079307" calcext:value-type="float">
            <text:p>1.92E+02</text:p>
          </table:table-cell>
          <table:table-cell table:style-name="ce61" table:formula="of:=IF([.E115]&lt;&gt;&quot;&quot;;[timings_dynamic.F113]-[timings_fixed.F113];&quot;&quot;)" office:value-type="float" office:value="0.19016293000014" calcext:value-type="float">
            <text:p>1.90E-01</text:p>
          </table:table-cell>
          <table:table-cell table:style-name="ce61" table:formula="of:=IF([.F115]&lt;&gt;&quot;&quot;;[timings_dynamic.G113]-[timings_fixed.G113];&quot;&quot;)" office:value-type="float" office:value="0.00016499" calcext:value-type="float">
            <text:p>1.65E-04</text:p>
          </table:table-cell>
          <table:table-cell table:style-name="ce61" table:formula="of:=IF([.G115]&lt;&gt;&quot;&quot;;[timings_dynamic.H113]-[timings_fixed.H113];&quot;&quot;)" office:value-type="float" office:value="191.6226083" calcext:value-type="float">
            <text:p>1.92E+02</text:p>
          </table:table-cell>
          <table:table-cell table:style-name="ce61" table:formula="of:=IF([.H115]&lt;&gt;&quot;&quot;;[timings_dynamic.I113]-[timings_fixed.I113];&quot;&quot;)" office:value-type="float" office:value="191.6232479" calcext:value-type="float">
            <text:p>1.92E+02</text:p>
          </table:table-cell>
          <table:table-cell table:number-columns-repeated="1015"/>
        </table:table-row>
        <table:table-row table:style-name="ro1">
          <table:table-cell table:formula="of:=IF([timings_dynamic.A114]&lt;&gt;&quot;&quot;;[timings_dynamic.A114];&quot;&quot;)" office:value-type="string" office:string-value="Parabolic/TwoPhaseFlowPP/Liakopoulos/2D_TwoPhase_PP_Lia_quad_1_stdout.log" calcext:value-type="string">
            <text:p>Parabolic/TwoPhaseFlowPP/Liakopoulos/2D_TwoPhase_PP_Lia_quad_1_stdout.log</text:p>
          </table:table-cell>
          <table:table-cell table:style-name="ce61" table:formula="of:=IF([.A116]&lt;&gt;&quot;&quot;;[timings_dynamic.B114]-[timings_fixed.B114];&quot;&quot;)" office:value-type="float" office:value="0.000262740400000051" calcext:value-type="float">
            <text:p>2.63E-04</text:p>
          </table:table-cell>
          <table:table-cell table:style-name="ce61" table:formula="of:=IF([.B116]&lt;&gt;&quot;&quot;;[timings_dynamic.C114]-[timings_fixed.C114];&quot;&quot;)" office:value-type="float" office:value="1.60143812000001" calcext:value-type="float">
            <text:p>1.60E+00</text:p>
          </table:table-cell>
          <table:table-cell table:style-name="ce61" table:formula="of:=IF([.C116]&lt;&gt;&quot;&quot;;[timings_dynamic.D114]-[timings_fixed.D114];&quot;&quot;)" office:value-type="float" office:value="1.6094" calcext:value-type="float">
            <text:p>1.61E+00</text:p>
          </table:table-cell>
          <table:table-cell table:style-name="ce61" table:formula="of:=IF([.D116]&lt;&gt;&quot;&quot;;[timings_dynamic.E114]-[timings_fixed.E114];&quot;&quot;)" office:value-type="float" office:value="1.60688360000001" calcext:value-type="float">
            <text:p>1.61E+00</text:p>
          </table:table-cell>
          <table:table-cell table:style-name="ce61" table:formula="of:=IF([.E116]&lt;&gt;&quot;&quot;;[timings_dynamic.F114]-[timings_fixed.F114];&quot;&quot;)" office:value-type="float" office:value="0.00448249599999939" calcext:value-type="float">
            <text:p>4.48E-03</text:p>
          </table:table-cell>
          <table:table-cell table:style-name="ce61" table:formula="of:=IF([.F116]&lt;&gt;&quot;&quot;;[timings_dynamic.G114]-[timings_fixed.G114];&quot;&quot;)" office:value-type="float" office:value="-0.000175" calcext:value-type="float">
            <text:p>-1.75E-04</text:p>
          </table:table-cell>
          <table:table-cell table:style-name="ce61" table:formula="of:=IF([.G116]&lt;&gt;&quot;&quot;;[timings_dynamic.H114]-[timings_fixed.H114];&quot;&quot;)" office:value-type="float" office:value="1.60689994" calcext:value-type="float">
            <text:p>1.61E+00</text:p>
          </table:table-cell>
          <table:table-cell table:style-name="ce61" table:formula="of:=IF([.H116]&lt;&gt;&quot;&quot;;[timings_dynamic.I114]-[timings_fixed.I114];&quot;&quot;)" office:value-type="float" office:value="1.606969" calcext:value-type="float">
            <text:p>1.61E+00</text:p>
          </table:table-cell>
          <table:table-cell table:number-columns-repeated="1015"/>
        </table:table-row>
        <table:table-row table:style-name="ro1">
          <table:table-cell table:formula="of:=IF([timings_dynamic.A115]&lt;&gt;&quot;&quot;;[timings_dynamic.A115];&quot;&quot;)" office:value-type="string" office:string-value="Parabolic/TwoPhaseFlowPP/Liakopoulos/2D_TwoPhase_PP_Lia_quad_2_stdout.log" calcext:value-type="string">
            <text:p>Parabolic/TwoPhaseFlowPP/Liakopoulos/2D_TwoPhase_PP_Lia_quad_2_stdout.log</text:p>
          </table:table-cell>
          <table:table-cell table:style-name="ce61" table:formula="of:=IF([.A117]&lt;&gt;&quot;&quot;;[timings_dynamic.B115]-[timings_fixed.B115];&quot;&quot;)" office:value-type="float" office:value="0.0000545978000000627" calcext:value-type="float">
            <text:p>5.46E-05</text:p>
          </table:table-cell>
          <table:table-cell table:style-name="ce61" table:formula="of:=IF([.B117]&lt;&gt;&quot;&quot;;[timings_dynamic.C115]-[timings_fixed.C115];&quot;&quot;)" office:value-type="float" office:value="1.51760711" calcext:value-type="float">
            <text:p>1.52E+00</text:p>
          </table:table-cell>
          <table:table-cell table:style-name="ce61" table:formula="of:=IF([.C117]&lt;&gt;&quot;&quot;;[timings_dynamic.D115]-[timings_fixed.D115];&quot;&quot;)" office:value-type="float" office:value="1.51919" calcext:value-type="float">
            <text:p>1.52E+00</text:p>
          </table:table-cell>
          <table:table-cell table:style-name="ce61" table:formula="of:=IF([.D117]&lt;&gt;&quot;&quot;;[timings_dynamic.E115]-[timings_fixed.E115];&quot;&quot;)" office:value-type="float" office:value="1.51584285" calcext:value-type="float">
            <text:p>1.52E+00</text:p>
          </table:table-cell>
          <table:table-cell table:style-name="ce61" table:formula="of:=IF([.E117]&lt;&gt;&quot;&quot;;[timings_dynamic.F115]-[timings_fixed.F115];&quot;&quot;)" office:value-type="float" office:value="-0.00241731000000084" calcext:value-type="float">
            <text:p>-2.42E-03</text:p>
          </table:table-cell>
          <table:table-cell table:style-name="ce61" table:formula="of:=IF([.F117]&lt;&gt;&quot;&quot;;[timings_dynamic.G115]-[timings_fixed.G115];&quot;&quot;)" office:value-type="float" office:value="-0.00056005" calcext:value-type="float">
            <text:p>-5.60E-04</text:p>
          </table:table-cell>
          <table:table-cell table:style-name="ce61" table:formula="of:=IF([.G117]&lt;&gt;&quot;&quot;;[timings_dynamic.H115]-[timings_fixed.H115];&quot;&quot;)" office:value-type="float" office:value="1.51589123" calcext:value-type="float">
            <text:p>1.52E+00</text:p>
          </table:table-cell>
          <table:table-cell table:style-name="ce61" table:formula="of:=IF([.H117]&lt;&gt;&quot;&quot;;[timings_dynamic.I115]-[timings_fixed.I115];&quot;&quot;)" office:value-type="float" office:value="1.51598739" calcext:value-type="float">
            <text:p>1.52E+00</text:p>
          </table:table-cell>
          <table:table-cell table:number-columns-repeated="1015"/>
        </table:table-row>
        <table:table-row table:style-name="ro1">
          <table:table-cell table:formula="of:=IF([timings_dynamic.A116]&lt;&gt;&quot;&quot;;[timings_dynamic.A116];&quot;&quot;)" office:value-type="string" office:string-value="Parabolic/TwoPhaseFlowPP/Liakopoulos/LARGE_2D_TwoPhase_PP_Lia_quad_1_stdout.log" calcext:value-type="string">
            <text:p>Parabolic/TwoPhaseFlowPP/Liakopoulos/LARGE_2D_TwoPhase_PP_Lia_quad_1_stdout.log</text:p>
          </table:table-cell>
          <table:table-cell table:style-name="ce61" table:formula="of:=IF([.A118]&lt;&gt;&quot;&quot;;[timings_dynamic.B116]-[timings_fixed.B116];&quot;&quot;)" office:value-type="float" office:value="0.0041627280999932" calcext:value-type="float">
            <text:p>4.16E-03</text:p>
          </table:table-cell>
          <table:table-cell table:style-name="ce61" table:formula="of:=IF([.B118]&lt;&gt;&quot;&quot;;[timings_dynamic.C116]-[timings_fixed.C116];&quot;&quot;)" office:value-type="float" office:value="8.54754199000006" calcext:value-type="float">
            <text:p>8.55E+00</text:p>
          </table:table-cell>
          <table:table-cell table:style-name="ce61" table:formula="of:=IF([.C118]&lt;&gt;&quot;&quot;;[timings_dynamic.D116]-[timings_fixed.D116];&quot;&quot;)" office:value-type="float" office:value="8.60678" calcext:value-type="float">
            <text:p>8.61E+00</text:p>
          </table:table-cell>
          <table:table-cell table:style-name="ce61" table:formula="of:=IF([.D118]&lt;&gt;&quot;&quot;;[timings_dynamic.E116]-[timings_fixed.E116];&quot;&quot;)" office:value-type="float" office:value="8.60145661000004" calcext:value-type="float">
            <text:p>8.60E+00</text:p>
          </table:table-cell>
          <table:table-cell table:style-name="ce61" table:formula="of:=IF([.E118]&lt;&gt;&quot;&quot;;[timings_dynamic.F116]-[timings_fixed.F116];&quot;&quot;)" office:value-type="float" office:value="0.0432913649999951" calcext:value-type="float">
            <text:p>4.33E-02</text:p>
          </table:table-cell>
          <table:table-cell table:style-name="ce61" table:formula="of:=IF([.F118]&lt;&gt;&quot;&quot;;[timings_dynamic.G116]-[timings_fixed.G116];&quot;&quot;)" office:value-type="float" office:value="0.0000815399999999997" calcext:value-type="float">
            <text:p>8.15E-05</text:p>
          </table:table-cell>
          <table:table-cell table:style-name="ce61" table:formula="of:=IF([.G118]&lt;&gt;&quot;&quot;;[timings_dynamic.H116]-[timings_fixed.H116];&quot;&quot;)" office:value-type="float" office:value="8.60219873999996" calcext:value-type="float">
            <text:p>8.60E+00</text:p>
          </table:table-cell>
          <table:table-cell table:style-name="ce61" table:formula="of:=IF([.H118]&lt;&gt;&quot;&quot;;[timings_dynamic.I116]-[timings_fixed.I116];&quot;&quot;)" office:value-type="float" office:value="8.60253973" calcext:value-type="float">
            <text:p>8.60E+00</text:p>
          </table:table-cell>
          <table:table-cell table:number-columns-repeated="1015"/>
        </table:table-row>
        <table:table-row table:style-name="ro1">
          <table:table-cell table:formula="of:=IF([timings_dynamic.A117]&lt;&gt;&quot;&quot;;[timings_dynamic.A117];&quot;&quot;)" office:value-type="string" office:string-value="Parabolic/TwoPhaseFlowPP/Liakopoulos/LARGE_2D_TwoPhase_PP_Lia_quad_2_stdout.log" calcext:value-type="string">
            <text:p>Parabolic/TwoPhaseFlowPP/Liakopoulos/LARGE_2D_TwoPhase_PP_Lia_quad_2_stdout.log</text:p>
          </table:table-cell>
          <table:table-cell table:style-name="ce61" table:formula="of:=IF([.A119]&lt;&gt;&quot;&quot;;[timings_dynamic.B117]-[timings_fixed.B117];&quot;&quot;)" office:value-type="float" office:value="0.00362249319999411" calcext:value-type="float">
            <text:p>3.62E-03</text:p>
          </table:table-cell>
          <table:table-cell table:style-name="ce61" table:formula="of:=IF([.B119]&lt;&gt;&quot;&quot;;[timings_dynamic.C117]-[timings_fixed.C117];&quot;&quot;)" office:value-type="float" office:value="8.33216679000016" calcext:value-type="float">
            <text:p>8.33E+00</text:p>
          </table:table-cell>
          <table:table-cell table:style-name="ce61" table:formula="of:=IF([.C119]&lt;&gt;&quot;&quot;;[timings_dynamic.D117]-[timings_fixed.D117];&quot;&quot;)" office:value-type="float" office:value="8.33055" calcext:value-type="float">
            <text:p>8.33E+00</text:p>
          </table:table-cell>
          <table:table-cell table:style-name="ce61" table:formula="of:=IF([.D119]&lt;&gt;&quot;&quot;;[timings_dynamic.E117]-[timings_fixed.E117];&quot;&quot;)" office:value-type="float" office:value="8.32617814999997" calcext:value-type="float">
            <text:p>8.33E+00</text:p>
          </table:table-cell>
          <table:table-cell table:style-name="ce61" table:formula="of:=IF([.E119]&lt;&gt;&quot;&quot;;[timings_dynamic.F117]-[timings_fixed.F117];&quot;&quot;)" office:value-type="float" office:value="-0.0127345130000052" calcext:value-type="float">
            <text:p>-1.27E-02</text:p>
          </table:table-cell>
          <table:table-cell table:style-name="ce61" table:formula="of:=IF([.F119]&lt;&gt;&quot;&quot;;[timings_dynamic.G117]-[timings_fixed.G117];&quot;&quot;)" office:value-type="float" office:value="-0.00002599" calcext:value-type="float">
            <text:p>-2.60E-05</text:p>
          </table:table-cell>
          <table:table-cell table:style-name="ce61" table:formula="of:=IF([.G119]&lt;&gt;&quot;&quot;;[timings_dynamic.H117]-[timings_fixed.H117];&quot;&quot;)" office:value-type="float" office:value="8.32683895999999" calcext:value-type="float">
            <text:p>8.33E+00</text:p>
          </table:table-cell>
          <table:table-cell table:style-name="ce61" table:formula="of:=IF([.H119]&lt;&gt;&quot;&quot;;[timings_dynamic.I117]-[timings_fixed.I117];&quot;&quot;)" office:value-type="float" office:value="8.3273043" calcext:value-type="float">
            <text:p>8.33E+00</text:p>
          </table:table-cell>
          <table:table-cell table:number-columns-repeated="1015"/>
        </table:table-row>
        <table:table-row table:style-name="ro1">
          <table:table-cell table:formula="of:=IF([timings_dynamic.A118]&lt;&gt;&quot;&quot;;[timings_dynamic.A118];&quot;&quot;)" office:value-type="string" office:string-value="Parabolic/TwoPhaseFlowPP/McWorts/1D_TwoPhase_PP_mcwt_1_stdout.log" calcext:value-type="string">
            <text:p>Parabolic/TwoPhaseFlowPP/McWorts/1D_TwoPhase_PP_mcwt_1_stdout.log</text:p>
          </table:table-cell>
          <table:table-cell table:style-name="ce61" table:formula="of:=IF([.A120]&lt;&gt;&quot;&quot;;[timings_dynamic.B118]-[timings_fixed.B118];&quot;&quot;)" office:value-type="float" office:value="0.00755408020000044" calcext:value-type="float">
            <text:p>7.55E-03</text:p>
          </table:table-cell>
          <table:table-cell table:style-name="ce61" table:formula="of:=IF([.B120]&lt;&gt;&quot;&quot;;[timings_dynamic.C118]-[timings_fixed.C118];&quot;&quot;)" office:value-type="float" office:value="2.90801495000001" calcext:value-type="float">
            <text:p>2.91E+00</text:p>
          </table:table-cell>
          <table:table-cell table:style-name="ce61" table:formula="of:=IF([.C120]&lt;&gt;&quot;&quot;;[timings_dynamic.D118]-[timings_fixed.D118];&quot;&quot;)" office:value-type="float" office:value="2.96481" calcext:value-type="float">
            <text:p>2.96E+00</text:p>
          </table:table-cell>
          <table:table-cell table:style-name="ce61" table:formula="of:=IF([.D120]&lt;&gt;&quot;&quot;;[timings_dynamic.E118]-[timings_fixed.E118];&quot;&quot;)" office:value-type="float" office:value="2.96463787000002" calcext:value-type="float">
            <text:p>2.96E+00</text:p>
          </table:table-cell>
          <table:table-cell table:style-name="ce61" table:formula="of:=IF([.E120]&lt;&gt;&quot;&quot;;[timings_dynamic.F118]-[timings_fixed.F118];&quot;&quot;)" office:value-type="float" office:value="0.048343161999991" calcext:value-type="float">
            <text:p>4.83E-02</text:p>
          </table:table-cell>
          <table:table-cell table:style-name="ce61" table:formula="of:=IF([.F120]&lt;&gt;&quot;&quot;;[timings_dynamic.G118]-[timings_fixed.G118];&quot;&quot;)" office:value-type="float" office:value="0.000191940000000001" calcext:value-type="float">
            <text:p>1.92E-04</text:p>
          </table:table-cell>
          <table:table-cell table:style-name="ce61" table:formula="of:=IF([.G120]&lt;&gt;&quot;&quot;;[timings_dynamic.H118]-[timings_fixed.H118];&quot;&quot;)" office:value-type="float" office:value="2.964624" calcext:value-type="float">
            <text:p>2.96E+00</text:p>
          </table:table-cell>
          <table:table-cell table:style-name="ce61" table:formula="of:=IF([.H120]&lt;&gt;&quot;&quot;;[timings_dynamic.I118]-[timings_fixed.I118];&quot;&quot;)" office:value-type="float" office:value="2.964755" calcext:value-type="float">
            <text:p>2.96E+00</text:p>
          </table:table-cell>
          <table:table-cell table:number-columns-repeated="1015"/>
        </table:table-row>
        <table:table-row table:style-name="ro1">
          <table:table-cell table:formula="of:=IF([timings_dynamic.A119]&lt;&gt;&quot;&quot;;[timings_dynamic.A119];&quot;&quot;)" office:value-type="string" office:string-value="Parabolic/TwoPhaseFlowPP/McWorts/1D_TwoPhase_PP_mcwt_2_stdout.log" calcext:value-type="string">
            <text:p>Parabolic/TwoPhaseFlowPP/McWorts/1D_TwoPhase_PP_mcwt_2_stdout.log</text:p>
          </table:table-cell>
          <table:table-cell table:style-name="ce61" table:formula="of:=IF([.A121]&lt;&gt;&quot;&quot;;[timings_dynamic.B119]-[timings_fixed.B119];&quot;&quot;)" office:value-type="float" office:value="0.00415160849999961" calcext:value-type="float">
            <text:p>4.15E-03</text:p>
          </table:table-cell>
          <table:table-cell table:style-name="ce61" table:formula="of:=IF([.B121]&lt;&gt;&quot;&quot;;[timings_dynamic.C119]-[timings_fixed.C119];&quot;&quot;)" office:value-type="float" office:value="2.99054748000002" calcext:value-type="float">
            <text:p>2.99E+00</text:p>
          </table:table-cell>
          <table:table-cell table:style-name="ce61" table:formula="of:=IF([.C121]&lt;&gt;&quot;&quot;;[timings_dynamic.D119]-[timings_fixed.D119];&quot;&quot;)" office:value-type="float" office:value="3.05491" calcext:value-type="float">
            <text:p>3.05E+00</text:p>
          </table:table-cell>
          <table:table-cell table:style-name="ce61" table:formula="of:=IF([.D121]&lt;&gt;&quot;&quot;;[timings_dynamic.E119]-[timings_fixed.E119];&quot;&quot;)" office:value-type="float" office:value="3.05466974999987" calcext:value-type="float">
            <text:p>3.05E+00</text:p>
          </table:table-cell>
          <table:table-cell table:style-name="ce61" table:formula="of:=IF([.E121]&lt;&gt;&quot;&quot;;[timings_dynamic.F119]-[timings_fixed.F119];&quot;&quot;)" office:value-type="float" office:value="0.0577080969999959" calcext:value-type="float">
            <text:p>5.77E-02</text:p>
          </table:table-cell>
          <table:table-cell table:style-name="ce61" table:formula="of:=IF([.F121]&lt;&gt;&quot;&quot;;[timings_dynamic.G119]-[timings_fixed.G119];&quot;&quot;)" office:value-type="float" office:value="0.000399120000000001" calcext:value-type="float">
            <text:p>3.99E-04</text:p>
          </table:table-cell>
          <table:table-cell table:style-name="ce61" table:formula="of:=IF([.G121]&lt;&gt;&quot;&quot;;[timings_dynamic.H119]-[timings_fixed.H119];&quot;&quot;)" office:value-type="float" office:value="3.0548442" calcext:value-type="float">
            <text:p>3.05E+00</text:p>
          </table:table-cell>
          <table:table-cell table:style-name="ce61" table:formula="of:=IF([.H121]&lt;&gt;&quot;&quot;;[timings_dynamic.I119]-[timings_fixed.I119];&quot;&quot;)" office:value-type="float" office:value="3.05483619999999" calcext:value-type="float">
            <text:p>3.05E+00</text:p>
          </table:table-cell>
          <table:table-cell table:number-columns-repeated="1015"/>
        </table:table-row>
        <table:table-row table:style-name="ro1">
          <table:table-cell table:formula="of:=IF([timings_dynamic.A120]&lt;&gt;&quot;&quot;;[timings_dynamic.A120];&quot;&quot;)" office:value-type="string" office:string-value="Parabolic/TwoPhaseFlowPrho/MoMaS/2D_TwoPhase_Prho_MoMaS_stdout.log" calcext:value-type="string">
            <text:p>Parabolic/TwoPhaseFlowPrho/MoMaS/2D_TwoPhase_Prho_MoMaS_stdout.log</text:p>
          </table:table-cell>
          <table:table-cell table:style-name="ce61" table:formula="of:=IF([.A122]&lt;&gt;&quot;&quot;;[timings_dynamic.B120]-[timings_fixed.B120];&quot;&quot;)" office:value-type="float" office:value="-0.000452518000000001" calcext:value-type="float">
            <text:p>-4.53E-04</text:p>
          </table:table-cell>
          <table:table-cell table:style-name="ce61" table:formula="of:=IF([.B122]&lt;&gt;&quot;&quot;;[timings_dynamic.C120]-[timings_fixed.C120];&quot;&quot;)" office:value-type="float" office:value="1.248666" calcext:value-type="float">
            <text:p>1.25E+00</text:p>
          </table:table-cell>
          <table:table-cell table:style-name="ce61" table:formula="of:=IF([.C122]&lt;&gt;&quot;&quot;;[timings_dynamic.D120]-[timings_fixed.D120];&quot;&quot;)" office:value-type="float" office:value="1.31249" calcext:value-type="float">
            <text:p>1.31E+00</text:p>
          </table:table-cell>
          <table:table-cell table:style-name="ce61" table:formula="of:=IF([.D122]&lt;&gt;&quot;&quot;;[timings_dynamic.E120]-[timings_fixed.E120];&quot;&quot;)" office:value-type="float" office:value="1.290324" calcext:value-type="float">
            <text:p>1.29E+00</text:p>
          </table:table-cell>
          <table:table-cell table:style-name="ce61" table:formula="of:=IF([.E122]&lt;&gt;&quot;&quot;;[timings_dynamic.F120]-[timings_fixed.F120];&quot;&quot;)" office:value-type="float" office:value="0.0420470999999998" calcext:value-type="float">
            <text:p>4.20E-02</text:p>
          </table:table-cell>
          <table:table-cell table:style-name="ce61" table:formula="of:=IF([.F122]&lt;&gt;&quot;&quot;;[timings_dynamic.G120]-[timings_fixed.G120];&quot;&quot;)" office:value-type="float" office:value="-0.00018812" calcext:value-type="float">
            <text:p>-1.88E-04</text:p>
          </table:table-cell>
          <table:table-cell table:style-name="ce61" table:formula="of:=IF([.G122]&lt;&gt;&quot;&quot;;[timings_dynamic.H120]-[timings_fixed.H120];&quot;&quot;)" office:value-type="float" office:value="1.290578" calcext:value-type="float">
            <text:p>1.29E+00</text:p>
          </table:table-cell>
          <table:table-cell table:style-name="ce61" table:formula="of:=IF([.H122]&lt;&gt;&quot;&quot;;[timings_dynamic.I120]-[timings_fixed.I120];&quot;&quot;)" office:value-type="float" office:value="1.290205" calcext:value-type="float">
            <text:p>1.29E+00</text:p>
          </table:table-cell>
          <table:table-cell table:number-columns-repeated="1015"/>
        </table:table-row>
        <table:table-row table:style-name="ro1">
          <table:table-cell table:formula="of:=IF([timings_dynamic.A121]&lt;&gt;&quot;&quot;;[timings_dynamic.A121];&quot;&quot;)" office:value-type="string" office:string-value="Parabolic/TwoPhaseFlowPrho/MoMaS/LARGE_2D_TwoPhase_Prho_MoMaS_stdout.log" calcext:value-type="string">
            <text:p>Parabolic/TwoPhaseFlowPrho/MoMaS/LARGE_2D_TwoPhase_Prho_MoMaS_stdout.log</text:p>
          </table:table-cell>
          <table:table-cell table:style-name="ce61" table:formula="of:=IF([.A123]&lt;&gt;&quot;&quot;;[timings_dynamic.B121]-[timings_fixed.B121];&quot;&quot;)" office:value-type="float" office:value="-0.0150291610000002" calcext:value-type="float">
            <text:p>-1.50E-02</text:p>
          </table:table-cell>
          <table:table-cell table:style-name="ce61" table:formula="of:=IF([.B123]&lt;&gt;&quot;&quot;;[timings_dynamic.C121]-[timings_fixed.C121];&quot;&quot;)" office:value-type="float" office:value="3.93751599999956" calcext:value-type="float">
            <text:p>3.94E+00</text:p>
          </table:table-cell>
          <table:table-cell table:style-name="ce61" table:formula="of:=IF([.C123]&lt;&gt;&quot;&quot;;[timings_dynamic.D121]-[timings_fixed.D121];&quot;&quot;)" office:value-type="float" office:value="7.23699999999997" calcext:value-type="float">
            <text:p>7.24E+00</text:p>
          </table:table-cell>
          <table:table-cell table:style-name="ce61" table:formula="of:=IF([.D123]&lt;&gt;&quot;&quot;;[timings_dynamic.E121]-[timings_fixed.E121];&quot;&quot;)" office:value-type="float" office:value="6.02127000000002" calcext:value-type="float">
            <text:p>6.02E+00</text:p>
          </table:table-cell>
          <table:table-cell table:style-name="ce61" table:formula="of:=IF([.E123]&lt;&gt;&quot;&quot;;[timings_dynamic.F121]-[timings_fixed.F121];&quot;&quot;)" office:value-type="float" office:value="2.0984265" calcext:value-type="float">
            <text:p>2.10E+00</text:p>
          </table:table-cell>
          <table:table-cell table:style-name="ce61" table:formula="of:=IF([.F123]&lt;&gt;&quot;&quot;;[timings_dynamic.G121]-[timings_fixed.G121];&quot;&quot;)" office:value-type="float" office:value="0.00715490000000002" calcext:value-type="float">
            <text:p>7.15E-03</text:p>
          </table:table-cell>
          <table:table-cell table:style-name="ce61" table:formula="of:=IF([.G123]&lt;&gt;&quot;&quot;;[timings_dynamic.H121]-[timings_fixed.H121];&quot;&quot;)" office:value-type="float" office:value="6.02578000000011" calcext:value-type="float">
            <text:p>6.03E+00</text:p>
          </table:table-cell>
          <table:table-cell table:style-name="ce61" table:formula="of:=IF([.H123]&lt;&gt;&quot;&quot;;[timings_dynamic.I121]-[timings_fixed.I121];&quot;&quot;)" office:value-type="float" office:value="6.03273000000002" calcext:value-type="float">
            <text:p>6.03E+00</text:p>
          </table:table-cell>
          <table:table-cell table:number-columns-repeated="1015"/>
        </table:table-row>
        <table:table-row table:style-name="ro1">
          <table:table-cell table:formula="of:=IF([timings_dynamic.A122]&lt;&gt;&quot;&quot;;[timings_dynamic.A122];&quot;&quot;)" office:value-type="string" office:string-value="StaggeredCoupledProcesses/TH/ThermalDensityDrivenFlow2D/Adaptive_dt_StaggeredTH_ThermalDensityDrivenFlow2D_stdout.log" calcext:value-type="string">
            <text:p>StaggeredCoupledProcesses/TH/ThermalDensityDrivenFlow2D/Adaptive_dt_StaggeredTH_ThermalDensityDrivenFlow2D_stdout.log</text:p>
          </table:table-cell>
          <table:table-cell table:style-name="ce61" table:formula="of:=IF([.A124]&lt;&gt;&quot;&quot;;[timings_dynamic.B122]-[timings_fixed.B122];&quot;&quot;)" office:value-type="float" office:value="0.0000262255000000001" calcext:value-type="float">
            <text:p>2.62E-05</text:p>
          </table:table-cell>
          <table:table-cell table:style-name="ce61" table:formula="of:=IF([.B124]&lt;&gt;&quot;&quot;;[timings_dynamic.C122]-[timings_fixed.C122];&quot;&quot;)" office:value-type="float" office:value="0.03183769" calcext:value-type="float">
            <text:p>3.18E-02</text:p>
          </table:table-cell>
          <table:table-cell table:style-name="ce61" table:formula="of:=IF([.C124]&lt;&gt;&quot;&quot;;[timings_dynamic.D122]-[timings_fixed.D122];&quot;&quot;)" office:value-type="float" office:value="0.041184" calcext:value-type="float">
            <text:p>4.12E-02</text:p>
          </table:table-cell>
          <table:table-cell table:style-name="ce61" table:formula="of:=IF([.D124]&lt;&gt;&quot;&quot;;[timings_dynamic.E122]-[timings_fixed.E122];&quot;&quot;)" office:value-type="float" office:value="0.03182933" calcext:value-type="float">
            <text:p>3.18E-02</text:p>
          </table:table-cell>
          <table:table-cell table:style-name="ce61" table:formula="of:=IF([.E124]&lt;&gt;&quot;&quot;;[timings_dynamic.F122]-[timings_fixed.F122];&quot;&quot;)" office:value-type="float" office:value="-0.0000255330000000081" calcext:value-type="float">
            <text:p>-2.55E-05</text:p>
          </table:table-cell>
          <table:table-cell table:style-name="ce61" table:formula="of:=IF([.F124]&lt;&gt;&quot;&quot;;[timings_dynamic.G122]-[timings_fixed.G122];&quot;&quot;)" office:value-type="float" office:value="0.00102448" calcext:value-type="float">
            <text:p>1.02E-03</text:p>
          </table:table-cell>
          <table:table-cell table:style-name="ce61" table:formula="of:=IF([.G124]&lt;&gt;&quot;&quot;;[timings_dynamic.H122]-[timings_fixed.H122];&quot;&quot;)" office:value-type="float" office:value="0.031867" calcext:value-type="float">
            <text:p>3.19E-02</text:p>
          </table:table-cell>
          <table:table-cell table:style-name="ce61" table:formula="of:=IF([.H124]&lt;&gt;&quot;&quot;;[timings_dynamic.I122]-[timings_fixed.I122];&quot;&quot;)" office:value-type="float" office:value="0.03479475" calcext:value-type="float">
            <text:p>3.48E-02</text:p>
          </table:table-cell>
          <table:table-cell table:number-columns-repeated="1015"/>
        </table:table-row>
        <table:table-row table:style-name="ro1">
          <table:table-cell table:formula="of:=IF([timings_dynamic.A123]&lt;&gt;&quot;&quot;;[timings_dynamic.A123];&quot;&quot;)" office:value-type="string" office:string-value="StaggeredCoupledProcesses/TH/ThermalDensityDrivenFlow2D/StaggeredTH_ThermalDensityDrivenFlow2D_stdout.log" calcext:value-type="string">
            <text:p>StaggeredCoupledProcesses/TH/ThermalDensityDrivenFlow2D/StaggeredTH_ThermalDensityDrivenFlow2D_stdout.log</text:p>
          </table:table-cell>
          <table:table-cell table:style-name="ce61" table:formula="of:=IF([.A125]&lt;&gt;&quot;&quot;;[timings_dynamic.B123]-[timings_fixed.B123];&quot;&quot;)" office:value-type="float" office:value="0.000014543599999999" calcext:value-type="float">
            <text:p>1.45E-05</text:p>
          </table:table-cell>
          <table:table-cell table:style-name="ce61" table:formula="of:=IF([.B125]&lt;&gt;&quot;&quot;;[timings_dynamic.C123]-[timings_fixed.C123];&quot;&quot;)" office:value-type="float" office:value="0.03347564" calcext:value-type="float">
            <text:p>3.35E-02</text:p>
          </table:table-cell>
          <table:table-cell table:style-name="ce61" table:formula="of:=IF([.C125]&lt;&gt;&quot;&quot;;[timings_dynamic.D123]-[timings_fixed.D123];&quot;&quot;)" office:value-type="float" office:value="0.05213" calcext:value-type="float">
            <text:p>5.21E-02</text:p>
          </table:table-cell>
          <table:table-cell table:style-name="ce61" table:formula="of:=IF([.D125]&lt;&gt;&quot;&quot;;[timings_dynamic.E123]-[timings_fixed.E123];&quot;&quot;)" office:value-type="float" office:value="0.0359838" calcext:value-type="float">
            <text:p>3.60E-02</text:p>
          </table:table-cell>
          <table:table-cell table:style-name="ce61" table:formula="of:=IF([.E125]&lt;&gt;&quot;&quot;;[timings_dynamic.F123]-[timings_fixed.F123];&quot;&quot;)" office:value-type="float" office:value="0.002368696" calcext:value-type="float">
            <text:p>2.37E-03</text:p>
          </table:table-cell>
          <table:table-cell table:style-name="ce61" table:formula="of:=IF([.F125]&lt;&gt;&quot;&quot;;[timings_dynamic.G123]-[timings_fixed.G123];&quot;&quot;)" office:value-type="float" office:value="0.0019567" calcext:value-type="float">
            <text:p>1.96E-03</text:p>
          </table:table-cell>
          <table:table-cell table:style-name="ce61" table:formula="of:=IF([.G125]&lt;&gt;&quot;&quot;;[timings_dynamic.H123]-[timings_fixed.H123];&quot;&quot;)" office:value-type="float" office:value="0.03602885" calcext:value-type="float">
            <text:p>3.60E-02</text:p>
          </table:table-cell>
          <table:table-cell table:style-name="ce61" table:formula="of:=IF([.H125]&lt;&gt;&quot;&quot;;[timings_dynamic.I123]-[timings_fixed.I123];&quot;&quot;)" office:value-type="float" office:value="0.03898602" calcext:value-type="float">
            <text:p>3.90E-02</text:p>
          </table:table-cell>
          <table:table-cell table:number-columns-repeated="1015"/>
        </table:table-row>
        <table:table-row table:style-name="ro1" table:number-rows-repeated="55">
          <table:table-cell/>
          <table:table-cell table:style-name="ce61" table:number-columns-repeated="8"/>
          <table:table-cell table:number-columns-repeated="1015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_diffs" table:style-name="ta1">
        <office:forms form:automatic-focus="false" form:apply-design-mode="false"/>
        <table:table-column table:style-name="co11" table:default-cell-style-name="ce68"/>
        <table:table-column table:style-name="co13" table:default-cell-style-name="ce68"/>
        <table:table-column table:style-name="co12" table:default-cell-style-name="ce35"/>
        <table:table-column table:style-name="co8" table:number-columns-repeated="4" table:default-cell-style-name="ce35"/>
        <table:table-column table:style-name="co14" table:default-cell-style-name="ce35"/>
        <table:table-column table:style-name="co8" table:number-columns-repeated="2" table:default-cell-style-name="ce35"/>
        <table:table-column table:style-name="co8" table:default-cell-style-name="Default"/>
        <table:table-column table:style-name="co8" table:number-columns-repeated="2" table:default-cell-style-name="ce35"/>
        <table:table-column table:style-name="co8" table:number-columns-repeated="1011" table:default-cell-style-name="Default"/>
        <table:table-row table:style-name="ro1">
          <table:table-cell table:style-name="ce23" office:value-type="string" calcext:value-type="string">
            <text:p>Nicht-Leerzellen</text:p>
          </table:table-cell>
          <table:table-cell table:style-name="ce23"/>
          <table:table-cell table:style-name="ce23" table:formula="of:=COUNTIF([abs_diffs.$A$3:.$Q$218]; &quot;&lt;&gt;&quot;&amp;&quot;&quot;)" office:value-type="float" office:value="1109" calcext:value-type="float">
            <text:p>1109</text:p>
          </table:table-cell>
          <table:table-cell table:style-name="ce23"/>
          <table:table-cell table:style-name="ce23" office:value-type="string" calcext:value-type="string">
            <text:p>OK-Zellen</text:p>
          </table:table-cell>
          <table:table-cell table:style-name="ce23" table:formula="of:=COUNTIF([abs_diffs.$A$3:.$Q$218]; &quot;=&quot;&amp;&quot;OK&quot;)" office:value-type="float" office:value="0" calcext:value-type="float">
            <text:p>0</text:p>
          </table:table-cell>
          <table:table-cell table:style-name="ce23"/>
          <table:table-cell table:style-name="ce24" office:value-type="string" calcext:value-type="string">
            <text:p>Err-Zellen</text:p>
          </table:table-cell>
          <table:table-cell table:style-name="ce24" table:formula="of:=COUNTIF([abs_diffs.$A$3:.$Q$218]; &quot;=&quot;&amp;&quot;ERR&quot;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2"/>
          <table:table-cell table:style-name="ce23" table:number-columns-repeated="1011"/>
        </table:table-row>
        <table:table-row table:style-name="ro1">
          <table:table-cell table:style-name="ce24" office:value-type="string" calcext:value-type="string">
            <text:p>Fehlgeschlagene ctests sind in grauer Schrift dargetstellt!</text:p>
          </table:table-cell>
          <table:table-cell table:style-name="ce23"/>
          <table:table-cell table:style-name="ce31" table:number-columns-repeated="9"/>
          <table:table-cell table:number-columns-repeated="2"/>
          <table:table-cell table:style-name="ce31" table:number-columns-repeated="1011"/>
        </table:table-row>
        <table:table-row table:style-name="ro1">
          <table:table-cell table:style-name="ce58" table:formula="of:=IF([timings_fixed.A1]&lt;&gt;&quot;&quot;;[timings_fixed.A1];&quot;&quot;)" office:value-type="string" office:string-value="# test_case" calcext:value-type="string">
            <text:p># test_case</text:p>
          </table:table-cell>
          <table:table-cell table:style-name="ce58" table:formula="of:=[timings_dynamic.D1] &amp; &quot; time abs / s&quot;" office:value-type="string" office:string-value="Execution time abs / s" calcext:value-type="string">
            <text:p>Execution time abs / s</text:p>
          </table:table-cell>
          <table:table-cell table:style-name="ce32" table:formula="of:=IF([timings_fixed.B1]&lt;&gt;&quot;&quot;;[timings_fixed.B1];&quot;&quot;)" office:value-type="string" office:string-value="Applying Dirichlet BCs" calcext:value-type="string">
            <text:p>Applying Dirichlet BCs</text:p>
          </table:table-cell>
          <table:table-cell table:style-name="ce32" table:formula="of:=IF([timings_fixed.C1]&lt;&gt;&quot;&quot;;[timings_fixed.C1];&quot;&quot;)" office:value-type="string" office:string-value="Assembly" calcext:value-type="string">
            <text:p>Assembly</text:p>
          </table:table-cell>
          <table:table-cell table:style-name="ce32" table:formula="of:=IF([timings_fixed.D1]&lt;&gt;&quot;&quot;;[timings_fixed.D1];&quot;&quot;)" office:value-type="string" office:string-value="Execution" calcext:value-type="string">
            <text:p>Execution</text:p>
          </table:table-cell>
          <table:table-cell table:style-name="ce32" table:formula="of:=IF([timings_fixed.E1]&lt;&gt;&quot;&quot;;[timings_fixed.E1];&quot;&quot;)" office:value-type="string" office:string-value="Iteration" calcext:value-type="string">
            <text:p>Iteration</text:p>
          </table:table-cell>
          <table:table-cell table:style-name="ce32" table:formula="of:=IF([timings_fixed.F1]&lt;&gt;&quot;&quot;;[timings_fixed.F1];&quot;&quot;)" office:value-type="string" office:string-value="Linear solver" calcext:value-type="string">
            <text:p>Linear solver</text:p>
          </table:table-cell>
          <table:table-cell table:style-name="ce32" table:formula="of:=IF([timings_fixed.G1]&lt;&gt;&quot;&quot;;[timings_fixed.G1];&quot;&quot;)" office:value-type="string" office:string-value="Output of timestep" calcext:value-type="string">
            <text:p>Output of timestep</text:p>
          </table:table-cell>
          <table:table-cell table:style-name="ce32" table:formula="of:=IF([timings_fixed.H1]&lt;&gt;&quot;&quot;;[timings_fixed.H1];&quot;&quot;)" office:value-type="string" office:string-value="Solving process" calcext:value-type="string">
            <text:p>Solving process</text:p>
          </table:table-cell>
          <table:table-cell table:style-name="ce32" table:formula="of:=IF([timings_fixed.I1]&lt;&gt;&quot;&quot;;[timings_fixed.I1];&quot;&quot;)" office:value-type="string" office:string-value="Time step" calcext:value-type="string">
            <text:p>Time step</text:p>
          </table:table-cell>
          <table:table-cell table:style-name="ce58" table:formula="of:=IF([timings_fixed.J1]&lt;&gt;&quot;&quot;;[timings_fixed.J1];&quot;&quot;)">
            <text:p/>
          </table:table-cell>
          <table:table-cell table:style-name="ce43" table:formula="of:=IF([timings_fixed.K1]&lt;&gt;&quot;&quot;;[timings_fixed.K1];&quot;&quot;)" office:value-type="string" office:string-value="Assembly/Execution" calcext:value-type="string">
            <text:p>Assembly/Execution</text:p>
          </table:table-cell>
          <table:table-cell table:style-name="ce43" table:formula="of:=IF([timings_fixed.L1]&lt;&gt;&quot;&quot;;[timings_fixed.L1];&quot;&quot;)" office:value-type="string" office:string-value="Output/Execution" calcext:value-type="string">
            <text:p>Output/Execution</text:p>
          </table:table-cell>
          <table:table-cell table:style-name="ce58" table:formula="of:=IF([timings_fixed.M1]&lt;&gt;&quot;&quot;;[timings_fixed.M1];&quot;&quot;)">
            <text:p/>
          </table:table-cell>
          <table:table-cell table:style-name="ce58" table:formula="of:=IF([timings_fixed.N1]&lt;&gt;&quot;&quot;;[timings_fixed.N1];&quot;&quot;)">
            <text:p/>
          </table:table-cell>
          <table:table-cell table:style-name="ce58" table:formula="of:=IF([timings_fixed.O1]&lt;&gt;&quot;&quot;;[timings_fixed.O1];&quot;&quot;)">
            <text:p/>
          </table:table-cell>
          <table:table-cell table:style-name="ce58" table:formula="of:=IF([timings_fixed.P1]&lt;&gt;&quot;&quot;;[timings_fixed.P1];&quot;&quot;)">
            <text:p/>
          </table:table-cell>
          <table:table-cell table:style-name="ce58" table:formula="of:=IF([timings_fixed.Q1]&lt;&gt;&quot;&quot;;[timings_fixed.Q1];&quot;&quot;)">
            <text:p/>
          </table:table-cell>
          <table:table-cell table:style-name="ce58" table:number-columns-repeated="1006"/>
        </table:table-row>
        <table:table-row table:style-name="ro1" table:visibility="filter">
          <table:table-cell table:formula="of:=IF([timings_fixed.A2]&lt;&gt;&quot;&quot;;[timings_fixed.A2];&quot;&quot;)" office:value-type="string" office:string-value="Elliptic/cube_1x1x1_GroundWaterFlow/GroundWaterFlowProcess_cube_1x1x1_1e0_Newton_stdout.log" calcext:value-type="string">
            <text:p>Elliptic/cube_1x1x1_GroundWaterFlow/GroundWaterFlowProcess_cube_1x1x1_1e0_Newton_stdout.log</text:p>
          </table:table-cell>
          <table:table-cell table:style-name="ce28" table:formula="of:=[timings_dynamic.D2]" office:value-type="float" office:value="0.00903392" calcext:value-type="float">
            <text:p>0.00903392</text:p>
          </table:table-cell>
          <table:table-cell table:style-name="ce33" table:formula="of:=IF([.A4]&lt;&gt;&quot;&quot;;([timings_dynamic.B2]-[timings_fixed.B2])/[timings_dynamic.B2];&quot;&quot;)" office:value-type="percentage" office:value="0.342106047411067" calcext:value-type="percentage">
            <text:p>34.21%</text:p>
          </table:table-cell>
          <table:table-cell table:style-name="ce36" table:formula="of:=IF([.C4]&lt;&gt;&quot;&quot;;([timings_dynamic.C2]-[timings_fixed.C2])/[timings_dynamic.C2];&quot;&quot;)" office:value-type="percentage" office:value="0.60120823908815" calcext:value-type="percentage">
            <text:p>60.12%</text:p>
          </table:table-cell>
          <table:table-cell table:style-name="ce39" table:formula="of:=IF([.D4]&lt;&gt;&quot;&quot;;([timings_dynamic.D2]-[timings_fixed.D2])/[timings_dynamic.D2];&quot;&quot;)" office:value-type="percentage" office:value="0.0287671354185116" calcext:value-type="percentage">
            <text:p>2.88%</text:p>
          </table:table-cell>
          <table:table-cell table:style-name="ce33" table:formula="of:=IF([.E4]&lt;&gt;&quot;&quot;;([timings_dynamic.E2]-[timings_fixed.E2])/[timings_dynamic.E2];&quot;&quot;)" office:value-type="percentage" office:value="0.404594464411427" calcext:value-type="percentage">
            <text:p>40.46%</text:p>
          </table:table-cell>
          <table:table-cell table:style-name="ce33" table:formula="of:=IF([.F4]&lt;&gt;&quot;&quot;;([timings_dynamic.F2]-[timings_fixed.F2])/[timings_dynamic.F2];&quot;&quot;)" office:value-type="percentage" office:value="0.273106170750835" calcext:value-type="percentage">
            <text:p>27.31%</text:p>
          </table:table-cell>
          <table:table-cell table:style-name="ce33" table:formula="of:=IF([.G4]&lt;&gt;&quot;&quot;;([timings_dynamic.G2]-[timings_fixed.G2])/[timings_dynamic.G2];&quot;&quot;)" office:value-type="percentage" office:value="-0.0381777840259652" calcext:value-type="percentage">
            <text:p>-3.82%</text:p>
          </table:table-cell>
          <table:table-cell table:style-name="ce33" table:formula="of:=IF([.H4]&lt;&gt;&quot;&quot;;([timings_dynamic.H2]-[timings_fixed.H2])/[timings_dynamic.H2];&quot;&quot;)" office:value-type="percentage" office:value="0.393367770279668" calcext:value-type="percentage">
            <text:p>39.34%</text:p>
          </table:table-cell>
          <table:table-cell table:style-name="ce33" table:formula="of:=IF([.I4]&lt;&gt;&quot;&quot;;([timings_dynamic.I2]-[timings_fixed.I2])/[timings_dynamic.I2];&quot;&quot;)" office:value-type="percentage" office:value="0.0175584200015562" calcext:value-type="percentage">
            <text:p>1.76%</text:p>
          </table:table-cell>
          <table:table-cell table:style-name="ce61"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3]&lt;&gt;&quot;&quot;;[timings_fixed.A3];&quot;&quot;)" office:value-type="string" office:string-value="Elliptic/cube_1x1x1_GroundWaterFlow/GroundWaterFlowProcess_cube_1x1x1_1e0_QuadraticHex_stdout.log" calcext:value-type="string">
            <text:p>Elliptic/cube_1x1x1_GroundWaterFlow/GroundWaterFlowProcess_cube_1x1x1_1e0_QuadraticHex_stdout.log</text:p>
          </table:table-cell>
          <table:table-cell table:style-name="ce28" table:formula="of:=[timings_dynamic.D3]" office:value-type="float" office:value="0.0219891" calcext:value-type="float">
            <text:p>0.0219891</text:p>
          </table:table-cell>
          <table:table-cell table:style-name="ce33" table:formula="of:=IF([.A5]&lt;&gt;&quot;&quot;;([timings_dynamic.B3]-[timings_fixed.B3])/[timings_dynamic.B3];&quot;&quot;)" office:value-type="percentage" office:value="0.280000447392262" calcext:value-type="percentage">
            <text:p>28.00%</text:p>
          </table:table-cell>
          <table:table-cell table:style-name="ce36" table:formula="of:=IF([.C5]&lt;&gt;&quot;&quot;;([timings_dynamic.C3]-[timings_fixed.C3])/[timings_dynamic.C3];&quot;&quot;)" office:value-type="percentage" office:value="0.194445469285513" calcext:value-type="percentage">
            <text:p>19.44%</text:p>
          </table:table-cell>
          <table:table-cell table:style-name="ce39" table:formula="of:=IF([.D5]&lt;&gt;&quot;&quot;;([timings_dynamic.D3]-[timings_fixed.D3])/[timings_dynamic.D3];&quot;&quot;)" office:value-type="percentage" office:value="0.556234679909591" calcext:value-type="percentage">
            <text:p>55.62%</text:p>
          </table:table-cell>
          <table:table-cell table:style-name="ce33" table:formula="of:=IF([.E5]&lt;&gt;&quot;&quot;;([timings_dynamic.E3]-[timings_fixed.E3])/[timings_dynamic.E3];&quot;&quot;)" office:value-type="percentage" office:value="0.78622128945864" calcext:value-type="percentage">
            <text:p>78.62%</text:p>
          </table:table-cell>
          <table:table-cell table:style-name="ce33" table:formula="of:=IF([.F5]&lt;&gt;&quot;&quot;;([timings_dynamic.F3]-[timings_fixed.F3])/[timings_dynamic.F3];&quot;&quot;)" office:value-type="percentage" office:value="0.852684493472038" calcext:value-type="percentage">
            <text:p>85.27%</text:p>
          </table:table-cell>
          <table:table-cell table:style-name="ce33" table:formula="of:=IF([.G5]&lt;&gt;&quot;&quot;;([timings_dynamic.G3]-[timings_fixed.G3])/[timings_dynamic.G3];&quot;&quot;)" office:value-type="percentage" office:value="0.322534553254468" calcext:value-type="percentage">
            <text:p>32.25%</text:p>
          </table:table-cell>
          <table:table-cell table:style-name="ce33" table:formula="of:=IF([.H5]&lt;&gt;&quot;&quot;;([timings_dynamic.H3]-[timings_fixed.H3])/[timings_dynamic.H3];&quot;&quot;)" office:value-type="percentage" office:value="0.780955734951509" calcext:value-type="percentage">
            <text:p>78.10%</text:p>
          </table:table-cell>
          <table:table-cell table:style-name="ce33" table:formula="of:=IF([.I5]&lt;&gt;&quot;&quot;;([timings_dynamic.I3]-[timings_fixed.I3])/[timings_dynamic.I3];&quot;&quot;)" office:value-type="percentage" office:value="0.333155971113199" calcext:value-type="percentage">
            <text:p>33.3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]&lt;&gt;&quot;&quot;;[timings_fixed.A4];&quot;&quot;)" office:value-type="string" office:string-value="Elliptic/cube_1x1x1_GroundWaterFlow/GroundWaterFlowProcess_cube_1x1x1_1e0_stdout.log" calcext:value-type="string">
            <text:p>Elliptic/cube_1x1x1_GroundWaterFlow/GroundWaterFlowProcess_cube_1x1x1_1e0_stdout.log</text:p>
          </table:table-cell>
          <table:table-cell table:style-name="ce28" table:formula="of:=[timings_dynamic.D4]" office:value-type="float" office:value="0.00776196" calcext:value-type="float">
            <text:p>0.00776196</text:p>
          </table:table-cell>
          <table:table-cell table:style-name="ce33" table:formula="of:=IF([.A6]&lt;&gt;&quot;&quot;;([timings_dynamic.B4]-[timings_fixed.B4])/[timings_dynamic.B4];&quot;&quot;)" office:value-type="percentage" office:value="-0.153847146581318" calcext:value-type="percentage">
            <text:p>-15.38%</text:p>
          </table:table-cell>
          <table:table-cell table:style-name="ce36" table:formula="of:=IF([.C6]&lt;&gt;&quot;&quot;;([timings_dynamic.C4]-[timings_fixed.C4])/[timings_dynamic.C4];&quot;&quot;)" office:value-type="percentage" office:value="0.212902754438518" calcext:value-type="percentage">
            <text:p>21.29%</text:p>
          </table:table-cell>
          <table:table-cell table:style-name="ce39" table:formula="of:=IF([.D6]&lt;&gt;&quot;&quot;;([timings_dynamic.D4]-[timings_fixed.D4])/[timings_dynamic.D4];&quot;&quot;)" office:value-type="percentage" office:value="-0.151368984122567" calcext:value-type="percentage">
            <text:p>-15.14%</text:p>
          </table:table-cell>
          <table:table-cell table:style-name="ce33" table:formula="of:=IF([.E6]&lt;&gt;&quot;&quot;;([timings_dynamic.E4]-[timings_fixed.E4])/[timings_dynamic.E4];&quot;&quot;)" office:value-type="percentage" office:value="-0.0448596372207722" calcext:value-type="percentage">
            <text:p>-4.49%</text:p>
          </table:table-cell>
          <table:table-cell table:style-name="ce33" table:formula="of:=IF([.F6]&lt;&gt;&quot;&quot;;([timings_dynamic.F4]-[timings_fixed.F4])/[timings_dynamic.F4];&quot;&quot;)" office:value-type="percentage" office:value="-0.120064405409524" calcext:value-type="percentage">
            <text:p>-12.01%</text:p>
          </table:table-cell>
          <table:table-cell table:style-name="ce33" table:formula="of:=IF([.G6]&lt;&gt;&quot;&quot;;([timings_dynamic.G4]-[timings_fixed.G4])/[timings_dynamic.G4];&quot;&quot;)" office:value-type="percentage" office:value="0.0581509754867545" calcext:value-type="percentage">
            <text:p>5.82%</text:p>
          </table:table-cell>
          <table:table-cell table:style-name="ce33" table:formula="of:=IF([.H6]&lt;&gt;&quot;&quot;;([timings_dynamic.H4]-[timings_fixed.H4])/[timings_dynamic.H4];&quot;&quot;)" office:value-type="percentage" office:value="-0.0474597156398106" calcext:value-type="percentage">
            <text:p>-4.75%</text:p>
          </table:table-cell>
          <table:table-cell table:style-name="ce33" table:formula="of:=IF([.I6]&lt;&gt;&quot;&quot;;([timings_dynamic.I4]-[timings_fixed.I4])/[timings_dynamic.I4];&quot;&quot;)" office:value-type="percentage" office:value="-0.0157296800601454" calcext:value-type="percentage">
            <text:p>-1.57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]&lt;&gt;&quot;&quot;;[timings_fixed.A5];&quot;&quot;)" office:value-type="string" office:string-value="Elliptic/cube_1x1x1_GroundWaterFlow/GroundWaterFlowProcess_cube_1x1x1_1e1_Newton_stdout.log" calcext:value-type="string">
            <text:p>Elliptic/cube_1x1x1_GroundWaterFlow/GroundWaterFlowProcess_cube_1x1x1_1e1_Newton_stdout.log</text:p>
          </table:table-cell>
          <table:table-cell table:style-name="ce28" table:formula="of:=[timings_dynamic.D5]" office:value-type="float" office:value="0.00821495" calcext:value-type="float">
            <text:p>0.00821495</text:p>
          </table:table-cell>
          <table:table-cell table:style-name="ce33" table:formula="of:=IF([.A7]&lt;&gt;&quot;&quot;;([timings_dynamic.B5]-[timings_fixed.B5])/[timings_dynamic.B5];&quot;&quot;)" office:value-type="percentage" office:value="0" calcext:value-type="percentage">
            <text:p>0.00%</text:p>
          </table:table-cell>
          <table:table-cell table:style-name="ce36" table:formula="of:=IF([.C7]&lt;&gt;&quot;&quot;;([timings_dynamic.C5]-[timings_fixed.C5])/[timings_dynamic.C5];&quot;&quot;)" office:value-type="percentage" office:value="0.400915643685994" calcext:value-type="percentage">
            <text:p>40.09%</text:p>
          </table:table-cell>
          <table:table-cell table:style-name="ce39" table:formula="of:=IF([.D7]&lt;&gt;&quot;&quot;;([timings_dynamic.D5]-[timings_fixed.D5])/[timings_dynamic.D5];&quot;&quot;)" office:value-type="percentage" office:value="0.0802183823395152" calcext:value-type="percentage">
            <text:p>8.02%</text:p>
          </table:table-cell>
          <table:table-cell table:style-name="ce33" table:formula="of:=IF([.E7]&lt;&gt;&quot;&quot;;([timings_dynamic.E5]-[timings_fixed.E5])/[timings_dynamic.E5];&quot;&quot;)" office:value-type="percentage" office:value="0.319960163668226" calcext:value-type="percentage">
            <text:p>32.00%</text:p>
          </table:table-cell>
          <table:table-cell table:style-name="ce33" table:formula="of:=IF([.F7]&lt;&gt;&quot;&quot;;([timings_dynamic.F5]-[timings_fixed.F5])/[timings_dynamic.F5];&quot;&quot;)" office:value-type="percentage" office:value="0.112245880590627" calcext:value-type="percentage">
            <text:p>11.22%</text:p>
          </table:table-cell>
          <table:table-cell table:style-name="ce33" table:formula="of:=IF([.G7]&lt;&gt;&quot;&quot;;([timings_dynamic.G5]-[timings_fixed.G5])/[timings_dynamic.G5];&quot;&quot;)" office:value-type="percentage" office:value="0.0786915739449001" calcext:value-type="percentage">
            <text:p>7.87%</text:p>
          </table:table-cell>
          <table:table-cell table:style-name="ce33" table:formula="of:=IF([.H7]&lt;&gt;&quot;&quot;;([timings_dynamic.H5]-[timings_fixed.H5])/[timings_dynamic.H5];&quot;&quot;)" office:value-type="percentage" office:value="0.319217763280948" calcext:value-type="percentage">
            <text:p>31.92%</text:p>
          </table:table-cell>
          <table:table-cell table:style-name="ce33" table:formula="of:=IF([.I7]&lt;&gt;&quot;&quot;;([timings_dynamic.I5]-[timings_fixed.I5])/[timings_dynamic.I5];&quot;&quot;)" office:value-type="percentage" office:value="0.161934133033532" calcext:value-type="percentage">
            <text:p>16.19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6]&lt;&gt;&quot;&quot;;[timings_fixed.A6];&quot;&quot;)" office:value-type="string" office:string-value="Elliptic/cube_1x1x1_GroundWaterFlow/GroundWaterFlowProcess_cube_1x1x1_1e1_stdout.log" calcext:value-type="string">
            <text:p>Elliptic/cube_1x1x1_GroundWaterFlow/GroundWaterFlowProcess_cube_1x1x1_1e1_stdout.log</text:p>
          </table:table-cell>
          <table:table-cell table:style-name="ce28" table:formula="of:=[timings_dynamic.D6]" office:value-type="float" office:value="0.00764918" calcext:value-type="float">
            <text:p>0.00764918</text:p>
          </table:table-cell>
          <table:table-cell table:style-name="ce33" table:formula="of:=IF([.A8]&lt;&gt;&quot;&quot;;([timings_dynamic.B6]-[timings_fixed.B6])/[timings_dynamic.B6];&quot;&quot;)" office:value-type="percentage" office:value="0.0181804316327309" calcext:value-type="percentage">
            <text:p>1.82%</text:p>
          </table:table-cell>
          <table:table-cell table:style-name="ce36" table:formula="of:=IF([.C8]&lt;&gt;&quot;&quot;;([timings_dynamic.C6]-[timings_fixed.C6])/[timings_dynamic.C6];&quot;&quot;)" office:value-type="percentage" office:value="0.276712539702239" calcext:value-type="percentage">
            <text:p>27.67%</text:p>
          </table:table-cell>
          <table:table-cell table:style-name="ce39" table:formula="of:=IF([.D8]&lt;&gt;&quot;&quot;;([timings_dynamic.D6]-[timings_fixed.D6])/[timings_dynamic.D6];&quot;&quot;)" office:value-type="percentage" office:value="0.0126850198321911" calcext:value-type="percentage">
            <text:p>1.27%</text:p>
          </table:table-cell>
          <table:table-cell table:style-name="ce33" table:formula="of:=IF([.E8]&lt;&gt;&quot;&quot;;([timings_dynamic.E6]-[timings_fixed.E6])/[timings_dynamic.E6];&quot;&quot;)" office:value-type="percentage" office:value="-0.0213512042064844" calcext:value-type="percentage">
            <text:p>-2.14%</text:p>
          </table:table-cell>
          <table:table-cell table:style-name="ce33" table:formula="of:=IF([.F8]&lt;&gt;&quot;&quot;;([timings_dynamic.F6]-[timings_fixed.F6])/[timings_dynamic.F6];&quot;&quot;)" office:value-type="percentage" office:value="-0.188997805240211" calcext:value-type="percentage">
            <text:p>-18.90%</text:p>
          </table:table-cell>
          <table:table-cell table:style-name="ce33" table:formula="of:=IF([.G8]&lt;&gt;&quot;&quot;;([timings_dynamic.G6]-[timings_fixed.G6])/[timings_dynamic.G6];&quot;&quot;)" office:value-type="percentage" office:value="0.0373781732732384" calcext:value-type="percentage">
            <text:p>3.74%</text:p>
          </table:table-cell>
          <table:table-cell table:style-name="ce33" table:formula="of:=IF([.H8]&lt;&gt;&quot;&quot;;([timings_dynamic.H6]-[timings_fixed.H6])/[timings_dynamic.H6];&quot;&quot;)" office:value-type="percentage" office:value="-0.0173274779123971" calcext:value-type="percentage">
            <text:p>-1.73%</text:p>
          </table:table-cell>
          <table:table-cell table:style-name="ce33" table:formula="of:=IF([.I8]&lt;&gt;&quot;&quot;;([timings_dynamic.I6]-[timings_fixed.I6])/[timings_dynamic.I6];&quot;&quot;)" office:value-type="percentage" office:value="-0.0413812724492337" calcext:value-type="percentage">
            <text:p>-4.1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7]&lt;&gt;&quot;&quot;;[timings_fixed.A7];&quot;&quot;)" office:value-type="string" office:string-value="Elliptic/cube_1x1x1_GroundWaterFlow/GroundWaterFlowProcess_cube_1x1x1_1e2_Newton_stdout.log" calcext:value-type="string">
            <text:p>Elliptic/cube_1x1x1_GroundWaterFlow/GroundWaterFlowProcess_cube_1x1x1_1e2_Newton_stdout.log</text:p>
          </table:table-cell>
          <table:table-cell table:style-name="ce28" table:formula="of:=[timings_dynamic.D7]" office:value-type="float" office:value="0.024713" calcext:value-type="float">
            <text:p>0.024713</text:p>
          </table:table-cell>
          <table:table-cell table:style-name="ce33" table:formula="of:=IF([.A9]&lt;&gt;&quot;&quot;;([timings_dynamic.B7]-[timings_fixed.B7])/[timings_dynamic.B7];&quot;&quot;)" office:value-type="percentage" office:value="0.192771145221401" calcext:value-type="percentage">
            <text:p>19.28%</text:p>
          </table:table-cell>
          <table:table-cell table:style-name="ce36" table:formula="of:=IF([.C9]&lt;&gt;&quot;&quot;;([timings_dynamic.C7]-[timings_fixed.C7])/[timings_dynamic.C7];&quot;&quot;)" office:value-type="percentage" office:value="0.531385121855346" calcext:value-type="percentage">
            <text:p>53.14%</text:p>
          </table:table-cell>
          <table:table-cell table:style-name="ce39" table:formula="of:=IF([.D9]&lt;&gt;&quot;&quot;;([timings_dynamic.D7]-[timings_fixed.D7])/[timings_dynamic.D7];&quot;&quot;)" office:value-type="percentage" office:value="0.3643831181969" calcext:value-type="percentage">
            <text:p>36.44%</text:p>
          </table:table-cell>
          <table:table-cell table:style-name="ce33" table:formula="of:=IF([.E9]&lt;&gt;&quot;&quot;;([timings_dynamic.E7]-[timings_fixed.E7])/[timings_dynamic.E7];&quot;&quot;)" office:value-type="percentage" office:value="0.518753566158386" calcext:value-type="percentage">
            <text:p>51.88%</text:p>
          </table:table-cell>
          <table:table-cell table:style-name="ce33" table:formula="of:=IF([.F9]&lt;&gt;&quot;&quot;;([timings_dynamic.F7]-[timings_fixed.F7])/[timings_dynamic.F7];&quot;&quot;)" office:value-type="percentage" office:value="0.204377997754873" calcext:value-type="percentage">
            <text:p>20.44%</text:p>
          </table:table-cell>
          <table:table-cell table:style-name="ce33" table:formula="of:=IF([.G9]&lt;&gt;&quot;&quot;;([timings_dynamic.G7]-[timings_fixed.G7])/[timings_dynamic.G7];&quot;&quot;)" office:value-type="percentage" office:value="0.167362863633321" calcext:value-type="percentage">
            <text:p>16.74%</text:p>
          </table:table-cell>
          <table:table-cell table:style-name="ce33" table:formula="of:=IF([.H9]&lt;&gt;&quot;&quot;;([timings_dynamic.H7]-[timings_fixed.H7])/[timings_dynamic.H7];&quot;&quot;)" office:value-type="percentage" office:value="0.518339073185569" calcext:value-type="percentage">
            <text:p>51.83%</text:p>
          </table:table-cell>
          <table:table-cell table:style-name="ce33" table:formula="of:=IF([.I9]&lt;&gt;&quot;&quot;;([timings_dynamic.I7]-[timings_fixed.I7])/[timings_dynamic.I7];&quot;&quot;)" office:value-type="percentage" office:value="0.458569679421526" calcext:value-type="percentage">
            <text:p>45.8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8]&lt;&gt;&quot;&quot;;[timings_fixed.A8];&quot;&quot;)" office:value-type="string" office:string-value="Elliptic/cube_1x1x1_GroundWaterFlow/GroundWaterFlowProcess_cube_1x1x1_1e2_stdout.log" calcext:value-type="string">
            <text:p>Elliptic/cube_1x1x1_GroundWaterFlow/GroundWaterFlowProcess_cube_1x1x1_1e2_stdout.log</text:p>
          </table:table-cell>
          <table:table-cell table:style-name="ce28" table:formula="of:=[timings_dynamic.D8]" office:value-type="float" office:value="0.015615" calcext:value-type="float">
            <text:p>0.015615</text:p>
          </table:table-cell>
          <table:table-cell table:style-name="ce33" table:formula="of:=IF([.A10]&lt;&gt;&quot;&quot;;([timings_dynamic.B8]-[timings_fixed.B8])/[timings_dynamic.B8];&quot;&quot;)" office:value-type="percentage" office:value="-0.403847146581318" calcext:value-type="percentage">
            <text:p>-40.38%</text:p>
          </table:table-cell>
          <table:table-cell table:style-name="ce36" table:formula="of:=IF([.C10]&lt;&gt;&quot;&quot;;([timings_dynamic.C8]-[timings_fixed.C8])/[timings_dynamic.C8];&quot;&quot;)" office:value-type="percentage" office:value="-0.150079591119081" calcext:value-type="percentage">
            <text:p>-15.01%</text:p>
          </table:table-cell>
          <table:table-cell table:style-name="ce39" table:formula="of:=IF([.D10]&lt;&gt;&quot;&quot;;([timings_dynamic.D8]-[timings_fixed.D8])/[timings_dynamic.D8];&quot;&quot;)" office:value-type="percentage" office:value="0.0229971181556196" calcext:value-type="percentage">
            <text:p>2.30%</text:p>
          </table:table-cell>
          <table:table-cell table:style-name="ce33" table:formula="of:=IF([.E10]&lt;&gt;&quot;&quot;;([timings_dynamic.E8]-[timings_fixed.E8])/[timings_dynamic.E8];&quot;&quot;)" office:value-type="percentage" office:value="-0.167406283938134" calcext:value-type="percentage">
            <text:p>-16.74%</text:p>
          </table:table-cell>
          <table:table-cell table:style-name="ce33" table:formula="of:=IF([.F10]&lt;&gt;&quot;&quot;;([timings_dynamic.F8]-[timings_fixed.F8])/[timings_dynamic.F8];&quot;&quot;)" office:value-type="percentage" office:value="-0.134850929079285" calcext:value-type="percentage">
            <text:p>-13.49%</text:p>
          </table:table-cell>
          <table:table-cell table:style-name="ce33" table:formula="of:=IF([.G10]&lt;&gt;&quot;&quot;;([timings_dynamic.G8]-[timings_fixed.G8])/[timings_dynamic.G8];&quot;&quot;)" office:value-type="percentage" office:value="-0.324325214534786" calcext:value-type="percentage">
            <text:p>-32.43%</text:p>
          </table:table-cell>
          <table:table-cell table:style-name="ce33" table:formula="of:=IF([.H10]&lt;&gt;&quot;&quot;;([timings_dynamic.H8]-[timings_fixed.H8])/[timings_dynamic.H8];&quot;&quot;)" office:value-type="percentage" office:value="-0.168559287886003" calcext:value-type="percentage">
            <text:p>-16.86%</text:p>
          </table:table-cell>
          <table:table-cell table:style-name="ce33" table:formula="of:=IF([.I10]&lt;&gt;&quot;&quot;;([timings_dynamic.I8]-[timings_fixed.I8])/[timings_dynamic.I8];&quot;&quot;)" office:value-type="percentage" office:value="-0.250183892563292" calcext:value-type="percentage">
            <text:p>-25.0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9]&lt;&gt;&quot;&quot;;[timings_fixed.A9];&quot;&quot;)" office:value-type="string" office:string-value="Elliptic/cube_1x1x1_GroundWaterFlow/GroundWaterFlowProcess_cube_1x1x1_1e3_Newton_stdout.log" calcext:value-type="string">
            <text:p>Elliptic/cube_1x1x1_GroundWaterFlow/GroundWaterFlowProcess_cube_1x1x1_1e3_Newton_stdout.log</text:p>
          </table:table-cell>
          <table:table-cell table:style-name="ce28" table:formula="of:=[timings_dynamic.D9]" office:value-type="float" office:value="0.105719" calcext:value-type="float">
            <text:p>0.105719</text:p>
          </table:table-cell>
          <table:table-cell table:style-name="ce33" table:formula="of:=IF([.A11]&lt;&gt;&quot;&quot;;([timings_dynamic.B9]-[timings_fixed.B9])/[timings_dynamic.B9];&quot;&quot;)" office:value-type="percentage" office:value="0.0417350551932239" calcext:value-type="percentage">
            <text:p>4.17%</text:p>
          </table:table-cell>
          <table:table-cell table:style-name="ce36" table:formula="of:=IF([.C11]&lt;&gt;&quot;&quot;;([timings_dynamic.C9]-[timings_fixed.C9])/[timings_dynamic.C9];&quot;&quot;)" office:value-type="percentage" office:value="0.367173322254177" calcext:value-type="percentage">
            <text:p>36.72%</text:p>
          </table:table-cell>
          <table:table-cell table:style-name="ce39" table:formula="of:=IF([.D11]&lt;&gt;&quot;&quot;;([timings_dynamic.D9]-[timings_fixed.D9])/[timings_dynamic.D9];&quot;&quot;)" office:value-type="percentage" office:value="0.358819133741333" calcext:value-type="percentage">
            <text:p>35.88%</text:p>
          </table:table-cell>
          <table:table-cell table:style-name="ce33" table:formula="of:=IF([.E11]&lt;&gt;&quot;&quot;;([timings_dynamic.E9]-[timings_fixed.E9])/[timings_dynamic.E9];&quot;&quot;)" office:value-type="percentage" office:value="0.358146623456249" calcext:value-type="percentage">
            <text:p>35.81%</text:p>
          </table:table-cell>
          <table:table-cell table:style-name="ce33" table:formula="of:=IF([.F11]&lt;&gt;&quot;&quot;;([timings_dynamic.F9]-[timings_fixed.F9])/[timings_dynamic.F9];&quot;&quot;)" office:value-type="percentage" office:value="0.00463202117495389" calcext:value-type="percentage">
            <text:p>0.46%</text:p>
          </table:table-cell>
          <table:table-cell table:style-name="ce33" table:formula="of:=IF([.G11]&lt;&gt;&quot;&quot;;([timings_dynamic.G9]-[timings_fixed.G9])/[timings_dynamic.G9];&quot;&quot;)" office:value-type="percentage" office:value="0.055039777064155" calcext:value-type="percentage">
            <text:p>5.50%</text:p>
          </table:table-cell>
          <table:table-cell table:style-name="ce33" table:formula="of:=IF([.H11]&lt;&gt;&quot;&quot;;([timings_dynamic.H9]-[timings_fixed.H9])/[timings_dynamic.H9];&quot;&quot;)" office:value-type="percentage" office:value="0.357755799832716" calcext:value-type="percentage">
            <text:p>35.78%</text:p>
          </table:table-cell>
          <table:table-cell table:style-name="ce33" table:formula="of:=IF([.I11]&lt;&gt;&quot;&quot;;([timings_dynamic.I9]-[timings_fixed.I9])/[timings_dynamic.I9];&quot;&quot;)" office:value-type="percentage" office:value="0.31676960837405" calcext:value-type="percentage">
            <text:p>31.6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0]&lt;&gt;&quot;&quot;;[timings_fixed.A10];&quot;&quot;)" office:value-type="string" office:string-value="Elliptic/cube_1x1x1_GroundWaterFlow/GroundWaterFlowProcess_cube_1x1x1_1e3_dirichlet_calculatesurfaceflux_stdout.log" calcext:value-type="string">
            <text:p>Elliptic/cube_1x1x1_GroundWaterFlow/GroundWaterFlowProcess_cube_1x1x1_1e3_dirichlet_calculatesurfaceflux_stdout.log</text:p>
          </table:table-cell>
          <table:table-cell table:style-name="ce28" table:formula="of:=[timings_dynamic.D10]" office:value-type="float" office:value="0.0674729" calcext:value-type="float">
            <text:p>0.0674729</text:p>
          </table:table-cell>
          <table:table-cell table:style-name="ce33" table:formula="of:=IF([.A12]&lt;&gt;&quot;&quot;;([timings_dynamic.B10]-[timings_fixed.B10])/[timings_dynamic.B10];&quot;&quot;)" office:value-type="percentage" office:value="0.0287270585175155" calcext:value-type="percentage">
            <text:p>2.87%</text:p>
          </table:table-cell>
          <table:table-cell table:style-name="ce36" table:formula="of:=IF([.C12]&lt;&gt;&quot;&quot;;([timings_dynamic.C10]-[timings_fixed.C10])/[timings_dynamic.C10];&quot;&quot;)" office:value-type="percentage" office:value="0.330942225668864" calcext:value-type="percentage">
            <text:p>33.09%</text:p>
          </table:table-cell>
          <table:table-cell table:style-name="ce39" table:formula="of:=IF([.D12]&lt;&gt;&quot;&quot;;([timings_dynamic.D10]-[timings_fixed.D10])/[timings_dynamic.D10];&quot;&quot;)" office:value-type="percentage" office:value="0.338919773716559" calcext:value-type="percentage">
            <text:p>33.89%</text:p>
          </table:table-cell>
          <table:table-cell table:style-name="ce33" table:formula="of:=IF([.E12]&lt;&gt;&quot;&quot;;([timings_dynamic.E10]-[timings_fixed.E10])/[timings_dynamic.E10];&quot;&quot;)" office:value-type="percentage" office:value="0.268756710210764" calcext:value-type="percentage">
            <text:p>26.88%</text:p>
          </table:table-cell>
          <table:table-cell table:style-name="ce33" table:formula="of:=IF([.F12]&lt;&gt;&quot;&quot;;([timings_dynamic.F10]-[timings_fixed.F10])/[timings_dynamic.F10];&quot;&quot;)" office:value-type="percentage" office:value="-0.00465357664049192" calcext:value-type="percentage">
            <text:p>-0.47%</text:p>
          </table:table-cell>
          <table:table-cell table:style-name="ce33" table:formula="of:=IF([.G12]&lt;&gt;&quot;&quot;;([timings_dynamic.G10]-[timings_fixed.G10])/[timings_dynamic.G10];&quot;&quot;)" office:value-type="percentage" office:value="0.0398726719368625" calcext:value-type="percentage">
            <text:p>3.99%</text:p>
          </table:table-cell>
          <table:table-cell table:style-name="ce33" table:formula="of:=IF([.H12]&lt;&gt;&quot;&quot;;([timings_dynamic.H10]-[timings_fixed.H10])/[timings_dynamic.H10];&quot;&quot;)" office:value-type="percentage" office:value="0.367742502343018" calcext:value-type="percentage">
            <text:p>36.77%</text:p>
          </table:table-cell>
          <table:table-cell table:style-name="ce33" table:formula="of:=IF([.I12]&lt;&gt;&quot;&quot;;([timings_dynamic.I10]-[timings_fixed.I10])/[timings_dynamic.I10];&quot;&quot;)" office:value-type="percentage" office:value="0.251999528598366" calcext:value-type="percentage">
            <text:p>25.20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1]&lt;&gt;&quot;&quot;;[timings_fixed.A11];&quot;&quot;)" office:value-type="string" office:string-value="Elliptic/cube_1x1x1_GroundWaterFlow/GroundWaterFlowProcess_cube_1x1x1_1e3_neumann_calculatesurfaceflux_stdout.log" calcext:value-type="string">
            <text:p>Elliptic/cube_1x1x1_GroundWaterFlow/GroundWaterFlowProcess_cube_1x1x1_1e3_neumann_calculatesurfaceflux_stdout.log</text:p>
          </table:table-cell>
          <table:table-cell table:style-name="ce28" table:formula="of:=[timings_dynamic.D11]" office:value-type="float" office:value="0.0695419" calcext:value-type="float">
            <text:p>0.0695419</text:p>
          </table:table-cell>
          <table:table-cell table:style-name="ce33" table:formula="of:=IF([.A13]&lt;&gt;&quot;&quot;;([timings_dynamic.B11]-[timings_fixed.B11])/[timings_dynamic.B11];&quot;&quot;)" office:value-type="percentage" office:value="-0.00815323987181722" calcext:value-type="percentage">
            <text:p>-0.82%</text:p>
          </table:table-cell>
          <table:table-cell table:style-name="ce36" table:formula="of:=IF([.C13]&lt;&gt;&quot;&quot;;([timings_dynamic.C11]-[timings_fixed.C11])/[timings_dynamic.C11];&quot;&quot;)" office:value-type="percentage" office:value="0.318554848566394" calcext:value-type="percentage">
            <text:p>31.86%</text:p>
          </table:table-cell>
          <table:table-cell table:style-name="ce39" table:formula="of:=IF([.D13]&lt;&gt;&quot;&quot;;([timings_dynamic.D11]-[timings_fixed.D11])/[timings_dynamic.D11];&quot;&quot;)" office:value-type="percentage" office:value="0.360343907773587" calcext:value-type="percentage">
            <text:p>36.03%</text:p>
          </table:table-cell>
          <table:table-cell table:style-name="ce33" table:formula="of:=IF([.E13]&lt;&gt;&quot;&quot;;([timings_dynamic.E11]-[timings_fixed.E11])/[timings_dynamic.E11];&quot;&quot;)" office:value-type="percentage" office:value="0.226069709975289" calcext:value-type="percentage">
            <text:p>22.61%</text:p>
          </table:table-cell>
          <table:table-cell table:style-name="ce33" table:formula="of:=IF([.F13]&lt;&gt;&quot;&quot;;([timings_dynamic.F11]-[timings_fixed.F11])/[timings_dynamic.F11];&quot;&quot;)" office:value-type="percentage" office:value="0.0225585773852355" calcext:value-type="percentage">
            <text:p>2.26%</text:p>
          </table:table-cell>
          <table:table-cell table:style-name="ce33" table:formula="of:=IF([.G13]&lt;&gt;&quot;&quot;;([timings_dynamic.G11]-[timings_fixed.G11])/[timings_dynamic.G11];&quot;&quot;)" office:value-type="percentage" office:value="0.0644756201146694" calcext:value-type="percentage">
            <text:p>6.45%</text:p>
          </table:table-cell>
          <table:table-cell table:style-name="ce33" table:formula="of:=IF([.H13]&lt;&gt;&quot;&quot;;([timings_dynamic.H11]-[timings_fixed.H11])/[timings_dynamic.H11];&quot;&quot;)" office:value-type="percentage" office:value="0.388254905206912" calcext:value-type="percentage">
            <text:p>38.83%</text:p>
          </table:table-cell>
          <table:table-cell table:style-name="ce33" table:formula="of:=IF([.I13]&lt;&gt;&quot;&quot;;([timings_dynamic.I11]-[timings_fixed.I11])/[timings_dynamic.I11];&quot;&quot;)" office:value-type="percentage" office:value="0.286547155105222" calcext:value-type="percentage">
            <text:p>28.65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2]&lt;&gt;&quot;&quot;;[timings_fixed.A12];&quot;&quot;)" office:value-type="string" office:string-value="Elliptic/cube_1x1x1_GroundWaterFlow/GroundWaterFlowProcess_cube_1x1x1_1e3_stdout.log" calcext:value-type="string">
            <text:p>Elliptic/cube_1x1x1_GroundWaterFlow/GroundWaterFlowProcess_cube_1x1x1_1e3_stdout.log</text:p>
          </table:table-cell>
          <table:table-cell table:style-name="ce28" table:formula="of:=[timings_dynamic.D12]" office:value-type="float" office:value="0.0614519" calcext:value-type="float">
            <text:p>0.0614519</text:p>
          </table:table-cell>
          <table:table-cell table:style-name="ce33" table:formula="of:=IF([.A14]&lt;&gt;&quot;&quot;;([timings_dynamic.B12]-[timings_fixed.B12])/[timings_dynamic.B12];&quot;&quot;)" office:value-type="percentage" office:value="0.00799225423768891" calcext:value-type="percentage">
            <text:p>0.80%</text:p>
          </table:table-cell>
          <table:table-cell table:style-name="ce36" table:formula="of:=IF([.C14]&lt;&gt;&quot;&quot;;([timings_dynamic.C12]-[timings_fixed.C12])/[timings_dynamic.C12];&quot;&quot;)" office:value-type="percentage" office:value="0.313193664167039" calcext:value-type="percentage">
            <text:p>31.32%</text:p>
          </table:table-cell>
          <table:table-cell table:style-name="ce39" table:formula="of:=IF([.D14]&lt;&gt;&quot;&quot;;([timings_dynamic.D12]-[timings_fixed.D12])/[timings_dynamic.D12];&quot;&quot;)" office:value-type="percentage" office:value="0.379285262131846" calcext:value-type="percentage">
            <text:p>37.93%</text:p>
          </table:table-cell>
          <table:table-cell table:style-name="ce33" table:formula="of:=IF([.E14]&lt;&gt;&quot;&quot;;([timings_dynamic.E12]-[timings_fixed.E12])/[timings_dynamic.E12];&quot;&quot;)" office:value-type="percentage" office:value="0.250041105365809" calcext:value-type="percentage">
            <text:p>25.00%</text:p>
          </table:table-cell>
          <table:table-cell table:style-name="ce33" table:formula="of:=IF([.F14]&lt;&gt;&quot;&quot;;([timings_dynamic.F12]-[timings_fixed.F12])/[timings_dynamic.F12];&quot;&quot;)" office:value-type="percentage" office:value="-0.0201228046730484" calcext:value-type="percentage">
            <text:p>-2.01%</text:p>
          </table:table-cell>
          <table:table-cell table:style-name="ce33" table:formula="of:=IF([.G14]&lt;&gt;&quot;&quot;;([timings_dynamic.G12]-[timings_fixed.G12])/[timings_dynamic.G12];&quot;&quot;)" office:value-type="percentage" office:value="0.0562272150058524" calcext:value-type="percentage">
            <text:p>5.62%</text:p>
          </table:table-cell>
          <table:table-cell table:style-name="ce33" table:formula="of:=IF([.H14]&lt;&gt;&quot;&quot;;([timings_dynamic.H12]-[timings_fixed.H12])/[timings_dynamic.H12];&quot;&quot;)" office:value-type="percentage" office:value="0.24696092395778" calcext:value-type="percentage">
            <text:p>24.70%</text:p>
          </table:table-cell>
          <table:table-cell table:style-name="ce33" table:formula="of:=IF([.I14]&lt;&gt;&quot;&quot;;([timings_dynamic.I12]-[timings_fixed.I12])/[timings_dynamic.I12];&quot;&quot;)" office:value-type="percentage" office:value="0.137995009916192" calcext:value-type="percentage">
            <text:p>13.80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3]&lt;&gt;&quot;&quot;;[timings_fixed.A13];&quot;&quot;)" office:value-type="string" office:string-value="Elliptic/cube_1x1x1_GroundWaterFlow/GroundWaterFlowProcess_cube_1x1x1_2e3_prism_surfaceflux_front_back_stdout.log" calcext:value-type="string">
            <text:p>Elliptic/cube_1x1x1_GroundWaterFlow/GroundWaterFlowProcess_cube_1x1x1_2e3_prism_surfaceflux_front_back_stdout.log</text:p>
          </table:table-cell>
          <table:table-cell table:style-name="ce28" table:formula="of:=[timings_dynamic.D13]" office:value-type="float" office:value="0.0846941" calcext:value-type="float">
            <text:p>0.0846941</text:p>
          </table:table-cell>
          <table:table-cell table:style-name="ce33" table:formula="of:=IF([.A15]&lt;&gt;&quot;&quot;;([timings_dynamic.B13]-[timings_fixed.B13])/[timings_dynamic.B13];&quot;&quot;)" office:value-type="percentage" office:value="0.0839078409441531" calcext:value-type="percentage">
            <text:p>8.39%</text:p>
          </table:table-cell>
          <table:table-cell table:style-name="ce36" table:formula="of:=IF([.C15]&lt;&gt;&quot;&quot;;([timings_dynamic.C13]-[timings_fixed.C13])/[timings_dynamic.C13];&quot;&quot;)" office:value-type="percentage" office:value="0.613453217494188" calcext:value-type="percentage">
            <text:p>61.35%</text:p>
          </table:table-cell>
          <table:table-cell table:style-name="ce39" table:formula="of:=IF([.D15]&lt;&gt;&quot;&quot;;([timings_dynamic.D13]-[timings_fixed.D13])/[timings_dynamic.D13];&quot;&quot;)" office:value-type="percentage" office:value="0.399273385040989" calcext:value-type="percentage">
            <text:p>39.93%</text:p>
          </table:table-cell>
          <table:table-cell table:style-name="ce33" table:formula="of:=IF([.E15]&lt;&gt;&quot;&quot;;([timings_dynamic.E13]-[timings_fixed.E13])/[timings_dynamic.E13];&quot;&quot;)" office:value-type="percentage" office:value="0.531407664984907" calcext:value-type="percentage">
            <text:p>53.14%</text:p>
          </table:table-cell>
          <table:table-cell table:style-name="ce33" table:formula="of:=IF([.F15]&lt;&gt;&quot;&quot;;([timings_dynamic.F13]-[timings_fixed.F13])/[timings_dynamic.F13];&quot;&quot;)" office:value-type="percentage" office:value="0.0831222351344225" calcext:value-type="percentage">
            <text:p>8.31%</text:p>
          </table:table-cell>
          <table:table-cell table:style-name="ce33" table:formula="of:=IF([.G15]&lt;&gt;&quot;&quot;;([timings_dynamic.G13]-[timings_fixed.G13])/[timings_dynamic.G13];&quot;&quot;)" office:value-type="percentage" office:value="0.0751085029940119" calcext:value-type="percentage">
            <text:p>7.51%</text:p>
          </table:table-cell>
          <table:table-cell table:style-name="ce33" table:formula="of:=IF([.H15]&lt;&gt;&quot;&quot;;([timings_dynamic.H13]-[timings_fixed.H13])/[timings_dynamic.H13];&quot;&quot;)" office:value-type="percentage" office:value="0.527070584056427" calcext:value-type="percentage">
            <text:p>52.71%</text:p>
          </table:table-cell>
          <table:table-cell table:style-name="ce33" table:formula="of:=IF([.I15]&lt;&gt;&quot;&quot;;([timings_dynamic.I13]-[timings_fixed.I13])/[timings_dynamic.I13];&quot;&quot;)" office:value-type="percentage" office:value="0.355585397393813" calcext:value-type="percentage">
            <text:p>35.5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4]&lt;&gt;&quot;&quot;;[timings_fixed.A14];&quot;&quot;)" office:value-type="string" office:string-value="Elliptic/cube_1x1x1_GroundWaterFlow/GroundWaterFlowProcess_cube_1x1x1_2e3_prism_surfaceflux_left_right_stdout.log" calcext:value-type="string">
            <text:p>Elliptic/cube_1x1x1_GroundWaterFlow/GroundWaterFlowProcess_cube_1x1x1_2e3_prism_surfaceflux_left_right_stdout.log</text:p>
          </table:table-cell>
          <table:table-cell table:style-name="ce28" table:formula="of:=[timings_dynamic.D14]" office:value-type="float" office:value="0.0858259" calcext:value-type="float">
            <text:p>0.0858259</text:p>
          </table:table-cell>
          <table:table-cell table:style-name="ce33" table:formula="of:=IF([.A16]&lt;&gt;&quot;&quot;;([timings_dynamic.B14]-[timings_fixed.B14])/[timings_dynamic.B14];&quot;&quot;)" office:value-type="percentage" office:value="-0.0419272795038228" calcext:value-type="percentage">
            <text:p>-4.19%</text:p>
          </table:table-cell>
          <table:table-cell table:style-name="ce36" table:formula="of:=IF([.C16]&lt;&gt;&quot;&quot;;([timings_dynamic.C14]-[timings_fixed.C14])/[timings_dynamic.C14];&quot;&quot;)" office:value-type="percentage" office:value="0.580052699460148" calcext:value-type="percentage">
            <text:p>58.01%</text:p>
          </table:table-cell>
          <table:table-cell table:style-name="ce39" table:formula="of:=IF([.D16]&lt;&gt;&quot;&quot;;([timings_dynamic.D14]-[timings_fixed.D14])/[timings_dynamic.D14];&quot;&quot;)" office:value-type="percentage" office:value="0.366170351840179" calcext:value-type="percentage">
            <text:p>36.62%</text:p>
          </table:table-cell>
          <table:table-cell table:style-name="ce33" table:formula="of:=IF([.E16]&lt;&gt;&quot;&quot;;([timings_dynamic.E14]-[timings_fixed.E14])/[timings_dynamic.E14];&quot;&quot;)" office:value-type="percentage" office:value="0.497827250666841" calcext:value-type="percentage">
            <text:p>49.78%</text:p>
          </table:table-cell>
          <table:table-cell table:style-name="ce33" table:formula="of:=IF([.F16]&lt;&gt;&quot;&quot;;([timings_dynamic.F14]-[timings_fixed.F14])/[timings_dynamic.F14];&quot;&quot;)" office:value-type="percentage" office:value="0.0778625058031879" calcext:value-type="percentage">
            <text:p>7.79%</text:p>
          </table:table-cell>
          <table:table-cell table:style-name="ce33" table:formula="of:=IF([.G16]&lt;&gt;&quot;&quot;;([timings_dynamic.G14]-[timings_fixed.G14])/[timings_dynamic.G14];&quot;&quot;)" office:value-type="percentage" office:value="0.0353357460244515" calcext:value-type="percentage">
            <text:p>3.53%</text:p>
          </table:table-cell>
          <table:table-cell table:style-name="ce33" table:formula="of:=IF([.H16]&lt;&gt;&quot;&quot;;([timings_dynamic.H14]-[timings_fixed.H14])/[timings_dynamic.H14];&quot;&quot;)" office:value-type="percentage" office:value="0.516523558586485" calcext:value-type="percentage">
            <text:p>51.65%</text:p>
          </table:table-cell>
          <table:table-cell table:style-name="ce33" table:formula="of:=IF([.I16]&lt;&gt;&quot;&quot;;([timings_dynamic.I14]-[timings_fixed.I14])/[timings_dynamic.I14];&quot;&quot;)" office:value-type="percentage" office:value="0.349819860316268" calcext:value-type="percentage">
            <text:p>34.9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5]&lt;&gt;&quot;&quot;;[timings_fixed.A15];&quot;&quot;)" office:value-type="string" office:string-value="Elliptic/cube_1x1x1_GroundWaterFlow/GroundWaterFlowProcess_cube_1x1x1_2e3_prism_surfaceflux_top_bottom_stdout.log" calcext:value-type="string">
            <text:p>Elliptic/cube_1x1x1_GroundWaterFlow/GroundWaterFlowProcess_cube_1x1x1_2e3_prism_surfaceflux_top_bottom_stdout.log</text:p>
          </table:table-cell>
          <table:table-cell table:style-name="ce28" table:formula="of:=[timings_dynamic.D15]" office:value-type="float" office:value="0.0819509" calcext:value-type="float">
            <text:p>0.0819509</text:p>
          </table:table-cell>
          <table:table-cell table:style-name="ce33" table:formula="of:=IF([.A17]&lt;&gt;&quot;&quot;;([timings_dynamic.B15]-[timings_fixed.B15])/[timings_dynamic.B15];&quot;&quot;)" office:value-type="percentage" office:value="-0.0395185962428257" calcext:value-type="percentage">
            <text:p>-3.95%</text:p>
          </table:table-cell>
          <table:table-cell table:style-name="ce36" table:formula="of:=IF([.C17]&lt;&gt;&quot;&quot;;([timings_dynamic.C15]-[timings_fixed.C15])/[timings_dynamic.C15];&quot;&quot;)" office:value-type="percentage" office:value="0.579041734663776" calcext:value-type="percentage">
            <text:p>57.90%</text:p>
          </table:table-cell>
          <table:table-cell table:style-name="ce39" table:formula="of:=IF([.D17]&lt;&gt;&quot;&quot;;([timings_dynamic.D15]-[timings_fixed.D15])/[timings_dynamic.D15];&quot;&quot;)" office:value-type="percentage" office:value="0.34719447864514" calcext:value-type="percentage">
            <text:p>34.72%</text:p>
          </table:table-cell>
          <table:table-cell table:style-name="ce33" table:formula="of:=IF([.E17]&lt;&gt;&quot;&quot;;([timings_dynamic.E15]-[timings_fixed.E15])/[timings_dynamic.E15];&quot;&quot;)" office:value-type="percentage" office:value="0.452070422194248" calcext:value-type="percentage">
            <text:p>45.21%</text:p>
          </table:table-cell>
          <table:table-cell table:style-name="ce33" table:formula="of:=IF([.F17]&lt;&gt;&quot;&quot;;([timings_dynamic.F15]-[timings_fixed.F15])/[timings_dynamic.F15];&quot;&quot;)" office:value-type="percentage" office:value="0.0995220743925878" calcext:value-type="percentage">
            <text:p>9.95%</text:p>
          </table:table-cell>
          <table:table-cell table:style-name="ce33" table:formula="of:=IF([.G17]&lt;&gt;&quot;&quot;;([timings_dynamic.G15]-[timings_fixed.G15])/[timings_dynamic.G15];&quot;&quot;)" office:value-type="percentage" office:value="0.0295259509653014" calcext:value-type="percentage">
            <text:p>2.95%</text:p>
          </table:table-cell>
          <table:table-cell table:style-name="ce33" table:formula="of:=IF([.H17]&lt;&gt;&quot;&quot;;([timings_dynamic.H15]-[timings_fixed.H15])/[timings_dynamic.H15];&quot;&quot;)" office:value-type="percentage" office:value="0.475095824138088" calcext:value-type="percentage">
            <text:p>47.51%</text:p>
          </table:table-cell>
          <table:table-cell table:style-name="ce33" table:formula="of:=IF([.I17]&lt;&gt;&quot;&quot;;([timings_dynamic.I15]-[timings_fixed.I15])/[timings_dynamic.I15];&quot;&quot;)" office:value-type="percentage" office:value="0.324680142151684" calcext:value-type="percentage">
            <text:p>32.47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6]&lt;&gt;&quot;&quot;;[timings_fixed.A16];&quot;&quot;)" office:value-type="string" office:string-value="Elliptic/cube_1x1x1_GroundWaterFlow/GroundWaterFlowProcess_cube_1x1x1_Neumann_1e0_stdout.log" calcext:value-type="string">
            <text:p>Elliptic/cube_1x1x1_GroundWaterFlow/GroundWaterFlowProcess_cube_1x1x1_Neumann_1e0_stdout.log</text:p>
          </table:table-cell>
          <table:table-cell table:style-name="ce28" table:formula="of:=[timings_dynamic.D16]" office:value-type="float" office:value="0.00922012" calcext:value-type="float">
            <text:p>0.00922012</text:p>
          </table:table-cell>
          <table:table-cell table:style-name="ce33" table:formula="of:=IF([.A18]&lt;&gt;&quot;&quot;;([timings_dynamic.B16]-[timings_fixed.B16])/[timings_dynamic.B16];&quot;&quot;)" office:value-type="percentage" office:value="-1.10000335544197" calcext:value-type="percentage">
            <text:p>-110.00%</text:p>
          </table:table-cell>
          <table:table-cell table:style-name="ce36" table:formula="of:=IF([.C18]&lt;&gt;&quot;&quot;;([timings_dynamic.C16]-[timings_fixed.C16])/[timings_dynamic.C16];&quot;&quot;)" office:value-type="percentage" office:value="-0.806249508480352" calcext:value-type="percentage">
            <text:p>-80.62%</text:p>
          </table:table-cell>
          <table:table-cell table:style-name="ce39" table:formula="of:=IF([.D18]&lt;&gt;&quot;&quot;;([timings_dynamic.D16]-[timings_fixed.D16])/[timings_dynamic.D16];&quot;&quot;)" office:value-type="percentage" office:value="-0.108868431213477" calcext:value-type="percentage">
            <text:p>-10.89%</text:p>
          </table:table-cell>
          <table:table-cell table:style-name="ce33" table:formula="of:=IF([.E18]&lt;&gt;&quot;&quot;;([timings_dynamic.E16]-[timings_fixed.E16])/[timings_dynamic.E16];&quot;&quot;)" office:value-type="percentage" office:value="-1.0109807135392" calcext:value-type="percentage">
            <text:p>-101.10%</text:p>
          </table:table-cell>
          <table:table-cell table:style-name="ce33" table:formula="of:=IF([.F18]&lt;&gt;&quot;&quot;;([timings_dynamic.F16]-[timings_fixed.F16])/[timings_dynamic.F16];&quot;&quot;)" office:value-type="percentage" office:value="-1.07849078228638" calcext:value-type="percentage">
            <text:p>-107.85%</text:p>
          </table:table-cell>
          <table:table-cell table:style-name="ce33" table:formula="of:=IF([.G18]&lt;&gt;&quot;&quot;;([timings_dynamic.G16]-[timings_fixed.G16])/[timings_dynamic.G16];&quot;&quot;)" office:value-type="percentage" office:value="-0.00791092976421622" calcext:value-type="percentage">
            <text:p>-0.79%</text:p>
          </table:table-cell>
          <table:table-cell table:style-name="ce33" table:formula="of:=IF([.H18]&lt;&gt;&quot;&quot;;([timings_dynamic.H16]-[timings_fixed.H16])/[timings_dynamic.H16];&quot;&quot;)" office:value-type="percentage" office:value="-0.985365981934285" calcext:value-type="percentage">
            <text:p>-98.54%</text:p>
          </table:table-cell>
          <table:table-cell table:style-name="ce33" table:formula="of:=IF([.I18]&lt;&gt;&quot;&quot;;([timings_dynamic.I16]-[timings_fixed.I16])/[timings_dynamic.I16];&quot;&quot;)" office:value-type="percentage" office:value="-0.147891746182475" calcext:value-type="percentage">
            <text:p>-14.79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7]&lt;&gt;&quot;&quot;;[timings_fixed.A17];&quot;&quot;)" office:value-type="string" office:string-value="Elliptic/cube_1x1x1_GroundWaterFlow/GroundWaterFlowProcess_cube_1x1x1_Neumann_1e1_stdout.log" calcext:value-type="string">
            <text:p>Elliptic/cube_1x1x1_GroundWaterFlow/GroundWaterFlowProcess_cube_1x1x1_Neumann_1e1_stdout.log</text:p>
          </table:table-cell>
          <table:table-cell table:style-name="ce28" table:formula="of:=[timings_dynamic.D17]" office:value-type="float" office:value="0.0101631" calcext:value-type="float">
            <text:p>0.0101631</text:p>
          </table:table-cell>
          <table:table-cell table:style-name="ce33" table:formula="of:=IF([.A19]&lt;&gt;&quot;&quot;;([timings_dynamic.B17]-[timings_fixed.B17])/[timings_dynamic.B17];&quot;&quot;)" office:value-type="percentage" office:value="0.15254466221644" calcext:value-type="percentage">
            <text:p>15.25%</text:p>
          </table:table-cell>
          <table:table-cell table:style-name="ce36" table:formula="of:=IF([.C19]&lt;&gt;&quot;&quot;;([timings_dynamic.C17]-[timings_fixed.C17])/[timings_dynamic.C17];&quot;&quot;)" office:value-type="percentage" office:value="0.367396673129911" calcext:value-type="percentage">
            <text:p>36.74%</text:p>
          </table:table-cell>
          <table:table-cell table:style-name="ce39" table:formula="of:=IF([.D19]&lt;&gt;&quot;&quot;;([timings_dynamic.D17]-[timings_fixed.D17])/[timings_dynamic.D17];&quot;&quot;)" office:value-type="percentage" office:value="0.273444126300046" calcext:value-type="percentage">
            <text:p>27.34%</text:p>
          </table:table-cell>
          <table:table-cell table:style-name="ce33" table:formula="of:=IF([.E19]&lt;&gt;&quot;&quot;;([timings_dynamic.E17]-[timings_fixed.E17])/[timings_dynamic.E17];&quot;&quot;)" office:value-type="percentage" office:value="0.206128509719222" calcext:value-type="percentage">
            <text:p>20.61%</text:p>
          </table:table-cell>
          <table:table-cell table:style-name="ce33" table:formula="of:=IF([.F19]&lt;&gt;&quot;&quot;;([timings_dynamic.F17]-[timings_fixed.F17])/[timings_dynamic.F17];&quot;&quot;)" office:value-type="percentage" office:value="0.11337953291052" calcext:value-type="percentage">
            <text:p>11.34%</text:p>
          </table:table-cell>
          <table:table-cell table:style-name="ce33" table:formula="of:=IF([.G19]&lt;&gt;&quot;&quot;;([timings_dynamic.G17]-[timings_fixed.G17])/[timings_dynamic.G17];&quot;&quot;)" office:value-type="percentage" office:value="0.298797471336362" calcext:value-type="percentage">
            <text:p>29.88%</text:p>
          </table:table-cell>
          <table:table-cell table:style-name="ce33" table:formula="of:=IF([.H19]&lt;&gt;&quot;&quot;;([timings_dynamic.H17]-[timings_fixed.H17])/[timings_dynamic.H17];&quot;&quot;)" office:value-type="percentage" office:value="0.230549301846574" calcext:value-type="percentage">
            <text:p>23.05%</text:p>
          </table:table-cell>
          <table:table-cell table:style-name="ce33" table:formula="of:=IF([.I19]&lt;&gt;&quot;&quot;;([timings_dynamic.I17]-[timings_fixed.I17])/[timings_dynamic.I17];&quot;&quot;)" office:value-type="percentage" office:value="0.22389239661122" calcext:value-type="percentage">
            <text:p>22.39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8]&lt;&gt;&quot;&quot;;[timings_fixed.A18];&quot;&quot;)" office:value-type="string" office:string-value="Elliptic/cube_1x1x1_GroundWaterFlow/GroundWaterFlowProcess_cube_1x1x1_Neumann_1e2_stdout.log" calcext:value-type="string">
            <text:p>Elliptic/cube_1x1x1_GroundWaterFlow/GroundWaterFlowProcess_cube_1x1x1_Neumann_1e2_stdout.log</text:p>
          </table:table-cell>
          <table:table-cell table:style-name="ce28" table:formula="of:=[timings_dynamic.D18]" office:value-type="float" office:value="0.0142941" calcext:value-type="float">
            <text:p>0.0142941</text:p>
          </table:table-cell>
          <table:table-cell table:style-name="ce33" table:formula="of:=IF([.A20]&lt;&gt;&quot;&quot;;([timings_dynamic.B18]-[timings_fixed.B18])/[timings_dynamic.B18];&quot;&quot;)" office:value-type="percentage" office:value="-0.386616584495733" calcext:value-type="percentage">
            <text:p>-38.66%</text:p>
          </table:table-cell>
          <table:table-cell table:style-name="ce36" table:formula="of:=IF([.C20]&lt;&gt;&quot;&quot;;([timings_dynamic.C18]-[timings_fixed.C18])/[timings_dynamic.C18];&quot;&quot;)" office:value-type="percentage" office:value="-0.066624771720649" calcext:value-type="percentage">
            <text:p>-6.66%</text:p>
          </table:table-cell>
          <table:table-cell table:style-name="ce39" table:formula="of:=IF([.D20]&lt;&gt;&quot;&quot;;([timings_dynamic.D18]-[timings_fixed.D18])/[timings_dynamic.D18];&quot;&quot;)" office:value-type="percentage" office:value="-0.0285222574348858" calcext:value-type="percentage">
            <text:p>-2.85%</text:p>
          </table:table-cell>
          <table:table-cell table:style-name="ce33" table:formula="of:=IF([.E20]&lt;&gt;&quot;&quot;;([timings_dynamic.E18]-[timings_fixed.E18])/[timings_dynamic.E18];&quot;&quot;)" office:value-type="percentage" office:value="-0.221524905441036" calcext:value-type="percentage">
            <text:p>-22.15%</text:p>
          </table:table-cell>
          <table:table-cell table:style-name="ce33" table:formula="of:=IF([.F20]&lt;&gt;&quot;&quot;;([timings_dynamic.F18]-[timings_fixed.F18])/[timings_dynamic.F18];&quot;&quot;)" office:value-type="percentage" office:value="-0.524456335909184" calcext:value-type="percentage">
            <text:p>-52.45%</text:p>
          </table:table-cell>
          <table:table-cell table:style-name="ce33" table:formula="of:=IF([.G20]&lt;&gt;&quot;&quot;;([timings_dynamic.G18]-[timings_fixed.G18])/[timings_dynamic.G18];&quot;&quot;)" office:value-type="percentage" office:value="-0.107546116593784" calcext:value-type="percentage">
            <text:p>-10.75%</text:p>
          </table:table-cell>
          <table:table-cell table:style-name="ce33" table:formula="of:=IF([.H20]&lt;&gt;&quot;&quot;;([timings_dynamic.H18]-[timings_fixed.H18])/[timings_dynamic.H18];&quot;&quot;)" office:value-type="percentage" office:value="-0.212001618269937" calcext:value-type="percentage">
            <text:p>-21.20%</text:p>
          </table:table-cell>
          <table:table-cell table:style-name="ce33" table:formula="of:=IF([.I20]&lt;&gt;&quot;&quot;;([timings_dynamic.I18]-[timings_fixed.I18])/[timings_dynamic.I18];&quot;&quot;)" office:value-type="percentage" office:value="-0.341673208039724" calcext:value-type="percentage">
            <text:p>-34.17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9]&lt;&gt;&quot;&quot;;[timings_fixed.A19];&quot;&quot;)" office:value-type="string" office:string-value="Elliptic/cube_1x1x1_GroundWaterFlow/GroundWaterFlowProcess_cube_1x1x1_Neumann_1e3_stdout.log" calcext:value-type="string">
            <text:p>Elliptic/cube_1x1x1_GroundWaterFlow/GroundWaterFlowProcess_cube_1x1x1_Neumann_1e3_stdout.log</text:p>
          </table:table-cell>
          <table:table-cell table:style-name="ce28" table:formula="of:=[timings_dynamic.D19]" office:value-type="float" office:value="0.0577829" calcext:value-type="float">
            <text:p>0.0577829</text:p>
          </table:table-cell>
          <table:table-cell table:style-name="ce33" table:formula="of:=IF([.A21]&lt;&gt;&quot;&quot;;([timings_dynamic.B19]-[timings_fixed.B19])/[timings_dynamic.B19];&quot;&quot;)" office:value-type="percentage" office:value="0.0198683774555224" calcext:value-type="percentage">
            <text:p>1.99%</text:p>
          </table:table-cell>
          <table:table-cell table:style-name="ce36" table:formula="of:=IF([.C21]&lt;&gt;&quot;&quot;;([timings_dynamic.C19]-[timings_fixed.C19])/[timings_dynamic.C19];&quot;&quot;)" office:value-type="percentage" office:value="0.315030578367989" calcext:value-type="percentage">
            <text:p>31.50%</text:p>
          </table:table-cell>
          <table:table-cell table:style-name="ce39" table:formula="of:=IF([.D21]&lt;&gt;&quot;&quot;;([timings_dynamic.D19]-[timings_fixed.D19])/[timings_dynamic.D19];&quot;&quot;)" office:value-type="percentage" office:value="0.324663525022109" calcext:value-type="percentage">
            <text:p>32.47%</text:p>
          </table:table-cell>
          <table:table-cell table:style-name="ce33" table:formula="of:=IF([.E21]&lt;&gt;&quot;&quot;;([timings_dynamic.E19]-[timings_fixed.E19])/[timings_dynamic.E19];&quot;&quot;)" office:value-type="percentage" office:value="0.20843515485537" calcext:value-type="percentage">
            <text:p>20.84%</text:p>
          </table:table-cell>
          <table:table-cell table:style-name="ce33" table:formula="of:=IF([.F21]&lt;&gt;&quot;&quot;;([timings_dynamic.F19]-[timings_fixed.F19])/[timings_dynamic.F19];&quot;&quot;)" office:value-type="percentage" office:value="-0.0707506000436396" calcext:value-type="percentage">
            <text:p>-7.08%</text:p>
          </table:table-cell>
          <table:table-cell table:style-name="ce33" table:formula="of:=IF([.G21]&lt;&gt;&quot;&quot;;([timings_dynamic.G19]-[timings_fixed.G19])/[timings_dynamic.G19];&quot;&quot;)" office:value-type="percentage" office:value="0.0486976224584351" calcext:value-type="percentage">
            <text:p>4.87%</text:p>
          </table:table-cell>
          <table:table-cell table:style-name="ce33" table:formula="of:=IF([.H21]&lt;&gt;&quot;&quot;;([timings_dynamic.H19]-[timings_fixed.H19])/[timings_dynamic.H19];&quot;&quot;)" office:value-type="percentage" office:value="0.207369943084167" calcext:value-type="percentage">
            <text:p>20.74%</text:p>
          </table:table-cell>
          <table:table-cell table:style-name="ce33" table:formula="of:=IF([.I21]&lt;&gt;&quot;&quot;;([timings_dynamic.I19]-[timings_fixed.I19])/[timings_dynamic.I19];&quot;&quot;)" office:value-type="percentage" office:value="0.129808604533018" calcext:value-type="percentage">
            <text:p>12.9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20]&lt;&gt;&quot;&quot;;[timings_fixed.A20];&quot;&quot;)" office:value-type="string" office:string-value="Elliptic/cube_1x1x1_GroundWaterFlow/GroundWaterFlowProcess_cube_bottom_Newton_stdout.log" calcext:value-type="string">
            <text:p>Elliptic/cube_1x1x1_GroundWaterFlow/GroundWaterFlowProcess_cube_bottom_Newton_stdout.log</text:p>
          </table:table-cell>
          <table:table-cell table:style-name="ce28" table:formula="of:=[timings_dynamic.D20]" office:value-type="float" office:value="0.107496" calcext:value-type="float">
            <text:p>0.107496</text:p>
          </table:table-cell>
          <table:table-cell table:style-name="ce33" table:formula="of:=IF([.A22]&lt;&gt;&quot;&quot;;([timings_dynamic.B20]-[timings_fixed.B20])/[timings_dynamic.B20];&quot;&quot;)" office:value-type="percentage" office:value="-0.00611389722970815" calcext:value-type="percentage">
            <text:p>-0.61%</text:p>
          </table:table-cell>
          <table:table-cell table:style-name="ce36" table:formula="of:=IF([.C22]&lt;&gt;&quot;&quot;;([timings_dynamic.C20]-[timings_fixed.C20])/[timings_dynamic.C20];&quot;&quot;)" office:value-type="percentage" office:value="0.369260051524658" calcext:value-type="percentage">
            <text:p>36.93%</text:p>
          </table:table-cell>
          <table:table-cell table:style-name="ce39" table:formula="of:=IF([.D22]&lt;&gt;&quot;&quot;;([timings_dynamic.D20]-[timings_fixed.D20])/[timings_dynamic.D20];&quot;&quot;)" office:value-type="percentage" office:value="0.358179839249832" calcext:value-type="percentage">
            <text:p>35.82%</text:p>
          </table:table-cell>
          <table:table-cell table:style-name="ce33" table:formula="of:=IF([.E22]&lt;&gt;&quot;&quot;;([timings_dynamic.E20]-[timings_fixed.E20])/[timings_dynamic.E20];&quot;&quot;)" office:value-type="percentage" office:value="0.356729603613477" calcext:value-type="percentage">
            <text:p>35.67%</text:p>
          </table:table-cell>
          <table:table-cell table:style-name="ce33" table:formula="of:=IF([.F22]&lt;&gt;&quot;&quot;;([timings_dynamic.F20]-[timings_fixed.F20])/[timings_dynamic.F20];&quot;&quot;)" office:value-type="percentage" office:value="0.0190846484206247" calcext:value-type="percentage">
            <text:p>1.91%</text:p>
          </table:table-cell>
          <table:table-cell table:style-name="ce33" table:formula="of:=IF([.G22]&lt;&gt;&quot;&quot;;([timings_dynamic.G20]-[timings_fixed.G20])/[timings_dynamic.G20];&quot;&quot;)" office:value-type="percentage" office:value="0.0627488870572892" calcext:value-type="percentage">
            <text:p>6.27%</text:p>
          </table:table-cell>
          <table:table-cell table:style-name="ce33" table:formula="of:=IF([.H22]&lt;&gt;&quot;&quot;;([timings_dynamic.H20]-[timings_fixed.H20])/[timings_dynamic.H20];&quot;&quot;)" office:value-type="percentage" office:value="0.356637031554175" calcext:value-type="percentage">
            <text:p>35.66%</text:p>
          </table:table-cell>
          <table:table-cell table:style-name="ce33" table:formula="of:=IF([.I22]&lt;&gt;&quot;&quot;;([timings_dynamic.I20]-[timings_fixed.I20])/[timings_dynamic.I20];&quot;&quot;)" office:value-type="percentage" office:value="0.317625493801686" calcext:value-type="percentage">
            <text:p>31.7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21]&lt;&gt;&quot;&quot;;[timings_fixed.A21];&quot;&quot;)" office:value-type="string" office:string-value="Elliptic/cube_1x1x1_GroundWaterFlow/GroundWaterFlowProcess_cube_bottom_stdout.log" calcext:value-type="string">
            <text:p>Elliptic/cube_1x1x1_GroundWaterFlow/GroundWaterFlowProcess_cube_bottom_stdout.log</text:p>
          </table:table-cell>
          <table:table-cell table:style-name="ce28" table:formula="of:=[timings_dynamic.D21]" office:value-type="float" office:value="0.055475" calcext:value-type="float">
            <text:p>0.055475</text:p>
          </table:table-cell>
          <table:table-cell table:style-name="ce33" table:formula="of:=IF([.A23]&lt;&gt;&quot;&quot;;([timings_dynamic.B21]-[timings_fixed.B21])/[timings_dynamic.B21];&quot;&quot;)" office:value-type="percentage" office:value="-0.0613789473924029" calcext:value-type="percentage">
            <text:p>-6.14%</text:p>
          </table:table-cell>
          <table:table-cell table:style-name="ce36" table:formula="of:=IF([.C23]&lt;&gt;&quot;&quot;;([timings_dynamic.C21]-[timings_fixed.C21])/[timings_dynamic.C21];&quot;&quot;)" office:value-type="percentage" office:value="0.291455550031557" calcext:value-type="percentage">
            <text:p>29.15%</text:p>
          </table:table-cell>
          <table:table-cell table:style-name="ce39" table:formula="of:=IF([.D23]&lt;&gt;&quot;&quot;;([timings_dynamic.D21]-[timings_fixed.D21])/[timings_dynamic.D21];&quot;&quot;)" office:value-type="percentage" office:value="0.346460567823344" calcext:value-type="percentage">
            <text:p>34.65%</text:p>
          </table:table-cell>
          <table:table-cell table:style-name="ce33" table:formula="of:=IF([.E23]&lt;&gt;&quot;&quot;;([timings_dynamic.E21]-[timings_fixed.E21])/[timings_dynamic.E21];&quot;&quot;)" office:value-type="percentage" office:value="0.222447531046756" calcext:value-type="percentage">
            <text:p>22.24%</text:p>
          </table:table-cell>
          <table:table-cell table:style-name="ce33" table:formula="of:=IF([.F23]&lt;&gt;&quot;&quot;;([timings_dynamic.F21]-[timings_fixed.F21])/[timings_dynamic.F21];&quot;&quot;)" office:value-type="percentage" office:value="0.0625683458482176" calcext:value-type="percentage">
            <text:p>6.26%</text:p>
          </table:table-cell>
          <table:table-cell table:style-name="ce33" table:formula="of:=IF([.G23]&lt;&gt;&quot;&quot;;([timings_dynamic.G21]-[timings_fixed.G21])/[timings_dynamic.G21];&quot;&quot;)" office:value-type="percentage" office:value="0.0842194969453815" calcext:value-type="percentage">
            <text:p>8.42%</text:p>
          </table:table-cell>
          <table:table-cell table:style-name="ce33" table:formula="of:=IF([.H23]&lt;&gt;&quot;&quot;;([timings_dynamic.H21]-[timings_fixed.H21])/[timings_dynamic.H21];&quot;&quot;)" office:value-type="percentage" office:value="0.222574952746347" calcext:value-type="percentage">
            <text:p>22.26%</text:p>
          </table:table-cell>
          <table:table-cell table:style-name="ce33" table:formula="of:=IF([.I23]&lt;&gt;&quot;&quot;;([timings_dynamic.I21]-[timings_fixed.I21])/[timings_dynamic.I21];&quot;&quot;)" office:value-type="percentage" office:value="0.142012702410279" calcext:value-type="percentage">
            <text:p>14.20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22]&lt;&gt;&quot;&quot;;[timings_fixed.A22];&quot;&quot;)" office:value-type="string" office:string-value="Elliptic/cube_1x1x1_GroundWaterFlow/GroundWaterFlowProcess_cube_top_Newton_stdout.log" calcext:value-type="string">
            <text:p>Elliptic/cube_1x1x1_GroundWaterFlow/GroundWaterFlowProcess_cube_top_Newton_stdout.log</text:p>
          </table:table-cell>
          <table:table-cell table:style-name="ce28" table:formula="of:=[timings_dynamic.D22]" office:value-type="float" office:value="0.105151" calcext:value-type="float">
            <text:p>0.105151</text:p>
          </table:table-cell>
          <table:table-cell table:style-name="ce33" table:formula="of:=IF([.A24]&lt;&gt;&quot;&quot;;([timings_dynamic.B22]-[timings_fixed.B22])/[timings_dynamic.B22];&quot;&quot;)" office:value-type="percentage" office:value="0.00944410669127525" calcext:value-type="percentage">
            <text:p>0.94%</text:p>
          </table:table-cell>
          <table:table-cell table:style-name="ce36" table:formula="of:=IF([.C24]&lt;&gt;&quot;&quot;;([timings_dynamic.C22]-[timings_fixed.C22])/[timings_dynamic.C22];&quot;&quot;)" office:value-type="percentage" office:value="0.147822464360171" calcext:value-type="percentage">
            <text:p>14.78%</text:p>
          </table:table-cell>
          <table:table-cell table:style-name="ce39" table:formula="of:=IF([.D24]&lt;&gt;&quot;&quot;;([timings_dynamic.D22]-[timings_fixed.D22])/[timings_dynamic.D22];&quot;&quot;)" office:value-type="percentage" office:value="0.241024811937119" calcext:value-type="percentage">
            <text:p>24.10%</text:p>
          </table:table-cell>
          <table:table-cell table:style-name="ce33" table:formula="of:=IF([.E24]&lt;&gt;&quot;&quot;;([timings_dynamic.E22]-[timings_fixed.E22])/[timings_dynamic.E22];&quot;&quot;)" office:value-type="percentage" office:value="0.144349949769633" calcext:value-type="percentage">
            <text:p>14.43%</text:p>
          </table:table-cell>
          <table:table-cell table:style-name="ce33" table:formula="of:=IF([.F24]&lt;&gt;&quot;&quot;;([timings_dynamic.F22]-[timings_fixed.F22])/[timings_dynamic.F22];&quot;&quot;)" office:value-type="percentage" office:value="0.0648468003441202" calcext:value-type="percentage">
            <text:p>6.48%</text:p>
          </table:table-cell>
          <table:table-cell table:style-name="ce33" table:formula="of:=IF([.G24]&lt;&gt;&quot;&quot;;([timings_dynamic.G22]-[timings_fixed.G22])/[timings_dynamic.G22];&quot;&quot;)" office:value-type="percentage" office:value="0.0878548940288847" calcext:value-type="percentage">
            <text:p>8.79%</text:p>
          </table:table-cell>
          <table:table-cell table:style-name="ce33" table:formula="of:=IF([.H24]&lt;&gt;&quot;&quot;;([timings_dynamic.H22]-[timings_fixed.H22])/[timings_dynamic.H22];&quot;&quot;)" office:value-type="percentage" office:value="0.144376352462564" calcext:value-type="percentage">
            <text:p>14.44%</text:p>
          </table:table-cell>
          <table:table-cell table:style-name="ce33" table:formula="of:=IF([.I24]&lt;&gt;&quot;&quot;;([timings_dynamic.I22]-[timings_fixed.I22])/[timings_dynamic.I22];&quot;&quot;)" office:value-type="percentage" office:value="0.137503162307702" calcext:value-type="percentage">
            <text:p>13.75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23]&lt;&gt;&quot;&quot;;[timings_fixed.A23];&quot;&quot;)" office:value-type="string" office:string-value="Elliptic/cube_1x1x1_GroundWaterFlow/GroundWaterFlowProcess_cube_top_stdout.log" calcext:value-type="string">
            <text:p>Elliptic/cube_1x1x1_GroundWaterFlow/GroundWaterFlowProcess_cube_top_stdout.log</text:p>
          </table:table-cell>
          <table:table-cell table:style-name="ce28" table:formula="of:=[timings_dynamic.D23]" office:value-type="float" office:value="0.0555449" calcext:value-type="float">
            <text:p>0.0555449</text:p>
          </table:table-cell>
          <table:table-cell table:style-name="ce33" table:formula="of:=IF([.A25]&lt;&gt;&quot;&quot;;([timings_dynamic.B23]-[timings_fixed.B23])/[timings_dynamic.B23];&quot;&quot;)" office:value-type="percentage" office:value="0.0128988973174189" calcext:value-type="percentage">
            <text:p>1.29%</text:p>
          </table:table-cell>
          <table:table-cell table:style-name="ce36" table:formula="of:=IF([.C25]&lt;&gt;&quot;&quot;;([timings_dynamic.C23]-[timings_fixed.C23])/[timings_dynamic.C23];&quot;&quot;)" office:value-type="percentage" office:value="0.327408511749618" calcext:value-type="percentage">
            <text:p>32.74%</text:p>
          </table:table-cell>
          <table:table-cell table:style-name="ce39" table:formula="of:=IF([.D25]&lt;&gt;&quot;&quot;;([timings_dynamic.D23]-[timings_fixed.D23])/[timings_dynamic.D23];&quot;&quot;)" office:value-type="percentage" office:value="0.145250058961309" calcext:value-type="percentage">
            <text:p>14.53%</text:p>
          </table:table-cell>
          <table:table-cell table:style-name="ce33" table:formula="of:=IF([.E25]&lt;&gt;&quot;&quot;;([timings_dynamic.E23]-[timings_fixed.E23])/[timings_dynamic.E23];&quot;&quot;)" office:value-type="percentage" office:value="0.255448552889072" calcext:value-type="percentage">
            <text:p>25.54%</text:p>
          </table:table-cell>
          <table:table-cell table:style-name="ce33" table:formula="of:=IF([.F25]&lt;&gt;&quot;&quot;;([timings_dynamic.F23]-[timings_fixed.F23])/[timings_dynamic.F23];&quot;&quot;)" office:value-type="percentage" office:value="0.0563156916870157" calcext:value-type="percentage">
            <text:p>5.63%</text:p>
          </table:table-cell>
          <table:table-cell table:style-name="ce33" table:formula="of:=IF([.G25]&lt;&gt;&quot;&quot;;([timings_dynamic.G23]-[timings_fixed.G23])/[timings_dynamic.G23];&quot;&quot;)" office:value-type="percentage" office:value="0.0998966650557571" calcext:value-type="percentage">
            <text:p>9.99%</text:p>
          </table:table-cell>
          <table:table-cell table:style-name="ce33" table:formula="of:=IF([.H25]&lt;&gt;&quot;&quot;;([timings_dynamic.H23]-[timings_fixed.H23])/[timings_dynamic.H23];&quot;&quot;)" office:value-type="percentage" office:value="0.254715916378094" calcext:value-type="percentage">
            <text:p>25.47%</text:p>
          </table:table-cell>
          <table:table-cell table:style-name="ce33" table:formula="of:=IF([.I25]&lt;&gt;&quot;&quot;;([timings_dynamic.I23]-[timings_fixed.I23])/[timings_dynamic.I23];&quot;&quot;)" office:value-type="percentage" office:value="0.19060042887777" calcext:value-type="percentage">
            <text:p>19.0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24]&lt;&gt;&quot;&quot;;[timings_fixed.A24];&quot;&quot;)" office:value-type="string" office:string-value="Elliptic/cube_1x1x1_GroundWaterFlow/LARGE_GroundWaterFlowProcess_cube_1x1x1_1e4_stdout.log" calcext:value-type="string">
            <text:p>Elliptic/cube_1x1x1_GroundWaterFlow/LARGE_GroundWaterFlowProcess_cube_1x1x1_1e4_stdout.log</text:p>
          </table:table-cell>
          <table:table-cell table:style-name="ce28" table:formula="of:=[timings_dynamic.D24]" office:value-type="float" office:value="0.511566" calcext:value-type="float">
            <text:p>0.511566</text:p>
          </table:table-cell>
          <table:table-cell table:style-name="ce33" table:formula="of:=IF([.A26]&lt;&gt;&quot;&quot;;([timings_dynamic.B24]-[timings_fixed.B24])/[timings_dynamic.B24];&quot;&quot;)" office:value-type="percentage" office:value="0.0396537462322503" calcext:value-type="percentage">
            <text:p>3.97%</text:p>
          </table:table-cell>
          <table:table-cell table:style-name="ce36" table:formula="of:=IF([.C26]&lt;&gt;&quot;&quot;;([timings_dynamic.C24]-[timings_fixed.C24])/[timings_dynamic.C24];&quot;&quot;)" office:value-type="percentage" office:value="0.331380717851842" calcext:value-type="percentage">
            <text:p>33.14%</text:p>
          </table:table-cell>
          <table:table-cell table:style-name="ce39" table:formula="of:=IF([.D26]&lt;&gt;&quot;&quot;;([timings_dynamic.D24]-[timings_fixed.D24])/[timings_dynamic.D24];&quot;&quot;)" office:value-type="percentage" office:value="0.365376119601381" calcext:value-type="percentage">
            <text:p>36.54%</text:p>
          </table:table-cell>
          <table:table-cell table:style-name="ce33" table:formula="of:=IF([.E26]&lt;&gt;&quot;&quot;;([timings_dynamic.E24]-[timings_fixed.E24])/[timings_dynamic.E24];&quot;&quot;)" office:value-type="percentage" office:value="0.279191268376104" calcext:value-type="percentage">
            <text:p>27.92%</text:p>
          </table:table-cell>
          <table:table-cell table:style-name="ce33" table:formula="of:=IF([.F26]&lt;&gt;&quot;&quot;;([timings_dynamic.F24]-[timings_fixed.F24])/[timings_dynamic.F24];&quot;&quot;)" office:value-type="percentage" office:value="0.128838788300836" calcext:value-type="percentage">
            <text:p>12.88%</text:p>
          </table:table-cell>
          <table:table-cell table:style-name="ce33" table:formula="of:=IF([.G26]&lt;&gt;&quot;&quot;;([timings_dynamic.G24]-[timings_fixed.G24])/[timings_dynamic.G24];&quot;&quot;)" office:value-type="percentage" office:value="0.0458989949209022" calcext:value-type="percentage">
            <text:p>4.59%</text:p>
          </table:table-cell>
          <table:table-cell table:style-name="ce33" table:formula="of:=IF([.H26]&lt;&gt;&quot;&quot;;([timings_dynamic.H24]-[timings_fixed.H24])/[timings_dynamic.H24];&quot;&quot;)" office:value-type="percentage" office:value="0.277816016727408" calcext:value-type="percentage">
            <text:p>27.78%</text:p>
          </table:table-cell>
          <table:table-cell table:style-name="ce33" table:formula="of:=IF([.I26]&lt;&gt;&quot;&quot;;([timings_dynamic.I24]-[timings_fixed.I24])/[timings_dynamic.I24];&quot;&quot;)" office:value-type="percentage" office:value="0.150296137448623" calcext:value-type="percentage">
            <text:p>15.03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25]&lt;&gt;&quot;&quot;;[timings_fixed.A25];&quot;&quot;)" office:value-type="string" office:string-value="Elliptic/cube_1x1x1_GroundWaterFlow/LARGE_GroundWaterFlowProcess_cube_1x1x1_1e5_stdout.log" calcext:value-type="string">
            <text:p>Elliptic/cube_1x1x1_GroundWaterFlow/LARGE_GroundWaterFlowProcess_cube_1x1x1_1e5_stdout.log</text:p>
          </table:table-cell>
          <table:table-cell table:style-name="ce28" table:formula="of:=[timings_dynamic.D25]" office:value-type="float" office:value="4.79335" calcext:value-type="float">
            <text:p>4.79335</text:p>
          </table:table-cell>
          <table:table-cell table:style-name="ce33" table:formula="of:=IF([.A27]&lt;&gt;&quot;&quot;;([timings_dynamic.B25]-[timings_fixed.B25])/[timings_dynamic.B25];&quot;&quot;)" office:value-type="percentage" office:value="0.0953505432627488" calcext:value-type="percentage">
            <text:p>9.54%</text:p>
          </table:table-cell>
          <table:table-cell table:style-name="ce36" table:formula="of:=IF([.C27]&lt;&gt;&quot;&quot;;([timings_dynamic.C25]-[timings_fixed.C25])/[timings_dynamic.C25];&quot;&quot;)" office:value-type="percentage" office:value="0.331512855916707" calcext:value-type="percentage">
            <text:p>33.15%</text:p>
          </table:table-cell>
          <table:table-cell table:style-name="ce39" table:formula="of:=IF([.D27]&lt;&gt;&quot;&quot;;([timings_dynamic.D25]-[timings_fixed.D25])/[timings_dynamic.D25];&quot;&quot;)" office:value-type="percentage" office:value="0.336545422303817" calcext:value-type="percentage">
            <text:p>33.65%</text:p>
          </table:table-cell>
          <table:table-cell table:style-name="ce33" table:formula="of:=IF([.E27]&lt;&gt;&quot;&quot;;([timings_dynamic.E25]-[timings_fixed.E25])/[timings_dynamic.E25];&quot;&quot;)" office:value-type="percentage" office:value="0.215949007927508" calcext:value-type="percentage">
            <text:p>21.59%</text:p>
          </table:table-cell>
          <table:table-cell table:style-name="ce33" table:formula="of:=IF([.F27]&lt;&gt;&quot;&quot;;([timings_dynamic.F25]-[timings_fixed.F25])/[timings_dynamic.F25];&quot;&quot;)" office:value-type="percentage" office:value="-0.0532160835549464" calcext:value-type="percentage">
            <text:p>-5.32%</text:p>
          </table:table-cell>
          <table:table-cell table:style-name="ce33" table:formula="of:=IF([.G27]&lt;&gt;&quot;&quot;;([timings_dynamic.G25]-[timings_fixed.G25])/[timings_dynamic.G25];&quot;&quot;)" office:value-type="percentage" office:value="0.0376339217015925" calcext:value-type="percentage">
            <text:p>3.76%</text:p>
          </table:table-cell>
          <table:table-cell table:style-name="ce33" table:formula="of:=IF([.H27]&lt;&gt;&quot;&quot;;([timings_dynamic.H25]-[timings_fixed.H25])/[timings_dynamic.H25];&quot;&quot;)" office:value-type="percentage" office:value="0.215069072756469" calcext:value-type="percentage">
            <text:p>21.51%</text:p>
          </table:table-cell>
          <table:table-cell table:style-name="ce33" table:formula="of:=IF([.I27]&lt;&gt;&quot;&quot;;([timings_dynamic.I25]-[timings_fixed.I25])/[timings_dynamic.I25];&quot;&quot;)" office:value-type="percentage" office:value="0.114836952607907" calcext:value-type="percentage">
            <text:p>11.48%</text:p>
          </table:table-cell>
          <table:table-cell/>
          <table:table-cell table:formula="of:=IF([timings_fixed.K25]&lt;&gt;&quot;&quot;;[timings_fixed.K25];&quot;&quot;)" office:value-type="percentage" office:value="0.112657184993255" calcext:value-type="percentage">
            <text:p>11.27%</text:p>
          </table:table-cell>
          <table:table-cell table:formula="of:=IF([timings_fixed.L25]&lt;&gt;&quot;&quot;;[timings_fixed.L25];&quot;&quot;)" office:value-type="percentage" office:value="0.411000040878318" calcext:value-type="percentage">
            <text:p>41.10%</text:p>
          </table:table-cell>
          <table:table-cell table:number-columns-repeated="1011"/>
        </table:table-row>
        <table:table-row table:style-name="ro1">
          <table:table-cell table:formula="of:=IF([timings_fixed.A26]&lt;&gt;&quot;&quot;;[timings_fixed.A26];&quot;&quot;)" office:value-type="string" office:string-value="Elliptic/cube_1x1x1_GroundWaterFlow/LARGE_GroundWaterFlowProcess_cube_1x1x1_1e6_stdout.log" calcext:value-type="string">
            <text:p>Elliptic/cube_1x1x1_GroundWaterFlow/LARGE_GroundWaterFlowProcess_cube_1x1x1_1e6_stdout.log</text:p>
          </table:table-cell>
          <table:table-cell table:style-name="ce28" table:formula="of:=[timings_dynamic.D26]" office:value-type="float" office:value="327.004" calcext:value-type="float">
            <text:p>327.004</text:p>
          </table:table-cell>
          <table:table-cell table:style-name="ce33" table:formula="of:=IF([.A28]&lt;&gt;&quot;&quot;;([timings_dynamic.B26]-[timings_fixed.B26])/[timings_dynamic.B26];&quot;&quot;)" office:value-type="percentage" office:value="0.640573095437978" calcext:value-type="percentage">
            <text:p>64.06%</text:p>
          </table:table-cell>
          <table:table-cell table:style-name="ce36" table:formula="of:=IF([.C28]&lt;&gt;&quot;&quot;;([timings_dynamic.C26]-[timings_fixed.C26])/[timings_dynamic.C26];&quot;&quot;)" office:value-type="percentage" office:value="0.926447736277307" calcext:value-type="percentage">
            <text:p>92.64%</text:p>
          </table:table-cell>
          <table:table-cell table:style-name="ce39" table:formula="of:=IF([.D28]&lt;&gt;&quot;&quot;;([timings_dynamic.D26]-[timings_fixed.D26])/[timings_dynamic.D26];&quot;&quot;)" office:value-type="percentage" office:value="0.884553705765067" calcext:value-type="percentage">
            <text:p>88.46%</text:p>
          </table:table-cell>
          <table:table-cell table:style-name="ce33" table:formula="of:=IF([.E28]&lt;&gt;&quot;&quot;;([timings_dynamic.E26]-[timings_fixed.E26])/[timings_dynamic.E26];&quot;&quot;)" office:value-type="percentage" office:value="0.838978511753638" calcext:value-type="percentage">
            <text:p>83.90%</text:p>
          </table:table-cell>
          <table:table-cell table:style-name="ce33" table:formula="of:=IF([.F28]&lt;&gt;&quot;&quot;;([timings_dynamic.F26]-[timings_fixed.F26])/[timings_dynamic.F26];&quot;&quot;)" office:value-type="percentage" office:value="0.0337386963631818" calcext:value-type="percentage">
            <text:p>3.37%</text:p>
          </table:table-cell>
          <table:table-cell table:style-name="ce33" table:formula="of:=IF([.G28]&lt;&gt;&quot;&quot;;([timings_dynamic.G26]-[timings_fixed.G26])/[timings_dynamic.G26];&quot;&quot;)" office:value-type="percentage" office:value="0.90116478559758" calcext:value-type="percentage">
            <text:p>90.12%</text:p>
          </table:table-cell>
          <table:table-cell table:style-name="ce33" table:formula="of:=IF([.H28]&lt;&gt;&quot;&quot;;([timings_dynamic.H26]-[timings_fixed.H26])/[timings_dynamic.H26];&quot;&quot;)" office:value-type="percentage" office:value="0.84180162941629" calcext:value-type="percentage">
            <text:p>84.18%</text:p>
          </table:table-cell>
          <table:table-cell table:style-name="ce33" table:formula="of:=IF([.I28]&lt;&gt;&quot;&quot;;([timings_dynamic.I26]-[timings_fixed.I26])/[timings_dynamic.I26];&quot;&quot;)" office:value-type="percentage" office:value="0.864336975191962" calcext:value-type="percentage">
            <text:p>86.43%</text:p>
          </table:table-cell>
          <table:table-cell/>
          <table:table-cell table:formula="of:=IF([timings_fixed.K26]&lt;&gt;&quot;&quot;;[timings_fixed.K26];&quot;&quot;)" office:value-type="percentage" office:value="0.102235413785979" calcext:value-type="percentage">
            <text:p>10.22%</text:p>
          </table:table-cell>
          <table:table-cell table:formula="of:=IF([timings_fixed.L26]&lt;&gt;&quot;&quot;;[timings_fixed.L26];&quot;&quot;)" office:value-type="percentage" office:value="0.371584894864826" calcext:value-type="percentage">
            <text:p>37.16%</text:p>
          </table:table-cell>
          <table:table-cell table:number-columns-repeated="1011"/>
        </table:table-row>
        <table:table-row table:style-name="ro1" table:visibility="filter">
          <table:table-cell table:formula="of:=IF([timings_fixed.A27]&lt;&gt;&quot;&quot;;[timings_fixed.A27];&quot;&quot;)" office:value-type="string" office:string-value="Elliptic/cube_1x1x1_GroundWaterFlow/LARGE_GroundWaterFlowProcess_cube_1x1x1_2e4_stdout.log" calcext:value-type="string">
            <text:p>Elliptic/cube_1x1x1_GroundWaterFlow/LARGE_GroundWaterFlowProcess_cube_1x1x1_2e4_stdout.log</text:p>
          </table:table-cell>
          <table:table-cell table:style-name="ce28" table:formula="of:=[timings_dynamic.D27]" office:value-type="float" office:value="0.958899" calcext:value-type="float">
            <text:p>0.958899</text:p>
          </table:table-cell>
          <table:table-cell table:style-name="ce33" table:formula="of:=IF([.A29]&lt;&gt;&quot;&quot;;([timings_dynamic.B27]-[timings_fixed.B27])/[timings_dynamic.B27];&quot;&quot;)" office:value-type="percentage" office:value="0.0227639450634167" calcext:value-type="percentage">
            <text:p>2.28%</text:p>
          </table:table-cell>
          <table:table-cell table:style-name="ce36" table:formula="of:=IF([.C29]&lt;&gt;&quot;&quot;;([timings_dynamic.C27]-[timings_fixed.C27])/[timings_dynamic.C27];&quot;&quot;)" office:value-type="percentage" office:value="0.340701729028528" calcext:value-type="percentage">
            <text:p>34.07%</text:p>
          </table:table-cell>
          <table:table-cell table:style-name="ce39" table:formula="of:=IF([.D29]&lt;&gt;&quot;&quot;;([timings_dynamic.D27]-[timings_fixed.D27])/[timings_dynamic.D27];&quot;&quot;)" office:value-type="percentage" office:value="0.365967635798974" calcext:value-type="percentage">
            <text:p>36.60%</text:p>
          </table:table-cell>
          <table:table-cell table:style-name="ce33" table:formula="of:=IF([.E29]&lt;&gt;&quot;&quot;;([timings_dynamic.E27]-[timings_fixed.E27])/[timings_dynamic.E27];&quot;&quot;)" office:value-type="percentage" office:value="0.25612361102688" calcext:value-type="percentage">
            <text:p>25.61%</text:p>
          </table:table-cell>
          <table:table-cell table:style-name="ce33" table:formula="of:=IF([.F29]&lt;&gt;&quot;&quot;;([timings_dynamic.F27]-[timings_fixed.F27])/[timings_dynamic.F27];&quot;&quot;)" office:value-type="percentage" office:value="0.00227003304159195" calcext:value-type="percentage">
            <text:p>0.23%</text:p>
          </table:table-cell>
          <table:table-cell table:style-name="ce33" table:formula="of:=IF([.G29]&lt;&gt;&quot;&quot;;([timings_dynamic.G27]-[timings_fixed.G27])/[timings_dynamic.G27];&quot;&quot;)" office:value-type="percentage" office:value="0.0696852805203517" calcext:value-type="percentage">
            <text:p>6.97%</text:p>
          </table:table-cell>
          <table:table-cell table:style-name="ce33" table:formula="of:=IF([.H29]&lt;&gt;&quot;&quot;;([timings_dynamic.H27]-[timings_fixed.H27])/[timings_dynamic.H27];&quot;&quot;)" office:value-type="percentage" office:value="0.254948684042717" calcext:value-type="percentage">
            <text:p>25.49%</text:p>
          </table:table-cell>
          <table:table-cell table:style-name="ce33" table:formula="of:=IF([.I29]&lt;&gt;&quot;&quot;;([timings_dynamic.I27]-[timings_fixed.I27])/[timings_dynamic.I27];&quot;&quot;)" office:value-type="percentage" office:value="0.144075564536189" calcext:value-type="percentage">
            <text:p>14.41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28]&lt;&gt;&quot;&quot;;[timings_fixed.A28];&quot;&quot;)" office:value-type="string" office:string-value="Elliptic/cube_1x1x1_GroundWaterFlow/LARGE_GroundWaterFlowProcess_cube_1x1x1_3e4_stdout.log" calcext:value-type="string">
            <text:p>Elliptic/cube_1x1x1_GroundWaterFlow/LARGE_GroundWaterFlowProcess_cube_1x1x1_3e4_stdout.log</text:p>
          </table:table-cell>
          <table:table-cell table:style-name="ce28" table:formula="of:=[timings_dynamic.D28]" office:value-type="float" office:value="1.42919" calcext:value-type="float">
            <text:p>1.42919</text:p>
          </table:table-cell>
          <table:table-cell table:style-name="ce33" table:formula="of:=IF([.A30]&lt;&gt;&quot;&quot;;([timings_dynamic.B28]-[timings_fixed.B28])/[timings_dynamic.B28];&quot;&quot;)" office:value-type="percentage" office:value="0.0011104941699056" calcext:value-type="percentage">
            <text:p>0.11%</text:p>
          </table:table-cell>
          <table:table-cell table:style-name="ce36" table:formula="of:=IF([.C30]&lt;&gt;&quot;&quot;;([timings_dynamic.C28]-[timings_fixed.C28])/[timings_dynamic.C28];&quot;&quot;)" office:value-type="percentage" office:value="0.326777064864443" calcext:value-type="percentage">
            <text:p>32.68%</text:p>
          </table:table-cell>
          <table:table-cell table:style-name="ce39" table:formula="of:=IF([.D30]&lt;&gt;&quot;&quot;;([timings_dynamic.D28]-[timings_fixed.D28])/[timings_dynamic.D28];&quot;&quot;)" office:value-type="percentage" office:value="0.361932983018353" calcext:value-type="percentage">
            <text:p>36.19%</text:p>
          </table:table-cell>
          <table:table-cell table:style-name="ce33" table:formula="of:=IF([.E30]&lt;&gt;&quot;&quot;;([timings_dynamic.E28]-[timings_fixed.E28])/[timings_dynamic.E28];&quot;&quot;)" office:value-type="percentage" office:value="0.245319081004719" calcext:value-type="percentage">
            <text:p>24.53%</text:p>
          </table:table-cell>
          <table:table-cell table:style-name="ce33" table:formula="of:=IF([.F30]&lt;&gt;&quot;&quot;;([timings_dynamic.F28]-[timings_fixed.F28])/[timings_dynamic.F28];&quot;&quot;)" office:value-type="percentage" office:value="0.0343015706806284" calcext:value-type="percentage">
            <text:p>3.43%</text:p>
          </table:table-cell>
          <table:table-cell table:style-name="ce33" table:formula="of:=IF([.G30]&lt;&gt;&quot;&quot;;([timings_dynamic.G28]-[timings_fixed.G28])/[timings_dynamic.G28];&quot;&quot;)" office:value-type="percentage" office:value="0.0566294363858156" calcext:value-type="percentage">
            <text:p>5.66%</text:p>
          </table:table-cell>
          <table:table-cell table:style-name="ce33" table:formula="of:=IF([.H30]&lt;&gt;&quot;&quot;;([timings_dynamic.H28]-[timings_fixed.H28])/[timings_dynamic.H28];&quot;&quot;)" office:value-type="percentage" office:value="0.24454374801284" calcext:value-type="percentage">
            <text:p>24.45%</text:p>
          </table:table-cell>
          <table:table-cell table:style-name="ce33" table:formula="of:=IF([.I30]&lt;&gt;&quot;&quot;;([timings_dynamic.I28]-[timings_fixed.I28])/[timings_dynamic.I28];&quot;&quot;)" office:value-type="percentage" office:value="0.149082006793622" calcext:value-type="percentage">
            <text:p>14.91%</text:p>
          </table:table-cell>
          <table:table-cell/>
          <table:table-cell table:formula="of:=IF([timings_fixed.K28]&lt;&gt;&quot;&quot;;[timings_fixed.K28];&quot;&quot;)" office:value-type="percentage" office:value="0.122998862837599" calcext:value-type="percentage">
            <text:p>12.30%</text:p>
          </table:table-cell>
          <table:table-cell table:formula="of:=IF([timings_fixed.L28]&lt;&gt;&quot;&quot;;[timings_fixed.L28];&quot;&quot;)">
            <text:p/>
          </table:table-cell>
          <table:table-cell table:number-columns-repeated="1011"/>
        </table:table-row>
        <table:table-row table:style-name="ro1">
          <table:table-cell table:formula="of:=IF([timings_fixed.A29]&lt;&gt;&quot;&quot;;[timings_fixed.A29];&quot;&quot;)" office:value-type="string" office:string-value="Elliptic/cube_1x1x1_GroundWaterFlow/LARGE_GroundWaterFlowProcess_cube_1x1x1_4e4_stdout.log" calcext:value-type="string">
            <text:p>Elliptic/cube_1x1x1_GroundWaterFlow/LARGE_GroundWaterFlowProcess_cube_1x1x1_4e4_stdout.log</text:p>
          </table:table-cell>
          <table:table-cell table:style-name="ce28" table:formula="of:=[timings_dynamic.D29]" office:value-type="float" office:value="1.90291" calcext:value-type="float">
            <text:p>1.90291</text:p>
          </table:table-cell>
          <table:table-cell table:style-name="ce33" table:formula="of:=IF([.A31]&lt;&gt;&quot;&quot;;([timings_dynamic.B29]-[timings_fixed.B29])/[timings_dynamic.B29];&quot;&quot;)" office:value-type="percentage" office:value="0.0199238972449495" calcext:value-type="percentage">
            <text:p>1.99%</text:p>
          </table:table-cell>
          <table:table-cell table:style-name="ce36" table:formula="of:=IF([.C31]&lt;&gt;&quot;&quot;;([timings_dynamic.C29]-[timings_fixed.C29])/[timings_dynamic.C29];&quot;&quot;)" office:value-type="percentage" office:value="0.341876741914381" calcext:value-type="percentage">
            <text:p>34.19%</text:p>
          </table:table-cell>
          <table:table-cell table:style-name="ce39" table:formula="of:=IF([.D31]&lt;&gt;&quot;&quot;;([timings_dynamic.D29]-[timings_fixed.D29])/[timings_dynamic.D29];&quot;&quot;)" office:value-type="percentage" office:value="0.35389482424287" calcext:value-type="percentage">
            <text:p>35.39%</text:p>
          </table:table-cell>
          <table:table-cell table:style-name="ce33" table:formula="of:=IF([.E31]&lt;&gt;&quot;&quot;;([timings_dynamic.E29]-[timings_fixed.E29])/[timings_dynamic.E29];&quot;&quot;)" office:value-type="percentage" office:value="0.244964745107451" calcext:value-type="percentage">
            <text:p>24.50%</text:p>
          </table:table-cell>
          <table:table-cell table:style-name="ce33" table:formula="of:=IF([.F31]&lt;&gt;&quot;&quot;;([timings_dynamic.F29]-[timings_fixed.F29])/[timings_dynamic.F29];&quot;&quot;)" office:value-type="percentage" office:value="-0.0169818984653339" calcext:value-type="percentage">
            <text:p>-1.70%</text:p>
          </table:table-cell>
          <table:table-cell table:style-name="ce33" table:formula="of:=IF([.G31]&lt;&gt;&quot;&quot;;([timings_dynamic.G29]-[timings_fixed.G29])/[timings_dynamic.G29];&quot;&quot;)" office:value-type="percentage" office:value="0.0596945652214274" calcext:value-type="percentage">
            <text:p>5.97%</text:p>
          </table:table-cell>
          <table:table-cell table:style-name="ce33" table:formula="of:=IF([.H31]&lt;&gt;&quot;&quot;;([timings_dynamic.H29]-[timings_fixed.H29])/[timings_dynamic.H29];&quot;&quot;)" office:value-type="percentage" office:value="0.243850664771167" calcext:value-type="percentage">
            <text:p>24.39%</text:p>
          </table:table-cell>
          <table:table-cell table:style-name="ce33" table:formula="of:=IF([.I31]&lt;&gt;&quot;&quot;;([timings_dynamic.I29]-[timings_fixed.I29])/[timings_dynamic.I29];&quot;&quot;)" office:value-type="percentage" office:value="0.152809840929806" calcext:value-type="percentage">
            <text:p>15.28%</text:p>
          </table:table-cell>
          <table:table-cell/>
          <table:table-cell table:formula="of:=IF([timings_fixed.K29]&lt;&gt;&quot;&quot;;[timings_fixed.K29];&quot;&quot;)" office:value-type="percentage" office:value="0.119461886325926" calcext:value-type="percentage">
            <text:p>11.95%</text:p>
          </table:table-cell>
          <table:table-cell table:formula="of:=IF([timings_fixed.L29]&lt;&gt;&quot;&quot;;[timings_fixed.L29];&quot;&quot;)" office:value-type="percentage" office:value="0.411953020789277" calcext:value-type="percentage">
            <text:p>41.20%</text:p>
          </table:table-cell>
          <table:table-cell table:number-columns-repeated="1011"/>
        </table:table-row>
        <table:table-row table:style-name="ro1">
          <table:table-cell table:formula="of:=IF([timings_fixed.A30]&lt;&gt;&quot;&quot;;[timings_fixed.A30];&quot;&quot;)" office:value-type="string" office:string-value="Elliptic/cube_1x1x1_GroundWaterFlow/LARGE_GroundWaterFlowProcess_cube_1x1x1_5e4_stdout.log" calcext:value-type="string">
            <text:p>Elliptic/cube_1x1x1_GroundWaterFlow/LARGE_GroundWaterFlowProcess_cube_1x1x1_5e4_stdout.log</text:p>
          </table:table-cell>
          <table:table-cell table:style-name="ce28" table:formula="of:=[timings_dynamic.D30]" office:value-type="float" office:value="2.47226" calcext:value-type="float">
            <text:p>2.47226</text:p>
          </table:table-cell>
          <table:table-cell table:style-name="ce33" table:formula="of:=IF([.A32]&lt;&gt;&quot;&quot;;([timings_dynamic.B30]-[timings_fixed.B30])/[timings_dynamic.B30];&quot;&quot;)" office:value-type="percentage" office:value="0.0196887183209392" calcext:value-type="percentage">
            <text:p>1.97%</text:p>
          </table:table-cell>
          <table:table-cell table:style-name="ce36" table:formula="of:=IF([.C32]&lt;&gt;&quot;&quot;;([timings_dynamic.C30]-[timings_fixed.C30])/[timings_dynamic.C30];&quot;&quot;)" office:value-type="percentage" office:value="0.342743283914837" calcext:value-type="percentage">
            <text:p>34.27%</text:p>
          </table:table-cell>
          <table:table-cell table:style-name="ce39" table:formula="of:=IF([.D32]&lt;&gt;&quot;&quot;;([timings_dynamic.D30]-[timings_fixed.D30])/[timings_dynamic.D30];&quot;&quot;)" office:value-type="percentage" office:value="0.356633202009497" calcext:value-type="percentage">
            <text:p>35.66%</text:p>
          </table:table-cell>
          <table:table-cell table:style-name="ce33" table:formula="of:=IF([.E32]&lt;&gt;&quot;&quot;;([timings_dynamic.E30]-[timings_fixed.E30])/[timings_dynamic.E30];&quot;&quot;)" office:value-type="percentage" office:value="0.240144256967631" calcext:value-type="percentage">
            <text:p>24.01%</text:p>
          </table:table-cell>
          <table:table-cell table:style-name="ce33" table:formula="of:=IF([.F32]&lt;&gt;&quot;&quot;;([timings_dynamic.F30]-[timings_fixed.F30])/[timings_dynamic.F30];&quot;&quot;)" office:value-type="percentage" office:value="-0.0202714402064127" calcext:value-type="percentage">
            <text:p>-2.03%</text:p>
          </table:table-cell>
          <table:table-cell table:style-name="ce33" table:formula="of:=IF([.G32]&lt;&gt;&quot;&quot;;([timings_dynamic.G30]-[timings_fixed.G30])/[timings_dynamic.G30];&quot;&quot;)" office:value-type="percentage" office:value="0.0677221056462572" calcext:value-type="percentage">
            <text:p>6.77%</text:p>
          </table:table-cell>
          <table:table-cell table:style-name="ce33" table:formula="of:=IF([.H32]&lt;&gt;&quot;&quot;;([timings_dynamic.H30]-[timings_fixed.H30])/[timings_dynamic.H30];&quot;&quot;)" office:value-type="percentage" office:value="0.239535176468555" calcext:value-type="percentage">
            <text:p>23.95%</text:p>
          </table:table-cell>
          <table:table-cell table:style-name="ce33" table:formula="of:=IF([.I32]&lt;&gt;&quot;&quot;;([timings_dynamic.I30]-[timings_fixed.I30])/[timings_dynamic.I30];&quot;&quot;)" office:value-type="percentage" office:value="0.14910839470035" calcext:value-type="percentage">
            <text:p>14.91%</text:p>
          </table:table-cell>
          <table:table-cell/>
          <table:table-cell table:formula="of:=IF([timings_fixed.K30]&lt;&gt;&quot;&quot;;[timings_fixed.K30];&quot;&quot;)" office:value-type="percentage" office:value="0.118624141031203" calcext:value-type="percentage">
            <text:p>11.86%</text:p>
          </table:table-cell>
          <table:table-cell table:formula="of:=IF([timings_fixed.L30]&lt;&gt;&quot;&quot;;[timings_fixed.L30];&quot;&quot;)" office:value-type="percentage" office:value="0.412284904153857" calcext:value-type="percentage">
            <text:p>41.23%</text:p>
          </table:table-cell>
          <table:table-cell table:number-columns-repeated="1011"/>
        </table:table-row>
        <table:table-row table:style-name="ro1" table:visibility="filter">
          <table:table-cell table:formula="of:=IF([timings_fixed.A31]&lt;&gt;&quot;&quot;;[timings_fixed.A31];&quot;&quot;)" office:value-type="string" office:string-value="Elliptic/cube_1x1x1_GroundWaterFlow/LARGE_GroundWaterFlowProcess_cube_1x1x1_Neumann_1e4_stdout.log" calcext:value-type="string">
            <text:p>Elliptic/cube_1x1x1_GroundWaterFlow/LARGE_GroundWaterFlowProcess_cube_1x1x1_Neumann_1e4_stdout.log</text:p>
          </table:table-cell>
          <table:table-cell table:style-name="ce28" table:formula="of:=[timings_dynamic.D31]" office:value-type="float" office:value="0.544975" calcext:value-type="float">
            <text:p>0.544975</text:p>
          </table:table-cell>
          <table:table-cell table:style-name="ce33" table:formula="of:=IF([.A33]&lt;&gt;&quot;&quot;;([timings_dynamic.B31]-[timings_fixed.B31])/[timings_dynamic.B31];&quot;&quot;)" office:value-type="percentage" office:value="0.0273211777143767" calcext:value-type="percentage">
            <text:p>2.73%</text:p>
          </table:table-cell>
          <table:table-cell table:style-name="ce36" table:formula="of:=IF([.C33]&lt;&gt;&quot;&quot;;([timings_dynamic.C31]-[timings_fixed.C31])/[timings_dynamic.C31];&quot;&quot;)" office:value-type="percentage" office:value="0.328489844947975" calcext:value-type="percentage">
            <text:p>32.85%</text:p>
          </table:table-cell>
          <table:table-cell table:style-name="ce39" table:formula="of:=IF([.D33]&lt;&gt;&quot;&quot;;([timings_dynamic.D31]-[timings_fixed.D31])/[timings_dynamic.D31];&quot;&quot;)" office:value-type="percentage" office:value="0.348896738382495" calcext:value-type="percentage">
            <text:p>34.89%</text:p>
          </table:table-cell>
          <table:table-cell table:style-name="ce33" table:formula="of:=IF([.E33]&lt;&gt;&quot;&quot;;([timings_dynamic.E31]-[timings_fixed.E31])/[timings_dynamic.E31];&quot;&quot;)" office:value-type="percentage" office:value="0.196981961147086" calcext:value-type="percentage">
            <text:p>19.70%</text:p>
          </table:table-cell>
          <table:table-cell table:style-name="ce33" table:formula="of:=IF([.F33]&lt;&gt;&quot;&quot;;([timings_dynamic.F31]-[timings_fixed.F31])/[timings_dynamic.F31];&quot;&quot;)" office:value-type="percentage" office:value="0.0184081973072799" calcext:value-type="percentage">
            <text:p>1.84%</text:p>
          </table:table-cell>
          <table:table-cell table:style-name="ce33" table:formula="of:=IF([.G33]&lt;&gt;&quot;&quot;;([timings_dynamic.G31]-[timings_fixed.G31])/[timings_dynamic.G31];&quot;&quot;)" office:value-type="percentage" office:value="0.0677060956831167" calcext:value-type="percentage">
            <text:p>6.77%</text:p>
          </table:table-cell>
          <table:table-cell table:style-name="ce33" table:formula="of:=IF([.H33]&lt;&gt;&quot;&quot;;([timings_dynamic.H31]-[timings_fixed.H31])/[timings_dynamic.H31];&quot;&quot;)" office:value-type="percentage" office:value="0.19619068663714" calcext:value-type="percentage">
            <text:p>19.62%</text:p>
          </table:table-cell>
          <table:table-cell table:style-name="ce33" table:formula="of:=IF([.I33]&lt;&gt;&quot;&quot;;([timings_dynamic.I31]-[timings_fixed.I31])/[timings_dynamic.I31];&quot;&quot;)" office:value-type="percentage" office:value="0.137382617162787" calcext:value-type="percentage">
            <text:p>13.7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32]&lt;&gt;&quot;&quot;;[timings_fixed.A32];&quot;&quot;)" office:value-type="string" office:string-value="Elliptic/cube_1x1x1_GroundWaterFlow/LARGE_GroundWaterFlowProcess_cube_1x1x1_Neumann_1e5_stdout.log" calcext:value-type="string">
            <text:p>Elliptic/cube_1x1x1_GroundWaterFlow/LARGE_GroundWaterFlowProcess_cube_1x1x1_Neumann_1e5_stdout.log</text:p>
          </table:table-cell>
          <table:table-cell table:style-name="ce28" table:formula="of:=[timings_dynamic.D32]" office:value-type="float" office:value="5.5011" calcext:value-type="float">
            <text:p>5.5011</text:p>
          </table:table-cell>
          <table:table-cell table:style-name="ce33" table:formula="of:=IF([.A34]&lt;&gt;&quot;&quot;;([timings_dynamic.B32]-[timings_fixed.B32])/[timings_dynamic.B32];&quot;&quot;)" office:value-type="percentage" office:value="0.0068204681107906" calcext:value-type="percentage">
            <text:p>0.68%</text:p>
          </table:table-cell>
          <table:table-cell table:style-name="ce36" table:formula="of:=IF([.C34]&lt;&gt;&quot;&quot;;([timings_dynamic.C32]-[timings_fixed.C32])/[timings_dynamic.C32];&quot;&quot;)" office:value-type="percentage" office:value="0.339362956409397" calcext:value-type="percentage">
            <text:p>33.94%</text:p>
          </table:table-cell>
          <table:table-cell table:style-name="ce39" table:formula="of:=IF([.D34]&lt;&gt;&quot;&quot;;([timings_dynamic.D32]-[timings_fixed.D32])/[timings_dynamic.D32];&quot;&quot;)" office:value-type="percentage" office:value="0.299000199960008" calcext:value-type="percentage">
            <text:p>29.90%</text:p>
          </table:table-cell>
          <table:table-cell table:style-name="ce33" table:formula="of:=IF([.E34]&lt;&gt;&quot;&quot;;([timings_dynamic.E32]-[timings_fixed.E32])/[timings_dynamic.E32];&quot;&quot;)" office:value-type="percentage" office:value="0.119736301679789" calcext:value-type="percentage">
            <text:p>11.97%</text:p>
          </table:table-cell>
          <table:table-cell table:style-name="ce33" table:formula="of:=IF([.F34]&lt;&gt;&quot;&quot;;([timings_dynamic.F32]-[timings_fixed.F32])/[timings_dynamic.F32];&quot;&quot;)" office:value-type="percentage" office:value="-0.013750560947702" calcext:value-type="percentage">
            <text:p>-1.38%</text:p>
          </table:table-cell>
          <table:table-cell table:style-name="ce33" table:formula="of:=IF([.G34]&lt;&gt;&quot;&quot;;([timings_dynamic.G32]-[timings_fixed.G32])/[timings_dynamic.G32];&quot;&quot;)" office:value-type="percentage" office:value="0.0560849036696671" calcext:value-type="percentage">
            <text:p>5.61%</text:p>
          </table:table-cell>
          <table:table-cell table:style-name="ce33" table:formula="of:=IF([.H34]&lt;&gt;&quot;&quot;;([timings_dynamic.H32]-[timings_fixed.H32])/[timings_dynamic.H32];&quot;&quot;)" office:value-type="percentage" office:value="0.119647188840158" calcext:value-type="percentage">
            <text:p>11.96%</text:p>
          </table:table-cell>
          <table:table-cell table:style-name="ce33" table:formula="of:=IF([.I34]&lt;&gt;&quot;&quot;;([timings_dynamic.I32]-[timings_fixed.I32])/[timings_dynamic.I32];&quot;&quot;)" office:value-type="percentage" office:value="0.0949747279731048" calcext:value-type="percentage">
            <text:p>9.50%</text:p>
          </table:table-cell>
          <table:table-cell/>
          <table:table-cell table:formula="of:=IF([timings_fixed.K32]&lt;&gt;&quot;&quot;;[timings_fixed.K32];&quot;&quot;)" office:value-type="percentage" office:value="0.0925575750660612" calcext:value-type="percentage">
            <text:p>9.26%</text:p>
          </table:table-cell>
          <table:table-cell table:formula="of:=IF([timings_fixed.L32]&lt;&gt;&quot;&quot;;[timings_fixed.L32];&quot;&quot;)" office:value-type="percentage" office:value="0.330595108744979" calcext:value-type="percentage">
            <text:p>33.06%</text:p>
          </table:table-cell>
          <table:table-cell table:number-columns-repeated="1011"/>
        </table:table-row>
        <table:table-row table:style-name="ro1">
          <table:table-cell table:formula="of:=IF([timings_fixed.A33]&lt;&gt;&quot;&quot;;[timings_fixed.A33];&quot;&quot;)" office:value-type="string" office:string-value="Elliptic/cube_1x1x1_GroundWaterFlow/LARGE_GroundWaterFlowProcess_cube_1x1x1_Neumann_1e6_stdout.log" calcext:value-type="string">
            <text:p>Elliptic/cube_1x1x1_GroundWaterFlow/LARGE_GroundWaterFlowProcess_cube_1x1x1_Neumann_1e6_stdout.log</text:p>
          </table:table-cell>
          <table:table-cell table:style-name="ce28" table:formula="of:=[timings_dynamic.D33]" office:value-type="float" office:value="318.788" calcext:value-type="float">
            <text:p>318.788</text:p>
          </table:table-cell>
          <table:table-cell table:style-name="ce33" table:formula="of:=IF([.A35]&lt;&gt;&quot;&quot;;([timings_dynamic.B33]-[timings_fixed.B33])/[timings_dynamic.B33];&quot;&quot;)" office:value-type="percentage" office:value="0.688627525320912" calcext:value-type="percentage">
            <text:p>68.86%</text:p>
          </table:table-cell>
          <table:table-cell table:style-name="ce36" table:formula="of:=IF([.C35]&lt;&gt;&quot;&quot;;([timings_dynamic.C33]-[timings_fixed.C33])/[timings_dynamic.C33];&quot;&quot;)" office:value-type="percentage" office:value="0.927398138221064" calcext:value-type="percentage">
            <text:p>92.74%</text:p>
          </table:table-cell>
          <table:table-cell table:style-name="ce39" table:formula="of:=IF([.D35]&lt;&gt;&quot;&quot;;([timings_dynamic.D33]-[timings_fixed.D33])/[timings_dynamic.D33];&quot;&quot;)" office:value-type="percentage" office:value="0.82523777557499" calcext:value-type="percentage">
            <text:p>82.52%</text:p>
          </table:table-cell>
          <table:table-cell table:style-name="ce33" table:formula="of:=IF([.E35]&lt;&gt;&quot;&quot;;([timings_dynamic.E33]-[timings_fixed.E33])/[timings_dynamic.E33];&quot;&quot;)" office:value-type="percentage" office:value="0.668355402086583" calcext:value-type="percentage">
            <text:p>66.84%</text:p>
          </table:table-cell>
          <table:table-cell table:style-name="ce33" table:formula="of:=IF([.F35]&lt;&gt;&quot;&quot;;([timings_dynamic.F33]-[timings_fixed.F33])/[timings_dynamic.F33];&quot;&quot;)" office:value-type="percentage" office:value="0.0358796407704377" calcext:value-type="percentage">
            <text:p>3.59%</text:p>
          </table:table-cell>
          <table:table-cell table:style-name="ce33" table:formula="of:=IF([.G35]&lt;&gt;&quot;&quot;;([timings_dynamic.G33]-[timings_fixed.G33])/[timings_dynamic.G33];&quot;&quot;)" office:value-type="percentage" office:value="0.883977638910852" calcext:value-type="percentage">
            <text:p>88.40%</text:p>
          </table:table-cell>
          <table:table-cell table:style-name="ce33" table:formula="of:=IF([.H35]&lt;&gt;&quot;&quot;;([timings_dynamic.H33]-[timings_fixed.H33])/[timings_dynamic.H33];&quot;&quot;)" office:value-type="percentage" office:value="0.673589061049203" calcext:value-type="percentage">
            <text:p>67.36%</text:p>
          </table:table-cell>
          <table:table-cell table:style-name="ce33" table:formula="of:=IF([.I35]&lt;&gt;&quot;&quot;;([timings_dynamic.I33]-[timings_fixed.I33])/[timings_dynamic.I33];&quot;&quot;)" office:value-type="percentage" office:value="0.758344925607838" calcext:value-type="percentage">
            <text:p>75.83%</text:p>
          </table:table-cell>
          <table:table-cell/>
          <table:table-cell table:formula="of:=IF([timings_fixed.K33]&lt;&gt;&quot;&quot;;[timings_fixed.K33];&quot;&quot;)" office:value-type="percentage" office:value="0.065879764000998" calcext:value-type="percentage">
            <text:p>6.59%</text:p>
          </table:table-cell>
          <table:table-cell table:formula="of:=IF([timings_fixed.L33]&lt;&gt;&quot;&quot;;[timings_fixed.L33];&quot;&quot;)" office:value-type="percentage" office:value="0.254176022802946" calcext:value-type="percentage">
            <text:p>25.42%</text:p>
          </table:table-cell>
          <table:table-cell table:number-columns-repeated="1011"/>
        </table:table-row>
        <table:table-row table:style-name="ro1">
          <table:table-cell table:formula="of:=IF([timings_fixed.A34]&lt;&gt;&quot;&quot;;[timings_fixed.A34];&quot;&quot;)" office:value-type="string" office:string-value="Elliptic/cube_1x1x1_GroundWaterFlow/LARGE_GroundWaterFlowProcess_cube_1x1x1_Neumann_2e4_stdout.log" calcext:value-type="string">
            <text:p>Elliptic/cube_1x1x1_GroundWaterFlow/LARGE_GroundWaterFlowProcess_cube_1x1x1_Neumann_2e4_stdout.log</text:p>
          </table:table-cell>
          <table:table-cell table:style-name="ce28" table:formula="of:=[timings_dynamic.D34]" office:value-type="float" office:value="1.01177" calcext:value-type="float">
            <text:p>1.01177</text:p>
          </table:table-cell>
          <table:table-cell table:style-name="ce33" table:formula="of:=IF([.A36]&lt;&gt;&quot;&quot;;([timings_dynamic.B34]-[timings_fixed.B34])/[timings_dynamic.B34];&quot;&quot;)" office:value-type="percentage" office:value="0.0936328929989521" calcext:value-type="percentage">
            <text:p>9.36%</text:p>
          </table:table-cell>
          <table:table-cell table:style-name="ce36" table:formula="of:=IF([.C36]&lt;&gt;&quot;&quot;;([timings_dynamic.C34]-[timings_fixed.C34])/[timings_dynamic.C34];&quot;&quot;)" office:value-type="percentage" office:value="0.302844803133035" calcext:value-type="percentage">
            <text:p>30.28%</text:p>
          </table:table-cell>
          <table:table-cell table:style-name="ce39" table:formula="of:=IF([.D36]&lt;&gt;&quot;&quot;;([timings_dynamic.D34]-[timings_fixed.D34])/[timings_dynamic.D34];&quot;&quot;)" office:value-type="percentage" office:value="0.316378228253457" calcext:value-type="percentage">
            <text:p>31.64%</text:p>
          </table:table-cell>
          <table:table-cell table:style-name="ce33" table:formula="of:=IF([.E36]&lt;&gt;&quot;&quot;;([timings_dynamic.E34]-[timings_fixed.E34])/[timings_dynamic.E34];&quot;&quot;)" office:value-type="percentage" office:value="0.132138566929645" calcext:value-type="percentage">
            <text:p>13.21%</text:p>
          </table:table-cell>
          <table:table-cell table:style-name="ce33" table:formula="of:=IF([.F36]&lt;&gt;&quot;&quot;;([timings_dynamic.F34]-[timings_fixed.F34])/[timings_dynamic.F34];&quot;&quot;)" office:value-type="percentage" office:value="-0.0571793297587409" calcext:value-type="percentage">
            <text:p>-5.72%</text:p>
          </table:table-cell>
          <table:table-cell table:style-name="ce33" table:formula="of:=IF([.G36]&lt;&gt;&quot;&quot;;([timings_dynamic.G34]-[timings_fixed.G34])/[timings_dynamic.G34];&quot;&quot;)" office:value-type="percentage" office:value="0.0333530384098381" calcext:value-type="percentage">
            <text:p>3.34%</text:p>
          </table:table-cell>
          <table:table-cell table:style-name="ce33" table:formula="of:=IF([.H36]&lt;&gt;&quot;&quot;;([timings_dynamic.H34]-[timings_fixed.H34])/[timings_dynamic.H34];&quot;&quot;)" office:value-type="percentage" office:value="0.131957971101662" calcext:value-type="percentage">
            <text:p>13.20%</text:p>
          </table:table-cell>
          <table:table-cell table:style-name="ce33" table:formula="of:=IF([.I36]&lt;&gt;&quot;&quot;;([timings_dynamic.I34]-[timings_fixed.I34])/[timings_dynamic.I34];&quot;&quot;)" office:value-type="percentage" office:value="0.0967012651461154" calcext:value-type="percentage">
            <text:p>9.67%</text:p>
          </table:table-cell>
          <table:table-cell/>
          <table:table-cell table:formula="of:=IF([timings_fixed.K34]&lt;&gt;&quot;&quot;;[timings_fixed.K34];&quot;&quot;)" office:value-type="percentage" office:value="0.110154004522401" calcext:value-type="percentage">
            <text:p>11.02%</text:p>
          </table:table-cell>
          <table:table-cell table:formula="of:=IF([timings_fixed.L34]&lt;&gt;&quot;&quot;;[timings_fixed.L34];&quot;&quot;)">
            <text:p/>
          </table:table-cell>
          <table:table-cell table:number-columns-repeated="1011"/>
        </table:table-row>
        <table:table-row table:style-name="ro1">
          <table:table-cell table:formula="of:=IF([timings_fixed.A35]&lt;&gt;&quot;&quot;;[timings_fixed.A35];&quot;&quot;)" office:value-type="string" office:string-value="Elliptic/cube_1x1x1_GroundWaterFlow/LARGE_GroundWaterFlowProcess_cube_1x1x1_Neumann_3e4_stdout.log" calcext:value-type="string">
            <text:p>Elliptic/cube_1x1x1_GroundWaterFlow/LARGE_GroundWaterFlowProcess_cube_1x1x1_Neumann_3e4_stdout.log</text:p>
          </table:table-cell>
          <table:table-cell table:style-name="ce28" table:formula="of:=[timings_dynamic.D35]" office:value-type="float" office:value="1.56896" calcext:value-type="float">
            <text:p>1.56896</text:p>
          </table:table-cell>
          <table:table-cell table:style-name="ce33" table:formula="of:=IF([.A37]&lt;&gt;&quot;&quot;;([timings_dynamic.B35]-[timings_fixed.B35])/[timings_dynamic.B35];&quot;&quot;)" office:value-type="percentage" office:value="-0.0000883008704994012" calcext:value-type="percentage">
            <text:p>-0.01%</text:p>
          </table:table-cell>
          <table:table-cell table:style-name="ce36" table:formula="of:=IF([.C37]&lt;&gt;&quot;&quot;;([timings_dynamic.C35]-[timings_fixed.C35])/[timings_dynamic.C35];&quot;&quot;)" office:value-type="percentage" office:value="0.324753454054445" calcext:value-type="percentage">
            <text:p>32.48%</text:p>
          </table:table-cell>
          <table:table-cell table:style-name="ce39" table:formula="of:=IF([.D37]&lt;&gt;&quot;&quot;;([timings_dynamic.D35]-[timings_fixed.D35])/[timings_dynamic.D35];&quot;&quot;)" office:value-type="percentage" office:value="0.32852972669794" calcext:value-type="percentage">
            <text:p>32.85%</text:p>
          </table:table-cell>
          <table:table-cell table:style-name="ce33" table:formula="of:=IF([.E37]&lt;&gt;&quot;&quot;;([timings_dynamic.E35]-[timings_fixed.E35])/[timings_dynamic.E35];&quot;&quot;)" office:value-type="percentage" office:value="0.142090068794304" calcext:value-type="percentage">
            <text:p>14.21%</text:p>
          </table:table-cell>
          <table:table-cell table:style-name="ce33" table:formula="of:=IF([.F37]&lt;&gt;&quot;&quot;;([timings_dynamic.F35]-[timings_fixed.F35])/[timings_dynamic.F35];&quot;&quot;)" office:value-type="percentage" office:value="-0.0208133517881448" calcext:value-type="percentage">
            <text:p>-2.08%</text:p>
          </table:table-cell>
          <table:table-cell table:style-name="ce33" table:formula="of:=IF([.G37]&lt;&gt;&quot;&quot;;([timings_dynamic.G35]-[timings_fixed.G35])/[timings_dynamic.G35];&quot;&quot;)" office:value-type="percentage" office:value="0.0657953371422881" calcext:value-type="percentage">
            <text:p>6.58%</text:p>
          </table:table-cell>
          <table:table-cell table:style-name="ce33" table:formula="of:=IF([.H37]&lt;&gt;&quot;&quot;;([timings_dynamic.H35]-[timings_fixed.H35])/[timings_dynamic.H35];&quot;&quot;)" office:value-type="percentage" office:value="0.142020782841036" calcext:value-type="percentage">
            <text:p>14.20%</text:p>
          </table:table-cell>
          <table:table-cell table:style-name="ce33" table:formula="of:=IF([.I37]&lt;&gt;&quot;&quot;;([timings_dynamic.I35]-[timings_fixed.I35])/[timings_dynamic.I35];&quot;&quot;)" office:value-type="percentage" office:value="0.115994088893941" calcext:value-type="percentage">
            <text:p>11.60%</text:p>
          </table:table-cell>
          <table:table-cell/>
          <table:table-cell table:formula="of:=IF([timings_fixed.K35]&lt;&gt;&quot;&quot;;[timings_fixed.K35];&quot;&quot;)" office:value-type="percentage" office:value="0.106328368976089" calcext:value-type="percentage">
            <text:p>10.63%</text:p>
          </table:table-cell>
          <table:table-cell table:formula="of:=IF([timings_fixed.L35]&lt;&gt;&quot;&quot;;[timings_fixed.L35];&quot;&quot;)" office:value-type="percentage" office:value="0.35619595447599" calcext:value-type="percentage">
            <text:p>35.62%</text:p>
          </table:table-cell>
          <table:table-cell table:number-columns-repeated="1011"/>
        </table:table-row>
        <table:table-row table:style-name="ro1">
          <table:table-cell table:formula="of:=IF([timings_fixed.A36]&lt;&gt;&quot;&quot;;[timings_fixed.A36];&quot;&quot;)" office:value-type="string" office:string-value="Elliptic/cube_1x1x1_GroundWaterFlow/LARGE_GroundWaterFlowProcess_cube_1x1x1_Neumann_4e4_stdout.log" calcext:value-type="string">
            <text:p>Elliptic/cube_1x1x1_GroundWaterFlow/LARGE_GroundWaterFlowProcess_cube_1x1x1_Neumann_4e4_stdout.log</text:p>
          </table:table-cell>
          <table:table-cell table:style-name="ce28" table:formula="of:=[timings_dynamic.D36]" office:value-type="float" office:value="2.11077" calcext:value-type="float">
            <text:p>2.11077</text:p>
          </table:table-cell>
          <table:table-cell table:style-name="ce33" table:formula="of:=IF([.A38]&lt;&gt;&quot;&quot;;([timings_dynamic.B36]-[timings_fixed.B36])/[timings_dynamic.B36];&quot;&quot;)" office:value-type="percentage" office:value="-0.0185852347458111" calcext:value-type="percentage">
            <text:p>-1.86%</text:p>
          </table:table-cell>
          <table:table-cell table:style-name="ce36" table:formula="of:=IF([.C38]&lt;&gt;&quot;&quot;;([timings_dynamic.C36]-[timings_fixed.C36])/[timings_dynamic.C36];&quot;&quot;)" office:value-type="percentage" office:value="0.345077329652266" calcext:value-type="percentage">
            <text:p>34.51%</text:p>
          </table:table-cell>
          <table:table-cell table:style-name="ce39" table:formula="of:=IF([.D38]&lt;&gt;&quot;&quot;;([timings_dynamic.D36]-[timings_fixed.D36])/[timings_dynamic.D36];&quot;&quot;)" office:value-type="percentage" office:value="0.320158046589633" calcext:value-type="percentage">
            <text:p>32.02%</text:p>
          </table:table-cell>
          <table:table-cell table:style-name="ce33" table:formula="of:=IF([.E38]&lt;&gt;&quot;&quot;;([timings_dynamic.E36]-[timings_fixed.E36])/[timings_dynamic.E36];&quot;&quot;)" office:value-type="percentage" office:value="0.146782199418394" calcext:value-type="percentage">
            <text:p>14.68%</text:p>
          </table:table-cell>
          <table:table-cell table:style-name="ce33" table:formula="of:=IF([.F38]&lt;&gt;&quot;&quot;;([timings_dynamic.F36]-[timings_fixed.F36])/[timings_dynamic.F36];&quot;&quot;)" office:value-type="percentage" office:value="-0.0145811146258517" calcext:value-type="percentage">
            <text:p>-1.46%</text:p>
          </table:table-cell>
          <table:table-cell table:style-name="ce33" table:formula="of:=IF([.G38]&lt;&gt;&quot;&quot;;([timings_dynamic.G36]-[timings_fixed.G36])/[timings_dynamic.G36];&quot;&quot;)" office:value-type="percentage" office:value="0.0398496763082426" calcext:value-type="percentage">
            <text:p>3.98%</text:p>
          </table:table-cell>
          <table:table-cell table:style-name="ce33" table:formula="of:=IF([.H38]&lt;&gt;&quot;&quot;;([timings_dynamic.H36]-[timings_fixed.H36])/[timings_dynamic.H36];&quot;&quot;)" office:value-type="percentage" office:value="0.146635726135589" calcext:value-type="percentage">
            <text:p>14.66%</text:p>
          </table:table-cell>
          <table:table-cell table:style-name="ce33" table:formula="of:=IF([.I38]&lt;&gt;&quot;&quot;;([timings_dynamic.I36]-[timings_fixed.I36])/[timings_dynamic.I36];&quot;&quot;)" office:value-type="percentage" office:value="0.103659706898839" calcext:value-type="percentage">
            <text:p>10.37%</text:p>
          </table:table-cell>
          <table:table-cell/>
          <table:table-cell table:formula="of:=IF([timings_fixed.K36]&lt;&gt;&quot;&quot;;[timings_fixed.K36];&quot;&quot;)" office:value-type="percentage" office:value="0.100510108084377" calcext:value-type="percentage">
            <text:p>10.05%</text:p>
          </table:table-cell>
          <table:table-cell table:formula="of:=IF([timings_fixed.L36]&lt;&gt;&quot;&quot;;[timings_fixed.L36];&quot;&quot;)" office:value-type="percentage" office:value="0.356262412978488" calcext:value-type="percentage">
            <text:p>35.63%</text:p>
          </table:table-cell>
          <table:table-cell table:number-columns-repeated="1011"/>
        </table:table-row>
        <table:table-row table:style-name="ro1">
          <table:table-cell table:formula="of:=IF([timings_fixed.A37]&lt;&gt;&quot;&quot;;[timings_fixed.A37];&quot;&quot;)" office:value-type="string" office:string-value="Elliptic/cube_1x1x1_GroundWaterFlow/LARGE_GroundWaterFlowProcess_cube_1x1x1_Neumann_5e4_stdout.log" calcext:value-type="string">
            <text:p>Elliptic/cube_1x1x1_GroundWaterFlow/LARGE_GroundWaterFlowProcess_cube_1x1x1_Neumann_5e4_stdout.log</text:p>
          </table:table-cell>
          <table:table-cell table:style-name="ce28" table:formula="of:=[timings_dynamic.D37]" office:value-type="float" office:value="2.75725" calcext:value-type="float">
            <text:p>2.75725</text:p>
          </table:table-cell>
          <table:table-cell table:style-name="ce33" table:formula="of:=IF([.A39]&lt;&gt;&quot;&quot;;([timings_dynamic.B37]-[timings_fixed.B37])/[timings_dynamic.B37];&quot;&quot;)" office:value-type="percentage" office:value="0.0369661902500107" calcext:value-type="percentage">
            <text:p>3.70%</text:p>
          </table:table-cell>
          <table:table-cell table:style-name="ce36" table:formula="of:=IF([.C39]&lt;&gt;&quot;&quot;;([timings_dynamic.C37]-[timings_fixed.C37])/[timings_dynamic.C37];&quot;&quot;)" office:value-type="percentage" office:value="0.328287229276106" calcext:value-type="percentage">
            <text:p>32.83%</text:p>
          </table:table-cell>
          <table:table-cell table:style-name="ce39" table:formula="of:=IF([.D39]&lt;&gt;&quot;&quot;;([timings_dynamic.D37]-[timings_fixed.D37])/[timings_dynamic.D37];&quot;&quot;)" office:value-type="percentage" office:value="0.318560159579291" calcext:value-type="percentage">
            <text:p>31.86%</text:p>
          </table:table-cell>
          <table:table-cell table:style-name="ce33" table:formula="of:=IF([.E39]&lt;&gt;&quot;&quot;;([timings_dynamic.E37]-[timings_fixed.E37])/[timings_dynamic.E37];&quot;&quot;)" office:value-type="percentage" office:value="0.152516532511446" calcext:value-type="percentage">
            <text:p>15.25%</text:p>
          </table:table-cell>
          <table:table-cell table:style-name="ce33" table:formula="of:=IF([.F39]&lt;&gt;&quot;&quot;;([timings_dynamic.F37]-[timings_fixed.F37])/[timings_dynamic.F37];&quot;&quot;)" office:value-type="percentage" office:value="0.0222401013025002" calcext:value-type="percentage">
            <text:p>2.22%</text:p>
          </table:table-cell>
          <table:table-cell table:style-name="ce33" table:formula="of:=IF([.G39]&lt;&gt;&quot;&quot;;([timings_dynamic.G37]-[timings_fixed.G37])/[timings_dynamic.G37];&quot;&quot;)" office:value-type="percentage" office:value="0.0622113637895166" calcext:value-type="percentage">
            <text:p>6.22%</text:p>
          </table:table-cell>
          <table:table-cell table:style-name="ce33" table:formula="of:=IF([.H39]&lt;&gt;&quot;&quot;;([timings_dynamic.H37]-[timings_fixed.H37])/[timings_dynamic.H37];&quot;&quot;)" office:value-type="percentage" office:value="0.152113841539555" calcext:value-type="percentage">
            <text:p>15.21%</text:p>
          </table:table-cell>
          <table:table-cell table:style-name="ce33" table:formula="of:=IF([.I39]&lt;&gt;&quot;&quot;;([timings_dynamic.I37]-[timings_fixed.I37])/[timings_dynamic.I37];&quot;&quot;)" office:value-type="percentage" office:value="0.115203358244798" calcext:value-type="percentage">
            <text:p>11.52%</text:p>
          </table:table-cell>
          <table:table-cell/>
          <table:table-cell table:formula="of:=IF([timings_fixed.K37]&lt;&gt;&quot;&quot;;[timings_fixed.K37];&quot;&quot;)" office:value-type="percentage" office:value="0.101335355793283" calcext:value-type="percentage">
            <text:p>10.13%</text:p>
          </table:table-cell>
          <table:table-cell table:formula="of:=IF([timings_fixed.L37]&lt;&gt;&quot;&quot;;[timings_fixed.L37];&quot;&quot;)" office:value-type="percentage" office:value="0.348113789983501" calcext:value-type="percentage">
            <text:p>34.81%</text:p>
          </table:table-cell>
          <table:table-cell table:number-columns-repeated="1011"/>
        </table:table-row>
        <table:table-row table:style-name="ro1" table:visibility="filter">
          <table:table-cell table:formula="of:=IF([timings_fixed.A38]&lt;&gt;&quot;&quot;;[timings_fixed.A38];&quot;&quot;)" office:value-type="string" office:string-value="Elliptic/line_1_GroundWaterFlow/GroundWaterFlowProcess_line_1_1e1_stdout.log" calcext:value-type="string">
            <text:p>Elliptic/line_1_GroundWaterFlow/GroundWaterFlowProcess_line_1_1e1_stdout.log</text:p>
          </table:table-cell>
          <table:table-cell table:style-name="ce28" table:formula="of:=[timings_dynamic.D38]" office:value-type="float" office:value="0.00663304" calcext:value-type="float">
            <text:p>0.00663304</text:p>
          </table:table-cell>
          <table:table-cell table:style-name="ce33" table:formula="of:=IF([.A40]&lt;&gt;&quot;&quot;;([timings_dynamic.B38]-[timings_fixed.B38])/[timings_dynamic.B38];&quot;&quot;)" office:value-type="percentage" office:value="0.190475334495755" calcext:value-type="percentage">
            <text:p>19.05%</text:p>
          </table:table-cell>
          <table:table-cell table:style-name="ce36" table:formula="of:=IF([.C40]&lt;&gt;&quot;&quot;;([timings_dynamic.C38]-[timings_fixed.C38])/[timings_dynamic.C38];&quot;&quot;)" office:value-type="percentage" office:value="0.357954992290589" calcext:value-type="percentage">
            <text:p>35.80%</text:p>
          </table:table-cell>
          <table:table-cell table:style-name="ce39" table:formula="of:=IF([.D40]&lt;&gt;&quot;&quot;;([timings_dynamic.D38]-[timings_fixed.D38])/[timings_dynamic.D38];&quot;&quot;)" office:value-type="percentage" office:value="0.0916563144500861" calcext:value-type="percentage">
            <text:p>9.17%</text:p>
          </table:table-cell>
          <table:table-cell table:style-name="ce33" table:formula="of:=IF([.E40]&lt;&gt;&quot;&quot;;([timings_dynamic.E38]-[timings_fixed.E38])/[timings_dynamic.E38];&quot;&quot;)" office:value-type="percentage" office:value="0.0685770708566767" calcext:value-type="percentage">
            <text:p>6.86%</text:p>
          </table:table-cell>
          <table:table-cell table:style-name="ce33" table:formula="of:=IF([.F40]&lt;&gt;&quot;&quot;;([timings_dynamic.F38]-[timings_fixed.F38])/[timings_dynamic.F38];&quot;&quot;)" office:value-type="percentage" office:value="0.0106505372740881" calcext:value-type="percentage">
            <text:p>1.07%</text:p>
          </table:table-cell>
          <table:table-cell table:style-name="ce33" table:formula="of:=IF([.G40]&lt;&gt;&quot;&quot;;([timings_dynamic.G38]-[timings_fixed.G38])/[timings_dynamic.G38];&quot;&quot;)" office:value-type="percentage" office:value="0.0617324669560072" calcext:value-type="percentage">
            <text:p>6.17%</text:p>
          </table:table-cell>
          <table:table-cell table:style-name="ce33" table:formula="of:=IF([.H40]&lt;&gt;&quot;&quot;;([timings_dynamic.H38]-[timings_fixed.H38])/[timings_dynamic.H38];&quot;&quot;)" office:value-type="percentage" office:value="0.0742194059989924" calcext:value-type="percentage">
            <text:p>7.42%</text:p>
          </table:table-cell>
          <table:table-cell table:style-name="ce33" table:formula="of:=IF([.I40]&lt;&gt;&quot;&quot;;([timings_dynamic.I38]-[timings_fixed.I38])/[timings_dynamic.I38];&quot;&quot;)" office:value-type="percentage" office:value="0.037753146095508" calcext:value-type="percentage">
            <text:p>3.7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39]&lt;&gt;&quot;&quot;;[timings_fixed.A39];&quot;&quot;)" office:value-type="string" office:string-value="Elliptic/line_1_GroundWaterFlow/GroundWaterFlowProcess_line_1_Neumann_1e1_stdout.log" calcext:value-type="string">
            <text:p>Elliptic/line_1_GroundWaterFlow/GroundWaterFlowProcess_line_1_Neumann_1e1_stdout.log</text:p>
          </table:table-cell>
          <table:table-cell table:style-name="ce28" table:formula="of:=[timings_dynamic.D39]" office:value-type="float" office:value="0.00455403" calcext:value-type="float">
            <text:p>0.00455403</text:p>
          </table:table-cell>
          <table:table-cell table:style-name="ce33" table:formula="of:=IF([.A41]&lt;&gt;&quot;&quot;;([timings_dynamic.B39]-[timings_fixed.B39])/[timings_dynamic.B39];&quot;&quot;)" office:value-type="percentage" office:value="0.190475334495755" calcext:value-type="percentage">
            <text:p>19.05%</text:p>
          </table:table-cell>
          <table:table-cell table:style-name="ce36" table:formula="of:=IF([.C41]&lt;&gt;&quot;&quot;;([timings_dynamic.C39]-[timings_fixed.C39])/[timings_dynamic.C39];&quot;&quot;)" office:value-type="percentage" office:value="0.444443211550539" calcext:value-type="percentage">
            <text:p>44.44%</text:p>
          </table:table-cell>
          <table:table-cell table:style-name="ce39" table:formula="of:=IF([.D41]&lt;&gt;&quot;&quot;;([timings_dynamic.D39]-[timings_fixed.D39])/[timings_dynamic.D39];&quot;&quot;)" office:value-type="percentage" office:value="0.0819318274143999" calcext:value-type="percentage">
            <text:p>8.19%</text:p>
          </table:table-cell>
          <table:table-cell table:style-name="ce33" table:formula="of:=IF([.E41]&lt;&gt;&quot;&quot;;([timings_dynamic.E39]-[timings_fixed.E39])/[timings_dynamic.E39];&quot;&quot;)" office:value-type="percentage" office:value="0.073319181469886" calcext:value-type="percentage">
            <text:p>7.33%</text:p>
          </table:table-cell>
          <table:table-cell table:style-name="ce33" table:formula="of:=IF([.F41]&lt;&gt;&quot;&quot;;([timings_dynamic.F39]-[timings_fixed.F39])/[timings_dynamic.F39];&quot;&quot;)" office:value-type="percentage" office:value="-0.0227875857415946" calcext:value-type="percentage">
            <text:p>-2.28%</text:p>
          </table:table-cell>
          <table:table-cell table:style-name="ce33" table:formula="of:=IF([.G41]&lt;&gt;&quot;&quot;;([timings_dynamic.G39]-[timings_fixed.G39])/[timings_dynamic.G39];&quot;&quot;)" office:value-type="percentage" office:value="0.0223304898624112" calcext:value-type="percentage">
            <text:p>2.23%</text:p>
          </table:table-cell>
          <table:table-cell table:style-name="ce33" table:formula="of:=IF([.H41]&lt;&gt;&quot;&quot;;([timings_dynamic.H39]-[timings_fixed.H39])/[timings_dynamic.H39];&quot;&quot;)" office:value-type="percentage" office:value="0.0709353499039236" calcext:value-type="percentage">
            <text:p>7.09%</text:p>
          </table:table-cell>
          <table:table-cell table:style-name="ce33" table:formula="of:=IF([.I41]&lt;&gt;&quot;&quot;;([timings_dynamic.I39]-[timings_fixed.I39])/[timings_dynamic.I39];&quot;&quot;)" office:value-type="percentage" office:value="-0.0201697059558248" calcext:value-type="percentage">
            <text:p>-2.0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0]&lt;&gt;&quot;&quot;;[timings_fixed.A40];&quot;&quot;)" office:value-type="string" office:string-value="Elliptic/line_1_GroundWaterFlow/GroundWaterFlowProcess_line_1_Robin_Left_Picard_1e1_stdout.log" calcext:value-type="string">
            <text:p>Elliptic/line_1_GroundWaterFlow/GroundWaterFlowProcess_line_1_Robin_Left_Picard_1e1_stdout.log</text:p>
          </table:table-cell>
          <table:table-cell table:style-name="ce28" table:formula="of:=[timings_dynamic.D40]" office:value-type="float" office:value="0.00654602" calcext:value-type="float">
            <text:p>0.00654602</text:p>
          </table:table-cell>
          <table:table-cell table:style-name="ce33" table:formula="of:=IF([.A42]&lt;&gt;&quot;&quot;;([timings_dynamic.B40]-[timings_fixed.B40])/[timings_dynamic.B40];&quot;&quot;)" office:value-type="percentage" office:value="0.190475334495755" calcext:value-type="percentage">
            <text:p>19.05%</text:p>
          </table:table-cell>
          <table:table-cell table:style-name="ce36" table:formula="of:=IF([.C42]&lt;&gt;&quot;&quot;;([timings_dynamic.C40]-[timings_fixed.C40])/[timings_dynamic.C40];&quot;&quot;)" office:value-type="percentage" office:value="0.480952866007961" calcext:value-type="percentage">
            <text:p>48.10%</text:p>
          </table:table-cell>
          <table:table-cell table:style-name="ce39" table:formula="of:=IF([.D42]&lt;&gt;&quot;&quot;;([timings_dynamic.D40]-[timings_fixed.D40])/[timings_dynamic.D40];&quot;&quot;)" office:value-type="percentage" office:value="0.356424208908619" calcext:value-type="percentage">
            <text:p>35.64%</text:p>
          </table:table-cell>
          <table:table-cell table:style-name="ce33" table:formula="of:=IF([.E42]&lt;&gt;&quot;&quot;;([timings_dynamic.E40]-[timings_fixed.E40])/[timings_dynamic.E40];&quot;&quot;)" office:value-type="percentage" office:value="0.243666356209252" calcext:value-type="percentage">
            <text:p>24.37%</text:p>
          </table:table-cell>
          <table:table-cell table:style-name="ce33" table:formula="of:=IF([.F42]&lt;&gt;&quot;&quot;;([timings_dynamic.F40]-[timings_fixed.F40])/[timings_dynamic.F40];&quot;&quot;)" office:value-type="percentage" office:value="0.194805750637122" calcext:value-type="percentage">
            <text:p>19.48%</text:p>
          </table:table-cell>
          <table:table-cell table:style-name="ce33" table:formula="of:=IF([.G42]&lt;&gt;&quot;&quot;;([timings_dynamic.G40]-[timings_fixed.G40])/[timings_dynamic.G40];&quot;&quot;)" office:value-type="percentage" office:value="0.273054719399638" calcext:value-type="percentage">
            <text:p>27.31%</text:p>
          </table:table-cell>
          <table:table-cell table:style-name="ce33" table:formula="of:=IF([.H42]&lt;&gt;&quot;&quot;;([timings_dynamic.H40]-[timings_fixed.H40])/[timings_dynamic.H40];&quot;&quot;)" office:value-type="percentage" office:value="0.24837919695135" calcext:value-type="percentage">
            <text:p>24.84%</text:p>
          </table:table-cell>
          <table:table-cell table:style-name="ce33" table:formula="of:=IF([.I42]&lt;&gt;&quot;&quot;;([timings_dynamic.I40]-[timings_fixed.I40])/[timings_dynamic.I40];&quot;&quot;)" office:value-type="percentage" office:value="0.177156786500846" calcext:value-type="percentage">
            <text:p>17.7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1]&lt;&gt;&quot;&quot;;[timings_fixed.A41];&quot;&quot;)" office:value-type="string" office:string-value="Elliptic/line_1_GroundWaterFlow/GroundWaterFlowProcess_line_1_Robin_Right_Picard_1e1_stdout.log" calcext:value-type="string">
            <text:p>Elliptic/line_1_GroundWaterFlow/GroundWaterFlowProcess_line_1_Robin_Right_Picard_1e1_stdout.log</text:p>
          </table:table-cell>
          <table:table-cell table:style-name="ce28" table:formula="of:=[timings_dynamic.D41]" office:value-type="float" office:value="0.00489116" calcext:value-type="float">
            <text:p>0.00489116</text:p>
          </table:table-cell>
          <table:table-cell table:style-name="ce33" table:formula="of:=IF([.A43]&lt;&gt;&quot;&quot;;([timings_dynamic.B41]-[timings_fixed.B41])/[timings_dynamic.B41];&quot;&quot;)" office:value-type="percentage" office:value="0.294119098373599" calcext:value-type="percentage">
            <text:p>29.41%</text:p>
          </table:table-cell>
          <table:table-cell table:style-name="ce36" table:formula="of:=IF([.C43]&lt;&gt;&quot;&quot;;([timings_dynamic.C41]-[timings_fixed.C41])/[timings_dynamic.C41];&quot;&quot;)" office:value-type="percentage" office:value="0.402116237730548" calcext:value-type="percentage">
            <text:p>40.21%</text:p>
          </table:table-cell>
          <table:table-cell table:style-name="ce39" table:formula="of:=IF([.D43]&lt;&gt;&quot;&quot;;([timings_dynamic.D41]-[timings_fixed.D41])/[timings_dynamic.D41];&quot;&quot;)" office:value-type="percentage" office:value="0.0584953262620728" calcext:value-type="percentage">
            <text:p>5.85%</text:p>
          </table:table-cell>
          <table:table-cell table:style-name="ce33" table:formula="of:=IF([.E43]&lt;&gt;&quot;&quot;;([timings_dynamic.E41]-[timings_fixed.E41])/[timings_dynamic.E41];&quot;&quot;)" office:value-type="percentage" office:value="0.0935556476929456" calcext:value-type="percentage">
            <text:p>9.36%</text:p>
          </table:table-cell>
          <table:table-cell table:style-name="ce33" table:formula="of:=IF([.F43]&lt;&gt;&quot;&quot;;([timings_dynamic.F41]-[timings_fixed.F41])/[timings_dynamic.F41];&quot;&quot;)" office:value-type="percentage" office:value="0.032329410224398" calcext:value-type="percentage">
            <text:p>3.23%</text:p>
          </table:table-cell>
          <table:table-cell table:style-name="ce33" table:formula="of:=IF([.G43]&lt;&gt;&quot;&quot;;([timings_dynamic.G41]-[timings_fixed.G41])/[timings_dynamic.G41];&quot;&quot;)" office:value-type="percentage" office:value="0.0599328577423415" calcext:value-type="percentage">
            <text:p>5.99%</text:p>
          </table:table-cell>
          <table:table-cell table:style-name="ce33" table:formula="of:=IF([.H43]&lt;&gt;&quot;&quot;;([timings_dynamic.H41]-[timings_fixed.H41])/[timings_dynamic.H41];&quot;&quot;)" office:value-type="percentage" office:value="0.0934833594727982" calcext:value-type="percentage">
            <text:p>9.35%</text:p>
          </table:table-cell>
          <table:table-cell table:style-name="ce33" table:formula="of:=IF([.I43]&lt;&gt;&quot;&quot;;([timings_dynamic.I41]-[timings_fixed.I41])/[timings_dynamic.I41];&quot;&quot;)" office:value-type="percentage" office:value="0.0531657197039847" calcext:value-type="percentage">
            <text:p>5.3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2]&lt;&gt;&quot;&quot;;[timings_fixed.A42];&quot;&quot;)" office:value-type="string" office:string-value="Elliptic/line_1_GroundWaterFlow/GroundWaterFlowProcess_line_1_Time_Dep_Dirichlet_1e1_stdout.log" calcext:value-type="string">
            <text:p>Elliptic/line_1_GroundWaterFlow/GroundWaterFlowProcess_line_1_Time_Dep_Dirichlet_1e1_stdout.log</text:p>
          </table:table-cell>
          <table:table-cell table:style-name="ce28" table:formula="of:=[timings_dynamic.D42]" office:value-type="float" office:value="0.0161211" calcext:value-type="float">
            <text:p>0.0161211</text:p>
          </table:table-cell>
          <table:table-cell table:style-name="ce33" table:formula="of:=IF([.A44]&lt;&gt;&quot;&quot;;([timings_dynamic.B42]-[timings_fixed.B42])/[timings_dynamic.B42];&quot;&quot;)" office:value-type="percentage" office:value="-0.746113424376504" calcext:value-type="percentage">
            <text:p>-74.61%</text:p>
          </table:table-cell>
          <table:table-cell table:style-name="ce36" table:formula="of:=IF([.C44]&lt;&gt;&quot;&quot;;([timings_dynamic.C42]-[timings_fixed.C42])/[timings_dynamic.C42];&quot;&quot;)" office:value-type="percentage" office:value="-0.475326213604288" calcext:value-type="percentage">
            <text:p>-47.53%</text:p>
          </table:table-cell>
          <table:table-cell table:style-name="ce39" table:formula="of:=IF([.D44]&lt;&gt;&quot;&quot;;([timings_dynamic.D42]-[timings_fixed.D42])/[timings_dynamic.D42];&quot;&quot;)" office:value-type="percentage" office:value="-0.142409637059506" calcext:value-type="percentage">
            <text:p>-14.24%</text:p>
          </table:table-cell>
          <table:table-cell table:style-name="ce33" table:formula="of:=IF([.E44]&lt;&gt;&quot;&quot;;([timings_dynamic.E42]-[timings_fixed.E42])/[timings_dynamic.E42];&quot;&quot;)" office:value-type="percentage" office:value="-0.421009252669039" calcext:value-type="percentage">
            <text:p>-42.10%</text:p>
          </table:table-cell>
          <table:table-cell table:style-name="ce33" table:formula="of:=IF([.F44]&lt;&gt;&quot;&quot;;([timings_dynamic.F42]-[timings_fixed.F42])/[timings_dynamic.F42];&quot;&quot;)" office:value-type="percentage" office:value="-0.466055449035009" calcext:value-type="percentage">
            <text:p>-46.61%</text:p>
          </table:table-cell>
          <table:table-cell table:style-name="ce33" table:formula="of:=IF([.G44]&lt;&gt;&quot;&quot;;([timings_dynamic.G42]-[timings_fixed.G42])/[timings_dynamic.G42];&quot;&quot;)" office:value-type="percentage" office:value="-0.171890379328226" calcext:value-type="percentage">
            <text:p>-17.19%</text:p>
          </table:table-cell>
          <table:table-cell table:style-name="ce33" table:formula="of:=IF([.H44]&lt;&gt;&quot;&quot;;([timings_dynamic.H42]-[timings_fixed.H42])/[timings_dynamic.H42];&quot;&quot;)" office:value-type="percentage" office:value="-0.434416765820389" calcext:value-type="percentage">
            <text:p>-43.44%</text:p>
          </table:table-cell>
          <table:table-cell table:style-name="ce33" table:formula="of:=IF([.I44]&lt;&gt;&quot;&quot;;([timings_dynamic.I42]-[timings_fixed.I42])/[timings_dynamic.I42];&quot;&quot;)" office:value-type="percentage" office:value="-0.258819197040285" calcext:value-type="percentage">
            <text:p>-25.8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3]&lt;&gt;&quot;&quot;;[timings_fixed.A43];&quot;&quot;)" office:value-type="string" office:string-value="Elliptic/line_1_GroundWaterFlow/GroundWaterFlowProcess_line_1_Time_Dep_Neumann_1e1_stdout.log" calcext:value-type="string">
            <text:p>Elliptic/line_1_GroundWaterFlow/GroundWaterFlowProcess_line_1_Time_Dep_Neumann_1e1_stdout.log</text:p>
          </table:table-cell>
          <table:table-cell table:style-name="ce28" table:formula="of:=[timings_dynamic.D43]" office:value-type="float" office:value="0.0151758" calcext:value-type="float">
            <text:p>0.0151758</text:p>
          </table:table-cell>
          <table:table-cell table:style-name="ce33" table:formula="of:=IF([.A45]&lt;&gt;&quot;&quot;;([timings_dynamic.B43]-[timings_fixed.B43])/[timings_dynamic.B43];&quot;&quot;)" office:value-type="percentage" office:value="-0.410448139606512" calcext:value-type="percentage">
            <text:p>-41.04%</text:p>
          </table:table-cell>
          <table:table-cell table:style-name="ce36" table:formula="of:=IF([.C45]&lt;&gt;&quot;&quot;;([timings_dynamic.C43]-[timings_fixed.C43])/[timings_dynamic.C43];&quot;&quot;)" office:value-type="percentage" office:value="0.0995931013934552" calcext:value-type="percentage">
            <text:p>9.96%</text:p>
          </table:table-cell>
          <table:table-cell table:style-name="ce39" table:formula="of:=IF([.D45]&lt;&gt;&quot;&quot;;([timings_dynamic.D43]-[timings_fixed.D43])/[timings_dynamic.D43];&quot;&quot;)" office:value-type="percentage" office:value="-0.192299582229602" calcext:value-type="percentage">
            <text:p>-19.23%</text:p>
          </table:table-cell>
          <table:table-cell table:style-name="ce33" table:formula="of:=IF([.E45]&lt;&gt;&quot;&quot;;([timings_dynamic.E43]-[timings_fixed.E43])/[timings_dynamic.E43];&quot;&quot;)" office:value-type="percentage" office:value="-0.237909881929522" calcext:value-type="percentage">
            <text:p>-23.79%</text:p>
          </table:table-cell>
          <table:table-cell table:style-name="ce33" table:formula="of:=IF([.F45]&lt;&gt;&quot;&quot;;([timings_dynamic.F43]-[timings_fixed.F43])/[timings_dynamic.F43];&quot;&quot;)" office:value-type="percentage" office:value="-0.269460497241545" calcext:value-type="percentage">
            <text:p>-26.95%</text:p>
          </table:table-cell>
          <table:table-cell table:style-name="ce33" table:formula="of:=IF([.G45]&lt;&gt;&quot;&quot;;([timings_dynamic.G43]-[timings_fixed.G43])/[timings_dynamic.G43];&quot;&quot;)" office:value-type="percentage" office:value="-0.235319525352473" calcext:value-type="percentage">
            <text:p>-23.53%</text:p>
          </table:table-cell>
          <table:table-cell table:style-name="ce33" table:formula="of:=IF([.H45]&lt;&gt;&quot;&quot;;([timings_dynamic.H43]-[timings_fixed.H43])/[timings_dynamic.H43];&quot;&quot;)" office:value-type="percentage" office:value="-0.264935583567733" calcext:value-type="percentage">
            <text:p>-26.49%</text:p>
          </table:table-cell>
          <table:table-cell table:style-name="ce33" table:formula="of:=IF([.I45]&lt;&gt;&quot;&quot;;([timings_dynamic.I43]-[timings_fixed.I43])/[timings_dynamic.I43];&quot;&quot;)" office:value-type="percentage" office:value="-0.275395116191685" calcext:value-type="percentage">
            <text:p>-27.5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4]&lt;&gt;&quot;&quot;;[timings_fixed.A44];&quot;&quot;)" office:value-type="string" office:string-value="Elliptic/square_1x1_GroundWaterFlow/GroundWaterFlowProcess_square_1x1_1e0_stdout.log" calcext:value-type="string">
            <text:p>Elliptic/square_1x1_GroundWaterFlow/GroundWaterFlowProcess_square_1x1_1e0_stdout.log</text:p>
          </table:table-cell>
          <table:table-cell table:style-name="ce28" table:formula="of:=[timings_dynamic.D44]" office:value-type="float" office:value="0.00625205" calcext:value-type="float">
            <text:p>0.00625205</text:p>
          </table:table-cell>
          <table:table-cell table:style-name="ce33" table:formula="of:=IF([.A46]&lt;&gt;&quot;&quot;;([timings_dynamic.B44]-[timings_fixed.B44])/[timings_dynamic.B44];&quot;&quot;)" office:value-type="percentage" office:value="-1.36000241592092" calcext:value-type="percentage">
            <text:p>-136.00%</text:p>
          </table:table-cell>
          <table:table-cell table:style-name="ce36" table:formula="of:=IF([.C46]&lt;&gt;&quot;&quot;;([timings_dynamic.C44]-[timings_fixed.C44])/[timings_dynamic.C44];&quot;&quot;)" office:value-type="percentage" office:value="-0.67261941913852" calcext:value-type="percentage">
            <text:p>-67.26%</text:p>
          </table:table-cell>
          <table:table-cell table:style-name="ce39" table:formula="of:=IF([.D46]&lt;&gt;&quot;&quot;;([timings_dynamic.D44]-[timings_fixed.D44])/[timings_dynamic.D44];&quot;&quot;)" office:value-type="percentage" office:value="-0.248102622339872" calcext:value-type="percentage">
            <text:p>-24.81%</text:p>
          </table:table-cell>
          <table:table-cell table:style-name="ce33" table:formula="of:=IF([.E46]&lt;&gt;&quot;&quot;;([timings_dynamic.E44]-[timings_fixed.E44])/[timings_dynamic.E44];&quot;&quot;)" office:value-type="percentage" office:value="-1.50108269417984" calcext:value-type="percentage">
            <text:p>-150.11%</text:p>
          </table:table-cell>
          <table:table-cell table:style-name="ce33" table:formula="of:=IF([.F46]&lt;&gt;&quot;&quot;;([timings_dynamic.F44]-[timings_fixed.F44])/[timings_dynamic.F44];&quot;&quot;)" office:value-type="percentage" office:value="-1.73409865079461" calcext:value-type="percentage">
            <text:p>-173.41%</text:p>
          </table:table-cell>
          <table:table-cell table:style-name="ce33" table:formula="of:=IF([.G46]&lt;&gt;&quot;&quot;;([timings_dynamic.G44]-[timings_fixed.G44])/[timings_dynamic.G44];&quot;&quot;)" office:value-type="percentage" office:value="-0.150665228335131" calcext:value-type="percentage">
            <text:p>-15.07%</text:p>
          </table:table-cell>
          <table:table-cell table:style-name="ce33" table:formula="of:=IF([.H46]&lt;&gt;&quot;&quot;;([timings_dynamic.H44]-[timings_fixed.H44])/[timings_dynamic.H44];&quot;&quot;)" office:value-type="percentage" office:value="-1.49895579381515" calcext:value-type="percentage">
            <text:p>-149.90%</text:p>
          </table:table-cell>
          <table:table-cell table:style-name="ce33" table:formula="of:=IF([.I46]&lt;&gt;&quot;&quot;;([timings_dynamic.I44]-[timings_fixed.I44])/[timings_dynamic.I44];&quot;&quot;)" office:value-type="percentage" office:value="-0.432350033581611" calcext:value-type="percentage">
            <text:p>-43.2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5]&lt;&gt;&quot;&quot;;[timings_fixed.A45];&quot;&quot;)" office:value-type="string" office:string-value="Elliptic/square_1x1_GroundWaterFlow/GroundWaterFlowProcess_square_1x1_1e1_stdout.log" calcext:value-type="string">
            <text:p>Elliptic/square_1x1_GroundWaterFlow/GroundWaterFlowProcess_square_1x1_1e1_stdout.log</text:p>
          </table:table-cell>
          <table:table-cell table:style-name="ce28" table:formula="of:=[timings_dynamic.D45]" office:value-type="float" office:value="0.00610113" calcext:value-type="float">
            <text:p>0.00610113</text:p>
          </table:table-cell>
          <table:table-cell table:style-name="ce33" table:formula="of:=IF([.A47]&lt;&gt;&quot;&quot;;([timings_dynamic.B45]-[timings_fixed.B45])/[timings_dynamic.B45];&quot;&quot;)" office:value-type="percentage" office:value="-0.360000738198059" calcext:value-type="percentage">
            <text:p>-36.00%</text:p>
          </table:table-cell>
          <table:table-cell table:style-name="ce36" table:formula="of:=IF([.C47]&lt;&gt;&quot;&quot;;([timings_dynamic.C45]-[timings_fixed.C45])/[timings_dynamic.C45];&quot;&quot;)" office:value-type="percentage" office:value="0.308456849762427" calcext:value-type="percentage">
            <text:p>30.85%</text:p>
          </table:table-cell>
          <table:table-cell table:style-name="ce39" table:formula="of:=IF([.D47]&lt;&gt;&quot;&quot;;([timings_dynamic.D45]-[timings_fixed.D45])/[timings_dynamic.D45];&quot;&quot;)" office:value-type="percentage" office:value="0.201797044154116" calcext:value-type="percentage">
            <text:p>20.18%</text:p>
          </table:table-cell>
          <table:table-cell table:style-name="ce33" table:formula="of:=IF([.E47]&lt;&gt;&quot;&quot;;([timings_dynamic.E45]-[timings_fixed.E45])/[timings_dynamic.E45];&quot;&quot;)" office:value-type="percentage" office:value="0.1274236924353" calcext:value-type="percentage">
            <text:p>12.74%</text:p>
          </table:table-cell>
          <table:table-cell table:style-name="ce33" table:formula="of:=IF([.F47]&lt;&gt;&quot;&quot;;([timings_dynamic.F45]-[timings_fixed.F45])/[timings_dynamic.F45];&quot;&quot;)" office:value-type="percentage" office:value="0.0941802507290663" calcext:value-type="percentage">
            <text:p>9.42%</text:p>
          </table:table-cell>
          <table:table-cell table:style-name="ce33" table:formula="of:=IF([.G47]&lt;&gt;&quot;&quot;;([timings_dynamic.G45]-[timings_fixed.G45])/[timings_dynamic.G45];&quot;&quot;)" office:value-type="percentage" office:value="0.0257261911951205" calcext:value-type="percentage">
            <text:p>2.57%</text:p>
          </table:table-cell>
          <table:table-cell table:style-name="ce33" table:formula="of:=IF([.H47]&lt;&gt;&quot;&quot;;([timings_dynamic.H45]-[timings_fixed.H45])/[timings_dynamic.H45];&quot;&quot;)" office:value-type="percentage" office:value="0.126594470444414" calcext:value-type="percentage">
            <text:p>12.66%</text:p>
          </table:table-cell>
          <table:table-cell table:style-name="ce33" table:formula="of:=IF([.I47]&lt;&gt;&quot;&quot;;([timings_dynamic.I45]-[timings_fixed.I45])/[timings_dynamic.I45];&quot;&quot;)" office:value-type="percentage" office:value="0.016749988672235" calcext:value-type="percentage">
            <text:p>1.67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6]&lt;&gt;&quot;&quot;;[timings_fixed.A46];&quot;&quot;)" office:value-type="string" office:string-value="Elliptic/square_1x1_GroundWaterFlow/GroundWaterFlowProcess_square_1x1_1e2_axi_stdout.log" calcext:value-type="string">
            <text:p>Elliptic/square_1x1_GroundWaterFlow/GroundWaterFlowProcess_square_1x1_1e2_axi_stdout.log</text:p>
          </table:table-cell>
          <table:table-cell table:style-name="ce28" table:formula="of:=[timings_dynamic.D46]" office:value-type="float" office:value="0.00930882" calcext:value-type="float">
            <text:p>0.00930882</text:p>
          </table:table-cell>
          <table:table-cell table:style-name="ce33" table:formula="of:=IF([.A48]&lt;&gt;&quot;&quot;;([timings_dynamic.B46]-[timings_fixed.B46])/[timings_dynamic.B46];&quot;&quot;)" office:value-type="percentage" office:value="0" calcext:value-type="percentage">
            <text:p>0.00%</text:p>
          </table:table-cell>
          <table:table-cell table:style-name="ce36" table:formula="of:=IF([.C48]&lt;&gt;&quot;&quot;;([timings_dynamic.C46]-[timings_fixed.C46])/[timings_dynamic.C46];&quot;&quot;)" office:value-type="percentage" office:value="0.479503144424703" calcext:value-type="percentage">
            <text:p>47.95%</text:p>
          </table:table-cell>
          <table:table-cell table:style-name="ce39" table:formula="of:=IF([.D48]&lt;&gt;&quot;&quot;;([timings_dynamic.D46]-[timings_fixed.D46])/[timings_dynamic.D46];&quot;&quot;)" office:value-type="percentage" office:value="0.184868758875991" calcext:value-type="percentage">
            <text:p>18.49%</text:p>
          </table:table-cell>
          <table:table-cell table:style-name="ce33" table:formula="of:=IF([.E48]&lt;&gt;&quot;&quot;;([timings_dynamic.E46]-[timings_fixed.E46])/[timings_dynamic.E46];&quot;&quot;)" office:value-type="percentage" office:value="0.136188653049204" calcext:value-type="percentage">
            <text:p>13.62%</text:p>
          </table:table-cell>
          <table:table-cell table:style-name="ce33" table:formula="of:=IF([.F48]&lt;&gt;&quot;&quot;;([timings_dynamic.F46]-[timings_fixed.F46])/[timings_dynamic.F46];&quot;&quot;)" office:value-type="percentage" office:value="-0.0225387711643041" calcext:value-type="percentage">
            <text:p>-2.25%</text:p>
          </table:table-cell>
          <table:table-cell table:style-name="ce33" table:formula="of:=IF([.G48]&lt;&gt;&quot;&quot;;([timings_dynamic.G46]-[timings_fixed.G46])/[timings_dynamic.G46];&quot;&quot;)" office:value-type="percentage" office:value="0.0599971860971965" calcext:value-type="percentage">
            <text:p>6.00%</text:p>
          </table:table-cell>
          <table:table-cell table:style-name="ce33" table:formula="of:=IF([.H48]&lt;&gt;&quot;&quot;;([timings_dynamic.H46]-[timings_fixed.H46])/[timings_dynamic.H46];&quot;&quot;)" office:value-type="percentage" office:value="0.137173844977725" calcext:value-type="percentage">
            <text:p>13.72%</text:p>
          </table:table-cell>
          <table:table-cell table:style-name="ce33" table:formula="of:=IF([.I48]&lt;&gt;&quot;&quot;;([timings_dynamic.I46]-[timings_fixed.I46])/[timings_dynamic.I46];&quot;&quot;)" office:value-type="percentage" office:value="0.0073516320796912" calcext:value-type="percentage">
            <text:p>0.7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7]&lt;&gt;&quot;&quot;;[timings_fixed.A47];&quot;&quot;)" office:value-type="string" office:string-value="Elliptic/square_1x1_GroundWaterFlow/GroundWaterFlowProcess_square_1x1_1e2_stdout.log" calcext:value-type="string">
            <text:p>Elliptic/square_1x1_GroundWaterFlow/GroundWaterFlowProcess_square_1x1_1e2_stdout.log</text:p>
          </table:table-cell>
          <table:table-cell table:style-name="ce28" table:formula="of:=[timings_dynamic.D47]" office:value-type="float" office:value="0.00729704" calcext:value-type="float">
            <text:p>0.00729704</text:p>
          </table:table-cell>
          <table:table-cell table:style-name="ce33" table:formula="of:=IF([.A49]&lt;&gt;&quot;&quot;;([timings_dynamic.B47]-[timings_fixed.B47])/[timings_dynamic.B47];&quot;&quot;)" office:value-type="percentage" office:value="0" calcext:value-type="percentage">
            <text:p>0.00%</text:p>
          </table:table-cell>
          <table:table-cell table:style-name="ce36" table:formula="of:=IF([.C49]&lt;&gt;&quot;&quot;;([timings_dynamic.C47]-[timings_fixed.C47])/[timings_dynamic.C47];&quot;&quot;)" office:value-type="percentage" office:value="0.48176947652986" calcext:value-type="percentage">
            <text:p>48.18%</text:p>
          </table:table-cell>
          <table:table-cell table:style-name="ce39" table:formula="of:=IF([.D49]&lt;&gt;&quot;&quot;;([timings_dynamic.D47]-[timings_fixed.D47])/[timings_dynamic.D47];&quot;&quot;)" office:value-type="percentage" office:value="0.0703134421628496" calcext:value-type="percentage">
            <text:p>7.03%</text:p>
          </table:table-cell>
          <table:table-cell table:style-name="ce33" table:formula="of:=IF([.E49]&lt;&gt;&quot;&quot;;([timings_dynamic.E47]-[timings_fixed.E47])/[timings_dynamic.E47];&quot;&quot;)" office:value-type="percentage" office:value="0.208041043590483" calcext:value-type="percentage">
            <text:p>20.80%</text:p>
          </table:table-cell>
          <table:table-cell table:style-name="ce33" table:formula="of:=IF([.F49]&lt;&gt;&quot;&quot;;([timings_dynamic.F47]-[timings_fixed.F47])/[timings_dynamic.F47];&quot;&quot;)" office:value-type="percentage" office:value="-0.0191581273859756" calcext:value-type="percentage">
            <text:p>-1.92%</text:p>
          </table:table-cell>
          <table:table-cell table:style-name="ce33" table:formula="of:=IF([.G49]&lt;&gt;&quot;&quot;;([timings_dynamic.G47]-[timings_fixed.G47])/[timings_dynamic.G47];&quot;&quot;)" office:value-type="percentage" office:value="0.0514348285551225" calcext:value-type="percentage">
            <text:p>5.14%</text:p>
          </table:table-cell>
          <table:table-cell table:style-name="ce33" table:formula="of:=IF([.H49]&lt;&gt;&quot;&quot;;([timings_dynamic.H47]-[timings_fixed.H47])/[timings_dynamic.H47];&quot;&quot;)" office:value-type="percentage" office:value="0.206682389376958" calcext:value-type="percentage">
            <text:p>20.67%</text:p>
          </table:table-cell>
          <table:table-cell table:style-name="ce33" table:formula="of:=IF([.I49]&lt;&gt;&quot;&quot;;([timings_dynamic.I47]-[timings_fixed.I47])/[timings_dynamic.I47];&quot;&quot;)" office:value-type="percentage" office:value="0.0574398274556593" calcext:value-type="percentage">
            <text:p>5.7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8]&lt;&gt;&quot;&quot;;[timings_fixed.A48];&quot;&quot;)" office:value-type="string" office:string-value="Elliptic/square_1x1_GroundWaterFlow/GroundWaterFlowProcess_square_1x1_1e3_stdout.log" calcext:value-type="string">
            <text:p>Elliptic/square_1x1_GroundWaterFlow/GroundWaterFlowProcess_square_1x1_1e3_stdout.log</text:p>
          </table:table-cell>
          <table:table-cell table:style-name="ce28" table:formula="of:=[timings_dynamic.D48]" office:value-type="float" office:value="0.0278671" calcext:value-type="float">
            <text:p>0.0278671</text:p>
          </table:table-cell>
          <table:table-cell table:style-name="ce33" table:formula="of:=IF([.A50]&lt;&gt;&quot;&quot;;([timings_dynamic.B48]-[timings_fixed.B48])/[timings_dynamic.B48];&quot;&quot;)" office:value-type="percentage" office:value="0.241604702976941" calcext:value-type="percentage">
            <text:p>24.16%</text:p>
          </table:table-cell>
          <table:table-cell table:style-name="ce36" table:formula="of:=IF([.C50]&lt;&gt;&quot;&quot;;([timings_dynamic.C48]-[timings_fixed.C48])/[timings_dynamic.C48];&quot;&quot;)" office:value-type="percentage" office:value="0.544484599492634" calcext:value-type="percentage">
            <text:p>54.45%</text:p>
          </table:table-cell>
          <table:table-cell table:style-name="ce39" table:formula="of:=IF([.D50]&lt;&gt;&quot;&quot;;([timings_dynamic.D48]-[timings_fixed.D48])/[timings_dynamic.D48];&quot;&quot;)" office:value-type="percentage" office:value="0.175371674842377" calcext:value-type="percentage">
            <text:p>17.54%</text:p>
          </table:table-cell>
          <table:table-cell table:style-name="ce33" table:formula="of:=IF([.E50]&lt;&gt;&quot;&quot;;([timings_dynamic.E48]-[timings_fixed.E48])/[timings_dynamic.E48];&quot;&quot;)" office:value-type="percentage" office:value="0.375584459420585" calcext:value-type="percentage">
            <text:p>37.56%</text:p>
          </table:table-cell>
          <table:table-cell table:style-name="ce33" table:formula="of:=IF([.F50]&lt;&gt;&quot;&quot;;([timings_dynamic.F48]-[timings_fixed.F48])/[timings_dynamic.F48];&quot;&quot;)" office:value-type="percentage" office:value="0.0198464058430224" calcext:value-type="percentage">
            <text:p>1.98%</text:p>
          </table:table-cell>
          <table:table-cell table:style-name="ce33" table:formula="of:=IF([.G50]&lt;&gt;&quot;&quot;;([timings_dynamic.G48]-[timings_fixed.G48])/[timings_dynamic.G48];&quot;&quot;)" office:value-type="percentage" office:value="-0.00603276782337038" calcext:value-type="percentage">
            <text:p>-0.60%</text:p>
          </table:table-cell>
          <table:table-cell table:style-name="ce33" table:formula="of:=IF([.H50]&lt;&gt;&quot;&quot;;([timings_dynamic.H48]-[timings_fixed.H48])/[timings_dynamic.H48];&quot;&quot;)" office:value-type="percentage" office:value="0.370926899641237" calcext:value-type="percentage">
            <text:p>37.09%</text:p>
          </table:table-cell>
          <table:table-cell table:style-name="ce33" table:formula="of:=IF([.I50]&lt;&gt;&quot;&quot;;([timings_dynamic.I48]-[timings_fixed.I48])/[timings_dynamic.I48];&quot;&quot;)" office:value-type="percentage" office:value="0.116380288129836" calcext:value-type="percentage">
            <text:p>11.6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49]&lt;&gt;&quot;&quot;;[timings_fixed.A49];&quot;&quot;)" office:value-type="string" office:string-value="Elliptic/square_1x1_GroundWaterFlow/GroundWaterFlowProcess_square_1x1_1e4_axi_ang_0.02_stdout.log" calcext:value-type="string">
            <text:p>Elliptic/square_1x1_GroundWaterFlow/GroundWaterFlowProcess_square_1x1_1e4_axi_ang_0.02_stdout.log</text:p>
          </table:table-cell>
          <table:table-cell table:style-name="ce28" table:formula="of:=[timings_dynamic.D49]" office:value-type="float" office:value="0.302737" calcext:value-type="float">
            <text:p>0.302737</text:p>
          </table:table-cell>
          <table:table-cell table:style-name="ce33" table:formula="of:=IF([.A51]&lt;&gt;&quot;&quot;;([timings_dynamic.B49]-[timings_fixed.B49])/[timings_dynamic.B49];&quot;&quot;)" office:value-type="percentage" office:value="0.0161136712749615" calcext:value-type="percentage">
            <text:p>1.61%</text:p>
          </table:table-cell>
          <table:table-cell table:style-name="ce36" table:formula="of:=IF([.C51]&lt;&gt;&quot;&quot;;([timings_dynamic.C49]-[timings_fixed.C49])/[timings_dynamic.C49];&quot;&quot;)" office:value-type="percentage" office:value="0.538966856865364" calcext:value-type="percentage">
            <text:p>53.90%</text:p>
          </table:table-cell>
          <table:table-cell table:style-name="ce39" table:formula="of:=IF([.D51]&lt;&gt;&quot;&quot;;([timings_dynamic.D49]-[timings_fixed.D49])/[timings_dynamic.D49];&quot;&quot;)" office:value-type="percentage" office:value="0.217069601667454" calcext:value-type="percentage">
            <text:p>21.71%</text:p>
          </table:table-cell>
          <table:table-cell table:style-name="ce33" table:formula="of:=IF([.E51]&lt;&gt;&quot;&quot;;([timings_dynamic.E49]-[timings_fixed.E49])/[timings_dynamic.E49];&quot;&quot;)" office:value-type="percentage" office:value="0.0393865315111219" calcext:value-type="percentage">
            <text:p>3.94%</text:p>
          </table:table-cell>
          <table:table-cell table:style-name="ce33" table:formula="of:=IF([.F51]&lt;&gt;&quot;&quot;;([timings_dynamic.F49]-[timings_fixed.F49])/[timings_dynamic.F49];&quot;&quot;)" office:value-type="percentage" office:value="-0.0669951045631075" calcext:value-type="percentage">
            <text:p>-6.70%</text:p>
          </table:table-cell>
          <table:table-cell table:style-name="ce33" table:formula="of:=IF([.G51]&lt;&gt;&quot;&quot;;([timings_dynamic.G49]-[timings_fixed.G49])/[timings_dynamic.G49];&quot;&quot;)" office:value-type="percentage" office:value="0.0215845551577053" calcext:value-type="percentage">
            <text:p>2.16%</text:p>
          </table:table-cell>
          <table:table-cell table:style-name="ce33" table:formula="of:=IF([.H51]&lt;&gt;&quot;&quot;;([timings_dynamic.H49]-[timings_fixed.H49])/[timings_dynamic.H49];&quot;&quot;)" office:value-type="percentage" office:value="0.0393708085767041" calcext:value-type="percentage">
            <text:p>3.94%</text:p>
          </table:table-cell>
          <table:table-cell table:style-name="ce33" table:formula="of:=IF([.I51]&lt;&gt;&quot;&quot;;([timings_dynamic.I49]-[timings_fixed.I49])/[timings_dynamic.I49];&quot;&quot;)" office:value-type="percentage" office:value="0.0311599325683833" calcext:value-type="percentage">
            <text:p>3.1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0]&lt;&gt;&quot;&quot;;[timings_fixed.A50];&quot;&quot;)" office:value-type="string" office:string-value="Elliptic/square_1x1_GroundWaterFlow/GroundWaterFlowProcess_square_1x1_1e4_stdout.log" calcext:value-type="string">
            <text:p>Elliptic/square_1x1_GroundWaterFlow/GroundWaterFlowProcess_square_1x1_1e4_stdout.log</text:p>
          </table:table-cell>
          <table:table-cell table:style-name="ce28" table:formula="of:=[timings_dynamic.D50]" office:value-type="float" office:value="0.234323" calcext:value-type="float">
            <text:p>0.234323</text:p>
          </table:table-cell>
          <table:table-cell table:style-name="ce33" table:formula="of:=IF([.A52]&lt;&gt;&quot;&quot;;([timings_dynamic.B50]-[timings_fixed.B50])/[timings_dynamic.B50];&quot;&quot;)" office:value-type="percentage" office:value="0.00414767389261975" calcext:value-type="percentage">
            <text:p>0.41%</text:p>
          </table:table-cell>
          <table:table-cell table:style-name="ce36" table:formula="of:=IF([.C52]&lt;&gt;&quot;&quot;;([timings_dynamic.C50]-[timings_fixed.C50])/[timings_dynamic.C50];&quot;&quot;)" office:value-type="percentage" office:value="0.533780151140805" calcext:value-type="percentage">
            <text:p>53.38%</text:p>
          </table:table-cell>
          <table:table-cell table:style-name="ce39" table:formula="of:=IF([.D52]&lt;&gt;&quot;&quot;;([timings_dynamic.D50]-[timings_fixed.D50])/[timings_dynamic.D50];&quot;&quot;)" office:value-type="percentage" office:value="0.130550564818648" calcext:value-type="percentage">
            <text:p>13.06%</text:p>
          </table:table-cell>
          <table:table-cell table:style-name="ce33" table:formula="of:=IF([.E52]&lt;&gt;&quot;&quot;;([timings_dynamic.E50]-[timings_fixed.E50])/[timings_dynamic.E50];&quot;&quot;)" office:value-type="percentage" office:value="0.193759585562864" calcext:value-type="percentage">
            <text:p>19.38%</text:p>
          </table:table-cell>
          <table:table-cell table:style-name="ce33" table:formula="of:=IF([.F52]&lt;&gt;&quot;&quot;;([timings_dynamic.F50]-[timings_fixed.F50])/[timings_dynamic.F50];&quot;&quot;)" office:value-type="percentage" office:value="-0.278742565244673" calcext:value-type="percentage">
            <text:p>-27.87%</text:p>
          </table:table-cell>
          <table:table-cell table:style-name="ce33" table:formula="of:=IF([.G52]&lt;&gt;&quot;&quot;;([timings_dynamic.G50]-[timings_fixed.G50])/[timings_dynamic.G50];&quot;&quot;)" office:value-type="percentage" office:value="-0.00146041593551528" calcext:value-type="percentage">
            <text:p>-0.15%</text:p>
          </table:table-cell>
          <table:table-cell table:style-name="ce33" table:formula="of:=IF([.H52]&lt;&gt;&quot;&quot;;([timings_dynamic.H50]-[timings_fixed.H50])/[timings_dynamic.H50];&quot;&quot;)" office:value-type="percentage" office:value="0.194584250635055" calcext:value-type="percentage">
            <text:p>19.46%</text:p>
          </table:table-cell>
          <table:table-cell table:style-name="ce33" table:formula="of:=IF([.I52]&lt;&gt;&quot;&quot;;([timings_dynamic.I50]-[timings_fixed.I50])/[timings_dynamic.I50];&quot;&quot;)" office:value-type="percentage" office:value="0.0482087798521439" calcext:value-type="percentage">
            <text:p>4.8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1]&lt;&gt;&quot;&quot;;[timings_fixed.A51];&quot;&quot;)" office:value-type="string" office:string-value="Elliptic/square_1x1_GroundWaterFlow/GroundWaterFlowProcess_square_1x1_Neumann_1e0_stdout.log" calcext:value-type="string">
            <text:p>Elliptic/square_1x1_GroundWaterFlow/GroundWaterFlowProcess_square_1x1_Neumann_1e0_stdout.log</text:p>
          </table:table-cell>
          <table:table-cell table:style-name="ce28" table:formula="of:=[timings_dynamic.D51]" office:value-type="float" office:value="0.00848699" calcext:value-type="float">
            <text:p>0.00848699</text:p>
          </table:table-cell>
          <table:table-cell table:style-name="ce33" table:formula="of:=IF([.A53]&lt;&gt;&quot;&quot;;([timings_dynamic.B51]-[timings_fixed.B51])/[timings_dynamic.B51];&quot;&quot;)" office:value-type="percentage" office:value="0" calcext:value-type="percentage">
            <text:p>0.00%</text:p>
          </table:table-cell>
          <table:table-cell table:style-name="ce36" table:formula="of:=IF([.C53]&lt;&gt;&quot;&quot;;([timings_dynamic.C51]-[timings_fixed.C51])/[timings_dynamic.C51];&quot;&quot;)" office:value-type="percentage" office:value="0.435233881272982" calcext:value-type="percentage">
            <text:p>43.52%</text:p>
          </table:table-cell>
          <table:table-cell table:style-name="ce39" table:formula="of:=IF([.D53]&lt;&gt;&quot;&quot;;([timings_dynamic.D51]-[timings_fixed.D51])/[timings_dynamic.D51];&quot;&quot;)" office:value-type="percentage" office:value="0.336180436173484" calcext:value-type="percentage">
            <text:p>33.62%</text:p>
          </table:table-cell>
          <table:table-cell table:style-name="ce33" table:formula="of:=IF([.E53]&lt;&gt;&quot;&quot;;([timings_dynamic.E51]-[timings_fixed.E51])/[timings_dynamic.E51];&quot;&quot;)" office:value-type="percentage" office:value="0.239382677063344" calcext:value-type="percentage">
            <text:p>23.94%</text:p>
          </table:table-cell>
          <table:table-cell table:style-name="ce33" table:formula="of:=IF([.F53]&lt;&gt;&quot;&quot;;([timings_dynamic.F51]-[timings_fixed.F51])/[timings_dynamic.F51];&quot;&quot;)" office:value-type="percentage" office:value="0.196452113634431" calcext:value-type="percentage">
            <text:p>19.65%</text:p>
          </table:table-cell>
          <table:table-cell table:style-name="ce33" table:formula="of:=IF([.G53]&lt;&gt;&quot;&quot;;([timings_dynamic.G51]-[timings_fixed.G51])/[timings_dynamic.G51];&quot;&quot;)" office:value-type="percentage" office:value="0.393104070468395" calcext:value-type="percentage">
            <text:p>39.31%</text:p>
          </table:table-cell>
          <table:table-cell table:style-name="ce33" table:formula="of:=IF([.H53]&lt;&gt;&quot;&quot;;([timings_dynamic.H51]-[timings_fixed.H51])/[timings_dynamic.H51];&quot;&quot;)" office:value-type="percentage" office:value="0.252047537992993" calcext:value-type="percentage">
            <text:p>25.20%</text:p>
          </table:table-cell>
          <table:table-cell table:style-name="ce33" table:formula="of:=IF([.I53]&lt;&gt;&quot;&quot;;([timings_dynamic.I51]-[timings_fixed.I51])/[timings_dynamic.I51];&quot;&quot;)" office:value-type="percentage" office:value="0.343329213905755" calcext:value-type="percentage">
            <text:p>34.33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2]&lt;&gt;&quot;&quot;;[timings_fixed.A52];&quot;&quot;)" office:value-type="string" office:string-value="Elliptic/square_1x1_GroundWaterFlow/GroundWaterFlowProcess_square_1x1_Neumann_1e1_stdout.log" calcext:value-type="string">
            <text:p>Elliptic/square_1x1_GroundWaterFlow/GroundWaterFlowProcess_square_1x1_Neumann_1e1_stdout.log</text:p>
          </table:table-cell>
          <table:table-cell table:style-name="ce28" table:formula="of:=[timings_dynamic.D52]" office:value-type="float" office:value="0.00494313" calcext:value-type="float">
            <text:p>0.00494313</text:p>
          </table:table-cell>
          <table:table-cell table:style-name="ce33" table:formula="of:=IF([.A54]&lt;&gt;&quot;&quot;;([timings_dynamic.B52]-[timings_fixed.B52])/[timings_dynamic.B52];&quot;&quot;)" office:value-type="percentage" office:value="0" calcext:value-type="percentage">
            <text:p>0.00%</text:p>
          </table:table-cell>
          <table:table-cell table:style-name="ce36" table:formula="of:=IF([.C54]&lt;&gt;&quot;&quot;;([timings_dynamic.C52]-[timings_fixed.C52])/[timings_dynamic.C52];&quot;&quot;)" office:value-type="percentage" office:value="0.319046734534502" calcext:value-type="percentage">
            <text:p>31.90%</text:p>
          </table:table-cell>
          <table:table-cell table:style-name="ce39" table:formula="of:=IF([.D54]&lt;&gt;&quot;&quot;;([timings_dynamic.D52]-[timings_fixed.D52])/[timings_dynamic.D52];&quot;&quot;)" office:value-type="percentage" office:value="0.0224756379055376" calcext:value-type="percentage">
            <text:p>2.25%</text:p>
          </table:table-cell>
          <table:table-cell table:style-name="ce33" table:formula="of:=IF([.E54]&lt;&gt;&quot;&quot;;([timings_dynamic.E52]-[timings_fixed.E52])/[timings_dynamic.E52];&quot;&quot;)" office:value-type="percentage" office:value="0.217135782793067" calcext:value-type="percentage">
            <text:p>21.71%</text:p>
          </table:table-cell>
          <table:table-cell table:style-name="ce33" table:formula="of:=IF([.F54]&lt;&gt;&quot;&quot;;([timings_dynamic.F52]-[timings_fixed.F52])/[timings_dynamic.F52];&quot;&quot;)" office:value-type="percentage" office:value="0.212088808587719" calcext:value-type="percentage">
            <text:p>21.21%</text:p>
          </table:table-cell>
          <table:table-cell table:style-name="ce33" table:formula="of:=IF([.G54]&lt;&gt;&quot;&quot;;([timings_dynamic.G52]-[timings_fixed.G52])/[timings_dynamic.G52];&quot;&quot;)" office:value-type="percentage" office:value="-0.0164310294618285" calcext:value-type="percentage">
            <text:p>-1.64%</text:p>
          </table:table-cell>
          <table:table-cell table:style-name="ce33" table:formula="of:=IF([.H54]&lt;&gt;&quot;&quot;;([timings_dynamic.H52]-[timings_fixed.H52])/[timings_dynamic.H52];&quot;&quot;)" office:value-type="percentage" office:value="0.211046258324631" calcext:value-type="percentage">
            <text:p>21.10%</text:p>
          </table:table-cell>
          <table:table-cell table:style-name="ce33" table:formula="of:=IF([.I54]&lt;&gt;&quot;&quot;;([timings_dynamic.I52]-[timings_fixed.I52])/[timings_dynamic.I52];&quot;&quot;)" office:value-type="percentage" office:value="-0.038495665328446" calcext:value-type="percentage">
            <text:p>-3.85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3]&lt;&gt;&quot;&quot;;[timings_fixed.A53];&quot;&quot;)" office:value-type="string" office:string-value="Elliptic/square_1x1_GroundWaterFlow/GroundWaterFlowProcess_square_1x1_Neumann_1e2_stdout.log" calcext:value-type="string">
            <text:p>Elliptic/square_1x1_GroundWaterFlow/GroundWaterFlowProcess_square_1x1_Neumann_1e2_stdout.log</text:p>
          </table:table-cell>
          <table:table-cell table:style-name="ce28" table:formula="of:=[timings_dynamic.D53]" office:value-type="float" office:value="0.0100791" calcext:value-type="float">
            <text:p>0.0100791</text:p>
          </table:table-cell>
          <table:table-cell table:style-name="ce33" table:formula="of:=IF([.A55]&lt;&gt;&quot;&quot;;([timings_dynamic.B53]-[timings_fixed.B53])/[timings_dynamic.B53];&quot;&quot;)" office:value-type="percentage" office:value="0" calcext:value-type="percentage">
            <text:p>0.00%</text:p>
          </table:table-cell>
          <table:table-cell table:style-name="ce36" table:formula="of:=IF([.C55]&lt;&gt;&quot;&quot;;([timings_dynamic.C53]-[timings_fixed.C53])/[timings_dynamic.C53];&quot;&quot;)" office:value-type="percentage" office:value="0.515971309764882" calcext:value-type="percentage">
            <text:p>51.60%</text:p>
          </table:table-cell>
          <table:table-cell table:style-name="ce39" table:formula="of:=IF([.D55]&lt;&gt;&quot;&quot;;([timings_dynamic.D53]-[timings_fixed.D53])/[timings_dynamic.D53];&quot;&quot;)" office:value-type="percentage" office:value="0.287022650831919" calcext:value-type="percentage">
            <text:p>28.70%</text:p>
          </table:table-cell>
          <table:table-cell table:style-name="ce33" table:formula="of:=IF([.E55]&lt;&gt;&quot;&quot;;([timings_dynamic.E53]-[timings_fixed.E53])/[timings_dynamic.E53];&quot;&quot;)" office:value-type="percentage" office:value="0.291167726295568" calcext:value-type="percentage">
            <text:p>29.12%</text:p>
          </table:table-cell>
          <table:table-cell table:style-name="ce33" table:formula="of:=IF([.F55]&lt;&gt;&quot;&quot;;([timings_dynamic.F53]-[timings_fixed.F53])/[timings_dynamic.F53];&quot;&quot;)" office:value-type="percentage" office:value="0.200991759206223" calcext:value-type="percentage">
            <text:p>20.10%</text:p>
          </table:table-cell>
          <table:table-cell table:style-name="ce33" table:formula="of:=IF([.G55]&lt;&gt;&quot;&quot;;([timings_dynamic.G53]-[timings_fixed.G53])/[timings_dynamic.G53];&quot;&quot;)" office:value-type="percentage" office:value="0.345936258823091" calcext:value-type="percentage">
            <text:p>34.59%</text:p>
          </table:table-cell>
          <table:table-cell table:style-name="ce33" table:formula="of:=IF([.H55]&lt;&gt;&quot;&quot;;([timings_dynamic.H53]-[timings_fixed.H53])/[timings_dynamic.H53];&quot;&quot;)" office:value-type="percentage" office:value="0.296008818261149" calcext:value-type="percentage">
            <text:p>29.60%</text:p>
          </table:table-cell>
          <table:table-cell table:style-name="ce33" table:formula="of:=IF([.I55]&lt;&gt;&quot;&quot;;([timings_dynamic.I53]-[timings_fixed.I53])/[timings_dynamic.I53];&quot;&quot;)" office:value-type="percentage" office:value="0.347998184071361" calcext:value-type="percentage">
            <text:p>34.80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4]&lt;&gt;&quot;&quot;;[timings_fixed.A54];&quot;&quot;)" office:value-type="string" office:string-value="Elliptic/square_1x1_GroundWaterFlow/GroundWaterFlowProcess_square_1x1_Neumann_1e3_stdout.log" calcext:value-type="string">
            <text:p>Elliptic/square_1x1_GroundWaterFlow/GroundWaterFlowProcess_square_1x1_Neumann_1e3_stdout.log</text:p>
          </table:table-cell>
          <table:table-cell table:style-name="ce28" table:formula="of:=[timings_dynamic.D54]" office:value-type="float" office:value="0.028528" calcext:value-type="float">
            <text:p>0.028528</text:p>
          </table:table-cell>
          <table:table-cell table:style-name="ce33" table:formula="of:=IF([.A56]&lt;&gt;&quot;&quot;;([timings_dynamic.B54]-[timings_fixed.B54])/[timings_dynamic.B54];&quot;&quot;)" office:value-type="percentage" office:value="-0.218462468589998" calcext:value-type="percentage">
            <text:p>-21.85%</text:p>
          </table:table-cell>
          <table:table-cell table:style-name="ce36" table:formula="of:=IF([.C56]&lt;&gt;&quot;&quot;;([timings_dynamic.C54]-[timings_fixed.C54])/[timings_dynamic.C54];&quot;&quot;)" office:value-type="percentage" office:value="0.272692247977321" calcext:value-type="percentage">
            <text:p>27.27%</text:p>
          </table:table-cell>
          <table:table-cell table:style-name="ce39" table:formula="of:=IF([.D56]&lt;&gt;&quot;&quot;;([timings_dynamic.D54]-[timings_fixed.D54])/[timings_dynamic.D54];&quot;&quot;)" office:value-type="percentage" office:value="0.107508412787437" calcext:value-type="percentage">
            <text:p>10.75%</text:p>
          </table:table-cell>
          <table:table-cell table:style-name="ce33" table:formula="of:=IF([.E56]&lt;&gt;&quot;&quot;;([timings_dynamic.E54]-[timings_fixed.E54])/[timings_dynamic.E54];&quot;&quot;)" office:value-type="percentage" office:value="0.0985437495018905" calcext:value-type="percentage">
            <text:p>9.85%</text:p>
          </table:table-cell>
          <table:table-cell table:style-name="ce33" table:formula="of:=IF([.F56]&lt;&gt;&quot;&quot;;([timings_dynamic.F54]-[timings_fixed.F54])/[timings_dynamic.F54];&quot;&quot;)" office:value-type="percentage" office:value="-0.000803635134627775" calcext:value-type="percentage">
            <text:p>-0.08%</text:p>
          </table:table-cell>
          <table:table-cell table:style-name="ce33" table:formula="of:=IF([.G56]&lt;&gt;&quot;&quot;;([timings_dynamic.G54]-[timings_fixed.G54])/[timings_dynamic.G54];&quot;&quot;)" office:value-type="percentage" office:value="-0.156247843664576" calcext:value-type="percentage">
            <text:p>-15.62%</text:p>
          </table:table-cell>
          <table:table-cell table:style-name="ce33" table:formula="of:=IF([.H56]&lt;&gt;&quot;&quot;;([timings_dynamic.H54]-[timings_fixed.H54])/[timings_dynamic.H54];&quot;&quot;)" office:value-type="percentage" office:value="0.0850048007892674" calcext:value-type="percentage">
            <text:p>8.50%</text:p>
          </table:table-cell>
          <table:table-cell table:style-name="ce33" table:formula="of:=IF([.I56]&lt;&gt;&quot;&quot;;([timings_dynamic.I54]-[timings_fixed.I54])/[timings_dynamic.I54];&quot;&quot;)" office:value-type="percentage" office:value="0.0506828804791199" calcext:value-type="percentage">
            <text:p>5.07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55]&lt;&gt;&quot;&quot;;[timings_fixed.A55];&quot;&quot;)" office:value-type="string" office:string-value="Elliptic/square_1x1_GroundWaterFlow/GroundWaterFlowProcess_square_1x1_Neumann_1e4_stdout.log" calcext:value-type="string">
            <text:p>Elliptic/square_1x1_GroundWaterFlow/GroundWaterFlowProcess_square_1x1_Neumann_1e4_stdout.log</text:p>
          </table:table-cell>
          <table:table-cell table:style-name="ce28" table:formula="of:=[timings_dynamic.D55]" office:value-type="float" office:value="0.294123" calcext:value-type="float">
            <text:p>0.294123</text:p>
          </table:table-cell>
          <table:table-cell table:style-name="ce33" table:formula="of:=IF([.A57]&lt;&gt;&quot;&quot;;([timings_dynamic.B55]-[timings_fixed.B55])/[timings_dynamic.B55];&quot;&quot;)" office:value-type="percentage" office:value="-0.0170829702063545" calcext:value-type="percentage">
            <text:p>-1.71%</text:p>
          </table:table-cell>
          <table:table-cell table:style-name="ce36" table:formula="of:=IF([.C57]&lt;&gt;&quot;&quot;;([timings_dynamic.C55]-[timings_fixed.C55])/[timings_dynamic.C55];&quot;&quot;)" office:value-type="percentage" office:value="0.552785710546673" calcext:value-type="percentage">
            <text:p>55.28%</text:p>
          </table:table-cell>
          <table:table-cell table:style-name="ce39" table:formula="of:=IF([.D57]&lt;&gt;&quot;&quot;;([timings_dynamic.D55]-[timings_fixed.D55])/[timings_dynamic.D55];&quot;&quot;)" office:value-type="percentage" office:value="0.242357789088238" calcext:value-type="percentage">
            <text:p>24.24%</text:p>
          </table:table-cell>
          <table:table-cell table:style-name="ce33" table:formula="of:=IF([.E57]&lt;&gt;&quot;&quot;;([timings_dynamic.E55]-[timings_fixed.E55])/[timings_dynamic.E55];&quot;&quot;)" office:value-type="percentage" office:value="0.0994335526970437" calcext:value-type="percentage">
            <text:p>9.94%</text:p>
          </table:table-cell>
          <table:table-cell table:style-name="ce33" table:formula="of:=IF([.F57]&lt;&gt;&quot;&quot;;([timings_dynamic.F55]-[timings_fixed.F55])/[timings_dynamic.F55];&quot;&quot;)" office:value-type="percentage" office:value="-0.0220802312606155" calcext:value-type="percentage">
            <text:p>-2.21%</text:p>
          </table:table-cell>
          <table:table-cell table:style-name="ce33" table:formula="of:=IF([.G57]&lt;&gt;&quot;&quot;;([timings_dynamic.G55]-[timings_fixed.G55])/[timings_dynamic.G55];&quot;&quot;)" office:value-type="percentage" office:value="0.0646950863849867" calcext:value-type="percentage">
            <text:p>6.47%</text:p>
          </table:table-cell>
          <table:table-cell table:style-name="ce33" table:formula="of:=IF([.H57]&lt;&gt;&quot;&quot;;([timings_dynamic.H55]-[timings_fixed.H55])/[timings_dynamic.H55];&quot;&quot;)" office:value-type="percentage" office:value="0.0994051321308391" calcext:value-type="percentage">
            <text:p>9.94%</text:p>
          </table:table-cell>
          <table:table-cell table:style-name="ce33" table:formula="of:=IF([.I57]&lt;&gt;&quot;&quot;;([timings_dynamic.I55]-[timings_fixed.I55])/[timings_dynamic.I55];&quot;&quot;)" office:value-type="percentage" office:value="0.0655523049181063" calcext:value-type="percentage">
            <text:p>6.5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56]&lt;&gt;&quot;&quot;;[timings_fixed.A56];&quot;&quot;)" office:value-type="string" office:string-value="Elliptic/square_1x1_GroundWaterFlow/LARGE_GroundWaterFlowProcess_square_1x1_1e5_stdout.log" calcext:value-type="string">
            <text:p>Elliptic/square_1x1_GroundWaterFlow/LARGE_GroundWaterFlowProcess_square_1x1_1e5_stdout.log</text:p>
          </table:table-cell>
          <table:table-cell table:style-name="ce28" table:formula="of:=[timings_dynamic.D56]" office:value-type="float" office:value="3.01356" calcext:value-type="float">
            <text:p>3.01356</text:p>
          </table:table-cell>
          <table:table-cell table:style-name="ce33" table:formula="of:=IF([.A58]&lt;&gt;&quot;&quot;;([timings_dynamic.B56]-[timings_fixed.B56])/[timings_dynamic.B56];&quot;&quot;)" office:value-type="percentage" office:value="0.00101902173913042" calcext:value-type="percentage">
            <text:p>0.10%</text:p>
          </table:table-cell>
          <table:table-cell table:style-name="ce36" table:formula="of:=IF([.C58]&lt;&gt;&quot;&quot;;([timings_dynamic.C56]-[timings_fixed.C56])/[timings_dynamic.C56];&quot;&quot;)" office:value-type="percentage" office:value="0.550093010895562" calcext:value-type="percentage">
            <text:p>55.01%</text:p>
          </table:table-cell>
          <table:table-cell table:style-name="ce39" table:formula="of:=IF([.D58]&lt;&gt;&quot;&quot;;([timings_dynamic.D56]-[timings_fixed.D56])/[timings_dynamic.D56];&quot;&quot;)" office:value-type="percentage" office:value="0.22780697912104" calcext:value-type="percentage">
            <text:p>22.78%</text:p>
          </table:table-cell>
          <table:table-cell table:style-name="ce33" table:formula="of:=IF([.E58]&lt;&gt;&quot;&quot;;([timings_dynamic.E56]-[timings_fixed.E56])/[timings_dynamic.E56];&quot;&quot;)" office:value-type="percentage" office:value="0.106073758556178" calcext:value-type="percentage">
            <text:p>10.61%</text:p>
          </table:table-cell>
          <table:table-cell table:style-name="ce33" table:formula="of:=IF([.F58]&lt;&gt;&quot;&quot;;([timings_dynamic.F56]-[timings_fixed.F56])/[timings_dynamic.F56];&quot;&quot;)" office:value-type="percentage" office:value="0.00223412579348961" calcext:value-type="percentage">
            <text:p>0.22%</text:p>
          </table:table-cell>
          <table:table-cell table:style-name="ce33" table:formula="of:=IF([.G58]&lt;&gt;&quot;&quot;;([timings_dynamic.G56]-[timings_fixed.G56])/[timings_dynamic.G56];&quot;&quot;)" office:value-type="percentage" office:value="0.00407074454591578" calcext:value-type="percentage">
            <text:p>0.41%</text:p>
          </table:table-cell>
          <table:table-cell table:style-name="ce33" table:formula="of:=IF([.H58]&lt;&gt;&quot;&quot;;([timings_dynamic.H56]-[timings_fixed.H56])/[timings_dynamic.H56];&quot;&quot;)" office:value-type="percentage" office:value="0.105995951734561" calcext:value-type="percentage">
            <text:p>10.60%</text:p>
          </table:table-cell>
          <table:table-cell table:style-name="ce33" table:formula="of:=IF([.I58]&lt;&gt;&quot;&quot;;([timings_dynamic.I56]-[timings_fixed.I56])/[timings_dynamic.I56];&quot;&quot;)" office:value-type="percentage" office:value="0.0574748498791234" calcext:value-type="percentage">
            <text:p>5.75%</text:p>
          </table:table-cell>
          <table:table-cell/>
          <table:table-cell table:formula="of:=IF([timings_fixed.K56]&lt;&gt;&quot;&quot;;[timings_fixed.K56];&quot;&quot;)" office:value-type="percentage" office:value="0.0312838142712877" calcext:value-type="percentage">
            <text:p>3.13%</text:p>
          </table:table-cell>
          <table:table-cell table:formula="of:=IF([timings_fixed.L56]&lt;&gt;&quot;&quot;;[timings_fixed.L56];&quot;&quot;)" office:value-type="percentage" office:value="0.431896177563868" calcext:value-type="percentage">
            <text:p>43.19%</text:p>
          </table:table-cell>
          <table:table-cell table:number-columns-repeated="1011"/>
        </table:table-row>
        <table:table-row table:style-name="ro1">
          <table:table-cell table:formula="of:=IF([timings_fixed.A57]&lt;&gt;&quot;&quot;;[timings_fixed.A57];&quot;&quot;)" office:value-type="string" office:string-value="Elliptic/square_1x1_GroundWaterFlow/LARGE_GroundWaterFlowProcess_square_1x1_1e6_stdout.log" calcext:value-type="string">
            <text:p>Elliptic/square_1x1_GroundWaterFlow/LARGE_GroundWaterFlowProcess_square_1x1_1e6_stdout.log</text:p>
          </table:table-cell>
          <table:table-cell table:style-name="ce28" table:formula="of:=[timings_dynamic.D57]" office:value-type="float" office:value="48.9385" calcext:value-type="float">
            <text:p>48.9385</text:p>
          </table:table-cell>
          <table:table-cell table:style-name="ce33" table:formula="of:=IF([.A59]&lt;&gt;&quot;&quot;;([timings_dynamic.B57]-[timings_fixed.B57])/[timings_dynamic.B57];&quot;&quot;)" office:value-type="percentage" office:value="0.0157718619869126" calcext:value-type="percentage">
            <text:p>1.58%</text:p>
          </table:table-cell>
          <table:table-cell table:style-name="ce36" table:formula="of:=IF([.C59]&lt;&gt;&quot;&quot;;([timings_dynamic.C57]-[timings_fixed.C57])/[timings_dynamic.C57];&quot;&quot;)" office:value-type="percentage" office:value="0.51233380603531" calcext:value-type="percentage">
            <text:p>51.23%</text:p>
          </table:table-cell>
          <table:table-cell table:style-name="ce39" table:formula="of:=IF([.D59]&lt;&gt;&quot;&quot;;([timings_dynamic.D57]-[timings_fixed.D57])/[timings_dynamic.D57];&quot;&quot;)" office:value-type="percentage" office:value="0.170810302726892" calcext:value-type="percentage">
            <text:p>17.08%</text:p>
          </table:table-cell>
          <table:table-cell table:style-name="ce33" table:formula="of:=IF([.E59]&lt;&gt;&quot;&quot;;([timings_dynamic.E57]-[timings_fixed.E57])/[timings_dynamic.E57];&quot;&quot;)" office:value-type="percentage" office:value="0.0926925370430478" calcext:value-type="percentage">
            <text:p>9.27%</text:p>
          </table:table-cell>
          <table:table-cell table:style-name="ce33" table:formula="of:=IF([.F59]&lt;&gt;&quot;&quot;;([timings_dynamic.F57]-[timings_fixed.F57])/[timings_dynamic.F57];&quot;&quot;)" office:value-type="percentage" office:value="0.0657312474994645" calcext:value-type="percentage">
            <text:p>6.57%</text:p>
          </table:table-cell>
          <table:table-cell table:style-name="ce33" table:formula="of:=IF([.G59]&lt;&gt;&quot;&quot;;([timings_dynamic.G57]-[timings_fixed.G57])/[timings_dynamic.G57];&quot;&quot;)" office:value-type="percentage" office:value="0.00339540000080311" calcext:value-type="percentage">
            <text:p>0.34%</text:p>
          </table:table-cell>
          <table:table-cell table:style-name="ce33" table:formula="of:=IF([.H59]&lt;&gt;&quot;&quot;;([timings_dynamic.H57]-[timings_fixed.H57])/[timings_dynamic.H57];&quot;&quot;)" office:value-type="percentage" office:value="0.0926692502462199" calcext:value-type="percentage">
            <text:p>9.27%</text:p>
          </table:table-cell>
          <table:table-cell table:style-name="ce33" table:formula="of:=IF([.I59]&lt;&gt;&quot;&quot;;([timings_dynamic.I57]-[timings_fixed.I57])/[timings_dynamic.I57];&quot;&quot;)" office:value-type="percentage" office:value="0.0754321732632559" calcext:value-type="percentage">
            <text:p>7.54%</text:p>
          </table:table-cell>
          <table:table-cell/>
          <table:table-cell table:formula="of:=IF([timings_fixed.K57]&lt;&gt;&quot;&quot;;[timings_fixed.K57];&quot;&quot;)" office:value-type="percentage" office:value="0.0194063968575111" calcext:value-type="percentage">
            <text:p>1.94%</text:p>
          </table:table-cell>
          <table:table-cell table:formula="of:=IF([timings_fixed.L57]&lt;&gt;&quot;&quot;;[timings_fixed.L57];&quot;&quot;)" office:value-type="percentage" office:value="0.244697419620348" calcext:value-type="percentage">
            <text:p>24.47%</text:p>
          </table:table-cell>
          <table:table-cell table:number-columns-repeated="1011"/>
        </table:table-row>
        <table:table-row table:style-name="ro1">
          <table:table-cell table:formula="of:=IF([timings_fixed.A58]&lt;&gt;&quot;&quot;;[timings_fixed.A58];&quot;&quot;)" office:value-type="string" office:string-value="Elliptic/square_1x1_GroundWaterFlow/LARGE_GroundWaterFlowProcess_square_1x1_Neumann_1e5_stdout.log" calcext:value-type="string">
            <text:p>Elliptic/square_1x1_GroundWaterFlow/LARGE_GroundWaterFlowProcess_square_1x1_Neumann_1e5_stdout.log</text:p>
          </table:table-cell>
          <table:table-cell table:style-name="ce28" table:formula="of:=[timings_dynamic.D58]" office:value-type="float" office:value="5.35559" calcext:value-type="float">
            <text:p>5.35559</text:p>
          </table:table-cell>
          <table:table-cell table:style-name="ce33" table:formula="of:=IF([.A60]&lt;&gt;&quot;&quot;;([timings_dynamic.B58]-[timings_fixed.B58])/[timings_dynamic.B58];&quot;&quot;)" office:value-type="percentage" office:value="0.0281761995165971" calcext:value-type="percentage">
            <text:p>2.82%</text:p>
          </table:table-cell>
          <table:table-cell table:style-name="ce36" table:formula="of:=IF([.C60]&lt;&gt;&quot;&quot;;([timings_dynamic.C58]-[timings_fixed.C58])/[timings_dynamic.C58];&quot;&quot;)" office:value-type="percentage" office:value="0.546184813232475" calcext:value-type="percentage">
            <text:p>54.62%</text:p>
          </table:table-cell>
          <table:table-cell table:style-name="ce39" table:formula="of:=IF([.D60]&lt;&gt;&quot;&quot;;([timings_dynamic.D58]-[timings_fixed.D58])/[timings_dynamic.D58];&quot;&quot;)" office:value-type="percentage" office:value="0.13213670202536" calcext:value-type="percentage">
            <text:p>13.21%</text:p>
          </table:table-cell>
          <table:table-cell table:style-name="ce33" table:formula="of:=IF([.E60]&lt;&gt;&quot;&quot;;([timings_dynamic.E58]-[timings_fixed.E58])/[timings_dynamic.E58];&quot;&quot;)" office:value-type="percentage" office:value="0.036894653179642" calcext:value-type="percentage">
            <text:p>3.69%</text:p>
          </table:table-cell>
          <table:table-cell table:style-name="ce33" table:formula="of:=IF([.F60]&lt;&gt;&quot;&quot;;([timings_dynamic.F58]-[timings_fixed.F58])/[timings_dynamic.F58];&quot;&quot;)" office:value-type="percentage" office:value="0.0096407905514307" calcext:value-type="percentage">
            <text:p>0.96%</text:p>
          </table:table-cell>
          <table:table-cell table:style-name="ce33" table:formula="of:=IF([.G60]&lt;&gt;&quot;&quot;;([timings_dynamic.G58]-[timings_fixed.G58])/[timings_dynamic.G58];&quot;&quot;)" office:value-type="percentage" office:value="0.0148635890726785" calcext:value-type="percentage">
            <text:p>1.49%</text:p>
          </table:table-cell>
          <table:table-cell table:style-name="ce33" table:formula="of:=IF([.H60]&lt;&gt;&quot;&quot;;([timings_dynamic.H58]-[timings_fixed.H58])/[timings_dynamic.H58];&quot;&quot;)" office:value-type="percentage" office:value="0.0368860009305028" calcext:value-type="percentage">
            <text:p>3.69%</text:p>
          </table:table-cell>
          <table:table-cell table:style-name="ce33" table:formula="of:=IF([.I60]&lt;&gt;&quot;&quot;;([timings_dynamic.I58]-[timings_fixed.I58])/[timings_dynamic.I58];&quot;&quot;)" office:value-type="percentage" office:value="0.0319967738834112" calcext:value-type="percentage">
            <text:p>3.20%</text:p>
          </table:table-cell>
          <table:table-cell/>
          <table:table-cell table:formula="of:=IF([timings_fixed.K58]&lt;&gt;&quot;&quot;;[timings_fixed.K58];&quot;&quot;)" office:value-type="percentage" office:value="0.0158376219900515" calcext:value-type="percentage">
            <text:p>1.58%</text:p>
          </table:table-cell>
          <table:table-cell table:formula="of:=IF([timings_fixed.L58]&lt;&gt;&quot;&quot;;[timings_fixed.L58];&quot;&quot;)" office:value-type="percentage" office:value="0.211259229935111" calcext:value-type="percentage">
            <text:p>21.13%</text:p>
          </table:table-cell>
          <table:table-cell table:number-columns-repeated="1011"/>
        </table:table-row>
        <table:table-row table:style-name="ro1">
          <table:table-cell table:formula="of:=IF([timings_fixed.A59]&lt;&gt;&quot;&quot;;[timings_fixed.A59];&quot;&quot;)" office:value-type="string" office:string-value="Elliptic/square_1x1_GroundWaterFlow/LARGE_GroundWaterFlowProcess_square_1x1_Neumann_1e6_stdout.log" calcext:value-type="string">
            <text:p>Elliptic/square_1x1_GroundWaterFlow/LARGE_GroundWaterFlowProcess_square_1x1_Neumann_1e6_stdout.log</text:p>
          </table:table-cell>
          <table:table-cell table:style-name="ce28" table:formula="of:=[timings_dynamic.D59]" office:value-type="float" office:value="129.465" calcext:value-type="float">
            <text:p>129.465</text:p>
          </table:table-cell>
          <table:table-cell table:style-name="ce33" table:formula="of:=IF([.A61]&lt;&gt;&quot;&quot;;([timings_dynamic.B59]-[timings_fixed.B59])/[timings_dynamic.B59];&quot;&quot;)" office:value-type="percentage" office:value="-0.00871948907876725" calcext:value-type="percentage">
            <text:p>-0.87%</text:p>
          </table:table-cell>
          <table:table-cell table:style-name="ce36" table:formula="of:=IF([.C61]&lt;&gt;&quot;&quot;;([timings_dynamic.C59]-[timings_fixed.C59])/[timings_dynamic.C59];&quot;&quot;)" office:value-type="percentage" office:value="0.556973723987735" calcext:value-type="percentage">
            <text:p>55.70%</text:p>
          </table:table-cell>
          <table:table-cell table:style-name="ce39" table:formula="of:=IF([.D61]&lt;&gt;&quot;&quot;;([timings_dynamic.D59]-[timings_fixed.D59])/[timings_dynamic.D59];&quot;&quot;)" office:value-type="percentage" office:value="0.113297030085351" calcext:value-type="percentage">
            <text:p>11.33%</text:p>
          </table:table-cell>
          <table:table-cell table:style-name="ce33" table:formula="of:=IF([.E61]&lt;&gt;&quot;&quot;;([timings_dynamic.E59]-[timings_fixed.E59])/[timings_dynamic.E59];&quot;&quot;)" office:value-type="percentage" office:value="0.0813202915729446" calcext:value-type="percentage">
            <text:p>8.13%</text:p>
          </table:table-cell>
          <table:table-cell table:style-name="ce33" table:formula="of:=IF([.F61]&lt;&gt;&quot;&quot;;([timings_dynamic.F59]-[timings_fixed.F59])/[timings_dynamic.F59];&quot;&quot;)" office:value-type="percentage" office:value="0.0741267566875113" calcext:value-type="percentage">
            <text:p>7.41%</text:p>
          </table:table-cell>
          <table:table-cell table:style-name="ce33" table:formula="of:=IF([.G61]&lt;&gt;&quot;&quot;;([timings_dynamic.G59]-[timings_fixed.G59])/[timings_dynamic.G59];&quot;&quot;)" office:value-type="percentage" office:value="0.0245718736674071" calcext:value-type="percentage">
            <text:p>2.46%</text:p>
          </table:table-cell>
          <table:table-cell table:style-name="ce33" table:formula="of:=IF([.H61]&lt;&gt;&quot;&quot;;([timings_dynamic.H59]-[timings_fixed.H59])/[timings_dynamic.H59];&quot;&quot;)" office:value-type="percentage" office:value="0.0813248964049725" calcext:value-type="percentage">
            <text:p>8.13%</text:p>
          </table:table-cell>
          <table:table-cell table:style-name="ce33" table:formula="of:=IF([.I61]&lt;&gt;&quot;&quot;;([timings_dynamic.I59]-[timings_fixed.I59])/[timings_dynamic.I59];&quot;&quot;)" office:value-type="percentage" office:value="0.0784998400682376" calcext:value-type="percentage">
            <text:p>7.85%</text:p>
          </table:table-cell>
          <table:table-cell/>
          <table:table-cell table:formula="of:=IF([timings_fixed.K59]&lt;&gt;&quot;&quot;;[timings_fixed.K59];&quot;&quot;)" office:value-type="percentage" office:value="0.00625528541686629" calcext:value-type="percentage">
            <text:p>0.63%</text:p>
          </table:table-cell>
          <table:table-cell table:formula="of:=IF([timings_fixed.L59]&lt;&gt;&quot;&quot;;[timings_fixed.L59];&quot;&quot;)" office:value-type="percentage" office:value="0.0838879064783923" calcext:value-type="percentage">
            <text:p>8.39%</text:p>
          </table:table-cell>
          <table:table-cell table:number-columns-repeated="1011"/>
        </table:table-row>
        <table:table-row table:style-name="ro1" table:visibility="filter">
          <table:table-cell table:formula="of:=IF([timings_fixed.A60]&lt;&gt;&quot;&quot;;[timings_fixed.A60];&quot;&quot;)" office:value-type="string" office:string-value="Elliptic/wedge_1x1x1_GroundWaterFlow/GroundWaterFlowProcess_wedge_1x1x1_1e3_prism_surfaceflux_stdout.log" calcext:value-type="string">
            <text:p>Elliptic/wedge_1x1x1_GroundWaterFlow/GroundWaterFlowProcess_wedge_1x1x1_1e3_prism_surfaceflux_stdout.log</text:p>
          </table:table-cell>
          <table:table-cell table:style-name="ce28" table:formula="of:=[timings_dynamic.D60]" office:value-type="float" office:value="0.0461669" calcext:value-type="float">
            <text:p>0.0461669</text:p>
          </table:table-cell>
          <table:table-cell table:style-name="ce33" table:formula="of:=IF([.A62]&lt;&gt;&quot;&quot;;([timings_dynamic.B60]-[timings_fixed.B60])/[timings_dynamic.B60];&quot;&quot;)" office:value-type="percentage" office:value="0.017506826056031" calcext:value-type="percentage">
            <text:p>1.75%</text:p>
          </table:table-cell>
          <table:table-cell table:style-name="ce36" table:formula="of:=IF([.C62]&lt;&gt;&quot;&quot;;([timings_dynamic.C60]-[timings_fixed.C60])/[timings_dynamic.C60];&quot;&quot;)" office:value-type="percentage" office:value="0.561380053312708" calcext:value-type="percentage">
            <text:p>56.14%</text:p>
          </table:table-cell>
          <table:table-cell table:style-name="ce39" table:formula="of:=IF([.D62]&lt;&gt;&quot;&quot;;([timings_dynamic.D60]-[timings_fixed.D60])/[timings_dynamic.D60];&quot;&quot;)" office:value-type="percentage" office:value="0.336778081266015" calcext:value-type="percentage">
            <text:p>33.68%</text:p>
          </table:table-cell>
          <table:table-cell table:style-name="ce33" table:formula="of:=IF([.E62]&lt;&gt;&quot;&quot;;([timings_dynamic.E60]-[timings_fixed.E60])/[timings_dynamic.E60];&quot;&quot;)" office:value-type="percentage" office:value="0.399229971576263" calcext:value-type="percentage">
            <text:p>39.92%</text:p>
          </table:table-cell>
          <table:table-cell table:style-name="ce33" table:formula="of:=IF([.F62]&lt;&gt;&quot;&quot;;([timings_dynamic.F60]-[timings_fixed.F60])/[timings_dynamic.F60];&quot;&quot;)" office:value-type="percentage" office:value="0.0133015006821282" calcext:value-type="percentage">
            <text:p>1.33%</text:p>
          </table:table-cell>
          <table:table-cell table:style-name="ce33" table:formula="of:=IF([.G62]&lt;&gt;&quot;&quot;;([timings_dynamic.G60]-[timings_fixed.G60])/[timings_dynamic.G60];&quot;&quot;)" office:value-type="percentage" office:value="0.0398518647056949" calcext:value-type="percentage">
            <text:p>3.99%</text:p>
          </table:table-cell>
          <table:table-cell table:style-name="ce33" table:formula="of:=IF([.H62]&lt;&gt;&quot;&quot;;([timings_dynamic.H60]-[timings_fixed.H60])/[timings_dynamic.H60];&quot;&quot;)" office:value-type="percentage" office:value="0.461250010612016" calcext:value-type="percentage">
            <text:p>46.13%</text:p>
          </table:table-cell>
          <table:table-cell table:style-name="ce33" table:formula="of:=IF([.I62]&lt;&gt;&quot;&quot;;([timings_dynamic.I60]-[timings_fixed.I60])/[timings_dynamic.I60];&quot;&quot;)" office:value-type="percentage" office:value="0.320373848955371" calcext:value-type="percentage">
            <text:p>32.0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5" table:formula="of:=IF([timings_fixed.A61]&lt;&gt;&quot;&quot;;[timings_fixed.A61];&quot;&quot;)" office:value-type="string" office:string-value="HydroMechanics/Linear/Confined_Compression/HydroMechanics_HML_cube_1e3_hex20_confined_compression_stdout.log" calcext:value-type="string">
            <text:p>HydroMechanics/Linear/Confined_Compression/HydroMechanics_HML_cube_1e3_hex20_confined_compression_stdout.log</text:p>
          </table:table-cell>
          <table:table-cell table:style-name="ce30" table:formula="of:=[timings_dynamic.D61]" office:value-type="float" office:value="74.7168" calcext:value-type="float">
            <text:p>74.7168</text:p>
          </table:table-cell>
          <table:table-cell table:style-name="ce34" table:formula="of:=IF([.A63]&lt;&gt;&quot;&quot;;([timings_dynamic.B61]-[timings_fixed.B61])/[timings_dynamic.B61];&quot;&quot;)" office:value-type="percentage" office:value="-0.089340243551419" calcext:value-type="percentage">
            <text:p>-8.93%</text:p>
          </table:table-cell>
          <table:table-cell table:style-name="ce38" table:formula="of:=IF([.C63]&lt;&gt;&quot;&quot;;([timings_dynamic.C61]-[timings_fixed.C61])/[timings_dynamic.C61];&quot;&quot;)" office:value-type="percentage" office:value="0.103624555414708" calcext:value-type="percentage">
            <text:p>10.36%</text:p>
          </table:table-cell>
          <table:table-cell table:style-name="ce41" table:formula="of:=IF([.D63]&lt;&gt;&quot;&quot;;([timings_dynamic.D61]-[timings_fixed.D61])/[timings_dynamic.D61];&quot;&quot;)" office:value-type="percentage" office:value="0.019841588504861" calcext:value-type="percentage">
            <text:p>1.98%</text:p>
          </table:table-cell>
          <table:table-cell table:style-name="ce34" table:formula="of:=IF([.E63]&lt;&gt;&quot;&quot;;([timings_dynamic.E61]-[timings_fixed.E61])/[timings_dynamic.E61];&quot;&quot;)" office:value-type="string" office:string-value="" calcext:value-type="error">
            <text:p>#DIV/0!</text:p>
          </table:table-cell>
          <table:table-cell table:style-name="ce34" table:formula="of:=IF([.F63]&lt;&gt;&quot;&quot;;([timings_dynamic.F61]-[timings_fixed.F61])/[timings_dynamic.F61];&quot;&quot;)" office:value-type="string" office:string-value="" calcext:value-type="error">
            <text:p>#DIV/0!</text:p>
          </table:table-cell>
          <table:table-cell table:style-name="ce34" table:formula="of:=IF([.G63]&lt;&gt;&quot;&quot;;([timings_dynamic.G61]-[timings_fixed.G61])/[timings_dynamic.G61];&quot;&quot;)" office:value-type="string" office:string-value="" calcext:value-type="error">
            <text:p>#DIV/0!</text:p>
          </table:table-cell>
          <table:table-cell table:style-name="ce34" table:formula="of:=IF([.H63]&lt;&gt;&quot;&quot;;([timings_dynamic.H61]-[timings_fixed.H61])/[timings_dynamic.H61];&quot;&quot;)" office:value-type="string" office:string-value="" calcext:value-type="error">
            <text:p>#DIV/0!</text:p>
          </table:table-cell>
          <table:table-cell table:style-name="ce34" table:formula="of:=IF([.I63]&lt;&gt;&quot;&quot;;([timings_dynamic.I61]-[timings_fixed.I61])/[timings_dynamic.I61];&quot;&quot;)" office:value-type="string" office:string-value="" calcext:value-type="error">
            <text:p>#DIV/0!</text:p>
          </table:table-cell>
          <table:table-cell table:style-name="ce42"/>
          <table:table-cell table:formula="of:=IF([timings_fixed.K61]&lt;&gt;&quot;&quot;;[timings_fixed.K61];&quot;&quot;)" office:value-type="percentage" office:value="0.00735763160158559" calcext:value-type="percentage">
            <text:p>0.74%</text:p>
          </table:table-cell>
          <table:table-cell table:formula="of:=IF([timings_fixed.L61]&lt;&gt;&quot;&quot;;[timings_fixed.L61];&quot;&quot;)" office:value-type="percentage" office:value="0.000435560932513863" calcext:value-type="percentage">
            <text:p>0.04%</text:p>
          </table:table-cell>
          <table:table-cell table:style-name="ce42" table:number-columns-repeated="1011"/>
        </table:table-row>
        <table:table-row table:style-name="ro1">
          <table:table-cell table:formula="of:=IF([timings_fixed.A62]&lt;&gt;&quot;&quot;;[timings_fixed.A62];&quot;&quot;)" office:value-type="string" office:string-value="HydroMechanics/Linear/Confined_Compression/HydroMechanics_HML_square_1e2_quad8_confined_compression_stdout.log" calcext:value-type="string">
            <text:p>HydroMechanics/Linear/Confined_Compression/HydroMechanics_HML_square_1e2_quad8_confined_compression_stdout.log</text:p>
          </table:table-cell>
          <table:table-cell table:style-name="ce28" table:formula="of:=[timings_dynamic.D62]" office:value-type="float" office:value="14.1211" calcext:value-type="float">
            <text:p>14.1211</text:p>
          </table:table-cell>
          <table:table-cell table:style-name="ce33" table:formula="of:=IF([.A64]&lt;&gt;&quot;&quot;;([timings_dynamic.B62]-[timings_fixed.B62])/[timings_dynamic.B62];&quot;&quot;)" office:value-type="percentage" office:value="0.0390554411040404" calcext:value-type="percentage">
            <text:p>3.91%</text:p>
          </table:table-cell>
          <table:table-cell table:style-name="ce36" table:formula="of:=IF([.C64]&lt;&gt;&quot;&quot;;([timings_dynamic.C62]-[timings_fixed.C62])/[timings_dynamic.C62];&quot;&quot;)" office:value-type="percentage" office:value="0.538794570599789" calcext:value-type="percentage">
            <text:p>53.88%</text:p>
          </table:table-cell>
          <table:table-cell table:style-name="ce39" table:formula="of:=IF([.D64]&lt;&gt;&quot;&quot;;([timings_dynamic.D62]-[timings_fixed.D62])/[timings_dynamic.D62];&quot;&quot;)" office:value-type="percentage" office:value="0.0868345950386302" calcext:value-type="percentage">
            <text:p>8.68%</text:p>
          </table:table-cell>
          <table:table-cell table:style-name="ce33" table:formula="of:=IF([.E64]&lt;&gt;&quot;&quot;;([timings_dynamic.E62]-[timings_fixed.E62])/[timings_dynamic.E62];&quot;&quot;)" office:value-type="percentage" office:value="0.0821638133476912" calcext:value-type="percentage">
            <text:p>8.22%</text:p>
          </table:table-cell>
          <table:table-cell table:style-name="ce33" table:formula="of:=IF([.F64]&lt;&gt;&quot;&quot;;([timings_dynamic.F62]-[timings_fixed.F62])/[timings_dynamic.F62];&quot;&quot;)" office:value-type="percentage" office:value="0.00638952466150496" calcext:value-type="percentage">
            <text:p>0.64%</text:p>
          </table:table-cell>
          <table:table-cell table:style-name="ce33" table:formula="of:=IF([.G64]&lt;&gt;&quot;&quot;;([timings_dynamic.G62]-[timings_fixed.G62])/[timings_dynamic.G62];&quot;&quot;)" office:value-type="percentage" office:value="-0.115933755478647" calcext:value-type="percentage">
            <text:p>-11.59%</text:p>
          </table:table-cell>
          <table:table-cell table:style-name="ce33" table:formula="of:=IF([.H64]&lt;&gt;&quot;&quot;;([timings_dynamic.H62]-[timings_fixed.H62])/[timings_dynamic.H62];&quot;&quot;)" office:value-type="percentage" office:value="0.0868142511541335" calcext:value-type="percentage">
            <text:p>8.68%</text:p>
          </table:table-cell>
          <table:table-cell table:style-name="ce33" table:formula="of:=IF([.I64]&lt;&gt;&quot;&quot;;([timings_dynamic.I62]-[timings_fixed.I62])/[timings_dynamic.I62];&quot;&quot;)" office:value-type="percentage" office:value="0.0867260241058357" calcext:value-type="percentage">
            <text:p>8.67%</text:p>
          </table:table-cell>
          <table:table-cell/>
          <table:table-cell table:formula="of:=IF([timings_fixed.K62]&lt;&gt;&quot;&quot;;[timings_fixed.K62];&quot;&quot;)" office:value-type="percentage" office:value="0.0704161932236775" calcext:value-type="percentage">
            <text:p>7.04%</text:p>
          </table:table-cell>
          <table:table-cell table:formula="of:=IF([timings_fixed.L62]&lt;&gt;&quot;&quot;;[timings_fixed.L62];&quot;&quot;)" office:value-type="percentage" office:value="0.00148107236194154" calcext:value-type="percentage">
            <text:p>0.15%</text:p>
          </table:table-cell>
          <table:table-cell table:number-columns-repeated="1011"/>
        </table:table-row>
        <table:table-row table:style-name="ro1" table:visibility="filter">
          <table:table-cell table:style-name="ce25" table:formula="of:=IF([timings_fixed.A63]&lt;&gt;&quot;&quot;;[timings_fixed.A63];&quot;&quot;)" office:value-type="string" office:string-value="HydroMechanics/Linear/Confined_Compression/HydroMechanics_HML_square_1e2_quad9_confined_compression_stdout.log" calcext:value-type="string">
            <text:p>HydroMechanics/Linear/Confined_Compression/HydroMechanics_HML_square_1e2_quad9_confined_compression_stdout.log</text:p>
          </table:table-cell>
          <table:table-cell table:style-name="ce30" table:formula="of:=[timings_dynamic.D63]" office:value-type="float" office:value="0.041733" calcext:value-type="float">
            <text:p>0.041733</text:p>
          </table:table-cell>
          <table:table-cell table:style-name="ce34" table:formula="of:=IF([.A65]&lt;&gt;&quot;&quot;;([timings_dynamic.B63]-[timings_fixed.B63])/[timings_dynamic.B63];&quot;&quot;)" office:value-type="percentage" office:value="0.0605935648055422" calcext:value-type="percentage">
            <text:p>6.06%</text:p>
          </table:table-cell>
          <table:table-cell table:style-name="ce38" table:formula="of:=IF([.C65]&lt;&gt;&quot;&quot;;([timings_dynamic.C63]-[timings_fixed.C63])/[timings_dynamic.C63];&quot;&quot;)" office:value-type="percentage" office:value="0.417054243339443" calcext:value-type="percentage">
            <text:p>41.71%</text:p>
          </table:table-cell>
          <table:table-cell table:style-name="ce41" table:formula="of:=IF([.D65]&lt;&gt;&quot;&quot;;([timings_dynamic.D63]-[timings_fixed.D63])/[timings_dynamic.D63];&quot;&quot;)" office:value-type="percentage" office:value="0.228859655428558" calcext:value-type="percentage">
            <text:p>22.89%</text:p>
          </table:table-cell>
          <table:table-cell table:style-name="ce34" table:formula="of:=IF([.E65]&lt;&gt;&quot;&quot;;([timings_dynamic.E63]-[timings_fixed.E63])/[timings_dynamic.E63];&quot;&quot;)" office:value-type="string" office:string-value="" calcext:value-type="error">
            <text:p>#DIV/0!</text:p>
          </table:table-cell>
          <table:table-cell table:style-name="ce34" table:formula="of:=IF([.F65]&lt;&gt;&quot;&quot;;([timings_dynamic.F63]-[timings_fixed.F63])/[timings_dynamic.F63];&quot;&quot;)" office:value-type="string" office:string-value="" calcext:value-type="error">
            <text:p>#DIV/0!</text:p>
          </table:table-cell>
          <table:table-cell table:style-name="ce34" table:formula="of:=IF([.G65]&lt;&gt;&quot;&quot;;([timings_dynamic.G63]-[timings_fixed.G63])/[timings_dynamic.G63];&quot;&quot;)" office:value-type="string" office:string-value="" calcext:value-type="error">
            <text:p>#DIV/0!</text:p>
          </table:table-cell>
          <table:table-cell table:style-name="ce34" table:formula="of:=IF([.H65]&lt;&gt;&quot;&quot;;([timings_dynamic.H63]-[timings_fixed.H63])/[timings_dynamic.H63];&quot;&quot;)" office:value-type="string" office:string-value="" calcext:value-type="error">
            <text:p>#DIV/0!</text:p>
          </table:table-cell>
          <table:table-cell table:style-name="ce34" table:formula="of:=IF([.I65]&lt;&gt;&quot;&quot;;([timings_dynamic.I63]-[timings_fixed.I63])/[timings_dynamic.I63];&quot;&quot;)" office:value-type="string" office:string-value="" calcext:value-type="error">
            <text:p>#DIV/0!</text:p>
          </table:table-cell>
          <table:table-cell table:style-name="ce42" table:number-columns-repeated="1014"/>
        </table:table-row>
        <table:table-row table:style-name="ro1" table:visibility="filter">
          <table:table-cell table:formula="of:=IF([timings_fixed.A64]&lt;&gt;&quot;&quot;;[timings_fixed.A64];&quot;&quot;)" office:value-type="string" office:string-value="HydroMechanics/Linear/Confined_Compression/HydroMechanics_HML_square_1e2_tri6_confined_compression_stdout.log" calcext:value-type="string">
            <text:p>HydroMechanics/Linear/Confined_Compression/HydroMechanics_HML_square_1e2_tri6_confined_compression_stdout.log</text:p>
          </table:table-cell>
          <table:table-cell table:style-name="ce28" table:formula="of:=[timings_dynamic.D64]" office:value-type="float" office:value="0.0674031" calcext:value-type="float">
            <text:p>0.0674031</text:p>
          </table:table-cell>
          <table:table-cell table:style-name="ce33" table:formula="of:=IF([.A66]&lt;&gt;&quot;&quot;;([timings_dynamic.B64]-[timings_fixed.B64])/[timings_dynamic.B64];&quot;&quot;)" office:value-type="percentage" office:value="-0.00341025674633857" calcext:value-type="percentage">
            <text:p>-0.34%</text:p>
          </table:table-cell>
          <table:table-cell table:style-name="ce36" table:formula="of:=IF([.C66]&lt;&gt;&quot;&quot;;([timings_dynamic.C64]-[timings_fixed.C64])/[timings_dynamic.C64];&quot;&quot;)" office:value-type="percentage" office:value="0.477905301417859" calcext:value-type="percentage">
            <text:p>47.79%</text:p>
          </table:table-cell>
          <table:table-cell table:style-name="ce39" table:formula="of:=IF([.D66]&lt;&gt;&quot;&quot;;([timings_dynamic.D64]-[timings_fixed.D64])/[timings_dynamic.D64];&quot;&quot;)" office:value-type="percentage" office:value="0.0182484188412698" calcext:value-type="percentage">
            <text:p>1.82%</text:p>
          </table:table-cell>
          <table:table-cell table:style-name="ce33" table:formula="of:=IF([.E66]&lt;&gt;&quot;&quot;;([timings_dynamic.E64]-[timings_fixed.E64])/[timings_dynamic.E64];&quot;&quot;)" office:value-type="percentage" office:value="-0.202214962092641" calcext:value-type="percentage">
            <text:p>-20.22%</text:p>
          </table:table-cell>
          <table:table-cell table:style-name="ce33" table:formula="of:=IF([.F66]&lt;&gt;&quot;&quot;;([timings_dynamic.F64]-[timings_fixed.F64])/[timings_dynamic.F64];&quot;&quot;)" office:value-type="percentage" office:value="-0.312373070674249" calcext:value-type="percentage">
            <text:p>-31.24%</text:p>
          </table:table-cell>
          <table:table-cell table:style-name="ce33" table:formula="of:=IF([.G66]&lt;&gt;&quot;&quot;;([timings_dynamic.G64]-[timings_fixed.G64])/[timings_dynamic.G64];&quot;&quot;)" office:value-type="percentage" office:value="0.336889486801267" calcext:value-type="percentage">
            <text:p>33.69%</text:p>
          </table:table-cell>
          <table:table-cell table:style-name="ce33" table:formula="of:=IF([.H66]&lt;&gt;&quot;&quot;;([timings_dynamic.H64]-[timings_fixed.H64])/[timings_dynamic.H64];&quot;&quot;)" office:value-type="percentage" office:value="-0.189756937067097" calcext:value-type="percentage">
            <text:p>-18.98%</text:p>
          </table:table-cell>
          <table:table-cell table:style-name="ce33" table:formula="of:=IF([.I66]&lt;&gt;&quot;&quot;;([timings_dynamic.I64]-[timings_fixed.I64])/[timings_dynamic.I64];&quot;&quot;)" office:value-type="percentage" office:value="-0.147750128169736" calcext:value-type="percentage">
            <text:p>-14.7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5" table:formula="of:=IF([timings_fixed.A65]&lt;&gt;&quot;&quot;;[timings_fixed.A65];&quot;&quot;)" office:value-type="string" office:string-value="HydroMechanics/Linear/Unconfined_Compression_early/HydroMechanics_HML_square_1e2_unconfined_compression_early_stdout.log" calcext:value-type="string">
            <text:p>HydroMechanics/Linear/Unconfined_Compression_early/HydroMechanics_HML_square_1e2_unconfined_compression_early_stdout.log</text:p>
          </table:table-cell>
          <table:table-cell table:style-name="ce30" table:formula="of:=[timings_dynamic.D65]" office:value-type="float" office:value="1.65891" calcext:value-type="float">
            <text:p>1.65891</text:p>
          </table:table-cell>
          <table:table-cell table:style-name="ce34" table:formula="of:=IF([.A67]&lt;&gt;&quot;&quot;;([timings_dynamic.B65]-[timings_fixed.B65])/[timings_dynamic.B65];&quot;&quot;)" office:value-type="percentage" office:value="-0.0253409963194048" calcext:value-type="percentage">
            <text:p>-2.53%</text:p>
          </table:table-cell>
          <table:table-cell table:style-name="ce38" table:formula="of:=IF([.C67]&lt;&gt;&quot;&quot;;([timings_dynamic.C65]-[timings_fixed.C65])/[timings_dynamic.C65];&quot;&quot;)" office:value-type="percentage" office:value="0.463644741330591" calcext:value-type="percentage">
            <text:p>46.36%</text:p>
          </table:table-cell>
          <table:table-cell table:style-name="ce41" table:formula="of:=IF([.D67]&lt;&gt;&quot;&quot;;([timings_dynamic.D65]-[timings_fixed.D65])/[timings_dynamic.D65];&quot;&quot;)" office:value-type="percentage" office:value="0.00201337022502735" calcext:value-type="percentage">
            <text:p>0.20%</text:p>
          </table:table-cell>
          <table:table-cell table:style-name="ce34" table:formula="of:=IF([.E67]&lt;&gt;&quot;&quot;;([timings_dynamic.E65]-[timings_fixed.E65])/[timings_dynamic.E65];&quot;&quot;)" office:value-type="string" office:string-value="" calcext:value-type="error">
            <text:p>#DIV/0!</text:p>
          </table:table-cell>
          <table:table-cell table:style-name="ce34" table:formula="of:=IF([.F67]&lt;&gt;&quot;&quot;;([timings_dynamic.F65]-[timings_fixed.F65])/[timings_dynamic.F65];&quot;&quot;)" office:value-type="string" office:string-value="" calcext:value-type="error">
            <text:p>#DIV/0!</text:p>
          </table:table-cell>
          <table:table-cell table:style-name="ce34" table:formula="of:=IF([.G67]&lt;&gt;&quot;&quot;;([timings_dynamic.G65]-[timings_fixed.G65])/[timings_dynamic.G65];&quot;&quot;)" office:value-type="string" office:string-value="" calcext:value-type="error">
            <text:p>#DIV/0!</text:p>
          </table:table-cell>
          <table:table-cell table:style-name="ce34" table:formula="of:=IF([.H67]&lt;&gt;&quot;&quot;;([timings_dynamic.H65]-[timings_fixed.H65])/[timings_dynamic.H65];&quot;&quot;)" office:value-type="string" office:string-value="" calcext:value-type="error">
            <text:p>#DIV/0!</text:p>
          </table:table-cell>
          <table:table-cell table:style-name="ce34" table:formula="of:=IF([.I67]&lt;&gt;&quot;&quot;;([timings_dynamic.I65]-[timings_fixed.I65])/[timings_dynamic.I65];&quot;&quot;)" office:value-type="string" office:string-value="" calcext:value-type="error">
            <text:p>#DIV/0!</text:p>
          </table:table-cell>
          <table:table-cell table:style-name="ce42"/>
          <table:table-cell table:formula="of:=IF([timings_fixed.K65]&lt;&gt;&quot;&quot;;[timings_fixed.K65];&quot;&quot;)" office:value-type="percentage" office:value="0.00127261305773842" calcext:value-type="percentage">
            <text:p>0.13%</text:p>
          </table:table-cell>
          <table:table-cell table:formula="of:=IF([timings_fixed.L65]&lt;&gt;&quot;&quot;;[timings_fixed.L65];&quot;&quot;)" office:value-type="percentage" office:value="0.00210139106168872" calcext:value-type="percentage">
            <text:p>0.21%</text:p>
          </table:table-cell>
          <table:table-cell table:style-name="ce42" table:number-columns-repeated="1011"/>
        </table:table-row>
        <table:table-row table:style-name="ro1" table:visibility="filter">
          <table:table-cell table:formula="of:=IF([timings_fixed.A66]&lt;&gt;&quot;&quot;;[timings_fixed.A66];&quot;&quot;)" office:value-type="string" office:string-value="HydroMechanics/Linear/Unconfined_Compression_late/HydroMechanics_HML_square_1e2_unconfined_compression_late_stdout.log" calcext:value-type="string">
            <text:p>HydroMechanics/Linear/Unconfined_Compression_late/HydroMechanics_HML_square_1e2_unconfined_compression_late_stdout.log</text:p>
          </table:table-cell>
          <table:table-cell table:style-name="ce28" table:formula="of:=[timings_dynamic.D66]" office:value-type="float" office:value="0.35203" calcext:value-type="float">
            <text:p>0.35203</text:p>
          </table:table-cell>
          <table:table-cell table:style-name="ce33" table:formula="of:=IF([.A68]&lt;&gt;&quot;&quot;;([timings_dynamic.B66]-[timings_fixed.B66])/[timings_dynamic.B66];&quot;&quot;)" office:value-type="percentage" office:value="0.0394593228554425" calcext:value-type="percentage">
            <text:p>3.95%</text:p>
          </table:table-cell>
          <table:table-cell table:style-name="ce36" table:formula="of:=IF([.C68]&lt;&gt;&quot;&quot;;([timings_dynamic.C66]-[timings_fixed.C66])/[timings_dynamic.C66];&quot;&quot;)" office:value-type="percentage" office:value="0.520014812123933" calcext:value-type="percentage">
            <text:p>52.00%</text:p>
          </table:table-cell>
          <table:table-cell table:style-name="ce39" table:formula="of:=IF([.D68]&lt;&gt;&quot;&quot;;([timings_dynamic.D66]-[timings_fixed.D66])/[timings_dynamic.D66];&quot;&quot;)" office:value-type="percentage" office:value="0.118325142743516" calcext:value-type="percentage">
            <text:p>11.83%</text:p>
          </table:table-cell>
          <table:table-cell table:style-name="ce33" table:formula="of:=IF([.E68]&lt;&gt;&quot;&quot;;([timings_dynamic.E66]-[timings_fixed.E66])/[timings_dynamic.E66];&quot;&quot;)" office:value-type="percentage" office:value="0.0976616076822282" calcext:value-type="percentage">
            <text:p>9.77%</text:p>
          </table:table-cell>
          <table:table-cell table:style-name="ce33" table:formula="of:=IF([.F68]&lt;&gt;&quot;&quot;;([timings_dynamic.F66]-[timings_fixed.F66])/[timings_dynamic.F66];&quot;&quot;)" office:value-type="percentage" office:value="-0.00524420849570289" calcext:value-type="percentage">
            <text:p>-0.52%</text:p>
          </table:table-cell>
          <table:table-cell table:style-name="ce33" table:formula="of:=IF([.G68]&lt;&gt;&quot;&quot;;([timings_dynamic.G66]-[timings_fixed.G66])/[timings_dynamic.G66];&quot;&quot;)" office:value-type="percentage" office:value="0.129534390268752" calcext:value-type="percentage">
            <text:p>12.95%</text:p>
          </table:table-cell>
          <table:table-cell table:style-name="ce33" table:formula="of:=IF([.H68]&lt;&gt;&quot;&quot;;([timings_dynamic.H66]-[timings_fixed.H66])/[timings_dynamic.H66];&quot;&quot;)" office:value-type="percentage" office:value="0.102640550125354" calcext:value-type="percentage">
            <text:p>10.26%</text:p>
          </table:table-cell>
          <table:table-cell table:style-name="ce33" table:formula="of:=IF([.I68]&lt;&gt;&quot;&quot;;([timings_dynamic.I66]-[timings_fixed.I66])/[timings_dynamic.I66];&quot;&quot;)" office:value-type="percentage" office:value="0.101774693382892" calcext:value-type="percentage">
            <text:p>10.1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67]&lt;&gt;&quot;&quot;;[timings_fixed.A67];&quot;&quot;)" office:value-type="string" office:string-value="LIE/Mechanics/LIE_M_single_joint_3D_stdout.log" calcext:value-type="string">
            <text:p>LIE/Mechanics/LIE_M_single_joint_3D_stdout.log</text:p>
          </table:table-cell>
          <table:table-cell table:style-name="ce28" table:formula="of:=[timings_dynamic.D67]" office:value-type="float" office:value="0.194404" calcext:value-type="float">
            <text:p>0.194404</text:p>
          </table:table-cell>
          <table:table-cell table:style-name="ce33" table:formula="of:=IF([.A69]&lt;&gt;&quot;&quot;;([timings_dynamic.B67]-[timings_fixed.B67])/[timings_dynamic.B67];&quot;&quot;)" office:value-type="percentage" office:value="0.0282783307938188" calcext:value-type="percentage">
            <text:p>2.83%</text:p>
          </table:table-cell>
          <table:table-cell table:style-name="ce36" table:formula="of:=IF([.C69]&lt;&gt;&quot;&quot;;([timings_dynamic.C67]-[timings_fixed.C67])/[timings_dynamic.C67];&quot;&quot;)" office:value-type="percentage" office:value="0.287239902123238" calcext:value-type="percentage">
            <text:p>28.72%</text:p>
          </table:table-cell>
          <table:table-cell table:style-name="ce39" table:formula="of:=IF([.D69]&lt;&gt;&quot;&quot;;([timings_dynamic.D67]-[timings_fixed.D67])/[timings_dynamic.D67];&quot;&quot;)" office:value-type="percentage" office:value="0.0893037180304933" calcext:value-type="percentage">
            <text:p>8.93%</text:p>
          </table:table-cell>
          <table:table-cell table:style-name="ce33" table:formula="of:=IF([.E69]&lt;&gt;&quot;&quot;;([timings_dynamic.E67]-[timings_fixed.E67])/[timings_dynamic.E67];&quot;&quot;)" office:value-type="percentage" office:value="0.0637670843912265" calcext:value-type="percentage">
            <text:p>6.38%</text:p>
          </table:table-cell>
          <table:table-cell table:style-name="ce33" table:formula="of:=IF([.F69]&lt;&gt;&quot;&quot;;([timings_dynamic.F67]-[timings_fixed.F67])/[timings_dynamic.F67];&quot;&quot;)" office:value-type="percentage" office:value="0.0278764805734971" calcext:value-type="percentage">
            <text:p>2.79%</text:p>
          </table:table-cell>
          <table:table-cell table:style-name="ce33" table:formula="of:=IF([.G69]&lt;&gt;&quot;&quot;;([timings_dynamic.G67]-[timings_fixed.G67])/[timings_dynamic.G67];&quot;&quot;)" office:value-type="percentage" office:value="0.15321422021153" calcext:value-type="percentage">
            <text:p>15.32%</text:p>
          </table:table-cell>
          <table:table-cell table:style-name="ce33" table:formula="of:=IF([.H69]&lt;&gt;&quot;&quot;;([timings_dynamic.H67]-[timings_fixed.H67])/[timings_dynamic.H67];&quot;&quot;)" office:value-type="percentage" office:value="0.0663203877987128" calcext:value-type="percentage">
            <text:p>6.63%</text:p>
          </table:table-cell>
          <table:table-cell table:style-name="ce33" table:formula="of:=IF([.I69]&lt;&gt;&quot;&quot;;([timings_dynamic.I67]-[timings_fixed.I67])/[timings_dynamic.I67];&quot;&quot;)" office:value-type="percentage" office:value="0.062215148665268" calcext:value-type="percentage">
            <text:p>6.2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68]&lt;&gt;&quot;&quot;;[timings_fixed.A68];&quot;&quot;)" office:value-type="string" office:string-value="LIE/Mechanics/LIE_M_single_joint_inside_stdout.log" calcext:value-type="string">
            <text:p>LIE/Mechanics/LIE_M_single_joint_inside_stdout.log</text:p>
          </table:table-cell>
          <table:table-cell table:style-name="ce28" table:formula="of:=[timings_dynamic.D68]" office:value-type="float" office:value="0.032464" calcext:value-type="float">
            <text:p>0.032464</text:p>
          </table:table-cell>
          <table:table-cell table:style-name="ce33" table:formula="of:=IF([.A70]&lt;&gt;&quot;&quot;;([timings_dynamic.B68]-[timings_fixed.B68])/[timings_dynamic.B68];&quot;&quot;)" office:value-type="percentage" office:value="-0.259590821298548" calcext:value-type="percentage">
            <text:p>-25.96%</text:p>
          </table:table-cell>
          <table:table-cell table:style-name="ce36" table:formula="of:=IF([.C70]&lt;&gt;&quot;&quot;;([timings_dynamic.C68]-[timings_fixed.C68])/[timings_dynamic.C68];&quot;&quot;)" office:value-type="percentage" office:value="0.319141279260119" calcext:value-type="percentage">
            <text:p>31.91%</text:p>
          </table:table-cell>
          <table:table-cell table:style-name="ce39" table:formula="of:=IF([.D70]&lt;&gt;&quot;&quot;;([timings_dynamic.D68]-[timings_fixed.D68])/[timings_dynamic.D68];&quot;&quot;)" office:value-type="percentage" office:value="0.0518112370625924" calcext:value-type="percentage">
            <text:p>5.18%</text:p>
          </table:table-cell>
          <table:table-cell table:style-name="ce33" table:formula="of:=IF([.E70]&lt;&gt;&quot;&quot;;([timings_dynamic.E68]-[timings_fixed.E68])/[timings_dynamic.E68];&quot;&quot;)" office:value-type="percentage" office:value="0.107554664200972" calcext:value-type="percentage">
            <text:p>10.76%</text:p>
          </table:table-cell>
          <table:table-cell table:style-name="ce33" table:formula="of:=IF([.F70]&lt;&gt;&quot;&quot;;([timings_dynamic.F68]-[timings_fixed.F68])/[timings_dynamic.F68];&quot;&quot;)" office:value-type="percentage" office:value="0.0645214811602748" calcext:value-type="percentage">
            <text:p>6.45%</text:p>
          </table:table-cell>
          <table:table-cell table:style-name="ce33" table:formula="of:=IF([.G70]&lt;&gt;&quot;&quot;;([timings_dynamic.G68]-[timings_fixed.G68])/[timings_dynamic.G68];&quot;&quot;)" office:value-type="percentage" office:value="-0.13595322067463" calcext:value-type="percentage">
            <text:p>-13.60%</text:p>
          </table:table-cell>
          <table:table-cell table:style-name="ce33" table:formula="of:=IF([.H70]&lt;&gt;&quot;&quot;;([timings_dynamic.H68]-[timings_fixed.H68])/[timings_dynamic.H68];&quot;&quot;)" office:value-type="percentage" office:value="0.103675636663574" calcext:value-type="percentage">
            <text:p>10.37%</text:p>
          </table:table-cell>
          <table:table-cell table:style-name="ce33" table:formula="of:=IF([.I70]&lt;&gt;&quot;&quot;;([timings_dynamic.I68]-[timings_fixed.I68])/[timings_dynamic.I68];&quot;&quot;)" office:value-type="percentage" office:value="0.103632363019875" calcext:value-type="percentage">
            <text:p>10.3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69]&lt;&gt;&quot;&quot;;[timings_fixed.A69];&quot;&quot;)" office:value-type="string" office:string-value="LIE/Mechanics/LIE_M_single_joint_stdout.log" calcext:value-type="string">
            <text:p>LIE/Mechanics/LIE_M_single_joint_stdout.log</text:p>
          </table:table-cell>
          <table:table-cell table:style-name="ce28" table:formula="of:=[timings_dynamic.D69]" office:value-type="float" office:value="0.039386" calcext:value-type="float">
            <text:p>0.039386</text:p>
          </table:table-cell>
          <table:table-cell table:style-name="ce33" table:formula="of:=IF([.A71]&lt;&gt;&quot;&quot;;([timings_dynamic.B69]-[timings_fixed.B69])/[timings_dynamic.B69];&quot;&quot;)" office:value-type="percentage" office:value="-0.183808871740463" calcext:value-type="percentage">
            <text:p>-18.38%</text:p>
          </table:table-cell>
          <table:table-cell table:style-name="ce36" table:formula="of:=IF([.C71]&lt;&gt;&quot;&quot;;([timings_dynamic.C69]-[timings_fixed.C69])/[timings_dynamic.C69];&quot;&quot;)" office:value-type="percentage" office:value="0.187891478614936" calcext:value-type="percentage">
            <text:p>18.79%</text:p>
          </table:table-cell>
          <table:table-cell table:style-name="ce39" table:formula="of:=IF([.D71]&lt;&gt;&quot;&quot;;([timings_dynamic.D69]-[timings_fixed.D69])/[timings_dynamic.D69];&quot;&quot;)" office:value-type="percentage" office:value="0.113613974508709" calcext:value-type="percentage">
            <text:p>11.36%</text:p>
          </table:table-cell>
          <table:table-cell table:style-name="ce33" table:formula="of:=IF([.E71]&lt;&gt;&quot;&quot;;([timings_dynamic.E69]-[timings_fixed.E69])/[timings_dynamic.E69];&quot;&quot;)" office:value-type="percentage" office:value="0.0833308989454233" calcext:value-type="percentage">
            <text:p>8.33%</text:p>
          </table:table-cell>
          <table:table-cell table:style-name="ce33" table:formula="of:=IF([.F71]&lt;&gt;&quot;&quot;;([timings_dynamic.F69]-[timings_fixed.F69])/[timings_dynamic.F69];&quot;&quot;)" office:value-type="percentage" office:value="0.0693170345634391" calcext:value-type="percentage">
            <text:p>6.93%</text:p>
          </table:table-cell>
          <table:table-cell table:style-name="ce33" table:formula="of:=IF([.G71]&lt;&gt;&quot;&quot;;([timings_dynamic.G69]-[timings_fixed.G69])/[timings_dynamic.G69];&quot;&quot;)" office:value-type="percentage" office:value="0.0781187297680517" calcext:value-type="percentage">
            <text:p>7.81%</text:p>
          </table:table-cell>
          <table:table-cell table:style-name="ce33" table:formula="of:=IF([.H71]&lt;&gt;&quot;&quot;;([timings_dynamic.H69]-[timings_fixed.H69])/[timings_dynamic.H69];&quot;&quot;)" office:value-type="percentage" office:value="0.0853489965581569" calcext:value-type="percentage">
            <text:p>8.53%</text:p>
          </table:table-cell>
          <table:table-cell table:style-name="ce33" table:formula="of:=IF([.I71]&lt;&gt;&quot;&quot;;([timings_dynamic.I69]-[timings_fixed.I69])/[timings_dynamic.I69];&quot;&quot;)" office:value-type="percentage" office:value="0.0852940011878835" calcext:value-type="percentage">
            <text:p>8.53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70]&lt;&gt;&quot;&quot;;[timings_fixed.A70];&quot;&quot;)" office:value-type="string" office:string-value="LIE/Mechanics/LIE_M_two_joints_stdout.log" calcext:value-type="string">
            <text:p>LIE/Mechanics/LIE_M_two_joints_stdout.log</text:p>
          </table:table-cell>
          <table:table-cell table:style-name="ce28" table:formula="of:=[timings_dynamic.D70]" office:value-type="float" office:value="0.042428" calcext:value-type="float">
            <text:p>0.042428</text:p>
          </table:table-cell>
          <table:table-cell table:style-name="ce33" table:formula="of:=IF([.A72]&lt;&gt;&quot;&quot;;([timings_dynamic.B70]-[timings_fixed.B70])/[timings_dynamic.B70];&quot;&quot;)" office:value-type="percentage" office:value="0.12368054099199" calcext:value-type="percentage">
            <text:p>12.37%</text:p>
          </table:table-cell>
          <table:table-cell table:style-name="ce36" table:formula="of:=IF([.C72]&lt;&gt;&quot;&quot;;([timings_dynamic.C70]-[timings_fixed.C70])/[timings_dynamic.C70];&quot;&quot;)" office:value-type="percentage" office:value="0.427395927386113" calcext:value-type="percentage">
            <text:p>42.74%</text:p>
          </table:table-cell>
          <table:table-cell table:style-name="ce39" table:formula="of:=IF([.D72]&lt;&gt;&quot;&quot;;([timings_dynamic.D70]-[timings_fixed.D70])/[timings_dynamic.D70];&quot;&quot;)" office:value-type="percentage" office:value="-0.000681153954935382" calcext:value-type="percentage">
            <text:p>-0.07%</text:p>
          </table:table-cell>
          <table:table-cell table:style-name="ce33" table:formula="of:=IF([.E72]&lt;&gt;&quot;&quot;;([timings_dynamic.E70]-[timings_fixed.E70])/[timings_dynamic.E70];&quot;&quot;)" office:value-type="percentage" office:value="0.0060530048845677" calcext:value-type="percentage">
            <text:p>0.61%</text:p>
          </table:table-cell>
          <table:table-cell table:style-name="ce33" table:formula="of:=IF([.F72]&lt;&gt;&quot;&quot;;([timings_dynamic.F70]-[timings_fixed.F70])/[timings_dynamic.F70];&quot;&quot;)" office:value-type="percentage" office:value="-0.0577153060377045" calcext:value-type="percentage">
            <text:p>-5.77%</text:p>
          </table:table-cell>
          <table:table-cell table:style-name="ce33" table:formula="of:=IF([.G72]&lt;&gt;&quot;&quot;;([timings_dynamic.G70]-[timings_fixed.G70])/[timings_dynamic.G70];&quot;&quot;)" office:value-type="percentage" office:value="-0.115652043083553" calcext:value-type="percentage">
            <text:p>-11.57%</text:p>
          </table:table-cell>
          <table:table-cell table:style-name="ce33" table:formula="of:=IF([.H72]&lt;&gt;&quot;&quot;;([timings_dynamic.H70]-[timings_fixed.H70])/[timings_dynamic.H70];&quot;&quot;)" office:value-type="percentage" office:value="0.00513120152979921" calcext:value-type="percentage">
            <text:p>0.51%</text:p>
          </table:table-cell>
          <table:table-cell table:style-name="ce33" table:formula="of:=IF([.I72]&lt;&gt;&quot;&quot;;([timings_dynamic.I70]-[timings_fixed.I70])/[timings_dynamic.I70];&quot;&quot;)" office:value-type="percentage" office:value="0.00505542201091088" calcext:value-type="percentage">
            <text:p>0.51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71]&lt;&gt;&quot;&quot;;[timings_fixed.A71];&quot;&quot;)" office:value-type="string" office:string-value="Mechanics/Burgers/LARGE_Mechanics_SDB_cube_1e3_tractionBC_stdout.log" calcext:value-type="string">
            <text:p>Mechanics/Burgers/LARGE_Mechanics_SDB_cube_1e3_tractionBC_stdout.log</text:p>
          </table:table-cell>
          <table:table-cell table:style-name="ce28" table:formula="of:=[timings_dynamic.D71]" office:value-type="float" office:value="60.4227" calcext:value-type="float">
            <text:p>60.4227</text:p>
          </table:table-cell>
          <table:table-cell table:style-name="ce33" table:formula="of:=IF([.A73]&lt;&gt;&quot;&quot;;([timings_dynamic.B71]-[timings_fixed.B71])/[timings_dynamic.B71];&quot;&quot;)" office:value-type="percentage" office:value="0.000942784938802753" calcext:value-type="percentage">
            <text:p>0.09%</text:p>
          </table:table-cell>
          <table:table-cell table:style-name="ce36" table:formula="of:=IF([.C73]&lt;&gt;&quot;&quot;;([timings_dynamic.C71]-[timings_fixed.C71])/[timings_dynamic.C71];&quot;&quot;)" office:value-type="percentage" office:value="0.0811864717169046" calcext:value-type="percentage">
            <text:p>8.12%</text:p>
          </table:table-cell>
          <table:table-cell table:style-name="ce39" table:formula="of:=IF([.D73]&lt;&gt;&quot;&quot;;([timings_dynamic.D71]-[timings_fixed.D71])/[timings_dynamic.D71];&quot;&quot;)" office:value-type="percentage" office:value="0.0704172438504072" calcext:value-type="percentage">
            <text:p>7.04%</text:p>
          </table:table-cell>
          <table:table-cell table:style-name="ce33" table:formula="of:=IF([.E73]&lt;&gt;&quot;&quot;;([timings_dynamic.E71]-[timings_fixed.E71])/[timings_dynamic.E71];&quot;&quot;)" office:value-type="percentage" office:value="0.0696564951784537" calcext:value-type="percentage">
            <text:p>6.97%</text:p>
          </table:table-cell>
          <table:table-cell table:style-name="ce33" table:formula="of:=IF([.F73]&lt;&gt;&quot;&quot;;([timings_dynamic.F71]-[timings_fixed.F71])/[timings_dynamic.F71];&quot;&quot;)" office:value-type="percentage" office:value="0.0203347846740301" calcext:value-type="percentage">
            <text:p>2.03%</text:p>
          </table:table-cell>
          <table:table-cell table:style-name="ce33" table:formula="of:=IF([.G73]&lt;&gt;&quot;&quot;;([timings_dynamic.G71]-[timings_fixed.G71])/[timings_dynamic.G71];&quot;&quot;)" office:value-type="percentage" office:value="0.131470333535" calcext:value-type="percentage">
            <text:p>13.15%</text:p>
          </table:table-cell>
          <table:table-cell table:style-name="ce33" table:formula="of:=IF([.H73]&lt;&gt;&quot;&quot;;([timings_dynamic.H71]-[timings_fixed.H71])/[timings_dynamic.H71];&quot;&quot;)" office:value-type="percentage" office:value="0.0701261777455804" calcext:value-type="percentage">
            <text:p>7.01%</text:p>
          </table:table-cell>
          <table:table-cell table:style-name="ce33" table:formula="of:=IF([.I73]&lt;&gt;&quot;&quot;;([timings_dynamic.I71]-[timings_fixed.I71])/[timings_dynamic.I71];&quot;&quot;)" office:value-type="percentage" office:value="0.0701683048817691" calcext:value-type="percentage">
            <text:p>7.02%</text:p>
          </table:table-cell>
          <table:table-cell/>
          <table:table-cell table:formula="of:=IF([timings_fixed.K71]&lt;&gt;&quot;&quot;;[timings_fixed.K71];&quot;&quot;)" office:value-type="percentage" office:value="0.803134571525729" calcext:value-type="percentage">
            <text:p>80.31%</text:p>
          </table:table-cell>
          <table:table-cell table:formula="of:=IF([timings_fixed.L71]&lt;&gt;&quot;&quot;;[timings_fixed.L71];&quot;&quot;)" office:value-type="percentage" office:value="0.000508364920176827" calcext:value-type="percentage">
            <text:p>0.05%</text:p>
          </table:table-cell>
          <table:table-cell table:number-columns-repeated="1011"/>
        </table:table-row>
        <table:table-row table:style-name="ro1" table:visibility="filter">
          <table:table-cell table:formula="of:=IF([timings_fixed.A72]&lt;&gt;&quot;&quot;;[timings_fixed.A72];&quot;&quot;)" office:value-type="string" office:string-value="Mechanics/Burgers/Mechanics_SDB_cube_1e0_tractionBC_stdout.log" calcext:value-type="string">
            <text:p>Mechanics/Burgers/Mechanics_SDB_cube_1e0_tractionBC_stdout.log</text:p>
          </table:table-cell>
          <table:table-cell table:style-name="ce28" table:formula="of:=[timings_dynamic.D72]" office:value-type="float" office:value="0.090498" calcext:value-type="float">
            <text:p>0.090498</text:p>
          </table:table-cell>
          <table:table-cell table:style-name="ce33" table:formula="of:=IF([.A74]&lt;&gt;&quot;&quot;;([timings_dynamic.B72]-[timings_fixed.B72])/[timings_dynamic.B72];&quot;&quot;)" office:value-type="percentage" office:value="0.00246533804643552" calcext:value-type="percentage">
            <text:p>0.25%</text:p>
          </table:table-cell>
          <table:table-cell table:style-name="ce36" table:formula="of:=IF([.C74]&lt;&gt;&quot;&quot;;([timings_dynamic.C72]-[timings_fixed.C72])/[timings_dynamic.C72];&quot;&quot;)" office:value-type="percentage" office:value="0.068531669213459" calcext:value-type="percentage">
            <text:p>6.85%</text:p>
          </table:table-cell>
          <table:table-cell table:style-name="ce39" table:formula="of:=IF([.D74]&lt;&gt;&quot;&quot;;([timings_dynamic.D72]-[timings_fixed.D72])/[timings_dynamic.D72];&quot;&quot;)" office:value-type="percentage" office:value="0.0482651550310503" calcext:value-type="percentage">
            <text:p>4.83%</text:p>
          </table:table-cell>
          <table:table-cell table:style-name="ce33" table:formula="of:=IF([.E74]&lt;&gt;&quot;&quot;;([timings_dynamic.E72]-[timings_fixed.E72])/[timings_dynamic.E72];&quot;&quot;)" office:value-type="percentage" office:value="0.050803083816841" calcext:value-type="percentage">
            <text:p>5.08%</text:p>
          </table:table-cell>
          <table:table-cell table:style-name="ce33" table:formula="of:=IF([.F74]&lt;&gt;&quot;&quot;;([timings_dynamic.F72]-[timings_fixed.F72])/[timings_dynamic.F72];&quot;&quot;)" office:value-type="percentage" office:value="0.0114055644280265" calcext:value-type="percentage">
            <text:p>1.14%</text:p>
          </table:table-cell>
          <table:table-cell table:style-name="ce33" table:formula="of:=IF([.G74]&lt;&gt;&quot;&quot;;([timings_dynamic.G72]-[timings_fixed.G72])/[timings_dynamic.G72];&quot;&quot;)" office:value-type="percentage" office:value="0.0350652724875118" calcext:value-type="percentage">
            <text:p>3.51%</text:p>
          </table:table-cell>
          <table:table-cell table:style-name="ce33" table:formula="of:=IF([.H74]&lt;&gt;&quot;&quot;;([timings_dynamic.H72]-[timings_fixed.H72])/[timings_dynamic.H72];&quot;&quot;)" office:value-type="percentage" office:value="0.0517464906390052" calcext:value-type="percentage">
            <text:p>5.17%</text:p>
          </table:table-cell>
          <table:table-cell table:style-name="ce33" table:formula="of:=IF([.I74]&lt;&gt;&quot;&quot;;([timings_dynamic.I72]-[timings_fixed.I72])/[timings_dynamic.I72];&quot;&quot;)" office:value-type="percentage" office:value="0.0498105821926872" calcext:value-type="percentage">
            <text:p>4.9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73]&lt;&gt;&quot;&quot;;[timings_fixed.A73];&quot;&quot;)" office:value-type="string" office:string-value="Mechanics/Ehlers/LARGE_Mechanics_SDE_cube_1e3_stdout.log" calcext:value-type="string">
            <text:p>Mechanics/Ehlers/LARGE_Mechanics_SDE_cube_1e3_stdout.log</text:p>
          </table:table-cell>
          <table:table-cell table:style-name="ce28" table:formula="of:=[timings_dynamic.D73]" office:value-type="float" office:value="781.026" calcext:value-type="float">
            <text:p>781.026</text:p>
          </table:table-cell>
          <table:table-cell table:style-name="ce33" table:formula="of:=IF([.A75]&lt;&gt;&quot;&quot;;([timings_dynamic.B73]-[timings_fixed.B73])/[timings_dynamic.B73];&quot;&quot;)" office:value-type="percentage" office:value="-0.0183250979822989" calcext:value-type="percentage">
            <text:p>-1.83%</text:p>
          </table:table-cell>
          <table:table-cell table:style-name="ce36" table:formula="of:=IF([.C75]&lt;&gt;&quot;&quot;;([timings_dynamic.C73]-[timings_fixed.C73])/[timings_dynamic.C73];&quot;&quot;)" office:value-type="percentage" office:value="0.0382409189169896" calcext:value-type="percentage">
            <text:p>3.82%</text:p>
          </table:table-cell>
          <table:table-cell table:style-name="ce39" table:formula="of:=IF([.D75]&lt;&gt;&quot;&quot;;([timings_dynamic.D73]-[timings_fixed.D73])/[timings_dynamic.D73];&quot;&quot;)" office:value-type="percentage" office:value="0.0272859034142268" calcext:value-type="percentage">
            <text:p>2.73%</text:p>
          </table:table-cell>
          <table:table-cell table:style-name="ce33" table:formula="of:=IF([.E75]&lt;&gt;&quot;&quot;;([timings_dynamic.E73]-[timings_fixed.E73])/[timings_dynamic.E73];&quot;&quot;)" office:value-type="percentage" office:value="0.0270511656975615" calcext:value-type="percentage">
            <text:p>2.71%</text:p>
          </table:table-cell>
          <table:table-cell table:style-name="ce33" table:formula="of:=IF([.F75]&lt;&gt;&quot;&quot;;([timings_dynamic.F73]-[timings_fixed.F73])/[timings_dynamic.F73];&quot;&quot;)" office:value-type="percentage" office:value="-0.000568859916825145" calcext:value-type="percentage">
            <text:p>-0.06%</text:p>
          </table:table-cell>
          <table:table-cell table:style-name="ce33" table:formula="of:=IF([.G75]&lt;&gt;&quot;&quot;;([timings_dynamic.G73]-[timings_fixed.G73])/[timings_dynamic.G73];&quot;&quot;)" office:value-type="percentage" office:value="0.0493610136618015" calcext:value-type="percentage">
            <text:p>4.94%</text:p>
          </table:table-cell>
          <table:table-cell table:style-name="ce33" table:formula="of:=IF([.H75]&lt;&gt;&quot;&quot;;([timings_dynamic.H73]-[timings_fixed.H73])/[timings_dynamic.H73];&quot;&quot;)" office:value-type="percentage" office:value="0.0271569598516092" calcext:value-type="percentage">
            <text:p>2.72%</text:p>
          </table:table-cell>
          <table:table-cell table:style-name="ce33" table:formula="of:=IF([.I75]&lt;&gt;&quot;&quot;;([timings_dynamic.I73]-[timings_fixed.I73])/[timings_dynamic.I73];&quot;&quot;)" office:value-type="percentage" office:value="0.0272616486966778" calcext:value-type="percentage">
            <text:p>2.73%</text:p>
          </table:table-cell>
          <table:table-cell/>
          <table:table-cell table:formula="of:=IF([timings_fixed.K73]&lt;&gt;&quot;&quot;;[timings_fixed.K73];&quot;&quot;)" office:value-type="percentage" office:value="0.703795110008359" calcext:value-type="percentage">
            <text:p>70.38%</text:p>
          </table:table-cell>
          <table:table-cell table:formula="of:=IF([timings_fixed.L73]&lt;&gt;&quot;&quot;;[timings_fixed.L73];&quot;&quot;)" office:value-type="percentage" office:value="0.00462604907103322" calcext:value-type="percentage">
            <text:p>0.46%</text:p>
          </table:table-cell>
          <table:table-cell table:number-columns-repeated="1011"/>
        </table:table-row>
        <table:table-row table:style-name="ro1" table:visibility="filter">
          <table:table-cell table:style-name="ce26" table:formula="of:=IF([timings_fixed.A74]&lt;&gt;&quot;&quot;;[timings_fixed.A74];&quot;&quot;)" office:value-type="string" office:string-value="Mechanics/Ehlers/Mechanics_PlasticModel_SDE-DP_Ehlers_SpecialCase_DruckerPrager_stdout.log" calcext:value-type="string">
            <text:p>Mechanics/Ehlers/Mechanics_PlasticModel_SDE-DP_Ehlers_SpecialCase_DruckerPrager_stdout.log</text:p>
          </table:table-cell>
          <table:table-cell table:style-name="ce30" table:formula="of:=[timings_dynamic.D74]" office:value-type="float" office:value="0.186722" calcext:value-type="float">
            <text:p>0.186722</text:p>
          </table:table-cell>
          <table:table-cell table:style-name="ce34" table:formula="of:=IF([.A76]&lt;&gt;&quot;&quot;;([timings_dynamic.B74]-[timings_fixed.B74])/[timings_dynamic.B74];&quot;&quot;)" office:value-type="percentage" office:value="-2.31958252850282" calcext:value-type="percentage">
            <text:p>-231.96%</text:p>
          </table:table-cell>
          <table:table-cell table:style-name="ce38" table:formula="of:=IF([.C76]&lt;&gt;&quot;&quot;;([timings_dynamic.C74]-[timings_fixed.C74])/[timings_dynamic.C74];&quot;&quot;)" office:value-type="percentage" office:value="-4.07404473989881" calcext:value-type="percentage">
            <text:p>-407.40%</text:p>
          </table:table-cell>
          <table:table-cell table:style-name="ce41" table:formula="of:=IF([.D76]&lt;&gt;&quot;&quot;;([timings_dynamic.D74]-[timings_fixed.D74])/[timings_dynamic.D74];&quot;&quot;)" office:value-type="percentage" office:value="-1.16271248165722" calcext:value-type="percentage">
            <text:p>-116.27%</text:p>
          </table:table-cell>
          <table:table-cell table:style-name="ce34" table:formula="of:=IF([.E76]&lt;&gt;&quot;&quot;;([timings_dynamic.E74]-[timings_fixed.E74])/[timings_dynamic.E74];&quot;&quot;)" office:value-type="percentage" office:value="-3.15974335952303" calcext:value-type="percentage">
            <text:p>-315.97%</text:p>
          </table:table-cell>
          <table:table-cell table:style-name="ce34" table:formula="of:=IF([.F76]&lt;&gt;&quot;&quot;;([timings_dynamic.F74]-[timings_fixed.F74])/[timings_dynamic.F74];&quot;&quot;)" office:value-type="percentage" office:value="0.516902980530891" calcext:value-type="percentage">
            <text:p>51.69%</text:p>
          </table:table-cell>
          <table:table-cell table:style-name="ce34" table:formula="of:=IF([.G76]&lt;&gt;&quot;&quot;;([timings_dynamic.G74]-[timings_fixed.G74])/[timings_dynamic.G74];&quot;&quot;)" office:value-type="percentage" office:value="-2.49041830509579" calcext:value-type="percentage">
            <text:p>-249.04%</text:p>
          </table:table-cell>
          <table:table-cell table:style-name="ce34" table:formula="of:=IF([.H76]&lt;&gt;&quot;&quot;;([timings_dynamic.H74]-[timings_fixed.H74])/[timings_dynamic.H74];&quot;&quot;)" office:value-type="percentage" office:value="-0.109491536056788" calcext:value-type="percentage">
            <text:p>-10.95%</text:p>
          </table:table-cell>
          <table:table-cell table:style-name="ce34" table:formula="of:=IF([.I76]&lt;&gt;&quot;&quot;;([timings_dynamic.I74]-[timings_fixed.I74])/[timings_dynamic.I74];&quot;&quot;)" office:value-type="percentage" office:value="-2.7202226440508" calcext:value-type="percentage">
            <text:p>-272.02%</text:p>
          </table:table-cell>
          <table:table-cell table:style-name="ce42" table:number-columns-repeated="1014"/>
        </table:table-row>
        <table:table-row table:style-name="ro1" table:visibility="filter">
          <table:table-cell table:formula="of:=IF([timings_fixed.A75]&lt;&gt;&quot;&quot;;[timings_fixed.A75];&quot;&quot;)" office:value-type="string" office:string-value="Mechanics/Ehlers/Mechanics_SDE_cube_1e0_stdout.log" calcext:value-type="string">
            <text:p>Mechanics/Ehlers/Mechanics_SDE_cube_1e0_stdout.log</text:p>
          </table:table-cell>
          <table:table-cell table:style-name="ce28" table:formula="of:=[timings_dynamic.D75]" office:value-type="float" office:value="0.562822" calcext:value-type="float">
            <text:p>0.562822</text:p>
          </table:table-cell>
          <table:table-cell table:style-name="ce33" table:formula="of:=IF([.A77]&lt;&gt;&quot;&quot;;([timings_dynamic.B75]-[timings_fixed.B75])/[timings_dynamic.B75];&quot;&quot;)" office:value-type="percentage" office:value="0.00993457764764885" calcext:value-type="percentage">
            <text:p>0.99%</text:p>
          </table:table-cell>
          <table:table-cell table:style-name="ce36" table:formula="of:=IF([.C77]&lt;&gt;&quot;&quot;;([timings_dynamic.C75]-[timings_fixed.C75])/[timings_dynamic.C75];&quot;&quot;)" office:value-type="percentage" office:value="0.0583642496171128" calcext:value-type="percentage">
            <text:p>5.84%</text:p>
          </table:table-cell>
          <table:table-cell table:style-name="ce39" table:formula="of:=IF([.D77]&lt;&gt;&quot;&quot;;([timings_dynamic.D75]-[timings_fixed.D75])/[timings_dynamic.D75];&quot;&quot;)" office:value-type="percentage" office:value="0.0434755571033115" calcext:value-type="percentage">
            <text:p>4.35%</text:p>
          </table:table-cell>
          <table:table-cell table:style-name="ce33" table:formula="of:=IF([.E77]&lt;&gt;&quot;&quot;;([timings_dynamic.E75]-[timings_fixed.E75])/[timings_dynamic.E75];&quot;&quot;)" office:value-type="percentage" office:value="0.0542398288105135" calcext:value-type="percentage">
            <text:p>5.42%</text:p>
          </table:table-cell>
          <table:table-cell table:style-name="ce33" table:formula="of:=IF([.F77]&lt;&gt;&quot;&quot;;([timings_dynamic.F75]-[timings_fixed.F75])/[timings_dynamic.F75];&quot;&quot;)" office:value-type="percentage" office:value="0.0474324930731701" calcext:value-type="percentage">
            <text:p>4.74%</text:p>
          </table:table-cell>
          <table:table-cell table:style-name="ce33" table:formula="of:=IF([.G77]&lt;&gt;&quot;&quot;;([timings_dynamic.G75]-[timings_fixed.G75])/[timings_dynamic.G75];&quot;&quot;)" office:value-type="percentage" office:value="0.0373576710707457" calcext:value-type="percentage">
            <text:p>3.74%</text:p>
          </table:table-cell>
          <table:table-cell table:style-name="ce33" table:formula="of:=IF([.H77]&lt;&gt;&quot;&quot;;([timings_dynamic.H75]-[timings_fixed.H75])/[timings_dynamic.H75];&quot;&quot;)" office:value-type="percentage" office:value="0.0541916332725922" calcext:value-type="percentage">
            <text:p>5.42%</text:p>
          </table:table-cell>
          <table:table-cell table:style-name="ce33" table:formula="of:=IF([.I77]&lt;&gt;&quot;&quot;;([timings_dynamic.I75]-[timings_fixed.I75])/[timings_dynamic.I75];&quot;&quot;)" office:value-type="percentage" office:value="0.0449458614814587" calcext:value-type="percentage">
            <text:p>4.49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76]&lt;&gt;&quot;&quot;;[timings_fixed.A76];&quot;&quot;)" office:value-type="string" office:string-value="Mechanics/Ehlers/Mechanics_SDE_cube_1e1_stdout.log" calcext:value-type="string">
            <text:p>Mechanics/Ehlers/Mechanics_SDE_cube_1e1_stdout.log</text:p>
          </table:table-cell>
          <table:table-cell table:style-name="ce28" table:formula="of:=[timings_dynamic.D76]" office:value-type="float" office:value="4.91857" calcext:value-type="float">
            <text:p>4.91857</text:p>
          </table:table-cell>
          <table:table-cell table:style-name="ce33" table:formula="of:=IF([.A78]&lt;&gt;&quot;&quot;;([timings_dynamic.B76]-[timings_fixed.B76])/[timings_dynamic.B76];&quot;&quot;)" office:value-type="percentage" office:value="0.0217992893998791" calcext:value-type="percentage">
            <text:p>2.18%</text:p>
          </table:table-cell>
          <table:table-cell table:style-name="ce36" table:formula="of:=IF([.C78]&lt;&gt;&quot;&quot;;([timings_dynamic.C76]-[timings_fixed.C76])/[timings_dynamic.C76];&quot;&quot;)" office:value-type="percentage" office:value="0.038386962808025" calcext:value-type="percentage">
            <text:p>3.84%</text:p>
          </table:table-cell>
          <table:table-cell table:style-name="ce39" table:formula="of:=IF([.D78]&lt;&gt;&quot;&quot;;([timings_dynamic.D76]-[timings_fixed.D76])/[timings_dynamic.D76];&quot;&quot;)" office:value-type="percentage" office:value="0.0336825540756764" calcext:value-type="percentage">
            <text:p>3.37%</text:p>
          </table:table-cell>
          <table:table-cell table:style-name="ce33" table:formula="of:=IF([.E78]&lt;&gt;&quot;&quot;;([timings_dynamic.E76]-[timings_fixed.E76])/[timings_dynamic.E76];&quot;&quot;)" office:value-type="percentage" office:value="0.0322463075310782" calcext:value-type="percentage">
            <text:p>3.22%</text:p>
          </table:table-cell>
          <table:table-cell table:style-name="ce33" table:formula="of:=IF([.F78]&lt;&gt;&quot;&quot;;([timings_dynamic.F76]-[timings_fixed.F76])/[timings_dynamic.F76];&quot;&quot;)" office:value-type="percentage" office:value="-0.00157272928918353" calcext:value-type="percentage">
            <text:p>-0.16%</text:p>
          </table:table-cell>
          <table:table-cell table:style-name="ce33" table:formula="of:=IF([.G78]&lt;&gt;&quot;&quot;;([timings_dynamic.G76]-[timings_fixed.G76])/[timings_dynamic.G76];&quot;&quot;)" office:value-type="percentage" office:value="0.0474195016963128" calcext:value-type="percentage">
            <text:p>4.74%</text:p>
          </table:table-cell>
          <table:table-cell table:style-name="ce33" table:formula="of:=IF([.H78]&lt;&gt;&quot;&quot;;([timings_dynamic.H76]-[timings_fixed.H76])/[timings_dynamic.H76];&quot;&quot;)" office:value-type="percentage" office:value="0.0323837548847052" calcext:value-type="percentage">
            <text:p>3.24%</text:p>
          </table:table-cell>
          <table:table-cell table:style-name="ce33" table:formula="of:=IF([.I78]&lt;&gt;&quot;&quot;;([timings_dynamic.I76]-[timings_fixed.I76])/[timings_dynamic.I76];&quot;&quot;)" office:value-type="percentage" office:value="0.0333940927865267" calcext:value-type="percentage">
            <text:p>3.34%</text:p>
          </table:table-cell>
          <table:table-cell/>
          <table:table-cell table:formula="of:=IF([timings_fixed.K76]&lt;&gt;&quot;&quot;;[timings_fixed.K76];&quot;&quot;)" office:value-type="percentage" office:value="0.760780479707125" calcext:value-type="percentage">
            <text:p>76.08%</text:p>
          </table:table-cell>
          <table:table-cell table:formula="of:=IF([timings_fixed.L76]&lt;&gt;&quot;&quot;;[timings_fixed.L76];&quot;&quot;)" office:value-type="percentage" office:value="0.0732287424519767" calcext:value-type="percentage">
            <text:p>7.32%</text:p>
          </table:table-cell>
          <table:table-cell table:number-columns-repeated="1011"/>
        </table:table-row>
        <table:table-row table:style-name="ro1">
          <table:table-cell table:formula="of:=IF([timings_fixed.A77]&lt;&gt;&quot;&quot;;[timings_fixed.A77];&quot;&quot;)" office:value-type="string" office:string-value="Mechanics/EhlersDamage/TriaxialCompression/Mechanics_PlasticModel_SDED_Ehlers_Damage_TriaxialCompression_stdout.log" calcext:value-type="string">
            <text:p>Mechanics/EhlersDamage/TriaxialCompression/Mechanics_PlasticModel_SDED_Ehlers_Damage_TriaxialCompression_stdout.log</text:p>
          </table:table-cell>
          <table:table-cell table:style-name="ce28" table:formula="of:=[timings_dynamic.D77]" office:value-type="float" office:value="8.75245" calcext:value-type="float">
            <text:p>8.75245</text:p>
          </table:table-cell>
          <table:table-cell table:style-name="ce33" table:formula="of:=IF([.A79]&lt;&gt;&quot;&quot;;([timings_dynamic.B77]-[timings_fixed.B77])/[timings_dynamic.B77];&quot;&quot;)" office:value-type="percentage" office:value="0.00451026092689004" calcext:value-type="percentage">
            <text:p>0.45%</text:p>
          </table:table-cell>
          <table:table-cell table:style-name="ce36" table:formula="of:=IF([.C79]&lt;&gt;&quot;&quot;;([timings_dynamic.C77]-[timings_fixed.C77])/[timings_dynamic.C77];&quot;&quot;)" office:value-type="percentage" office:value="0.0708494228951878" calcext:value-type="percentage">
            <text:p>7.08%</text:p>
          </table:table-cell>
          <table:table-cell table:style-name="ce39" table:formula="of:=IF([.D79]&lt;&gt;&quot;&quot;;([timings_dynamic.D77]-[timings_fixed.D77])/[timings_dynamic.D77];&quot;&quot;)" office:value-type="percentage" office:value="0.0582408354232244" calcext:value-type="percentage">
            <text:p>5.82%</text:p>
          </table:table-cell>
          <table:table-cell table:style-name="ce33" table:formula="of:=IF([.E79]&lt;&gt;&quot;&quot;;([timings_dynamic.E77]-[timings_fixed.E77])/[timings_dynamic.E77];&quot;&quot;)" office:value-type="percentage" office:value="0.0580147966980852" calcext:value-type="percentage">
            <text:p>5.80%</text:p>
          </table:table-cell>
          <table:table-cell table:style-name="ce33" table:formula="of:=IF([.F79]&lt;&gt;&quot;&quot;;([timings_dynamic.F77]-[timings_fixed.F77])/[timings_dynamic.F77];&quot;&quot;)" office:value-type="percentage" office:value="0.0327903823685625" calcext:value-type="percentage">
            <text:p>3.28%</text:p>
          </table:table-cell>
          <table:table-cell table:style-name="ce33" table:formula="of:=IF([.G79]&lt;&gt;&quot;&quot;;([timings_dynamic.G77]-[timings_fixed.G77])/[timings_dynamic.G77];&quot;&quot;)" office:value-type="percentage" office:value="-0.0890245989572679" calcext:value-type="percentage">
            <text:p>-8.90%</text:p>
          </table:table-cell>
          <table:table-cell table:style-name="ce33" table:formula="of:=IF([.H79]&lt;&gt;&quot;&quot;;([timings_dynamic.H77]-[timings_fixed.H77])/[timings_dynamic.H77];&quot;&quot;)" office:value-type="percentage" office:value="0.0579445613921933" calcext:value-type="percentage">
            <text:p>5.79%</text:p>
          </table:table-cell>
          <table:table-cell table:style-name="ce33" table:formula="of:=IF([.I79]&lt;&gt;&quot;&quot;;([timings_dynamic.I77]-[timings_fixed.I77])/[timings_dynamic.I77];&quot;&quot;)" office:value-type="percentage" office:value="0.0579186599972101" calcext:value-type="percentage">
            <text:p>5.79%</text:p>
          </table:table-cell>
          <table:table-cell/>
          <table:table-cell table:formula="of:=IF([timings_fixed.K77]&lt;&gt;&quot;&quot;;[timings_fixed.K77];&quot;&quot;)" office:value-type="percentage" office:value="0.573425699346231" calcext:value-type="percentage">
            <text:p>57.34%</text:p>
          </table:table-cell>
          <table:table-cell table:formula="of:=IF([timings_fixed.L77]&lt;&gt;&quot;&quot;;[timings_fixed.L77];&quot;&quot;)" office:value-type="percentage" office:value="0.000633020733497519" calcext:value-type="percentage">
            <text:p>0.06%</text:p>
          </table:table-cell>
          <table:table-cell table:number-columns-repeated="1011"/>
        </table:table-row>
        <table:table-row table:style-name="ro1">
          <table:table-cell table:style-name="ce25" table:formula="of:=IF([timings_fixed.A78]&lt;&gt;&quot;&quot;;[timings_fixed.A78];&quot;&quot;)" office:value-type="string" office:string-value="Mechanics/EhlersDamage/UniaxialCompression/Mechanics_PlasticModel_SDED_Ehlers_Damage_UniaxialCompression_stdout.log" calcext:value-type="string">
            <text:p>Mechanics/EhlersDamage/UniaxialCompression/Mechanics_PlasticModel_SDED_Ehlers_Damage_UniaxialCompression_stdout.log</text:p>
          </table:table-cell>
          <table:table-cell table:style-name="ce30" table:formula="of:=[timings_dynamic.D78]" office:value-type="float" office:value="2.29074" calcext:value-type="float">
            <text:p>2.29074</text:p>
          </table:table-cell>
          <table:table-cell table:style-name="ce34" table:formula="of:=IF([.A80]&lt;&gt;&quot;&quot;;([timings_dynamic.B78]-[timings_fixed.B78])/[timings_dynamic.B78];&quot;&quot;)" office:value-type="percentage" office:value="-3.22285656422371" calcext:value-type="percentage">
            <text:p>-322.29%</text:p>
          </table:table-cell>
          <table:table-cell table:style-name="ce38" table:formula="of:=IF([.C80]&lt;&gt;&quot;&quot;;([timings_dynamic.C78]-[timings_fixed.C78])/[timings_dynamic.C78];&quot;&quot;)" office:value-type="percentage" office:value="-5.5632224228075" calcext:value-type="percentage">
            <text:p>-556.32%</text:p>
          </table:table-cell>
          <table:table-cell table:style-name="ce41" table:formula="of:=IF([.D80]&lt;&gt;&quot;&quot;;([timings_dynamic.D78]-[timings_fixed.D78])/[timings_dynamic.D78];&quot;&quot;)" office:value-type="percentage" office:value="-4.01990623117421" calcext:value-type="percentage">
            <text:p>-401.99%</text:p>
          </table:table-cell>
          <table:table-cell table:style-name="ce34" table:formula="of:=IF([.E80]&lt;&gt;&quot;&quot;;([timings_dynamic.E78]-[timings_fixed.E78])/[timings_dynamic.E78];&quot;&quot;)" office:value-type="percentage" office:value="-4.27311804329309" calcext:value-type="percentage">
            <text:p>-427.31%</text:p>
          </table:table-cell>
          <table:table-cell table:style-name="ce34" table:formula="of:=IF([.F80]&lt;&gt;&quot;&quot;;([timings_dynamic.F78]-[timings_fixed.F78])/[timings_dynamic.F78];&quot;&quot;)" office:value-type="percentage" office:value="-2.93868649624211" calcext:value-type="percentage">
            <text:p>-293.87%</text:p>
          </table:table-cell>
          <table:table-cell table:style-name="ce34" table:formula="of:=IF([.G80]&lt;&gt;&quot;&quot;;([timings_dynamic.G78]-[timings_fixed.G78])/[timings_dynamic.G78];&quot;&quot;)" office:value-type="percentage" office:value="-0.000454774964205924" calcext:value-type="percentage">
            <text:p>-0.05%</text:p>
          </table:table-cell>
          <table:table-cell table:style-name="ce34" table:formula="of:=IF([.H80]&lt;&gt;&quot;&quot;;([timings_dynamic.H78]-[timings_fixed.H78])/[timings_dynamic.H78];&quot;&quot;)" office:value-type="percentage" office:value="-4.07544309964178" calcext:value-type="percentage">
            <text:p>-407.54%</text:p>
          </table:table-cell>
          <table:table-cell table:style-name="ce34" table:formula="of:=IF([.I80]&lt;&gt;&quot;&quot;;([timings_dynamic.I78]-[timings_fixed.I78])/[timings_dynamic.I78];&quot;&quot;)" office:value-type="percentage" office:value="-4.20470707152439" calcext:value-type="percentage">
            <text:p>-420.47%</text:p>
          </table:table-cell>
          <table:table-cell table:style-name="ce42"/>
          <table:table-cell table:formula="of:=IF([timings_fixed.K78]&lt;&gt;&quot;&quot;;[timings_fixed.K78];&quot;&quot;)" office:value-type="percentage" office:value="0.56113165427487" calcext:value-type="percentage">
            <text:p>56.11%</text:p>
          </table:table-cell>
          <table:table-cell table:formula="of:=IF([timings_fixed.L78]&lt;&gt;&quot;&quot;;[timings_fixed.L78];&quot;&quot;)" office:value-type="percentage" office:value="0.000503135843051316" calcext:value-type="percentage">
            <text:p>0.05%</text:p>
          </table:table-cell>
          <table:table-cell table:style-name="ce42" table:number-columns-repeated="1011"/>
        </table:table-row>
        <table:table-row table:style-name="ro1">
          <table:table-cell table:formula="of:=IF([timings_fixed.A79]&lt;&gt;&quot;&quot;;[timings_fixed.A79];&quot;&quot;)" office:value-type="string" office:string-value="Mechanics/EhlersDamage/UniaxialTension/Mechanics_PlasticModel_SDED_Ehlers_Damage_UniaxialTension_stdout.log" calcext:value-type="string">
            <text:p>Mechanics/EhlersDamage/UniaxialTension/Mechanics_PlasticModel_SDED_Ehlers_Damage_UniaxialTension_stdout.log</text:p>
          </table:table-cell>
          <table:table-cell table:style-name="ce28" table:formula="of:=[timings_dynamic.D79]" office:value-type="float" office:value="10.3132" calcext:value-type="float">
            <text:p>10.3132</text:p>
          </table:table-cell>
          <table:table-cell table:style-name="ce33" table:formula="of:=IF([.A81]&lt;&gt;&quot;&quot;;([timings_dynamic.B79]-[timings_fixed.B79])/[timings_dynamic.B79];&quot;&quot;)" office:value-type="percentage" office:value="-0.0123272971000805" calcext:value-type="percentage">
            <text:p>-1.23%</text:p>
          </table:table-cell>
          <table:table-cell table:style-name="ce36" table:formula="of:=IF([.C81]&lt;&gt;&quot;&quot;;([timings_dynamic.C79]-[timings_fixed.C79])/[timings_dynamic.C79];&quot;&quot;)" office:value-type="percentage" office:value="0.121719265094266" calcext:value-type="percentage">
            <text:p>12.17%</text:p>
          </table:table-cell>
          <table:table-cell table:style-name="ce39" table:formula="of:=IF([.D81]&lt;&gt;&quot;&quot;;([timings_dynamic.D79]-[timings_fixed.D79])/[timings_dynamic.D79];&quot;&quot;)" office:value-type="percentage" office:value="0.0543895202265059" calcext:value-type="percentage">
            <text:p>5.44%</text:p>
          </table:table-cell>
          <table:table-cell table:style-name="ce33" table:formula="of:=IF([.E81]&lt;&gt;&quot;&quot;;([timings_dynamic.E79]-[timings_fixed.E79])/[timings_dynamic.E79];&quot;&quot;)" office:value-type="percentage" office:value="0.0548960328522805" calcext:value-type="percentage">
            <text:p>5.49%</text:p>
          </table:table-cell>
          <table:table-cell table:style-name="ce33" table:formula="of:=IF([.F81]&lt;&gt;&quot;&quot;;([timings_dynamic.F79]-[timings_fixed.F79])/[timings_dynamic.F79];&quot;&quot;)" office:value-type="percentage" office:value="0.0132626865066189" calcext:value-type="percentage">
            <text:p>1.33%</text:p>
          </table:table-cell>
          <table:table-cell table:style-name="ce33" table:formula="of:=IF([.G81]&lt;&gt;&quot;&quot;;([timings_dynamic.G79]-[timings_fixed.G79])/[timings_dynamic.G79];&quot;&quot;)" office:value-type="percentage" office:value="0.00613517645867193" calcext:value-type="percentage">
            <text:p>0.61%</text:p>
          </table:table-cell>
          <table:table-cell table:style-name="ce33" table:formula="of:=IF([.H81]&lt;&gt;&quot;&quot;;([timings_dynamic.H79]-[timings_fixed.H79])/[timings_dynamic.H79];&quot;&quot;)" office:value-type="percentage" office:value="0.0544787260451623" calcext:value-type="percentage">
            <text:p>5.45%</text:p>
          </table:table-cell>
          <table:table-cell table:style-name="ce33" table:formula="of:=IF([.I81]&lt;&gt;&quot;&quot;;([timings_dynamic.I79]-[timings_fixed.I79])/[timings_dynamic.I79];&quot;&quot;)" office:value-type="percentage" office:value="0.0544390831492261" calcext:value-type="percentage">
            <text:p>5.44%</text:p>
          </table:table-cell>
          <table:table-cell/>
          <table:table-cell table:formula="of:=IF([timings_fixed.K79]&lt;&gt;&quot;&quot;;[timings_fixed.K79];&quot;&quot;)" office:value-type="percentage" office:value="0.38132051851514" calcext:value-type="percentage">
            <text:p>38.13%</text:p>
          </table:table-cell>
          <table:table-cell table:formula="of:=IF([timings_fixed.L79]&lt;&gt;&quot;&quot;;[timings_fixed.L79];&quot;&quot;)" office:value-type="percentage" office:value="0.000633873959601201" calcext:value-type="percentage">
            <text:p>0.06%</text:p>
          </table:table-cell>
          <table:table-cell table:number-columns-repeated="1011"/>
        </table:table-row>
        <table:table-row table:style-name="ro1" table:visibility="filter">
          <table:table-cell table:formula="of:=IF([timings_fixed.A80]&lt;&gt;&quot;&quot;;[timings_fixed.A80];&quot;&quot;)" office:value-type="string" office:string-value="Mechanics/Linear/LARGE_Mechanics_SDL_disc_with_hole_stdout.log" calcext:value-type="string">
            <text:p>Mechanics/Linear/LARGE_Mechanics_SDL_disc_with_hole_stdout.log</text:p>
          </table:table-cell>
          <table:table-cell table:style-name="ce28" table:formula="of:=[timings_dynamic.D80]" office:value-type="float" office:value="0.269541" calcext:value-type="float">
            <text:p>0.269541</text:p>
          </table:table-cell>
          <table:table-cell table:style-name="ce33" table:formula="of:=IF([.A82]&lt;&gt;&quot;&quot;;([timings_dynamic.B80]-[timings_fixed.B80])/[timings_dynamic.B80];&quot;&quot;)" office:value-type="percentage" office:value="-0.0337306764241187" calcext:value-type="percentage">
            <text:p>-3.37%</text:p>
          </table:table-cell>
          <table:table-cell table:style-name="ce36" table:formula="of:=IF([.C82]&lt;&gt;&quot;&quot;;([timings_dynamic.C80]-[timings_fixed.C80])/[timings_dynamic.C80];&quot;&quot;)" office:value-type="percentage" office:value="0.414681865075095" calcext:value-type="percentage">
            <text:p>41.47%</text:p>
          </table:table-cell>
          <table:table-cell table:style-name="ce39" table:formula="of:=IF([.D82]&lt;&gt;&quot;&quot;;([timings_dynamic.D80]-[timings_fixed.D80])/[timings_dynamic.D80];&quot;&quot;)" office:value-type="percentage" office:value="0.101802694209786" calcext:value-type="percentage">
            <text:p>10.18%</text:p>
          </table:table-cell>
          <table:table-cell table:style-name="ce33" table:formula="of:=IF([.E82]&lt;&gt;&quot;&quot;;([timings_dynamic.E80]-[timings_fixed.E80])/[timings_dynamic.E80];&quot;&quot;)" office:value-type="percentage" office:value="0.0803315868518044" calcext:value-type="percentage">
            <text:p>8.03%</text:p>
          </table:table-cell>
          <table:table-cell table:style-name="ce33" table:formula="of:=IF([.F82]&lt;&gt;&quot;&quot;;([timings_dynamic.F80]-[timings_fixed.F80])/[timings_dynamic.F80];&quot;&quot;)" office:value-type="percentage" office:value="0.00940703597624395" calcext:value-type="percentage">
            <text:p>0.94%</text:p>
          </table:table-cell>
          <table:table-cell table:style-name="ce33" table:formula="of:=IF([.G82]&lt;&gt;&quot;&quot;;([timings_dynamic.G80]-[timings_fixed.G80])/[timings_dynamic.G80];&quot;&quot;)" office:value-type="percentage" office:value="0.0280133785175146" calcext:value-type="percentage">
            <text:p>2.80%</text:p>
          </table:table-cell>
          <table:table-cell table:style-name="ce33" table:formula="of:=IF([.H82]&lt;&gt;&quot;&quot;;([timings_dynamic.H80]-[timings_fixed.H80])/[timings_dynamic.H80];&quot;&quot;)" office:value-type="percentage" office:value="0.0828883118904865" calcext:value-type="percentage">
            <text:p>8.29%</text:p>
          </table:table-cell>
          <table:table-cell table:style-name="ce33" table:formula="of:=IF([.I82]&lt;&gt;&quot;&quot;;([timings_dynamic.I80]-[timings_fixed.I80])/[timings_dynamic.I80];&quot;&quot;)" office:value-type="percentage" office:value="0.0828485801403588" calcext:value-type="percentage">
            <text:p>8.2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7" table:formula="of:=IF([timings_fixed.A81]&lt;&gt;&quot;&quot;;[timings_fixed.A81];&quot;&quot;)" office:value-type="string" office:string-value="Mechanics/Linear/LARGE_Mechanics_SDL_square_1e5_tractionBC_stdout.log" calcext:value-type="string">
            <text:p>Mechanics/Linear/LARGE_Mechanics_SDL_square_1e5_tractionBC_stdout.log</text:p>
          </table:table-cell>
          <table:table-cell table:style-name="ce28" table:formula="of:=[timings_dynamic.D81]" office:value-type="float" office:value="162.251" calcext:value-type="float">
            <text:p>162.251</text:p>
          </table:table-cell>
          <table:table-cell table:style-name="ce33" table:formula="of:=IF([.A83]&lt;&gt;&quot;&quot;;([timings_dynamic.B81]-[timings_fixed.B81])/[timings_dynamic.B81];&quot;&quot;)" office:value-type="percentage" office:value="0.0266807667381428" calcext:value-type="percentage">
            <text:p>2.67%</text:p>
          </table:table-cell>
          <table:table-cell table:style-name="ce36" table:formula="of:=IF([.C83]&lt;&gt;&quot;&quot;;([timings_dynamic.C81]-[timings_fixed.C81])/[timings_dynamic.C81];&quot;&quot;)" office:value-type="percentage" office:value="0.553101816281683" calcext:value-type="percentage">
            <text:p>55.31%</text:p>
          </table:table-cell>
          <table:table-cell table:style-name="ce39" table:formula="of:=IF([.D83]&lt;&gt;&quot;&quot;;([timings_dynamic.D81]-[timings_fixed.D81])/[timings_dynamic.D81];&quot;&quot;)" office:value-type="percentage" office:value="0.0415035962798381" calcext:value-type="percentage">
            <text:p>4.15%</text:p>
          </table:table-cell>
          <table:table-cell table:style-name="ce33" table:formula="of:=IF([.E83]&lt;&gt;&quot;&quot;;([timings_dynamic.E81]-[timings_fixed.E81])/[timings_dynamic.E81];&quot;&quot;)" office:value-type="percentage" office:value="0.0363585708198549" calcext:value-type="percentage">
            <text:p>3.64%</text:p>
          </table:table-cell>
          <table:table-cell table:style-name="ce33" table:formula="of:=IF([.F83]&lt;&gt;&quot;&quot;;([timings_dynamic.F81]-[timings_fixed.F81])/[timings_dynamic.F81];&quot;&quot;)" office:value-type="percentage" office:value="0.0234217454445673" calcext:value-type="percentage">
            <text:p>2.34%</text:p>
          </table:table-cell>
          <table:table-cell table:style-name="ce33" table:formula="of:=IF([.G83]&lt;&gt;&quot;&quot;;([timings_dynamic.G81]-[timings_fixed.G81])/[timings_dynamic.G81];&quot;&quot;)" office:value-type="percentage" office:value="0.0710892134436037" calcext:value-type="percentage">
            <text:p>7.11%</text:p>
          </table:table-cell>
          <table:table-cell table:style-name="ce33" table:formula="of:=IF([.H83]&lt;&gt;&quot;&quot;;([timings_dynamic.H81]-[timings_fixed.H81])/[timings_dynamic.H81];&quot;&quot;)" office:value-type="percentage" office:value="0.0367159612442633" calcext:value-type="percentage">
            <text:p>3.67%</text:p>
          </table:table-cell>
          <table:table-cell table:style-name="ce33" table:formula="of:=IF([.I83]&lt;&gt;&quot;&quot;;([timings_dynamic.I81]-[timings_fixed.I81])/[timings_dynamic.I81];&quot;&quot;)" office:value-type="percentage" office:value="0.0367159381293634" calcext:value-type="percentage">
            <text:p>3.67%</text:p>
          </table:table-cell>
          <table:table-cell/>
          <table:table-cell table:formula="of:=IF([timings_fixed.K81]&lt;&gt;&quot;&quot;;[timings_fixed.K81];&quot;&quot;)" office:value-type="percentage" office:value="0.0111307381186623" calcext:value-type="percentage">
            <text:p>1.11%</text:p>
          </table:table-cell>
          <table:table-cell table:formula="of:=IF([timings_fixed.L81]&lt;&gt;&quot;&quot;;[timings_fixed.L81];&quot;&quot;)" office:value-type="percentage" office:value="0.00784125851193117" calcext:value-type="percentage">
            <text:p>0.78%</text:p>
          </table:table-cell>
          <table:table-cell table:number-columns-repeated="1011"/>
        </table:table-row>
        <table:table-row table:style-name="ro1">
          <table:table-cell table:formula="of:=IF([timings_fixed.A82]&lt;&gt;&quot;&quot;;[timings_fixed.A82];&quot;&quot;)" office:value-type="string" office:string-value="Mechanics/Linear/LARGE_SmallDeformation_ring_plane_strain_axi_stdout.log" calcext:value-type="string">
            <text:p>Mechanics/Linear/LARGE_SmallDeformation_ring_plane_strain_axi_stdout.log</text:p>
          </table:table-cell>
          <table:table-cell table:style-name="ce28" table:formula="of:=[timings_dynamic.D82]" office:value-type="float" office:value="1.99603" calcext:value-type="float">
            <text:p>1.99603</text:p>
          </table:table-cell>
          <table:table-cell table:style-name="ce33" table:formula="of:=IF([.A84]&lt;&gt;&quot;&quot;;([timings_dynamic.B82]-[timings_fixed.B82])/[timings_dynamic.B82];&quot;&quot;)" office:value-type="percentage" office:value="-0.00858257584847267" calcext:value-type="percentage">
            <text:p>-0.86%</text:p>
          </table:table-cell>
          <table:table-cell table:style-name="ce36" table:formula="of:=IF([.C84]&lt;&gt;&quot;&quot;;([timings_dynamic.C82]-[timings_fixed.C82])/[timings_dynamic.C82];&quot;&quot;)" office:value-type="percentage" office:value="0.439049074637526" calcext:value-type="percentage">
            <text:p>43.90%</text:p>
          </table:table-cell>
          <table:table-cell table:style-name="ce39" table:formula="of:=IF([.D84]&lt;&gt;&quot;&quot;;([timings_dynamic.D82]-[timings_fixed.D82])/[timings_dynamic.D82];&quot;&quot;)" office:value-type="percentage" office:value="0.070670280506806" calcext:value-type="percentage">
            <text:p>7.07%</text:p>
          </table:table-cell>
          <table:table-cell table:style-name="ce33" table:formula="of:=IF([.E84]&lt;&gt;&quot;&quot;;([timings_dynamic.E82]-[timings_fixed.E82])/[timings_dynamic.E82];&quot;&quot;)" office:value-type="percentage" office:value="0.0245914893642793" calcext:value-type="percentage">
            <text:p>2.46%</text:p>
          </table:table-cell>
          <table:table-cell table:style-name="ce33" table:formula="of:=IF([.F84]&lt;&gt;&quot;&quot;;([timings_dynamic.F82]-[timings_fixed.F82])/[timings_dynamic.F82];&quot;&quot;)" office:value-type="percentage" office:value="-0.0231853383346" calcext:value-type="percentage">
            <text:p>-2.32%</text:p>
          </table:table-cell>
          <table:table-cell table:style-name="ce33" table:formula="of:=IF([.G84]&lt;&gt;&quot;&quot;;([timings_dynamic.G82]-[timings_fixed.G82])/[timings_dynamic.G82];&quot;&quot;)" office:value-type="percentage" office:value="0.0818369765967418" calcext:value-type="percentage">
            <text:p>8.18%</text:p>
          </table:table-cell>
          <table:table-cell table:style-name="ce33" table:formula="of:=IF([.H84]&lt;&gt;&quot;&quot;;([timings_dynamic.H82]-[timings_fixed.H82])/[timings_dynamic.H82];&quot;&quot;)" office:value-type="percentage" office:value="0.0254053564419216" calcext:value-type="percentage">
            <text:p>2.54%</text:p>
          </table:table-cell>
          <table:table-cell table:style-name="ce33" table:formula="of:=IF([.I84]&lt;&gt;&quot;&quot;;([timings_dynamic.I82]-[timings_fixed.I82])/[timings_dynamic.I82];&quot;&quot;)" office:value-type="percentage" office:value="0.0254052030242277" calcext:value-type="percentage">
            <text:p>2.54%</text:p>
          </table:table-cell>
          <table:table-cell/>
          <table:table-cell table:formula="of:=IF([timings_fixed.K82]&lt;&gt;&quot;&quot;;[timings_fixed.K82];&quot;&quot;)" office:value-type="percentage" office:value="0.0514833663078109" calcext:value-type="percentage">
            <text:p>5.15%</text:p>
          </table:table-cell>
          <table:table-cell table:formula="of:=IF([timings_fixed.L82]&lt;&gt;&quot;&quot;;[timings_fixed.L82];&quot;&quot;)" office:value-type="percentage" office:value="0.0718247734464708" calcext:value-type="percentage">
            <text:p>7.18%</text:p>
          </table:table-cell>
          <table:table-cell table:number-columns-repeated="1011"/>
        </table:table-row>
        <table:table-row table:style-name="ro1" table:visibility="filter">
          <table:table-cell table:formula="of:=IF([timings_fixed.A83]&lt;&gt;&quot;&quot;;[timings_fixed.A83];&quot;&quot;)" office:value-type="string" office:string-value="Mechanics/Linear/Mechanics_SDL_cube_1e0_nodal_forces_stdout.log" calcext:value-type="string">
            <text:p>Mechanics/Linear/Mechanics_SDL_cube_1e0_nodal_forces_stdout.log</text:p>
          </table:table-cell>
          <table:table-cell table:style-name="ce28" table:formula="of:=[timings_dynamic.D83]" office:value-type="float" office:value="0.014257" calcext:value-type="float">
            <text:p>0.014257</text:p>
          </table:table-cell>
          <table:table-cell table:style-name="ce33" table:formula="of:=IF([.A85]&lt;&gt;&quot;&quot;;([timings_dynamic.B83]-[timings_fixed.B83])/[timings_dynamic.B83];&quot;&quot;)" office:value-type="percentage" office:value="-0.25701001712411" calcext:value-type="percentage">
            <text:p>-25.70%</text:p>
          </table:table-cell>
          <table:table-cell table:style-name="ce36" table:formula="of:=IF([.C85]&lt;&gt;&quot;&quot;;([timings_dynamic.C83]-[timings_fixed.C83])/[timings_dynamic.C83];&quot;&quot;)" office:value-type="percentage" office:value="-0.90263940108577" calcext:value-type="percentage">
            <text:p>-90.26%</text:p>
          </table:table-cell>
          <table:table-cell table:style-name="ce39" table:formula="of:=IF([.D85]&lt;&gt;&quot;&quot;;([timings_dynamic.D83]-[timings_fixed.D83])/[timings_dynamic.D83];&quot;&quot;)" office:value-type="percentage" office:value="0.0619274742231885" calcext:value-type="percentage">
            <text:p>6.19%</text:p>
          </table:table-cell>
          <table:table-cell table:style-name="ce33" table:formula="of:=IF([.E85]&lt;&gt;&quot;&quot;;([timings_dynamic.E83]-[timings_fixed.E83])/[timings_dynamic.E83];&quot;&quot;)" office:value-type="percentage" office:value="-0.43634811797565" calcext:value-type="percentage">
            <text:p>-43.63%</text:p>
          </table:table-cell>
          <table:table-cell table:style-name="ce33" table:formula="of:=IF([.F85]&lt;&gt;&quot;&quot;;([timings_dynamic.F83]-[timings_fixed.F83])/[timings_dynamic.F83];&quot;&quot;)" office:value-type="percentage" office:value="-0.182955430859728" calcext:value-type="percentage">
            <text:p>-18.30%</text:p>
          </table:table-cell>
          <table:table-cell table:style-name="ce33" table:formula="of:=IF([.G85]&lt;&gt;&quot;&quot;;([timings_dynamic.G83]-[timings_fixed.G83])/[timings_dynamic.G83];&quot;&quot;)" office:value-type="percentage" office:value="0.181494425932038" calcext:value-type="percentage">
            <text:p>18.15%</text:p>
          </table:table-cell>
          <table:table-cell table:style-name="ce33" table:formula="of:=IF([.H85]&lt;&gt;&quot;&quot;;([timings_dynamic.H83]-[timings_fixed.H83])/[timings_dynamic.H83];&quot;&quot;)" office:value-type="percentage" office:value="-0.412249075293404" calcext:value-type="percentage">
            <text:p>-41.22%</text:p>
          </table:table-cell>
          <table:table-cell table:style-name="ce33" table:formula="of:=IF([.I85]&lt;&gt;&quot;&quot;;([timings_dynamic.I83]-[timings_fixed.I83])/[timings_dynamic.I83];&quot;&quot;)" office:value-type="percentage" office:value="-0.408225459194307" calcext:value-type="percentage">
            <text:p>-40.8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84]&lt;&gt;&quot;&quot;;[timings_fixed.A84];&quot;&quot;)" office:value-type="string" office:string-value="Mechanics/Linear/Mechanics_SDL_cube_1e0_simple_shear_nodal_forces_stdout.log" calcext:value-type="string">
            <text:p>Mechanics/Linear/Mechanics_SDL_cube_1e0_simple_shear_nodal_forces_stdout.log</text:p>
          </table:table-cell>
          <table:table-cell table:style-name="ce28" table:formula="of:=[timings_dynamic.D84]" office:value-type="float" office:value="0.0136349" calcext:value-type="float">
            <text:p>0.0136349</text:p>
          </table:table-cell>
          <table:table-cell table:style-name="ce33" table:formula="of:=IF([.A86]&lt;&gt;&quot;&quot;;([timings_dynamic.B84]-[timings_fixed.B84])/[timings_dynamic.B84];&quot;&quot;)" office:value-type="percentage" office:value="0.182925581704629" calcext:value-type="percentage">
            <text:p>18.29%</text:p>
          </table:table-cell>
          <table:table-cell table:style-name="ce36" table:formula="of:=IF([.C86]&lt;&gt;&quot;&quot;;([timings_dynamic.C84]-[timings_fixed.C84])/[timings_dynamic.C84];&quot;&quot;)" office:value-type="percentage" office:value="0.45378898152132" calcext:value-type="percentage">
            <text:p>45.38%</text:p>
          </table:table-cell>
          <table:table-cell table:style-name="ce39" table:formula="of:=IF([.D86]&lt;&gt;&quot;&quot;;([timings_dynamic.D84]-[timings_fixed.D84])/[timings_dynamic.D84];&quot;&quot;)" office:value-type="percentage" office:value="0.174317376731769" calcext:value-type="percentage">
            <text:p>17.43%</text:p>
          </table:table-cell>
          <table:table-cell table:style-name="ce33" table:formula="of:=IF([.E86]&lt;&gt;&quot;&quot;;([timings_dynamic.E84]-[timings_fixed.E84])/[timings_dynamic.E84];&quot;&quot;)" office:value-type="percentage" office:value="0.299491642902006" calcext:value-type="percentage">
            <text:p>29.95%</text:p>
          </table:table-cell>
          <table:table-cell table:style-name="ce33" table:formula="of:=IF([.F86]&lt;&gt;&quot;&quot;;([timings_dynamic.F84]-[timings_fixed.F84])/[timings_dynamic.F84];&quot;&quot;)" office:value-type="percentage" office:value="0.22330533168609" calcext:value-type="percentage">
            <text:p>22.33%</text:p>
          </table:table-cell>
          <table:table-cell table:style-name="ce33" table:formula="of:=IF([.G86]&lt;&gt;&quot;&quot;;([timings_dynamic.G84]-[timings_fixed.G84])/[timings_dynamic.G84];&quot;&quot;)" office:value-type="percentage" office:value="0.178416353024819" calcext:value-type="percentage">
            <text:p>17.84%</text:p>
          </table:table-cell>
          <table:table-cell table:style-name="ce33" table:formula="of:=IF([.H86]&lt;&gt;&quot;&quot;;([timings_dynamic.H84]-[timings_fixed.H84])/[timings_dynamic.H84];&quot;&quot;)" office:value-type="percentage" office:value="0.304268027425632" calcext:value-type="percentage">
            <text:p>30.43%</text:p>
          </table:table-cell>
          <table:table-cell table:style-name="ce33" table:formula="of:=IF([.I86]&lt;&gt;&quot;&quot;;([timings_dynamic.I84]-[timings_fixed.I84])/[timings_dynamic.I84];&quot;&quot;)" office:value-type="percentage" office:value="0.303958835614511" calcext:value-type="percentage">
            <text:p>30.40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85]&lt;&gt;&quot;&quot;;[timings_fixed.A85];&quot;&quot;)" office:value-type="string" office:string-value="Mechanics/Linear/Mechanics_SDL_square_1e0_displacementBC_stdout.log" calcext:value-type="string">
            <text:p>Mechanics/Linear/Mechanics_SDL_square_1e0_displacementBC_stdout.log</text:p>
          </table:table-cell>
          <table:table-cell table:style-name="ce28" table:formula="of:=[timings_dynamic.D85]" office:value-type="float" office:value="0.010185" calcext:value-type="float">
            <text:p>0.010185</text:p>
          </table:table-cell>
          <table:table-cell table:style-name="ce33" table:formula="of:=IF([.A87]&lt;&gt;&quot;&quot;;([timings_dynamic.B85]-[timings_fixed.B85])/[timings_dynamic.B85];&quot;&quot;)" office:value-type="percentage" office:value="0.455224424856431" calcext:value-type="percentage">
            <text:p>45.52%</text:p>
          </table:table-cell>
          <table:table-cell table:style-name="ce36" table:formula="of:=IF([.C87]&lt;&gt;&quot;&quot;;([timings_dynamic.C85]-[timings_fixed.C85])/[timings_dynamic.C85];&quot;&quot;)" office:value-type="percentage" office:value="0.950500431719869" calcext:value-type="percentage">
            <text:p>95.05%</text:p>
          </table:table-cell>
          <table:table-cell table:style-name="ce39" table:formula="of:=IF([.D87]&lt;&gt;&quot;&quot;;([timings_dynamic.D85]-[timings_fixed.D85])/[timings_dynamic.D85];&quot;&quot;)" office:value-type="percentage" office:value="0.0998615611192931" calcext:value-type="percentage">
            <text:p>9.99%</text:p>
          </table:table-cell>
          <table:table-cell table:style-name="ce33" table:formula="of:=IF([.E87]&lt;&gt;&quot;&quot;;([timings_dynamic.E85]-[timings_fixed.E85])/[timings_dynamic.E85];&quot;&quot;)" office:value-type="percentage" office:value="0.751395991976669" calcext:value-type="percentage">
            <text:p>75.14%</text:p>
          </table:table-cell>
          <table:table-cell table:style-name="ce33" table:formula="of:=IF([.F87]&lt;&gt;&quot;&quot;;([timings_dynamic.F85]-[timings_fixed.F85])/[timings_dynamic.F85];&quot;&quot;)" office:value-type="percentage" office:value="0.301579901392694" calcext:value-type="percentage">
            <text:p>30.16%</text:p>
          </table:table-cell>
          <table:table-cell table:style-name="ce33" table:formula="of:=IF([.G87]&lt;&gt;&quot;&quot;;([timings_dynamic.G85]-[timings_fixed.G85])/[timings_dynamic.G85];&quot;&quot;)" office:value-type="percentage" office:value="-0.0561534118975372" calcext:value-type="percentage">
            <text:p>-5.62%</text:p>
          </table:table-cell>
          <table:table-cell table:style-name="ce33" table:formula="of:=IF([.H87]&lt;&gt;&quot;&quot;;([timings_dynamic.H85]-[timings_fixed.H85])/[timings_dynamic.H85];&quot;&quot;)" office:value-type="percentage" office:value="0.74381112018292" calcext:value-type="percentage">
            <text:p>74.38%</text:p>
          </table:table-cell>
          <table:table-cell table:style-name="ce33" table:formula="of:=IF([.I87]&lt;&gt;&quot;&quot;;([timings_dynamic.I85]-[timings_fixed.I85])/[timings_dynamic.I85];&quot;&quot;)" office:value-type="percentage" office:value="0.739798732247743" calcext:value-type="percentage">
            <text:p>73.9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86]&lt;&gt;&quot;&quot;;[timings_fixed.A86];&quot;&quot;)" office:value-type="string" office:string-value="Mechanics/Linear/Mechanics_SDL_square_1e2_quad8_traction_topBC_stdout.log" calcext:value-type="string">
            <text:p>Mechanics/Linear/Mechanics_SDL_square_1e2_quad8_traction_topBC_stdout.log</text:p>
          </table:table-cell>
          <table:table-cell table:style-name="ce28" table:formula="of:=[timings_dynamic.D86]" office:value-type="float" office:value="0.07781" calcext:value-type="float">
            <text:p>0.07781</text:p>
          </table:table-cell>
          <table:table-cell table:style-name="ce33" table:formula="of:=IF([.A88]&lt;&gt;&quot;&quot;;([timings_dynamic.B86]-[timings_fixed.B86])/[timings_dynamic.B86];&quot;&quot;)" office:value-type="percentage" office:value="-0.132050348604308" calcext:value-type="percentage">
            <text:p>-13.21%</text:p>
          </table:table-cell>
          <table:table-cell table:style-name="ce36" table:formula="of:=IF([.C88]&lt;&gt;&quot;&quot;;([timings_dynamic.C86]-[timings_fixed.C86])/[timings_dynamic.C86];&quot;&quot;)" office:value-type="percentage" office:value="0.400536281327668" calcext:value-type="percentage">
            <text:p>40.05%</text:p>
          </table:table-cell>
          <table:table-cell table:style-name="ce39" table:formula="of:=IF([.D88]&lt;&gt;&quot;&quot;;([timings_dynamic.D86]-[timings_fixed.D86])/[timings_dynamic.D86];&quot;&quot;)" office:value-type="percentage" office:value="0.0890001285181854" calcext:value-type="percentage">
            <text:p>8.90%</text:p>
          </table:table-cell>
          <table:table-cell table:style-name="ce33" table:formula="of:=IF([.E88]&lt;&gt;&quot;&quot;;([timings_dynamic.E86]-[timings_fixed.E86])/[timings_dynamic.E86];&quot;&quot;)" office:value-type="percentage" office:value="0.0674644142276891" calcext:value-type="percentage">
            <text:p>6.75%</text:p>
          </table:table-cell>
          <table:table-cell table:style-name="ce33" table:formula="of:=IF([.F88]&lt;&gt;&quot;&quot;;([timings_dynamic.F86]-[timings_fixed.F86])/[timings_dynamic.F86];&quot;&quot;)" office:value-type="percentage" office:value="0.00242895340672573" calcext:value-type="percentage">
            <text:p>0.24%</text:p>
          </table:table-cell>
          <table:table-cell table:style-name="ce33" table:formula="of:=IF([.G88]&lt;&gt;&quot;&quot;;([timings_dynamic.G86]-[timings_fixed.G86])/[timings_dynamic.G86];&quot;&quot;)" office:value-type="percentage" office:value="0.110185581038279" calcext:value-type="percentage">
            <text:p>11.02%</text:p>
          </table:table-cell>
          <table:table-cell table:style-name="ce33" table:formula="of:=IF([.H88]&lt;&gt;&quot;&quot;;([timings_dynamic.H86]-[timings_fixed.H86])/[timings_dynamic.H86];&quot;&quot;)" office:value-type="percentage" office:value="0.0698773561842196" calcext:value-type="percentage">
            <text:p>6.99%</text:p>
          </table:table-cell>
          <table:table-cell table:style-name="ce33" table:formula="of:=IF([.I88]&lt;&gt;&quot;&quot;;([timings_dynamic.I86]-[timings_fixed.I86])/[timings_dynamic.I86];&quot;&quot;)" office:value-type="percentage" office:value="0.0699119492522028" calcext:value-type="percentage">
            <text:p>6.99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87]&lt;&gt;&quot;&quot;;[timings_fixed.A87];&quot;&quot;)" office:value-type="string" office:string-value="Mechanics/Linear/Mechanics_SDL_square_1e2_tractionBC_stdout.log" calcext:value-type="string">
            <text:p>Mechanics/Linear/Mechanics_SDL_square_1e2_tractionBC_stdout.log</text:p>
          </table:table-cell>
          <table:table-cell table:style-name="ce28" table:formula="of:=[timings_dynamic.D87]" office:value-type="float" office:value="0.0158892" calcext:value-type="float">
            <text:p>0.0158892</text:p>
          </table:table-cell>
          <table:table-cell table:style-name="ce33" table:formula="of:=IF([.A89]&lt;&gt;&quot;&quot;;([timings_dynamic.B87]-[timings_fixed.B87])/[timings_dynamic.B87];&quot;&quot;)" office:value-type="percentage" office:value="0.0391059148598353" calcext:value-type="percentage">
            <text:p>3.91%</text:p>
          </table:table-cell>
          <table:table-cell table:style-name="ce36" table:formula="of:=IF([.C89]&lt;&gt;&quot;&quot;;([timings_dynamic.C87]-[timings_fixed.C87])/[timings_dynamic.C87];&quot;&quot;)" office:value-type="percentage" office:value="0.449423583021621" calcext:value-type="percentage">
            <text:p>44.94%</text:p>
          </table:table-cell>
          <table:table-cell table:style-name="ce39" table:formula="of:=IF([.D89]&lt;&gt;&quot;&quot;;([timings_dynamic.D87]-[timings_fixed.D87])/[timings_dynamic.D87];&quot;&quot;)" office:value-type="percentage" office:value="0.148912468846764" calcext:value-type="percentage">
            <text:p>14.89%</text:p>
          </table:table-cell>
          <table:table-cell table:style-name="ce33" table:formula="of:=IF([.E89]&lt;&gt;&quot;&quot;;([timings_dynamic.E87]-[timings_fixed.E87])/[timings_dynamic.E87];&quot;&quot;)" office:value-type="percentage" office:value="0.145553064275037" calcext:value-type="percentage">
            <text:p>14.56%</text:p>
          </table:table-cell>
          <table:table-cell table:style-name="ce33" table:formula="of:=IF([.F89]&lt;&gt;&quot;&quot;;([timings_dynamic.F87]-[timings_fixed.F87])/[timings_dynamic.F87];&quot;&quot;)" office:value-type="percentage" office:value="-0.00620528043133661" calcext:value-type="percentage">
            <text:p>-0.62%</text:p>
          </table:table-cell>
          <table:table-cell table:style-name="ce33" table:formula="of:=IF([.G89]&lt;&gt;&quot;&quot;;([timings_dynamic.G87]-[timings_fixed.G87])/[timings_dynamic.G87];&quot;&quot;)" office:value-type="percentage" office:value="0.0535245399589891" calcext:value-type="percentage">
            <text:p>5.35%</text:p>
          </table:table-cell>
          <table:table-cell table:style-name="ce33" table:formula="of:=IF([.H89]&lt;&gt;&quot;&quot;;([timings_dynamic.H87]-[timings_fixed.H87])/[timings_dynamic.H87];&quot;&quot;)" office:value-type="percentage" office:value="0.147815815439075" calcext:value-type="percentage">
            <text:p>14.78%</text:p>
          </table:table-cell>
          <table:table-cell table:style-name="ce33" table:formula="of:=IF([.I89]&lt;&gt;&quot;&quot;;([timings_dynamic.I87]-[timings_fixed.I87])/[timings_dynamic.I87];&quot;&quot;)" office:value-type="percentage" office:value="0.147637255847233" calcext:value-type="percentage">
            <text:p>14.7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88]&lt;&gt;&quot;&quot;;[timings_fixed.A88];&quot;&quot;)" office:value-type="string" office:string-value="Parabolic/ComponentTransport/2D_ComponentTransport_ConcentrationDiffusionAndStorage_stdout.log" calcext:value-type="string">
            <text:p>Parabolic/ComponentTransport/2D_ComponentTransport_ConcentrationDiffusionAndStorage_stdout.log</text:p>
          </table:table-cell>
          <table:table-cell table:style-name="ce28" table:formula="of:=[timings_dynamic.D88]" office:value-type="float" office:value="3.03329" calcext:value-type="float">
            <text:p>3.03329</text:p>
          </table:table-cell>
          <table:table-cell table:style-name="ce33" table:formula="of:=IF([.A90]&lt;&gt;&quot;&quot;;([timings_dynamic.B88]-[timings_fixed.B88])/[timings_dynamic.B88];&quot;&quot;)" office:value-type="percentage" office:value="0.00456173343654838" calcext:value-type="percentage">
            <text:p>0.46%</text:p>
          </table:table-cell>
          <table:table-cell table:style-name="ce36" table:formula="of:=IF([.C90]&lt;&gt;&quot;&quot;;([timings_dynamic.C88]-[timings_fixed.C88])/[timings_dynamic.C88];&quot;&quot;)" office:value-type="percentage" office:value="0.580367167973651" calcext:value-type="percentage">
            <text:p>58.04%</text:p>
          </table:table-cell>
          <table:table-cell table:style-name="ce39" table:formula="of:=IF([.D90]&lt;&gt;&quot;&quot;;([timings_dynamic.D88]-[timings_fixed.D88])/[timings_dynamic.D88];&quot;&quot;)" office:value-type="percentage" office:value="0.392310000032967" calcext:value-type="percentage">
            <text:p>39.23%</text:p>
          </table:table-cell>
          <table:table-cell table:style-name="ce33" table:formula="of:=IF([.E90]&lt;&gt;&quot;&quot;;([timings_dynamic.E88]-[timings_fixed.E88])/[timings_dynamic.E88];&quot;&quot;)" office:value-type="percentage" office:value="0.37082589329053" calcext:value-type="percentage">
            <text:p>37.08%</text:p>
          </table:table-cell>
          <table:table-cell table:style-name="ce33" table:formula="of:=IF([.F90]&lt;&gt;&quot;&quot;;([timings_dynamic.F88]-[timings_fixed.F88])/[timings_dynamic.F88];&quot;&quot;)" office:value-type="percentage" office:value="-0.00696768528699588" calcext:value-type="percentage">
            <text:p>-0.70%</text:p>
          </table:table-cell>
          <table:table-cell table:style-name="ce33" table:formula="of:=IF([.G90]&lt;&gt;&quot;&quot;;([timings_dynamic.G88]-[timings_fixed.G88])/[timings_dynamic.G88];&quot;&quot;)" office:value-type="percentage" office:value="-0.0807415233274072" calcext:value-type="percentage">
            <text:p>-8.07%</text:p>
          </table:table-cell>
          <table:table-cell table:style-name="ce33" table:formula="of:=IF([.H90]&lt;&gt;&quot;&quot;;([timings_dynamic.H88]-[timings_fixed.H88])/[timings_dynamic.H88];&quot;&quot;)" office:value-type="percentage" office:value="0.394985300430934" calcext:value-type="percentage">
            <text:p>39.50%</text:p>
          </table:table-cell>
          <table:table-cell table:style-name="ce33" table:formula="of:=IF([.I90]&lt;&gt;&quot;&quot;;([timings_dynamic.I88]-[timings_fixed.I88])/[timings_dynamic.I88];&quot;&quot;)" office:value-type="percentage" office:value="0.393814499976062" calcext:value-type="percentage">
            <text:p>39.38%</text:p>
          </table:table-cell>
          <table:table-cell/>
          <table:table-cell table:formula="of:=IF([timings_fixed.K88]&lt;&gt;&quot;&quot;;[timings_fixed.K88];&quot;&quot;)" office:value-type="percentage" office:value="0.410561427873921" calcext:value-type="percentage">
            <text:p>41.06%</text:p>
          </table:table-cell>
          <table:table-cell table:formula="of:=IF([timings_fixed.L88]&lt;&gt;&quot;&quot;;[timings_fixed.L88];&quot;&quot;)" office:value-type="percentage" office:value="0.00918454402430424" calcext:value-type="percentage">
            <text:p>0.92%</text:p>
          </table:table-cell>
          <table:table-cell table:number-columns-repeated="1011"/>
        </table:table-row>
        <table:table-row table:style-name="ro1" table:visibility="filter">
          <table:table-cell table:formula="of:=IF([timings_fixed.A89]&lt;&gt;&quot;&quot;;[timings_fixed.A89];&quot;&quot;)" office:value-type="string" office:string-value="Parabolic/ComponentTransport/2D_ComponentTransport_ConcentrationDiffusionOnly_stdout.log" calcext:value-type="string">
            <text:p>Parabolic/ComponentTransport/2D_ComponentTransport_ConcentrationDiffusionOnly_stdout.log</text:p>
          </table:table-cell>
          <table:table-cell table:style-name="ce28" table:formula="of:=[timings_dynamic.D89]" office:value-type="float" office:value="0.0558009" calcext:value-type="float">
            <text:p>0.0558009</text:p>
          </table:table-cell>
          <table:table-cell table:style-name="ce33" table:formula="of:=IF([.A91]&lt;&gt;&quot;&quot;;([timings_dynamic.B89]-[timings_fixed.B89])/[timings_dynamic.B89];&quot;&quot;)" office:value-type="percentage" office:value="0.00515003621279958" calcext:value-type="percentage">
            <text:p>0.52%</text:p>
          </table:table-cell>
          <table:table-cell table:style-name="ce36" table:formula="of:=IF([.C91]&lt;&gt;&quot;&quot;;([timings_dynamic.C89]-[timings_fixed.C89])/[timings_dynamic.C89];&quot;&quot;)" office:value-type="percentage" office:value="0.48013570627307" calcext:value-type="percentage">
            <text:p>48.01%</text:p>
          </table:table-cell>
          <table:table-cell table:style-name="ce39" table:formula="of:=IF([.D91]&lt;&gt;&quot;&quot;;([timings_dynamic.D89]-[timings_fixed.D89])/[timings_dynamic.D89];&quot;&quot;)" office:value-type="percentage" office:value="0.162898806291655" calcext:value-type="percentage">
            <text:p>16.29%</text:p>
          </table:table-cell>
          <table:table-cell table:style-name="ce33" table:formula="of:=IF([.E91]&lt;&gt;&quot;&quot;;([timings_dynamic.E89]-[timings_fixed.E89])/[timings_dynamic.E89];&quot;&quot;)" office:value-type="percentage" office:value="0.289724329792615" calcext:value-type="percentage">
            <text:p>28.97%</text:p>
          </table:table-cell>
          <table:table-cell table:style-name="ce33" table:formula="of:=IF([.F91]&lt;&gt;&quot;&quot;;([timings_dynamic.F89]-[timings_fixed.F89])/[timings_dynamic.F89];&quot;&quot;)" office:value-type="percentage" office:value="-0.024452664835601" calcext:value-type="percentage">
            <text:p>-2.45%</text:p>
          </table:table-cell>
          <table:table-cell table:style-name="ce33" table:formula="of:=IF([.G91]&lt;&gt;&quot;&quot;;([timings_dynamic.G89]-[timings_fixed.G89])/[timings_dynamic.G89];&quot;&quot;)" office:value-type="percentage" office:value="-0.188436006945815" calcext:value-type="percentage">
            <text:p>-18.84%</text:p>
          </table:table-cell>
          <table:table-cell table:style-name="ce33" table:formula="of:=IF([.H91]&lt;&gt;&quot;&quot;;([timings_dynamic.H89]-[timings_fixed.H89])/[timings_dynamic.H89];&quot;&quot;)" office:value-type="percentage" office:value="0.310199128126848" calcext:value-type="percentage">
            <text:p>31.02%</text:p>
          </table:table-cell>
          <table:table-cell table:style-name="ce33" table:formula="of:=IF([.I91]&lt;&gt;&quot;&quot;;([timings_dynamic.I89]-[timings_fixed.I89])/[timings_dynamic.I89];&quot;&quot;)" office:value-type="percentage" office:value="0.262157012305649" calcext:value-type="percentage">
            <text:p>26.22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90]&lt;&gt;&quot;&quot;;[timings_fixed.A90];&quot;&quot;)" office:value-type="string" office:string-value="Parabolic/ComponentTransport/2D_ComponentTransport_DiffusionAndStorageAndAdvectionAndDecay_stdout.log" calcext:value-type="string">
            <text:p>Parabolic/ComponentTransport/2D_ComponentTransport_DiffusionAndStorageAndAdvectionAndDecay_stdout.log</text:p>
          </table:table-cell>
          <table:table-cell table:style-name="ce28" table:formula="of:=[timings_dynamic.D90]" office:value-type="float" office:value="13.5443" calcext:value-type="float">
            <text:p>13.5443</text:p>
          </table:table-cell>
          <table:table-cell table:style-name="ce33" table:formula="of:=IF([.A92]&lt;&gt;&quot;&quot;;([timings_dynamic.B90]-[timings_fixed.B90])/[timings_dynamic.B90];&quot;&quot;)" office:value-type="percentage" office:value="-0.0232591514508877" calcext:value-type="percentage">
            <text:p>-2.33%</text:p>
          </table:table-cell>
          <table:table-cell table:style-name="ce36" table:formula="of:=IF([.C92]&lt;&gt;&quot;&quot;;([timings_dynamic.C90]-[timings_fixed.C90])/[timings_dynamic.C90];&quot;&quot;)" office:value-type="percentage" office:value="0.58302713089202" calcext:value-type="percentage">
            <text:p>58.30%</text:p>
          </table:table-cell>
          <table:table-cell table:style-name="ce39" table:formula="of:=IF([.D92]&lt;&gt;&quot;&quot;;([timings_dynamic.D90]-[timings_fixed.D90])/[timings_dynamic.D90];&quot;&quot;)" office:value-type="percentage" office:value="0.363484270135777" calcext:value-type="percentage">
            <text:p>36.35%</text:p>
          </table:table-cell>
          <table:table-cell table:style-name="ce33" table:formula="of:=IF([.E92]&lt;&gt;&quot;&quot;;([timings_dynamic.E90]-[timings_fixed.E90])/[timings_dynamic.E90];&quot;&quot;)" office:value-type="percentage" office:value="0.33528234714481" calcext:value-type="percentage">
            <text:p>33.53%</text:p>
          </table:table-cell>
          <table:table-cell table:style-name="ce33" table:formula="of:=IF([.F92]&lt;&gt;&quot;&quot;;([timings_dynamic.F90]-[timings_fixed.F90])/[timings_dynamic.F90];&quot;&quot;)" office:value-type="percentage" office:value="0.0022132104450315" calcext:value-type="percentage">
            <text:p>0.22%</text:p>
          </table:table-cell>
          <table:table-cell table:style-name="ce33" table:formula="of:=IF([.G92]&lt;&gt;&quot;&quot;;([timings_dynamic.G90]-[timings_fixed.G90])/[timings_dynamic.G90];&quot;&quot;)" office:value-type="percentage" office:value="0.0207703864004042" calcext:value-type="percentage">
            <text:p>2.08%</text:p>
          </table:table-cell>
          <table:table-cell table:style-name="ce33" table:formula="of:=IF([.H92]&lt;&gt;&quot;&quot;;([timings_dynamic.H90]-[timings_fixed.H90])/[timings_dynamic.H90];&quot;&quot;)" office:value-type="percentage" office:value="0.364919281151852" calcext:value-type="percentage">
            <text:p>36.49%</text:p>
          </table:table-cell>
          <table:table-cell table:style-name="ce33" table:formula="of:=IF([.I92]&lt;&gt;&quot;&quot;;([timings_dynamic.I90]-[timings_fixed.I90])/[timings_dynamic.I90];&quot;&quot;)" office:value-type="percentage" office:value="0.363849253737616" calcext:value-type="percentage">
            <text:p>36.38%</text:p>
          </table:table-cell>
          <table:table-cell/>
          <table:table-cell table:formula="of:=IF([timings_fixed.K90]&lt;&gt;&quot;&quot;;[timings_fixed.K90];&quot;&quot;)" office:value-type="percentage" office:value="0.348141165458013" calcext:value-type="percentage">
            <text:p>34.81%</text:p>
          </table:table-cell>
          <table:table-cell table:formula="of:=IF([timings_fixed.L90]&lt;&gt;&quot;&quot;;[timings_fixed.L90];&quot;&quot;)" office:value-type="percentage" office:value="0.0056076966440711" calcext:value-type="percentage">
            <text:p>0.56%</text:p>
          </table:table-cell>
          <table:table-cell table:number-columns-repeated="1011"/>
        </table:table-row>
        <table:table-row table:style-name="ro1">
          <table:table-cell table:formula="of:=IF([timings_fixed.A91]&lt;&gt;&quot;&quot;;[timings_fixed.A91];&quot;&quot;)" office:value-type="string" office:string-value="Parabolic/ComponentTransport/2D_ComponentTransport_DiffusionAndStorageAndAdvectionAndDispersionHalf_stdout.log" calcext:value-type="string">
            <text:p>Parabolic/ComponentTransport/2D_ComponentTransport_DiffusionAndStorageAndAdvectionAndDispersionHalf_stdout.log</text:p>
          </table:table-cell>
          <table:table-cell table:style-name="ce28" table:formula="of:=[timings_dynamic.D91]" office:value-type="float" office:value="14.293" calcext:value-type="float">
            <text:p>14.293</text:p>
          </table:table-cell>
          <table:table-cell table:style-name="ce33" table:formula="of:=IF([.A93]&lt;&gt;&quot;&quot;;([timings_dynamic.B91]-[timings_fixed.B91])/[timings_dynamic.B91];&quot;&quot;)" office:value-type="percentage" office:value="0.0546313846731846" calcext:value-type="percentage">
            <text:p>5.46%</text:p>
          </table:table-cell>
          <table:table-cell table:style-name="ce36" table:formula="of:=IF([.C93]&lt;&gt;&quot;&quot;;([timings_dynamic.C91]-[timings_fixed.C91])/[timings_dynamic.C91];&quot;&quot;)" office:value-type="percentage" office:value="0.585803061429306" calcext:value-type="percentage">
            <text:p>58.58%</text:p>
          </table:table-cell>
          <table:table-cell table:style-name="ce39" table:formula="of:=IF([.D93]&lt;&gt;&quot;&quot;;([timings_dynamic.D91]-[timings_fixed.D91])/[timings_dynamic.D91];&quot;&quot;)" office:value-type="percentage" office:value="0.356085496396838" calcext:value-type="percentage">
            <text:p>35.61%</text:p>
          </table:table-cell>
          <table:table-cell table:style-name="ce33" table:formula="of:=IF([.E93]&lt;&gt;&quot;&quot;;([timings_dynamic.E91]-[timings_fixed.E91])/[timings_dynamic.E91];&quot;&quot;)" office:value-type="percentage" office:value="0.328298348310671" calcext:value-type="percentage">
            <text:p>32.83%</text:p>
          </table:table-cell>
          <table:table-cell table:style-name="ce33" table:formula="of:=IF([.F93]&lt;&gt;&quot;&quot;;([timings_dynamic.F91]-[timings_fixed.F91])/[timings_dynamic.F91];&quot;&quot;)" office:value-type="percentage" office:value="-0.0088151854100753" calcext:value-type="percentage">
            <text:p>-0.88%</text:p>
          </table:table-cell>
          <table:table-cell table:style-name="ce33" table:formula="of:=IF([.G93]&lt;&gt;&quot;&quot;;([timings_dynamic.G91]-[timings_fixed.G91])/[timings_dynamic.G91];&quot;&quot;)" office:value-type="percentage" office:value="0.0308094827692921" calcext:value-type="percentage">
            <text:p>3.08%</text:p>
          </table:table-cell>
          <table:table-cell table:style-name="ce33" table:formula="of:=IF([.H93]&lt;&gt;&quot;&quot;;([timings_dynamic.H91]-[timings_fixed.H91])/[timings_dynamic.H91];&quot;&quot;)" office:value-type="percentage" office:value="0.357449023995246" calcext:value-type="percentage">
            <text:p>35.74%</text:p>
          </table:table-cell>
          <table:table-cell table:style-name="ce33" table:formula="of:=IF([.I93]&lt;&gt;&quot;&quot;;([timings_dynamic.I91]-[timings_fixed.I91])/[timings_dynamic.I91];&quot;&quot;)" office:value-type="percentage" office:value="0.356540562971684" calcext:value-type="percentage">
            <text:p>35.65%</text:p>
          </table:table-cell>
          <table:table-cell/>
          <table:table-cell table:formula="of:=IF([timings_fixed.K91]&lt;&gt;&quot;&quot;;[timings_fixed.K91];&quot;&quot;)" office:value-type="percentage" office:value="0.335629149657684" calcext:value-type="percentage">
            <text:p>33.56%</text:p>
          </table:table-cell>
          <table:table-cell table:formula="of:=IF([timings_fixed.L91]&lt;&gt;&quot;&quot;;[timings_fixed.L91];&quot;&quot;)" office:value-type="percentage" office:value="0.00518932315746126" calcext:value-type="percentage">
            <text:p>0.52%</text:p>
          </table:table-cell>
          <table:table-cell table:number-columns-repeated="1011"/>
        </table:table-row>
        <table:table-row table:style-name="ro1">
          <table:table-cell table:formula="of:=IF([timings_fixed.A92]&lt;&gt;&quot;&quot;;[timings_fixed.A92];&quot;&quot;)" office:value-type="string" office:string-value="Parabolic/ComponentTransport/2D_ComponentTransport_DiffusionAndStorageAndAdvectionAndDispersion_stdout.log" calcext:value-type="string">
            <text:p>Parabolic/ComponentTransport/2D_ComponentTransport_DiffusionAndStorageAndAdvectionAndDispersion_stdout.log</text:p>
          </table:table-cell>
          <table:table-cell table:style-name="ce28" table:formula="of:=[timings_dynamic.D92]" office:value-type="float" office:value="14.4307" calcext:value-type="float">
            <text:p>14.4307</text:p>
          </table:table-cell>
          <table:table-cell table:style-name="ce33" table:formula="of:=IF([.A94]&lt;&gt;&quot;&quot;;([timings_dynamic.B92]-[timings_fixed.B92])/[timings_dynamic.B92];&quot;&quot;)" office:value-type="percentage" office:value="0.0185066370235905" calcext:value-type="percentage">
            <text:p>1.85%</text:p>
          </table:table-cell>
          <table:table-cell table:style-name="ce36" table:formula="of:=IF([.C94]&lt;&gt;&quot;&quot;;([timings_dynamic.C92]-[timings_fixed.C92])/[timings_dynamic.C92];&quot;&quot;)" office:value-type="percentage" office:value="0.574654449444507" calcext:value-type="percentage">
            <text:p>57.47%</text:p>
          </table:table-cell>
          <table:table-cell table:style-name="ce39" table:formula="of:=IF([.D94]&lt;&gt;&quot;&quot;;([timings_dynamic.D92]-[timings_fixed.D92])/[timings_dynamic.D92];&quot;&quot;)" office:value-type="percentage" office:value="0.363012189290887" calcext:value-type="percentage">
            <text:p>36.30%</text:p>
          </table:table-cell>
          <table:table-cell table:style-name="ce33" table:formula="of:=IF([.E94]&lt;&gt;&quot;&quot;;([timings_dynamic.E92]-[timings_fixed.E92])/[timings_dynamic.E92];&quot;&quot;)" office:value-type="percentage" office:value="0.335923022018903" calcext:value-type="percentage">
            <text:p>33.59%</text:p>
          </table:table-cell>
          <table:table-cell table:style-name="ce33" table:formula="of:=IF([.F94]&lt;&gt;&quot;&quot;;([timings_dynamic.F92]-[timings_fixed.F92])/[timings_dynamic.F92];&quot;&quot;)" office:value-type="percentage" office:value="0.0420228605477506" calcext:value-type="percentage">
            <text:p>4.20%</text:p>
          </table:table-cell>
          <table:table-cell table:style-name="ce33" table:formula="of:=IF([.G94]&lt;&gt;&quot;&quot;;([timings_dynamic.G92]-[timings_fixed.G92])/[timings_dynamic.G92];&quot;&quot;)" office:value-type="percentage" office:value="0.0258961184274366" calcext:value-type="percentage">
            <text:p>2.59%</text:p>
          </table:table-cell>
          <table:table-cell table:style-name="ce33" table:formula="of:=IF([.H94]&lt;&gt;&quot;&quot;;([timings_dynamic.H92]-[timings_fixed.H92])/[timings_dynamic.H92];&quot;&quot;)" office:value-type="percentage" office:value="0.364437653265265" calcext:value-type="percentage">
            <text:p>36.44%</text:p>
          </table:table-cell>
          <table:table-cell table:style-name="ce33" table:formula="of:=IF([.I94]&lt;&gt;&quot;&quot;;([timings_dynamic.I92]-[timings_fixed.I92])/[timings_dynamic.I92];&quot;&quot;)" office:value-type="percentage" office:value="0.363446595687796" calcext:value-type="percentage">
            <text:p>36.34%</text:p>
          </table:table-cell>
          <table:table-cell/>
          <table:table-cell table:formula="of:=IF([timings_fixed.K92]&lt;&gt;&quot;&quot;;[timings_fixed.K92];&quot;&quot;)" office:value-type="percentage" office:value="0.345059816061043" calcext:value-type="percentage">
            <text:p>34.51%</text:p>
          </table:table-cell>
          <table:table-cell table:formula="of:=IF([timings_fixed.L92]&lt;&gt;&quot;&quot;;[timings_fixed.L92];&quot;&quot;)" office:value-type="percentage" office:value="0.00530748418764646" calcext:value-type="percentage">
            <text:p>0.53%</text:p>
          </table:table-cell>
          <table:table-cell table:number-columns-repeated="1011"/>
        </table:table-row>
        <table:table-row table:style-name="ro1">
          <table:table-cell table:formula="of:=IF([timings_fixed.A93]&lt;&gt;&quot;&quot;;[timings_fixed.A93];&quot;&quot;)" office:value-type="string" office:string-value="Parabolic/ComponentTransport/2D_ComponentTransport_DiffusionAndStorageAndAdvection_stdout.log" calcext:value-type="string">
            <text:p>Parabolic/ComponentTransport/2D_ComponentTransport_DiffusionAndStorageAndAdvection_stdout.log</text:p>
          </table:table-cell>
          <table:table-cell table:style-name="ce28" table:formula="of:=[timings_dynamic.D93]" office:value-type="float" office:value="14.3367" calcext:value-type="float">
            <text:p>14.3367</text:p>
          </table:table-cell>
          <table:table-cell table:style-name="ce33" table:formula="of:=IF([.A95]&lt;&gt;&quot;&quot;;([timings_dynamic.B93]-[timings_fixed.B93])/[timings_dynamic.B93];&quot;&quot;)" office:value-type="percentage" office:value="-0.00131205046955544" calcext:value-type="percentage">
            <text:p>-0.13%</text:p>
          </table:table-cell>
          <table:table-cell table:style-name="ce36" table:formula="of:=IF([.C95]&lt;&gt;&quot;&quot;;([timings_dynamic.C93]-[timings_fixed.C93])/[timings_dynamic.C93];&quot;&quot;)" office:value-type="percentage" office:value="0.584133507884533" calcext:value-type="percentage">
            <text:p>58.41%</text:p>
          </table:table-cell>
          <table:table-cell table:style-name="ce39" table:formula="of:=IF([.D95]&lt;&gt;&quot;&quot;;([timings_dynamic.D93]-[timings_fixed.D93])/[timings_dynamic.D93];&quot;&quot;)" office:value-type="percentage" office:value="0.359357453249353" calcext:value-type="percentage">
            <text:p>35.94%</text:p>
          </table:table-cell>
          <table:table-cell table:style-name="ce33" table:formula="of:=IF([.E95]&lt;&gt;&quot;&quot;;([timings_dynamic.E93]-[timings_fixed.E93])/[timings_dynamic.E93];&quot;&quot;)" office:value-type="percentage" office:value="0.332538629691187" calcext:value-type="percentage">
            <text:p>33.25%</text:p>
          </table:table-cell>
          <table:table-cell table:style-name="ce33" table:formula="of:=IF([.F95]&lt;&gt;&quot;&quot;;([timings_dynamic.F93]-[timings_fixed.F93])/[timings_dynamic.F93];&quot;&quot;)" office:value-type="percentage" office:value="-0.00521984881004106" calcext:value-type="percentage">
            <text:p>-0.52%</text:p>
          </table:table-cell>
          <table:table-cell table:style-name="ce33" table:formula="of:=IF([.G95]&lt;&gt;&quot;&quot;;([timings_dynamic.G93]-[timings_fixed.G93])/[timings_dynamic.G93];&quot;&quot;)" office:value-type="percentage" office:value="0.0170971860894052" calcext:value-type="percentage">
            <text:p>1.71%</text:p>
          </table:table-cell>
          <table:table-cell table:style-name="ce33" table:formula="of:=IF([.H95]&lt;&gt;&quot;&quot;;([timings_dynamic.H93]-[timings_fixed.H93])/[timings_dynamic.H93];&quot;&quot;)" office:value-type="percentage" office:value="0.360841040168359" calcext:value-type="percentage">
            <text:p>36.08%</text:p>
          </table:table-cell>
          <table:table-cell table:style-name="ce33" table:formula="of:=IF([.I95]&lt;&gt;&quot;&quot;;([timings_dynamic.I93]-[timings_fixed.I93])/[timings_dynamic.I93];&quot;&quot;)" office:value-type="percentage" office:value="0.359860462541456" calcext:value-type="percentage">
            <text:p>35.99%</text:p>
          </table:table-cell>
          <table:table-cell/>
          <table:table-cell table:formula="of:=IF([timings_fixed.K93]&lt;&gt;&quot;&quot;;[timings_fixed.K93];&quot;&quot;)" office:value-type="percentage" office:value="0.345032829597048" calcext:value-type="percentage">
            <text:p>34.50%</text:p>
          </table:table-cell>
          <table:table-cell table:formula="of:=IF([timings_fixed.L93]&lt;&gt;&quot;&quot;;[timings_fixed.L93];&quot;&quot;)" office:value-type="percentage" office:value="0.00521550404477011" calcext:value-type="percentage">
            <text:p>0.52%</text:p>
          </table:table-cell>
          <table:table-cell table:number-columns-repeated="1011"/>
        </table:table-row>
        <table:table-row table:style-name="ro1">
          <table:table-cell table:formula="of:=IF([timings_fixed.A94]&lt;&gt;&quot;&quot;;[timings_fixed.A94];&quot;&quot;)" office:value-type="string" office:string-value="Parabolic/ComponentTransport/2D_ComponentTransport_DiffusionAndStorageAndGravityAndDispersionHalf_stdout.log" calcext:value-type="string">
            <text:p>Parabolic/ComponentTransport/2D_ComponentTransport_DiffusionAndStorageAndGravityAndDispersionHalf_stdout.log</text:p>
          </table:table-cell>
          <table:table-cell table:style-name="ce28" table:formula="of:=[timings_dynamic.D94]" office:value-type="float" office:value="16.0933" calcext:value-type="float">
            <text:p>16.0933</text:p>
          </table:table-cell>
          <table:table-cell table:style-name="ce33" table:formula="of:=IF([.A96]&lt;&gt;&quot;&quot;;([timings_dynamic.B94]-[timings_fixed.B94])/[timings_dynamic.B94];&quot;&quot;)" office:value-type="percentage" office:value="0.0115351098083729" calcext:value-type="percentage">
            <text:p>1.15%</text:p>
          </table:table-cell>
          <table:table-cell table:style-name="ce36" table:formula="of:=IF([.C96]&lt;&gt;&quot;&quot;;([timings_dynamic.C94]-[timings_fixed.C94])/[timings_dynamic.C94];&quot;&quot;)" office:value-type="percentage" office:value="0.620233937068074" calcext:value-type="percentage">
            <text:p>62.02%</text:p>
          </table:table-cell>
          <table:table-cell table:style-name="ce39" table:formula="of:=IF([.D96]&lt;&gt;&quot;&quot;;([timings_dynamic.D94]-[timings_fixed.D94])/[timings_dynamic.D94];&quot;&quot;)" office:value-type="percentage" office:value="0.346144047522882" calcext:value-type="percentage">
            <text:p>34.61%</text:p>
          </table:table-cell>
          <table:table-cell table:style-name="ce33" table:formula="of:=IF([.E96]&lt;&gt;&quot;&quot;;([timings_dynamic.E94]-[timings_fixed.E94])/[timings_dynamic.E94];&quot;&quot;)" office:value-type="percentage" office:value="0.314939128749593" calcext:value-type="percentage">
            <text:p>31.49%</text:p>
          </table:table-cell>
          <table:table-cell table:style-name="ce33" table:formula="of:=IF([.F96]&lt;&gt;&quot;&quot;;([timings_dynamic.F94]-[timings_fixed.F94])/[timings_dynamic.F94];&quot;&quot;)" office:value-type="percentage" office:value="0.00921876430946211" calcext:value-type="percentage">
            <text:p>0.92%</text:p>
          </table:table-cell>
          <table:table-cell table:style-name="ce33" table:formula="of:=IF([.G96]&lt;&gt;&quot;&quot;;([timings_dynamic.G94]-[timings_fixed.G94])/[timings_dynamic.G94];&quot;&quot;)" office:value-type="percentage" office:value="-0.0104959564952336" calcext:value-type="percentage">
            <text:p>-1.05%</text:p>
          </table:table-cell>
          <table:table-cell table:style-name="ce33" table:formula="of:=IF([.H96]&lt;&gt;&quot;&quot;;([timings_dynamic.H94]-[timings_fixed.H94])/[timings_dynamic.H94];&quot;&quot;)" office:value-type="percentage" office:value="0.347318329194875" calcext:value-type="percentage">
            <text:p>34.73%</text:p>
          </table:table-cell>
          <table:table-cell table:style-name="ce33" table:formula="of:=IF([.I96]&lt;&gt;&quot;&quot;;([timings_dynamic.I94]-[timings_fixed.I94])/[timings_dynamic.I94];&quot;&quot;)" office:value-type="percentage" office:value="0.346470640292204" calcext:value-type="percentage">
            <text:p>34.65%</text:p>
          </table:table-cell>
          <table:table-cell/>
          <table:table-cell table:formula="of:=IF([timings_fixed.K94]&lt;&gt;&quot;&quot;;[timings_fixed.K94];&quot;&quot;)" office:value-type="percentage" office:value="0.265937985498019" calcext:value-type="percentage">
            <text:p>26.59%</text:p>
          </table:table-cell>
          <table:table-cell table:formula="of:=IF([timings_fixed.L94]&lt;&gt;&quot;&quot;;[timings_fixed.L94];&quot;&quot;)" office:value-type="percentage" office:value="0.00445001092875403" calcext:value-type="percentage">
            <text:p>0.45%</text:p>
          </table:table-cell>
          <table:table-cell table:number-columns-repeated="1011"/>
        </table:table-row>
        <table:table-row table:style-name="ro1">
          <table:table-cell table:formula="of:=IF([timings_fixed.A95]&lt;&gt;&quot;&quot;;[timings_fixed.A95];&quot;&quot;)" office:value-type="string" office:string-value="Parabolic/ComponentTransport/goswami/LARGE_2D_ComponentTransport_Goswami_stdout.log" calcext:value-type="string">
            <text:p>Parabolic/ComponentTransport/goswami/LARGE_2D_ComponentTransport_Goswami_stdout.log</text:p>
          </table:table-cell>
          <table:table-cell table:style-name="ce28" table:formula="of:=[timings_dynamic.D95]" office:value-type="float" office:value="271.519" calcext:value-type="float">
            <text:p>271.519</text:p>
          </table:table-cell>
          <table:table-cell table:style-name="ce33" table:formula="of:=IF([.A97]&lt;&gt;&quot;&quot;;([timings_dynamic.B95]-[timings_fixed.B95])/[timings_dynamic.B95];&quot;&quot;)" office:value-type="percentage" office:value="0.0212241855968661" calcext:value-type="percentage">
            <text:p>2.12%</text:p>
          </table:table-cell>
          <table:table-cell table:style-name="ce36" table:formula="of:=IF([.C97]&lt;&gt;&quot;&quot;;([timings_dynamic.C95]-[timings_fixed.C95])/[timings_dynamic.C95];&quot;&quot;)" office:value-type="percentage" office:value="0.573637146524869" calcext:value-type="percentage">
            <text:p>57.36%</text:p>
          </table:table-cell>
          <table:table-cell table:style-name="ce39" table:formula="of:=IF([.D97]&lt;&gt;&quot;&quot;;([timings_dynamic.D95]-[timings_fixed.D95])/[timings_dynamic.D95];&quot;&quot;)" office:value-type="percentage" office:value="0.131478828369285" calcext:value-type="percentage">
            <text:p>13.15%</text:p>
          </table:table-cell>
          <table:table-cell table:style-name="ce33" table:formula="of:=IF([.E97]&lt;&gt;&quot;&quot;;([timings_dynamic.E95]-[timings_fixed.E95])/[timings_dynamic.E95];&quot;&quot;)" office:value-type="percentage" office:value="0.114219072132113" calcext:value-type="percentage">
            <text:p>11.42%</text:p>
          </table:table-cell>
          <table:table-cell table:style-name="ce33" table:formula="of:=IF([.F97]&lt;&gt;&quot;&quot;;([timings_dynamic.F95]-[timings_fixed.F95])/[timings_dynamic.F95];&quot;&quot;)" office:value-type="percentage" office:value="0.0186139464446824" calcext:value-type="percentage">
            <text:p>1.86%</text:p>
          </table:table-cell>
          <table:table-cell table:style-name="ce33" table:formula="of:=IF([.G97]&lt;&gt;&quot;&quot;;([timings_dynamic.G95]-[timings_fixed.G95])/[timings_dynamic.G95];&quot;&quot;)" office:value-type="percentage" office:value="0.0331010244090888" calcext:value-type="percentage">
            <text:p>3.31%</text:p>
          </table:table-cell>
          <table:table-cell table:style-name="ce33" table:formula="of:=IF([.H97]&lt;&gt;&quot;&quot;;([timings_dynamic.H95]-[timings_fixed.H95])/[timings_dynamic.H95];&quot;&quot;)" office:value-type="percentage" office:value="0.131662143126097" calcext:value-type="percentage">
            <text:p>13.17%</text:p>
          </table:table-cell>
          <table:table-cell table:style-name="ce33" table:formula="of:=IF([.I97]&lt;&gt;&quot;&quot;;([timings_dynamic.I95]-[timings_fixed.I95])/[timings_dynamic.I95];&quot;&quot;)" office:value-type="percentage" office:value="0.131403061380314" calcext:value-type="percentage">
            <text:p>13.14%</text:p>
          </table:table-cell>
          <table:table-cell/>
          <table:table-cell table:formula="of:=IF([timings_fixed.K95]&lt;&gt;&quot;&quot;;[timings_fixed.K95];&quot;&quot;)" office:value-type="percentage" office:value="0.0817463951318803" calcext:value-type="percentage">
            <text:p>8.17%</text:p>
          </table:table-cell>
          <table:table-cell table:formula="of:=IF([timings_fixed.L95]&lt;&gt;&quot;&quot;;[timings_fixed.L95];&quot;&quot;)" office:value-type="percentage" office:value="0.00369347044355865" calcext:value-type="percentage">
            <text:p>0.37%</text:p>
          </table:table-cell>
          <table:table-cell table:number-columns-repeated="1011"/>
        </table:table-row>
        <table:table-row table:style-name="ro1" table:visibility="filter">
          <table:table-cell table:formula="of:=IF([timings_fixed.A96]&lt;&gt;&quot;&quot;;[timings_fixed.A96];&quot;&quot;)" office:value-type="string" office:string-value="Parabolic/LiquidFlow/AxiSymTheis/LiquidFlow_AxisymTheis_stdout.log" calcext:value-type="string">
            <text:p>Parabolic/LiquidFlow/AxiSymTheis/LiquidFlow_AxisymTheis_stdout.log</text:p>
          </table:table-cell>
          <table:table-cell table:style-name="ce28" table:formula="of:=[timings_dynamic.D96]" office:value-type="float" office:value="0.729599" calcext:value-type="float">
            <text:p>0.729599</text:p>
          </table:table-cell>
          <table:table-cell table:style-name="ce33" table:formula="of:=IF([.A98]&lt;&gt;&quot;&quot;;([timings_dynamic.B96]-[timings_fixed.B96])/[timings_dynamic.B96];&quot;&quot;)" office:value-type="percentage" office:value="-0.0337950417384602" calcext:value-type="percentage">
            <text:p>-3.38%</text:p>
          </table:table-cell>
          <table:table-cell table:style-name="ce36" table:formula="of:=IF([.C98]&lt;&gt;&quot;&quot;;([timings_dynamic.C96]-[timings_fixed.C96])/[timings_dynamic.C96];&quot;&quot;)" office:value-type="percentage" office:value="0.446281622800829" calcext:value-type="percentage">
            <text:p>44.63%</text:p>
          </table:table-cell>
          <table:table-cell table:style-name="ce39" table:formula="of:=IF([.D98]&lt;&gt;&quot;&quot;;([timings_dynamic.D96]-[timings_fixed.D96])/[timings_dynamic.D96];&quot;&quot;)" office:value-type="percentage" office:value="0.0485787398283167" calcext:value-type="percentage">
            <text:p>4.86%</text:p>
          </table:table-cell>
          <table:table-cell table:style-name="ce33" table:formula="of:=IF([.E98]&lt;&gt;&quot;&quot;;([timings_dynamic.E96]-[timings_fixed.E96])/[timings_dynamic.E96];&quot;&quot;)" office:value-type="percentage" office:value="0.0336070162368296" calcext:value-type="percentage">
            <text:p>3.36%</text:p>
          </table:table-cell>
          <table:table-cell table:style-name="ce33" table:formula="of:=IF([.F98]&lt;&gt;&quot;&quot;;([timings_dynamic.F96]-[timings_fixed.F96])/[timings_dynamic.F96];&quot;&quot;)" office:value-type="percentage" office:value="0.00419446106274688" calcext:value-type="percentage">
            <text:p>0.42%</text:p>
          </table:table-cell>
          <table:table-cell table:style-name="ce33" table:formula="of:=IF([.G98]&lt;&gt;&quot;&quot;;([timings_dynamic.G96]-[timings_fixed.G96])/[timings_dynamic.G96];&quot;&quot;)" office:value-type="percentage" office:value="0.0278636609546133" calcext:value-type="percentage">
            <text:p>2.79%</text:p>
          </table:table-cell>
          <table:table-cell table:style-name="ce33" table:formula="of:=IF([.H98]&lt;&gt;&quot;&quot;;([timings_dynamic.H96]-[timings_fixed.H96])/[timings_dynamic.H96];&quot;&quot;)" office:value-type="percentage" office:value="0.045436486126546" calcext:value-type="percentage">
            <text:p>4.54%</text:p>
          </table:table-cell>
          <table:table-cell table:style-name="ce33" table:formula="of:=IF([.I98]&lt;&gt;&quot;&quot;;([timings_dynamic.I96]-[timings_fixed.I96])/[timings_dynamic.I96];&quot;&quot;)" office:value-type="percentage" office:value="0.0447875821385721" calcext:value-type="percentage">
            <text:p>4.48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97]&lt;&gt;&quot;&quot;;[timings_fixed.A97];&quot;&quot;)" office:value-type="string" office:string-value="Parabolic/LiquidFlow/GravityDriven/LiquidFlow_GravityDriven_stdout.log" calcext:value-type="string">
            <text:p>Parabolic/LiquidFlow/GravityDriven/LiquidFlow_GravityDriven_stdout.log</text:p>
          </table:table-cell>
          <table:table-cell table:style-name="ce28" table:formula="of:=[timings_dynamic.D97]" office:value-type="float" office:value="0.0214908" calcext:value-type="float">
            <text:p>0.0214908</text:p>
          </table:table-cell>
          <table:table-cell table:style-name="ce33" table:formula="of:=IF([.A99]&lt;&gt;&quot;&quot;;([timings_dynamic.B97]-[timings_fixed.B97])/[timings_dynamic.B97];&quot;&quot;)" office:value-type="percentage" office:value="-0.00628881045461982" calcext:value-type="percentage">
            <text:p>-0.63%</text:p>
          </table:table-cell>
          <table:table-cell table:style-name="ce36" table:formula="of:=IF([.C99]&lt;&gt;&quot;&quot;;([timings_dynamic.C97]-[timings_fixed.C97])/[timings_dynamic.C97];&quot;&quot;)" office:value-type="percentage" office:value="0.392687190890618" calcext:value-type="percentage">
            <text:p>39.27%</text:p>
          </table:table-cell>
          <table:table-cell table:style-name="ce39" table:formula="of:=IF([.D99]&lt;&gt;&quot;&quot;;([timings_dynamic.D97]-[timings_fixed.D97])/[timings_dynamic.D97];&quot;&quot;)" office:value-type="percentage" office:value="0.158053678783479" calcext:value-type="percentage">
            <text:p>15.81%</text:p>
          </table:table-cell>
          <table:table-cell table:style-name="ce33" table:formula="of:=IF([.E99]&lt;&gt;&quot;&quot;;([timings_dynamic.E97]-[timings_fixed.E97])/[timings_dynamic.E97];&quot;&quot;)" office:value-type="percentage" office:value="0.133273105408279" calcext:value-type="percentage">
            <text:p>13.33%</text:p>
          </table:table-cell>
          <table:table-cell table:style-name="ce33" table:formula="of:=IF([.F99]&lt;&gt;&quot;&quot;;([timings_dynamic.F97]-[timings_fixed.F97])/[timings_dynamic.F97];&quot;&quot;)" office:value-type="percentage" office:value="-0.0489779904201928" calcext:value-type="percentage">
            <text:p>-4.90%</text:p>
          </table:table-cell>
          <table:table-cell table:style-name="ce33" table:formula="of:=IF([.G99]&lt;&gt;&quot;&quot;;([timings_dynamic.G97]-[timings_fixed.G97])/[timings_dynamic.G97];&quot;&quot;)" office:value-type="percentage" office:value="-0.039688585549126" calcext:value-type="percentage">
            <text:p>-3.97%</text:p>
          </table:table-cell>
          <table:table-cell table:style-name="ce33" table:formula="of:=IF([.H99]&lt;&gt;&quot;&quot;;([timings_dynamic.H97]-[timings_fixed.H97])/[timings_dynamic.H97];&quot;&quot;)" office:value-type="percentage" office:value="0.185641514294499" calcext:value-type="percentage">
            <text:p>18.56%</text:p>
          </table:table-cell>
          <table:table-cell table:style-name="ce33" table:formula="of:=IF([.I99]&lt;&gt;&quot;&quot;;([timings_dynamic.I97]-[timings_fixed.I97])/[timings_dynamic.I97];&quot;&quot;)" office:value-type="percentage" office:value="0.185387514645091" calcext:value-type="percentage">
            <text:p>18.5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98]&lt;&gt;&quot;&quot;;[timings_fixed.A98];&quot;&quot;)" office:value-type="string" office:string-value="Parabolic/LiquidFlow/GravityDriven3D/LARGE_LiquidFlow_Anisotropic_GravityDriven3D_stdout.log" calcext:value-type="string">
            <text:p>Parabolic/LiquidFlow/GravityDriven3D/LARGE_LiquidFlow_Anisotropic_GravityDriven3D_stdout.log</text:p>
          </table:table-cell>
          <table:table-cell table:style-name="ce28" table:formula="of:=[timings_dynamic.D98]" office:value-type="float" office:value="384.632" calcext:value-type="float">
            <text:p>384.632</text:p>
          </table:table-cell>
          <table:table-cell table:style-name="ce33" table:formula="of:=IF([.A100]&lt;&gt;&quot;&quot;;([timings_dynamic.B98]-[timings_fixed.B98])/[timings_dynamic.B98];&quot;&quot;)" office:value-type="percentage" office:value="-0.28958248874918" calcext:value-type="percentage">
            <text:p>-28.96%</text:p>
          </table:table-cell>
          <table:table-cell table:style-name="ce36" table:formula="of:=IF([.C100]&lt;&gt;&quot;&quot;;([timings_dynamic.C98]-[timings_fixed.C98])/[timings_dynamic.C98];&quot;&quot;)" office:value-type="percentage" office:value="0.907351082994562" calcext:value-type="percentage">
            <text:p>90.74%</text:p>
          </table:table-cell>
          <table:table-cell table:style-name="ce39" table:formula="of:=IF([.D100]&lt;&gt;&quot;&quot;;([timings_dynamic.D98]-[timings_fixed.D98])/[timings_dynamic.D98];&quot;&quot;)" office:value-type="percentage" office:value="0.793872844693109" calcext:value-type="percentage">
            <text:p>79.39%</text:p>
          </table:table-cell>
          <table:table-cell table:style-name="ce33" table:formula="of:=IF([.E100]&lt;&gt;&quot;&quot;;([timings_dynamic.E98]-[timings_fixed.E98])/[timings_dynamic.E98];&quot;&quot;)" office:value-type="percentage" office:value="0.591433256033046" calcext:value-type="percentage">
            <text:p>59.14%</text:p>
          </table:table-cell>
          <table:table-cell table:style-name="ce33" table:formula="of:=IF([.F100]&lt;&gt;&quot;&quot;;([timings_dynamic.F98]-[timings_fixed.F98])/[timings_dynamic.F98];&quot;&quot;)" office:value-type="percentage" office:value="0.0190009322397846" calcext:value-type="percentage">
            <text:p>1.90%</text:p>
          </table:table-cell>
          <table:table-cell table:style-name="ce33" table:formula="of:=IF([.G100]&lt;&gt;&quot;&quot;;([timings_dynamic.G98]-[timings_fixed.G98])/[timings_dynamic.G98];&quot;&quot;)" office:value-type="percentage" office:value="0.738990253599655" calcext:value-type="percentage">
            <text:p>73.90%</text:p>
          </table:table-cell>
          <table:table-cell table:style-name="ce33" table:formula="of:=IF([.H100]&lt;&gt;&quot;&quot;;([timings_dynamic.H98]-[timings_fixed.H98])/[timings_dynamic.H98];&quot;&quot;)" office:value-type="percentage" office:value="0.719743090257192" calcext:value-type="percentage">
            <text:p>71.97%</text:p>
          </table:table-cell>
          <table:table-cell table:style-name="ce33" table:formula="of:=IF([.I100]&lt;&gt;&quot;&quot;;([timings_dynamic.I98]-[timings_fixed.I98])/[timings_dynamic.I98];&quot;&quot;)" office:value-type="percentage" office:value="0.719747725976658" calcext:value-type="percentage">
            <text:p>71.97%</text:p>
          </table:table-cell>
          <table:table-cell/>
          <table:table-cell table:formula="of:=IF([timings_fixed.K98]&lt;&gt;&quot;&quot;;[timings_fixed.K98];&quot;&quot;)" office:value-type="percentage" office:value="0.0834197956437122" calcext:value-type="percentage">
            <text:p>8.34%</text:p>
          </table:table-cell>
          <table:table-cell table:formula="of:=IF([timings_fixed.L98]&lt;&gt;&quot;&quot;;[timings_fixed.L98];&quot;&quot;)" office:value-type="percentage" office:value="0.183987886447427" calcext:value-type="percentage">
            <text:p>18.40%</text:p>
          </table:table-cell>
          <table:table-cell table:number-columns-repeated="1011"/>
        </table:table-row>
        <table:table-row table:style-name="ro1">
          <table:table-cell table:formula="of:=IF([timings_fixed.A99]&lt;&gt;&quot;&quot;;[timings_fixed.A99];&quot;&quot;)" office:value-type="string" office:string-value="Parabolic/LiquidFlow/GravityDriven3D/LARGE_LiquidFlow_Isotropic_GravityDriven3D_stdout.log" calcext:value-type="string">
            <text:p>Parabolic/LiquidFlow/GravityDriven3D/LARGE_LiquidFlow_Isotropic_GravityDriven3D_stdout.log</text:p>
          </table:table-cell>
          <table:table-cell table:style-name="ce28" table:formula="of:=[timings_dynamic.D99]" office:value-type="float" office:value="366.998" calcext:value-type="float">
            <text:p>366.998</text:p>
          </table:table-cell>
          <table:table-cell table:style-name="ce33" table:formula="of:=IF([.A101]&lt;&gt;&quot;&quot;;([timings_dynamic.B99]-[timings_fixed.B99])/[timings_dynamic.B99];&quot;&quot;)" office:value-type="percentage" office:value="-0.29677545070433" calcext:value-type="percentage">
            <text:p>-29.68%</text:p>
          </table:table-cell>
          <table:table-cell table:style-name="ce36" table:formula="of:=IF([.C101]&lt;&gt;&quot;&quot;;([timings_dynamic.C99]-[timings_fixed.C99])/[timings_dynamic.C99];&quot;&quot;)" office:value-type="percentage" office:value="0.909432771720226" calcext:value-type="percentage">
            <text:p>90.94%</text:p>
          </table:table-cell>
          <table:table-cell table:style-name="ce39" table:formula="of:=IF([.D101]&lt;&gt;&quot;&quot;;([timings_dynamic.D99]-[timings_fixed.D99])/[timings_dynamic.D99];&quot;&quot;)" office:value-type="percentage" office:value="0.790735099373839" calcext:value-type="percentage">
            <text:p>79.07%</text:p>
          </table:table-cell>
          <table:table-cell table:style-name="ce33" table:formula="of:=IF([.E101]&lt;&gt;&quot;&quot;;([timings_dynamic.E99]-[timings_fixed.E99])/[timings_dynamic.E99];&quot;&quot;)" office:value-type="percentage" office:value="0.580325656958761" calcext:value-type="percentage">
            <text:p>58.03%</text:p>
          </table:table-cell>
          <table:table-cell table:style-name="ce33" table:formula="of:=IF([.F101]&lt;&gt;&quot;&quot;;([timings_dynamic.F99]-[timings_fixed.F99])/[timings_dynamic.F99];&quot;&quot;)" office:value-type="percentage" office:value="0.00449794568724088" calcext:value-type="percentage">
            <text:p>0.45%</text:p>
          </table:table-cell>
          <table:table-cell table:style-name="ce33" table:formula="of:=IF([.G101]&lt;&gt;&quot;&quot;;([timings_dynamic.G99]-[timings_fixed.G99])/[timings_dynamic.G99];&quot;&quot;)" office:value-type="percentage" office:value="0.732388684790595" calcext:value-type="percentage">
            <text:p>73.24%</text:p>
          </table:table-cell>
          <table:table-cell table:style-name="ce33" table:formula="of:=IF([.H101]&lt;&gt;&quot;&quot;;([timings_dynamic.H99]-[timings_fixed.H99])/[timings_dynamic.H99];&quot;&quot;)" office:value-type="percentage" office:value="0.722419084658006" calcext:value-type="percentage">
            <text:p>72.24%</text:p>
          </table:table-cell>
          <table:table-cell table:style-name="ce33" table:formula="of:=IF([.I101]&lt;&gt;&quot;&quot;;([timings_dynamic.I99]-[timings_fixed.I99])/[timings_dynamic.I99];&quot;&quot;)" office:value-type="percentage" office:value="0.722425587742623" calcext:value-type="percentage">
            <text:p>72.24%</text:p>
          </table:table-cell>
          <table:table-cell/>
          <table:table-cell table:formula="of:=IF([timings_fixed.K99]&lt;&gt;&quot;&quot;;[timings_fixed.K99];&quot;&quot;)" office:value-type="percentage" office:value="0.082045395951552" calcext:value-type="percentage">
            <text:p>8.20%</text:p>
          </table:table-cell>
          <table:table-cell table:formula="of:=IF([timings_fixed.L99]&lt;&gt;&quot;&quot;;[timings_fixed.L99];&quot;&quot;)" office:value-type="percentage" office:value="0.189697889838255" calcext:value-type="percentage">
            <text:p>18.97%</text:p>
          </table:table-cell>
          <table:table-cell table:number-columns-repeated="1011"/>
        </table:table-row>
        <table:table-row table:style-name="ro1" table:visibility="filter">
          <table:table-cell table:formula="of:=IF([timings_fixed.A100]&lt;&gt;&quot;&quot;;[timings_fixed.A100];&quot;&quot;)" office:value-type="string" office:string-value="Parabolic/LiquidFlow/LineDirichletNeumannBC/LiquidFlow_LineDirichletNeumannBC_stdout.log" calcext:value-type="string">
            <text:p>Parabolic/LiquidFlow/LineDirichletNeumannBC/LiquidFlow_LineDirichletNeumannBC_stdout.log</text:p>
          </table:table-cell>
          <table:table-cell table:style-name="ce28" table:formula="of:=[timings_dynamic.D100]" office:value-type="float" office:value="0.00866294" calcext:value-type="float">
            <text:p>0.00866294</text:p>
          </table:table-cell>
          <table:table-cell table:style-name="ce33" table:formula="of:=IF([.A102]&lt;&gt;&quot;&quot;;([timings_dynamic.B100]-[timings_fixed.B100])/[timings_dynamic.B100];&quot;&quot;)" office:value-type="percentage" office:value="0.0909083976354285" calcext:value-type="percentage">
            <text:p>9.09%</text:p>
          </table:table-cell>
          <table:table-cell table:style-name="ce36" table:formula="of:=IF([.C102]&lt;&gt;&quot;&quot;;([timings_dynamic.C100]-[timings_fixed.C100])/[timings_dynamic.C100];&quot;&quot;)" office:value-type="percentage" office:value="0.437617452023338" calcext:value-type="percentage">
            <text:p>43.76%</text:p>
          </table:table-cell>
          <table:table-cell table:style-name="ce39" table:formula="of:=IF([.D102]&lt;&gt;&quot;&quot;;([timings_dynamic.D100]-[timings_fixed.D100])/[timings_dynamic.D100];&quot;&quot;)" office:value-type="percentage" office:value="0.156186006136485" calcext:value-type="percentage">
            <text:p>15.62%</text:p>
          </table:table-cell>
          <table:table-cell table:style-name="ce33" table:formula="of:=IF([.E102]&lt;&gt;&quot;&quot;;([timings_dynamic.E100]-[timings_fixed.E100])/[timings_dynamic.E100];&quot;&quot;)" office:value-type="percentage" office:value="0.0368473811711636" calcext:value-type="percentage">
            <text:p>3.68%</text:p>
          </table:table-cell>
          <table:table-cell table:style-name="ce33" table:formula="of:=IF([.F102]&lt;&gt;&quot;&quot;;([timings_dynamic.F100]-[timings_fixed.F100])/[timings_dynamic.F100];&quot;&quot;)" office:value-type="percentage" office:value="-0.0142789238520773" calcext:value-type="percentage">
            <text:p>-1.43%</text:p>
          </table:table-cell>
          <table:table-cell table:style-name="ce33" table:formula="of:=IF([.G102]&lt;&gt;&quot;&quot;;([timings_dynamic.G100]-[timings_fixed.G100])/[timings_dynamic.G100];&quot;&quot;)" office:value-type="percentage" office:value="0.0234163884242108" calcext:value-type="percentage">
            <text:p>2.34%</text:p>
          </table:table-cell>
          <table:table-cell table:style-name="ce33" table:formula="of:=IF([.H102]&lt;&gt;&quot;&quot;;([timings_dynamic.H100]-[timings_fixed.H100])/[timings_dynamic.H100];&quot;&quot;)" office:value-type="percentage" office:value="-0.199549581925777" calcext:value-type="percentage">
            <text:p>-19.95%</text:p>
          </table:table-cell>
          <table:table-cell table:style-name="ce33" table:formula="of:=IF([.I102]&lt;&gt;&quot;&quot;;([timings_dynamic.I100]-[timings_fixed.I100])/[timings_dynamic.I100];&quot;&quot;)" office:value-type="percentage" office:value="-0.199428049410176" calcext:value-type="percentage">
            <text:p>-19.9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01]&lt;&gt;&quot;&quot;;[timings_fixed.A101];&quot;&quot;)" office:value-type="string" office:string-value="Parabolic/LiquidFlow/PressureBCatCornerOfAnisotropicSquare/LiquidFlow_PressureBCatCornerOfAnisotropicSquare_stdout.log" calcext:value-type="string">
            <text:p>Parabolic/LiquidFlow/PressureBCatCornerOfAnisotropicSquare/LiquidFlow_PressureBCatCornerOfAnisotropicSquare_stdout.log</text:p>
          </table:table-cell>
          <table:table-cell table:style-name="ce28" table:formula="of:=[timings_dynamic.D101]" office:value-type="float" office:value="0.0208879" calcext:value-type="float">
            <text:p>0.0208879</text:p>
          </table:table-cell>
          <table:table-cell table:style-name="ce33" table:formula="of:=IF([.A103]&lt;&gt;&quot;&quot;;([timings_dynamic.B101]-[timings_fixed.B101])/[timings_dynamic.B101];&quot;&quot;)" office:value-type="percentage" office:value="0.0550473013142784" calcext:value-type="percentage">
            <text:p>5.50%</text:p>
          </table:table-cell>
          <table:table-cell table:style-name="ce36" table:formula="of:=IF([.C103]&lt;&gt;&quot;&quot;;([timings_dynamic.C101]-[timings_fixed.C101])/[timings_dynamic.C101];&quot;&quot;)" office:value-type="percentage" office:value="0.401913667718304" calcext:value-type="percentage">
            <text:p>40.19%</text:p>
          </table:table-cell>
          <table:table-cell table:style-name="ce39" table:formula="of:=IF([.D103]&lt;&gt;&quot;&quot;;([timings_dynamic.D101]-[timings_fixed.D101])/[timings_dynamic.D101];&quot;&quot;)" office:value-type="percentage" office:value="0.162778450681974" calcext:value-type="percentage">
            <text:p>16.28%</text:p>
          </table:table-cell>
          <table:table-cell table:style-name="ce33" table:formula="of:=IF([.E103]&lt;&gt;&quot;&quot;;([timings_dynamic.E101]-[timings_fixed.E101])/[timings_dynamic.E101];&quot;&quot;)" office:value-type="percentage" office:value="0.182462912673654" calcext:value-type="percentage">
            <text:p>18.25%</text:p>
          </table:table-cell>
          <table:table-cell table:style-name="ce33" table:formula="of:=IF([.F103]&lt;&gt;&quot;&quot;;([timings_dynamic.F101]-[timings_fixed.F101])/[timings_dynamic.F101];&quot;&quot;)" office:value-type="percentage" office:value="-0.0244341514353622" calcext:value-type="percentage">
            <text:p>-2.44%</text:p>
          </table:table-cell>
          <table:table-cell table:style-name="ce33" table:formula="of:=IF([.G103]&lt;&gt;&quot;&quot;;([timings_dynamic.G101]-[timings_fixed.G101])/[timings_dynamic.G101];&quot;&quot;)" office:value-type="percentage" office:value="0.000813420518696915" calcext:value-type="percentage">
            <text:p>0.08%</text:p>
          </table:table-cell>
          <table:table-cell table:style-name="ce33" table:formula="of:=IF([.H103]&lt;&gt;&quot;&quot;;([timings_dynamic.H101]-[timings_fixed.H101])/[timings_dynamic.H101];&quot;&quot;)" office:value-type="percentage" office:value="0.22946449652315" calcext:value-type="percentage">
            <text:p>22.95%</text:p>
          </table:table-cell>
          <table:table-cell table:style-name="ce33" table:formula="of:=IF([.I103]&lt;&gt;&quot;&quot;;([timings_dynamic.I101]-[timings_fixed.I101])/[timings_dynamic.I101];&quot;&quot;)" office:value-type="percentage" office:value="0.22953772719672" calcext:value-type="percentage">
            <text:p>22.95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102]&lt;&gt;&quot;&quot;;[timings_fixed.A102];&quot;&quot;)" office:value-type="string" office:string-value="Parabolic/Richards/2D_RichardsFlow_h_us_quad_ogs5_stdout.log" calcext:value-type="string">
            <text:p>Parabolic/Richards/2D_RichardsFlow_h_us_quad_ogs5_stdout.log</text:p>
          </table:table-cell>
          <table:table-cell table:style-name="ce28" table:formula="of:=[timings_dynamic.D102]" office:value-type="float" office:value="1.03622" calcext:value-type="float">
            <text:p>1.03622</text:p>
          </table:table-cell>
          <table:table-cell table:style-name="ce33" table:formula="of:=IF([.A104]&lt;&gt;&quot;&quot;;([timings_dynamic.B102]-[timings_fixed.B102])/[timings_dynamic.B102];&quot;&quot;)" office:value-type="percentage" office:value="0.0634754392827407" calcext:value-type="percentage">
            <text:p>6.35%</text:p>
          </table:table-cell>
          <table:table-cell table:style-name="ce36" table:formula="of:=IF([.C104]&lt;&gt;&quot;&quot;;([timings_dynamic.C102]-[timings_fixed.C102])/[timings_dynamic.C102];&quot;&quot;)" office:value-type="percentage" office:value="0.735762256270267" calcext:value-type="percentage">
            <text:p>73.58%</text:p>
          </table:table-cell>
          <table:table-cell table:style-name="ce39" table:formula="of:=IF([.D104]&lt;&gt;&quot;&quot;;([timings_dynamic.D102]-[timings_fixed.D102])/[timings_dynamic.D102];&quot;&quot;)" office:value-type="percentage" office:value="0.672428634845882" calcext:value-type="percentage">
            <text:p>67.24%</text:p>
          </table:table-cell>
          <table:table-cell table:style-name="ce33" table:formula="of:=IF([.E104]&lt;&gt;&quot;&quot;;([timings_dynamic.E102]-[timings_fixed.E102])/[timings_dynamic.E102];&quot;&quot;)" office:value-type="percentage" office:value="0.677138290879765" calcext:value-type="percentage">
            <text:p>67.71%</text:p>
          </table:table-cell>
          <table:table-cell table:style-name="ce33" table:formula="of:=IF([.F104]&lt;&gt;&quot;&quot;;([timings_dynamic.F102]-[timings_fixed.F102])/[timings_dynamic.F102];&quot;&quot;)" office:value-type="percentage" office:value="-0.0105234605756463" calcext:value-type="percentage">
            <text:p>-1.05%</text:p>
          </table:table-cell>
          <table:table-cell table:style-name="ce33" table:formula="of:=IF([.G104]&lt;&gt;&quot;&quot;;([timings_dynamic.G102]-[timings_fixed.G102])/[timings_dynamic.G102];&quot;&quot;)" office:value-type="percentage" office:value="0.09128418504774" calcext:value-type="percentage">
            <text:p>9.13%</text:p>
          </table:table-cell>
          <table:table-cell table:style-name="ce33" table:formula="of:=IF([.H104]&lt;&gt;&quot;&quot;;([timings_dynamic.H102]-[timings_fixed.H102])/[timings_dynamic.H102];&quot;&quot;)" office:value-type="percentage" office:value="0.677395739142976" calcext:value-type="percentage">
            <text:p>67.74%</text:p>
          </table:table-cell>
          <table:table-cell table:style-name="ce33" table:formula="of:=IF([.I104]&lt;&gt;&quot;&quot;;([timings_dynamic.I102]-[timings_fixed.I102])/[timings_dynamic.I102];&quot;&quot;)" office:value-type="percentage" office:value="0.677055247178965" calcext:value-type="percentage">
            <text:p>67.71%</text:p>
          </table:table-cell>
          <table:table-cell/>
          <table:table-cell table:formula="of:=IF([timings_fixed.K102]&lt;&gt;&quot;&quot;;[timings_fixed.K102];&quot;&quot;)" office:value-type="percentage" office:value="0.72091497955432" calcext:value-type="percentage">
            <text:p>72.09%</text:p>
          </table:table-cell>
          <table:table-cell table:formula="of:=IF([timings_fixed.L102]&lt;&gt;&quot;&quot;;[timings_fixed.L102];&quot;&quot;)">
            <text:p/>
          </table:table-cell>
          <table:table-cell table:number-columns-repeated="1011"/>
        </table:table-row>
        <table:table-row table:style-name="ro1">
          <table:table-cell table:formula="of:=IF([timings_fixed.A103]&lt;&gt;&quot;&quot;;[timings_fixed.A103];&quot;&quot;)" office:value-type="string" office:string-value="Parabolic/Richards/2D_RichardsFlow_h_us_quad_small_stdout.log" calcext:value-type="string">
            <text:p>Parabolic/Richards/2D_RichardsFlow_h_us_quad_small_stdout.log</text:p>
          </table:table-cell>
          <table:table-cell table:style-name="ce28" table:formula="of:=[timings_dynamic.D103]" office:value-type="float" office:value="12.0197" calcext:value-type="float">
            <text:p>12.0197</text:p>
          </table:table-cell>
          <table:table-cell table:style-name="ce33" table:formula="of:=IF([.A105]&lt;&gt;&quot;&quot;;([timings_dynamic.B103]-[timings_fixed.B103])/[timings_dynamic.B103];&quot;&quot;)" office:value-type="percentage" office:value="0.0670831237666773" calcext:value-type="percentage">
            <text:p>6.71%</text:p>
          </table:table-cell>
          <table:table-cell table:style-name="ce36" table:formula="of:=IF([.C105]&lt;&gt;&quot;&quot;;([timings_dynamic.C103]-[timings_fixed.C103])/[timings_dynamic.C103];&quot;&quot;)" office:value-type="percentage" office:value="0.747714348235425" calcext:value-type="percentage">
            <text:p>74.77%</text:p>
          </table:table-cell>
          <table:table-cell table:style-name="ce39" table:formula="of:=IF([.D105]&lt;&gt;&quot;&quot;;([timings_dynamic.D103]-[timings_fixed.D103])/[timings_dynamic.D103];&quot;&quot;)" office:value-type="percentage" office:value="0.68678336397747" calcext:value-type="percentage">
            <text:p>68.68%</text:p>
          </table:table-cell>
          <table:table-cell table:style-name="ce33" table:formula="of:=IF([.E105]&lt;&gt;&quot;&quot;;([timings_dynamic.E103]-[timings_fixed.E103])/[timings_dynamic.E103];&quot;&quot;)" office:value-type="percentage" office:value="0.68750380326352" calcext:value-type="percentage">
            <text:p>68.75%</text:p>
          </table:table-cell>
          <table:table-cell table:style-name="ce33" table:formula="of:=IF([.F105]&lt;&gt;&quot;&quot;;([timings_dynamic.F103]-[timings_fixed.F103])/[timings_dynamic.F103];&quot;&quot;)" office:value-type="percentage" office:value="0.0332425850059899" calcext:value-type="percentage">
            <text:p>3.32%</text:p>
          </table:table-cell>
          <table:table-cell table:style-name="ce33" table:formula="of:=IF([.G105]&lt;&gt;&quot;&quot;;([timings_dynamic.G103]-[timings_fixed.G103])/[timings_dynamic.G103];&quot;&quot;)" office:value-type="percentage" office:value="0.00511977172509791" calcext:value-type="percentage">
            <text:p>0.51%</text:p>
          </table:table-cell>
          <table:table-cell table:style-name="ce33" table:formula="of:=IF([.H105]&lt;&gt;&quot;&quot;;([timings_dynamic.H103]-[timings_fixed.H103])/[timings_dynamic.H103];&quot;&quot;)" office:value-type="percentage" office:value="0.687514129635332" calcext:value-type="percentage">
            <text:p>68.75%</text:p>
          </table:table-cell>
          <table:table-cell table:style-name="ce33" table:formula="of:=IF([.I105]&lt;&gt;&quot;&quot;;([timings_dynamic.I103]-[timings_fixed.I103])/[timings_dynamic.I103];&quot;&quot;)" office:value-type="percentage" office:value="0.687196518297658" calcext:value-type="percentage">
            <text:p>68.72%</text:p>
          </table:table-cell>
          <table:table-cell/>
          <table:table-cell table:formula="of:=IF([timings_fixed.K103]&lt;&gt;&quot;&quot;;[timings_fixed.K103];&quot;&quot;)" office:value-type="percentage" office:value="0.723371017884236" calcext:value-type="percentage">
            <text:p>72.34%</text:p>
          </table:table-cell>
          <table:table-cell table:formula="of:=IF([timings_fixed.L103]&lt;&gt;&quot;&quot;;[timings_fixed.L103];&quot;&quot;)" office:value-type="percentage" office:value="0.000837206522576413" calcext:value-type="percentage">
            <text:p>0.08%</text:p>
          </table:table-cell>
          <table:table-cell table:number-columns-repeated="1011"/>
        </table:table-row>
        <table:table-row table:style-name="ro1">
          <table:table-cell table:formula="of:=IF([timings_fixed.A104]&lt;&gt;&quot;&quot;;[timings_fixed.A104];&quot;&quot;)" office:value-type="string" office:string-value="Parabolic/Richards/LARGE_2D_RichardsFlow_h_us_quad_stdout.log" calcext:value-type="string">
            <text:p>Parabolic/Richards/LARGE_2D_RichardsFlow_h_us_quad_stdout.log</text:p>
          </table:table-cell>
          <table:table-cell table:style-name="ce28" table:formula="of:=[timings_dynamic.D104]" office:value-type="float" office:value="191.283" calcext:value-type="float">
            <text:p>191.283</text:p>
          </table:table-cell>
          <table:table-cell table:style-name="ce33" table:formula="of:=IF([.A106]&lt;&gt;&quot;&quot;;([timings_dynamic.B104]-[timings_fixed.B104])/[timings_dynamic.B104];&quot;&quot;)" office:value-type="percentage" office:value="0.0365137900890701" calcext:value-type="percentage">
            <text:p>3.65%</text:p>
          </table:table-cell>
          <table:table-cell table:style-name="ce36" table:formula="of:=IF([.C106]&lt;&gt;&quot;&quot;;([timings_dynamic.C104]-[timings_fixed.C104])/[timings_dynamic.C104];&quot;&quot;)" office:value-type="percentage" office:value="0.745612773078178" calcext:value-type="percentage">
            <text:p>74.56%</text:p>
          </table:table-cell>
          <table:table-cell table:style-name="ce39" table:formula="of:=IF([.D106]&lt;&gt;&quot;&quot;;([timings_dynamic.D104]-[timings_fixed.D104])/[timings_dynamic.D104];&quot;&quot;)" office:value-type="percentage" office:value="0.681884433012866" calcext:value-type="percentage">
            <text:p>68.19%</text:p>
          </table:table-cell>
          <table:table-cell table:style-name="ce33" table:formula="of:=IF([.E106]&lt;&gt;&quot;&quot;;([timings_dynamic.E104]-[timings_fixed.E104])/[timings_dynamic.E104];&quot;&quot;)" office:value-type="percentage" office:value="0.682333976690539" calcext:value-type="percentage">
            <text:p>68.23%</text:p>
          </table:table-cell>
          <table:table-cell table:style-name="ce33" table:formula="of:=IF([.F106]&lt;&gt;&quot;&quot;;([timings_dynamic.F104]-[timings_fixed.F104])/[timings_dynamic.F104];&quot;&quot;)" office:value-type="percentage" office:value="0.00517711699888484" calcext:value-type="percentage">
            <text:p>0.52%</text:p>
          </table:table-cell>
          <table:table-cell table:style-name="ce33" table:formula="of:=IF([.G106]&lt;&gt;&quot;&quot;;([timings_dynamic.G104]-[timings_fixed.G104])/[timings_dynamic.G104];&quot;&quot;)" office:value-type="percentage" office:value="-0.0523798431966287" calcext:value-type="percentage">
            <text:p>-5.24%</text:p>
          </table:table-cell>
          <table:table-cell table:style-name="ce33" table:formula="of:=IF([.H106]&lt;&gt;&quot;&quot;;([timings_dynamic.H104]-[timings_fixed.H104])/[timings_dynamic.H104];&quot;&quot;)" office:value-type="percentage" office:value="0.682351457347107" calcext:value-type="percentage">
            <text:p>68.24%</text:p>
          </table:table-cell>
          <table:table-cell table:style-name="ce33" table:formula="of:=IF([.I106]&lt;&gt;&quot;&quot;;([timings_dynamic.I104]-[timings_fixed.I104])/[timings_dynamic.I104];&quot;&quot;)" office:value-type="percentage" office:value="0.682035312700946" calcext:value-type="percentage">
            <text:p>68.20%</text:p>
          </table:table-cell>
          <table:table-cell/>
          <table:table-cell table:formula="of:=IF([timings_fixed.K104]&lt;&gt;&quot;&quot;;[timings_fixed.K104];&quot;&quot;)" office:value-type="percentage" office:value="0.717251627868912" calcext:value-type="percentage">
            <text:p>71.73%</text:p>
          </table:table-cell>
          <table:table-cell table:formula="of:=IF([timings_fixed.L104]&lt;&gt;&quot;&quot;;[timings_fixed.L104];&quot;&quot;)" office:value-type="percentage" office:value="0.0000653387586873316" calcext:value-type="percentage">
            <text:p>0.01%</text:p>
          </table:table-cell>
          <table:table-cell table:number-columns-repeated="1011"/>
        </table:table-row>
        <table:table-row table:style-name="ro1" table:visibility="filter">
          <table:table-cell table:formula="of:=IF([timings_fixed.A105]&lt;&gt;&quot;&quot;;[timings_fixed.A105];&quot;&quot;)" office:value-type="string" office:string-value="Parabolic/T/1D_dirichlet/1D_HeatConduction_dirichlet_stdout.log" calcext:value-type="string">
            <text:p>Parabolic/T/1D_dirichlet/1D_HeatConduction_dirichlet_stdout.log</text:p>
          </table:table-cell>
          <table:table-cell table:style-name="ce28" table:formula="of:=[timings_dynamic.D105]" office:value-type="float" office:value="0.092705" calcext:value-type="float">
            <text:p>0.092705</text:p>
          </table:table-cell>
          <table:table-cell table:style-name="ce33" table:formula="of:=IF([.A107]&lt;&gt;&quot;&quot;;([timings_dynamic.B105]-[timings_fixed.B105])/[timings_dynamic.B105];&quot;&quot;)" office:value-type="percentage" office:value="-0.000717142420613129" calcext:value-type="percentage">
            <text:p>-0.07%</text:p>
          </table:table-cell>
          <table:table-cell table:style-name="ce36" table:formula="of:=IF([.C107]&lt;&gt;&quot;&quot;;([timings_dynamic.C105]-[timings_fixed.C105])/[timings_dynamic.C105];&quot;&quot;)" office:value-type="percentage" office:value="0.572837262762298" calcext:value-type="percentage">
            <text:p>57.28%</text:p>
          </table:table-cell>
          <table:table-cell table:style-name="ce39" table:formula="of:=IF([.D107]&lt;&gt;&quot;&quot;;([timings_dynamic.D105]-[timings_fixed.D105])/[timings_dynamic.D105];&quot;&quot;)" office:value-type="percentage" office:value="0.183000916886899" calcext:value-type="percentage">
            <text:p>18.30%</text:p>
          </table:table-cell>
          <table:table-cell table:style-name="ce33" table:formula="of:=IF([.E107]&lt;&gt;&quot;&quot;;([timings_dynamic.E105]-[timings_fixed.E105])/[timings_dynamic.E105];&quot;&quot;)" office:value-type="percentage" office:value="0.175767796629225" calcext:value-type="percentage">
            <text:p>17.58%</text:p>
          </table:table-cell>
          <table:table-cell table:style-name="ce33" table:formula="of:=IF([.F107]&lt;&gt;&quot;&quot;;([timings_dynamic.F105]-[timings_fixed.F105])/[timings_dynamic.F105];&quot;&quot;)" office:value-type="percentage" office:value="-0.0595377588254177" calcext:value-type="percentage">
            <text:p>-5.95%</text:p>
          </table:table-cell>
          <table:table-cell table:style-name="ce33" table:formula="of:=IF([.G107]&lt;&gt;&quot;&quot;;([timings_dynamic.G105]-[timings_fixed.G105])/[timings_dynamic.G105];&quot;&quot;)" office:value-type="percentage" office:value="-0.115990869441813" calcext:value-type="percentage">
            <text:p>-11.60%</text:p>
          </table:table-cell>
          <table:table-cell table:style-name="ce33" table:formula="of:=IF([.H107]&lt;&gt;&quot;&quot;;([timings_dynamic.H105]-[timings_fixed.H105])/[timings_dynamic.H105];&quot;&quot;)" office:value-type="percentage" office:value="0.210447019665845" calcext:value-type="percentage">
            <text:p>21.04%</text:p>
          </table:table-cell>
          <table:table-cell table:style-name="ce33" table:formula="of:=IF([.I107]&lt;&gt;&quot;&quot;;([timings_dynamic.I105]-[timings_fixed.I105])/[timings_dynamic.I105];&quot;&quot;)" office:value-type="percentage" office:value="0.190424716162425" calcext:value-type="percentage">
            <text:p>19.0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06]&lt;&gt;&quot;&quot;;[timings_fixed.A106];&quot;&quot;)" office:value-type="string" office:string-value="Parabolic/T/1D_neumann/1D_HeatConduction_neumann_stdout.log" calcext:value-type="string">
            <text:p>Parabolic/T/1D_neumann/1D_HeatConduction_neumann_stdout.log</text:p>
          </table:table-cell>
          <table:table-cell table:style-name="ce28" table:formula="of:=[timings_dynamic.D106]" office:value-type="float" office:value="0.0922198" calcext:value-type="float">
            <text:p>0.0922198</text:p>
          </table:table-cell>
          <table:table-cell table:style-name="ce33" table:formula="of:=IF([.A108]&lt;&gt;&quot;&quot;;([timings_dynamic.B106]-[timings_fixed.B106])/[timings_dynamic.B106];&quot;&quot;)" office:value-type="percentage" office:value="-0.000822359900008554" calcext:value-type="percentage">
            <text:p>-0.08%</text:p>
          </table:table-cell>
          <table:table-cell table:style-name="ce36" table:formula="of:=IF([.C108]&lt;&gt;&quot;&quot;;([timings_dynamic.C106]-[timings_fixed.C106])/[timings_dynamic.C106];&quot;&quot;)" office:value-type="percentage" office:value="0.604362210042534" calcext:value-type="percentage">
            <text:p>60.44%</text:p>
          </table:table-cell>
          <table:table-cell table:style-name="ce39" table:formula="of:=IF([.D108]&lt;&gt;&quot;&quot;;([timings_dynamic.D106]-[timings_fixed.D106])/[timings_dynamic.D106];&quot;&quot;)" office:value-type="percentage" office:value="0.256190102342447" calcext:value-type="percentage">
            <text:p>25.62%</text:p>
          </table:table-cell>
          <table:table-cell table:style-name="ce33" table:formula="of:=IF([.E108]&lt;&gt;&quot;&quot;;([timings_dynamic.E106]-[timings_fixed.E106])/[timings_dynamic.E106];&quot;&quot;)" office:value-type="percentage" office:value="0.230266755563464" calcext:value-type="percentage">
            <text:p>23.03%</text:p>
          </table:table-cell>
          <table:table-cell table:style-name="ce33" table:formula="of:=IF([.F108]&lt;&gt;&quot;&quot;;([timings_dynamic.F106]-[timings_fixed.F106])/[timings_dynamic.F106];&quot;&quot;)" office:value-type="percentage" office:value="0.00529699563043952" calcext:value-type="percentage">
            <text:p>0.53%</text:p>
          </table:table-cell>
          <table:table-cell table:style-name="ce33" table:formula="of:=IF([.G108]&lt;&gt;&quot;&quot;;([timings_dynamic.G106]-[timings_fixed.G106])/[timings_dynamic.G106];&quot;&quot;)" office:value-type="percentage" office:value="0.0431059139885967" calcext:value-type="percentage">
            <text:p>4.31%</text:p>
          </table:table-cell>
          <table:table-cell table:style-name="ce33" table:formula="of:=IF([.H108]&lt;&gt;&quot;&quot;;([timings_dynamic.H106]-[timings_fixed.H106])/[timings_dynamic.H106];&quot;&quot;)" office:value-type="percentage" office:value="0.263166730641529" calcext:value-type="percentage">
            <text:p>26.32%</text:p>
          </table:table-cell>
          <table:table-cell table:style-name="ce33" table:formula="of:=IF([.I108]&lt;&gt;&quot;&quot;;([timings_dynamic.I106]-[timings_fixed.I106])/[timings_dynamic.I106];&quot;&quot;)" office:value-type="percentage" office:value="0.266999492185003" calcext:value-type="percentage">
            <text:p>26.70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07]&lt;&gt;&quot;&quot;;[timings_fixed.A107];&quot;&quot;)" office:value-type="string" office:string-value="Parabolic/T/2D_axially_symmetric/2D_HeatConduction_axi_stdout.log" calcext:value-type="string">
            <text:p>Parabolic/T/2D_axially_symmetric/2D_HeatConduction_axi_stdout.log</text:p>
          </table:table-cell>
          <table:table-cell table:style-name="ce28" table:formula="of:=[timings_dynamic.D107]" office:value-type="float" office:value="0.00862598" calcext:value-type="float">
            <text:p>0.00862598</text:p>
          </table:table-cell>
          <table:table-cell table:style-name="ce33" table:formula="of:=IF([.A109]&lt;&gt;&quot;&quot;;([timings_dynamic.B107]-[timings_fixed.B107])/[timings_dynamic.B107];&quot;&quot;)" office:value-type="percentage" office:value="0.00813285365978407" calcext:value-type="percentage">
            <text:p>0.81%</text:p>
          </table:table-cell>
          <table:table-cell table:style-name="ce36" table:formula="of:=IF([.C109]&lt;&gt;&quot;&quot;;([timings_dynamic.C107]-[timings_fixed.C107])/[timings_dynamic.C107];&quot;&quot;)" office:value-type="percentage" office:value="0.514930916257776" calcext:value-type="percentage">
            <text:p>51.49%</text:p>
          </table:table-cell>
          <table:table-cell table:style-name="ce39" table:formula="of:=IF([.D109]&lt;&gt;&quot;&quot;;([timings_dynamic.D107]-[timings_fixed.D107])/[timings_dynamic.D107];&quot;&quot;)" office:value-type="percentage" office:value="0.154781253840143" calcext:value-type="percentage">
            <text:p>15.48%</text:p>
          </table:table-cell>
          <table:table-cell table:style-name="ce33" table:formula="of:=IF([.E109]&lt;&gt;&quot;&quot;;([timings_dynamic.E107]-[timings_fixed.E107])/[timings_dynamic.E107];&quot;&quot;)" office:value-type="percentage" office:value="0.194884109879183" calcext:value-type="percentage">
            <text:p>19.49%</text:p>
          </table:table-cell>
          <table:table-cell table:style-name="ce33" table:formula="of:=IF([.F109]&lt;&gt;&quot;&quot;;([timings_dynamic.F107]-[timings_fixed.F107])/[timings_dynamic.F107];&quot;&quot;)" office:value-type="percentage" office:value="-0.0161739150515844" calcext:value-type="percentage">
            <text:p>-1.62%</text:p>
          </table:table-cell>
          <table:table-cell table:style-name="ce33" table:formula="of:=IF([.G109]&lt;&gt;&quot;&quot;;([timings_dynamic.G107]-[timings_fixed.G107])/[timings_dynamic.G107];&quot;&quot;)" office:value-type="percentage" office:value="0.038523458385969" calcext:value-type="percentage">
            <text:p>3.85%</text:p>
          </table:table-cell>
          <table:table-cell table:style-name="ce33" table:formula="of:=IF([.H109]&lt;&gt;&quot;&quot;;([timings_dynamic.H107]-[timings_fixed.H107])/[timings_dynamic.H107];&quot;&quot;)" office:value-type="percentage" office:value="0.232533619664381" calcext:value-type="percentage">
            <text:p>23.25%</text:p>
          </table:table-cell>
          <table:table-cell table:style-name="ce33" table:formula="of:=IF([.I109]&lt;&gt;&quot;&quot;;([timings_dynamic.I107]-[timings_fixed.I107])/[timings_dynamic.I107];&quot;&quot;)" office:value-type="percentage" office:value="0.106397796169892" calcext:value-type="percentage">
            <text:p>10.64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5" table:formula="of:=IF([timings_fixed.A108]&lt;&gt;&quot;&quot;;[timings_fixed.A108];&quot;&quot;)" office:value-type="string" office:string-value="Parabolic/TES/1D/LARGE_TES_zeolite_discharge_Newton_stdout.log" calcext:value-type="string">
            <text:p>Parabolic/TES/1D/LARGE_TES_zeolite_discharge_Newton_stdout.log</text:p>
          </table:table-cell>
          <table:table-cell table:style-name="ce30" table:formula="of:=[timings_dynamic.D108]" office:value-type="float" office:value="2.15345" calcext:value-type="float">
            <text:p>2.15345</text:p>
          </table:table-cell>
          <table:table-cell table:style-name="ce34" table:formula="of:=IF([.A110]&lt;&gt;&quot;&quot;;([timings_dynamic.B108]-[timings_fixed.B108])/[timings_dynamic.B108];&quot;&quot;)" office:value-type="percentage" office:value="-0.294715990875723" calcext:value-type="percentage">
            <text:p>-29.47%</text:p>
          </table:table-cell>
          <table:table-cell table:style-name="ce38" table:formula="of:=IF([.C110]&lt;&gt;&quot;&quot;;([timings_dynamic.C108]-[timings_fixed.C108])/[timings_dynamic.C108];&quot;&quot;)" office:value-type="percentage" office:value="0.129430667438343" calcext:value-type="percentage">
            <text:p>12.94%</text:p>
          </table:table-cell>
          <table:table-cell table:style-name="ce41" table:formula="of:=IF([.D110]&lt;&gt;&quot;&quot;;([timings_dynamic.D108]-[timings_fixed.D108])/[timings_dynamic.D108];&quot;&quot;)" office:value-type="percentage" office:value="0.116013838259537" calcext:value-type="percentage">
            <text:p>11.60%</text:p>
          </table:table-cell>
          <table:table-cell table:style-name="ce34" table:formula="of:=IF([.E110]&lt;&gt;&quot;&quot;;([timings_dynamic.E108]-[timings_fixed.E108])/[timings_dynamic.E108];&quot;&quot;)" office:value-type="percentage" office:value="0.335016916672522" calcext:value-type="percentage">
            <text:p>33.50%</text:p>
          </table:table-cell>
          <table:table-cell table:style-name="ce34" table:formula="of:=IF([.F110]&lt;&gt;&quot;&quot;;([timings_dynamic.F108]-[timings_fixed.F108])/[timings_dynamic.F108];&quot;&quot;)" office:value-type="percentage" office:value="-0.304369450280112" calcext:value-type="percentage">
            <text:p>-30.44%</text:p>
          </table:table-cell>
          <table:table-cell table:style-name="ce34" table:formula="of:=IF([.G110]&lt;&gt;&quot;&quot;;([timings_dynamic.G108]-[timings_fixed.G108])/[timings_dynamic.G108];&quot;&quot;)" office:value-type="percentage" office:value="0.131630907127492" calcext:value-type="percentage">
            <text:p>13.16%</text:p>
          </table:table-cell>
          <table:table-cell table:style-name="ce34" table:formula="of:=IF([.H110]&lt;&gt;&quot;&quot;;([timings_dynamic.H108]-[timings_fixed.H108])/[timings_dynamic.H108];&quot;&quot;)" office:value-type="percentage" office:value="0.116709272630867" calcext:value-type="percentage">
            <text:p>11.67%</text:p>
          </table:table-cell>
          <table:table-cell table:style-name="ce34" table:formula="of:=IF([.I110]&lt;&gt;&quot;&quot;;([timings_dynamic.I108]-[timings_fixed.I108])/[timings_dynamic.I108];&quot;&quot;)" office:value-type="percentage" office:value="0.31022172995753" calcext:value-type="percentage">
            <text:p>31.02%</text:p>
          </table:table-cell>
          <table:table-cell table:style-name="ce42"/>
          <table:table-cell table:formula="of:=IF([timings_fixed.K108]&lt;&gt;&quot;&quot;;[timings_fixed.K108];&quot;&quot;)" office:value-type="percentage" office:value="0.951006235488175" calcext:value-type="percentage">
            <text:p>95.10%</text:p>
          </table:table-cell>
          <table:table-cell table:formula="of:=IF([timings_fixed.L108]&lt;&gt;&quot;&quot;;[timings_fixed.L108];&quot;&quot;)" office:value-type="percentage" office:value="0.00315128544562465" calcext:value-type="percentage">
            <text:p>0.32%</text:p>
          </table:table-cell>
          <table:table-cell table:style-name="ce42" table:number-columns-repeated="1011"/>
        </table:table-row>
        <table:table-row table:style-name="ro1" table:visibility="filter">
          <table:table-cell table:formula="of:=IF([timings_fixed.A109]&lt;&gt;&quot;&quot;;[timings_fixed.A109];&quot;&quot;)" office:value-type="string" office:string-value="Parabolic/TES/1D/LARGE_TES_zeolite_discharge_stdout.log" calcext:value-type="string">
            <text:p>Parabolic/TES/1D/LARGE_TES_zeolite_discharge_stdout.log</text:p>
          </table:table-cell>
          <table:table-cell table:style-name="ce28" table:formula="of:=[timings_dynamic.D109]" office:value-type="float" office:value="0.499514" calcext:value-type="float">
            <text:p>0.499514</text:p>
          </table:table-cell>
          <table:table-cell table:style-name="ce33" table:formula="of:=IF([.A111]&lt;&gt;&quot;&quot;;([timings_dynamic.B109]-[timings_fixed.B109])/[timings_dynamic.B109];&quot;&quot;)" office:value-type="percentage" office:value="0.00177134156650981" calcext:value-type="percentage">
            <text:p>0.18%</text:p>
          </table:table-cell>
          <table:table-cell table:style-name="ce36" table:formula="of:=IF([.C111]&lt;&gt;&quot;&quot;;([timings_dynamic.C109]-[timings_fixed.C109])/[timings_dynamic.C109];&quot;&quot;)" office:value-type="percentage" office:value="0.305661090667845" calcext:value-type="percentage">
            <text:p>30.57%</text:p>
          </table:table-cell>
          <table:table-cell table:style-name="ce39" table:formula="of:=IF([.D111]&lt;&gt;&quot;&quot;;([timings_dynamic.D109]-[timings_fixed.D109])/[timings_dynamic.D109];&quot;&quot;)" office:value-type="percentage" office:value="0.242253470373203" calcext:value-type="percentage">
            <text:p>24.23%</text:p>
          </table:table-cell>
          <table:table-cell table:style-name="ce33" table:formula="of:=IF([.E111]&lt;&gt;&quot;&quot;;([timings_dynamic.E109]-[timings_fixed.E109])/[timings_dynamic.E109];&quot;&quot;)" office:value-type="percentage" office:value="0.253164640108451" calcext:value-type="percentage">
            <text:p>25.32%</text:p>
          </table:table-cell>
          <table:table-cell table:style-name="ce33" table:formula="of:=IF([.F111]&lt;&gt;&quot;&quot;;([timings_dynamic.F109]-[timings_fixed.F109])/[timings_dynamic.F109];&quot;&quot;)" office:value-type="percentage" office:value="0.0171954265131049" calcext:value-type="percentage">
            <text:p>1.72%</text:p>
          </table:table-cell>
          <table:table-cell table:style-name="ce33" table:formula="of:=IF([.G111]&lt;&gt;&quot;&quot;;([timings_dynamic.G109]-[timings_fixed.G109])/[timings_dynamic.G109];&quot;&quot;)" office:value-type="percentage" office:value="-0.0898604651162789" calcext:value-type="percentage">
            <text:p>-8.99%</text:p>
          </table:table-cell>
          <table:table-cell table:style-name="ce33" table:formula="of:=IF([.H111]&lt;&gt;&quot;&quot;;([timings_dynamic.H109]-[timings_fixed.H109])/[timings_dynamic.H109];&quot;&quot;)" office:value-type="percentage" office:value="0.251015974456688" calcext:value-type="percentage">
            <text:p>25.10%</text:p>
          </table:table-cell>
          <table:table-cell table:style-name="ce33" table:formula="of:=IF([.I111]&lt;&gt;&quot;&quot;;([timings_dynamic.I109]-[timings_fixed.I109])/[timings_dynamic.I109];&quot;&quot;)" office:value-type="percentage" office:value="0.24764612200642" calcext:value-type="percentage">
            <text:p>24.7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10]&lt;&gt;&quot;&quot;;[timings_fixed.A110];&quot;&quot;)" office:value-type="string" office:string-value="Parabolic/TES/1D/TES_zeolite_discharge_small_stdout.log" calcext:value-type="string">
            <text:p>Parabolic/TES/1D/TES_zeolite_discharge_small_stdout.log</text:p>
          </table:table-cell>
          <table:table-cell table:style-name="ce28" table:formula="of:=[timings_dynamic.D110]" office:value-type="float" office:value="0.122934" calcext:value-type="float">
            <text:p>0.122934</text:p>
          </table:table-cell>
          <table:table-cell table:style-name="ce33" table:formula="of:=IF([.A112]&lt;&gt;&quot;&quot;;([timings_dynamic.B110]-[timings_fixed.B110])/[timings_dynamic.B110];&quot;&quot;)" office:value-type="percentage" office:value="-0.0152457111177018" calcext:value-type="percentage">
            <text:p>-1.52%</text:p>
          </table:table-cell>
          <table:table-cell table:style-name="ce36" table:formula="of:=IF([.C112]&lt;&gt;&quot;&quot;;([timings_dynamic.C110]-[timings_fixed.C110])/[timings_dynamic.C110];&quot;&quot;)" office:value-type="percentage" office:value="0.335087860244841" calcext:value-type="percentage">
            <text:p>33.51%</text:p>
          </table:table-cell>
          <table:table-cell table:style-name="ce39" table:formula="of:=IF([.D112]&lt;&gt;&quot;&quot;;([timings_dynamic.D110]-[timings_fixed.D110])/[timings_dynamic.D110];&quot;&quot;)" office:value-type="percentage" office:value="0.207046057233963" calcext:value-type="percentage">
            <text:p>20.70%</text:p>
          </table:table-cell>
          <table:table-cell table:style-name="ce33" table:formula="of:=IF([.E112]&lt;&gt;&quot;&quot;;([timings_dynamic.E110]-[timings_fixed.E110])/[timings_dynamic.E110];&quot;&quot;)" office:value-type="percentage" office:value="0.251207224736419" calcext:value-type="percentage">
            <text:p>25.12%</text:p>
          </table:table-cell>
          <table:table-cell table:style-name="ce33" table:formula="of:=IF([.F112]&lt;&gt;&quot;&quot;;([timings_dynamic.F110]-[timings_fixed.F110])/[timings_dynamic.F110];&quot;&quot;)" office:value-type="percentage" office:value="-0.000359295266153416" calcext:value-type="percentage">
            <text:p>-0.04%</text:p>
          </table:table-cell>
          <table:table-cell table:style-name="ce33" table:formula="of:=IF([.G112]&lt;&gt;&quot;&quot;;([timings_dynamic.G110]-[timings_fixed.G110])/[timings_dynamic.G110];&quot;&quot;)" office:value-type="percentage" office:value="-0.141804246012405" calcext:value-type="percentage">
            <text:p>-14.18%</text:p>
          </table:table-cell>
          <table:table-cell table:style-name="ce33" table:formula="of:=IF([.H112]&lt;&gt;&quot;&quot;;([timings_dynamic.H110]-[timings_fixed.H110])/[timings_dynamic.H110];&quot;&quot;)" office:value-type="percentage" office:value="0.251274522075969" calcext:value-type="percentage">
            <text:p>25.13%</text:p>
          </table:table-cell>
          <table:table-cell table:style-name="ce33" table:formula="of:=IF([.I112]&lt;&gt;&quot;&quot;;([timings_dynamic.I110]-[timings_fixed.I110])/[timings_dynamic.I110];&quot;&quot;)" office:value-type="percentage" office:value="0.239719933537424" calcext:value-type="percentage">
            <text:p>23.97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IF([timings_fixed.A111]&lt;&gt;&quot;&quot;;[timings_fixed.A111];&quot;&quot;)" office:value-type="string" office:string-value="Parabolic/TES/2D/LARGE_TES_inert_axi_stdout.log" calcext:value-type="string">
            <text:p>Parabolic/TES/2D/LARGE_TES_inert_axi_stdout.log</text:p>
          </table:table-cell>
          <table:table-cell table:style-name="ce28" table:formula="of:=[timings_dynamic.D111]" office:value-type="float" office:value="15.8352" calcext:value-type="float">
            <text:p>15.8352</text:p>
          </table:table-cell>
          <table:table-cell table:style-name="ce33" table:formula="of:=IF([.A113]&lt;&gt;&quot;&quot;;([timings_dynamic.B111]-[timings_fixed.B111])/[timings_dynamic.B111];&quot;&quot;)" office:value-type="percentage" office:value="-0.00963158341725004" calcext:value-type="percentage">
            <text:p>-0.96%</text:p>
          </table:table-cell>
          <table:table-cell table:style-name="ce36" table:formula="of:=IF([.C113]&lt;&gt;&quot;&quot;;([timings_dynamic.C111]-[timings_fixed.C111])/[timings_dynamic.C111];&quot;&quot;)" office:value-type="percentage" office:value="0.50331175705406" calcext:value-type="percentage">
            <text:p>50.33%</text:p>
          </table:table-cell>
          <table:table-cell table:style-name="ce39" table:formula="of:=IF([.D113]&lt;&gt;&quot;&quot;;([timings_dynamic.D111]-[timings_fixed.D111])/[timings_dynamic.D111];&quot;&quot;)" office:value-type="percentage" office:value="0.117851369101748" calcext:value-type="percentage">
            <text:p>11.79%</text:p>
          </table:table-cell>
          <table:table-cell table:style-name="ce33" table:formula="of:=IF([.E113]&lt;&gt;&quot;&quot;;([timings_dynamic.E111]-[timings_fixed.E111])/[timings_dynamic.E111];&quot;&quot;)" office:value-type="percentage" office:value="0.116746296716476" calcext:value-type="percentage">
            <text:p>11.67%</text:p>
          </table:table-cell>
          <table:table-cell table:style-name="ce33" table:formula="of:=IF([.F113]&lt;&gt;&quot;&quot;;([timings_dynamic.F111]-[timings_fixed.F111])/[timings_dynamic.F111];&quot;&quot;)" office:value-type="percentage" office:value="0.0208443057924919" calcext:value-type="percentage">
            <text:p>2.08%</text:p>
          </table:table-cell>
          <table:table-cell table:style-name="ce33" table:formula="of:=IF([.G113]&lt;&gt;&quot;&quot;;([timings_dynamic.G111]-[timings_fixed.G111])/[timings_dynamic.G111];&quot;&quot;)" office:value-type="percentage" office:value="0.0117731232554498" calcext:value-type="percentage">
            <text:p>1.18%</text:p>
          </table:table-cell>
          <table:table-cell table:style-name="ce33" table:formula="of:=IF([.H113]&lt;&gt;&quot;&quot;;([timings_dynamic.H111]-[timings_fixed.H111])/[timings_dynamic.H111];&quot;&quot;)" office:value-type="percentage" office:value="0.11674148599285" calcext:value-type="percentage">
            <text:p>11.67%</text:p>
          </table:table-cell>
          <table:table-cell table:style-name="ce33" table:formula="of:=IF([.I113]&lt;&gt;&quot;&quot;;([timings_dynamic.I111]-[timings_fixed.I111])/[timings_dynamic.I111];&quot;&quot;)" office:value-type="percentage" office:value="0.11550258241906" calcext:value-type="percentage">
            <text:p>11.55%</text:p>
          </table:table-cell>
          <table:table-cell/>
          <table:table-cell table:formula="of:=IF([timings_fixed.K111]&lt;&gt;&quot;&quot;;[timings_fixed.K111];&quot;&quot;)" office:value-type="percentage" office:value="0.109527739995705" calcext:value-type="percentage">
            <text:p>10.95%</text:p>
          </table:table-cell>
          <table:table-cell table:formula="of:=IF([timings_fixed.L111]&lt;&gt;&quot;&quot;;[timings_fixed.L111];&quot;&quot;)" office:value-type="percentage" office:value="0.0161268594745508" calcext:value-type="percentage">
            <text:p>1.61%</text:p>
          </table:table-cell>
          <table:table-cell table:number-columns-repeated="1011"/>
        </table:table-row>
        <table:table-row table:style-name="ro1">
          <table:table-cell table:formula="of:=IF([timings_fixed.A112]&lt;&gt;&quot;&quot;;[timings_fixed.A112];&quot;&quot;)" office:value-type="string" office:string-value="Parabolic/ThermalTwoPhaseFlowPP/HeatPipe/2D_Thermal_TwoPhase_heatpipe_stdout.log" calcext:value-type="string">
            <text:p>Parabolic/ThermalTwoPhaseFlowPP/HeatPipe/2D_Thermal_TwoPhase_heatpipe_stdout.log</text:p>
          </table:table-cell>
          <table:table-cell table:style-name="ce28" table:formula="of:=[timings_dynamic.D112]" office:value-type="float" office:value="3.30035" calcext:value-type="float">
            <text:p>3.30035</text:p>
          </table:table-cell>
          <table:table-cell table:style-name="ce33" table:formula="of:=IF([.A114]&lt;&gt;&quot;&quot;;([timings_dynamic.B112]-[timings_fixed.B112])/[timings_dynamic.B112];&quot;&quot;)" office:value-type="percentage" office:value="-0.0949362997863489" calcext:value-type="percentage">
            <text:p>-9.49%</text:p>
          </table:table-cell>
          <table:table-cell table:style-name="ce36" table:formula="of:=IF([.C114]&lt;&gt;&quot;&quot;;([timings_dynamic.C112]-[timings_fixed.C112])/[timings_dynamic.C112];&quot;&quot;)" office:value-type="percentage" office:value="0.477513481063959" calcext:value-type="percentage">
            <text:p>47.75%</text:p>
          </table:table-cell>
          <table:table-cell table:style-name="ce39" table:formula="of:=IF([.D114]&lt;&gt;&quot;&quot;;([timings_dynamic.D112]-[timings_fixed.D112])/[timings_dynamic.D112];&quot;&quot;)" office:value-type="percentage" office:value="0.460790522217341" calcext:value-type="percentage">
            <text:p>46.08%</text:p>
          </table:table-cell>
          <table:table-cell table:style-name="ce33" table:formula="of:=IF([.E114]&lt;&gt;&quot;&quot;;([timings_dynamic.E112]-[timings_fixed.E112])/[timings_dynamic.E112];&quot;&quot;)" office:value-type="percentage" office:value="0.462221662373224" calcext:value-type="percentage">
            <text:p>46.22%</text:p>
          </table:table-cell>
          <table:table-cell table:style-name="ce33" table:formula="of:=IF([.F114]&lt;&gt;&quot;&quot;;([timings_dynamic.F112]-[timings_fixed.F112])/[timings_dynamic.F112];&quot;&quot;)" office:value-type="percentage" office:value="0.00635227161694724" calcext:value-type="percentage">
            <text:p>0.64%</text:p>
          </table:table-cell>
          <table:table-cell table:style-name="ce33" table:formula="of:=IF([.G114]&lt;&gt;&quot;&quot;;([timings_dynamic.G112]-[timings_fixed.G112])/[timings_dynamic.G112];&quot;&quot;)" office:value-type="percentage" office:value="0.0544565997457223" calcext:value-type="percentage">
            <text:p>5.45%</text:p>
          </table:table-cell>
          <table:table-cell table:style-name="ce33" table:formula="of:=IF([.H114]&lt;&gt;&quot;&quot;;([timings_dynamic.H112]-[timings_fixed.H112])/[timings_dynamic.H112];&quot;&quot;)" office:value-type="percentage" office:value="0.462130002256221" calcext:value-type="percentage">
            <text:p>46.21%</text:p>
          </table:table-cell>
          <table:table-cell table:style-name="ce33" table:formula="of:=IF([.I114]&lt;&gt;&quot;&quot;;([timings_dynamic.I112]-[timings_fixed.I112])/[timings_dynamic.I112];&quot;&quot;)" office:value-type="percentage" office:value="0.462126224871981" calcext:value-type="percentage">
            <text:p>46.21%</text:p>
          </table:table-cell>
          <table:table-cell/>
          <table:table-cell table:formula="of:=IF([timings_fixed.K112]&lt;&gt;&quot;&quot;;[timings_fixed.K112];&quot;&quot;)" office:value-type="percentage" office:value="0.918095056136841" calcext:value-type="percentage">
            <text:p>91.81%</text:p>
          </table:table-cell>
          <table:table-cell table:formula="of:=IF([timings_fixed.L112]&lt;&gt;&quot;&quot;;[timings_fixed.L112];&quot;&quot;)" office:value-type="percentage" office:value="0.00291703098483912" calcext:value-type="percentage">
            <text:p>0.29%</text:p>
          </table:table-cell>
          <table:table-cell table:number-columns-repeated="1011"/>
        </table:table-row>
        <table:table-row table:style-name="ro1">
          <table:table-cell table:formula="of:=IF([timings_fixed.A113]&lt;&gt;&quot;&quot;;[timings_fixed.A113];&quot;&quot;)" office:value-type="string" office:string-value="Parabolic/ThermalTwoPhaseFlowPP/HeatPipe/LARGE_2D_Thermal_TwoPhase_heatpipe_stdout.log" calcext:value-type="string">
            <text:p>Parabolic/ThermalTwoPhaseFlowPP/HeatPipe/LARGE_2D_Thermal_TwoPhase_heatpipe_stdout.log</text:p>
          </table:table-cell>
          <table:table-cell table:style-name="ce28" table:formula="of:=[timings_dynamic.D113]" office:value-type="float" office:value="412.728" calcext:value-type="float">
            <text:p>412.728</text:p>
          </table:table-cell>
          <table:table-cell table:style-name="ce33" table:formula="of:=IF([.A115]&lt;&gt;&quot;&quot;;([timings_dynamic.B113]-[timings_fixed.B113])/[timings_dynamic.B113];&quot;&quot;)" office:value-type="percentage" office:value="0.00138238254173033" calcext:value-type="percentage">
            <text:p>0.14%</text:p>
          </table:table-cell>
          <table:table-cell table:style-name="ce36" table:formula="of:=IF([.C115]&lt;&gt;&quot;&quot;;([timings_dynamic.C113]-[timings_fixed.C113])/[timings_dynamic.C113];&quot;&quot;)" office:value-type="percentage" office:value="0.479273182863407" calcext:value-type="percentage">
            <text:p>47.93%</text:p>
          </table:table-cell>
          <table:table-cell table:style-name="ce39" table:formula="of:=IF([.D115]&lt;&gt;&quot;&quot;;([timings_dynamic.D113]-[timings_fixed.D113])/[timings_dynamic.D113];&quot;&quot;)" office:value-type="percentage" office:value="0.464354247833925" calcext:value-type="percentage">
            <text:p>46.44%</text:p>
          </table:table-cell>
          <table:table-cell table:style-name="ce33" table:formula="of:=IF([.E115]&lt;&gt;&quot;&quot;;([timings_dynamic.E113]-[timings_fixed.E113])/[timings_dynamic.E113];&quot;&quot;)" office:value-type="percentage" office:value="0.464681620653763" calcext:value-type="percentage">
            <text:p>46.47%</text:p>
          </table:table-cell>
          <table:table-cell table:style-name="ce33" table:formula="of:=IF([.F115]&lt;&gt;&quot;&quot;;([timings_dynamic.F113]-[timings_fixed.F113])/[timings_dynamic.F113];&quot;&quot;)" office:value-type="percentage" office:value="0.0165252051331013" calcext:value-type="percentage">
            <text:p>1.65%</text:p>
          </table:table-cell>
          <table:table-cell table:style-name="ce33" table:formula="of:=IF([.G115]&lt;&gt;&quot;&quot;;([timings_dynamic.G113]-[timings_fixed.G113])/[timings_dynamic.G113];&quot;&quot;)" office:value-type="percentage" office:value="0.0315284585471188" calcext:value-type="percentage">
            <text:p>3.15%</text:p>
          </table:table-cell>
          <table:table-cell table:style-name="ce33" table:formula="of:=IF([.H115]&lt;&gt;&quot;&quot;;([timings_dynamic.H113]-[timings_fixed.H113])/[timings_dynamic.H113];&quot;&quot;)" office:value-type="percentage" office:value="0.464543263592905" calcext:value-type="percentage">
            <text:p>46.45%</text:p>
          </table:table-cell>
          <table:table-cell table:style-name="ce33" table:formula="of:=IF([.I115]&lt;&gt;&quot;&quot;;([timings_dynamic.I113]-[timings_fixed.I113])/[timings_dynamic.I113];&quot;&quot;)" office:value-type="percentage" office:value="0.464528164205581" calcext:value-type="percentage">
            <text:p>46.45%</text:p>
          </table:table-cell>
          <table:table-cell/>
          <table:table-cell table:formula="of:=IF([timings_fixed.K113]&lt;&gt;&quot;&quot;;[timings_fixed.K113];&quot;&quot;)" office:value-type="percentage" office:value="0.940535841068231" calcext:value-type="percentage">
            <text:p>94.05%</text:p>
          </table:table-cell>
          <table:table-cell table:formula="of:=IF([timings_fixed.L113]&lt;&gt;&quot;&quot;;[timings_fixed.L113];&quot;&quot;)" office:value-type="percentage" office:value="0.0000229245146465469" calcext:value-type="percentage">
            <text:p>0.00%</text:p>
          </table:table-cell>
          <table:table-cell table:number-columns-repeated="1011"/>
        </table:table-row>
        <table:table-row table:style-name="ro1">
          <table:table-cell table:formula="of:=IF([timings_fixed.A114]&lt;&gt;&quot;&quot;;[timings_fixed.A114];&quot;&quot;)" office:value-type="string" office:string-value="Parabolic/TwoPhaseFlowPP/Liakopoulos/2D_TwoPhase_PP_Lia_quad_1_stdout.log" calcext:value-type="string">
            <text:p>Parabolic/TwoPhaseFlowPP/Liakopoulos/2D_TwoPhase_PP_Lia_quad_1_stdout.log</text:p>
          </table:table-cell>
          <table:table-cell table:style-name="ce28" table:formula="of:=[timings_dynamic.D114]" office:value-type="float" office:value="3.2421" calcext:value-type="float">
            <text:p>3.2421</text:p>
          </table:table-cell>
          <table:table-cell table:style-name="ce33" table:formula="of:=IF([.A116]&lt;&gt;&quot;&quot;;([timings_dynamic.B114]-[timings_fixed.B114])/[timings_dynamic.B114];&quot;&quot;)" office:value-type="percentage" office:value="0.012568876912476" calcext:value-type="percentage">
            <text:p>1.26%</text:p>
          </table:table-cell>
          <table:table-cell table:style-name="ce36" table:formula="of:=IF([.C116]&lt;&gt;&quot;&quot;;([timings_dynamic.C114]-[timings_fixed.C114])/[timings_dynamic.C114];&quot;&quot;)" office:value-type="percentage" office:value="0.570139851470963" calcext:value-type="percentage">
            <text:p>57.01%</text:p>
          </table:table-cell>
          <table:table-cell table:style-name="ce39" table:formula="of:=IF([.D116]&lt;&gt;&quot;&quot;;([timings_dynamic.D114]-[timings_fixed.D114])/[timings_dynamic.D114];&quot;&quot;)" office:value-type="percentage" office:value="0.496406650010796" calcext:value-type="percentage">
            <text:p>49.64%</text:p>
          </table:table-cell>
          <table:table-cell table:style-name="ce33" table:formula="of:=IF([.E116]&lt;&gt;&quot;&quot;;([timings_dynamic.E114]-[timings_fixed.E114])/[timings_dynamic.E114];&quot;&quot;)" office:value-type="percentage" office:value="0.49871034930996" calcext:value-type="percentage">
            <text:p>49.87%</text:p>
          </table:table-cell>
          <table:table-cell table:style-name="ce33" table:formula="of:=IF([.F116]&lt;&gt;&quot;&quot;;([timings_dynamic.F114]-[timings_fixed.F114])/[timings_dynamic.F114];&quot;&quot;)" office:value-type="percentage" office:value="0.0116677241291293" calcext:value-type="percentage">
            <text:p>1.17%</text:p>
          </table:table-cell>
          <table:table-cell table:style-name="ce33" table:formula="of:=IF([.G116]&lt;&gt;&quot;&quot;;([timings_dynamic.G114]-[timings_fixed.G114])/[timings_dynamic.G114];&quot;&quot;)" office:value-type="percentage" office:value="-0.0558941141900783" calcext:value-type="percentage">
            <text:p>-5.59%</text:p>
          </table:table-cell>
          <table:table-cell table:style-name="ce33" table:formula="of:=IF([.H116]&lt;&gt;&quot;&quot;;([timings_dynamic.H114]-[timings_fixed.H114])/[timings_dynamic.H114];&quot;&quot;)" office:value-type="percentage" office:value="0.498376636286026" calcext:value-type="percentage">
            <text:p>49.84%</text:p>
          </table:table-cell>
          <table:table-cell table:style-name="ce33" table:formula="of:=IF([.I116]&lt;&gt;&quot;&quot;;([timings_dynamic.I114]-[timings_fixed.I114])/[timings_dynamic.I114];&quot;&quot;)" office:value-type="percentage" office:value="0.498000398408004" calcext:value-type="percentage">
            <text:p>49.80%</text:p>
          </table:table-cell>
          <table:table-cell/>
          <table:table-cell table:formula="of:=IF([timings_fixed.K114]&lt;&gt;&quot;&quot;;[timings_fixed.K114];&quot;&quot;)" office:value-type="percentage" office:value="0.739519372818028" calcext:value-type="percentage">
            <text:p>73.95%</text:p>
          </table:table-cell>
          <table:table-cell table:formula="of:=IF([timings_fixed.L114]&lt;&gt;&quot;&quot;;[timings_fixed.L114];&quot;&quot;)" office:value-type="percentage" office:value="0.00202481778648864" calcext:value-type="percentage">
            <text:p>0.20%</text:p>
          </table:table-cell>
          <table:table-cell table:number-columns-repeated="1011"/>
        </table:table-row>
        <table:table-row table:style-name="ro1">
          <table:table-cell table:formula="of:=IF([timings_fixed.A115]&lt;&gt;&quot;&quot;;[timings_fixed.A115];&quot;&quot;)" office:value-type="string" office:string-value="Parabolic/TwoPhaseFlowPP/Liakopoulos/2D_TwoPhase_PP_Lia_quad_2_stdout.log" calcext:value-type="string">
            <text:p>Parabolic/TwoPhaseFlowPP/Liakopoulos/2D_TwoPhase_PP_Lia_quad_2_stdout.log</text:p>
          </table:table-cell>
          <table:table-cell table:style-name="ce28" table:formula="of:=[timings_dynamic.D115]" office:value-type="float" office:value="3.15731" calcext:value-type="float">
            <text:p>3.15731</text:p>
          </table:table-cell>
          <table:table-cell table:style-name="ce33" table:formula="of:=IF([.A117]&lt;&gt;&quot;&quot;;([timings_dynamic.B115]-[timings_fixed.B115])/[timings_dynamic.B115];&quot;&quot;)" office:value-type="percentage" office:value="0.00270771844322882" calcext:value-type="percentage">
            <text:p>0.27%</text:p>
          </table:table-cell>
          <table:table-cell table:style-name="ce36" table:formula="of:=IF([.C117]&lt;&gt;&quot;&quot;;([timings_dynamic.C115]-[timings_fixed.C115])/[timings_dynamic.C115];&quot;&quot;)" office:value-type="percentage" office:value="0.555079307754972" calcext:value-type="percentage">
            <text:p>55.51%</text:p>
          </table:table-cell>
          <table:table-cell table:style-name="ce39" table:formula="of:=IF([.D117]&lt;&gt;&quot;&quot;;([timings_dynamic.D115]-[timings_fixed.D115])/[timings_dynamic.D115];&quot;&quot;)" office:value-type="percentage" office:value="0.481165929224561" calcext:value-type="percentage">
            <text:p>48.12%</text:p>
          </table:table-cell>
          <table:table-cell table:style-name="ce33" table:formula="of:=IF([.E117]&lt;&gt;&quot;&quot;;([timings_dynamic.E115]-[timings_fixed.E115])/[timings_dynamic.E115];&quot;&quot;)" office:value-type="percentage" office:value="0.482946619932467" calcext:value-type="percentage">
            <text:p>48.29%</text:p>
          </table:table-cell>
          <table:table-cell table:style-name="ce33" table:formula="of:=IF([.F117]&lt;&gt;&quot;&quot;;([timings_dynamic.F115]-[timings_fixed.F115])/[timings_dynamic.F115];&quot;&quot;)" office:value-type="percentage" office:value="-0.0064185286960996" calcext:value-type="percentage">
            <text:p>-0.64%</text:p>
          </table:table-cell>
          <table:table-cell table:style-name="ce33" table:formula="of:=IF([.G117]&lt;&gt;&quot;&quot;;([timings_dynamic.G115]-[timings_fixed.G115])/[timings_dynamic.G115];&quot;&quot;)" office:value-type="percentage" office:value="-0.182306755815392" calcext:value-type="percentage">
            <text:p>-18.23%</text:p>
          </table:table-cell>
          <table:table-cell table:style-name="ce33" table:formula="of:=IF([.H117]&lt;&gt;&quot;&quot;;([timings_dynamic.H115]-[timings_fixed.H115])/[timings_dynamic.H115];&quot;&quot;)" office:value-type="percentage" office:value="0.48262602481417" calcext:value-type="percentage">
            <text:p>48.26%</text:p>
          </table:table-cell>
          <table:table-cell table:style-name="ce33" table:formula="of:=IF([.I117]&lt;&gt;&quot;&quot;;([timings_dynamic.I115]-[timings_fixed.I115])/[timings_dynamic.I115];&quot;&quot;)" office:value-type="percentage" office:value="0.482265812429804" calcext:value-type="percentage">
            <text:p>48.23%</text:p>
          </table:table-cell>
          <table:table-cell/>
          <table:table-cell table:formula="of:=IF([timings_fixed.K115]&lt;&gt;&quot;&quot;;[timings_fixed.K115];&quot;&quot;)" office:value-type="percentage" office:value="0.742576508436501" calcext:value-type="percentage">
            <text:p>74.26%</text:p>
          </table:table-cell>
          <table:table-cell table:formula="of:=IF([timings_fixed.L115]&lt;&gt;&quot;&quot;;[timings_fixed.L115];&quot;&quot;)" office:value-type="percentage" office:value="0.00221721851878983" calcext:value-type="percentage">
            <text:p>0.22%</text:p>
          </table:table-cell>
          <table:table-cell table:number-columns-repeated="1011"/>
        </table:table-row>
        <table:table-row table:style-name="ro1">
          <table:table-cell table:formula="of:=IF([timings_fixed.A116]&lt;&gt;&quot;&quot;;[timings_fixed.A116];&quot;&quot;)" office:value-type="string" office:string-value="Parabolic/TwoPhaseFlowPP/Liakopoulos/LARGE_2D_TwoPhase_PP_Lia_quad_1_stdout.log" calcext:value-type="string">
            <text:p>Parabolic/TwoPhaseFlowPP/Liakopoulos/LARGE_2D_TwoPhase_PP_Lia_quad_1_stdout.log</text:p>
          </table:table-cell>
          <table:table-cell table:style-name="ce28" table:formula="of:=[timings_dynamic.D116]" office:value-type="float" office:value="17.646" calcext:value-type="float">
            <text:p>17.646</text:p>
          </table:table-cell>
          <table:table-cell table:style-name="ce33" table:formula="of:=IF([.A118]&lt;&gt;&quot;&quot;;([timings_dynamic.B116]-[timings_fixed.B116])/[timings_dynamic.B116];&quot;&quot;)" office:value-type="percentage" office:value="0.0360718019938708" calcext:value-type="percentage">
            <text:p>3.61%</text:p>
          </table:table-cell>
          <table:table-cell table:style-name="ce36" table:formula="of:=IF([.C118]&lt;&gt;&quot;&quot;;([timings_dynamic.C116]-[timings_fixed.C116])/[timings_dynamic.C116];&quot;&quot;)" office:value-type="percentage" office:value="0.560281577344563" calcext:value-type="percentage">
            <text:p>56.03%</text:p>
          </table:table-cell>
          <table:table-cell table:style-name="ce39" table:formula="of:=IF([.D118]&lt;&gt;&quot;&quot;;([timings_dynamic.D116]-[timings_fixed.D116])/[timings_dynamic.D116];&quot;&quot;)" office:value-type="percentage" office:value="0.487746798141222" calcext:value-type="percentage">
            <text:p>48.77%</text:p>
          </table:table-cell>
          <table:table-cell table:style-name="ce33" table:formula="of:=IF([.E118]&lt;&gt;&quot;&quot;;([timings_dynamic.E116]-[timings_fixed.E116])/[timings_dynamic.E116];&quot;&quot;)" office:value-type="percentage" office:value="0.488739889515776" calcext:value-type="percentage">
            <text:p>48.87%</text:p>
          </table:table-cell>
          <table:table-cell table:style-name="ce33" table:formula="of:=IF([.F118]&lt;&gt;&quot;&quot;;([timings_dynamic.F116]-[timings_fixed.F116])/[timings_dynamic.F116];&quot;&quot;)" office:value-type="percentage" office:value="0.0198458525196731" calcext:value-type="percentage">
            <text:p>1.98%</text:p>
          </table:table-cell>
          <table:table-cell table:style-name="ce33" table:formula="of:=IF([.G118]&lt;&gt;&quot;&quot;;([timings_dynamic.G116]-[timings_fixed.G116])/[timings_dynamic.G116];&quot;&quot;)" office:value-type="percentage" office:value="0.0176800803127513" calcext:value-type="percentage">
            <text:p>1.77%</text:p>
          </table:table-cell>
          <table:table-cell table:style-name="ce33" table:formula="of:=IF([.H118]&lt;&gt;&quot;&quot;;([timings_dynamic.H116]-[timings_fixed.H116])/[timings_dynamic.H116];&quot;&quot;)" office:value-type="percentage" office:value="0.488439854217755" calcext:value-type="percentage">
            <text:p>48.84%</text:p>
          </table:table-cell>
          <table:table-cell table:style-name="ce33" table:formula="of:=IF([.I118]&lt;&gt;&quot;&quot;;([timings_dynamic.I116]-[timings_fixed.I116])/[timings_dynamic.I116];&quot;&quot;)" office:value-type="percentage" office:value="0.488243856227914" calcext:value-type="percentage">
            <text:p>48.82%</text:p>
          </table:table-cell>
          <table:table-cell/>
          <table:table-cell table:formula="of:=IF([timings_fixed.K116]&lt;&gt;&quot;&quot;;[timings_fixed.K116];&quot;&quot;)" office:value-type="percentage" office:value="0.742127637119136" calcext:value-type="percentage">
            <text:p>74.21%</text:p>
          </table:table-cell>
          <table:table-cell table:formula="of:=IF([timings_fixed.L116]&lt;&gt;&quot;&quot;;[timings_fixed.L116];&quot;&quot;)" office:value-type="percentage" office:value="0.000501197005936353" calcext:value-type="percentage">
            <text:p>0.05%</text:p>
          </table:table-cell>
          <table:table-cell table:number-columns-repeated="1011"/>
        </table:table-row>
        <table:table-row table:style-name="ro1">
          <table:table-cell table:formula="of:=IF([timings_fixed.A117]&lt;&gt;&quot;&quot;;[timings_fixed.A117];&quot;&quot;)" office:value-type="string" office:string-value="Parabolic/TwoPhaseFlowPP/Liakopoulos/LARGE_2D_TwoPhase_PP_Lia_quad_2_stdout.log" calcext:value-type="string">
            <text:p>Parabolic/TwoPhaseFlowPP/Liakopoulos/LARGE_2D_TwoPhase_PP_Lia_quad_2_stdout.log</text:p>
          </table:table-cell>
          <table:table-cell table:style-name="ce28" table:formula="of:=[timings_dynamic.D117]" office:value-type="float" office:value="17.5304" calcext:value-type="float">
            <text:p>17.5304</text:p>
          </table:table-cell>
          <table:table-cell table:style-name="ce33" table:formula="of:=IF([.A119]&lt;&gt;&quot;&quot;;([timings_dynamic.B117]-[timings_fixed.B117])/[timings_dynamic.B117];&quot;&quot;)" office:value-type="percentage" office:value="0.0314447487730361" calcext:value-type="percentage">
            <text:p>3.14%</text:p>
          </table:table-cell>
          <table:table-cell table:style-name="ce36" table:formula="of:=IF([.C119]&lt;&gt;&quot;&quot;;([timings_dynamic.C117]-[timings_fixed.C117])/[timings_dynamic.C117];&quot;&quot;)" office:value-type="percentage" office:value="0.549367717151117" calcext:value-type="percentage">
            <text:p>54.94%</text:p>
          </table:table-cell>
          <table:table-cell table:style-name="ce39" table:formula="of:=IF([.D119]&lt;&gt;&quot;&quot;;([timings_dynamic.D117]-[timings_fixed.D117])/[timings_dynamic.D117];&quot;&quot;)" office:value-type="percentage" office:value="0.475205927987952" calcext:value-type="percentage">
            <text:p>47.52%</text:p>
          </table:table-cell>
          <table:table-cell table:style-name="ce33" table:formula="of:=IF([.E119]&lt;&gt;&quot;&quot;;([timings_dynamic.E117]-[timings_fixed.E117])/[timings_dynamic.E117];&quot;&quot;)" office:value-type="percentage" office:value="0.476239864257726" calcext:value-type="percentage">
            <text:p>47.62%</text:p>
          </table:table-cell>
          <table:table-cell table:style-name="ce33" table:formula="of:=IF([.F119]&lt;&gt;&quot;&quot;;([timings_dynamic.F117]-[timings_fixed.F117])/[timings_dynamic.F117];&quot;&quot;)" office:value-type="percentage" office:value="-0.00590360278891876" calcext:value-type="percentage">
            <text:p>-0.59%</text:p>
          </table:table-cell>
          <table:table-cell table:style-name="ce33" table:formula="of:=IF([.G119]&lt;&gt;&quot;&quot;;([timings_dynamic.G117]-[timings_fixed.G117])/[timings_dynamic.G117];&quot;&quot;)" office:value-type="percentage" office:value="-0.00571600746006053" calcext:value-type="percentage">
            <text:p>-0.57%</text:p>
          </table:table-cell>
          <table:table-cell table:style-name="ce33" table:formula="of:=IF([.H119]&lt;&gt;&quot;&quot;;([timings_dynamic.H117]-[timings_fixed.H117])/[timings_dynamic.H117];&quot;&quot;)" office:value-type="percentage" office:value="0.475939776466992" calcext:value-type="percentage">
            <text:p>47.59%</text:p>
          </table:table-cell>
          <table:table-cell table:style-name="ce33" table:formula="of:=IF([.I119]&lt;&gt;&quot;&quot;;([timings_dynamic.I117]-[timings_fixed.I117])/[timings_dynamic.I117];&quot;&quot;)" office:value-type="percentage" office:value="0.475751100667682" calcext:value-type="percentage">
            <text:p>47.58%</text:p>
          </table:table-cell>
          <table:table-cell/>
          <table:table-cell table:formula="of:=IF([timings_fixed.K117]&lt;&gt;&quot;&quot;;[timings_fixed.K117];&quot;&quot;)" office:value-type="percentage" office:value="0.742910290928649" calcext:value-type="percentage">
            <text:p>74.29%</text:p>
          </table:table-cell>
          <table:table-cell table:formula="of:=IF([timings_fixed.L117]&lt;&gt;&quot;&quot;;[timings_fixed.L117];&quot;&quot;)" office:value-type="percentage" office:value="0.000497059191182465" calcext:value-type="percentage">
            <text:p>0.05%</text:p>
          </table:table-cell>
          <table:table-cell table:number-columns-repeated="1011"/>
        </table:table-row>
        <table:table-row table:style-name="ro1">
          <table:table-cell table:formula="of:=IF([timings_fixed.A118]&lt;&gt;&quot;&quot;;[timings_fixed.A118];&quot;&quot;)" office:value-type="string" office:string-value="Parabolic/TwoPhaseFlowPP/McWorts/1D_TwoPhase_PP_mcwt_1_stdout.log" calcext:value-type="string">
            <text:p>Parabolic/TwoPhaseFlowPP/McWorts/1D_TwoPhase_PP_mcwt_1_stdout.log</text:p>
          </table:table-cell>
          <table:table-cell table:style-name="ce28" table:formula="of:=[timings_dynamic.D118]" office:value-type="float" office:value="11.3545" calcext:value-type="float">
            <text:p>11.3545</text:p>
          </table:table-cell>
          <table:table-cell table:style-name="ce33" table:formula="of:=IF([.A120]&lt;&gt;&quot;&quot;;([timings_dynamic.B118]-[timings_fixed.B118])/[timings_dynamic.B118];&quot;&quot;)" office:value-type="percentage" office:value="0.0798518711719519" calcext:value-type="percentage">
            <text:p>7.99%</text:p>
          </table:table-cell>
          <table:table-cell table:style-name="ce36" table:formula="of:=IF([.C120]&lt;&gt;&quot;&quot;;([timings_dynamic.C118]-[timings_fixed.C118])/[timings_dynamic.C118];&quot;&quot;)" office:value-type="percentage" office:value="0.300753519797668" calcext:value-type="percentage">
            <text:p>30.08%</text:p>
          </table:table-cell>
          <table:table-cell table:style-name="ce39" table:formula="of:=IF([.D120]&lt;&gt;&quot;&quot;;([timings_dynamic.D118]-[timings_fixed.D118])/[timings_dynamic.D118];&quot;&quot;)" office:value-type="percentage" office:value="0.26111321502488" calcext:value-type="percentage">
            <text:p>26.11%</text:p>
          </table:table-cell>
          <table:table-cell table:style-name="ce33" table:formula="of:=IF([.E120]&lt;&gt;&quot;&quot;;([timings_dynamic.E118]-[timings_fixed.E118])/[timings_dynamic.E118];&quot;&quot;)" office:value-type="percentage" office:value="0.261545792677935" calcext:value-type="percentage">
            <text:p>26.15%</text:p>
          </table:table-cell>
          <table:table-cell table:style-name="ce33" table:formula="of:=IF([.F120]&lt;&gt;&quot;&quot;;([timings_dynamic.F118]-[timings_fixed.F118])/[timings_dynamic.F118];&quot;&quot;)" office:value-type="percentage" office:value="0.0314269543102222" calcext:value-type="percentage">
            <text:p>3.14%</text:p>
          </table:table-cell>
          <table:table-cell table:style-name="ce33" table:formula="of:=IF([.G120]&lt;&gt;&quot;&quot;;([timings_dynamic.G118]-[timings_fixed.G118])/[timings_dynamic.G118];&quot;&quot;)" office:value-type="percentage" office:value="0.0451516227908193" calcext:value-type="percentage">
            <text:p>4.52%</text:p>
          </table:table-cell>
          <table:table-cell table:style-name="ce33" table:formula="of:=IF([.H120]&lt;&gt;&quot;&quot;;([timings_dynamic.H118]-[timings_fixed.H118])/[timings_dynamic.H118];&quot;&quot;)" office:value-type="percentage" office:value="0.261398642293429" calcext:value-type="percentage">
            <text:p>26.14%</text:p>
          </table:table-cell>
          <table:table-cell table:style-name="ce33" table:formula="of:=IF([.I120]&lt;&gt;&quot;&quot;;([timings_dynamic.I118]-[timings_fixed.I118])/[timings_dynamic.I118];&quot;&quot;)" office:value-type="percentage" office:value="0.261350142742028" calcext:value-type="percentage">
            <text:p>26.14%</text:p>
          </table:table-cell>
          <table:table-cell/>
          <table:table-cell table:formula="of:=IF([timings_fixed.K118]&lt;&gt;&quot;&quot;;[timings_fixed.K118];&quot;&quot;)" office:value-type="percentage" office:value="0.805879839421959" calcext:value-type="percentage">
            <text:p>80.59%</text:p>
          </table:table-cell>
          <table:table-cell table:formula="of:=IF([timings_fixed.L118]&lt;&gt;&quot;&quot;;[timings_fixed.L118];&quot;&quot;)" office:value-type="percentage" office:value="0.000483816446138057" calcext:value-type="percentage">
            <text:p>0.05%</text:p>
          </table:table-cell>
          <table:table-cell table:number-columns-repeated="1011"/>
        </table:table-row>
        <table:table-row table:style-name="ro1">
          <table:table-cell table:formula="of:=IF([timings_fixed.A119]&lt;&gt;&quot;&quot;;[timings_fixed.A119];&quot;&quot;)" office:value-type="string" office:string-value="Parabolic/TwoPhaseFlowPP/McWorts/1D_TwoPhase_PP_mcwt_2_stdout.log" calcext:value-type="string">
            <text:p>Parabolic/TwoPhaseFlowPP/McWorts/1D_TwoPhase_PP_mcwt_2_stdout.log</text:p>
          </table:table-cell>
          <table:table-cell table:style-name="ce28" table:formula="of:=[timings_dynamic.D119]" office:value-type="float" office:value="11.4936" calcext:value-type="float">
            <text:p>11.4936</text:p>
          </table:table-cell>
          <table:table-cell table:style-name="ce33" table:formula="of:=IF([.A121]&lt;&gt;&quot;&quot;;([timings_dynamic.B119]-[timings_fixed.B119])/[timings_dynamic.B119];&quot;&quot;)" office:value-type="percentage" office:value="0.0452871938305686" calcext:value-type="percentage">
            <text:p>4.53%</text:p>
          </table:table-cell>
          <table:table-cell table:style-name="ce36" table:formula="of:=IF([.C121]&lt;&gt;&quot;&quot;;([timings_dynamic.C119]-[timings_fixed.C119])/[timings_dynamic.C119];&quot;&quot;)" office:value-type="percentage" office:value="0.304670317032171" calcext:value-type="percentage">
            <text:p>30.47%</text:p>
          </table:table-cell>
          <table:table-cell table:style-name="ce39" table:formula="of:=IF([.D121]&lt;&gt;&quot;&quot;;([timings_dynamic.D119]-[timings_fixed.D119])/[timings_dynamic.D119];&quot;&quot;)" office:value-type="percentage" office:value="0.265792267000766" calcext:value-type="percentage">
            <text:p>26.58%</text:p>
          </table:table-cell>
          <table:table-cell table:style-name="ce33" table:formula="of:=IF([.E121]&lt;&gt;&quot;&quot;;([timings_dynamic.E119]-[timings_fixed.E119])/[timings_dynamic.E119];&quot;&quot;)" office:value-type="percentage" office:value="0.266198331726098" calcext:value-type="percentage">
            <text:p>26.62%</text:p>
          </table:table-cell>
          <table:table-cell table:style-name="ce33" table:formula="of:=IF([.F121]&lt;&gt;&quot;&quot;;([timings_dynamic.F119]-[timings_fixed.F119])/[timings_dynamic.F119];&quot;&quot;)" office:value-type="percentage" office:value="0.0376244021124126" calcext:value-type="percentage">
            <text:p>3.76%</text:p>
          </table:table-cell>
          <table:table-cell table:style-name="ce33" table:formula="of:=IF([.G121]&lt;&gt;&quot;&quot;;([timings_dynamic.G119]-[timings_fixed.G119])/[timings_dynamic.G119];&quot;&quot;)" office:value-type="percentage" office:value="0.0885775919465234" calcext:value-type="percentage">
            <text:p>8.86%</text:p>
          </table:table-cell>
          <table:table-cell table:style-name="ce33" table:formula="of:=IF([.H121]&lt;&gt;&quot;&quot;;([timings_dynamic.H119]-[timings_fixed.H119])/[timings_dynamic.H119];&quot;&quot;)" office:value-type="percentage" office:value="0.26606578892704" calcext:value-type="percentage">
            <text:p>26.61%</text:p>
          </table:table-cell>
          <table:table-cell table:style-name="ce33" table:formula="of:=IF([.I121]&lt;&gt;&quot;&quot;;([timings_dynamic.I119]-[timings_fixed.I119])/[timings_dynamic.I119];&quot;&quot;)" office:value-type="percentage" office:value="0.266006478941706" calcext:value-type="percentage">
            <text:p>26.60%</text:p>
          </table:table-cell>
          <table:table-cell/>
          <table:table-cell table:formula="of:=IF([timings_fixed.K119]&lt;&gt;&quot;&quot;;[timings_fixed.K119];&quot;&quot;)" office:value-type="percentage" office:value="0.808790969925422" calcext:value-type="percentage">
            <text:p>80.88%</text:p>
          </table:table-cell>
          <table:table-cell table:formula="of:=IF([timings_fixed.L119]&lt;&gt;&quot;&quot;;[timings_fixed.L119];&quot;&quot;)" office:value-type="percentage" office:value="0.000486658474241855" calcext:value-type="percentage">
            <text:p>0.05%</text:p>
          </table:table-cell>
          <table:table-cell table:number-columns-repeated="1011"/>
        </table:table-row>
        <table:table-row table:style-name="ro1">
          <table:table-cell table:formula="of:=IF([timings_fixed.A120]&lt;&gt;&quot;&quot;;[timings_fixed.A120];&quot;&quot;)" office:value-type="string" office:string-value="Parabolic/TwoPhaseFlowPrho/MoMaS/2D_TwoPhase_Prho_MoMaS_stdout.log" calcext:value-type="string">
            <text:p>Parabolic/TwoPhaseFlowPrho/MoMaS/2D_TwoPhase_Prho_MoMaS_stdout.log</text:p>
          </table:table-cell>
          <table:table-cell table:style-name="ce28" table:formula="of:=[timings_dynamic.D120]" office:value-type="float" office:value="9.35506" calcext:value-type="float">
            <text:p>9.35506</text:p>
          </table:table-cell>
          <table:table-cell table:style-name="ce33" table:formula="of:=IF([.A122]&lt;&gt;&quot;&quot;;([timings_dynamic.B120]-[timings_fixed.B120])/[timings_dynamic.B120];&quot;&quot;)" office:value-type="percentage" office:value="-0.0574332921395418" calcext:value-type="percentage">
            <text:p>-5.74%</text:p>
          </table:table-cell>
          <table:table-cell table:style-name="ce36" table:formula="of:=IF([.C122]&lt;&gt;&quot;&quot;;([timings_dynamic.C120]-[timings_fixed.C120])/[timings_dynamic.C120];&quot;&quot;)" office:value-type="percentage" office:value="0.144407121904001" calcext:value-type="percentage">
            <text:p>14.44%</text:p>
          </table:table-cell>
          <table:table-cell table:style-name="ce39" table:formula="of:=IF([.D122]&lt;&gt;&quot;&quot;;([timings_dynamic.D120]-[timings_fixed.D120])/[timings_dynamic.D120];&quot;&quot;)" office:value-type="percentage" office:value="0.140297336414732" calcext:value-type="percentage">
            <text:p>14.03%</text:p>
          </table:table-cell>
          <table:table-cell table:style-name="ce33" table:formula="of:=IF([.E122]&lt;&gt;&quot;&quot;;([timings_dynamic.E120]-[timings_fixed.E120])/[timings_dynamic.E120];&quot;&quot;)" office:value-type="percentage" office:value="0.142298976245016" calcext:value-type="percentage">
            <text:p>14.23%</text:p>
          </table:table-cell>
          <table:table-cell table:style-name="ce33" table:formula="of:=IF([.F122]&lt;&gt;&quot;&quot;;([timings_dynamic.F120]-[timings_fixed.F120])/[timings_dynamic.F120];&quot;&quot;)" office:value-type="percentage" office:value="0.102171457230702" calcext:value-type="percentage">
            <text:p>10.22%</text:p>
          </table:table-cell>
          <table:table-cell table:style-name="ce33" table:formula="of:=IF([.G122]&lt;&gt;&quot;&quot;;([timings_dynamic.G120]-[timings_fixed.G120])/[timings_dynamic.G120];&quot;&quot;)" office:value-type="percentage" office:value="-0.0208954428118877" calcext:value-type="percentage">
            <text:p>-2.09%</text:p>
          </table:table-cell>
          <table:table-cell table:style-name="ce33" table:formula="of:=IF([.H122]&lt;&gt;&quot;&quot;;([timings_dynamic.H120]-[timings_fixed.H120])/[timings_dynamic.H120];&quot;&quot;)" office:value-type="percentage" office:value="0.142288636968268" calcext:value-type="percentage">
            <text:p>14.23%</text:p>
          </table:table-cell>
          <table:table-cell table:style-name="ce33" table:formula="of:=IF([.I122]&lt;&gt;&quot;&quot;;([timings_dynamic.I120]-[timings_fixed.I120])/[timings_dynamic.I120];&quot;&quot;)" office:value-type="percentage" office:value="0.142178243352846" calcext:value-type="percentage">
            <text:p>14.22%</text:p>
          </table:table-cell>
          <table:table-cell/>
          <table:table-cell table:formula="of:=IF([timings_fixed.K120]&lt;&gt;&quot;&quot;;[timings_fixed.K120];&quot;&quot;)" office:value-type="percentage" office:value="0.919877476975643" calcext:value-type="percentage">
            <text:p>91.99%</text:p>
          </table:table-cell>
          <table:table-cell table:formula="of:=IF([timings_fixed.L120]&lt;&gt;&quot;&quot;;[timings_fixed.L120];&quot;&quot;)" office:value-type="percentage" office:value="0.00114279888145207" calcext:value-type="percentage">
            <text:p>0.11%</text:p>
          </table:table-cell>
          <table:table-cell table:number-columns-repeated="1011"/>
        </table:table-row>
        <table:table-row table:style-name="ro1">
          <table:table-cell table:formula="of:=IF([timings_fixed.A121]&lt;&gt;&quot;&quot;;[timings_fixed.A121];&quot;&quot;)" office:value-type="string" office:string-value="Parabolic/TwoPhaseFlowPrho/MoMaS/LARGE_2D_TwoPhase_Prho_MoMaS_stdout.log" calcext:value-type="string">
            <text:p>Parabolic/TwoPhaseFlowPrho/MoMaS/LARGE_2D_TwoPhase_Prho_MoMaS_stdout.log</text:p>
          </table:table-cell>
          <table:table-cell table:style-name="ce28" table:formula="of:=[timings_dynamic.D121]" office:value-type="float" office:value="341.967" calcext:value-type="float">
            <text:p>341.967</text:p>
          </table:table-cell>
          <table:table-cell table:style-name="ce33" table:formula="of:=IF([.A123]&lt;&gt;&quot;&quot;;([timings_dynamic.B121]-[timings_fixed.B121])/[timings_dynamic.B121];&quot;&quot;)" office:value-type="percentage" office:value="-0.0533866895176828" calcext:value-type="percentage">
            <text:p>-5.34%</text:p>
          </table:table-cell>
          <table:table-cell table:style-name="ce36" table:formula="of:=IF([.C123]&lt;&gt;&quot;&quot;;([timings_dynamic.C121]-[timings_fixed.C121])/[timings_dynamic.C121];&quot;&quot;)" office:value-type="percentage" office:value="0.0129040525081855" calcext:value-type="percentage">
            <text:p>1.29%</text:p>
          </table:table-cell>
          <table:table-cell table:style-name="ce39" table:formula="of:=IF([.D123]&lt;&gt;&quot;&quot;;([timings_dynamic.D121]-[timings_fixed.D121])/[timings_dynamic.D121];&quot;&quot;)" office:value-type="percentage" office:value="0.0211628607438728" calcext:value-type="percentage">
            <text:p>2.12%</text:p>
          </table:table-cell>
          <table:table-cell table:style-name="ce33" table:formula="of:=IF([.E123]&lt;&gt;&quot;&quot;;([timings_dynamic.E121]-[timings_fixed.E121])/[timings_dynamic.E121];&quot;&quot;)" office:value-type="percentage" office:value="0.0177456261321319" calcext:value-type="percentage">
            <text:p>1.77%</text:p>
          </table:table-cell>
          <table:table-cell table:style-name="ce33" table:formula="of:=IF([.F123]&lt;&gt;&quot;&quot;;([timings_dynamic.F121]-[timings_fixed.F121])/[timings_dynamic.F121];&quot;&quot;)" office:value-type="percentage" office:value="0.0619592937718259" calcext:value-type="percentage">
            <text:p>6.20%</text:p>
          </table:table-cell>
          <table:table-cell table:style-name="ce33" table:formula="of:=IF([.G123]&lt;&gt;&quot;&quot;;([timings_dynamic.G121]-[timings_fixed.G121])/[timings_dynamic.G121];&quot;&quot;)" office:value-type="percentage" office:value="0.0192480019326287" calcext:value-type="percentage">
            <text:p>1.92%</text:p>
          </table:table-cell>
          <table:table-cell table:style-name="ce33" table:formula="of:=IF([.H123]&lt;&gt;&quot;&quot;;([timings_dynamic.H121]-[timings_fixed.H121])/[timings_dynamic.H121];&quot;&quot;)" office:value-type="percentage" office:value="0.0177563232543222" calcext:value-type="percentage">
            <text:p>1.78%</text:p>
          </table:table-cell>
          <table:table-cell table:style-name="ce33" table:formula="of:=IF([.I123]&lt;&gt;&quot;&quot;;([timings_dynamic.I121]-[timings_fixed.I121])/[timings_dynamic.I121];&quot;&quot;)" office:value-type="percentage" office:value="0.0177580313577363" calcext:value-type="percentage">
            <text:p>1.78%</text:p>
          </table:table-cell>
          <table:table-cell/>
          <table:table-cell table:formula="of:=IF([timings_fixed.K121]&lt;&gt;&quot;&quot;;[timings_fixed.K121];&quot;&quot;)" office:value-type="percentage" office:value="0.899830980192992" calcext:value-type="percentage">
            <text:p>89.98%</text:p>
          </table:table-cell>
          <table:table-cell table:formula="of:=IF([timings_fixed.L121]&lt;&gt;&quot;&quot;;[timings_fixed.L121];&quot;&quot;)" office:value-type="percentage" office:value="0.00108913691632062" calcext:value-type="percentage">
            <text:p>0.11%</text:p>
          </table:table-cell>
          <table:table-cell table:number-columns-repeated="1011"/>
        </table:table-row>
        <table:table-row table:style-name="ro1" table:visibility="filter">
          <table:table-cell table:formula="of:=IF([timings_fixed.A122]&lt;&gt;&quot;&quot;;[timings_fixed.A122];&quot;&quot;)" office:value-type="string" office:string-value="StaggeredCoupledProcesses/TH/ThermalDensityDrivenFlow2D/Adaptive_dt_StaggeredTH_ThermalDensityDrivenFlow2D_stdout.log" calcext:value-type="string">
            <text:p>StaggeredCoupledProcesses/TH/ThermalDensityDrivenFlow2D/Adaptive_dt_StaggeredTH_ThermalDensityDrivenFlow2D_stdout.log</text:p>
          </table:table-cell>
          <table:table-cell table:style-name="ce28" table:formula="of:=[timings_dynamic.D122]" office:value-type="float" office:value="0.152278" calcext:value-type="float">
            <text:p>0.152278</text:p>
          </table:table-cell>
          <table:table-cell table:style-name="ce33" table:formula="of:=IF([.A124]&lt;&gt;&quot;&quot;;([timings_dynamic.B122]-[timings_fixed.B122])/[timings_dynamic.B122];&quot;&quot;)" office:value-type="percentage" office:value="0.0204001797204067" calcext:value-type="percentage">
            <text:p>2.04%</text:p>
          </table:table-cell>
          <table:table-cell table:style-name="ce36" table:formula="of:=IF([.C124]&lt;&gt;&quot;&quot;;([timings_dynamic.C122]-[timings_fixed.C122])/[timings_dynamic.C122];&quot;&quot;)" office:value-type="percentage" office:value="0.455268094287372" calcext:value-type="percentage">
            <text:p>45.53%</text:p>
          </table:table-cell>
          <table:table-cell table:style-name="ce39" table:formula="of:=IF([.D124]&lt;&gt;&quot;&quot;;([timings_dynamic.D122]-[timings_fixed.D122])/[timings_dynamic.D122];&quot;&quot;)" office:value-type="percentage" office:value="0.270452724622073" calcext:value-type="percentage">
            <text:p>27.05%</text:p>
          </table:table-cell>
          <table:table-cell table:style-name="ce33" table:formula="of:=IF([.E124]&lt;&gt;&quot;&quot;;([timings_dynamic.E122]-[timings_fixed.E122])/[timings_dynamic.E122];&quot;&quot;)" office:value-type="percentage" office:value="0.3294123503564" calcext:value-type="percentage">
            <text:p>32.94%</text:p>
          </table:table-cell>
          <table:table-cell table:style-name="ce33" table:formula="of:=IF([.F124]&lt;&gt;&quot;&quot;;([timings_dynamic.F122]-[timings_fixed.F122])/[timings_dynamic.F122];&quot;&quot;)" office:value-type="percentage" office:value="-0.00101243350663651" calcext:value-type="percentage">
            <text:p>-0.10%</text:p>
          </table:table-cell>
          <table:table-cell table:style-name="ce33" table:formula="of:=IF([.G124]&lt;&gt;&quot;&quot;;([timings_dynamic.G122]-[timings_fixed.G122])/[timings_dynamic.G122];&quot;&quot;)" office:value-type="percentage" office:value="0.0338312965911785" calcext:value-type="percentage">
            <text:p>3.38%</text:p>
          </table:table-cell>
          <table:table-cell table:style-name="ce33" table:formula="of:=IF([.H124]&lt;&gt;&quot;&quot;;([timings_dynamic.H122]-[timings_fixed.H122])/[timings_dynamic.H122];&quot;&quot;)" office:value-type="percentage" office:value="0.328721752360196" calcext:value-type="percentage">
            <text:p>32.87%</text:p>
          </table:table-cell>
          <table:table-cell table:style-name="ce33" table:formula="of:=IF([.I124]&lt;&gt;&quot;&quot;;([timings_dynamic.I122]-[timings_fixed.I122])/[timings_dynamic.I122];&quot;&quot;)" office:value-type="percentage" office:value="0.273534600272632" calcext:value-type="percentage">
            <text:p>27.35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visibility="filter">
          <table:table-cell table:formula="of:=IF([timings_fixed.A123]&lt;&gt;&quot;&quot;;[timings_fixed.A123];&quot;&quot;)" office:value-type="string" office:string-value="StaggeredCoupledProcesses/TH/ThermalDensityDrivenFlow2D/StaggeredTH_ThermalDensityDrivenFlow2D_stdout.log" calcext:value-type="string">
            <text:p>StaggeredCoupledProcesses/TH/ThermalDensityDrivenFlow2D/StaggeredTH_ThermalDensityDrivenFlow2D_stdout.log</text:p>
          </table:table-cell>
          <table:table-cell table:style-name="ce28" table:formula="of:=[timings_dynamic.D123]" office:value-type="float" office:value="0.171891" calcext:value-type="float">
            <text:p>0.171891</text:p>
          </table:table-cell>
          <table:table-cell table:style-name="ce33" table:formula="of:=IF([.A125]&lt;&gt;&quot;&quot;;([timings_dynamic.B123]-[timings_fixed.B123])/[timings_dynamic.B123];&quot;&quot;)" office:value-type="percentage" office:value="0.0111927140692368" calcext:value-type="percentage">
            <text:p>1.12%</text:p>
          </table:table-cell>
          <table:table-cell table:style-name="ce36" table:formula="of:=IF([.C125]&lt;&gt;&quot;&quot;;([timings_dynamic.C123]-[timings_fixed.C123])/[timings_dynamic.C123];&quot;&quot;)" office:value-type="percentage" office:value="0.459343240229658" calcext:value-type="percentage">
            <text:p>45.93%</text:p>
          </table:table-cell>
          <table:table-cell table:style-name="ce39" table:formula="of:=IF([.D125]&lt;&gt;&quot;&quot;;([timings_dynamic.D123]-[timings_fixed.D123])/[timings_dynamic.D123];&quot;&quot;)" office:value-type="percentage" office:value="0.303273586167979" calcext:value-type="percentage">
            <text:p>30.33%</text:p>
          </table:table-cell>
          <table:table-cell table:style-name="ce33" table:formula="of:=IF([.E125]&lt;&gt;&quot;&quot;;([timings_dynamic.E123]-[timings_fixed.E123])/[timings_dynamic.E123];&quot;&quot;)" office:value-type="percentage" office:value="0.352261179073197" calcext:value-type="percentage">
            <text:p>35.23%</text:p>
          </table:table-cell>
          <table:table-cell table:style-name="ce33" table:formula="of:=IF([.F125]&lt;&gt;&quot;&quot;;([timings_dynamic.F123]-[timings_fixed.F123])/[timings_dynamic.F123];&quot;&quot;)" office:value-type="percentage" office:value="0.0855664132602843" calcext:value-type="percentage">
            <text:p>8.56%</text:p>
          </table:table-cell>
          <table:table-cell table:style-name="ce33" table:formula="of:=IF([.G125]&lt;&gt;&quot;&quot;;([timings_dynamic.G123]-[timings_fixed.G123])/[timings_dynamic.G123];&quot;&quot;)" office:value-type="percentage" office:value="0.060756099363407" calcext:value-type="percentage">
            <text:p>6.08%</text:p>
          </table:table-cell>
          <table:table-cell table:style-name="ce33" table:formula="of:=IF([.H125]&lt;&gt;&quot;&quot;;([timings_dynamic.H123]-[timings_fixed.H123])/[timings_dynamic.H123];&quot;&quot;)" office:value-type="percentage" office:value="0.351522409903043" calcext:value-type="percentage">
            <text:p>35.15%</text:p>
          </table:table-cell>
          <table:table-cell table:style-name="ce33" table:formula="of:=IF([.I125]&lt;&gt;&quot;&quot;;([timings_dynamic.I123]-[timings_fixed.I123])/[timings_dynamic.I123];&quot;&quot;)" office:value-type="percentage" office:value="0.292617539329891" calcext:value-type="percentage">
            <text:p>29.26%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 table:number-rows-repeated="243">
          <table:table-cell table:number-columns-repeated="2"/>
          <table:table-cell table:style-name="ce33" table:number-columns-repeated="8"/>
          <table:table-cell table:number-columns-repeated="1014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l_diffs.B4:rel_diffs.B125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  <calcext:conditional-format calcext:target-range-address="rel_diffs.E4:rel_diffs.E125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  <calcext:conditional-format calcext:target-range-address="rel_diffs.D4:rel_diffs.D125">
            <calcext:color-scale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rel_diff_alle_daten" table:target-range-address="rel_diffs.A3:rel_diffs.J125" table:on-update-keep-styles="true" table:on-update-keep-size="false" table:orientation="column">
          <table:filter>
            <table:filter-and>
              <table:filter-condition table:field-number="-1" table:data-type="number" table:value="1" table:operator="&gt;="/>
            </table:filter-and>
          </table:filter>
        </table:database-range>
        <table:database-range table:name="timings_dynamic_alle_daten" table:target-range-address="timings_dynamic.A1:timings_dynamic.AMJ123" table:display-filter-buttons="true" table:on-update-keep-styles="true" table:on-update-keep-size="false" table:orientation="column">
          <table:filter>
            <table:filter-and>
              <table:filter-condition table:field-number="3" table:data-type="number" table:value="1" table:operator="&gt;="/>
            </table:filter-and>
          </table:filter>
        </table:database-range>
        <table:database-range table:name="__Anonymous_Sheet_DB__1" table:target-range-address="timings_fixed.A1:timings_fixed.K123" table:display-filter-buttons="true" table:orientation="column">
          <table:filter>
            <table:filter-and>
              <table:filter-condition table:field-number="3" table:data-type="number" table:value="1" table:operator="&gt;="/>
            </table:filter-and>
          </table:filter>
        </table:database-range>
        <table:database-range table:name="__Anonymous_Sheet_DB__4" table:target-range-address="rel_diffs.A1:rel_diffs.R1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3:24:19.5527095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3.4.2$Linux_X86_64 LibreOffice_project/30m0$Build-2</meta:generator>
    <meta:creation-date>2017-07-31T13:26:00.331197079</meta:creation-date>
    <meta:document-statistic meta:table-count="5" meta:cell-count="5280" meta:object-count="0"/>
  </office:meta>
</office:document-meta>
</file>